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552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81cm"/>
    </style:style>
    <style:style style:name="co7" style:family="table-column">
      <style:table-column-properties fo:break-before="auto" style:column-width="3.568cm"/>
    </style:style>
    <style:style style:name="co8" style:family="table-column">
      <style:table-column-properties fo:break-before="auto" style:column-width="3.1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36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7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0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Default" style:data-style-name="N3"/>
    <style:style style:name="ce4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43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44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45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46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47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48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9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50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51" style:family="table-cell" style:parent-style-name="Pivot_20_Table_20_Value" style:data-style-name="N0"/>
    <style:style style:name="ce52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53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54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55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56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57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5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59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60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61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62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63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64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65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66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67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68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69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70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scal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tic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1_原太古代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2_古太古代</text:p>
          </table:table-cell>
          <table:table-cell office:value-type="float" office:value="896000000" calcext:value-type="float">
            <text:p>89600000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3_中太古代</text:p>
          </table:table-cell>
          <table:table-cell office:value-type="float" office:value="1940000000" calcext:value-type="float">
            <text:p>1940000000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4_新太古代</text:p>
          </table:table-cell>
          <table:table-cell office:value-type="float" office:value="2996000000" calcext:value-type="float">
            <text:p>2996000000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5_古原生代</text:p>
          </table:table-cell>
          <table:table-cell office:value-type="float" office:value="3086000000" calcext:value-type="float">
            <text:p>3086000000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6_中原生代</text:p>
          </table:table-cell>
          <table:table-cell office:value-type="float" office:value="3214000000" calcext:value-type="float">
            <text:p>3214000000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7_新原生代</text:p>
          </table:table-cell>
          <table:table-cell office:value-type="float" office:value="3534000000" calcext:value-type="float">
            <text:p>3534000000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8_エディアカラ紀</text:p>
          </table:table-cell>
          <table:table-cell office:value-type="float" office:value="4399600000" calcext:value-type="float">
            <text:p>43996000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9_カンブリア紀</text:p>
          </table:table-cell>
          <table:table-cell office:value-type="float" office:value="4441200000" calcext:value-type="float">
            <text:p>444120000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0_オルドビス紀</text:p>
          </table:table-cell>
          <table:table-cell office:value-type="float" office:value="4511600000" calcext:value-type="float">
            <text:p>4511600000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1_シルル紀</text:p>
          </table:table-cell>
          <table:table-cell office:value-type="float" office:value="4511600000" calcext:value-type="float">
            <text:p>4511600000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2_デボン紀</text:p>
          </table:table-cell>
          <table:table-cell office:value-type="float" office:value="4511600000" calcext:value-type="float">
            <text:p>4511600000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3_石炭紀</text:p>
          </table:table-cell>
          <table:table-cell office:value-type="float" office:value="4518000000" calcext:value-type="float">
            <text:p>4518000000</text:p>
          </table:table-cell>
          <table:table-cell office:value-type="float" office:value="2784" calcext:value-type="float">
            <text:p>27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4_ペルム紀</text:p>
          </table:table-cell>
          <table:table-cell office:value-type="float" office:value="4518000000" calcext:value-type="float">
            <text:p>4518000000</text:p>
          </table:table-cell>
          <table:table-cell office:value-type="float" office:value="2784" calcext:value-type="float">
            <text:p>27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5_中生代</text:p>
          </table:table-cell>
          <table:table-cell office:value-type="float" office:value="4518000000" calcext:value-type="float">
            <text:p>4518000000</text:p>
          </table:table-cell>
          <table:table-cell office:value-type="float" office:value="2784" calcext:value-type="float">
            <text:p>27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6_新生代</text:p>
          </table:table-cell>
          <table:table-cell office:value-type="float" office:value="4824080000" calcext:value-type="float">
            <text:p>4824080000</text:p>
          </table:table-cell>
          <table:table-cell office:value-type="float" office:value="5856" calcext:value-type="float">
            <text:p>58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7_完新世</text:p>
          </table:table-cell>
          <table:table-cell office:value-type="float" office:value="4872080000" calcext:value-type="float">
            <text:p>4872080000</text:p>
          </table:table-cell>
          <table:table-cell office:value-type="float" office:value="8256" calcext:value-type="float">
            <text:p>82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_終末代</text:p>
          </table:table-cell>
          <table:table-cell office:value-type="float" office:value="4872080000" calcext:value-type="float">
            <text:p>4872080000</text:p>
          </table:table-cell>
          <table:table-cell office:value-type="float" office:value="8256" calcext:value-type="float">
            <text:p>82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1_原太古代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2_古太古代</text:p>
          </table:table-cell>
          <table:table-cell office:value-type="float" office:value="740000000" calcext:value-type="float">
            <text:p>74000000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3_中太古代</text:p>
          </table:table-cell>
          <table:table-cell office:value-type="float" office:value="1844000000" calcext:value-type="float">
            <text:p>184400000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4_新太古代</text:p>
          </table:table-cell>
          <table:table-cell office:value-type="float" office:value="2996000000" calcext:value-type="float">
            <text:p>2996000000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5_古原生代</text:p>
          </table:table-cell>
          <table:table-cell office:value-type="float" office:value="3091000000" calcext:value-type="float">
            <text:p>3091000000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6_中原生代</text:p>
          </table:table-cell>
          <table:table-cell office:value-type="float" office:value="3219000000" calcext:value-type="float">
            <text:p>3219000000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7_新原生代</text:p>
          </table:table-cell>
          <table:table-cell office:value-type="float" office:value="3411000000" calcext:value-type="float">
            <text:p>3411000000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8_エディアカラ紀</text:p>
          </table:table-cell>
          <table:table-cell office:value-type="float" office:value="4144800000" calcext:value-type="float">
            <text:p>4144800000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9_カンブリア紀</text:p>
          </table:table-cell>
          <table:table-cell office:value-type="float" office:value="4208800000" calcext:value-type="float">
            <text:p>4208800000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_オルドビス紀</text:p>
          </table:table-cell>
          <table:table-cell office:value-type="float" office:value="4276000000" calcext:value-type="float">
            <text:p>4276000000</text:p>
          </table:table-cell>
          <table:table-cell office:value-type="float" office:value="2784" calcext:value-type="float">
            <text:p>27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_シルル紀</text:p>
          </table:table-cell>
          <table:table-cell office:value-type="float" office:value="4276000000" calcext:value-type="float">
            <text:p>4276000000</text:p>
          </table:table-cell>
          <table:table-cell office:value-type="float" office:value="2784" calcext:value-type="float">
            <text:p>27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_デボン紀</text:p>
          </table:table-cell>
          <table:table-cell office:value-type="float" office:value="4276000000" calcext:value-type="float">
            <text:p>4276000000</text:p>
          </table:table-cell>
          <table:table-cell office:value-type="float" office:value="2784" calcext:value-type="float">
            <text:p>27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_石炭紀</text:p>
          </table:table-cell>
          <table:table-cell office:value-type="float" office:value="4343200000" calcext:value-type="float">
            <text:p>4343200000</text:p>
          </table:table-cell>
          <table:table-cell office:value-type="float" office:value="3456" calcext:value-type="float">
            <text:p>3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_ペルム紀</text:p>
          </table:table-cell>
          <table:table-cell office:value-type="float" office:value="4346400000" calcext:value-type="float">
            <text:p>4346400000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_中生代</text:p>
          </table:table-cell>
          <table:table-cell office:value-type="float" office:value="4346400000" calcext:value-type="float">
            <text:p>4346400000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_新生代</text:p>
          </table:table-cell>
          <table:table-cell office:value-type="float" office:value="4709200000" calcext:value-type="float">
            <text:p>4709200000</text:p>
          </table:table-cell>
          <table:table-cell office:value-type="float" office:value="7136" calcext:value-type="float">
            <text:p>71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_完新世</text:p>
          </table:table-cell>
          <table:table-cell office:value-type="float" office:value="4728720160" calcext:value-type="float">
            <text:p>4728720160</text:p>
          </table:table-cell>
          <table:table-cell office:value-type="float" office:value="8128" calcext:value-type="float">
            <text:p>81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_終末代</text:p>
          </table:table-cell>
          <table:table-cell office:value-type="float" office:value="4728720160" calcext:value-type="float">
            <text:p>4728720160</text:p>
          </table:table-cell>
          <table:table-cell office:value-type="float" office:value="8128" calcext:value-type="float">
            <text:p>81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1_原太古代</text:p>
          </table:table-cell>
          <table:table-cell office:value-type="float" office:value="540000000" calcext:value-type="float">
            <text:p>5400000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2_古太古代</text:p>
          </table:table-cell>
          <table:table-cell office:value-type="float" office:value="960000000" calcext:value-type="float">
            <text:p>96000000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3_中太古代</text:p>
          </table:table-cell>
          <table:table-cell office:value-type="float" office:value="1968000000" calcext:value-type="float">
            <text:p>1968000000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4_新太古代</text:p>
          </table:table-cell>
          <table:table-cell office:value-type="float" office:value="3024000000" calcext:value-type="float">
            <text:p>3024000000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5_古原生代</text:p>
          </table:table-cell>
          <table:table-cell office:value-type="float" office:value="3206000000" calcext:value-type="float">
            <text:p>320600000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6_中原生代</text:p>
          </table:table-cell>
          <table:table-cell office:value-type="float" office:value="3270000000" calcext:value-type="float">
            <text:p>3270000000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7_新原生代</text:p>
          </table:table-cell>
          <table:table-cell office:value-type="float" office:value="3526000000" calcext:value-type="float">
            <text:p>3526000000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8_エディアカラ紀</text:p>
          </table:table-cell>
          <table:table-cell office:value-type="float" office:value="4773700000" calcext:value-type="float">
            <text:p>4773700000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9_カンブリア紀</text:p>
          </table:table-cell>
          <table:table-cell office:value-type="float" office:value="4847300000" calcext:value-type="float">
            <text:p>4847300000</text:p>
          </table:table-cell>
          <table:table-cell office:value-type="float" office:value="2496" calcext:value-type="float">
            <text:p>24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_オルドビス紀</text:p>
          </table:table-cell>
          <table:table-cell office:value-type="float" office:value="4856900000" calcext:value-type="float">
            <text:p>4856900000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_シルル紀</text:p>
          </table:table-cell>
          <table:table-cell office:value-type="float" office:value="4876100000" calcext:value-type="float">
            <text:p>4876100000</text:p>
          </table:table-cell>
          <table:table-cell office:value-type="float" office:value="2784" calcext:value-type="float">
            <text:p>27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_デボン紀</text:p>
          </table:table-cell>
          <table:table-cell office:value-type="float" office:value="4876100000" calcext:value-type="float">
            <text:p>4876100000</text:p>
          </table:table-cell>
          <table:table-cell office:value-type="float" office:value="2784" calcext:value-type="float">
            <text:p>27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_石炭紀</text:p>
          </table:table-cell>
          <table:table-cell office:value-type="float" office:value="4904900000" calcext:value-type="float">
            <text:p>4904900000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_ペルム紀</text:p>
          </table:table-cell>
          <table:table-cell office:value-type="float" office:value="4904900000" calcext:value-type="float">
            <text:p>4904900000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_中生代</text:p>
          </table:table-cell>
          <table:table-cell office:value-type="float" office:value="4904900000" calcext:value-type="float">
            <text:p>4904900000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_新生代</text:p>
          </table:table-cell>
          <table:table-cell office:value-type="float" office:value="5088500000" calcext:value-type="float">
            <text:p>5088500000</text:p>
          </table:table-cell>
          <table:table-cell office:value-type="float" office:value="4928" calcext:value-type="float">
            <text:p>49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_完新世</text:p>
          </table:table-cell>
          <table:table-cell office:value-type="float" office:value="5162740000" calcext:value-type="float">
            <text:p>5162740000</text:p>
          </table:table-cell>
          <table:table-cell office:value-type="float" office:value="8640" calcext:value-type="float">
            <text:p>86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_終末代</text:p>
          </table:table-cell>
          <table:table-cell office:value-type="float" office:value="5162740000" calcext:value-type="float">
            <text:p>5162740000</text:p>
          </table:table-cell>
          <table:table-cell office:value-type="float" office:value="8640" calcext:value-type="float">
            <text:p>86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1_原太古代</text:p>
          </table:table-cell>
          <table:table-cell office:value-type="float" office:value="519000000" calcext:value-type="float">
            <text:p>5190000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2_古太古代</text:p>
          </table:table-cell>
          <table:table-cell office:value-type="float" office:value="999000000" calcext:value-type="float">
            <text:p>99900000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3_中太古代</text:p>
          </table:table-cell>
          <table:table-cell office:value-type="float" office:value="1851000000" calcext:value-type="float">
            <text:p>185100000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4_新太古代</text:p>
          </table:table-cell>
          <table:table-cell office:value-type="float" office:value="3579000000" calcext:value-type="float">
            <text:p>3579000000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5_古原生代</text:p>
          </table:table-cell>
          <table:table-cell office:value-type="float" office:value="3664000000" calcext:value-type="float">
            <text:p>3664000000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6_中原生代</text:p>
          </table:table-cell>
          <table:table-cell office:value-type="float" office:value="3856000000" calcext:value-type="float">
            <text:p>3856000000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7_新原生代</text:p>
          </table:table-cell>
          <table:table-cell office:value-type="float" office:value="4368000000" calcext:value-type="float">
            <text:p>4368000000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8_エディアカラ紀</text:p>
          </table:table-cell>
          <table:table-cell office:value-type="float" office:value="4928800000" calcext:value-type="float">
            <text:p>4928800000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9_カンブリア紀</text:p>
          </table:table-cell>
          <table:table-cell office:value-type="float" office:value="4989600000" calcext:value-type="float">
            <text:p>4989600000</text:p>
          </table:table-cell>
          <table:table-cell office:value-type="float" office:value="2368" calcext:value-type="float">
            <text:p>23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_オルドビス紀</text:p>
          </table:table-cell>
          <table:table-cell office:value-type="float" office:value="5053600000" calcext:value-type="float">
            <text:p>5053600000</text:p>
          </table:table-cell>
          <table:table-cell office:value-type="float" office:value="3008" calcext:value-type="float">
            <text:p>30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_シルル紀</text:p>
          </table:table-cell>
          <table:table-cell office:value-type="float" office:value="5069600000" calcext:value-type="float">
            <text:p>5069600000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_デボン紀</text:p>
          </table:table-cell>
          <table:table-cell office:value-type="float" office:value="5108000000" calcext:value-type="float">
            <text:p>5108000000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_石炭紀</text:p>
          </table:table-cell>
          <table:table-cell office:value-type="float" office:value="5108000000" calcext:value-type="float">
            <text:p>5108000000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_ペルム紀</text:p>
          </table:table-cell>
          <table:table-cell office:value-type="float" office:value="5108000000" calcext:value-type="float">
            <text:p>5108000000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_中生代</text:p>
          </table:table-cell>
          <table:table-cell office:value-type="float" office:value="5108000000" calcext:value-type="float">
            <text:p>5108000000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_新生代</text:p>
          </table:table-cell>
          <table:table-cell office:value-type="float" office:value="5423120000" calcext:value-type="float">
            <text:p>5423120000</text:p>
          </table:table-cell>
          <table:table-cell office:value-type="float" office:value="6720" calcext:value-type="float">
            <text:p>67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7_完新世</text:p>
          </table:table-cell>
          <table:table-cell office:value-type="float" office:value="5469880300" calcext:value-type="float">
            <text:p>5469880300</text:p>
          </table:table-cell>
          <table:table-cell office:value-type="float" office:value="9088" calcext:value-type="float">
            <text:p>90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_終末代</text:p>
          </table:table-cell>
          <table:table-cell office:value-type="float" office:value="5469880300" calcext:value-type="float">
            <text:p>5469880300</text:p>
          </table:table-cell>
          <table:table-cell office:value-type="float" office:value="9088" calcext:value-type="float">
            <text:p>90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1_原太古代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2_古太古代</text:p>
          </table:table-cell>
          <table:table-cell office:value-type="float" office:value="1020000000" calcext:value-type="float">
            <text:p>102000000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3_中太古代</text:p>
          </table:table-cell>
          <table:table-cell office:value-type="float" office:value="1851000000" calcext:value-type="float">
            <text:p>185100000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4_新太古代</text:p>
          </table:table-cell>
          <table:table-cell office:value-type="float" office:value="3003000000" calcext:value-type="float">
            <text:p>3003000000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5_古原生代</text:p>
          </table:table-cell>
          <table:table-cell office:value-type="float" office:value="3091000000" calcext:value-type="float">
            <text:p>3091000000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6_中原生代</text:p>
          </table:table-cell>
          <table:table-cell office:value-type="float" office:value="3155000000" calcext:value-type="float">
            <text:p>315500000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7_新原生代</text:p>
          </table:table-cell>
          <table:table-cell office:value-type="float" office:value="3347000000" calcext:value-type="float">
            <text:p>3347000000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8_エディアカラ紀</text:p>
          </table:table-cell>
          <table:table-cell office:value-type="float" office:value="4022500000" calcext:value-type="float">
            <text:p>4022500000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9_カンブリア紀</text:p>
          </table:table-cell>
          <table:table-cell office:value-type="float" office:value="4089700000" calcext:value-type="float">
            <text:p>4089700000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_オルドビス紀</text:p>
          </table:table-cell>
          <table:table-cell office:value-type="float" office:value="4134600000" calcext:value-type="float">
            <text:p>4134600000</text:p>
          </table:table-cell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_シルル紀</text:p>
          </table:table-cell>
          <table:table-cell office:value-type="float" office:value="4156900000" calcext:value-type="float">
            <text:p>4156900000</text:p>
          </table:table-cell>
          <table:table-cell office:value-type="float" office:value="2752" calcext:value-type="float">
            <text:p>27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_デボン紀</text:p>
          </table:table-cell>
          <table:table-cell office:value-type="float" office:value="4163300000" calcext:value-type="float">
            <text:p>4163300000</text:p>
          </table:table-cell>
          <table:table-cell office:value-type="float" office:value="2816" calcext:value-type="float">
            <text:p>28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3_石炭紀</text:p>
          </table:table-cell>
          <table:table-cell office:value-type="float" office:value="4224100000" calcext:value-type="float">
            <text:p>4224100000</text:p>
          </table:table-cell>
          <table:table-cell office:value-type="float" office:value="3424" calcext:value-type="float">
            <text:p>34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_ペルム紀</text:p>
          </table:table-cell>
          <table:table-cell office:value-type="float" office:value="4224100000" calcext:value-type="float">
            <text:p>4224100000</text:p>
          </table:table-cell>
          <table:table-cell office:value-type="float" office:value="3424" calcext:value-type="float">
            <text:p>34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_中生代</text:p>
          </table:table-cell>
          <table:table-cell office:value-type="float" office:value="4224100000" calcext:value-type="float">
            <text:p>4224100000</text:p>
          </table:table-cell>
          <table:table-cell office:value-type="float" office:value="3424" calcext:value-type="float">
            <text:p>34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6_新生代</text:p>
          </table:table-cell>
          <table:table-cell office:value-type="float" office:value="4358180000" calcext:value-type="float">
            <text:p>4358180000</text:p>
          </table:table-cell>
          <table:table-cell office:value-type="float" office:value="4768" calcext:value-type="float">
            <text:p>47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7_完新世</text:p>
          </table:table-cell>
          <table:table-cell office:value-type="float" office:value="4416680190" calcext:value-type="float">
            <text:p>4416680190</text:p>
          </table:table-cell>
          <table:table-cell office:value-type="float" office:value="7712" calcext:value-type="float">
            <text:p>77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8_終末代</text:p>
          </table:table-cell>
          <table:table-cell office:value-type="float" office:value="4416680190" calcext:value-type="float">
            <text:p>4416680190</text:p>
          </table:table-cell>
          <table:table-cell office:value-type="float" office:value="7712" calcext:value-type="float">
            <text:p>77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1_原太古代</text:p>
          </table:table-cell>
          <table:table-cell office:value-type="float" office:value="540000000" calcext:value-type="float">
            <text:p>5400000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2_古太古代</text:p>
          </table:table-cell>
          <table:table-cell office:value-type="float" office:value="936000000" calcext:value-type="float">
            <text:p>9360000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3_中太古代</text:p>
          </table:table-cell>
          <table:table-cell office:value-type="float" office:value="1872000000" calcext:value-type="float">
            <text:p>187200000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4_新太古代</text:p>
          </table:table-cell>
          <table:table-cell office:value-type="float" office:value="3315000000" calcext:value-type="float">
            <text:p>3315000000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5_古原生代</text:p>
          </table:table-cell>
          <table:table-cell office:value-type="float" office:value="3401000000" calcext:value-type="float">
            <text:p>340100000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6_中原生代</text:p>
          </table:table-cell>
          <table:table-cell office:value-type="float" office:value="3529000000" calcext:value-type="float">
            <text:p>3529000000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7_新原生代</text:p>
          </table:table-cell>
          <table:table-cell office:value-type="float" office:value="4105000000" calcext:value-type="float">
            <text:p>4105000000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8_エディアカラ紀</text:p>
          </table:table-cell>
          <table:table-cell office:value-type="float" office:value="4599900000" calcext:value-type="float">
            <text:p>45999000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9_カンブリア紀</text:p>
          </table:table-cell>
          <table:table-cell office:value-type="float" office:value="4657500000" calcext:value-type="float">
            <text:p>4657500000</text:p>
          </table:table-cell>
          <table:table-cell office:value-type="float" office:value="2208" calcext:value-type="float">
            <text:p>22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_オルドビス紀</text:p>
          </table:table-cell>
          <table:table-cell office:value-type="float" office:value="4673500000" calcext:value-type="float">
            <text:p>4673500000</text:p>
          </table:table-cell>
          <table:table-cell office:value-type="float" office:value="2368" calcext:value-type="float">
            <text:p>23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1_シルル紀</text:p>
          </table:table-cell>
          <table:table-cell office:value-type="float" office:value="4699100000" calcext:value-type="float">
            <text:p>4699100000</text:p>
          </table:table-cell>
          <table:table-cell office:value-type="float" office:value="2624" calcext:value-type="float">
            <text:p>26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2_デボン紀</text:p>
          </table:table-cell>
          <table:table-cell office:value-type="float" office:value="4711900000" calcext:value-type="float">
            <text:p>4711900000</text:p>
          </table:table-cell>
          <table:table-cell office:value-type="float" office:value="2752" calcext:value-type="float">
            <text:p>27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3_石炭紀</text:p>
          </table:table-cell>
          <table:table-cell office:value-type="float" office:value="4775900000" calcext:value-type="float">
            <text:p>4775900000</text:p>
          </table:table-cell>
          <table:table-cell office:value-type="float" office:value="3392" calcext:value-type="float">
            <text:p>33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4_ペルム紀</text:p>
          </table:table-cell>
          <table:table-cell office:value-type="float" office:value="4788700000" calcext:value-type="float">
            <text:p>4788700000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5_中生代</text:p>
          </table:table-cell>
          <table:table-cell office:value-type="float" office:value="4788700000" calcext:value-type="float">
            <text:p>4788700000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6_新生代</text:p>
          </table:table-cell>
          <table:table-cell office:value-type="float" office:value="4924220000" calcext:value-type="float">
            <text:p>4924220000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7_完新世</text:p>
          </table:table-cell>
          <table:table-cell office:value-type="float" office:value="4976640030" calcext:value-type="float">
            <text:p>4976640030</text:p>
          </table:table-cell>
          <table:table-cell office:value-type="float" office:value="7520" calcext:value-type="float">
            <text:p>75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8_終末代</text:p>
          </table:table-cell>
          <table:table-cell office:value-type="float" office:value="4976640030" calcext:value-type="float">
            <text:p>4976640030</text:p>
          </table:table-cell>
          <table:table-cell office:value-type="float" office:value="7520" calcext:value-type="float">
            <text:p>75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1_原太古代</text:p>
          </table:table-cell>
          <table:table-cell office:value-type="float" office:value="540000000" calcext:value-type="float">
            <text:p>5400000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2_古太古代</text:p>
          </table:table-cell>
          <table:table-cell office:value-type="float" office:value="726000000" calcext:value-type="float">
            <text:p>72600000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3_中太古代</text:p>
          </table:table-cell>
          <table:table-cell office:value-type="float" office:value="1968000000" calcext:value-type="float">
            <text:p>1968000000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4_新太古代</text:p>
          </table:table-cell>
          <table:table-cell office:value-type="float" office:value="3024000000" calcext:value-type="float">
            <text:p>3024000000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5_古原生代</text:p>
          </table:table-cell>
          <table:table-cell office:value-type="float" office:value="3192000000" calcext:value-type="float">
            <text:p>319200000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6_中原生代</text:p>
          </table:table-cell>
          <table:table-cell office:value-type="float" office:value="3256000000" calcext:value-type="float">
            <text:p>3256000000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7_新原生代</text:p>
          </table:table-cell>
          <table:table-cell office:value-type="float" office:value="4024000000" calcext:value-type="float">
            <text:p>4024000000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8_エディアカラ紀</text:p>
          </table:table-cell>
          <table:table-cell office:value-type="float" office:value="4398500000" calcext:value-type="float">
            <text:p>4398500000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9_カンブリア紀</text:p>
          </table:table-cell>
          <table:table-cell office:value-type="float" office:value="4452900000" calcext:value-type="float">
            <text:p>4452900000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_オルドビス紀</text:p>
          </table:table-cell>
          <table:table-cell office:value-type="float" office:value="4574500000" calcext:value-type="float">
            <text:p>4574500000</text:p>
          </table:table-cell>
          <table:table-cell office:value-type="float" office:value="3328" calcext:value-type="float">
            <text:p>33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1_シルル紀</text:p>
          </table:table-cell>
          <table:table-cell office:value-type="float" office:value="4641700000" calcext:value-type="float">
            <text:p>46417000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2_デボン紀</text:p>
          </table:table-cell>
          <table:table-cell office:value-type="float" office:value="4641700000" calcext:value-type="float">
            <text:p>46417000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3_石炭紀</text:p>
          </table:table-cell>
          <table:table-cell office:value-type="float" office:value="4641700000" calcext:value-type="float">
            <text:p>46417000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4_ペルム紀</text:p>
          </table:table-cell>
          <table:table-cell office:value-type="float" office:value="4641700000" calcext:value-type="float">
            <text:p>46417000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5_中生代</text:p>
          </table:table-cell>
          <table:table-cell office:value-type="float" office:value="4641700000" calcext:value-type="float">
            <text:p>46417000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6_新生代</text:p>
          </table:table-cell>
          <table:table-cell office:value-type="float" office:value="4940180000" calcext:value-type="float">
            <text:p>4940180000</text:p>
          </table:table-cell>
          <table:table-cell office:value-type="float" office:value="7008" calcext:value-type="float">
            <text:p>70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7_完新世</text:p>
          </table:table-cell>
          <table:table-cell office:value-type="float" office:value="4981020060" calcext:value-type="float">
            <text:p>4981020060</text:p>
          </table:table-cell>
          <table:table-cell office:value-type="float" office:value="9056" calcext:value-type="float">
            <text:p>90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8_終末代</text:p>
          </table:table-cell>
          <table:table-cell office:value-type="float" office:value="4981020060" calcext:value-type="float">
            <text:p>4981020060</text:p>
          </table:table-cell>
          <table:table-cell office:value-type="float" office:value="9056" calcext:value-type="float">
            <text:p>90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1_原太古代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2_古太古代</text:p>
          </table:table-cell>
          <table:table-cell office:value-type="float" office:value="1062000000" calcext:value-type="float">
            <text:p>106200000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3_中太古代</text:p>
          </table:table-cell>
          <table:table-cell office:value-type="float" office:value="1830000000" calcext:value-type="float">
            <text:p>183000000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4_新太古代</text:p>
          </table:table-cell>
          <table:table-cell office:value-type="float" office:value="3270000000" calcext:value-type="float">
            <text:p>3270000000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5_古原生代</text:p>
          </table:table-cell>
          <table:table-cell office:value-type="float" office:value="3353000000" calcext:value-type="float">
            <text:p>335300000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6_中原生代</text:p>
          </table:table-cell>
          <table:table-cell office:value-type="float" office:value="3545000000" calcext:value-type="float">
            <text:p>3545000000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7_新原生代</text:p>
          </table:table-cell>
          <table:table-cell office:value-type="float" office:value="4313000000" calcext:value-type="float">
            <text:p>4313000000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8_エディアカラ紀</text:p>
          </table:table-cell>
          <table:table-cell office:value-type="float" office:value="4973300000" calcext:value-type="float">
            <text:p>4973300000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9_カンブリア紀</text:p>
          </table:table-cell>
          <table:table-cell office:value-type="float" office:value="5034100000" calcext:value-type="float">
            <text:p>5034100000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_オルドビス紀</text:p>
          </table:table-cell>
          <table:table-cell office:value-type="float" office:value="5072500000" calcext:value-type="float">
            <text:p>5072500000</text:p>
          </table:table-cell>
          <table:table-cell office:value-type="float" office:value="2848" calcext:value-type="float">
            <text:p>28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1_シルル紀</text:p>
          </table:table-cell>
          <table:table-cell office:value-type="float" office:value="5085300000" calcext:value-type="float">
            <text:p>5085300000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2_デボン紀</text:p>
          </table:table-cell>
          <table:table-cell office:value-type="float" office:value="5139700000" calcext:value-type="float">
            <text:p>5139700000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3_石炭紀</text:p>
          </table:table-cell>
          <table:table-cell office:value-type="float" office:value="5139700000" calcext:value-type="float">
            <text:p>5139700000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4_ペルム紀</text:p>
          </table:table-cell>
          <table:table-cell office:value-type="float" office:value="5139700000" calcext:value-type="float">
            <text:p>5139700000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5_中生代</text:p>
          </table:table-cell>
          <table:table-cell office:value-type="float" office:value="5139700000" calcext:value-type="float">
            <text:p>5139700000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6_新生代</text:p>
          </table:table-cell>
          <table:table-cell office:value-type="float" office:value="5509860000" calcext:value-type="float">
            <text:p>5509860000</text:p>
          </table:table-cell>
          <table:table-cell office:value-type="float" office:value="7232" calcext:value-type="float">
            <text:p>72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7_完新世</text:p>
          </table:table-cell>
          <table:table-cell office:value-type="float" office:value="5538780260" calcext:value-type="float">
            <text:p>5538780260</text:p>
          </table:table-cell>
          <table:table-cell office:value-type="float" office:value="8704" calcext:value-type="float">
            <text:p>87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8_終末代</text:p>
          </table:table-cell>
          <table:table-cell office:value-type="float" office:value="5538780260" calcext:value-type="float">
            <text:p>5538780260</text:p>
          </table:table-cell>
          <table:table-cell office:value-type="float" office:value="8704" calcext:value-type="float">
            <text:p>87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1_原太古代</text:p>
          </table:table-cell>
          <table:table-cell office:value-type="float" office:value="546000000" calcext:value-type="float">
            <text:p>5460000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2_古太古代</text:p>
          </table:table-cell>
          <table:table-cell office:value-type="float" office:value="753000000" calcext:value-type="float">
            <text:p>75300000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3_中太古代</text:p>
          </table:table-cell>
          <table:table-cell office:value-type="float" office:value="1872000000" calcext:value-type="float">
            <text:p>187200000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4_新太古代</text:p>
          </table:table-cell>
          <table:table-cell office:value-type="float" office:value="2928000000" calcext:value-type="float">
            <text:p>2928000000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5_古原生代</text:p>
          </table:table-cell>
          <table:table-cell office:value-type="float" office:value="3013000000" calcext:value-type="float">
            <text:p>3013000000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6_中原生代</text:p>
          </table:table-cell>
          <table:table-cell office:value-type="float" office:value="3079000000" calcext:value-type="float">
            <text:p>3079000000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7_新原生代</text:p>
          </table:table-cell>
          <table:table-cell office:value-type="float" office:value="3653000000" calcext:value-type="float">
            <text:p>3653000000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8_エディアカラ紀</text:p>
          </table:table-cell>
          <table:table-cell office:value-type="float" office:value="4099100000" calcext:value-type="float">
            <text:p>4099100000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9_カンブリア紀</text:p>
          </table:table-cell>
          <table:table-cell office:value-type="float" office:value="4140700000" calcext:value-type="float">
            <text:p>4140700000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0_オルドビス紀</text:p>
          </table:table-cell>
          <table:table-cell office:value-type="float" office:value="4204700000" calcext:value-type="float">
            <text:p>4204700000</text:p>
          </table:table-cell>
          <table:table-cell office:value-type="float" office:value="2496" calcext:value-type="float">
            <text:p>24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1_シルル紀</text:p>
          </table:table-cell>
          <table:table-cell office:value-type="float" office:value="4223900000" calcext:value-type="float">
            <text:p>4223900000</text:p>
          </table:table-cell>
          <table:table-cell office:value-type="float" office:value="2688" calcext:value-type="float">
            <text:p>26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2_デボン紀</text:p>
          </table:table-cell>
          <table:table-cell office:value-type="float" office:value="4223900000" calcext:value-type="float">
            <text:p>4223900000</text:p>
          </table:table-cell>
          <table:table-cell office:value-type="float" office:value="2688" calcext:value-type="float">
            <text:p>26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3_石炭紀</text:p>
          </table:table-cell>
          <table:table-cell office:value-type="float" office:value="4259100000" calcext:value-type="float">
            <text:p>4259100000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4_ペルム紀</text:p>
          </table:table-cell>
          <table:table-cell office:value-type="float" office:value="4259100000" calcext:value-type="float">
            <text:p>4259100000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5_中生代</text:p>
          </table:table-cell>
          <table:table-cell office:value-type="float" office:value="4259100000" calcext:value-type="float">
            <text:p>4259100000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6_新生代</text:p>
          </table:table-cell>
          <table:table-cell office:value-type="float" office:value="4548620000" calcext:value-type="float">
            <text:p>4548620000</text:p>
          </table:table-cell>
          <table:table-cell office:value-type="float" office:value="5952" calcext:value-type="float">
            <text:p>59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7_完新世</text:p>
          </table:table-cell>
          <table:table-cell office:value-type="float" office:value="4598260140" calcext:value-type="float">
            <text:p>4598260140</text:p>
          </table:table-cell>
          <table:table-cell office:value-type="float" office:value="8448" calcext:value-type="float">
            <text:p>84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8_終末代</text:p>
          </table:table-cell>
          <table:table-cell office:value-type="float" office:value="4598260140" calcext:value-type="float">
            <text:p>4598260140</text:p>
          </table:table-cell>
          <table:table-cell office:value-type="float" office:value="8448" calcext:value-type="float">
            <text:p>84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1_原太古代</text:p>
          </table:table-cell>
          <table:table-cell office:value-type="float" office:value="538000000" calcext:value-type="float">
            <text:p>53800000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2_古太古代</text:p>
          </table:table-cell>
          <table:table-cell office:value-type="float" office:value="904000000" calcext:value-type="float">
            <text:p>90400000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3_中太古代</text:p>
          </table:table-cell>
          <table:table-cell office:value-type="float" office:value="1954000000" calcext:value-type="float">
            <text:p>1954000000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4_新太古代</text:p>
          </table:table-cell>
          <table:table-cell office:value-type="float" office:value="3682000000" calcext:value-type="float">
            <text:p>3682000000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5_古原生代</text:p>
          </table:table-cell>
          <table:table-cell office:value-type="float" office:value="3858000000" calcext:value-type="float">
            <text:p>3858000000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6_中原生代</text:p>
          </table:table-cell>
          <table:table-cell office:value-type="float" office:value="4050000000" calcext:value-type="float">
            <text:p>4050000000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7_新原生代</text:p>
          </table:table-cell>
          <table:table-cell office:value-type="float" office:value="4690000000" calcext:value-type="float">
            <text:p>46900000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8_エディアカラ紀</text:p>
          </table:table-cell>
          <table:table-cell office:value-type="float" office:value="5314800000" calcext:value-type="float">
            <text:p>5314800000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9_カンブリア紀</text:p>
          </table:table-cell>
          <table:table-cell office:value-type="float" office:value="5420400000" calcext:value-type="float">
            <text:p>5420400000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0_オルドビス紀</text:p>
          </table:table-cell>
          <table:table-cell office:value-type="float" office:value="5436400000" calcext:value-type="float">
            <text:p>5436400000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1_シルル紀</text:p>
          </table:table-cell>
          <table:table-cell office:value-type="float" office:value="5439600000" calcext:value-type="float">
            <text:p>5439600000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2_デボン紀</text:p>
          </table:table-cell>
          <table:table-cell office:value-type="float" office:value="5439600000" calcext:value-type="float">
            <text:p>5439600000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3_石炭紀</text:p>
          </table:table-cell>
          <table:table-cell office:value-type="float" office:value="5506800000" calcext:value-type="float">
            <text:p>5506800000</text:p>
          </table:table-cell>
          <table:table-cell office:value-type="float" office:value="3840" calcext:value-type="float">
            <text:p>38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4_ペルム紀</text:p>
          </table:table-cell>
          <table:table-cell office:value-type="float" office:value="5596400000" calcext:value-type="float">
            <text:p>5596400000</text:p>
          </table:table-cell>
          <table:table-cell office:value-type="float" office:value="4736" calcext:value-type="float">
            <text:p>47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5_中生代</text:p>
          </table:table-cell>
          <table:table-cell office:value-type="float" office:value="5596400000" calcext:value-type="float">
            <text:p>5596400000</text:p>
          </table:table-cell>
          <table:table-cell office:value-type="float" office:value="4736" calcext:value-type="float">
            <text:p>47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6_新生代</text:p>
          </table:table-cell>
          <table:table-cell office:value-type="float" office:value="5686880000" calcext:value-type="float">
            <text:p>5686880000</text:p>
          </table:table-cell>
          <table:table-cell office:value-type="float" office:value="5664" calcext:value-type="float">
            <text:p>56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7_完新世</text:p>
          </table:table-cell>
          <table:table-cell office:value-type="float" office:value="5745600080" calcext:value-type="float">
            <text:p>5745600080</text:p>
          </table:table-cell>
          <table:table-cell office:value-type="float" office:value="8608" calcext:value-type="float">
            <text:p>86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8_終末代</text:p>
          </table:table-cell>
          <table:table-cell office:value-type="float" office:value="5745600080" calcext:value-type="float">
            <text:p>5745600080</text:p>
          </table:table-cell>
          <table:table-cell office:value-type="float" office:value="8608" calcext:value-type="float">
            <text:p>86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1_原太古代</text:p>
          </table:table-cell>
          <table:table-cell office:value-type="float" office:value="519000000" calcext:value-type="float">
            <text:p>5190000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2_古太古代</text:p>
          </table:table-cell>
          <table:table-cell office:value-type="float" office:value="819000000" calcext:value-type="float">
            <text:p>81900000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3_中太古代</text:p>
          </table:table-cell>
          <table:table-cell office:value-type="float" office:value="1755000000" calcext:value-type="float">
            <text:p>175500000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4_新太古代</text:p>
          </table:table-cell>
          <table:table-cell office:value-type="float" office:value="2811000000" calcext:value-type="float">
            <text:p>2811000000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5_古原生代</text:p>
          </table:table-cell>
          <table:table-cell office:value-type="float" office:value="2882000000" calcext:value-type="float">
            <text:p>2882000000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6_中原生代</text:p>
          </table:table-cell>
          <table:table-cell office:value-type="float" office:value="2946000000" calcext:value-type="float">
            <text:p>2946000000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7_新原生代</text:p>
          </table:table-cell>
          <table:table-cell office:value-type="float" office:value="3266000000" calcext:value-type="float">
            <text:p>3266000000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8_エディアカラ紀</text:p>
          </table:table-cell>
          <table:table-cell office:value-type="float" office:value="4178500000" calcext:value-type="float">
            <text:p>4178500000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9_カンブリア紀</text:p>
          </table:table-cell>
          <table:table-cell office:value-type="float" office:value="4223300000" calcext:value-type="float">
            <text:p>4223300000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0_オルドビス紀</text:p>
          </table:table-cell>
          <table:table-cell office:value-type="float" office:value="4236100000" calcext:value-type="float">
            <text:p>4236100000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1_シルル紀</text:p>
          </table:table-cell>
          <table:table-cell office:value-type="float" office:value="4271300000" calcext:value-type="float">
            <text:p>4271300000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2_デボン紀</text:p>
          </table:table-cell>
          <table:table-cell office:value-type="float" office:value="4306500000" calcext:value-type="float">
            <text:p>4306500000</text:p>
          </table:table-cell>
          <table:table-cell office:value-type="float" office:value="2816" calcext:value-type="float">
            <text:p>28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3_石炭紀</text:p>
          </table:table-cell>
          <table:table-cell office:value-type="float" office:value="4306500000" calcext:value-type="float">
            <text:p>4306500000</text:p>
          </table:table-cell>
          <table:table-cell office:value-type="float" office:value="2816" calcext:value-type="float">
            <text:p>28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4_ペルム紀</text:p>
          </table:table-cell>
          <table:table-cell office:value-type="float" office:value="4306500000" calcext:value-type="float">
            <text:p>4306500000</text:p>
          </table:table-cell>
          <table:table-cell office:value-type="float" office:value="2816" calcext:value-type="float">
            <text:p>28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5_中生代</text:p>
          </table:table-cell>
          <table:table-cell office:value-type="float" office:value="4306500000" calcext:value-type="float">
            <text:p>4306500000</text:p>
          </table:table-cell>
          <table:table-cell office:value-type="float" office:value="2816" calcext:value-type="float">
            <text:p>28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6_新生代</text:p>
          </table:table-cell>
          <table:table-cell office:value-type="float" office:value="4517380000" calcext:value-type="float">
            <text:p>4517380000</text:p>
          </table:table-cell>
          <table:table-cell office:value-type="float" office:value="4928" calcext:value-type="float">
            <text:p>49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7_完新世</text:p>
          </table:table-cell>
          <table:table-cell office:value-type="float" office:value="4585380240" calcext:value-type="float">
            <text:p>4585380240</text:p>
          </table:table-cell>
          <table:table-cell office:value-type="float" office:value="8352" calcext:value-type="float">
            <text:p>83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8_終末代</text:p>
          </table:table-cell>
          <table:table-cell office:value-type="float" office:value="4585380240" calcext:value-type="float">
            <text:p>4585380240</text:p>
          </table:table-cell>
          <table:table-cell office:value-type="float" office:value="8352" calcext:value-type="float">
            <text:p>83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1_原太古代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2_古太古代</text:p>
          </table:table-cell>
          <table:table-cell office:value-type="float" office:value="917000000" calcext:value-type="float">
            <text:p>91700000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3_中太古代</text:p>
          </table:table-cell>
          <table:table-cell office:value-type="float" office:value="1748000000" calcext:value-type="float">
            <text:p>174800000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4_新太古代</text:p>
          </table:table-cell>
          <table:table-cell office:value-type="float" office:value="2708000000" calcext:value-type="float">
            <text:p>27080000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5_古原生代</text:p>
          </table:table-cell>
          <table:table-cell office:value-type="float" office:value="2793000000" calcext:value-type="float">
            <text:p>2793000000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6_中原生代</text:p>
          </table:table-cell>
          <table:table-cell office:value-type="float" office:value="2857000000" calcext:value-type="float">
            <text:p>2857000000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7_新原生代</text:p>
          </table:table-cell>
          <table:table-cell office:value-type="float" office:value="3177000000" calcext:value-type="float">
            <text:p>317700000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8_エディアカラ紀</text:p>
          </table:table-cell>
          <table:table-cell office:value-type="float" office:value="4014200000" calcext:value-type="float">
            <text:p>4014200000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9_カンブリア紀</text:p>
          </table:table-cell>
          <table:table-cell office:value-type="float" office:value="4058900000" calcext:value-type="float">
            <text:p>4058900000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0_オルドビス紀</text:p>
          </table:table-cell>
          <table:table-cell office:value-type="float" office:value="4090900000" calcext:value-type="float">
            <text:p>4090900000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1_シルル紀</text:p>
          </table:table-cell>
          <table:table-cell office:value-type="float" office:value="4106900000" calcext:value-type="float">
            <text:p>4106900000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2_デボン紀</text:p>
          </table:table-cell>
          <table:table-cell office:value-type="float" office:value="4106900000" calcext:value-type="float">
            <text:p>4106900000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3_石炭紀</text:p>
          </table:table-cell>
          <table:table-cell office:value-type="float" office:value="4132500000" calcext:value-type="float">
            <text:p>4132500000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4_ペルム紀</text:p>
          </table:table-cell>
          <table:table-cell office:value-type="float" office:value="4132500000" calcext:value-type="float">
            <text:p>4132500000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5_中生代</text:p>
          </table:table-cell>
          <table:table-cell office:value-type="float" office:value="4132500000" calcext:value-type="float">
            <text:p>4132500000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6_新生代</text:p>
          </table:table-cell>
          <table:table-cell office:value-type="float" office:value="4354580000" calcext:value-type="float">
            <text:p>4354580000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7_完新世</text:p>
          </table:table-cell>
          <table:table-cell office:value-type="float" office:value="4417380280" calcext:value-type="float">
            <text:p>4417380280</text:p>
          </table:table-cell>
          <table:table-cell office:value-type="float" office:value="8064" calcext:value-type="float">
            <text:p>80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8_終末代</text:p>
          </table:table-cell>
          <table:table-cell office:value-type="float" office:value="4417380280" calcext:value-type="float">
            <text:p>4417380280</text:p>
          </table:table-cell>
          <table:table-cell office:value-type="float" office:value="8064" calcext:value-type="float">
            <text:p>80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1_原太古代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2_古太古代</text:p>
          </table:table-cell>
          <table:table-cell office:value-type="float" office:value="1006000000" calcext:value-type="float">
            <text:p>100600000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3_中太古代</text:p>
          </table:table-cell>
          <table:table-cell office:value-type="float" office:value="1933000000" calcext:value-type="float">
            <text:p>1933000000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4_新太古代</text:p>
          </table:table-cell>
          <table:table-cell office:value-type="float" office:value="3088000000" calcext:value-type="float">
            <text:p>3088000000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5_古原生代</text:p>
          </table:table-cell>
          <table:table-cell office:value-type="float" office:value="3178000000" calcext:value-type="float">
            <text:p>317800000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6_中原生代</text:p>
          </table:table-cell>
          <table:table-cell office:value-type="float" office:value="3242000000" calcext:value-type="float">
            <text:p>3242000000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7_新原生代</text:p>
          </table:table-cell>
          <table:table-cell office:value-type="float" office:value="3434000000" calcext:value-type="float">
            <text:p>3434000000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8_エディアカラ紀</text:p>
          </table:table-cell>
          <table:table-cell office:value-type="float" office:value="4390200000" calcext:value-type="float">
            <text:p>4390200000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9_カンブリア紀</text:p>
          </table:table-cell>
          <table:table-cell office:value-type="float" office:value="4438200000" calcext:value-type="float">
            <text:p>4438200000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0_オルドビス紀</text:p>
          </table:table-cell>
          <table:table-cell office:value-type="float" office:value="4601400000" calcext:value-type="float">
            <text:p>4601400000</text:p>
          </table:table-cell>
          <table:table-cell office:value-type="float" office:value="3680" calcext:value-type="float">
            <text:p>36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1_シルル紀</text:p>
          </table:table-cell>
          <table:table-cell office:value-type="float" office:value="4607800000" calcext:value-type="float">
            <text:p>4607800000</text:p>
          </table:table-cell>
          <table:table-cell office:value-type="float" office:value="3744" calcext:value-type="float">
            <text:p>37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2_デボン紀</text:p>
          </table:table-cell>
          <table:table-cell office:value-type="float" office:value="4636600000" calcext:value-type="float">
            <text:p>4636600000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3_石炭紀</text:p>
          </table:table-cell>
          <table:table-cell office:value-type="float" office:value="4636600000" calcext:value-type="float">
            <text:p>4636600000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4_ペルム紀</text:p>
          </table:table-cell>
          <table:table-cell office:value-type="float" office:value="4636600000" calcext:value-type="float">
            <text:p>4636600000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5_中生代</text:p>
          </table:table-cell>
          <table:table-cell office:value-type="float" office:value="4636600000" calcext:value-type="float">
            <text:p>4636600000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6_新生代</text:p>
          </table:table-cell>
          <table:table-cell office:value-type="float" office:value="4897320000" calcext:value-type="float">
            <text:p>4897320000</text:p>
          </table:table-cell>
          <table:table-cell office:value-type="float" office:value="6656" calcext:value-type="float">
            <text:p>66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7_完新世</text:p>
          </table:table-cell>
          <table:table-cell office:value-type="float" office:value="4953900190" calcext:value-type="float">
            <text:p>4953900190</text:p>
          </table:table-cell>
          <table:table-cell office:value-type="float" office:value="9504" calcext:value-type="float">
            <text:p>95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8_終末代</text:p>
          </table:table-cell>
          <table:table-cell office:value-type="float" office:value="4953900190" calcext:value-type="float">
            <text:p>4953900190</text:p>
          </table:table-cell>
          <table:table-cell office:value-type="float" office:value="9504" calcext:value-type="float">
            <text:p>95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1_原太古代</text:p>
          </table:table-cell>
          <table:table-cell office:value-type="float" office:value="533000000" calcext:value-type="float">
            <text:p>5330000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2_古太古代</text:p>
          </table:table-cell>
          <table:table-cell office:value-type="float" office:value="1109000000" calcext:value-type="float">
            <text:p>110900000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3_中太古代</text:p>
          </table:table-cell>
          <table:table-cell office:value-type="float" office:value="2057000000" calcext:value-type="float">
            <text:p>2057000000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4_新太古代</text:p>
          </table:table-cell>
          <table:table-cell office:value-type="float" office:value="3209000000" calcext:value-type="float">
            <text:p>320900000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5_古原生代</text:p>
          </table:table-cell>
          <table:table-cell office:value-type="float" office:value="3377000000" calcext:value-type="float">
            <text:p>337700000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6_中原生代</text:p>
          </table:table-cell>
          <table:table-cell office:value-type="float" office:value="3441000000" calcext:value-type="float">
            <text:p>3441000000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7_新原生代</text:p>
          </table:table-cell>
          <table:table-cell office:value-type="float" office:value="3633000000" calcext:value-type="float">
            <text:p>3633000000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8_エディアカラ紀</text:p>
          </table:table-cell>
          <table:table-cell office:value-type="float" office:value="4479600000" calcext:value-type="float">
            <text:p>44796000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9_カンブリア紀</text:p>
          </table:table-cell>
          <table:table-cell office:value-type="float" office:value="4534000000" calcext:value-type="float">
            <text:p>4534000000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0_オルドビス紀</text:p>
          </table:table-cell>
          <table:table-cell office:value-type="float" office:value="4578800000" calcext:value-type="float">
            <text:p>4578800000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1_シルル紀</text:p>
          </table:table-cell>
          <table:table-cell office:value-type="float" office:value="4578800000" calcext:value-type="float">
            <text:p>4578800000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2_デボン紀</text:p>
          </table:table-cell>
          <table:table-cell office:value-type="float" office:value="4578800000" calcext:value-type="float">
            <text:p>4578800000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3_石炭紀</text:p>
          </table:table-cell>
          <table:table-cell office:value-type="float" office:value="4633200000" calcext:value-type="float">
            <text:p>4633200000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4_ペルム紀</text:p>
          </table:table-cell>
          <table:table-cell office:value-type="float" office:value="4633200000" calcext:value-type="float">
            <text:p>4633200000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5_中生代</text:p>
          </table:table-cell>
          <table:table-cell office:value-type="float" office:value="4633200000" calcext:value-type="float">
            <text:p>4633200000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6_新生代</text:p>
          </table:table-cell>
          <table:table-cell office:value-type="float" office:value="4889140000" calcext:value-type="float">
            <text:p>4889140000</text:p>
          </table:table-cell>
          <table:table-cell office:value-type="float" office:value="5697" calcext:value-type="float">
            <text:p>56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7_完新世</text:p>
          </table:table-cell>
          <table:table-cell office:value-type="float" office:value="4940180080" calcext:value-type="float">
            <text:p>4940180080</text:p>
          </table:table-cell>
          <table:table-cell office:value-type="float" office:value="8257" calcext:value-type="float">
            <text:p>82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8_終末代</text:p>
          </table:table-cell>
          <table:table-cell office:value-type="float" office:value="4940180080" calcext:value-type="float">
            <text:p>4940180080</text:p>
          </table:table-cell>
          <table:table-cell office:value-type="float" office:value="8257" calcext:value-type="float">
            <text:p>82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1_原太古代</text:p>
          </table:table-cell>
          <table:table-cell office:value-type="float" office:value="532000000" calcext:value-type="float">
            <text:p>5320000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2_古太古代</text:p>
          </table:table-cell>
          <table:table-cell office:value-type="float" office:value="997000000" calcext:value-type="float">
            <text:p>99700000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3_中太古代</text:p>
          </table:table-cell>
          <table:table-cell office:value-type="float" office:value="1861000000" calcext:value-type="float">
            <text:p>1861000000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4_新太古代</text:p>
          </table:table-cell>
          <table:table-cell office:value-type="float" office:value="3010000000" calcext:value-type="float">
            <text:p>3010000000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5_古原生代</text:p>
          </table:table-cell>
          <table:table-cell office:value-type="float" office:value="3099000000" calcext:value-type="float">
            <text:p>3099000000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6_中原生代</text:p>
          </table:table-cell>
          <table:table-cell office:value-type="float" office:value="3227000000" calcext:value-type="float">
            <text:p>3227000000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7_新原生代</text:p>
          </table:table-cell>
          <table:table-cell office:value-type="float" office:value="3675000000" calcext:value-type="float">
            <text:p>3675000000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8_エディアカラ紀</text:p>
          </table:table-cell>
          <table:table-cell office:value-type="float" office:value="4490000000" calcext:value-type="float">
            <text:p>4490000000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9_カンブリア紀</text:p>
          </table:table-cell>
          <table:table-cell office:value-type="float" office:value="4624300000" calcext:value-type="float">
            <text:p>4624300000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0_オルドビス紀</text:p>
          </table:table-cell>
          <table:table-cell office:value-type="float" office:value="4656300000" calcext:value-type="float">
            <text:p>4656300000</text:p>
          </table:table-cell>
          <table:table-cell office:value-type="float" office:value="3296" calcext:value-type="float">
            <text:p>32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1_シルル紀</text:p>
          </table:table-cell>
          <table:table-cell office:value-type="float" office:value="4665900000" calcext:value-type="float">
            <text:p>4665900000</text:p>
          </table:table-cell>
          <table:table-cell office:value-type="float" office:value="3392" calcext:value-type="float">
            <text:p>33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2_デボン紀</text:p>
          </table:table-cell>
          <table:table-cell office:value-type="float" office:value="4729900000" calcext:value-type="float">
            <text:p>4729900000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3_石炭紀</text:p>
          </table:table-cell>
          <table:table-cell office:value-type="float" office:value="4729900000" calcext:value-type="float">
            <text:p>4729900000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4_ペルム紀</text:p>
          </table:table-cell>
          <table:table-cell office:value-type="float" office:value="4729900000" calcext:value-type="float">
            <text:p>4729900000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5_中生代</text:p>
          </table:table-cell>
          <table:table-cell office:value-type="float" office:value="4729900000" calcext:value-type="float">
            <text:p>4729900000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6_新生代</text:p>
          </table:table-cell>
          <table:table-cell office:value-type="float" office:value="4964380000" calcext:value-type="float">
            <text:p>4964380000</text:p>
          </table:table-cell>
          <table:table-cell office:value-type="float" office:value="6400" calcext:value-type="float">
            <text:p>64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7_完新世</text:p>
          </table:table-cell>
          <table:table-cell office:value-type="float" office:value="5011720010" calcext:value-type="float">
            <text:p>5011720010</text:p>
          </table:table-cell>
          <table:table-cell office:value-type="float" office:value="8768" calcext:value-type="float">
            <text:p>87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8_終末代</text:p>
          </table:table-cell>
          <table:table-cell office:value-type="float" office:value="5011720010" calcext:value-type="float">
            <text:p>5011720010</text:p>
          </table:table-cell>
          <table:table-cell office:value-type="float" office:value="8768" calcext:value-type="float">
            <text:p>87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1_原太古代</text:p>
          </table:table-cell>
          <table:table-cell office:value-type="float" office:value="545000000" calcext:value-type="float">
            <text:p>54500000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2_古太古代</text:p>
          </table:table-cell>
          <table:table-cell office:value-type="float" office:value="1025000000" calcext:value-type="float">
            <text:p>102500000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3_中太古代</text:p>
          </table:table-cell>
          <table:table-cell office:value-type="float" office:value="1865000000" calcext:value-type="float">
            <text:p>186500000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4_新太古代</text:p>
          </table:table-cell>
          <table:table-cell office:value-type="float" office:value="2729000000" calcext:value-type="float">
            <text:p>27290000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5_古原生代</text:p>
          </table:table-cell>
          <table:table-cell office:value-type="float" office:value="2822000000" calcext:value-type="float">
            <text:p>2822000000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6_中原生代</text:p>
          </table:table-cell>
          <table:table-cell office:value-type="float" office:value="2886000000" calcext:value-type="float">
            <text:p>2886000000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7_新原生代</text:p>
          </table:table-cell>
          <table:table-cell office:value-type="float" office:value="3270000000" calcext:value-type="float">
            <text:p>3270000000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8_エディアカラ紀</text:p>
          </table:table-cell>
          <table:table-cell office:value-type="float" office:value="3892900000" calcext:value-type="float">
            <text:p>3892900000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9_カンブリア紀</text:p>
          </table:table-cell>
          <table:table-cell office:value-type="float" office:value="3950500000" calcext:value-type="float">
            <text:p>3950500000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0_オルドビス紀</text:p>
          </table:table-cell>
          <table:table-cell office:value-type="float" office:value="3988900000" calcext:value-type="float">
            <text:p>3988900000</text:p>
          </table:table-cell>
          <table:table-cell office:value-type="float" office:value="2336" calcext:value-type="float">
            <text:p>23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1_シルル紀</text:p>
          </table:table-cell>
          <table:table-cell office:value-type="float" office:value="4033700000" calcext:value-type="float">
            <text:p>4033700000</text:p>
          </table:table-cell>
          <table:table-cell office:value-type="float" office:value="2784" calcext:value-type="float">
            <text:p>27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2_デボン紀</text:p>
          </table:table-cell>
          <table:table-cell office:value-type="float" office:value="4033700000" calcext:value-type="float">
            <text:p>4033700000</text:p>
          </table:table-cell>
          <table:table-cell office:value-type="float" office:value="2784" calcext:value-type="float">
            <text:p>27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3_石炭紀</text:p>
          </table:table-cell>
          <table:table-cell office:value-type="float" office:value="4043300000" calcext:value-type="float">
            <text:p>4043300000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4_ペルム紀</text:p>
          </table:table-cell>
          <table:table-cell office:value-type="float" office:value="4043300000" calcext:value-type="float">
            <text:p>4043300000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5_中生代</text:p>
          </table:table-cell>
          <table:table-cell office:value-type="float" office:value="4043300000" calcext:value-type="float">
            <text:p>4043300000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6_新生代</text:p>
          </table:table-cell>
          <table:table-cell office:value-type="float" office:value="4254100000" calcext:value-type="float">
            <text:p>4254100000</text:p>
          </table:table-cell>
          <table:table-cell office:value-type="float" office:value="4992" calcext:value-type="float">
            <text:p>49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7_完新世</text:p>
          </table:table-cell>
          <table:table-cell office:value-type="float" office:value="4304960170" calcext:value-type="float">
            <text:p>4304960170</text:p>
          </table:table-cell>
          <table:table-cell office:value-type="float" office:value="7552" calcext:value-type="float">
            <text:p>75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8_終末代</text:p>
          </table:table-cell>
          <table:table-cell office:value-type="float" office:value="4304960170" calcext:value-type="float">
            <text:p>4304960170</text:p>
          </table:table-cell>
          <table:table-cell office:value-type="float" office:value="7552" calcext:value-type="float">
            <text:p>75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1_原太古代</text:p>
          </table:table-cell>
          <table:table-cell office:value-type="float" office:value="498000000" calcext:value-type="float">
            <text:p>4980000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2_古太古代</text:p>
          </table:table-cell>
          <table:table-cell office:value-type="float" office:value="894000000" calcext:value-type="float">
            <text:p>8940000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3_中太古代</text:p>
          </table:table-cell>
          <table:table-cell office:value-type="float" office:value="1830000000" calcext:value-type="float">
            <text:p>183000000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4_新太古代</text:p>
          </table:table-cell>
          <table:table-cell office:value-type="float" office:value="2982000000" calcext:value-type="float">
            <text:p>2982000000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5_古原生代</text:p>
          </table:table-cell>
          <table:table-cell office:value-type="float" office:value="3144000000" calcext:value-type="float">
            <text:p>314400000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6_中原生代</text:p>
          </table:table-cell>
          <table:table-cell office:value-type="float" office:value="3208000000" calcext:value-type="float">
            <text:p>3208000000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7_新原生代</text:p>
          </table:table-cell>
          <table:table-cell office:value-type="float" office:value="3658000000" calcext:value-type="float">
            <text:p>3658000000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8_エディアカラ紀</text:p>
          </table:table-cell>
          <table:table-cell office:value-type="float" office:value="3876000000" calcext:value-type="float">
            <text:p>3876000000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9_カンブリア紀</text:p>
          </table:table-cell>
          <table:table-cell office:value-type="float" office:value="3911100000" calcext:value-type="float">
            <text:p>3911100000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0_オルドビス紀</text:p>
          </table:table-cell>
          <table:table-cell office:value-type="float" office:value="3997500000" calcext:value-type="float">
            <text:p>3997500000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1_シルル紀</text:p>
          </table:table-cell>
          <table:table-cell office:value-type="float" office:value="4003900000" calcext:value-type="float">
            <text:p>4003900000</text:p>
          </table:table-cell>
          <table:table-cell office:value-type="float" office:value="2624" calcext:value-type="float">
            <text:p>26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2_デボン紀</text:p>
          </table:table-cell>
          <table:table-cell office:value-type="float" office:value="4003900000" calcext:value-type="float">
            <text:p>4003900000</text:p>
          </table:table-cell>
          <table:table-cell office:value-type="float" office:value="2624" calcext:value-type="float">
            <text:p>26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3_石炭紀</text:p>
          </table:table-cell>
          <table:table-cell office:value-type="float" office:value="4026300000" calcext:value-type="float">
            <text:p>4026300000</text:p>
          </table:table-cell>
          <table:table-cell office:value-type="float" office:value="2848" calcext:value-type="float">
            <text:p>28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4_ペルム紀</text:p>
          </table:table-cell>
          <table:table-cell office:value-type="float" office:value="4080800000" calcext:value-type="float">
            <text:p>4080800000</text:p>
          </table:table-cell>
          <table:table-cell office:value-type="float" office:value="3393" calcext:value-type="float">
            <text:p>33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5_中生代</text:p>
          </table:table-cell>
          <table:table-cell office:value-type="float" office:value="4080800000" calcext:value-type="float">
            <text:p>4080800000</text:p>
          </table:table-cell>
          <table:table-cell office:value-type="float" office:value="3393" calcext:value-type="float">
            <text:p>33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6_新生代</text:p>
          </table:table-cell>
          <table:table-cell office:value-type="float" office:value="4376700000" calcext:value-type="float">
            <text:p>4376700000</text:p>
          </table:table-cell>
          <table:table-cell office:value-type="float" office:value="6368" calcext:value-type="float">
            <text:p>63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7_完新世</text:p>
          </table:table-cell>
          <table:table-cell office:value-type="float" office:value="4403420080" calcext:value-type="float">
            <text:p>4403420080</text:p>
          </table:table-cell>
          <table:table-cell office:value-type="float" office:value="7712" calcext:value-type="float">
            <text:p>77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8_終末代</text:p>
          </table:table-cell>
          <table:table-cell office:value-type="float" office:value="4403420080" calcext:value-type="float">
            <text:p>4403420080</text:p>
          </table:table-cell>
          <table:table-cell office:value-type="float" office:value="7712" calcext:value-type="float">
            <text:p>77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1_原太古代</text:p>
          </table:table-cell>
          <table:table-cell office:value-type="float" office:value="561000000" calcext:value-type="float">
            <text:p>5610000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2_古太古代</text:p>
          </table:table-cell>
          <table:table-cell office:value-type="float" office:value="969000000" calcext:value-type="float">
            <text:p>96900000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3_中太古代</text:p>
          </table:table-cell>
          <table:table-cell office:value-type="float" office:value="1893000000" calcext:value-type="float">
            <text:p>189300000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4_新太古代</text:p>
          </table:table-cell>
          <table:table-cell office:value-type="float" office:value="3141000000" calcext:value-type="float">
            <text:p>3141000000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5_古原生代</text:p>
          </table:table-cell>
          <table:table-cell office:value-type="float" office:value="3225000000" calcext:value-type="float">
            <text:p>3225000000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6_中原生代</text:p>
          </table:table-cell>
          <table:table-cell office:value-type="float" office:value="3287000000" calcext:value-type="float">
            <text:p>3287000000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7_新原生代</text:p>
          </table:table-cell>
          <table:table-cell office:value-type="float" office:value="3991000000" calcext:value-type="float">
            <text:p>3991000000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8_エディアカラ紀</text:p>
          </table:table-cell>
          <table:table-cell office:value-type="float" office:value="4724800000" calcext:value-type="float">
            <text:p>4724800000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9_カンブリア紀</text:p>
          </table:table-cell>
          <table:table-cell office:value-type="float" office:value="4788800000" calcext:value-type="float">
            <text:p>4788800000</text:p>
          </table:table-cell>
          <table:table-cell office:value-type="float" office:value="2368" calcext:value-type="float">
            <text:p>23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0_オルドビス紀</text:p>
          </table:table-cell>
          <table:table-cell office:value-type="float" office:value="4878400000" calcext:value-type="float">
            <text:p>4878400000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1_シルル紀</text:p>
          </table:table-cell>
          <table:table-cell office:value-type="float" office:value="4910400000" calcext:value-type="float">
            <text:p>4910400000</text:p>
          </table:table-cell>
          <table:table-cell office:value-type="float" office:value="3584" calcext:value-type="float">
            <text:p>35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2_デボン紀</text:p>
          </table:table-cell>
          <table:table-cell office:value-type="float" office:value="4916800000" calcext:value-type="float">
            <text:p>4916800000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3_石炭紀</text:p>
          </table:table-cell>
          <table:table-cell office:value-type="float" office:value="4916800000" calcext:value-type="float">
            <text:p>4916800000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4_ペルム紀</text:p>
          </table:table-cell>
          <table:table-cell office:value-type="float" office:value="5144000000" calcext:value-type="float">
            <text:p>5144000000</text:p>
          </table:table-cell>
          <table:table-cell office:value-type="float" office:value="5920" calcext:value-type="float">
            <text:p>59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5_中生代</text:p>
          </table:table-cell>
          <table:table-cell office:value-type="float" office:value="5144000000" calcext:value-type="float">
            <text:p>5144000000</text:p>
          </table:table-cell>
          <table:table-cell office:value-type="float" office:value="5920" calcext:value-type="float">
            <text:p>59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6_新生代</text:p>
          </table:table-cell>
          <table:table-cell office:value-type="float" office:value="5411840000" calcext:value-type="float">
            <text:p>5411840000</text:p>
          </table:table-cell>
          <table:table-cell office:value-type="float" office:value="8608" calcext:value-type="float">
            <text:p>86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7_完新世</text:p>
          </table:table-cell>
          <table:table-cell office:value-type="float" office:value="5464780090" calcext:value-type="float">
            <text:p>5464780090</text:p>
          </table:table-cell>
          <table:table-cell office:value-type="float" office:value="11264" calcext:value-type="float">
            <text:p>112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8_終末代</text:p>
          </table:table-cell>
          <table:table-cell office:value-type="float" office:value="5464780090" calcext:value-type="float">
            <text:p>5464780090</text:p>
          </table:table-cell>
          <table:table-cell office:value-type="float" office:value="11264" calcext:value-type="float">
            <text:p>112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1_原太古代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2_古太古代</text:p>
          </table:table-cell>
          <table:table-cell office:value-type="float" office:value="980000000" calcext:value-type="float">
            <text:p>98000000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3_中太古代</text:p>
          </table:table-cell>
          <table:table-cell office:value-type="float" office:value="1844000000" calcext:value-type="float">
            <text:p>184400000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4_新太古代</text:p>
          </table:table-cell>
          <table:table-cell office:value-type="float" office:value="2900000000" calcext:value-type="float">
            <text:p>2900000000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5_古原生代</text:p>
          </table:table-cell>
          <table:table-cell office:value-type="float" office:value="2980000000" calcext:value-type="float">
            <text:p>2980000000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6_中原生代</text:p>
          </table:table-cell>
          <table:table-cell office:value-type="float" office:value="3108000000" calcext:value-type="float">
            <text:p>310800000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7_新原生代</text:p>
          </table:table-cell>
          <table:table-cell office:value-type="float" office:value="3620000000" calcext:value-type="float">
            <text:p>3620000000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8_エディアカラ紀</text:p>
          </table:table-cell>
          <table:table-cell office:value-type="float" office:value="4041400000" calcext:value-type="float">
            <text:p>4041400000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9_カンブリア紀</text:p>
          </table:table-cell>
          <table:table-cell office:value-type="float" office:value="4086200000" calcext:value-type="float">
            <text:p>4086200000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0_オルドビス紀</text:p>
          </table:table-cell>
          <table:table-cell office:value-type="float" office:value="4179100000" calcext:value-type="float">
            <text:p>4179100000</text:p>
          </table:table-cell>
          <table:table-cell office:value-type="float" office:value="2817" calcext:value-type="float">
            <text:p>28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1_シルル紀</text:p>
          </table:table-cell>
          <table:table-cell office:value-type="float" office:value="4179100000" calcext:value-type="float">
            <text:p>4179100000</text:p>
          </table:table-cell>
          <table:table-cell office:value-type="float" office:value="2817" calcext:value-type="float">
            <text:p>28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2_デボン紀</text:p>
          </table:table-cell>
          <table:table-cell office:value-type="float" office:value="4179100000" calcext:value-type="float">
            <text:p>4179100000</text:p>
          </table:table-cell>
          <table:table-cell office:value-type="float" office:value="2817" calcext:value-type="float">
            <text:p>28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3_石炭紀</text:p>
          </table:table-cell>
          <table:table-cell office:value-type="float" office:value="4179100000" calcext:value-type="float">
            <text:p>4179100000</text:p>
          </table:table-cell>
          <table:table-cell office:value-type="float" office:value="2817" calcext:value-type="float">
            <text:p>28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4_ペルム紀</text:p>
          </table:table-cell>
          <table:table-cell office:value-type="float" office:value="4179100000" calcext:value-type="float">
            <text:p>4179100000</text:p>
          </table:table-cell>
          <table:table-cell office:value-type="float" office:value="2817" calcext:value-type="float">
            <text:p>28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5_中生代</text:p>
          </table:table-cell>
          <table:table-cell office:value-type="float" office:value="4179100000" calcext:value-type="float">
            <text:p>4179100000</text:p>
          </table:table-cell>
          <table:table-cell office:value-type="float" office:value="2817" calcext:value-type="float">
            <text:p>28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6_新生代</text:p>
          </table:table-cell>
          <table:table-cell office:value-type="float" office:value="4491400000" calcext:value-type="float">
            <text:p>4491400000</text:p>
          </table:table-cell>
          <table:table-cell office:value-type="float" office:value="5952" calcext:value-type="float">
            <text:p>59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7_完新世</text:p>
          </table:table-cell>
          <table:table-cell office:value-type="float" office:value="4532520250" calcext:value-type="float">
            <text:p>4532520250</text:p>
          </table:table-cell>
          <table:table-cell office:value-type="float" office:value="8033" calcext:value-type="float">
            <text:p>80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8_終末代</text:p>
          </table:table-cell>
          <table:table-cell office:value-type="float" office:value="4532520250" calcext:value-type="float">
            <text:p>4532520250</text:p>
          </table:table-cell>
          <table:table-cell office:value-type="float" office:value="8033" calcext:value-type="float">
            <text:p>80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1_原太古代</text:p>
          </table:table-cell>
          <table:table-cell office:value-type="float" office:value="541000000" calcext:value-type="float">
            <text:p>5410000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2_古太古代</text:p>
          </table:table-cell>
          <table:table-cell office:value-type="float" office:value="1114000000" calcext:value-type="float">
            <text:p>1114000000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3_中太古代</text:p>
          </table:table-cell>
          <table:table-cell office:value-type="float" office:value="1879000000" calcext:value-type="float">
            <text:p>187900000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4_新太古代</text:p>
          </table:table-cell>
          <table:table-cell office:value-type="float" office:value="3031000000" calcext:value-type="float">
            <text:p>3031000000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5_古原生代</text:p>
          </table:table-cell>
          <table:table-cell office:value-type="float" office:value="3211000000" calcext:value-type="float">
            <text:p>321100000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6_中原生代</text:p>
          </table:table-cell>
          <table:table-cell office:value-type="float" office:value="3275000000" calcext:value-type="float">
            <text:p>3275000000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7_新原生代</text:p>
          </table:table-cell>
          <table:table-cell office:value-type="float" office:value="4171000000" calcext:value-type="float">
            <text:p>4171000000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8_エディアカラ紀</text:p>
          </table:table-cell>
          <table:table-cell office:value-type="float" office:value="5507400000" calcext:value-type="float">
            <text:p>5507400000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9_カンブリア紀</text:p>
          </table:table-cell>
          <table:table-cell office:value-type="float" office:value="5574600000" calcext:value-type="float">
            <text:p>5574600000</text:p>
          </table:table-cell>
          <table:table-cell office:value-type="float" office:value="2784" calcext:value-type="float">
            <text:p>27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0_オルドビス紀</text:p>
          </table:table-cell>
          <table:table-cell office:value-type="float" office:value="5606600000" calcext:value-type="float">
            <text:p>5606600000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1_シルル紀</text:p>
          </table:table-cell>
          <table:table-cell office:value-type="float" office:value="5606600000" calcext:value-type="float">
            <text:p>5606600000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2_デボン紀</text:p>
          </table:table-cell>
          <table:table-cell office:value-type="float" office:value="5606600000" calcext:value-type="float">
            <text:p>5606600000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3_石炭紀</text:p>
          </table:table-cell>
          <table:table-cell office:value-type="float" office:value="5677000000" calcext:value-type="float">
            <text:p>5677000000</text:p>
          </table:table-cell>
          <table:table-cell office:value-type="float" office:value="3808" calcext:value-type="float">
            <text:p>38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4_ペルム紀</text:p>
          </table:table-cell>
          <table:table-cell office:value-type="float" office:value="5699400000" calcext:value-type="float">
            <text:p>5699400000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5_中生代</text:p>
          </table:table-cell>
          <table:table-cell office:value-type="float" office:value="5699400000" calcext:value-type="float">
            <text:p>5699400000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6_新生代</text:p>
          </table:table-cell>
          <table:table-cell office:value-type="float" office:value="5865720000" calcext:value-type="float">
            <text:p>5865720000</text:p>
          </table:table-cell>
          <table:table-cell office:value-type="float" office:value="5696" calcext:value-type="float">
            <text:p>56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7_完新世</text:p>
          </table:table-cell>
          <table:table-cell office:value-type="float" office:value="5923840060" calcext:value-type="float">
            <text:p>5923840060</text:p>
          </table:table-cell>
          <table:table-cell office:value-type="float" office:value="8608" calcext:value-type="float">
            <text:p>86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8_終末代</text:p>
          </table:table-cell>
          <table:table-cell office:value-type="float" office:value="5923840060" calcext:value-type="float">
            <text:p>5923840060</text:p>
          </table:table-cell>
          <table:table-cell office:value-type="float" office:value="8608" calcext:value-type="float">
            <text:p>86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1_原太古代</text:p>
          </table:table-cell>
          <table:table-cell office:value-type="float" office:value="540000000" calcext:value-type="float">
            <text:p>5400000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2_古太古代</text:p>
          </table:table-cell>
          <table:table-cell office:value-type="float" office:value="882000000" calcext:value-type="float">
            <text:p>88200000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3_中太古代</text:p>
          </table:table-cell>
          <table:table-cell office:value-type="float" office:value="1872000000" calcext:value-type="float">
            <text:p>187200000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4_新太古代</text:p>
          </table:table-cell>
          <table:table-cell office:value-type="float" office:value="2640000000" calcext:value-type="float">
            <text:p>2640000000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5_古原生代</text:p>
          </table:table-cell>
          <table:table-cell office:value-type="float" office:value="2727000000" calcext:value-type="float">
            <text:p>27270000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6_中原生代</text:p>
          </table:table-cell>
          <table:table-cell office:value-type="float" office:value="2793000000" calcext:value-type="float">
            <text:p>2793000000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7_新原生代</text:p>
          </table:table-cell>
          <table:table-cell office:value-type="float" office:value="3559000000" calcext:value-type="float">
            <text:p>3559000000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8_エディアカラ紀</text:p>
          </table:table-cell>
          <table:table-cell office:value-type="float" office:value="4253500000" calcext:value-type="float">
            <text:p>4253500000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9_カンブリア紀</text:p>
          </table:table-cell>
          <table:table-cell office:value-type="float" office:value="4416700000" calcext:value-type="float">
            <text:p>4416700000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_オルドビス紀</text:p>
          </table:table-cell>
          <table:table-cell office:value-type="float" office:value="4435900000" calcext:value-type="float">
            <text:p>4435900000</text:p>
          </table:table-cell>
          <table:table-cell office:value-type="float" office:value="3392" calcext:value-type="float">
            <text:p>33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1_シルル紀</text:p>
          </table:table-cell>
          <table:table-cell office:value-type="float" office:value="4439100000" calcext:value-type="float">
            <text:p>4439100000</text:p>
          </table:table-cell>
          <table:table-cell office:value-type="float" office:value="3424" calcext:value-type="float">
            <text:p>34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2_デボン紀</text:p>
          </table:table-cell>
          <table:table-cell office:value-type="float" office:value="4439100000" calcext:value-type="float">
            <text:p>4439100000</text:p>
          </table:table-cell>
          <table:table-cell office:value-type="float" office:value="3424" calcext:value-type="float">
            <text:p>34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3_石炭紀</text:p>
          </table:table-cell>
          <table:table-cell office:value-type="float" office:value="4461500000" calcext:value-type="float">
            <text:p>4461500000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4_ペルム紀</text:p>
          </table:table-cell>
          <table:table-cell office:value-type="float" office:value="4477500000" calcext:value-type="float">
            <text:p>4477500000</text:p>
          </table:table-cell>
          <table:table-cell office:value-type="float" office:value="3808" calcext:value-type="float">
            <text:p>38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5_中生代</text:p>
          </table:table-cell>
          <table:table-cell office:value-type="float" office:value="4477500000" calcext:value-type="float">
            <text:p>4477500000</text:p>
          </table:table-cell>
          <table:table-cell office:value-type="float" office:value="3808" calcext:value-type="float">
            <text:p>38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6_新生代</text:p>
          </table:table-cell>
          <table:table-cell office:value-type="float" office:value="4611260000" calcext:value-type="float">
            <text:p>4611260000</text:p>
          </table:table-cell>
          <table:table-cell office:value-type="float" office:value="5152" calcext:value-type="float">
            <text:p>51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7_完新世</text:p>
          </table:table-cell>
          <table:table-cell office:value-type="float" office:value="4680440290" calcext:value-type="float">
            <text:p>4680440290</text:p>
          </table:table-cell>
          <table:table-cell office:value-type="float" office:value="8640" calcext:value-type="float">
            <text:p>86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8_終末代</text:p>
          </table:table-cell>
          <table:table-cell office:value-type="float" office:value="4680440290" calcext:value-type="float">
            <text:p>4680440290</text:p>
          </table:table-cell>
          <table:table-cell office:value-type="float" office:value="8640" calcext:value-type="float">
            <text:p>86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1_原太古代</text:p>
          </table:table-cell>
          <table:table-cell office:value-type="float" office:value="532000000" calcext:value-type="float">
            <text:p>5320000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2_古太古代</text:p>
          </table:table-cell>
          <table:table-cell office:value-type="float" office:value="964000000" calcext:value-type="float">
            <text:p>96400000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3_中太古代</text:p>
          </table:table-cell>
          <table:table-cell office:value-type="float" office:value="1954000000" calcext:value-type="float">
            <text:p>1954000000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4_新太古代</text:p>
          </table:table-cell>
          <table:table-cell office:value-type="float" office:value="2914000000" calcext:value-type="float">
            <text:p>2914000000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5_古原生代</text:p>
          </table:table-cell>
          <table:table-cell office:value-type="float" office:value="3075000000" calcext:value-type="float">
            <text:p>3075000000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6_中原生代</text:p>
          </table:table-cell>
          <table:table-cell office:value-type="float" office:value="3139000000" calcext:value-type="float">
            <text:p>313900000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7_新原生代</text:p>
          </table:table-cell>
          <table:table-cell office:value-type="float" office:value="3459000000" calcext:value-type="float">
            <text:p>3459000000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8_エディアカラ紀</text:p>
          </table:table-cell>
          <table:table-cell office:value-type="float" office:value="4275900000" calcext:value-type="float">
            <text:p>4275900000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9_カンブリア紀</text:p>
          </table:table-cell>
          <table:table-cell office:value-type="float" office:value="4336600000" calcext:value-type="float">
            <text:p>4336600000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0_オルドビス紀</text:p>
          </table:table-cell>
          <table:table-cell office:value-type="float" office:value="4371800000" calcext:value-type="float">
            <text:p>4371800000</text:p>
          </table:table-cell>
          <table:table-cell office:value-type="float" office:value="2496" calcext:value-type="float">
            <text:p>24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1_シルル紀</text:p>
          </table:table-cell>
          <table:table-cell office:value-type="float" office:value="4384600000" calcext:value-type="float">
            <text:p>4384600000</text:p>
          </table:table-cell>
          <table:table-cell office:value-type="float" office:value="2624" calcext:value-type="float">
            <text:p>26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2_デボン紀</text:p>
          </table:table-cell>
          <table:table-cell office:value-type="float" office:value="4387800000" calcext:value-type="float">
            <text:p>4387800000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3_石炭紀</text:p>
          </table:table-cell>
          <table:table-cell office:value-type="float" office:value="4397400000" calcext:value-type="float">
            <text:p>4397400000</text:p>
          </table:table-cell>
          <table:table-cell office:value-type="float" office:value="2752" calcext:value-type="float">
            <text:p>27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4_ペルム紀</text:p>
          </table:table-cell>
          <table:table-cell office:value-type="float" office:value="4429400000" calcext:value-type="float">
            <text:p>4429400000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5_中生代</text:p>
          </table:table-cell>
          <table:table-cell office:value-type="float" office:value="4429400000" calcext:value-type="float">
            <text:p>4429400000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6_新生代</text:p>
          </table:table-cell>
          <table:table-cell office:value-type="float" office:value="4595800000" calcext:value-type="float">
            <text:p>4595800000</text:p>
          </table:table-cell>
          <table:table-cell office:value-type="float" office:value="4736" calcext:value-type="float">
            <text:p>473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7_完新世</text:p>
          </table:table-cell>
          <table:table-cell office:value-type="float" office:value="4654700310" calcext:value-type="float">
            <text:p>4654700310</text:p>
          </table:table-cell>
          <table:table-cell office:value-type="float" office:value="7712" calcext:value-type="float">
            <text:p>77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8_終末代</text:p>
          </table:table-cell>
          <table:table-cell office:value-type="float" office:value="4654700310" calcext:value-type="float">
            <text:p>4654700310</text:p>
          </table:table-cell>
          <table:table-cell office:value-type="float" office:value="7712" calcext:value-type="float">
            <text:p>77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1_原太古代</text:p>
          </table:table-cell>
          <table:table-cell office:value-type="float" office:value="520000000" calcext:value-type="float">
            <text:p>5200000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2_古太古代</text:p>
          </table:table-cell>
          <table:table-cell office:value-type="float" office:value="1063000000" calcext:value-type="float">
            <text:p>106300000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3_中太古代</text:p>
          </table:table-cell>
          <table:table-cell office:value-type="float" office:value="1858000000" calcext:value-type="float">
            <text:p>185800000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4_新太古代</text:p>
          </table:table-cell>
          <table:table-cell office:value-type="float" office:value="2626000000" calcext:value-type="float">
            <text:p>2626000000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5_古原生代</text:p>
          </table:table-cell>
          <table:table-cell office:value-type="float" office:value="2704000000" calcext:value-type="float">
            <text:p>27040000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6_中原生代</text:p>
          </table:table-cell>
          <table:table-cell office:value-type="float" office:value="2768000000" calcext:value-type="float">
            <text:p>2768000000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7_新原生代</text:p>
          </table:table-cell>
          <table:table-cell office:value-type="float" office:value="3664000000" calcext:value-type="float">
            <text:p>3664000000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8_エディアカラ紀</text:p>
          </table:table-cell>
          <table:table-cell office:value-type="float" office:value="4341400000" calcext:value-type="float">
            <text:p>43414000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9_カンブリア紀</text:p>
          </table:table-cell>
          <table:table-cell office:value-type="float" office:value="4408600000" calcext:value-type="float">
            <text:p>4408600000</text:p>
          </table:table-cell>
          <table:table-cell office:value-type="float" office:value="2304" calcext:value-type="float">
            <text:p>23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0_オルドビス紀</text:p>
          </table:table-cell>
          <table:table-cell office:value-type="float" office:value="4450200000" calcext:value-type="float">
            <text:p>4450200000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1_シルル紀</text:p>
          </table:table-cell>
          <table:table-cell office:value-type="float" office:value="4450200000" calcext:value-type="float">
            <text:p>4450200000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2_デボン紀</text:p>
          </table:table-cell>
          <table:table-cell office:value-type="float" office:value="4450200000" calcext:value-type="float">
            <text:p>4450200000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3_石炭紀</text:p>
          </table:table-cell>
          <table:table-cell office:value-type="float" office:value="4504600000" calcext:value-type="float">
            <text:p>4504600000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4_ペルム紀</text:p>
          </table:table-cell>
          <table:table-cell office:value-type="float" office:value="4527000000" calcext:value-type="float">
            <text:p>4527000000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5_中生代</text:p>
          </table:table-cell>
          <table:table-cell office:value-type="float" office:value="4527000000" calcext:value-type="float">
            <text:p>4527000000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6_新生代</text:p>
          </table:table-cell>
          <table:table-cell office:value-type="float" office:value="4708280000" calcext:value-type="float">
            <text:p>4708280000</text:p>
          </table:table-cell>
          <table:table-cell office:value-type="float" office:value="5312" calcext:value-type="float">
            <text:p>53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7_完新世</text:p>
          </table:table-cell>
          <table:table-cell office:value-type="float" office:value="4762840250" calcext:value-type="float">
            <text:p>4762840250</text:p>
          </table:table-cell>
          <table:table-cell office:value-type="float" office:value="8065" calcext:value-type="float">
            <text:p>80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8_終末代</text:p>
          </table:table-cell>
          <table:table-cell office:value-type="float" office:value="4762840250" calcext:value-type="float">
            <text:p>4762840250</text:p>
          </table:table-cell>
          <table:table-cell office:value-type="float" office:value="8065" calcext:value-type="float">
            <text:p>80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1_原太古代</text:p>
          </table:table-cell>
          <table:table-cell office:value-type="float" office:value="486000000" calcext:value-type="float">
            <text:p>4860000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2_古太古代</text:p>
          </table:table-cell>
          <table:table-cell office:value-type="float" office:value="792000000" calcext:value-type="float">
            <text:p>79200000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3_中太古代</text:p>
          </table:table-cell>
          <table:table-cell office:value-type="float" office:value="1734000000" calcext:value-type="float">
            <text:p>173400000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4_新太古代</text:p>
          </table:table-cell>
          <table:table-cell office:value-type="float" office:value="2598000000" calcext:value-type="float">
            <text:p>2598000000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5_古原生代</text:p>
          </table:table-cell>
          <table:table-cell office:value-type="float" office:value="2697000000" calcext:value-type="float">
            <text:p>2697000000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6_中原生代</text:p>
          </table:table-cell>
          <table:table-cell office:value-type="float" office:value="2825000000" calcext:value-type="float">
            <text:p>2825000000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7_新原生代</text:p>
          </table:table-cell>
          <table:table-cell office:value-type="float" office:value="3335000000" calcext:value-type="float">
            <text:p>3335000000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8_エディアカラ紀</text:p>
          </table:table-cell>
          <table:table-cell office:value-type="float" office:value="4121400000" calcext:value-type="float">
            <text:p>4121400000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9_カンブリア紀</text:p>
          </table:table-cell>
          <table:table-cell office:value-type="float" office:value="4182200000" calcext:value-type="float">
            <text:p>4182200000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0_オルドビス紀</text:p>
          </table:table-cell>
          <table:table-cell office:value-type="float" office:value="4294200000" calcext:value-type="float">
            <text:p>4294200000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1_シルル紀</text:p>
          </table:table-cell>
          <table:table-cell office:value-type="float" office:value="4307000000" calcext:value-type="float">
            <text:p>4307000000</text:p>
          </table:table-cell>
          <table:table-cell office:value-type="float" office:value="3392" calcext:value-type="float">
            <text:p>339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2_デボン紀</text:p>
          </table:table-cell>
          <table:table-cell office:value-type="float" office:value="4307000000" calcext:value-type="float">
            <text:p>4307000000</text:p>
          </table:table-cell>
          <table:table-cell office:value-type="float" office:value="3392" calcext:value-type="float">
            <text:p>339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3_石炭紀</text:p>
          </table:table-cell>
          <table:table-cell office:value-type="float" office:value="4307000000" calcext:value-type="float">
            <text:p>4307000000</text:p>
          </table:table-cell>
          <table:table-cell office:value-type="float" office:value="3392" calcext:value-type="float">
            <text:p>339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4_ペルム紀</text:p>
          </table:table-cell>
          <table:table-cell office:value-type="float" office:value="4307000000" calcext:value-type="float">
            <text:p>4307000000</text:p>
          </table:table-cell>
          <table:table-cell office:value-type="float" office:value="3392" calcext:value-type="float">
            <text:p>339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5_中生代</text:p>
          </table:table-cell>
          <table:table-cell office:value-type="float" office:value="4307000000" calcext:value-type="float">
            <text:p>4307000000</text:p>
          </table:table-cell>
          <table:table-cell office:value-type="float" office:value="3392" calcext:value-type="float">
            <text:p>339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6_新生代</text:p>
          </table:table-cell>
          <table:table-cell office:value-type="float" office:value="4709240000" calcext:value-type="float">
            <text:p>4709240000</text:p>
          </table:table-cell>
          <table:table-cell office:value-type="float" office:value="7424" calcext:value-type="float">
            <text:p>74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7_完新世</text:p>
          </table:table-cell>
          <table:table-cell office:value-type="float" office:value="4725100070" calcext:value-type="float">
            <text:p>4725100070</text:p>
          </table:table-cell>
          <table:table-cell office:value-type="float" office:value="8224" calcext:value-type="float">
            <text:p>82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8_終末代</text:p>
          </table:table-cell>
          <table:table-cell office:value-type="float" office:value="4725100070" calcext:value-type="float">
            <text:p>4725100070</text:p>
          </table:table-cell>
          <table:table-cell office:value-type="float" office:value="8224" calcext:value-type="float">
            <text:p>82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1_原太古代</text:p>
          </table:table-cell>
          <table:table-cell office:value-type="float" office:value="499000000" calcext:value-type="float">
            <text:p>4990000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2_古太古代</text:p>
          </table:table-cell>
          <table:table-cell office:value-type="float" office:value="862000000" calcext:value-type="float">
            <text:p>86200000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3_中太古代</text:p>
          </table:table-cell>
          <table:table-cell office:value-type="float" office:value="1741000000" calcext:value-type="float">
            <text:p>174100000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4_新太古代</text:p>
          </table:table-cell>
          <table:table-cell office:value-type="float" office:value="2701000000" calcext:value-type="float">
            <text:p>27010000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5_古原生代</text:p>
          </table:table-cell>
          <table:table-cell office:value-type="float" office:value="2790000000" calcext:value-type="float">
            <text:p>2790000000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6_中原生代</text:p>
          </table:table-cell>
          <table:table-cell office:value-type="float" office:value="2854000000" calcext:value-type="float">
            <text:p>2854000000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7_新原生代</text:p>
          </table:table-cell>
          <table:table-cell office:value-type="float" office:value="3238000000" calcext:value-type="float">
            <text:p>3238000000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8_エディアカラ紀</text:p>
          </table:table-cell>
          <table:table-cell office:value-type="float" office:value="3917400000" calcext:value-type="float">
            <text:p>3917400000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9_カンブリア紀</text:p>
          </table:table-cell>
          <table:table-cell office:value-type="float" office:value="3987700000" calcext:value-type="float">
            <text:p>3987700000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0_オルドビス紀</text:p>
          </table:table-cell>
          <table:table-cell office:value-type="float" office:value="4019700000" calcext:value-type="float">
            <text:p>4019700000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1_シルル紀</text:p>
          </table:table-cell>
          <table:table-cell office:value-type="float" office:value="4023000000" calcext:value-type="float">
            <text:p>4023000000</text:p>
          </table:table-cell>
          <table:table-cell office:value-type="float" office:value="2465" calcext:value-type="float">
            <text:p>246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2_デボン紀</text:p>
          </table:table-cell>
          <table:table-cell office:value-type="float" office:value="4023000000" calcext:value-type="float">
            <text:p>4023000000</text:p>
          </table:table-cell>
          <table:table-cell office:value-type="float" office:value="2465" calcext:value-type="float">
            <text:p>246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3_石炭紀</text:p>
          </table:table-cell>
          <table:table-cell office:value-type="float" office:value="4064500000" calcext:value-type="float">
            <text:p>4064500000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4_ペルム紀</text:p>
          </table:table-cell>
          <table:table-cell office:value-type="float" office:value="4106100000" calcext:value-type="float">
            <text:p>4106100000</text:p>
          </table:table-cell>
          <table:table-cell office:value-type="float" office:value="3296" calcext:value-type="float">
            <text:p>32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5_中生代</text:p>
          </table:table-cell>
          <table:table-cell office:value-type="float" office:value="4106100000" calcext:value-type="float">
            <text:p>4106100000</text:p>
          </table:table-cell>
          <table:table-cell office:value-type="float" office:value="3296" calcext:value-type="float">
            <text:p>32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6_新生代</text:p>
          </table:table-cell>
          <table:table-cell office:value-type="float" office:value="4253300000" calcext:value-type="float">
            <text:p>4253300000</text:p>
          </table:table-cell>
          <table:table-cell office:value-type="float" office:value="4768" calcext:value-type="float">
            <text:p>47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7_完新世</text:p>
          </table:table-cell>
          <table:table-cell office:value-type="float" office:value="4297360050" calcext:value-type="float">
            <text:p>4297360050</text:p>
          </table:table-cell>
          <table:table-cell office:value-type="float" office:value="6976" calcext:value-type="float">
            <text:p>697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8_終末代</text:p>
          </table:table-cell>
          <table:table-cell office:value-type="float" office:value="4297360050" calcext:value-type="float">
            <text:p>4297360050</text:p>
          </table:table-cell>
          <table:table-cell office:value-type="float" office:value="6976" calcext:value-type="float">
            <text:p>69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1_原太古代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2_古太古代</text:p>
          </table:table-cell>
          <table:table-cell office:value-type="float" office:value="806000000" calcext:value-type="float">
            <text:p>80600000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3_中太古代</text:p>
          </table:table-cell>
          <table:table-cell office:value-type="float" office:value="1940000000" calcext:value-type="float">
            <text:p>1940000000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4_新太古代</text:p>
          </table:table-cell>
          <table:table-cell office:value-type="float" office:value="2804000000" calcext:value-type="float">
            <text:p>2804000000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5_古原生代</text:p>
          </table:table-cell>
          <table:table-cell office:value-type="float" office:value="2884000000" calcext:value-type="float">
            <text:p>2884000000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6_中原生代</text:p>
          </table:table-cell>
          <table:table-cell office:value-type="float" office:value="2948000000" calcext:value-type="float">
            <text:p>2948000000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7_新原生代</text:p>
          </table:table-cell>
          <table:table-cell office:value-type="float" office:value="3396000000" calcext:value-type="float">
            <text:p>3396000000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8_エディアカラ紀</text:p>
          </table:table-cell>
          <table:table-cell office:value-type="float" office:value="6053700000" calcext:value-type="float">
            <text:p>6053700000</text:p>
          </table:table-cell>
          <table:table-cell office:value-type="float" office:value="2465" calcext:value-type="float">
            <text:p>246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9_カンブリア紀</text:p>
          </table:table-cell>
          <table:table-cell office:value-type="float" office:value="6114400000" calcext:value-type="float">
            <text:p>6114400000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0_オルドビス紀</text:p>
          </table:table-cell>
          <table:table-cell office:value-type="float" office:value="6168800000" calcext:value-type="float">
            <text:p>6168800000</text:p>
          </table:table-cell>
          <table:table-cell office:value-type="float" office:value="3616" calcext:value-type="float">
            <text:p>36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1_シルル紀</text:p>
          </table:table-cell>
          <table:table-cell office:value-type="float" office:value="6168800000" calcext:value-type="float">
            <text:p>6168800000</text:p>
          </table:table-cell>
          <table:table-cell office:value-type="float" office:value="3616" calcext:value-type="float">
            <text:p>36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2_デボン紀</text:p>
          </table:table-cell>
          <table:table-cell office:value-type="float" office:value="6168800000" calcext:value-type="float">
            <text:p>6168800000</text:p>
          </table:table-cell>
          <table:table-cell office:value-type="float" office:value="3616" calcext:value-type="float">
            <text:p>36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3_石炭紀</text:p>
          </table:table-cell>
          <table:table-cell office:value-type="float" office:value="6168800000" calcext:value-type="float">
            <text:p>6168800000</text:p>
          </table:table-cell>
          <table:table-cell office:value-type="float" office:value="3616" calcext:value-type="float">
            <text:p>36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4_ペルム紀</text:p>
          </table:table-cell>
          <table:table-cell office:value-type="float" office:value="6168800000" calcext:value-type="float">
            <text:p>6168800000</text:p>
          </table:table-cell>
          <table:table-cell office:value-type="float" office:value="3616" calcext:value-type="float">
            <text:p>36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5_中生代</text:p>
          </table:table-cell>
          <table:table-cell office:value-type="float" office:value="6168800000" calcext:value-type="float">
            <text:p>6168800000</text:p>
          </table:table-cell>
          <table:table-cell office:value-type="float" office:value="3616" calcext:value-type="float">
            <text:p>36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6_新生代</text:p>
          </table:table-cell>
          <table:table-cell office:value-type="float" office:value="6632320000" calcext:value-type="float">
            <text:p>6632320000</text:p>
          </table:table-cell>
          <table:table-cell office:value-type="float" office:value="8256" calcext:value-type="float">
            <text:p>82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7_完新世</text:p>
          </table:table-cell>
          <table:table-cell office:value-type="float" office:value="6647960180" calcext:value-type="float">
            <text:p>6647960180</text:p>
          </table:table-cell>
          <table:table-cell office:value-type="float" office:value="9056" calcext:value-type="float">
            <text:p>90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8_終末代</text:p>
          </table:table-cell>
          <table:table-cell office:value-type="float" office:value="6647960180" calcext:value-type="float">
            <text:p>6647960180</text:p>
          </table:table-cell>
          <table:table-cell office:value-type="float" office:value="9056" calcext:value-type="float">
            <text:p>905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1_原太古代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2_古太古代</text:p>
          </table:table-cell>
          <table:table-cell office:value-type="float" office:value="849000000" calcext:value-type="float">
            <text:p>84900000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3_中太古代</text:p>
          </table:table-cell>
          <table:table-cell office:value-type="float" office:value="1755000000" calcext:value-type="float">
            <text:p>175500000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4_新太古代</text:p>
          </table:table-cell>
          <table:table-cell office:value-type="float" office:value="2811000000" calcext:value-type="float">
            <text:p>2811000000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5_古原生代</text:p>
          </table:table-cell>
          <table:table-cell office:value-type="float" office:value="2979000000" calcext:value-type="float">
            <text:p>2979000000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6_中原生代</text:p>
          </table:table-cell>
          <table:table-cell office:value-type="float" office:value="3041000000" calcext:value-type="float">
            <text:p>3041000000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7_新原生代</text:p>
          </table:table-cell>
          <table:table-cell office:value-type="float" office:value="3233000000" calcext:value-type="float">
            <text:p>323300000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8_エディアカラ紀</text:p>
          </table:table-cell>
          <table:table-cell office:value-type="float" office:value="4558000000" calcext:value-type="float">
            <text:p>4558000000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9_カンブリア紀</text:p>
          </table:table-cell>
          <table:table-cell office:value-type="float" office:value="4631600000" calcext:value-type="float">
            <text:p>4631600000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0_オルドビス紀</text:p>
          </table:table-cell>
          <table:table-cell office:value-type="float" office:value="4686000000" calcext:value-type="float">
            <text:p>4686000000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1_シルル紀</text:p>
          </table:table-cell>
          <table:table-cell office:value-type="float" office:value="4705200000" calcext:value-type="float">
            <text:p>4705200000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2_デボン紀</text:p>
          </table:table-cell>
          <table:table-cell office:value-type="float" office:value="4714800000" calcext:value-type="float">
            <text:p>4714800000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3_石炭紀</text:p>
          </table:table-cell>
          <table:table-cell office:value-type="float" office:value="4753200000" calcext:value-type="float">
            <text:p>4753200000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4_ペルム紀</text:p>
          </table:table-cell>
          <table:table-cell office:value-type="float" office:value="4753200000" calcext:value-type="float">
            <text:p>4753200000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5_中生代</text:p>
          </table:table-cell>
          <table:table-cell office:value-type="float" office:value="4753200000" calcext:value-type="float">
            <text:p>4753200000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6_新生代</text:p>
          </table:table-cell>
          <table:table-cell office:value-type="float" office:value="4950640000" calcext:value-type="float">
            <text:p>4950640000</text:p>
          </table:table-cell>
          <table:table-cell office:value-type="float" office:value="5632" calcext:value-type="float">
            <text:p>56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7_完新世</text:p>
          </table:table-cell>
          <table:table-cell office:value-type="float" office:value="5004040180" calcext:value-type="float">
            <text:p>5004040180</text:p>
          </table:table-cell>
          <table:table-cell office:value-type="float" office:value="8320" calcext:value-type="float">
            <text:p>83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8_終末代</text:p>
          </table:table-cell>
          <table:table-cell office:value-type="float" office:value="5004040180" calcext:value-type="float">
            <text:p>5004040180</text:p>
          </table:table-cell>
          <table:table-cell office:value-type="float" office:value="8320" calcext:value-type="float">
            <text:p>83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1_原太古代</text:p>
          </table:table-cell>
          <table:table-cell office:value-type="float" office:value="519000000" calcext:value-type="float">
            <text:p>5190000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2_古太古代</text:p>
          </table:table-cell>
          <table:table-cell office:value-type="float" office:value="915000000" calcext:value-type="float">
            <text:p>9150000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3_中太古代</text:p>
          </table:table-cell>
          <table:table-cell office:value-type="float" office:value="1851000000" calcext:value-type="float">
            <text:p>185100000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4_新太古代</text:p>
          </table:table-cell>
          <table:table-cell office:value-type="float" office:value="2811000000" calcext:value-type="float">
            <text:p>2811000000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5_古原生代</text:p>
          </table:table-cell>
          <table:table-cell office:value-type="float" office:value="2898000000" calcext:value-type="float">
            <text:p>2898000000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6_中原生代</text:p>
          </table:table-cell>
          <table:table-cell office:value-type="float" office:value="2962000000" calcext:value-type="float">
            <text:p>2962000000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7_新原生代</text:p>
          </table:table-cell>
          <table:table-cell office:value-type="float" office:value="3602000000" calcext:value-type="float">
            <text:p>3602000000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8_エディアカラ紀</text:p>
          </table:table-cell>
          <table:table-cell office:value-type="float" office:value="4104500000" calcext:value-type="float">
            <text:p>4104500000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9_カンブリア紀</text:p>
          </table:table-cell>
          <table:table-cell office:value-type="float" office:value="4174900000" calcext:value-type="float">
            <text:p>4174900000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0_オルドビス紀</text:p>
          </table:table-cell>
          <table:table-cell office:value-type="float" office:value="4213300000" calcext:value-type="float">
            <text:p>4213300000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1_シルル紀</text:p>
          </table:table-cell>
          <table:table-cell office:value-type="float" office:value="4213300000" calcext:value-type="float">
            <text:p>4213300000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2_デボン紀</text:p>
          </table:table-cell>
          <table:table-cell office:value-type="float" office:value="4213300000" calcext:value-type="float">
            <text:p>4213300000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3_石炭紀</text:p>
          </table:table-cell>
          <table:table-cell office:value-type="float" office:value="4270900000" calcext:value-type="float">
            <text:p>4270900000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4_ペルム紀</text:p>
          </table:table-cell>
          <table:table-cell office:value-type="float" office:value="4274100000" calcext:value-type="float">
            <text:p>4274100000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5_中生代</text:p>
          </table:table-cell>
          <table:table-cell office:value-type="float" office:value="4274100000" calcext:value-type="float">
            <text:p>4274100000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6_新生代</text:p>
          </table:table-cell>
          <table:table-cell office:value-type="float" office:value="4373060000" calcext:value-type="float">
            <text:p>4373060000</text:p>
          </table:table-cell>
          <table:table-cell office:value-type="float" office:value="4160" calcext:value-type="float">
            <text:p>416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7_完新世</text:p>
          </table:table-cell>
          <table:table-cell office:value-type="float" office:value="4432860180" calcext:value-type="float">
            <text:p>4432860180</text:p>
          </table:table-cell>
          <table:table-cell office:value-type="float" office:value="7168" calcext:value-type="float">
            <text:p>71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8_終末代</text:p>
          </table:table-cell>
          <table:table-cell office:value-type="float" office:value="4432860180" calcext:value-type="float">
            <text:p>4432860180</text:p>
          </table:table-cell>
          <table:table-cell office:value-type="float" office:value="7168" calcext:value-type="float">
            <text:p>716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1_原太古代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2_古太古代</text:p>
          </table:table-cell>
          <table:table-cell office:value-type="float" office:value="890000000" calcext:value-type="float">
            <text:p>89000000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3_中太古代</text:p>
          </table:table-cell>
          <table:table-cell office:value-type="float" office:value="1844000000" calcext:value-type="float">
            <text:p>184400000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4_新太古代</text:p>
          </table:table-cell>
          <table:table-cell office:value-type="float" office:value="2996000000" calcext:value-type="float">
            <text:p>2996000000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5_古原生代</text:p>
          </table:table-cell>
          <table:table-cell office:value-type="float" office:value="3159000000" calcext:value-type="float">
            <text:p>315900000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6_中原生代</text:p>
          </table:table-cell>
          <table:table-cell office:value-type="float" office:value="3223000000" calcext:value-type="float">
            <text:p>3223000000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7_新原生代</text:p>
          </table:table-cell>
          <table:table-cell office:value-type="float" office:value="4311000000" calcext:value-type="float">
            <text:p>4311000000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8_エディアカラ紀</text:p>
          </table:table-cell>
          <table:table-cell office:value-type="float" office:value="5133500000" calcext:value-type="float">
            <text:p>5133500000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9_カンブリア紀</text:p>
          </table:table-cell>
          <table:table-cell office:value-type="float" office:value="5213500000" calcext:value-type="float">
            <text:p>5213500000</text:p>
          </table:table-cell>
          <table:table-cell office:value-type="float" office:value="2752" calcext:value-type="float">
            <text:p>27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0_オルドビス紀</text:p>
          </table:table-cell>
          <table:table-cell office:value-type="float" office:value="5223100000" calcext:value-type="float">
            <text:p>5223100000</text:p>
          </table:table-cell>
          <table:table-cell office:value-type="float" office:value="2848" calcext:value-type="float">
            <text:p>284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1_シルル紀</text:p>
          </table:table-cell>
          <table:table-cell office:value-type="float" office:value="5239100000" calcext:value-type="float">
            <text:p>5239100000</text:p>
          </table:table-cell>
          <table:table-cell office:value-type="float" office:value="3008" calcext:value-type="float">
            <text:p>300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2_デボン紀</text:p>
          </table:table-cell>
          <table:table-cell office:value-type="float" office:value="5251900000" calcext:value-type="float">
            <text:p>5251900000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3_石炭紀</text:p>
          </table:table-cell>
          <table:table-cell office:value-type="float" office:value="5335100000" calcext:value-type="float">
            <text:p>5335100000</text:p>
          </table:table-cell>
          <table:table-cell office:value-type="float" office:value="3968" calcext:value-type="float">
            <text:p>396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4_ペルム紀</text:p>
          </table:table-cell>
          <table:table-cell office:value-type="float" office:value="5335100000" calcext:value-type="float">
            <text:p>5335100000</text:p>
          </table:table-cell>
          <table:table-cell office:value-type="float" office:value="3968" calcext:value-type="float">
            <text:p>396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5_中生代</text:p>
          </table:table-cell>
          <table:table-cell office:value-type="float" office:value="5335100000" calcext:value-type="float">
            <text:p>5335100000</text:p>
          </table:table-cell>
          <table:table-cell office:value-type="float" office:value="3968" calcext:value-type="float">
            <text:p>396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6_新生代</text:p>
          </table:table-cell>
          <table:table-cell office:value-type="float" office:value="5424060000" calcext:value-type="float">
            <text:p>5424060000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7_完新世</text:p>
          </table:table-cell>
          <table:table-cell office:value-type="float" office:value="5477640090" calcext:value-type="float">
            <text:p>5477640090</text:p>
          </table:table-cell>
          <table:table-cell office:value-type="float" office:value="7552" calcext:value-type="float">
            <text:p>75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8_終末代</text:p>
          </table:table-cell>
          <table:table-cell office:value-type="float" office:value="5477640090" calcext:value-type="float">
            <text:p>5477640090</text:p>
          </table:table-cell>
          <table:table-cell office:value-type="float" office:value="7552" calcext:value-type="float">
            <text:p>755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1_原太古代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2_古太古代</text:p>
          </table:table-cell>
          <table:table-cell office:value-type="float" office:value="734000000" calcext:value-type="float">
            <text:p>73400000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3_中太古代</text:p>
          </table:table-cell>
          <table:table-cell office:value-type="float" office:value="1751000000" calcext:value-type="float">
            <text:p>1751000000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4_新太古代</text:p>
          </table:table-cell>
          <table:table-cell office:value-type="float" office:value="3188000000" calcext:value-type="float">
            <text:p>318800000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5_古原生代</text:p>
          </table:table-cell>
          <table:table-cell office:value-type="float" office:value="3255000000" calcext:value-type="float">
            <text:p>3255000000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6_中原生代</text:p>
          </table:table-cell>
          <table:table-cell office:value-type="float" office:value="3319000000" calcext:value-type="float">
            <text:p>331900000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7_新原生代</text:p>
          </table:table-cell>
          <table:table-cell office:value-type="float" office:value="4087000000" calcext:value-type="float">
            <text:p>4087000000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8_エディアカラ紀</text:p>
          </table:table-cell>
          <table:table-cell office:value-type="float" office:value="4820800000" calcext:value-type="float">
            <text:p>4820800000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9_カンブリア紀</text:p>
          </table:table-cell>
          <table:table-cell office:value-type="float" office:value="4888000000" calcext:value-type="float">
            <text:p>4888000000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0_オルドビス紀</text:p>
          </table:table-cell>
          <table:table-cell office:value-type="float" office:value="4894400000" calcext:value-type="float">
            <text:p>4894400000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1_シルル紀</text:p>
          </table:table-cell>
          <table:table-cell office:value-type="float" office:value="4900800000" calcext:value-type="float">
            <text:p>4900800000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2_デボン紀</text:p>
          </table:table-cell>
          <table:table-cell office:value-type="float" office:value="4900800000" calcext:value-type="float">
            <text:p>4900800000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3_石炭紀</text:p>
          </table:table-cell>
          <table:table-cell office:value-type="float" office:value="4990400000" calcext:value-type="float">
            <text:p>4990400000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4_ペルム紀</text:p>
          </table:table-cell>
          <table:table-cell office:value-type="float" office:value="5006400000" calcext:value-type="float">
            <text:p>5006400000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5_中生代</text:p>
          </table:table-cell>
          <table:table-cell office:value-type="float" office:value="5006400000" calcext:value-type="float">
            <text:p>5006400000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6_新生代</text:p>
          </table:table-cell>
          <table:table-cell office:value-type="float" office:value="5436400000" calcext:value-type="float">
            <text:p>5436400000</text:p>
          </table:table-cell>
          <table:table-cell office:value-type="float" office:value="7968" calcext:value-type="float">
            <text:p>796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7_完新世</text:p>
          </table:table-cell>
          <table:table-cell office:value-type="float" office:value="5481820010" calcext:value-type="float">
            <text:p>5481820010</text:p>
          </table:table-cell>
          <table:table-cell office:value-type="float" office:value="10240" calcext:value-type="float">
            <text:p>1024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8_終末代</text:p>
          </table:table-cell>
          <table:table-cell office:value-type="float" office:value="5481820010" calcext:value-type="float">
            <text:p>5481820010</text:p>
          </table:table-cell>
          <table:table-cell office:value-type="float" office:value="10240" calcext:value-type="float">
            <text:p>102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1_原太古代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2_古太古代</text:p>
          </table:table-cell>
          <table:table-cell office:value-type="float" office:value="915000000" calcext:value-type="float">
            <text:p>9150000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3_中太古代</text:p>
          </table:table-cell>
          <table:table-cell office:value-type="float" office:value="1755000000" calcext:value-type="float">
            <text:p>175500000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4_新太古代</text:p>
          </table:table-cell>
          <table:table-cell office:value-type="float" office:value="3003000000" calcext:value-type="float">
            <text:p>3003000000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5_古原生代</text:p>
          </table:table-cell>
          <table:table-cell office:value-type="float" office:value="3082000000" calcext:value-type="float">
            <text:p>3082000000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6_中原生代</text:p>
          </table:table-cell>
          <table:table-cell office:value-type="float" office:value="3210000000" calcext:value-type="float">
            <text:p>3210000000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7_新原生代</text:p>
          </table:table-cell>
          <table:table-cell office:value-type="float" office:value="3786000000" calcext:value-type="float">
            <text:p>3786000000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8_エディアカラ紀</text:p>
          </table:table-cell>
          <table:table-cell office:value-type="float" office:value="4032500000" calcext:value-type="float">
            <text:p>4032500000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9_カンブリア紀</text:p>
          </table:table-cell>
          <table:table-cell office:value-type="float" office:value="4125300000" calcext:value-type="float">
            <text:p>4125300000</text:p>
          </table:table-cell>
          <table:table-cell office:value-type="float" office:value="2336" calcext:value-type="float">
            <text:p>23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0_オルドビス紀</text:p>
          </table:table-cell>
          <table:table-cell office:value-type="float" office:value="4150900000" calcext:value-type="float">
            <text:p>4150900000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1_シルル紀</text:p>
          </table:table-cell>
          <table:table-cell office:value-type="float" office:value="4189300000" calcext:value-type="float">
            <text:p>4189300000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2_デボン紀</text:p>
          </table:table-cell>
          <table:table-cell office:value-type="float" office:value="4237300000" calcext:value-type="float">
            <text:p>4237300000</text:p>
          </table:table-cell>
          <table:table-cell office:value-type="float" office:value="3456" calcext:value-type="float">
            <text:p>34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3_石炭紀</text:p>
          </table:table-cell>
          <table:table-cell office:value-type="float" office:value="4237300000" calcext:value-type="float">
            <text:p>4237300000</text:p>
          </table:table-cell>
          <table:table-cell office:value-type="float" office:value="3456" calcext:value-type="float">
            <text:p>34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4_ペルム紀</text:p>
          </table:table-cell>
          <table:table-cell office:value-type="float" office:value="4384500000" calcext:value-type="float">
            <text:p>4384500000</text:p>
          </table:table-cell>
          <table:table-cell office:value-type="float" office:value="4928" calcext:value-type="float">
            <text:p>49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5_中生代</text:p>
          </table:table-cell>
          <table:table-cell office:value-type="float" office:value="4384500000" calcext:value-type="float">
            <text:p>4384500000</text:p>
          </table:table-cell>
          <table:table-cell office:value-type="float" office:value="4928" calcext:value-type="float">
            <text:p>49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6_新生代</text:p>
          </table:table-cell>
          <table:table-cell office:value-type="float" office:value="4460980000" calcext:value-type="float">
            <text:p>4460980000</text:p>
          </table:table-cell>
          <table:table-cell office:value-type="float" office:value="5696" calcext:value-type="float">
            <text:p>56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7_完新世</text:p>
          </table:table-cell>
          <table:table-cell office:value-type="float" office:value="4522600230" calcext:value-type="float">
            <text:p>4522600230</text:p>
          </table:table-cell>
          <table:table-cell office:value-type="float" office:value="8800" calcext:value-type="float">
            <text:p>88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8_終末代</text:p>
          </table:table-cell>
          <table:table-cell office:value-type="float" office:value="4522600230" calcext:value-type="float">
            <text:p>4522600230</text:p>
          </table:table-cell>
          <table:table-cell office:value-type="float" office:value="8800" calcext:value-type="float">
            <text:p>88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1_原太古代</text:p>
          </table:table-cell>
          <table:table-cell office:value-type="float" office:value="533000000" calcext:value-type="float">
            <text:p>5330000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2_古太古代</text:p>
          </table:table-cell>
          <table:table-cell office:value-type="float" office:value="1184000000" calcext:value-type="float">
            <text:p>1184000000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3_中太古代</text:p>
          </table:table-cell>
          <table:table-cell office:value-type="float" office:value="1961000000" calcext:value-type="float">
            <text:p>1961000000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4_新太古代</text:p>
          </table:table-cell>
          <table:table-cell office:value-type="float" office:value="2921000000" calcext:value-type="float">
            <text:p>2921000000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5_古原生代</text:p>
          </table:table-cell>
          <table:table-cell office:value-type="float" office:value="3013000000" calcext:value-type="float">
            <text:p>3013000000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6_中原生代</text:p>
          </table:table-cell>
          <table:table-cell office:value-type="float" office:value="3077000000" calcext:value-type="float">
            <text:p>3077000000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7_新原生代</text:p>
          </table:table-cell>
          <table:table-cell office:value-type="float" office:value="3397000000" calcext:value-type="float">
            <text:p>3397000000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8_エディアカラ紀</text:p>
          </table:table-cell>
          <table:table-cell office:value-type="float" office:value="4364100000" calcext:value-type="float">
            <text:p>4364100000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9_カンブリア紀</text:p>
          </table:table-cell>
          <table:table-cell office:value-type="float" office:value="4444000000" calcext:value-type="float">
            <text:p>4444000000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0_オルドビス紀</text:p>
          </table:table-cell>
          <table:table-cell office:value-type="float" office:value="4508000000" calcext:value-type="float">
            <text:p>4508000000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1_シルル紀</text:p>
          </table:table-cell>
          <table:table-cell office:value-type="float" office:value="4508000000" calcext:value-type="float">
            <text:p>4508000000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2_デボン紀</text:p>
          </table:table-cell>
          <table:table-cell office:value-type="float" office:value="4508000000" calcext:value-type="float">
            <text:p>4508000000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3_石炭紀</text:p>
          </table:table-cell>
          <table:table-cell office:value-type="float" office:value="4540000000" calcext:value-type="float">
            <text:p>4540000000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4_ペルム紀</text:p>
          </table:table-cell>
          <table:table-cell office:value-type="float" office:value="4540000000" calcext:value-type="float">
            <text:p>4540000000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5_中生代</text:p>
          </table:table-cell>
          <table:table-cell office:value-type="float" office:value="4540000000" calcext:value-type="float">
            <text:p>4540000000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6_新生代</text:p>
          </table:table-cell>
          <table:table-cell office:value-type="float" office:value="4790960000" calcext:value-type="float">
            <text:p>4790960000</text:p>
          </table:table-cell>
          <table:table-cell office:value-type="float" office:value="5888" calcext:value-type="float">
            <text:p>588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7_完新世</text:p>
          </table:table-cell>
          <table:table-cell office:value-type="float" office:value="4846740270" calcext:value-type="float">
            <text:p>4846740270</text:p>
          </table:table-cell>
          <table:table-cell office:value-type="float" office:value="8704" calcext:value-type="float">
            <text:p>87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8_終末代</text:p>
          </table:table-cell>
          <table:table-cell office:value-type="float" office:value="4846740270" calcext:value-type="float">
            <text:p>4846740270</text:p>
          </table:table-cell>
          <table:table-cell office:value-type="float" office:value="8704" calcext:value-type="float">
            <text:p>87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1_原太古代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2_古太古代</text:p>
          </table:table-cell>
          <table:table-cell office:value-type="float" office:value="902000000" calcext:value-type="float">
            <text:p>90200000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3_中太古代</text:p>
          </table:table-cell>
          <table:table-cell office:value-type="float" office:value="1844000000" calcext:value-type="float">
            <text:p>184400000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4_新太古代</text:p>
          </table:table-cell>
          <table:table-cell office:value-type="float" office:value="2804000000" calcext:value-type="float">
            <text:p>2804000000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5_古原生代</text:p>
          </table:table-cell>
          <table:table-cell office:value-type="float" office:value="2889000000" calcext:value-type="float">
            <text:p>2889000000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6_中原生代</text:p>
          </table:table-cell>
          <table:table-cell office:value-type="float" office:value="2953000000" calcext:value-type="float">
            <text:p>2953000000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7_新原生代</text:p>
          </table:table-cell>
          <table:table-cell office:value-type="float" office:value="3529000000" calcext:value-type="float">
            <text:p>3529000000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8_エディアカラ紀</text:p>
          </table:table-cell>
          <table:table-cell office:value-type="float" office:value="4099300000" calcext:value-type="float">
            <text:p>4099300000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9_カンブリア紀</text:p>
          </table:table-cell>
          <table:table-cell office:value-type="float" office:value="4153700000" calcext:value-type="float">
            <text:p>415370000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0_オルドビス紀</text:p>
          </table:table-cell>
          <table:table-cell office:value-type="float" office:value="4214500000" calcext:value-type="float">
            <text:p>4214500000</text:p>
          </table:table-cell>
          <table:table-cell office:value-type="float" office:value="2624" calcext:value-type="float">
            <text:p>26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1_シルル紀</text:p>
          </table:table-cell>
          <table:table-cell office:value-type="float" office:value="4224100000" calcext:value-type="float">
            <text:p>4224100000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2_デボン紀</text:p>
          </table:table-cell>
          <table:table-cell office:value-type="float" office:value="4230600000" calcext:value-type="float">
            <text:p>4230600000</text:p>
          </table:table-cell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3_石炭紀</text:p>
          </table:table-cell>
          <table:table-cell office:value-type="float" office:value="4240100000" calcext:value-type="float">
            <text:p>4240100000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4_ペルム紀</text:p>
          </table:table-cell>
          <table:table-cell office:value-type="float" office:value="4275300000" calcext:value-type="float">
            <text:p>4275300000</text:p>
          </table:table-cell>
          <table:table-cell office:value-type="float" office:value="3232" calcext:value-type="float">
            <text:p>32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5_中生代</text:p>
          </table:table-cell>
          <table:table-cell office:value-type="float" office:value="4275300000" calcext:value-type="float">
            <text:p>4275300000</text:p>
          </table:table-cell>
          <table:table-cell office:value-type="float" office:value="3232" calcext:value-type="float">
            <text:p>32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6_新生代</text:p>
          </table:table-cell>
          <table:table-cell office:value-type="float" office:value="4443700000" calcext:value-type="float">
            <text:p>4443700000</text:p>
          </table:table-cell>
          <table:table-cell office:value-type="float" office:value="4928" calcext:value-type="float">
            <text:p>49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7_完新世</text:p>
          </table:table-cell>
          <table:table-cell office:value-type="float" office:value="4490820120" calcext:value-type="float">
            <text:p>4490820120</text:p>
          </table:table-cell>
          <table:table-cell office:value-type="float" office:value="7296" calcext:value-type="float">
            <text:p>72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8_終末代</text:p>
          </table:table-cell>
          <table:table-cell office:value-type="float" office:value="4490820120" calcext:value-type="float">
            <text:p>4490820120</text:p>
          </table:table-cell>
          <table:table-cell office:value-type="float" office:value="7296" calcext:value-type="float">
            <text:p>729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1_原太古代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2_古太古代</text:p>
          </table:table-cell>
          <table:table-cell office:value-type="float" office:value="821000000" calcext:value-type="float">
            <text:p>82100000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3_中太古代</text:p>
          </table:table-cell>
          <table:table-cell office:value-type="float" office:value="1847000000" calcext:value-type="float">
            <text:p>1847000000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4_新太古代</text:p>
          </table:table-cell>
          <table:table-cell office:value-type="float" office:value="2999000000" calcext:value-type="float">
            <text:p>2999000000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5_古原生代</text:p>
          </table:table-cell>
          <table:table-cell office:value-type="float" office:value="3077000000" calcext:value-type="float">
            <text:p>3077000000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6_中原生代</text:p>
          </table:table-cell>
          <table:table-cell office:value-type="float" office:value="3205000000" calcext:value-type="float">
            <text:p>3205000000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7_新原生代</text:p>
          </table:table-cell>
          <table:table-cell office:value-type="float" office:value="3781000000" calcext:value-type="float">
            <text:p>3781000000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8_エディアカラ紀</text:p>
          </table:table-cell>
          <table:table-cell office:value-type="float" office:value="5301800000" calcext:value-type="float">
            <text:p>5301800000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9_カンブリア紀</text:p>
          </table:table-cell>
          <table:table-cell office:value-type="float" office:value="5349800000" calcext:value-type="float">
            <text:p>5349800000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0_オルドビス紀</text:p>
          </table:table-cell>
          <table:table-cell office:value-type="float" office:value="5381800000" calcext:value-type="float">
            <text:p>5381800000</text:p>
          </table:table-cell>
          <table:table-cell office:value-type="float" office:value="2848" calcext:value-type="float">
            <text:p>284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1_シルル紀</text:p>
          </table:table-cell>
          <table:table-cell office:value-type="float" office:value="5433000000" calcext:value-type="float">
            <text:p>5433000000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2_デボン紀</text:p>
          </table:table-cell>
          <table:table-cell office:value-type="float" office:value="5442600000" calcext:value-type="float">
            <text:p>5442600000</text:p>
          </table:table-cell>
          <table:table-cell office:value-type="float" office:value="3456" calcext:value-type="float">
            <text:p>34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3_石炭紀</text:p>
          </table:table-cell>
          <table:table-cell office:value-type="float" office:value="5487400000" calcext:value-type="float">
            <text:p>5487400000</text:p>
          </table:table-cell>
          <table:table-cell office:value-type="float" office:value="3904" calcext:value-type="float">
            <text:p>39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4_ペルム紀</text:p>
          </table:table-cell>
          <table:table-cell office:value-type="float" office:value="5487400000" calcext:value-type="float">
            <text:p>5487400000</text:p>
          </table:table-cell>
          <table:table-cell office:value-type="float" office:value="3904" calcext:value-type="float">
            <text:p>39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5_中生代</text:p>
          </table:table-cell>
          <table:table-cell office:value-type="float" office:value="5487400000" calcext:value-type="float">
            <text:p>5487400000</text:p>
          </table:table-cell>
          <table:table-cell office:value-type="float" office:value="3904" calcext:value-type="float">
            <text:p>39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6_新生代</text:p>
          </table:table-cell>
          <table:table-cell office:value-type="float" office:value="5703880000" calcext:value-type="float">
            <text:p>5703880000</text:p>
          </table:table-cell>
          <table:table-cell office:value-type="float" office:value="6080" calcext:value-type="float">
            <text:p>608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7_完新世</text:p>
          </table:table-cell>
          <table:table-cell office:value-type="float" office:value="5746600080" calcext:value-type="float">
            <text:p>5746600080</text:p>
          </table:table-cell>
          <table:table-cell office:value-type="float" office:value="8224" calcext:value-type="float">
            <text:p>822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8_終末代</text:p>
          </table:table-cell>
          <table:table-cell office:value-type="float" office:value="5746600080" calcext:value-type="float">
            <text:p>5746600080</text:p>
          </table:table-cell>
          <table:table-cell office:value-type="float" office:value="8224" calcext:value-type="float">
            <text:p>82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1_原太古代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2_古太古代</text:p>
          </table:table-cell>
          <table:table-cell office:value-type="float" office:value="896000000" calcext:value-type="float">
            <text:p>89600000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3_中太古代</text:p>
          </table:table-cell>
          <table:table-cell office:value-type="float" office:value="1844000000" calcext:value-type="float">
            <text:p>184400000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4_新太古代</text:p>
          </table:table-cell>
          <table:table-cell office:value-type="float" office:value="2900000000" calcext:value-type="float">
            <text:p>2900000000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5_古原生代</text:p>
          </table:table-cell>
          <table:table-cell office:value-type="float" office:value="3065000000" calcext:value-type="float">
            <text:p>3065000000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6_中原生代</text:p>
          </table:table-cell>
          <table:table-cell office:value-type="float" office:value="3129000000" calcext:value-type="float">
            <text:p>312900000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7_新原生代</text:p>
          </table:table-cell>
          <table:table-cell office:value-type="float" office:value="3641000000" calcext:value-type="float">
            <text:p>3641000000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8_エディアカラ紀</text:p>
          </table:table-cell>
          <table:table-cell office:value-type="float" office:value="4196100000" calcext:value-type="float">
            <text:p>4196100000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9_カンブリア紀</text:p>
          </table:table-cell>
          <table:table-cell office:value-type="float" office:value="4263300000" calcext:value-type="float">
            <text:p>4263300000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0_オルドビス紀</text:p>
          </table:table-cell>
          <table:table-cell office:value-type="float" office:value="4282500000" calcext:value-type="float">
            <text:p>4282500000</text:p>
          </table:table-cell>
          <table:table-cell office:value-type="float" office:value="2368" calcext:value-type="float">
            <text:p>236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1_シルル紀</text:p>
          </table:table-cell>
          <table:table-cell office:value-type="float" office:value="4295300000" calcext:value-type="float">
            <text:p>4295300000</text:p>
          </table:table-cell>
          <table:table-cell office:value-type="float" office:value="2496" calcext:value-type="float">
            <text:p>249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2_デボン紀</text:p>
          </table:table-cell>
          <table:table-cell office:value-type="float" office:value="4356100000" calcext:value-type="float">
            <text:p>4356100000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3_石炭紀</text:p>
          </table:table-cell>
          <table:table-cell office:value-type="float" office:value="4362500000" calcext:value-type="float">
            <text:p>4362500000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4_ペルム紀</text:p>
          </table:table-cell>
          <table:table-cell office:value-type="float" office:value="4362500000" calcext:value-type="float">
            <text:p>4362500000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5_中生代</text:p>
          </table:table-cell>
          <table:table-cell office:value-type="float" office:value="4362500000" calcext:value-type="float">
            <text:p>4362500000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6_新生代</text:p>
          </table:table-cell>
          <table:table-cell office:value-type="float" office:value="4559460000" calcext:value-type="float">
            <text:p>4559460000</text:p>
          </table:table-cell>
          <table:table-cell office:value-type="float" office:value="5152" calcext:value-type="float">
            <text:p>515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7_完新世</text:p>
          </table:table-cell>
          <table:table-cell office:value-type="float" office:value="4618380300" calcext:value-type="float">
            <text:p>4618380300</text:p>
          </table:table-cell>
          <table:table-cell office:value-type="float" office:value="8128" calcext:value-type="float">
            <text:p>812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8_終末代</text:p>
          </table:table-cell>
          <table:table-cell office:value-type="float" office:value="4618380300" calcext:value-type="float">
            <text:p>4618380300</text:p>
          </table:table-cell>
          <table:table-cell office:value-type="float" office:value="8128" calcext:value-type="float">
            <text:p>81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1_原太古代</text:p>
          </table:table-cell>
          <table:table-cell office:value-type="float" office:value="540000000" calcext:value-type="float">
            <text:p>5400000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2_古太古代</text:p>
          </table:table-cell>
          <table:table-cell office:value-type="float" office:value="915000000" calcext:value-type="float">
            <text:p>91500000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3_中太古代</text:p>
          </table:table-cell>
          <table:table-cell office:value-type="float" office:value="1872000000" calcext:value-type="float">
            <text:p>187200000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4_新太古代</text:p>
          </table:table-cell>
          <table:table-cell office:value-type="float" office:value="2739000000" calcext:value-type="float">
            <text:p>2739000000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5_古原生代</text:p>
          </table:table-cell>
          <table:table-cell office:value-type="float" office:value="2830000000" calcext:value-type="float">
            <text:p>2830000000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6_中原生代</text:p>
          </table:table-cell>
          <table:table-cell office:value-type="float" office:value="2894000000" calcext:value-type="float">
            <text:p>2894000000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7_新原生代</text:p>
          </table:table-cell>
          <table:table-cell office:value-type="float" office:value="3214000000" calcext:value-type="float">
            <text:p>321400000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8_エディアカラ紀</text:p>
          </table:table-cell>
          <table:table-cell office:value-type="float" office:value="4337500000" calcext:value-type="float">
            <text:p>43375000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9_カンブリア紀</text:p>
          </table:table-cell>
          <table:table-cell office:value-type="float" office:value="4388700000" calcext:value-type="float">
            <text:p>4388700000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0_オルドビス紀</text:p>
          </table:table-cell>
          <table:table-cell office:value-type="float" office:value="4446300000" calcext:value-type="float">
            <text:p>4446300000</text:p>
          </table:table-cell>
          <table:table-cell office:value-type="float" office:value="2688" calcext:value-type="float">
            <text:p>268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1_シルル紀</text:p>
          </table:table-cell>
          <table:table-cell office:value-type="float" office:value="4468700000" calcext:value-type="float">
            <text:p>4468700000</text:p>
          </table:table-cell>
          <table:table-cell office:value-type="float" office:value="2912" calcext:value-type="float">
            <text:p>29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2_デボン紀</text:p>
          </table:table-cell>
          <table:table-cell office:value-type="float" office:value="4468700000" calcext:value-type="float">
            <text:p>4468700000</text:p>
          </table:table-cell>
          <table:table-cell office:value-type="float" office:value="2912" calcext:value-type="float">
            <text:p>29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3_石炭紀</text:p>
          </table:table-cell>
          <table:table-cell office:value-type="float" office:value="4468700000" calcext:value-type="float">
            <text:p>4468700000</text:p>
          </table:table-cell>
          <table:table-cell office:value-type="float" office:value="2912" calcext:value-type="float">
            <text:p>29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4_ペルム紀</text:p>
          </table:table-cell>
          <table:table-cell office:value-type="float" office:value="4468700000" calcext:value-type="float">
            <text:p>4468700000</text:p>
          </table:table-cell>
          <table:table-cell office:value-type="float" office:value="2912" calcext:value-type="float">
            <text:p>29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5_中生代</text:p>
          </table:table-cell>
          <table:table-cell office:value-type="float" office:value="4468700000" calcext:value-type="float">
            <text:p>4468700000</text:p>
          </table:table-cell>
          <table:table-cell office:value-type="float" office:value="2912" calcext:value-type="float">
            <text:p>29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6_新生代</text:p>
          </table:table-cell>
          <table:table-cell office:value-type="float" office:value="4983100080" calcext:value-type="float">
            <text:p>4983100080</text:p>
          </table:table-cell>
          <table:table-cell office:value-type="float" office:value="8064" calcext:value-type="float">
            <text:p>806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7_完新世</text:p>
          </table:table-cell>
          <table:table-cell office:value-type="float" office:value="4983100080" calcext:value-type="float">
            <text:p>4983100080</text:p>
          </table:table-cell>
          <table:table-cell office:value-type="float" office:value="8064" calcext:value-type="float">
            <text:p>806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8_終末代</text:p>
          </table:table-cell>
          <table:table-cell office:value-type="float" office:value="4983100080" calcext:value-type="float">
            <text:p>4983100080</text:p>
          </table:table-cell>
          <table:table-cell office:value-type="float" office:value="8064" calcext:value-type="float">
            <text:p>806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1_原太古代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2_古太古代</text:p>
          </table:table-cell>
          <table:table-cell office:value-type="float" office:value="980000000" calcext:value-type="float">
            <text:p>98000000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3_中太古代</text:p>
          </table:table-cell>
          <table:table-cell office:value-type="float" office:value="1844000000" calcext:value-type="float">
            <text:p>184400000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4_新太古代</text:p>
          </table:table-cell>
          <table:table-cell office:value-type="float" office:value="2900000000" calcext:value-type="float">
            <text:p>2900000000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5_古原生代</text:p>
          </table:table-cell>
          <table:table-cell office:value-type="float" office:value="2978000000" calcext:value-type="float">
            <text:p>2978000000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6_中原生代</text:p>
          </table:table-cell>
          <table:table-cell office:value-type="float" office:value="3042000000" calcext:value-type="float">
            <text:p>3042000000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7_新原生代</text:p>
          </table:table-cell>
          <table:table-cell office:value-type="float" office:value="3234000000" calcext:value-type="float">
            <text:p>323400000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8_エディアカラ紀</text:p>
          </table:table-cell>
          <table:table-cell office:value-type="float" office:value="4144600000" calcext:value-type="float">
            <text:p>4144600000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9_カンブリア紀</text:p>
          </table:table-cell>
          <table:table-cell office:value-type="float" office:value="4167000000" calcext:value-type="float">
            <text:p>4167000000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0_オルドビス紀</text:p>
          </table:table-cell>
          <table:table-cell office:value-type="float" office:value="4215000000" calcext:value-type="float">
            <text:p>4215000000</text:p>
          </table:table-cell>
          <table:table-cell office:value-type="float" office:value="2208" calcext:value-type="float">
            <text:p>220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1_シルル紀</text:p>
          </table:table-cell>
          <table:table-cell office:value-type="float" office:value="4243800000" calcext:value-type="float">
            <text:p>4243800000</text:p>
          </table:table-cell>
          <table:table-cell office:value-type="float" office:value="2496" calcext:value-type="float">
            <text:p>249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2_デボン紀</text:p>
          </table:table-cell>
          <table:table-cell office:value-type="float" office:value="4263000000" calcext:value-type="float">
            <text:p>4263000000</text:p>
          </table:table-cell>
          <table:table-cell office:value-type="float" office:value="2688" calcext:value-type="float">
            <text:p>268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3_石炭紀</text:p>
          </table:table-cell>
          <table:table-cell office:value-type="float" office:value="4304600000" calcext:value-type="float">
            <text:p>4304600000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4_ペルム紀</text:p>
          </table:table-cell>
          <table:table-cell office:value-type="float" office:value="4304600000" calcext:value-type="float">
            <text:p>4304600000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5_中生代</text:p>
          </table:table-cell>
          <table:table-cell office:value-type="float" office:value="4304600000" calcext:value-type="float">
            <text:p>4304600000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6_新生代</text:p>
          </table:table-cell>
          <table:table-cell office:value-type="float" office:value="4469000000" calcext:value-type="float">
            <text:p>4469000000</text:p>
          </table:table-cell>
          <table:table-cell office:value-type="float" office:value="4768" calcext:value-type="float">
            <text:p>476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7_完新世</text:p>
          </table:table-cell>
          <table:table-cell office:value-type="float" office:value="4530400020" calcext:value-type="float">
            <text:p>4530400020</text:p>
          </table:table-cell>
          <table:table-cell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8_終末代</text:p>
          </table:table-cell>
          <table:table-cell office:value-type="float" office:value="4530400020" calcext:value-type="float">
            <text:p>4530400020</text:p>
          </table:table-cell>
          <table:table-cell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1_原太古代</text:p>
          </table:table-cell>
          <table:table-cell office:value-type="float" office:value="547000000" calcext:value-type="float">
            <text:p>5470000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2_古太古代</text:p>
          </table:table-cell>
          <table:table-cell office:value-type="float" office:value="952000000" calcext:value-type="float">
            <text:p>95200000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3_中太古代</text:p>
          </table:table-cell>
          <table:table-cell office:value-type="float" office:value="1879000000" calcext:value-type="float">
            <text:p>187900000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4_新太古代</text:p>
          </table:table-cell>
          <table:table-cell office:value-type="float" office:value="2938000000" calcext:value-type="float">
            <text:p>2938000000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5_古原生代</text:p>
          </table:table-cell>
          <table:table-cell office:value-type="float" office:value="3019000000" calcext:value-type="float">
            <text:p>3019000000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6_中原生代</text:p>
          </table:table-cell>
          <table:table-cell office:value-type="float" office:value="3081000000" calcext:value-type="float">
            <text:p>3081000000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7_新原生代</text:p>
          </table:table-cell>
          <table:table-cell office:value-type="float" office:value="3467000000" calcext:value-type="float">
            <text:p>3467000000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8_エディアカラ紀</text:p>
          </table:table-cell>
          <table:table-cell office:value-type="float" office:value="4332500000" calcext:value-type="float">
            <text:p>4332500000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9_カンブリア紀</text:p>
          </table:table-cell>
          <table:table-cell office:value-type="float" office:value="4409300000" calcext:value-type="float">
            <text:p>4409300000</text:p>
          </table:table-cell>
          <table:table-cell office:value-type="float" office:value="2336" calcext:value-type="float">
            <text:p>23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10_オルドビス紀</text:p>
          </table:table-cell>
          <table:table-cell office:value-type="float" office:value="4482900000" calcext:value-type="float">
            <text:p>4482900000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11_シルル紀</text:p>
          </table:table-cell>
          <table:table-cell office:value-type="float" office:value="4486100000" calcext:value-type="float">
            <text:p>4486100000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12_デボン紀</text:p>
          </table:table-cell>
          <table:table-cell office:value-type="float" office:value="4486100000" calcext:value-type="float">
            <text:p>4486100000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13_石炭紀</text:p>
          </table:table-cell>
          <table:table-cell office:value-type="float" office:value="4492500000" calcext:value-type="float">
            <text:p>4492500000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14_ペルム紀</text:p>
          </table:table-cell>
          <table:table-cell office:value-type="float" office:value="4492500000" calcext:value-type="float">
            <text:p>4492500000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15_中生代</text:p>
          </table:table-cell>
          <table:table-cell office:value-type="float" office:value="4492500000" calcext:value-type="float">
            <text:p>4492500000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16_新生代</text:p>
          </table:table-cell>
          <table:table-cell office:value-type="float" office:value="4917220000" calcext:value-type="float">
            <text:p>4917220000</text:p>
          </table:table-cell>
          <table:table-cell office:value-type="float" office:value="7424" calcext:value-type="float">
            <text:p>74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17_完新世</text:p>
          </table:table-cell>
          <table:table-cell office:value-type="float" office:value="4971400110" calcext:value-type="float">
            <text:p>4971400110</text:p>
          </table:table-cell>
          <table:table-cell office:value-type="float" office:value="10144" calcext:value-type="float">
            <text:p>101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18_終末代</text:p>
          </table:table-cell>
          <table:table-cell office:value-type="float" office:value="4971400110" calcext:value-type="float">
            <text:p>4971400110</text:p>
          </table:table-cell>
          <table:table-cell office:value-type="float" office:value="10144" calcext:value-type="float">
            <text:p>1014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1_原太古代</text:p>
          </table:table-cell>
          <table:table-cell office:value-type="float" office:value="519000000" calcext:value-type="float">
            <text:p>5190000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2_古太古代</text:p>
          </table:table-cell>
          <table:table-cell office:value-type="float" office:value="705000000" calcext:value-type="float">
            <text:p>70500000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3_中太古代</text:p>
          </table:table-cell>
          <table:table-cell office:value-type="float" office:value="1851000000" calcext:value-type="float">
            <text:p>185100000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4_新太古代</text:p>
          </table:table-cell>
          <table:table-cell office:value-type="float" office:value="2619000000" calcext:value-type="float">
            <text:p>2619000000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5_古原生代</text:p>
          </table:table-cell>
          <table:table-cell office:value-type="float" office:value="2791000000" calcext:value-type="float">
            <text:p>2791000000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6_中原生代</text:p>
          </table:table-cell>
          <table:table-cell office:value-type="float" office:value="2855000000" calcext:value-type="float">
            <text:p>2855000000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7_新原生代</text:p>
          </table:table-cell>
          <table:table-cell office:value-type="float" office:value="3367000000" calcext:value-type="float">
            <text:p>3367000000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8_エディアカラ紀</text:p>
          </table:table-cell>
          <table:table-cell office:value-type="float" office:value="4910000000" calcext:value-type="float">
            <text:p>4910000000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9_カンブリア紀</text:p>
          </table:table-cell>
          <table:table-cell office:value-type="float" office:value="4945200000" calcext:value-type="float">
            <text:p>4945200000</text:p>
          </table:table-cell>
          <table:table-cell office:value-type="float" office:value="2272" calcext:value-type="float">
            <text:p>227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0_オルドビス紀</text:p>
          </table:table-cell>
          <table:table-cell office:value-type="float" office:value="4967600000" calcext:value-type="float">
            <text:p>4967600000</text:p>
          </table:table-cell>
          <table:table-cell office:value-type="float" office:value="2496" calcext:value-type="float">
            <text:p>249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1_シルル紀</text:p>
          </table:table-cell>
          <table:table-cell office:value-type="float" office:value="4996400000" calcext:value-type="float">
            <text:p>4996400000</text:p>
          </table:table-cell>
          <table:table-cell office:value-type="float" office:value="2784" calcext:value-type="float">
            <text:p>278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2_デボン紀</text:p>
          </table:table-cell>
          <table:table-cell office:value-type="float" office:value="5002800000" calcext:value-type="float">
            <text:p>5002800000</text:p>
          </table:table-cell>
          <table:table-cell office:value-type="float" office:value="2848" calcext:value-type="float">
            <text:p>284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3_石炭紀</text:p>
          </table:table-cell>
          <table:table-cell office:value-type="float" office:value="5009200000" calcext:value-type="float">
            <text:p>5009200000</text:p>
          </table:table-cell>
          <table:table-cell office:value-type="float" office:value="2912" calcext:value-type="float">
            <text:p>29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4_ペルム紀</text:p>
          </table:table-cell>
          <table:table-cell office:value-type="float" office:value="5009200000" calcext:value-type="float">
            <text:p>5009200000</text:p>
          </table:table-cell>
          <table:table-cell office:value-type="float" office:value="2912" calcext:value-type="float">
            <text:p>29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5_中生代</text:p>
          </table:table-cell>
          <table:table-cell office:value-type="float" office:value="5009200000" calcext:value-type="float">
            <text:p>5009200000</text:p>
          </table:table-cell>
          <table:table-cell office:value-type="float" office:value="2912" calcext:value-type="float">
            <text:p>29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6_新生代</text:p>
          </table:table-cell>
          <table:table-cell office:value-type="float" office:value="5230880000" calcext:value-type="float">
            <text:p>5230880000</text:p>
          </table:table-cell>
          <table:table-cell office:value-type="float" office:value="5152" calcext:value-type="float">
            <text:p>515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7_完新世</text:p>
          </table:table-cell>
          <table:table-cell office:value-type="float" office:value="5273020050" calcext:value-type="float">
            <text:p>5273020050</text:p>
          </table:table-cell>
          <table:table-cell office:value-type="float" office:value="7264" calcext:value-type="float">
            <text:p>726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8_終末代</text:p>
          </table:table-cell>
          <table:table-cell office:value-type="float" office:value="5273020050" calcext:value-type="float">
            <text:p>5273020050</text:p>
          </table:table-cell>
          <table:table-cell office:value-type="float" office:value="7264" calcext:value-type="float">
            <text:p>726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1_原太古代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2_古太古代</text:p>
          </table:table-cell>
          <table:table-cell office:value-type="float" office:value="910000000" calcext:value-type="float">
            <text:p>91000000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3_中太古代</text:p>
          </table:table-cell>
          <table:table-cell office:value-type="float" office:value="2050000000" calcext:value-type="float">
            <text:p>2050000000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4_新太古代</text:p>
          </table:table-cell>
          <table:table-cell office:value-type="float" office:value="3106000000" calcext:value-type="float">
            <text:p>3106000000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5_古原生代</text:p>
          </table:table-cell>
          <table:table-cell office:value-type="float" office:value="3267000000" calcext:value-type="float">
            <text:p>3267000000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6_中原生代</text:p>
          </table:table-cell>
          <table:table-cell office:value-type="float" office:value="3331000000" calcext:value-type="float">
            <text:p>333100000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7_新原生代</text:p>
          </table:table-cell>
          <table:table-cell office:value-type="float" office:value="4035000000" calcext:value-type="float">
            <text:p>4035000000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8_エディアカラ紀</text:p>
          </table:table-cell>
          <table:table-cell office:value-type="float" office:value="4778300000" calcext:value-type="float">
            <text:p>4778300000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9_カンブリア紀</text:p>
          </table:table-cell>
          <table:table-cell office:value-type="float" office:value="4839100000" calcext:value-type="float">
            <text:p>4839100000</text:p>
          </table:table-cell>
          <table:table-cell office:value-type="float" office:value="2368" calcext:value-type="float">
            <text:p>236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0_オルドビス紀</text:p>
          </table:table-cell>
          <table:table-cell office:value-type="float" office:value="4887100000" calcext:value-type="float">
            <text:p>4887100000</text:p>
          </table:table-cell>
          <table:table-cell office:value-type="float" office:value="2848" calcext:value-type="float">
            <text:p>284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1_シルル紀</text:p>
          </table:table-cell>
          <table:table-cell office:value-type="float" office:value="4922300000" calcext:value-type="float">
            <text:p>4922300000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2_デボン紀</text:p>
          </table:table-cell>
          <table:table-cell office:value-type="float" office:value="4938300000" calcext:value-type="float">
            <text:p>4938300000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3_石炭紀</text:p>
          </table:table-cell>
          <table:table-cell office:value-type="float" office:value="4938300000" calcext:value-type="float">
            <text:p>4938300000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4_ペルム紀</text:p>
          </table:table-cell>
          <table:table-cell office:value-type="float" office:value="4938300000" calcext:value-type="float">
            <text:p>4938300000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5_中生代</text:p>
          </table:table-cell>
          <table:table-cell office:value-type="float" office:value="4938300000" calcext:value-type="float">
            <text:p>4938300000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6_新生代</text:p>
          </table:table-cell>
          <table:table-cell office:value-type="float" office:value="5132060000" calcext:value-type="float">
            <text:p>5132060000</text:p>
          </table:table-cell>
          <table:table-cell office:value-type="float" office:value="5312" calcext:value-type="float">
            <text:p>53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7_完新世</text:p>
          </table:table-cell>
          <table:table-cell office:value-type="float" office:value="5179180120" calcext:value-type="float">
            <text:p>5179180120</text:p>
          </table:table-cell>
          <table:table-cell office:value-type="float" office:value="7680" calcext:value-type="float">
            <text:p>76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8_終末代</text:p>
          </table:table-cell>
          <table:table-cell office:value-type="float" office:value="5179180120" calcext:value-type="float">
            <text:p>5179180120</text:p>
          </table:table-cell>
          <table:table-cell office:value-type="float" office:value="7680" calcext:value-type="float">
            <text:p>768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1_原太古代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2_古太古代</text:p>
          </table:table-cell>
          <table:table-cell office:value-type="float" office:value="600000000" calcext:value-type="float">
            <text:p>6000000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3_中太古代</text:p>
          </table:table-cell>
          <table:table-cell office:value-type="float" office:value="1833000000" calcext:value-type="float">
            <text:p>1833000000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4_新太古代</text:p>
          </table:table-cell>
          <table:table-cell office:value-type="float" office:value="2886000000" calcext:value-type="float">
            <text:p>2886000000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5_古原生代</text:p>
          </table:table-cell>
          <table:table-cell office:value-type="float" office:value="2979000000" calcext:value-type="float">
            <text:p>2979000000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6_中原生代</text:p>
          </table:table-cell>
          <table:table-cell office:value-type="float" office:value="3043000000" calcext:value-type="float">
            <text:p>3043000000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7_新原生代</text:p>
          </table:table-cell>
          <table:table-cell office:value-type="float" office:value="3555000000" calcext:value-type="float">
            <text:p>3555000000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8_エディアカラ紀</text:p>
          </table:table-cell>
          <table:table-cell office:value-type="float" office:value="4123400000" calcext:value-type="float">
            <text:p>4123400000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9_カンブリア紀</text:p>
          </table:table-cell>
          <table:table-cell office:value-type="float" office:value="4181000000" calcext:value-type="float">
            <text:p>4181000000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0_オルドビス紀</text:p>
          </table:table-cell>
          <table:table-cell office:value-type="float" office:value="4222600000" calcext:value-type="float">
            <text:p>4222600000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1_シルル紀</text:p>
          </table:table-cell>
          <table:table-cell office:value-type="float" office:value="4251400000" calcext:value-type="float">
            <text:p>4251400000</text:p>
          </table:table-cell>
          <table:table-cell office:value-type="float" office:value="2752" calcext:value-type="float">
            <text:p>27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2_デボン紀</text:p>
          </table:table-cell>
          <table:table-cell office:value-type="float" office:value="4280200000" calcext:value-type="float">
            <text:p>4280200000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3_石炭紀</text:p>
          </table:table-cell>
          <table:table-cell office:value-type="float" office:value="4280200000" calcext:value-type="float">
            <text:p>4280200000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4_ペルム紀</text:p>
          </table:table-cell>
          <table:table-cell office:value-type="float" office:value="4280200000" calcext:value-type="float">
            <text:p>4280200000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5_中生代</text:p>
          </table:table-cell>
          <table:table-cell office:value-type="float" office:value="4280200000" calcext:value-type="float">
            <text:p>4280200000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6_新生代</text:p>
          </table:table-cell>
          <table:table-cell office:value-type="float" office:value="4762400100" calcext:value-type="float">
            <text:p>4762400100</text:p>
          </table:table-cell>
          <table:table-cell office:value-type="float" office:value="7872" calcext:value-type="float">
            <text:p>78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7_完新世</text:p>
          </table:table-cell>
          <table:table-cell office:value-type="float" office:value="4762400100" calcext:value-type="float">
            <text:p>4762400100</text:p>
          </table:table-cell>
          <table:table-cell office:value-type="float" office:value="7872" calcext:value-type="float">
            <text:p>78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8_終末代</text:p>
          </table:table-cell>
          <table:table-cell office:value-type="float" office:value="4762400100" calcext:value-type="float">
            <text:p>4762400100</text:p>
          </table:table-cell>
          <table:table-cell office:value-type="float" office:value="7872" calcext:value-type="float">
            <text:p>787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1_原太古代</text:p>
          </table:table-cell>
          <table:table-cell office:value-type="float" office:value="498000000" calcext:value-type="float">
            <text:p>4980000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2_古太古代</text:p>
          </table:table-cell>
          <table:table-cell office:value-type="float" office:value="669000000" calcext:value-type="float">
            <text:p>66900000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3_中太古代</text:p>
          </table:table-cell>
          <table:table-cell office:value-type="float" office:value="1734000000" calcext:value-type="float">
            <text:p>173400000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4_新太古代</text:p>
          </table:table-cell>
          <table:table-cell office:value-type="float" office:value="3174000000" calcext:value-type="float">
            <text:p>317400000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5_古原生代</text:p>
          </table:table-cell>
          <table:table-cell office:value-type="float" office:value="3256000000" calcext:value-type="float">
            <text:p>3256000000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6_中原生代</text:p>
          </table:table-cell>
          <table:table-cell office:value-type="float" office:value="3320000000" calcext:value-type="float">
            <text:p>332000000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7_新原生代</text:p>
          </table:table-cell>
          <table:table-cell office:value-type="float" office:value="3768000000" calcext:value-type="float">
            <text:p>3768000000</text:p>
          </table:table-cell>
          <table:table-cell office:value-type="float" office:value="1248" calcext:value-type="float">
            <text:p>12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8_エディアカラ紀</text:p>
          </table:table-cell>
          <table:table-cell office:value-type="float" office:value="4193200000" calcext:value-type="float">
            <text:p>4193200000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9_カンブリア紀</text:p>
          </table:table-cell>
          <table:table-cell office:value-type="float" office:value="4266800000" calcext:value-type="float">
            <text:p>4266800000</text:p>
          </table:table-cell>
          <table:table-cell office:value-type="float" office:value="2208" calcext:value-type="float">
            <text:p>220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10_オルドビス紀</text:p>
          </table:table-cell>
          <table:table-cell office:value-type="float" office:value="4302100000" calcext:value-type="float">
            <text:p>4302100000</text:p>
          </table:table-cell>
          <table:table-cell office:value-type="float" office:value="2561" calcext:value-type="float">
            <text:p>25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11_シルル紀</text:p>
          </table:table-cell>
          <table:table-cell office:value-type="float" office:value="4346800000" calcext:value-type="float">
            <text:p>4346800000</text:p>
          </table:table-cell>
          <table:table-cell office:value-type="float" office:value="3008" calcext:value-type="float">
            <text:p>300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12_デボン紀</text:p>
          </table:table-cell>
          <table:table-cell office:value-type="float" office:value="4346800000" calcext:value-type="float">
            <text:p>4346800000</text:p>
          </table:table-cell>
          <table:table-cell office:value-type="float" office:value="3008" calcext:value-type="float">
            <text:p>300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13_石炭紀</text:p>
          </table:table-cell>
          <table:table-cell office:value-type="float" office:value="4346800000" calcext:value-type="float">
            <text:p>4346800000</text:p>
          </table:table-cell>
          <table:table-cell office:value-type="float" office:value="3008" calcext:value-type="float">
            <text:p>300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14_ペルム紀</text:p>
          </table:table-cell>
          <table:table-cell office:value-type="float" office:value="4346800000" calcext:value-type="float">
            <text:p>4346800000</text:p>
          </table:table-cell>
          <table:table-cell office:value-type="float" office:value="3008" calcext:value-type="float">
            <text:p>300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15_中生代</text:p>
          </table:table-cell>
          <table:table-cell office:value-type="float" office:value="4346800000" calcext:value-type="float">
            <text:p>4346800000</text:p>
          </table:table-cell>
          <table:table-cell office:value-type="float" office:value="3008" calcext:value-type="float">
            <text:p>300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16_新生代</text:p>
          </table:table-cell>
          <table:table-cell office:value-type="float" office:value="4906100070" calcext:value-type="float">
            <text:p>4906100070</text:p>
          </table:table-cell>
          <table:table-cell office:value-type="float" office:value="8608" calcext:value-type="float">
            <text:p>860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17_完新世</text:p>
          </table:table-cell>
          <table:table-cell office:value-type="float" office:value="4906100070" calcext:value-type="float">
            <text:p>4906100070</text:p>
          </table:table-cell>
          <table:table-cell office:value-type="float" office:value="8608" calcext:value-type="float">
            <text:p>860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18_終末代</text:p>
          </table:table-cell>
          <table:table-cell office:value-type="float" office:value="4906100070" calcext:value-type="float">
            <text:p>4906100070</text:p>
          </table:table-cell>
          <table:table-cell office:value-type="float" office:value="8608" calcext:value-type="float">
            <text:p>860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1_原太古代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2_古太古代</text:p>
          </table:table-cell>
          <table:table-cell office:value-type="float" office:value="1097000000" calcext:value-type="float">
            <text:p>109700000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3_中太古代</text:p>
          </table:table-cell>
          <table:table-cell office:value-type="float" office:value="1868000000" calcext:value-type="float">
            <text:p>1868000000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4_新太古代</text:p>
          </table:table-cell>
          <table:table-cell office:value-type="float" office:value="2921000000" calcext:value-type="float">
            <text:p>2921000000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5_古原生代</text:p>
          </table:table-cell>
          <table:table-cell office:value-type="float" office:value="3088000000" calcext:value-type="float">
            <text:p>3088000000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6_中原生代</text:p>
          </table:table-cell>
          <table:table-cell office:value-type="float" office:value="3150000000" calcext:value-type="float">
            <text:p>315000000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7_新原生代</text:p>
          </table:table-cell>
          <table:table-cell office:value-type="float" office:value="3598000000" calcext:value-type="float">
            <text:p>3598000000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8_エディアカラ紀</text:p>
          </table:table-cell>
          <table:table-cell office:value-type="float" office:value="4578300000" calcext:value-type="float">
            <text:p>4578300000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9_カンブリア紀</text:p>
          </table:table-cell>
          <table:table-cell office:value-type="float" office:value="4635900000" calcext:value-type="float">
            <text:p>4635900000</text:p>
          </table:table-cell>
          <table:table-cell office:value-type="float" office:value="2272" calcext:value-type="float">
            <text:p>227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0_オルドビス紀</text:p>
          </table:table-cell>
          <table:table-cell office:value-type="float" office:value="4715900000" calcext:value-type="float">
            <text:p>4715900000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1_シルル紀</text:p>
          </table:table-cell>
          <table:table-cell office:value-type="float" office:value="4715900000" calcext:value-type="float">
            <text:p>4715900000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2_デボン紀</text:p>
          </table:table-cell>
          <table:table-cell office:value-type="float" office:value="4715900000" calcext:value-type="float">
            <text:p>4715900000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3_石炭紀</text:p>
          </table:table-cell>
          <table:table-cell office:value-type="float" office:value="4731900000" calcext:value-type="float">
            <text:p>4731900000</text:p>
          </table:table-cell>
          <table:table-cell office:value-type="float" office:value="3232" calcext:value-type="float">
            <text:p>323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4_ペルム紀</text:p>
          </table:table-cell>
          <table:table-cell office:value-type="float" office:value="4997500000" calcext:value-type="float">
            <text:p>4997500000</text:p>
          </table:table-cell>
          <table:table-cell office:value-type="float" office:value="5888" calcext:value-type="float">
            <text:p>588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5_中生代</text:p>
          </table:table-cell>
          <table:table-cell office:value-type="float" office:value="4997500000" calcext:value-type="float">
            <text:p>4997500000</text:p>
          </table:table-cell>
          <table:table-cell office:value-type="float" office:value="5888" calcext:value-type="float">
            <text:p>588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6_新生代</text:p>
          </table:table-cell>
          <table:table-cell office:value-type="float" office:value="5121740000" calcext:value-type="float">
            <text:p>5121740000</text:p>
          </table:table-cell>
          <table:table-cell office:value-type="float" office:value="7136" calcext:value-type="float">
            <text:p>713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7_完新世</text:p>
          </table:table-cell>
          <table:table-cell office:value-type="float" office:value="5176820300" calcext:value-type="float">
            <text:p>5176820300</text:p>
          </table:table-cell>
          <table:table-cell office:value-type="float" office:value="9920" calcext:value-type="float">
            <text:p>99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8_終末代</text:p>
          </table:table-cell>
          <table:table-cell office:value-type="float" office:value="5176820300" calcext:value-type="float">
            <text:p>5176820300</text:p>
          </table:table-cell>
          <table:table-cell office:value-type="float" office:value="9920" calcext:value-type="float">
            <text:p>992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1_原太古代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2_古太古代</text:p>
          </table:table-cell>
          <table:table-cell office:value-type="float" office:value="923000000" calcext:value-type="float">
            <text:p>92300000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3_中太古代</text:p>
          </table:table-cell>
          <table:table-cell office:value-type="float" office:value="1865000000" calcext:value-type="float">
            <text:p>186500000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4_新太古代</text:p>
          </table:table-cell>
          <table:table-cell office:value-type="float" office:value="2921000000" calcext:value-type="float">
            <text:p>2921000000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5_古原生代</text:p>
          </table:table-cell>
          <table:table-cell office:value-type="float" office:value="3083000000" calcext:value-type="float">
            <text:p>3083000000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6_中原生代</text:p>
          </table:table-cell>
          <table:table-cell office:value-type="float" office:value="3147000000" calcext:value-type="float">
            <text:p>314700000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7_新原生代</text:p>
          </table:table-cell>
          <table:table-cell office:value-type="float" office:value="3723000000" calcext:value-type="float">
            <text:p>3723000000</text:p>
          </table:table-cell>
          <table:table-cell office:value-type="float" office:value="1248" calcext:value-type="float">
            <text:p>124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8_エディアカラ紀</text:p>
          </table:table-cell>
          <table:table-cell office:value-type="float" office:value="4432100000" calcext:value-type="float">
            <text:p>44321000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9_カンブリア紀</text:p>
          </table:table-cell>
          <table:table-cell office:value-type="float" office:value="4480100000" calcext:value-type="float">
            <text:p>4480100000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0_オルドビス紀</text:p>
          </table:table-cell>
          <table:table-cell office:value-type="float" office:value="4515300000" calcext:value-type="float">
            <text:p>4515300000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1_シルル紀</text:p>
          </table:table-cell>
          <table:table-cell office:value-type="float" office:value="4515300000" calcext:value-type="float">
            <text:p>4515300000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2_デボン紀</text:p>
          </table:table-cell>
          <table:table-cell office:value-type="float" office:value="4515300000" calcext:value-type="float">
            <text:p>4515300000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3_石炭紀</text:p>
          </table:table-cell>
          <table:table-cell office:value-type="float" office:value="4547300000" calcext:value-type="float">
            <text:p>4547300000</text:p>
          </table:table-cell>
          <table:table-cell office:value-type="float" office:value="2784" calcext:value-type="float">
            <text:p>27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4_ペルム紀</text:p>
          </table:table-cell>
          <table:table-cell office:value-type="float" office:value="4588900000" calcext:value-type="float">
            <text:p>4588900000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5_中生代</text:p>
          </table:table-cell>
          <table:table-cell office:value-type="float" office:value="4588900000" calcext:value-type="float">
            <text:p>4588900000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6_新生代</text:p>
          </table:table-cell>
          <table:table-cell office:value-type="float" office:value="4700660000" calcext:value-type="float">
            <text:p>4700660000</text:p>
          </table:table-cell>
          <table:table-cell office:value-type="float" office:value="4320" calcext:value-type="float">
            <text:p>432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7_完新世</text:p>
          </table:table-cell>
          <table:table-cell office:value-type="float" office:value="4746820280" calcext:value-type="float">
            <text:p>4746820280</text:p>
          </table:table-cell>
          <table:table-cell office:value-type="float" office:value="6656" calcext:value-type="float">
            <text:p>665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8_終末代</text:p>
          </table:table-cell>
          <table:table-cell office:value-type="float" office:value="4746820280" calcext:value-type="float">
            <text:p>4746820280</text:p>
          </table:table-cell>
          <table:table-cell office:value-type="float" office:value="6656" calcext:value-type="float">
            <text:p>665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1_原太古代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2_古太古代</text:p>
          </table:table-cell>
          <table:table-cell office:value-type="float" office:value="953000000" calcext:value-type="float">
            <text:p>95300000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3_中太古代</text:p>
          </table:table-cell>
          <table:table-cell office:value-type="float" office:value="1847000000" calcext:value-type="float">
            <text:p>1847000000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4_新太古代</text:p>
          </table:table-cell>
          <table:table-cell office:value-type="float" office:value="3092000000" calcext:value-type="float">
            <text:p>3092000000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5_古原生代</text:p>
          </table:table-cell>
          <table:table-cell office:value-type="float" office:value="3187000000" calcext:value-type="float">
            <text:p>318700000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6_中原生代</text:p>
          </table:table-cell>
          <table:table-cell office:value-type="float" office:value="3251000000" calcext:value-type="float">
            <text:p>3251000000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7_新原生代</text:p>
          </table:table-cell>
          <table:table-cell office:value-type="float" office:value="3699000000" calcext:value-type="float">
            <text:p>3699000000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8_エディアカラ紀</text:p>
          </table:table-cell>
          <table:table-cell office:value-type="float" office:value="4721100000" calcext:value-type="float">
            <text:p>4721100000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9_カンブリア紀</text:p>
          </table:table-cell>
          <table:table-cell office:value-type="float" office:value="4788300000" calcext:value-type="float">
            <text:p>4788300000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0_オルドビス紀</text:p>
          </table:table-cell>
          <table:table-cell office:value-type="float" office:value="4813900000" calcext:value-type="float">
            <text:p>4813900000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1_シルル紀</text:p>
          </table:table-cell>
          <table:table-cell office:value-type="float" office:value="4813900000" calcext:value-type="float">
            <text:p>4813900000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2_デボン紀</text:p>
          </table:table-cell>
          <table:table-cell office:value-type="float" office:value="4813900000" calcext:value-type="float">
            <text:p>4813900000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3_石炭紀</text:p>
          </table:table-cell>
          <table:table-cell office:value-type="float" office:value="4887500000" calcext:value-type="float">
            <text:p>4887500000</text:p>
          </table:table-cell>
          <table:table-cell office:value-type="float" office:value="3392" calcext:value-type="float">
            <text:p>339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4_ペルム紀</text:p>
          </table:table-cell>
          <table:table-cell office:value-type="float" office:value="4897100000" calcext:value-type="float">
            <text:p>4897100000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5_中生代</text:p>
          </table:table-cell>
          <table:table-cell office:value-type="float" office:value="4897100000" calcext:value-type="float">
            <text:p>4897100000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6_新生代</text:p>
          </table:table-cell>
          <table:table-cell office:value-type="float" office:value="5035740000" calcext:value-type="float">
            <text:p>5035740000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7_完新世</text:p>
          </table:table-cell>
          <table:table-cell office:value-type="float" office:value="5102400270" calcext:value-type="float">
            <text:p>5102400270</text:p>
          </table:table-cell>
          <table:table-cell office:value-type="float" office:value="8256" calcext:value-type="float">
            <text:p>825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8_終末代</text:p>
          </table:table-cell>
          <table:table-cell office:value-type="float" office:value="5102400270" calcext:value-type="float">
            <text:p>5102400270</text:p>
          </table:table-cell>
          <table:table-cell office:value-type="float" office:value="8256" calcext:value-type="float">
            <text:p>82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1_原太古代</text:p>
          </table:table-cell>
          <table:table-cell office:value-type="float" office:value="546000000" calcext:value-type="float">
            <text:p>5460000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2_古太古代</text:p>
          </table:table-cell>
          <table:table-cell office:value-type="float" office:value="807000000" calcext:value-type="float">
            <text:p>80700000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3_中太古代</text:p>
          </table:table-cell>
          <table:table-cell office:value-type="float" office:value="1968000000" calcext:value-type="float">
            <text:p>1968000000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4_新太古代</text:p>
          </table:table-cell>
          <table:table-cell office:value-type="float" office:value="3120000000" calcext:value-type="float">
            <text:p>3120000000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5_古原生代</text:p>
          </table:table-cell>
          <table:table-cell office:value-type="float" office:value="3197000000" calcext:value-type="float">
            <text:p>319700000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6_中原生代</text:p>
          </table:table-cell>
          <table:table-cell office:value-type="float" office:value="3261000000" calcext:value-type="float">
            <text:p>3261000000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7_新原生代</text:p>
          </table:table-cell>
          <table:table-cell office:value-type="float" office:value="3837000000" calcext:value-type="float">
            <text:p>3837000000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8_エディアカラ紀</text:p>
          </table:table-cell>
          <table:table-cell office:value-type="float" office:value="4363600000" calcext:value-type="float">
            <text:p>4363600000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9_カンブリア紀</text:p>
          </table:table-cell>
          <table:table-cell office:value-type="float" office:value="4421200000" calcext:value-type="float">
            <text:p>4421200000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0_オルドビス紀</text:p>
          </table:table-cell>
          <table:table-cell office:value-type="float" office:value="4475600000" calcext:value-type="float">
            <text:p>4475600000</text:p>
          </table:table-cell>
          <table:table-cell office:value-type="float" office:value="2688" calcext:value-type="float">
            <text:p>268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1_シルル紀</text:p>
          </table:table-cell>
          <table:table-cell office:value-type="float" office:value="4504400000" calcext:value-type="float">
            <text:p>4504400000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2_デボン紀</text:p>
          </table:table-cell>
          <table:table-cell office:value-type="float" office:value="4517200000" calcext:value-type="float">
            <text:p>4517200000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3_石炭紀</text:p>
          </table:table-cell>
          <table:table-cell office:value-type="float" office:value="4517200000" calcext:value-type="float">
            <text:p>4517200000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4_ペルム紀</text:p>
          </table:table-cell>
          <table:table-cell office:value-type="float" office:value="4517200000" calcext:value-type="float">
            <text:p>4517200000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5_中生代</text:p>
          </table:table-cell>
          <table:table-cell office:value-type="float" office:value="4517200000" calcext:value-type="float">
            <text:p>4517200000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6_新生代</text:p>
          </table:table-cell>
          <table:table-cell office:value-type="float" office:value="5003440000" calcext:value-type="float">
            <text:p>5003440000</text:p>
          </table:table-cell>
          <table:table-cell office:value-type="float" office:value="7968" calcext:value-type="float">
            <text:p>796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7_完新世</text:p>
          </table:table-cell>
          <table:table-cell office:value-type="float" office:value="5003620230" calcext:value-type="float">
            <text:p>500362023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8_終末代</text:p>
          </table:table-cell>
          <table:table-cell office:value-type="float" office:value="5003620230" calcext:value-type="float">
            <text:p>500362023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1_原太古代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2_古太古代</text:p>
          </table:table-cell>
          <table:table-cell office:value-type="float" office:value="943000000" calcext:value-type="float">
            <text:p>94300000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3_中太古代</text:p>
          </table:table-cell>
          <table:table-cell office:value-type="float" office:value="1801000000" calcext:value-type="float">
            <text:p>18010000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4_新太古代</text:p>
          </table:table-cell>
          <table:table-cell office:value-type="float" office:value="2701000000" calcext:value-type="float">
            <text:p>27010000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5_古原生代</text:p>
          </table:table-cell>
          <table:table-cell office:value-type="float" office:value="2778000000" calcext:value-type="float">
            <text:p>2778000000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6_中原生代</text:p>
          </table:table-cell>
          <table:table-cell office:value-type="float" office:value="2842000000" calcext:value-type="float">
            <text:p>2842000000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7_新原生代</text:p>
          </table:table-cell>
          <table:table-cell office:value-type="float" office:value="3226000000" calcext:value-type="float">
            <text:p>3226000000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8_エディアカラ紀</text:p>
          </table:table-cell>
          <table:table-cell office:value-type="float" office:value="3967400000" calcext:value-type="float">
            <text:p>3967400000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9_カンブリア紀</text:p>
          </table:table-cell>
          <table:table-cell office:value-type="float" office:value="4018600000" calcext:value-type="float">
            <text:p>4018600000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0_オルドビス紀</text:p>
          </table:table-cell>
          <table:table-cell office:value-type="float" office:value="4063400000" calcext:value-type="float">
            <text:p>4063400000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1_シルル紀</text:p>
          </table:table-cell>
          <table:table-cell office:value-type="float" office:value="4085800000" calcext:value-type="float">
            <text:p>4085800000</text:p>
          </table:table-cell>
          <table:table-cell office:value-type="float" office:value="2624" calcext:value-type="float">
            <text:p>26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2_デボン紀</text:p>
          </table:table-cell>
          <table:table-cell office:value-type="float" office:value="4085800000" calcext:value-type="float">
            <text:p>4085800000</text:p>
          </table:table-cell>
          <table:table-cell office:value-type="float" office:value="2624" calcext:value-type="float">
            <text:p>26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3_石炭紀</text:p>
          </table:table-cell>
          <table:table-cell office:value-type="float" office:value="4137000000" calcext:value-type="float">
            <text:p>4137000000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4_ペルム紀</text:p>
          </table:table-cell>
          <table:table-cell office:value-type="float" office:value="4140200000" calcext:value-type="float">
            <text:p>4140200000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5_中生代</text:p>
          </table:table-cell>
          <table:table-cell office:value-type="float" office:value="4140200000" calcext:value-type="float">
            <text:p>4140200000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6_新生代</text:p>
          </table:table-cell>
          <table:table-cell office:value-type="float" office:value="4312680000" calcext:value-type="float">
            <text:p>4312680000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7_完新世</text:p>
          </table:table-cell>
          <table:table-cell office:value-type="float" office:value="4374720020" calcext:value-type="float">
            <text:p>437472002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8_終末代</text:p>
          </table:table-cell>
          <table:table-cell office:value-type="float" office:value="4374720020" calcext:value-type="float">
            <text:p>437472002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1_原太古代</text:p>
          </table:table-cell>
          <table:table-cell office:value-type="float" office:value="499000000" calcext:value-type="float">
            <text:p>4990000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2_古太古代</text:p>
          </table:table-cell>
          <table:table-cell office:value-type="float" office:value="910000000" calcext:value-type="float">
            <text:p>91000000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3_中太古代</text:p>
          </table:table-cell>
          <table:table-cell office:value-type="float" office:value="1741000000" calcext:value-type="float">
            <text:p>174100000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4_新太古代</text:p>
          </table:table-cell>
          <table:table-cell office:value-type="float" office:value="2797000000" calcext:value-type="float">
            <text:p>2797000000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5_古原生代</text:p>
          </table:table-cell>
          <table:table-cell office:value-type="float" office:value="2889000000" calcext:value-type="float">
            <text:p>2889000000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6_中原生代</text:p>
          </table:table-cell>
          <table:table-cell office:value-type="float" office:value="3017000000" calcext:value-type="float">
            <text:p>3017000000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7_新原生代</text:p>
          </table:table-cell>
          <table:table-cell office:value-type="float" office:value="3401000000" calcext:value-type="float">
            <text:p>3401000000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8_エディアカラ紀</text:p>
          </table:table-cell>
          <table:table-cell office:value-type="float" office:value="3758400000" calcext:value-type="float">
            <text:p>3758400000</text:p>
          </table:table-cell>
          <table:table-cell office:value-type="float" office:value="1312" calcext:value-type="float">
            <text:p>131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9_カンブリア紀</text:p>
          </table:table-cell>
          <table:table-cell office:value-type="float" office:value="3841600000" calcext:value-type="float">
            <text:p>3841600000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0_オルドビス紀</text:p>
          </table:table-cell>
          <table:table-cell office:value-type="float" office:value="3892800000" calcext:value-type="float">
            <text:p>3892800000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1_シルル紀</text:p>
          </table:table-cell>
          <table:table-cell office:value-type="float" office:value="3905600000" calcext:value-type="float">
            <text:p>3905600000</text:p>
          </table:table-cell>
          <table:table-cell office:value-type="float" office:value="2784" calcext:value-type="float">
            <text:p>278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2_デボン紀</text:p>
          </table:table-cell>
          <table:table-cell office:value-type="float" office:value="3905600000" calcext:value-type="float">
            <text:p>3905600000</text:p>
          </table:table-cell>
          <table:table-cell office:value-type="float" office:value="2784" calcext:value-type="float">
            <text:p>278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3_石炭紀</text:p>
          </table:table-cell>
          <table:table-cell office:value-type="float" office:value="3905600000" calcext:value-type="float">
            <text:p>3905600000</text:p>
          </table:table-cell>
          <table:table-cell office:value-type="float" office:value="2784" calcext:value-type="float">
            <text:p>278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4_ペルム紀</text:p>
          </table:table-cell>
          <table:table-cell office:value-type="float" office:value="3905600000" calcext:value-type="float">
            <text:p>3905600000</text:p>
          </table:table-cell>
          <table:table-cell office:value-type="float" office:value="2784" calcext:value-type="float">
            <text:p>278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5_中生代</text:p>
          </table:table-cell>
          <table:table-cell office:value-type="float" office:value="3905600000" calcext:value-type="float">
            <text:p>3905600000</text:p>
          </table:table-cell>
          <table:table-cell office:value-type="float" office:value="2784" calcext:value-type="float">
            <text:p>278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6_新生代</text:p>
          </table:table-cell>
          <table:table-cell office:value-type="float" office:value="4190400000" calcext:value-type="float">
            <text:p>4190400000</text:p>
          </table:table-cell>
          <table:table-cell office:value-type="float" office:value="5632" calcext:value-type="float">
            <text:p>563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7_完新世</text:p>
          </table:table-cell>
          <table:table-cell office:value-type="float" office:value="4236020230" calcext:value-type="float">
            <text:p>4236020230</text:p>
          </table:table-cell>
          <table:table-cell office:value-type="float" office:value="7936" calcext:value-type="float">
            <text:p>793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8_終末代</text:p>
          </table:table-cell>
          <table:table-cell office:value-type="float" office:value="4236020230" calcext:value-type="float">
            <text:p>4236020230</text:p>
          </table:table-cell>
          <table:table-cell office:value-type="float" office:value="7936" calcext:value-type="float">
            <text:p>793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1_原太古代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2_古太古代</text:p>
          </table:table-cell>
          <table:table-cell office:value-type="float" office:value="765000000" calcext:value-type="float">
            <text:p>76500000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3_中太古代</text:p>
          </table:table-cell>
          <table:table-cell office:value-type="float" office:value="1830000000" calcext:value-type="float">
            <text:p>183000000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4_新太古代</text:p>
          </table:table-cell>
          <table:table-cell office:value-type="float" office:value="3270000000" calcext:value-type="float">
            <text:p>3270000000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5_古原生代</text:p>
          </table:table-cell>
          <table:table-cell office:value-type="float" office:value="3449000000" calcext:value-type="float">
            <text:p>3449000000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6_中原生代</text:p>
          </table:table-cell>
          <table:table-cell office:value-type="float" office:value="3513000000" calcext:value-type="float">
            <text:p>3513000000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7_新原生代</text:p>
          </table:table-cell>
          <table:table-cell office:value-type="float" office:value="4091000000" calcext:value-type="float">
            <text:p>4091000000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8_エディアカラ紀</text:p>
          </table:table-cell>
          <table:table-cell office:value-type="float" office:value="5187800000" calcext:value-type="float">
            <text:p>5187800000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9_カンブリア紀</text:p>
          </table:table-cell>
          <table:table-cell office:value-type="float" office:value="5232600000" calcext:value-type="float">
            <text:p>5232600000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0_オルドビス紀</text:p>
          </table:table-cell>
          <table:table-cell office:value-type="float" office:value="5293400000" calcext:value-type="float">
            <text:p>5293400000</text:p>
          </table:table-cell>
          <table:table-cell office:value-type="float" office:value="3008" calcext:value-type="float">
            <text:p>30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1_シルル紀</text:p>
          </table:table-cell>
          <table:table-cell office:value-type="float" office:value="5328600000" calcext:value-type="float">
            <text:p>5328600000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2_デボン紀</text:p>
          </table:table-cell>
          <table:table-cell office:value-type="float" office:value="5328600000" calcext:value-type="float">
            <text:p>5328600000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3_石炭紀</text:p>
          </table:table-cell>
          <table:table-cell office:value-type="float" office:value="5328600000" calcext:value-type="float">
            <text:p>5328600000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4_ペルム紀</text:p>
          </table:table-cell>
          <table:table-cell office:value-type="float" office:value="5328600000" calcext:value-type="float">
            <text:p>5328600000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5_中生代</text:p>
          </table:table-cell>
          <table:table-cell office:value-type="float" office:value="5328600000" calcext:value-type="float">
            <text:p>5328600000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6_新生代</text:p>
          </table:table-cell>
          <table:table-cell office:value-type="float" office:value="5573420000" calcext:value-type="float">
            <text:p>5573420000</text:p>
          </table:table-cell>
          <table:table-cell office:value-type="float" office:value="5825" calcext:value-type="float">
            <text:p>58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7_完新世</text:p>
          </table:table-cell>
          <table:table-cell office:value-type="float" office:value="5636680040" calcext:value-type="float">
            <text:p>5636680040</text:p>
          </table:table-cell>
          <table:table-cell office:value-type="float" office:value="8992" calcext:value-type="float">
            <text:p>89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8_終末代</text:p>
          </table:table-cell>
          <table:table-cell office:value-type="float" office:value="5636680040" calcext:value-type="float">
            <text:p>5636680040</text:p>
          </table:table-cell>
          <table:table-cell office:value-type="float" office:value="8992" calcext:value-type="float">
            <text:p>899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1_原太古代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2_古太古代</text:p>
          </table:table-cell>
          <table:table-cell office:value-type="float" office:value="883000000" calcext:value-type="float">
            <text:p>88300000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3_中太古代</text:p>
          </table:table-cell>
          <table:table-cell office:value-type="float" office:value="1837000000" calcext:value-type="float">
            <text:p>183700000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4_新太古代</text:p>
          </table:table-cell>
          <table:table-cell office:value-type="float" office:value="3277000000" calcext:value-type="float">
            <text:p>3277000000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5_古原生代</text:p>
          </table:table-cell>
          <table:table-cell office:value-type="float" office:value="3353000000" calcext:value-type="float">
            <text:p>335300000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6_中原生代</text:p>
          </table:table-cell>
          <table:table-cell office:value-type="float" office:value="3417000000" calcext:value-type="float">
            <text:p>3417000000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7_新原生代</text:p>
          </table:table-cell>
          <table:table-cell office:value-type="float" office:value="4249000000" calcext:value-type="float">
            <text:p>4249000000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8_エディアカラ紀</text:p>
          </table:table-cell>
          <table:table-cell office:value-type="float" office:value="4676100000" calcext:value-type="float">
            <text:p>4676100000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9_カンブリア紀</text:p>
          </table:table-cell>
          <table:table-cell office:value-type="float" office:value="4740100000" calcext:value-type="float">
            <text:p>4740100000</text:p>
          </table:table-cell>
          <table:table-cell office:value-type="float" office:value="2336" calcext:value-type="float">
            <text:p>233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0_オルドビス紀</text:p>
          </table:table-cell>
          <table:table-cell office:value-type="float" office:value="4768900000" calcext:value-type="float">
            <text:p>4768900000</text:p>
          </table:table-cell>
          <table:table-cell office:value-type="float" office:value="2624" calcext:value-type="float">
            <text:p>26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1_シルル紀</text:p>
          </table:table-cell>
          <table:table-cell office:value-type="float" office:value="4823300000" calcext:value-type="float">
            <text:p>4823300000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2_デボン紀</text:p>
          </table:table-cell>
          <table:table-cell office:value-type="float" office:value="4842600000" calcext:value-type="float">
            <text:p>4842600000</text:p>
          </table:table-cell>
          <table:table-cell office:value-type="float" office:value="3361" calcext:value-type="float">
            <text:p>336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3_石炭紀</text:p>
          </table:table-cell>
          <table:table-cell office:value-type="float" office:value="4842600000" calcext:value-type="float">
            <text:p>4842600000</text:p>
          </table:table-cell>
          <table:table-cell office:value-type="float" office:value="3361" calcext:value-type="float">
            <text:p>336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4_ペルム紀</text:p>
          </table:table-cell>
          <table:table-cell office:value-type="float" office:value="4842600000" calcext:value-type="float">
            <text:p>4842600000</text:p>
          </table:table-cell>
          <table:table-cell office:value-type="float" office:value="3361" calcext:value-type="float">
            <text:p>336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5_中生代</text:p>
          </table:table-cell>
          <table:table-cell office:value-type="float" office:value="4842600000" calcext:value-type="float">
            <text:p>4842600000</text:p>
          </table:table-cell>
          <table:table-cell office:value-type="float" office:value="3361" calcext:value-type="float">
            <text:p>336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6_新生代</text:p>
          </table:table-cell>
          <table:table-cell office:value-type="float" office:value="5180660000" calcext:value-type="float">
            <text:p>5180660000</text:p>
          </table:table-cell>
          <table:table-cell office:value-type="float" office:value="6752" calcext:value-type="float">
            <text:p>675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7_完新世</text:p>
          </table:table-cell>
          <table:table-cell office:value-type="float" office:value="5215220000" calcext:value-type="float">
            <text:p>5215220000</text:p>
          </table:table-cell>
          <table:table-cell office:value-type="float" office:value="8480" calcext:value-type="float">
            <text:p>84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8_終末代</text:p>
          </table:table-cell>
          <table:table-cell office:value-type="float" office:value="5215220000" calcext:value-type="float">
            <text:p>5215220000</text:p>
          </table:table-cell>
          <table:table-cell office:value-type="float" office:value="8480" calcext:value-type="float">
            <text:p>848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1_原太古代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2_古太古代</text:p>
          </table:table-cell>
          <table:table-cell office:value-type="float" office:value="912000000" calcext:value-type="float">
            <text:p>91200000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3_中太古代</text:p>
          </table:table-cell>
          <table:table-cell office:value-type="float" office:value="1968000000" calcext:value-type="float">
            <text:p>1968000000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4_新太古代</text:p>
          </table:table-cell>
          <table:table-cell office:value-type="float" office:value="3024000000" calcext:value-type="float">
            <text:p>3024000000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5_古原生代</text:p>
          </table:table-cell>
          <table:table-cell office:value-type="float" office:value="3114000000" calcext:value-type="float">
            <text:p>3114000000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6_中原生代</text:p>
          </table:table-cell>
          <table:table-cell office:value-type="float" office:value="3178000000" calcext:value-type="float">
            <text:p>317800000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7_新原生代</text:p>
          </table:table-cell>
          <table:table-cell office:value-type="float" office:value="3690000000" calcext:value-type="float">
            <text:p>3690000000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8_エディアカラ紀</text:p>
          </table:table-cell>
          <table:table-cell office:value-type="float" office:value="4593000000" calcext:value-type="float">
            <text:p>4593000000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9_カンブリア紀</text:p>
          </table:table-cell>
          <table:table-cell office:value-type="float" office:value="4727400000" calcext:value-type="float">
            <text:p>4727400000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0_オルドビス紀</text:p>
          </table:table-cell>
          <table:table-cell office:value-type="float" office:value="4807400000" calcext:value-type="float">
            <text:p>4807400000</text:p>
          </table:table-cell>
          <table:table-cell office:value-type="float" office:value="3840" calcext:value-type="float">
            <text:p>384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1_シルル紀</text:p>
          </table:table-cell>
          <table:table-cell office:value-type="float" office:value="4807400000" calcext:value-type="float">
            <text:p>4807400000</text:p>
          </table:table-cell>
          <table:table-cell office:value-type="float" office:value="3840" calcext:value-type="float">
            <text:p>384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2_デボン紀</text:p>
          </table:table-cell>
          <table:table-cell office:value-type="float" office:value="4807400000" calcext:value-type="float">
            <text:p>4807400000</text:p>
          </table:table-cell>
          <table:table-cell office:value-type="float" office:value="3840" calcext:value-type="float">
            <text:p>384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3_石炭紀</text:p>
          </table:table-cell>
          <table:table-cell office:value-type="float" office:value="4810700000" calcext:value-type="float">
            <text:p>4810700000</text:p>
          </table:table-cell>
          <table:table-cell office:value-type="float" office:value="3873" calcext:value-type="float">
            <text:p>38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4_ペルム紀</text:p>
          </table:table-cell>
          <table:table-cell office:value-type="float" office:value="4810700000" calcext:value-type="float">
            <text:p>4810700000</text:p>
          </table:table-cell>
          <table:table-cell office:value-type="float" office:value="3873" calcext:value-type="float">
            <text:p>38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5_中生代</text:p>
          </table:table-cell>
          <table:table-cell office:value-type="float" office:value="4810700000" calcext:value-type="float">
            <text:p>4810700000</text:p>
          </table:table-cell>
          <table:table-cell office:value-type="float" office:value="3873" calcext:value-type="float">
            <text:p>38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6_新生代</text:p>
          </table:table-cell>
          <table:table-cell office:value-type="float" office:value="5176120000" calcext:value-type="float">
            <text:p>5176120000</text:p>
          </table:table-cell>
          <table:table-cell office:value-type="float" office:value="7552" calcext:value-type="float">
            <text:p>75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7_完新世</text:p>
          </table:table-cell>
          <table:table-cell office:value-type="float" office:value="5188660130" calcext:value-type="float">
            <text:p>5188660130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8_終末代</text:p>
          </table:table-cell>
          <table:table-cell office:value-type="float" office:value="5188660130" calcext:value-type="float">
            <text:p>5188660130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1_原太古代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2_古太古代</text:p>
          </table:table-cell>
          <table:table-cell office:value-type="float" office:value="1011000000" calcext:value-type="float">
            <text:p>101100000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3_中太古代</text:p>
          </table:table-cell>
          <table:table-cell office:value-type="float" office:value="1854000000" calcext:value-type="float">
            <text:p>1854000000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4_新太古代</text:p>
          </table:table-cell>
          <table:table-cell office:value-type="float" office:value="2907000000" calcext:value-type="float">
            <text:p>2907000000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5_古原生代</text:p>
          </table:table-cell>
          <table:table-cell office:value-type="float" office:value="2987000000" calcext:value-type="float">
            <text:p>2987000000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6_中原生代</text:p>
          </table:table-cell>
          <table:table-cell office:value-type="float" office:value="3051000000" calcext:value-type="float">
            <text:p>3051000000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7_新原生代</text:p>
          </table:table-cell>
          <table:table-cell office:value-type="float" office:value="3307000000" calcext:value-type="float">
            <text:p>3307000000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8_エディアカラ紀</text:p>
          </table:table-cell>
          <table:table-cell office:value-type="float" office:value="4037000000" calcext:value-type="float">
            <text:p>4037000000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9_カンブリア紀</text:p>
          </table:table-cell>
          <table:table-cell office:value-type="float" office:value="4107400000" calcext:value-type="float">
            <text:p>4107400000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0_オルドビス紀</text:p>
          </table:table-cell>
          <table:table-cell office:value-type="float" office:value="4181000000" calcext:value-type="float">
            <text:p>4181000000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1_シルル紀</text:p>
          </table:table-cell>
          <table:table-cell office:value-type="float" office:value="4181000000" calcext:value-type="float">
            <text:p>4181000000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2_デボン紀</text:p>
          </table:table-cell>
          <table:table-cell office:value-type="float" office:value="4181000000" calcext:value-type="float">
            <text:p>4181000000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3_石炭紀</text:p>
          </table:table-cell>
          <table:table-cell office:value-type="float" office:value="4203400000" calcext:value-type="float">
            <text:p>4203400000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4_ペルム紀</text:p>
          </table:table-cell>
          <table:table-cell office:value-type="float" office:value="4203400000" calcext:value-type="float">
            <text:p>4203400000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5_中生代</text:p>
          </table:table-cell>
          <table:table-cell office:value-type="float" office:value="4203400000" calcext:value-type="float">
            <text:p>4203400000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6_新生代</text:p>
          </table:table-cell>
          <table:table-cell office:value-type="float" office:value="4442680000" calcext:value-type="float">
            <text:p>4442680000</text:p>
          </table:table-cell>
          <table:table-cell office:value-type="float" office:value="5504" calcext:value-type="float">
            <text:p>55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7_完新世</text:p>
          </table:table-cell>
          <table:table-cell office:value-type="float" office:value="4483760260" calcext:value-type="float">
            <text:p>4483760260</text:p>
          </table:table-cell>
          <table:table-cell office:value-type="float" office:value="7584" calcext:value-type="float">
            <text:p>75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8_終末代</text:p>
          </table:table-cell>
          <table:table-cell office:value-type="float" office:value="4483760260" calcext:value-type="float">
            <text:p>4483760260</text:p>
          </table:table-cell>
          <table:table-cell office:value-type="float" office:value="7584" calcext:value-type="float">
            <text:p>758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1_原太古代</text:p>
          </table:table-cell>
          <table:table-cell office:value-type="float" office:value="534000000" calcext:value-type="float">
            <text:p>5340000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2_古太古代</text:p>
          </table:table-cell>
          <table:table-cell office:value-type="float" office:value="915000000" calcext:value-type="float">
            <text:p>91500000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3_中太古代</text:p>
          </table:table-cell>
          <table:table-cell office:value-type="float" office:value="1776000000" calcext:value-type="float">
            <text:p>177600000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4_新太古代</text:p>
          </table:table-cell>
          <table:table-cell office:value-type="float" office:value="2736000000" calcext:value-type="float">
            <text:p>27360000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5_古原生代</text:p>
          </table:table-cell>
          <table:table-cell office:value-type="float" office:value="2900000000" calcext:value-type="float">
            <text:p>2900000000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6_中原生代</text:p>
          </table:table-cell>
          <table:table-cell office:value-type="float" office:value="2964000000" calcext:value-type="float">
            <text:p>2964000000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7_新原生代</text:p>
          </table:table-cell>
          <table:table-cell office:value-type="float" office:value="3284000000" calcext:value-type="float">
            <text:p>3284000000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8_エディアカラ紀</text:p>
          </table:table-cell>
          <table:table-cell office:value-type="float" office:value="4322600000" calcext:value-type="float">
            <text:p>43226000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9_カンブリア紀</text:p>
          </table:table-cell>
          <table:table-cell office:value-type="float" office:value="4367400000" calcext:value-type="float">
            <text:p>4367400000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0_オルドビス紀</text:p>
          </table:table-cell>
          <table:table-cell office:value-type="float" office:value="4409000000" calcext:value-type="float">
            <text:p>4409000000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1_シルル紀</text:p>
          </table:table-cell>
          <table:table-cell office:value-type="float" office:value="4437800000" calcext:value-type="float">
            <text:p>4437800000</text:p>
          </table:table-cell>
          <table:table-cell office:value-type="float" office:value="2752" calcext:value-type="float">
            <text:p>275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2_デボン紀</text:p>
          </table:table-cell>
          <table:table-cell office:value-type="float" office:value="4453800000" calcext:value-type="float">
            <text:p>4453800000</text:p>
          </table:table-cell>
          <table:table-cell office:value-type="float" office:value="2912" calcext:value-type="float">
            <text:p>291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3_石炭紀</text:p>
          </table:table-cell>
          <table:table-cell office:value-type="float" office:value="4453800000" calcext:value-type="float">
            <text:p>4453800000</text:p>
          </table:table-cell>
          <table:table-cell office:value-type="float" office:value="2912" calcext:value-type="float">
            <text:p>291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4_ペルム紀</text:p>
          </table:table-cell>
          <table:table-cell office:value-type="float" office:value="4453800000" calcext:value-type="float">
            <text:p>4453800000</text:p>
          </table:table-cell>
          <table:table-cell office:value-type="float" office:value="2912" calcext:value-type="float">
            <text:p>291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5_中生代</text:p>
          </table:table-cell>
          <table:table-cell office:value-type="float" office:value="4453800000" calcext:value-type="float">
            <text:p>4453800000</text:p>
          </table:table-cell>
          <table:table-cell office:value-type="float" office:value="2912" calcext:value-type="float">
            <text:p>291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6_新生代</text:p>
          </table:table-cell>
          <table:table-cell office:value-type="float" office:value="4727960000" calcext:value-type="float">
            <text:p>4727960000</text:p>
          </table:table-cell>
          <table:table-cell office:value-type="float" office:value="5664" calcext:value-type="float">
            <text:p>566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7_完新世</text:p>
          </table:table-cell>
          <table:table-cell office:value-type="float" office:value="4781740310" calcext:value-type="float">
            <text:p>4781740310</text:p>
          </table:table-cell>
          <table:table-cell office:value-type="float" office:value="8384" calcext:value-type="float">
            <text:p>838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8_終末代</text:p>
          </table:table-cell>
          <table:table-cell office:value-type="float" office:value="4781740310" calcext:value-type="float">
            <text:p>4781740310</text:p>
          </table:table-cell>
          <table:table-cell office:value-type="float" office:value="8384" calcext:value-type="float">
            <text:p>838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1_原太古代</text:p>
          </table:table-cell>
          <table:table-cell office:value-type="float" office:value="485000000" calcext:value-type="float">
            <text:p>4850000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2_古太古代</text:p>
          </table:table-cell>
          <table:table-cell office:value-type="float" office:value="752000000" calcext:value-type="float">
            <text:p>75200000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3_中太古代</text:p>
          </table:table-cell>
          <table:table-cell office:value-type="float" office:value="1823000000" calcext:value-type="float">
            <text:p>182300000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4_新太古代</text:p>
          </table:table-cell>
          <table:table-cell office:value-type="float" office:value="2879000000" calcext:value-type="float">
            <text:p>2879000000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5_古原生代</text:p>
          </table:table-cell>
          <table:table-cell office:value-type="float" office:value="2969000000" calcext:value-type="float">
            <text:p>2969000000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6_中原生代</text:p>
          </table:table-cell>
          <table:table-cell office:value-type="float" office:value="3033000000" calcext:value-type="float">
            <text:p>3033000000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7_新原生代</text:p>
          </table:table-cell>
          <table:table-cell office:value-type="float" office:value="3673000000" calcext:value-type="float">
            <text:p>3673000000</text:p>
          </table:table-cell>
          <table:table-cell office:value-type="float" office:value="1248" calcext:value-type="float">
            <text:p>124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8_エディアカラ紀</text:p>
          </table:table-cell>
          <table:table-cell office:value-type="float" office:value="4928400000" calcext:value-type="float">
            <text:p>4928400000</text:p>
          </table:table-cell>
          <table:table-cell office:value-type="float" office:value="1889" calcext:value-type="float">
            <text:p>188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9_カンブリア紀</text:p>
          </table:table-cell>
          <table:table-cell office:value-type="float" office:value="4982700000" calcext:value-type="float">
            <text:p>4982700000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0_オルドビス紀</text:p>
          </table:table-cell>
          <table:table-cell office:value-type="float" office:value="5027500000" calcext:value-type="float">
            <text:p>5027500000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1_シルル紀</text:p>
          </table:table-cell>
          <table:table-cell office:value-type="float" office:value="5027500000" calcext:value-type="float">
            <text:p>5027500000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2_デボン紀</text:p>
          </table:table-cell>
          <table:table-cell office:value-type="float" office:value="5027500000" calcext:value-type="float">
            <text:p>5027500000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3_石炭紀</text:p>
          </table:table-cell>
          <table:table-cell office:value-type="float" office:value="5081900000" calcext:value-type="float">
            <text:p>5081900000</text:p>
          </table:table-cell>
          <table:table-cell office:value-type="float" office:value="3424" calcext:value-type="float">
            <text:p>342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4_ペルム紀</text:p>
          </table:table-cell>
          <table:table-cell office:value-type="float" office:value="5081900000" calcext:value-type="float">
            <text:p>5081900000</text:p>
          </table:table-cell>
          <table:table-cell office:value-type="float" office:value="3424" calcext:value-type="float">
            <text:p>342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5_中生代</text:p>
          </table:table-cell>
          <table:table-cell office:value-type="float" office:value="5081900000" calcext:value-type="float">
            <text:p>5081900000</text:p>
          </table:table-cell>
          <table:table-cell office:value-type="float" office:value="3424" calcext:value-type="float">
            <text:p>342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6_新生代</text:p>
          </table:table-cell>
          <table:table-cell office:value-type="float" office:value="5212540000" calcext:value-type="float">
            <text:p>5212540000</text:p>
          </table:table-cell>
          <table:table-cell office:value-type="float" office:value="4736" calcext:value-type="float">
            <text:p>473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7_完新世</text:p>
          </table:table-cell>
          <table:table-cell office:value-type="float" office:value="5284700080" calcext:value-type="float">
            <text:p>5284700080</text:p>
          </table:table-cell>
          <table:table-cell office:value-type="float" office:value="8352" calcext:value-type="float">
            <text:p>83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8_終末代</text:p>
          </table:table-cell>
          <table:table-cell office:value-type="float" office:value="5284700080" calcext:value-type="float">
            <text:p>5284700080</text:p>
          </table:table-cell>
          <table:table-cell office:value-type="float" office:value="8352" calcext:value-type="float">
            <text:p>83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1_原太古代</text:p>
          </table:table-cell>
          <table:table-cell office:value-type="float" office:value="548000000" calcext:value-type="float">
            <text:p>5480000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2_古太古代</text:p>
          </table:table-cell>
          <table:table-cell office:value-type="float" office:value="944000000" calcext:value-type="float">
            <text:p>94400000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3_中太古代</text:p>
          </table:table-cell>
          <table:table-cell office:value-type="float" office:value="1886000000" calcext:value-type="float">
            <text:p>188600000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4_新太古代</text:p>
          </table:table-cell>
          <table:table-cell office:value-type="float" office:value="3134000000" calcext:value-type="float">
            <text:p>3134000000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5_古原生代</text:p>
          </table:table-cell>
          <table:table-cell office:value-type="float" office:value="3206000000" calcext:value-type="float">
            <text:p>320600000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6_中原生代</text:p>
          </table:table-cell>
          <table:table-cell office:value-type="float" office:value="3400000000" calcext:value-type="float">
            <text:p>3400000000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7_新原生代</text:p>
          </table:table-cell>
          <table:table-cell office:value-type="float" office:value="4038000000" calcext:value-type="float">
            <text:p>4038000000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8_エディアカラ紀</text:p>
          </table:table-cell>
          <table:table-cell office:value-type="float" office:value="4491100000" calcext:value-type="float">
            <text:p>44911000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9_カンブリア紀</text:p>
          </table:table-cell>
          <table:table-cell office:value-type="float" office:value="4551900000" calcext:value-type="float">
            <text:p>4551900000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0_オルドビス紀</text:p>
          </table:table-cell>
          <table:table-cell office:value-type="float" office:value="4622400000" calcext:value-type="float">
            <text:p>4622400000</text:p>
          </table:table-cell>
          <table:table-cell office:value-type="float" office:value="2945" calcext:value-type="float">
            <text:p>294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1_シルル紀</text:p>
          </table:table-cell>
          <table:table-cell office:value-type="float" office:value="4651100000" calcext:value-type="float">
            <text:p>4651100000</text:p>
          </table:table-cell>
          <table:table-cell office:value-type="float" office:value="3232" calcext:value-type="float">
            <text:p>323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2_デボン紀</text:p>
          </table:table-cell>
          <table:table-cell office:value-type="float" office:value="4651100000" calcext:value-type="float">
            <text:p>4651100000</text:p>
          </table:table-cell>
          <table:table-cell office:value-type="float" office:value="3232" calcext:value-type="float">
            <text:p>323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3_石炭紀</text:p>
          </table:table-cell>
          <table:table-cell office:value-type="float" office:value="4657500000" calcext:value-type="float">
            <text:p>4657500000</text:p>
          </table:table-cell>
          <table:table-cell office:value-type="float" office:value="3296" calcext:value-type="float">
            <text:p>329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4_ペルム紀</text:p>
          </table:table-cell>
          <table:table-cell office:value-type="float" office:value="4657500000" calcext:value-type="float">
            <text:p>4657500000</text:p>
          </table:table-cell>
          <table:table-cell office:value-type="float" office:value="3296" calcext:value-type="float">
            <text:p>329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5_中生代</text:p>
          </table:table-cell>
          <table:table-cell office:value-type="float" office:value="4657500000" calcext:value-type="float">
            <text:p>4657500000</text:p>
          </table:table-cell>
          <table:table-cell office:value-type="float" office:value="3296" calcext:value-type="float">
            <text:p>329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6_新生代</text:p>
          </table:table-cell>
          <table:table-cell office:value-type="float" office:value="4871660000" calcext:value-type="float">
            <text:p>4871660000</text:p>
          </table:table-cell>
          <table:table-cell office:value-type="float" office:value="5440" calcext:value-type="float">
            <text:p>544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7_完新世</text:p>
          </table:table-cell>
          <table:table-cell office:value-type="float" office:value="4921300140" calcext:value-type="float">
            <text:p>4921300140</text:p>
          </table:table-cell>
          <table:table-cell office:value-type="float" office:value="7936" calcext:value-type="float">
            <text:p>793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8_終末代</text:p>
          </table:table-cell>
          <table:table-cell office:value-type="float" office:value="4921300140" calcext:value-type="float">
            <text:p>4921300140</text:p>
          </table:table-cell>
          <table:table-cell office:value-type="float" office:value="7936" calcext:value-type="float">
            <text:p>793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1_原太古代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2_古太古代</text:p>
          </table:table-cell>
          <table:table-cell office:value-type="float" office:value="901000000" calcext:value-type="float">
            <text:p>90100000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3_中太古代</text:p>
          </table:table-cell>
          <table:table-cell office:value-type="float" office:value="1762000000" calcext:value-type="float">
            <text:p>176200000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4_新太古代</text:p>
          </table:table-cell>
          <table:table-cell office:value-type="float" office:value="3106000000" calcext:value-type="float">
            <text:p>3106000000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5_古原生代</text:p>
          </table:table-cell>
          <table:table-cell office:value-type="float" office:value="3269000000" calcext:value-type="float">
            <text:p>3269000000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6_中原生代</text:p>
          </table:table-cell>
          <table:table-cell office:value-type="float" office:value="3333000000" calcext:value-type="float">
            <text:p>333300000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7_新原生代</text:p>
          </table:table-cell>
          <table:table-cell office:value-type="float" office:value="3847000000" calcext:value-type="float">
            <text:p>3847000000</text:p>
          </table:table-cell>
          <table:table-cell office:value-type="float" office:value="1281" calcext:value-type="float">
            <text:p>128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8_エディアカラ紀</text:p>
          </table:table-cell>
          <table:table-cell office:value-type="float" office:value="4846200000" calcext:value-type="float">
            <text:p>4846200000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9_カンブリア紀</text:p>
          </table:table-cell>
          <table:table-cell office:value-type="float" office:value="4923000000" calcext:value-type="float">
            <text:p>4923000000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10_オルドビス紀</text:p>
          </table:table-cell>
          <table:table-cell office:value-type="float" office:value="4951800000" calcext:value-type="float">
            <text:p>4951800000</text:p>
          </table:table-cell>
          <table:table-cell office:value-type="float" office:value="2848" calcext:value-type="float">
            <text:p>284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11_シルル紀</text:p>
          </table:table-cell>
          <table:table-cell office:value-type="float" office:value="4951800000" calcext:value-type="float">
            <text:p>4951800000</text:p>
          </table:table-cell>
          <table:table-cell office:value-type="float" office:value="2848" calcext:value-type="float">
            <text:p>284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12_デボン紀</text:p>
          </table:table-cell>
          <table:table-cell office:value-type="float" office:value="4951800000" calcext:value-type="float">
            <text:p>4951800000</text:p>
          </table:table-cell>
          <table:table-cell office:value-type="float" office:value="2848" calcext:value-type="float">
            <text:p>284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13_石炭紀</text:p>
          </table:table-cell>
          <table:table-cell office:value-type="float" office:value="5015800000" calcext:value-type="float">
            <text:p>5015800000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14_ペルム紀</text:p>
          </table:table-cell>
          <table:table-cell office:value-type="float" office:value="5047800000" calcext:value-type="float">
            <text:p>5047800000</text:p>
          </table:table-cell>
          <table:table-cell office:value-type="float" office:value="3808" calcext:value-type="float">
            <text:p>380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15_中生代</text:p>
          </table:table-cell>
          <table:table-cell office:value-type="float" office:value="5047800000" calcext:value-type="float">
            <text:p>5047800000</text:p>
          </table:table-cell>
          <table:table-cell office:value-type="float" office:value="3808" calcext:value-type="float">
            <text:p>380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16_新生代</text:p>
          </table:table-cell>
          <table:table-cell office:value-type="float" office:value="5139960000" calcext:value-type="float">
            <text:p>5139960000</text:p>
          </table:table-cell>
          <table:table-cell office:value-type="float" office:value="4736" calcext:value-type="float">
            <text:p>473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17_完新世</text:p>
          </table:table-cell>
          <table:table-cell office:value-type="float" office:value="5201720160" calcext:value-type="float">
            <text:p>5201720160</text:p>
          </table:table-cell>
          <table:table-cell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18_終末代</text:p>
          </table:table-cell>
          <table:table-cell office:value-type="float" office:value="5201720160" calcext:value-type="float">
            <text:p>5201720160</text:p>
          </table:table-cell>
          <table:table-cell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1_原太古代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2_古太古代</text:p>
          </table:table-cell>
          <table:table-cell office:value-type="float" office:value="1076000000" calcext:value-type="float">
            <text:p>107600000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3_中太古代</text:p>
          </table:table-cell>
          <table:table-cell office:value-type="float" office:value="2039000000" calcext:value-type="float">
            <text:p>2039000000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4_新太古代</text:p>
          </table:table-cell>
          <table:table-cell office:value-type="float" office:value="3476000000" calcext:value-type="float">
            <text:p>3476000000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5_古原生代</text:p>
          </table:table-cell>
          <table:table-cell office:value-type="float" office:value="3561000000" calcext:value-type="float">
            <text:p>3561000000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6_中原生代</text:p>
          </table:table-cell>
          <table:table-cell office:value-type="float" office:value="3687000000" calcext:value-type="float">
            <text:p>3687000000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7_新原生代</text:p>
          </table:table-cell>
          <table:table-cell office:value-type="float" office:value="4073000000" calcext:value-type="float">
            <text:p>4073000000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8_エディアカラ紀</text:p>
          </table:table-cell>
          <table:table-cell office:value-type="float" office:value="4569800000" calcext:value-type="float">
            <text:p>4569800000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9_カンブリア紀</text:p>
          </table:table-cell>
          <table:table-cell office:value-type="float" office:value="4608200000" calcext:value-type="float">
            <text:p>4608200000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10_オルドビス紀</text:p>
          </table:table-cell>
          <table:table-cell office:value-type="float" office:value="4742600000" calcext:value-type="float">
            <text:p>4742600000</text:p>
          </table:table-cell>
          <table:table-cell office:value-type="float" office:value="3329" calcext:value-type="float">
            <text:p>332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11_シルル紀</text:p>
          </table:table-cell>
          <table:table-cell office:value-type="float" office:value="4745800000" calcext:value-type="float">
            <text:p>4745800000</text:p>
          </table:table-cell>
          <table:table-cell office:value-type="float" office:value="3361" calcext:value-type="float">
            <text:p>336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12_デボン紀</text:p>
          </table:table-cell>
          <table:table-cell office:value-type="float" office:value="4745800000" calcext:value-type="float">
            <text:p>4745800000</text:p>
          </table:table-cell>
          <table:table-cell office:value-type="float" office:value="3361" calcext:value-type="float">
            <text:p>336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13_石炭紀</text:p>
          </table:table-cell>
          <table:table-cell office:value-type="float" office:value="4752200000" calcext:value-type="float">
            <text:p>4752200000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14_ペルム紀</text:p>
          </table:table-cell>
          <table:table-cell office:value-type="float" office:value="4752200000" calcext:value-type="float">
            <text:p>4752200000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15_中生代</text:p>
          </table:table-cell>
          <table:table-cell office:value-type="float" office:value="4752200000" calcext:value-type="float">
            <text:p>4752200000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16_新生代</text:p>
          </table:table-cell>
          <table:table-cell office:value-type="float" office:value="4895220000" calcext:value-type="float">
            <text:p>4895220000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17_完新世</text:p>
          </table:table-cell>
          <table:table-cell office:value-type="float" office:value="4962680190" calcext:value-type="float">
            <text:p>4962680190</text:p>
          </table:table-cell>
          <table:table-cell office:value-type="float" office:value="8256" calcext:value-type="float">
            <text:p>825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18_終末代</text:p>
          </table:table-cell>
          <table:table-cell office:value-type="float" office:value="4962680190" calcext:value-type="float">
            <text:p>4962680190</text:p>
          </table:table-cell>
          <table:table-cell office:value-type="float" office:value="8256" calcext:value-type="float">
            <text:p>82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1_原太古代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2_古太古代</text:p>
          </table:table-cell>
          <table:table-cell office:value-type="float" office:value="805000000" calcext:value-type="float">
            <text:p>80500000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3_中太古代</text:p>
          </table:table-cell>
          <table:table-cell office:value-type="float" office:value="1741000000" calcext:value-type="float">
            <text:p>174100000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4_新太古代</text:p>
          </table:table-cell>
          <table:table-cell office:value-type="float" office:value="2989000000" calcext:value-type="float">
            <text:p>2989000000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5_古原生代</text:p>
          </table:table-cell>
          <table:table-cell office:value-type="float" office:value="3082000000" calcext:value-type="float">
            <text:p>3082000000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6_中原生代</text:p>
          </table:table-cell>
          <table:table-cell office:value-type="float" office:value="3146000000" calcext:value-type="float">
            <text:p>314600000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7_新原生代</text:p>
          </table:table-cell>
          <table:table-cell office:value-type="float" office:value="3658000000" calcext:value-type="float">
            <text:p>3658000000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8_エディアカラ紀</text:p>
          </table:table-cell>
          <table:table-cell office:value-type="float" office:value="4252400000" calcext:value-type="float">
            <text:p>4252400000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9_カンブリア紀</text:p>
          </table:table-cell>
          <table:table-cell office:value-type="float" office:value="4310000000" calcext:value-type="float">
            <text:p>4310000000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10_オルドビス紀</text:p>
          </table:table-cell>
          <table:table-cell office:value-type="float" office:value="4342000000" calcext:value-type="float">
            <text:p>4342000000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11_シルル紀</text:p>
          </table:table-cell>
          <table:table-cell office:value-type="float" office:value="4351600000" calcext:value-type="float">
            <text:p>4351600000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12_デボン紀</text:p>
          </table:table-cell>
          <table:table-cell office:value-type="float" office:value="4383600000" calcext:value-type="float">
            <text:p>4383600000</text:p>
          </table:table-cell>
          <table:table-cell office:value-type="float" office:value="2848" calcext:value-type="float">
            <text:p>284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13_石炭紀</text:p>
          </table:table-cell>
          <table:table-cell office:value-type="float" office:value="4412400000" calcext:value-type="float">
            <text:p>4412400000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14_ペルム紀</text:p>
          </table:table-cell>
          <table:table-cell office:value-type="float" office:value="4412400000" calcext:value-type="float">
            <text:p>4412400000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15_中生代</text:p>
          </table:table-cell>
          <table:table-cell office:value-type="float" office:value="4412400000" calcext:value-type="float">
            <text:p>4412400000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16_新生代</text:p>
          </table:table-cell>
          <table:table-cell office:value-type="float" office:value="4573760000" calcext:value-type="float">
            <text:p>4573760000</text:p>
          </table:table-cell>
          <table:table-cell office:value-type="float" office:value="4768" calcext:value-type="float">
            <text:p>476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17_完新世</text:p>
          </table:table-cell>
          <table:table-cell office:value-type="float" office:value="4627240140" calcext:value-type="float">
            <text:p>4627240140</text:p>
          </table:table-cell>
          <table:table-cell office:value-type="float" office:value="7456" calcext:value-type="float">
            <text:p>74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18_終末代</text:p>
          </table:table-cell>
          <table:table-cell office:value-type="float" office:value="4627240140" calcext:value-type="float">
            <text:p>4627240140</text:p>
          </table:table-cell>
          <table:table-cell office:value-type="float" office:value="7456" calcext:value-type="float">
            <text:p>745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1_原太古代</text:p>
          </table:table-cell>
          <table:table-cell office:value-type="float" office:value="533000000" calcext:value-type="float">
            <text:p>5330000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2_古太古代</text:p>
          </table:table-cell>
          <table:table-cell office:value-type="float" office:value="923000000" calcext:value-type="float">
            <text:p>92300000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3_中太古代</text:p>
          </table:table-cell>
          <table:table-cell office:value-type="float" office:value="1769000000" calcext:value-type="float">
            <text:p>176900000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4_新太古代</text:p>
          </table:table-cell>
          <table:table-cell office:value-type="float" office:value="3113000000" calcext:value-type="float">
            <text:p>3113000000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5_古原生代</text:p>
          </table:table-cell>
          <table:table-cell office:value-type="float" office:value="3209000000" calcext:value-type="float">
            <text:p>320900000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6_中原生代</text:p>
          </table:table-cell>
          <table:table-cell office:value-type="float" office:value="3273000000" calcext:value-type="float">
            <text:p>3273000000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7_新原生代</text:p>
          </table:table-cell>
          <table:table-cell office:value-type="float" office:value="3785000000" calcext:value-type="float">
            <text:p>3785000000</text:p>
          </table:table-cell>
          <table:table-cell office:value-type="float" office:value="1248" calcext:value-type="float">
            <text:p>124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8_エディアカラ紀</text:p>
          </table:table-cell>
          <table:table-cell office:value-type="float" office:value="4579000000" calcext:value-type="float">
            <text:p>4579000000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9_カンブリア紀</text:p>
          </table:table-cell>
          <table:table-cell office:value-type="float" office:value="4646200000" calcext:value-type="float">
            <text:p>4646200000</text:p>
          </table:table-cell>
          <table:table-cell office:value-type="float" office:value="2336" calcext:value-type="float">
            <text:p>233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10_オルドビス紀</text:p>
          </table:table-cell>
          <table:table-cell office:value-type="float" office:value="4694200000" calcext:value-type="float">
            <text:p>4694200000</text:p>
          </table:table-cell>
          <table:table-cell office:value-type="float" office:value="2816" calcext:value-type="float">
            <text:p>28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11_シルル紀</text:p>
          </table:table-cell>
          <table:table-cell office:value-type="float" office:value="4703800000" calcext:value-type="float">
            <text:p>4703800000</text:p>
          </table:table-cell>
          <table:table-cell office:value-type="float" office:value="2912" calcext:value-type="float">
            <text:p>291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12_デボン紀</text:p>
          </table:table-cell>
          <table:table-cell office:value-type="float" office:value="4703800000" calcext:value-type="float">
            <text:p>4703800000</text:p>
          </table:table-cell>
          <table:table-cell office:value-type="float" office:value="2912" calcext:value-type="float">
            <text:p>291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13_石炭紀</text:p>
          </table:table-cell>
          <table:table-cell office:value-type="float" office:value="4726200000" calcext:value-type="float">
            <text:p>4726200000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14_ペルム紀</text:p>
          </table:table-cell>
          <table:table-cell office:value-type="float" office:value="4761400000" calcext:value-type="float">
            <text:p>4761400000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15_中生代</text:p>
          </table:table-cell>
          <table:table-cell office:value-type="float" office:value="4761400000" calcext:value-type="float">
            <text:p>4761400000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16_新生代</text:p>
          </table:table-cell>
          <table:table-cell office:value-type="float" office:value="4892120000" calcext:value-type="float">
            <text:p>4892120000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17_完新世</text:p>
          </table:table-cell>
          <table:table-cell office:value-type="float" office:value="4945760060" calcext:value-type="float">
            <text:p>4945760060</text:p>
          </table:table-cell>
          <table:table-cell office:value-type="float" office:value="7488" calcext:value-type="float">
            <text:p>748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18_終末代</text:p>
          </table:table-cell>
          <table:table-cell office:value-type="float" office:value="4945760060" calcext:value-type="float">
            <text:p>4945760060</text:p>
          </table:table-cell>
          <table:table-cell office:value-type="float" office:value="7488" calcext:value-type="float">
            <text:p>748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1_原太古代</text:p>
          </table:table-cell>
          <table:table-cell office:value-type="float" office:value="533000000" calcext:value-type="float">
            <text:p>5330000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2_古太古代</text:p>
          </table:table-cell>
          <table:table-cell office:value-type="float" office:value="851000000" calcext:value-type="float">
            <text:p>85100000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3_中太古代</text:p>
          </table:table-cell>
          <table:table-cell office:value-type="float" office:value="1961000000" calcext:value-type="float">
            <text:p>1961000000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4_新太古代</text:p>
          </table:table-cell>
          <table:table-cell office:value-type="float" office:value="3401000000" calcext:value-type="float">
            <text:p>340100000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5_古原生代</text:p>
          </table:table-cell>
          <table:table-cell office:value-type="float" office:value="3495000000" calcext:value-type="float">
            <text:p>3495000000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6_中原生代</text:p>
          </table:table-cell>
          <table:table-cell office:value-type="float" office:value="3559000000" calcext:value-type="float">
            <text:p>3559000000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7_新原生代</text:p>
          </table:table-cell>
          <table:table-cell office:value-type="float" office:value="3943000000" calcext:value-type="float">
            <text:p>3943000000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8_エディアカラ紀</text:p>
          </table:table-cell>
          <table:table-cell office:value-type="float" office:value="4052000000" calcext:value-type="float">
            <text:p>4052000000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9_カンブリア紀</text:p>
          </table:table-cell>
          <table:table-cell office:value-type="float" office:value="4087200000" calcext:value-type="float">
            <text:p>4087200000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10_オルドビス紀</text:p>
          </table:table-cell>
          <table:table-cell office:value-type="float" office:value="4199200000" calcext:value-type="float">
            <text:p>4199200000</text:p>
          </table:table-cell>
          <table:table-cell office:value-type="float" office:value="2816" calcext:value-type="float">
            <text:p>281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11_シルル紀</text:p>
          </table:table-cell>
          <table:table-cell office:value-type="float" office:value="4212000000" calcext:value-type="float">
            <text:p>4212000000</text:p>
          </table:table-cell>
          <table:table-cell office:value-type="float" office:value="2944" calcext:value-type="float">
            <text:p>294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12_デボン紀</text:p>
          </table:table-cell>
          <table:table-cell office:value-type="float" office:value="4234400000" calcext:value-type="float">
            <text:p>4234400000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13_石炭紀</text:p>
          </table:table-cell>
          <table:table-cell office:value-type="float" office:value="4234400000" calcext:value-type="float">
            <text:p>4234400000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14_ペルム紀</text:p>
          </table:table-cell>
          <table:table-cell office:value-type="float" office:value="4234400000" calcext:value-type="float">
            <text:p>4234400000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15_中生代</text:p>
          </table:table-cell>
          <table:table-cell office:value-type="float" office:value="4234400000" calcext:value-type="float">
            <text:p>4234400000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16_新生代</text:p>
          </table:table-cell>
          <table:table-cell office:value-type="float" office:value="4475440000" calcext:value-type="float">
            <text:p>4475440000</text:p>
          </table:table-cell>
          <table:table-cell office:value-type="float" office:value="5600" calcext:value-type="float">
            <text:p>56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17_完新世</text:p>
          </table:table-cell>
          <table:table-cell office:value-type="float" office:value="4528080240" calcext:value-type="float">
            <text:p>4528080240</text:p>
          </table:table-cell>
          <table:table-cell office:value-type="float" office:value="8256" calcext:value-type="float">
            <text:p>825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18_終末代</text:p>
          </table:table-cell>
          <table:table-cell office:value-type="float" office:value="4528080240" calcext:value-type="float">
            <text:p>4528080240</text:p>
          </table:table-cell>
          <table:table-cell office:value-type="float" office:value="8256" calcext:value-type="float">
            <text:p>825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1_原太古代</text:p>
          </table:table-cell>
          <table:table-cell office:value-type="float" office:value="574000000" calcext:value-type="float">
            <text:p>5740000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2_古太古代</text:p>
          </table:table-cell>
          <table:table-cell office:value-type="float" office:value="943000000" calcext:value-type="float">
            <text:p>94300000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3_中太古代</text:p>
          </table:table-cell>
          <table:table-cell office:value-type="float" office:value="1900000000" calcext:value-type="float">
            <text:p>190000000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4_新太古代</text:p>
          </table:table-cell>
          <table:table-cell office:value-type="float" office:value="2860000000" calcext:value-type="float">
            <text:p>2860000000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5_古原生代</text:p>
          </table:table-cell>
          <table:table-cell office:value-type="float" office:value="2946000000" calcext:value-type="float">
            <text:p>2946000000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6_中原生代</text:p>
          </table:table-cell>
          <table:table-cell office:value-type="float" office:value="3010000000" calcext:value-type="float">
            <text:p>3010000000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7_新原生代</text:p>
          </table:table-cell>
          <table:table-cell office:value-type="float" office:value="3714000000" calcext:value-type="float">
            <text:p>3714000000</text:p>
          </table:table-cell>
          <table:table-cell office:value-type="float" office:value="1248" calcext:value-type="float">
            <text:p>12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8_エディアカラ紀</text:p>
          </table:table-cell>
          <table:table-cell office:value-type="float" office:value="4973100000" calcext:value-type="float">
            <text:p>4973100000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9_カンブリア紀</text:p>
          </table:table-cell>
          <table:table-cell office:value-type="float" office:value="5024300000" calcext:value-type="float">
            <text:p>5024300000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0_オルドビス紀</text:p>
          </table:table-cell>
          <table:table-cell office:value-type="float" office:value="5081900000" calcext:value-type="float">
            <text:p>5081900000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1_シルル紀</text:p>
          </table:table-cell>
          <table:table-cell office:value-type="float" office:value="5094700000" calcext:value-type="float">
            <text:p>5094700000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2_デボン紀</text:p>
          </table:table-cell>
          <table:table-cell office:value-type="float" office:value="5094700000" calcext:value-type="float">
            <text:p>5094700000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3_石炭紀</text:p>
          </table:table-cell>
          <table:table-cell office:value-type="float" office:value="5110700000" calcext:value-type="float">
            <text:p>5110700000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4_ペルム紀</text:p>
          </table:table-cell>
          <table:table-cell office:value-type="float" office:value="5203500000" calcext:value-type="float">
            <text:p>5203500000</text:p>
          </table:table-cell>
          <table:table-cell office:value-type="float" office:value="4192" calcext:value-type="float">
            <text:p>419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5_中生代</text:p>
          </table:table-cell>
          <table:table-cell office:value-type="float" office:value="5203500000" calcext:value-type="float">
            <text:p>5203500000</text:p>
          </table:table-cell>
          <table:table-cell office:value-type="float" office:value="4192" calcext:value-type="float">
            <text:p>419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6_新生代</text:p>
          </table:table-cell>
          <table:table-cell office:value-type="float" office:value="5322860000" calcext:value-type="float">
            <text:p>5322860000</text:p>
          </table:table-cell>
          <table:table-cell office:value-type="float" office:value="5408" calcext:value-type="float">
            <text:p>540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7_完新世</text:p>
          </table:table-cell>
          <table:table-cell office:value-type="float" office:value="5370880310" calcext:value-type="float">
            <text:p>5370880310</text:p>
          </table:table-cell>
          <table:table-cell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8_終末代</text:p>
          </table:table-cell>
          <table:table-cell office:value-type="float" office:value="5370880310" calcext:value-type="float">
            <text:p>5370880310</text:p>
          </table:table-cell>
          <table:table-cell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1_原太古代</text:p>
          </table:table-cell>
          <table:table-cell office:value-type="float" office:value="540000000" calcext:value-type="float">
            <text:p>5400000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2_古太古代</text:p>
          </table:table-cell>
          <table:table-cell office:value-type="float" office:value="936000000" calcext:value-type="float">
            <text:p>9360000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3_中太古代</text:p>
          </table:table-cell>
          <table:table-cell office:value-type="float" office:value="1872000000" calcext:value-type="float">
            <text:p>187200000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4_新太古代</text:p>
          </table:table-cell>
          <table:table-cell office:value-type="float" office:value="2928000000" calcext:value-type="float">
            <text:p>2928000000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5_古原生代</text:p>
          </table:table-cell>
          <table:table-cell office:value-type="float" office:value="3007000000" calcext:value-type="float">
            <text:p>3007000000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6_中原生代</text:p>
          </table:table-cell>
          <table:table-cell office:value-type="float" office:value="3071000000" calcext:value-type="float">
            <text:p>3071000000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7_新原生代</text:p>
          </table:table-cell>
          <table:table-cell office:value-type="float" office:value="3583000000" calcext:value-type="float">
            <text:p>3583000000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8_エディアカラ紀</text:p>
          </table:table-cell>
          <table:table-cell office:value-type="float" office:value="5081000000" calcext:value-type="float">
            <text:p>5081000000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9_カンブリア紀</text:p>
          </table:table-cell>
          <table:table-cell office:value-type="float" office:value="5132200000" calcext:value-type="float">
            <text:p>5132200000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0_オルドビス紀</text:p>
          </table:table-cell>
          <table:table-cell office:value-type="float" office:value="5180200000" calcext:value-type="float">
            <text:p>5180200000</text:p>
          </table:table-cell>
          <table:table-cell office:value-type="float" office:value="2944" calcext:value-type="float">
            <text:p>294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1_シルル紀</text:p>
          </table:table-cell>
          <table:table-cell office:value-type="float" office:value="5193000000" calcext:value-type="float">
            <text:p>5193000000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2_デボン紀</text:p>
          </table:table-cell>
          <table:table-cell office:value-type="float" office:value="5269800000" calcext:value-type="float">
            <text:p>5269800000</text:p>
          </table:table-cell>
          <table:table-cell office:value-type="float" office:value="3840" calcext:value-type="float">
            <text:p>384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3_石炭紀</text:p>
          </table:table-cell>
          <table:table-cell office:value-type="float" office:value="5269800000" calcext:value-type="float">
            <text:p>5269800000</text:p>
          </table:table-cell>
          <table:table-cell office:value-type="float" office:value="3840" calcext:value-type="float">
            <text:p>384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4_ペルム紀</text:p>
          </table:table-cell>
          <table:table-cell office:value-type="float" office:value="5273000000" calcext:value-type="float">
            <text:p>5273000000</text:p>
          </table:table-cell>
          <table:table-cell office:value-type="float" office:value="3872" calcext:value-type="float">
            <text:p>38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5_中生代</text:p>
          </table:table-cell>
          <table:table-cell office:value-type="float" office:value="5273000000" calcext:value-type="float">
            <text:p>5273000000</text:p>
          </table:table-cell>
          <table:table-cell office:value-type="float" office:value="3872" calcext:value-type="float">
            <text:p>38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6_新生代</text:p>
          </table:table-cell>
          <table:table-cell office:value-type="float" office:value="5537800000" calcext:value-type="float">
            <text:p>5537800000</text:p>
          </table:table-cell>
          <table:table-cell office:value-type="float" office:value="6528" calcext:value-type="float">
            <text:p>652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7_完新世</text:p>
          </table:table-cell>
          <table:table-cell office:value-type="float" office:value="5588720140" calcext:value-type="float">
            <text:p>5588720140</text:p>
          </table:table-cell>
          <table:table-cell office:value-type="float" office:value="9088" calcext:value-type="float">
            <text:p>908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8_終末代</text:p>
          </table:table-cell>
          <table:table-cell office:value-type="float" office:value="5588720140" calcext:value-type="float">
            <text:p>5588720140</text:p>
          </table:table-cell>
          <table:table-cell office:value-type="float" office:value="9088" calcext:value-type="float">
            <text:p>908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1_原太古代</text:p>
          </table:table-cell>
          <table:table-cell office:value-type="float" office:value="518000000" calcext:value-type="float">
            <text:p>5180000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2_古太古代</text:p>
          </table:table-cell>
          <table:table-cell office:value-type="float" office:value="887000000" calcext:value-type="float">
            <text:p>88700000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3_中太古代</text:p>
          </table:table-cell>
          <table:table-cell office:value-type="float" office:value="1844000000" calcext:value-type="float">
            <text:p>184400000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4_新太古代</text:p>
          </table:table-cell>
          <table:table-cell office:value-type="float" office:value="3092000000" calcext:value-type="float">
            <text:p>3092000000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5_古原生代</text:p>
          </table:table-cell>
          <table:table-cell office:value-type="float" office:value="3181000000" calcext:value-type="float">
            <text:p>318100000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6_中原生代</text:p>
          </table:table-cell>
          <table:table-cell office:value-type="float" office:value="3309000000" calcext:value-type="float">
            <text:p>330900000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7_新原生代</text:p>
          </table:table-cell>
          <table:table-cell office:value-type="float" office:value="3821000000" calcext:value-type="float">
            <text:p>3821000000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8_エディアカラ紀</text:p>
          </table:table-cell>
          <table:table-cell office:value-type="float" office:value="4341900000" calcext:value-type="float">
            <text:p>4341900000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9_カンブリア紀</text:p>
          </table:table-cell>
          <table:table-cell office:value-type="float" office:value="4463500000" calcext:value-type="float">
            <text:p>4463500000</text:p>
          </table:table-cell>
          <table:table-cell office:value-type="float" office:value="2784" calcext:value-type="float">
            <text:p>278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0_オルドビス紀</text:p>
          </table:table-cell>
          <table:table-cell office:value-type="float" office:value="4546700000" calcext:value-type="float">
            <text:p>4546700000</text:p>
          </table:table-cell>
          <table:table-cell office:value-type="float" office:value="3616" calcext:value-type="float">
            <text:p>361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1_シルル紀</text:p>
          </table:table-cell>
          <table:table-cell office:value-type="float" office:value="4591600000" calcext:value-type="float">
            <text:p>4591600000</text:p>
          </table:table-cell>
          <table:table-cell office:value-type="float" office:value="4065" calcext:value-type="float">
            <text:p>406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2_デボン紀</text:p>
          </table:table-cell>
          <table:table-cell office:value-type="float" office:value="4591600000" calcext:value-type="float">
            <text:p>4591600000</text:p>
          </table:table-cell>
          <table:table-cell office:value-type="float" office:value="4065" calcext:value-type="float">
            <text:p>406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3_石炭紀</text:p>
          </table:table-cell>
          <table:table-cell office:value-type="float" office:value="4594700000" calcext:value-type="float">
            <text:p>4594700000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4_ペルム紀</text:p>
          </table:table-cell>
          <table:table-cell office:value-type="float" office:value="4623500000" calcext:value-type="float">
            <text:p>4623500000</text:p>
          </table:table-cell>
          <table:table-cell office:value-type="float" office:value="4384" calcext:value-type="float">
            <text:p>438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5_中生代</text:p>
          </table:table-cell>
          <table:table-cell office:value-type="float" office:value="4623500000" calcext:value-type="float">
            <text:p>4623500000</text:p>
          </table:table-cell>
          <table:table-cell office:value-type="float" office:value="4384" calcext:value-type="float">
            <text:p>438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6_新生代</text:p>
          </table:table-cell>
          <table:table-cell office:value-type="float" office:value="4786300000" calcext:value-type="float">
            <text:p>4786300000</text:p>
          </table:table-cell>
          <table:table-cell office:value-type="float" office:value="6016" calcext:value-type="float">
            <text:p>601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7_完新世</text:p>
          </table:table-cell>
          <table:table-cell office:value-type="float" office:value="4841680150" calcext:value-type="float">
            <text:p>4841680150</text:p>
          </table:table-cell>
          <table:table-cell office:value-type="float" office:value="8800" calcext:value-type="float">
            <text:p>88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8_終末代</text:p>
          </table:table-cell>
          <table:table-cell office:value-type="float" office:value="4841680150" calcext:value-type="float">
            <text:p>4841680150</text:p>
          </table:table-cell>
          <table:table-cell office:value-type="float" office:value="8800" calcext:value-type="float">
            <text:p>88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1_原太古代</text:p>
          </table:table-cell>
          <table:table-cell office:value-type="float" office:value="518000000" calcext:value-type="float">
            <text:p>5180000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2_古太古代</text:p>
          </table:table-cell>
          <table:table-cell office:value-type="float" office:value="980000000" calcext:value-type="float">
            <text:p>98000000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3_中太古代</text:p>
          </table:table-cell>
          <table:table-cell office:value-type="float" office:value="1748000000" calcext:value-type="float">
            <text:p>174800000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4_新太古代</text:p>
          </table:table-cell>
          <table:table-cell office:value-type="float" office:value="2900000000" calcext:value-type="float">
            <text:p>2900000000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5_古原生代</text:p>
          </table:table-cell>
          <table:table-cell office:value-type="float" office:value="2974000000" calcext:value-type="float">
            <text:p>2974000000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6_中原生代</text:p>
          </table:table-cell>
          <table:table-cell office:value-type="float" office:value="3164000000" calcext:value-type="float">
            <text:p>3164000000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7_新原生代</text:p>
          </table:table-cell>
          <table:table-cell office:value-type="float" office:value="4188000000" calcext:value-type="float">
            <text:p>4188000000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8_エディアカラ紀</text:p>
          </table:table-cell>
          <table:table-cell office:value-type="float" office:value="4876800000" calcext:value-type="float">
            <text:p>4876800000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9_カンブリア紀</text:p>
          </table:table-cell>
          <table:table-cell office:value-type="float" office:value="4934400000" calcext:value-type="float">
            <text:p>4934400000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10_オルドビス紀</text:p>
          </table:table-cell>
          <table:table-cell office:value-type="float" office:value="4982400000" calcext:value-type="float">
            <text:p>4982400000</text:p>
          </table:table-cell>
          <table:table-cell office:value-type="float" office:value="2912" calcext:value-type="float">
            <text:p>291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11_シルル紀</text:p>
          </table:table-cell>
          <table:table-cell office:value-type="float" office:value="4985600000" calcext:value-type="float">
            <text:p>4985600000</text:p>
          </table:table-cell>
          <table:table-cell office:value-type="float" office:value="2944" calcext:value-type="float">
            <text:p>294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12_デボン紀</text:p>
          </table:table-cell>
          <table:table-cell office:value-type="float" office:value="4985600000" calcext:value-type="float">
            <text:p>4985600000</text:p>
          </table:table-cell>
          <table:table-cell office:value-type="float" office:value="2944" calcext:value-type="float">
            <text:p>294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13_石炭紀</text:p>
          </table:table-cell>
          <table:table-cell office:value-type="float" office:value="5040000000" calcext:value-type="float">
            <text:p>5040000000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14_ペルム紀</text:p>
          </table:table-cell>
          <table:table-cell office:value-type="float" office:value="5091200000" calcext:value-type="float">
            <text:p>50912000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15_中生代</text:p>
          </table:table-cell>
          <table:table-cell office:value-type="float" office:value="5091200000" calcext:value-type="float">
            <text:p>50912000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16_新生代</text:p>
          </table:table-cell>
          <table:table-cell office:value-type="float" office:value="5268400000" calcext:value-type="float">
            <text:p>5268400000</text:p>
          </table:table-cell>
          <table:table-cell office:value-type="float" office:value="5792" calcext:value-type="float">
            <text:p>579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17_完新世</text:p>
          </table:table-cell>
          <table:table-cell office:value-type="float" office:value="5325220080" calcext:value-type="float">
            <text:p>5325220080</text:p>
          </table:table-cell>
          <table:table-cell office:value-type="float" office:value="8641" calcext:value-type="float">
            <text:p>864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18_終末代</text:p>
          </table:table-cell>
          <table:table-cell office:value-type="float" office:value="5325220080" calcext:value-type="float">
            <text:p>5325220080</text:p>
          </table:table-cell>
          <table:table-cell office:value-type="float" office:value="8641" calcext:value-type="float">
            <text:p>864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1_原太古代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2_古太古代</text:p>
          </table:table-cell>
          <table:table-cell office:value-type="float" office:value="831000000" calcext:value-type="float">
            <text:p>83100000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3_中太古代</text:p>
          </table:table-cell>
          <table:table-cell office:value-type="float" office:value="2235000000" calcext:value-type="float">
            <text:p>223500000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4_新太古代</text:p>
          </table:table-cell>
          <table:table-cell office:value-type="float" office:value="3195000000" calcext:value-type="float">
            <text:p>319500000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5_古原生代</text:p>
          </table:table-cell>
          <table:table-cell office:value-type="float" office:value="3277000000" calcext:value-type="float">
            <text:p>3277000000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6_中原生代</text:p>
          </table:table-cell>
          <table:table-cell office:value-type="float" office:value="3405000000" calcext:value-type="float">
            <text:p>3405000000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7_新原生代</text:p>
          </table:table-cell>
          <table:table-cell office:value-type="float" office:value="3853000000" calcext:value-type="float">
            <text:p>3853000000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8_エディアカラ紀</text:p>
          </table:table-cell>
          <table:table-cell office:value-type="float" office:value="4607700000" calcext:value-type="float">
            <text:p>4607700000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9_カンブリア紀</text:p>
          </table:table-cell>
          <table:table-cell office:value-type="float" office:value="4658900000" calcext:value-type="float">
            <text:p>4658900000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0_オルドビス紀</text:p>
          </table:table-cell>
          <table:table-cell office:value-type="float" office:value="4665300000" calcext:value-type="float">
            <text:p>4665300000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1_シルル紀</text:p>
          </table:table-cell>
          <table:table-cell office:value-type="float" office:value="4678100000" calcext:value-type="float">
            <text:p>4678100000</text:p>
          </table:table-cell>
          <table:table-cell office:value-type="float" office:value="2368" calcext:value-type="float">
            <text:p>236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2_デボン紀</text:p>
          </table:table-cell>
          <table:table-cell office:value-type="float" office:value="4767700000" calcext:value-type="float">
            <text:p>4767700000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3_石炭紀</text:p>
          </table:table-cell>
          <table:table-cell office:value-type="float" office:value="4767700000" calcext:value-type="float">
            <text:p>4767700000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4_ペルム紀</text:p>
          </table:table-cell>
          <table:table-cell office:value-type="float" office:value="4767700000" calcext:value-type="float">
            <text:p>4767700000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5_中生代</text:p>
          </table:table-cell>
          <table:table-cell office:value-type="float" office:value="4767700000" calcext:value-type="float">
            <text:p>4767700000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6_新生代</text:p>
          </table:table-cell>
          <table:table-cell office:value-type="float" office:value="5310000170" calcext:value-type="float">
            <text:p>5310000170</text:p>
          </table:table-cell>
          <table:table-cell office:value-type="float" office:value="8704" calcext:value-type="float">
            <text:p>870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7_完新世</text:p>
          </table:table-cell>
          <table:table-cell office:value-type="float" office:value="5310000170" calcext:value-type="float">
            <text:p>5310000170</text:p>
          </table:table-cell>
          <table:table-cell office:value-type="float" office:value="8704" calcext:value-type="float">
            <text:p>870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8_終末代</text:p>
          </table:table-cell>
          <table:table-cell office:value-type="float" office:value="5310000170" calcext:value-type="float">
            <text:p>5310000170</text:p>
          </table:table-cell>
          <table:table-cell office:value-type="float" office:value="8704" calcext:value-type="float">
            <text:p>870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1_原太古代</text:p>
          </table:table-cell>
          <table:table-cell office:value-type="float" office:value="553000000" calcext:value-type="float">
            <text:p>5530000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2_古太古代</text:p>
          </table:table-cell>
          <table:table-cell office:value-type="float" office:value="967000000" calcext:value-type="float">
            <text:p>96700000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3_中太古代</text:p>
          </table:table-cell>
          <table:table-cell office:value-type="float" office:value="1783000000" calcext:value-type="float">
            <text:p>178300000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4_新太古代</text:p>
          </table:table-cell>
          <table:table-cell office:value-type="float" office:value="3127000000" calcext:value-type="float">
            <text:p>3127000000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5_古原生代</text:p>
          </table:table-cell>
          <table:table-cell office:value-type="float" office:value="3218000000" calcext:value-type="float">
            <text:p>321800000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6_中原生代</text:p>
          </table:table-cell>
          <table:table-cell office:value-type="float" office:value="3282000000" calcext:value-type="float">
            <text:p>3282000000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7_新原生代</text:p>
          </table:table-cell>
          <table:table-cell office:value-type="float" office:value="3602000000" calcext:value-type="float">
            <text:p>3602000000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8_エディアカラ紀</text:p>
          </table:table-cell>
          <table:table-cell office:value-type="float" office:value="3874500000" calcext:value-type="float">
            <text:p>3874500000</text:p>
          </table:table-cell>
          <table:table-cell office:value-type="float" office:value="1312" calcext:value-type="float">
            <text:p>131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9_カンブリア紀</text:p>
          </table:table-cell>
          <table:table-cell office:value-type="float" office:value="3960900000" calcext:value-type="float">
            <text:p>3960900000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0_オルドビス紀</text:p>
          </table:table-cell>
          <table:table-cell office:value-type="float" office:value="3973700000" calcext:value-type="float">
            <text:p>3973700000</text:p>
          </table:table-cell>
          <table:table-cell office:value-type="float" office:value="2304" calcext:value-type="float">
            <text:p>230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1_シルル紀</text:p>
          </table:table-cell>
          <table:table-cell office:value-type="float" office:value="3996100000" calcext:value-type="float">
            <text:p>3996100000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2_デボン紀</text:p>
          </table:table-cell>
          <table:table-cell office:value-type="float" office:value="3999300000" calcext:value-type="float">
            <text:p>3999300000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3_石炭紀</text:p>
          </table:table-cell>
          <table:table-cell office:value-type="float" office:value="4053700000" calcext:value-type="float">
            <text:p>4053700000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4_ペルム紀</text:p>
          </table:table-cell>
          <table:table-cell office:value-type="float" office:value="4053700000" calcext:value-type="float">
            <text:p>4053700000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5_中生代</text:p>
          </table:table-cell>
          <table:table-cell office:value-type="float" office:value="4053700000" calcext:value-type="float">
            <text:p>4053700000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6_新生代</text:p>
          </table:table-cell>
          <table:table-cell office:value-type="float" office:value="4288340000" calcext:value-type="float">
            <text:p>4288340000</text:p>
          </table:table-cell>
          <table:table-cell office:value-type="float" office:value="5472" calcext:value-type="float">
            <text:p>547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7_完新世</text:p>
          </table:table-cell>
          <table:table-cell office:value-type="float" office:value="4338500200" calcext:value-type="float">
            <text:p>433850020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8_終末代</text:p>
          </table:table-cell>
          <table:table-cell office:value-type="float" office:value="4338500200" calcext:value-type="float">
            <text:p>433850020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1_原太古代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2_古太古代</text:p>
          </table:table-cell>
          <table:table-cell office:value-type="float" office:value="910000000" calcext:value-type="float">
            <text:p>91000000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3_中太古代</text:p>
          </table:table-cell>
          <table:table-cell office:value-type="float" office:value="1858000000" calcext:value-type="float">
            <text:p>185800000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4_新太古代</text:p>
          </table:table-cell>
          <table:table-cell office:value-type="float" office:value="2626000000" calcext:value-type="float">
            <text:p>2626000000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5_古原生代</text:p>
          </table:table-cell>
          <table:table-cell office:value-type="float" office:value="2788000000" calcext:value-type="float">
            <text:p>2788000000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6_中原生代</text:p>
          </table:table-cell>
          <table:table-cell office:value-type="float" office:value="2852000000" calcext:value-type="float">
            <text:p>2852000000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7_新原生代</text:p>
          </table:table-cell>
          <table:table-cell office:value-type="float" office:value="3556000000" calcext:value-type="float">
            <text:p>3556000000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8_エディアカラ紀</text:p>
          </table:table-cell>
          <table:table-cell office:value-type="float" office:value="4459000000" calcext:value-type="float">
            <text:p>4459000000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9_カンブリア紀</text:p>
          </table:table-cell>
          <table:table-cell office:value-type="float" office:value="4507000000" calcext:value-type="float">
            <text:p>4507000000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10_オルドビス紀</text:p>
          </table:table-cell>
          <table:table-cell office:value-type="float" office:value="4561500000" calcext:value-type="float">
            <text:p>4561500000</text:p>
          </table:table-cell>
          <table:table-cell office:value-type="float" office:value="2721" calcext:value-type="float">
            <text:p>272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11_シルル紀</text:p>
          </table:table-cell>
          <table:table-cell office:value-type="float" office:value="4561500000" calcext:value-type="float">
            <text:p>4561500000</text:p>
          </table:table-cell>
          <table:table-cell office:value-type="float" office:value="2721" calcext:value-type="float">
            <text:p>272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12_デボン紀</text:p>
          </table:table-cell>
          <table:table-cell office:value-type="float" office:value="4561500000" calcext:value-type="float">
            <text:p>4561500000</text:p>
          </table:table-cell>
          <table:table-cell office:value-type="float" office:value="2721" calcext:value-type="float">
            <text:p>272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13_石炭紀</text:p>
          </table:table-cell>
          <table:table-cell office:value-type="float" office:value="4561500000" calcext:value-type="float">
            <text:p>4561500000</text:p>
          </table:table-cell>
          <table:table-cell office:value-type="float" office:value="2721" calcext:value-type="float">
            <text:p>272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14_ペルム紀</text:p>
          </table:table-cell>
          <table:table-cell office:value-type="float" office:value="4561500000" calcext:value-type="float">
            <text:p>4561500000</text:p>
          </table:table-cell>
          <table:table-cell office:value-type="float" office:value="2721" calcext:value-type="float">
            <text:p>272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15_中生代</text:p>
          </table:table-cell>
          <table:table-cell office:value-type="float" office:value="4561500000" calcext:value-type="float">
            <text:p>4561500000</text:p>
          </table:table-cell>
          <table:table-cell office:value-type="float" office:value="2721" calcext:value-type="float">
            <text:p>272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16_新生代</text:p>
          </table:table-cell>
          <table:table-cell office:value-type="float" office:value="4854280000" calcext:value-type="float">
            <text:p>4854280000</text:p>
          </table:table-cell>
          <table:table-cell office:value-type="float" office:value="5664" calcext:value-type="float">
            <text:p>566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17_完新世</text:p>
          </table:table-cell>
          <table:table-cell office:value-type="float" office:value="4907840100" calcext:value-type="float">
            <text:p>4907840100</text:p>
          </table:table-cell>
          <table:table-cell office:value-type="float" office:value="8352" calcext:value-type="float">
            <text:p>835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18_終末代</text:p>
          </table:table-cell>
          <table:table-cell office:value-type="float" office:value="4907840100" calcext:value-type="float">
            <text:p>4907840100</text:p>
          </table:table-cell>
          <table:table-cell office:value-type="float" office:value="8352" calcext:value-type="float">
            <text:p>835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1_原太古代</text:p>
          </table:table-cell>
          <table:table-cell office:value-type="float" office:value="519000000" calcext:value-type="float">
            <text:p>5190000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2_古太古代</text:p>
          </table:table-cell>
          <table:table-cell office:value-type="float" office:value="819000000" calcext:value-type="float">
            <text:p>81900000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3_中太古代</text:p>
          </table:table-cell>
          <table:table-cell office:value-type="float" office:value="1851000000" calcext:value-type="float">
            <text:p>185100000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4_新太古代</text:p>
          </table:table-cell>
          <table:table-cell office:value-type="float" office:value="2715000000" calcext:value-type="float">
            <text:p>27150000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5_古原生代</text:p>
          </table:table-cell>
          <table:table-cell office:value-type="float" office:value="2794000000" calcext:value-type="float">
            <text:p>2794000000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6_中原生代</text:p>
          </table:table-cell>
          <table:table-cell office:value-type="float" office:value="2858000000" calcext:value-type="float">
            <text:p>2858000000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7_新原生代</text:p>
          </table:table-cell>
          <table:table-cell office:value-type="float" office:value="3498000000" calcext:value-type="float">
            <text:p>3498000000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8_エディアカラ紀</text:p>
          </table:table-cell>
          <table:table-cell office:value-type="float" office:value="4126600000" calcext:value-type="float">
            <text:p>4126600000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9_カンブリア紀</text:p>
          </table:table-cell>
          <table:table-cell office:value-type="float" office:value="4177800000" calcext:value-type="float">
            <text:p>417780000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10_オルドビス紀</text:p>
          </table:table-cell>
          <table:table-cell office:value-type="float" office:value="4248200000" calcext:value-type="float">
            <text:p>4248200000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11_シルル紀</text:p>
          </table:table-cell>
          <table:table-cell office:value-type="float" office:value="4277000000" calcext:value-type="float">
            <text:p>4277000000</text:p>
          </table:table-cell>
          <table:table-cell office:value-type="float" office:value="3008" calcext:value-type="float">
            <text:p>300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12_デボン紀</text:p>
          </table:table-cell>
          <table:table-cell office:value-type="float" office:value="4280200000" calcext:value-type="float">
            <text:p>4280200000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13_石炭紀</text:p>
          </table:table-cell>
          <table:table-cell office:value-type="float" office:value="4280200000" calcext:value-type="float">
            <text:p>4280200000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14_ペルム紀</text:p>
          </table:table-cell>
          <table:table-cell office:value-type="float" office:value="4280200000" calcext:value-type="float">
            <text:p>4280200000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15_中生代</text:p>
          </table:table-cell>
          <table:table-cell office:value-type="float" office:value="4280200000" calcext:value-type="float">
            <text:p>4280200000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16_新生代</text:p>
          </table:table-cell>
          <table:table-cell office:value-type="float" office:value="4621480000" calcext:value-type="float">
            <text:p>4621480000</text:p>
          </table:table-cell>
          <table:table-cell office:value-type="float" office:value="6464" calcext:value-type="float">
            <text:p>646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17_完新世</text:p>
          </table:table-cell>
          <table:table-cell office:value-type="float" office:value="4664080140" calcext:value-type="float">
            <text:p>4664080140</text:p>
          </table:table-cell>
          <table:table-cell office:value-type="float" office:value="8608" calcext:value-type="float">
            <text:p>860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18_終末代</text:p>
          </table:table-cell>
          <table:table-cell office:value-type="float" office:value="4664080140" calcext:value-type="float">
            <text:p>4664080140</text:p>
          </table:table-cell>
          <table:table-cell office:value-type="float" office:value="8608" calcext:value-type="float">
            <text:p>860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1_原太古代</text:p>
          </table:table-cell>
          <table:table-cell office:value-type="float" office:value="518000000" calcext:value-type="float">
            <text:p>5180000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2_古太古代</text:p>
          </table:table-cell>
          <table:table-cell office:value-type="float" office:value="1028000000" calcext:value-type="float">
            <text:p>102800000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3_中太古代</text:p>
          </table:table-cell>
          <table:table-cell office:value-type="float" office:value="1943000000" calcext:value-type="float">
            <text:p>1943000000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4_新太古代</text:p>
          </table:table-cell>
          <table:table-cell office:value-type="float" office:value="3092000000" calcext:value-type="float">
            <text:p>3092000000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5_古原生代</text:p>
          </table:table-cell>
          <table:table-cell office:value-type="float" office:value="3176000000" calcext:value-type="float">
            <text:p>317600000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6_中原生代</text:p>
          </table:table-cell>
          <table:table-cell office:value-type="float" office:value="3240000000" calcext:value-type="float">
            <text:p>3240000000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7_新原生代</text:p>
          </table:table-cell>
          <table:table-cell office:value-type="float" office:value="3880000000" calcext:value-type="float">
            <text:p>3880000000</text:p>
          </table:table-cell>
          <table:table-cell office:value-type="float" office:value="1312" calcext:value-type="float">
            <text:p>131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8_エディアカラ紀</text:p>
          </table:table-cell>
          <table:table-cell office:value-type="float" office:value="4549800000" calcext:value-type="float">
            <text:p>4549800000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9_カンブリア紀</text:p>
          </table:table-cell>
          <table:table-cell office:value-type="float" office:value="4626600000" calcext:value-type="float">
            <text:p>4626600000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10_オルドビス紀</text:p>
          </table:table-cell>
          <table:table-cell office:value-type="float" office:value="4677800000" calcext:value-type="float">
            <text:p>4677800000</text:p>
          </table:table-cell>
          <table:table-cell office:value-type="float" office:value="2944" calcext:value-type="float">
            <text:p>294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11_シルル紀</text:p>
          </table:table-cell>
          <table:table-cell office:value-type="float" office:value="4681000000" calcext:value-type="float">
            <text:p>4681000000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12_デボン紀</text:p>
          </table:table-cell>
          <table:table-cell office:value-type="float" office:value="4681000000" calcext:value-type="float">
            <text:p>4681000000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13_石炭紀</text:p>
          </table:table-cell>
          <table:table-cell office:value-type="float" office:value="4751400000" calcext:value-type="float">
            <text:p>4751400000</text:p>
          </table:table-cell>
          <table:table-cell office:value-type="float" office:value="3680" calcext:value-type="float">
            <text:p>368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14_ペルム紀</text:p>
          </table:table-cell>
          <table:table-cell office:value-type="float" office:value="4757800000" calcext:value-type="float">
            <text:p>4757800000</text:p>
          </table:table-cell>
          <table:table-cell office:value-type="float" office:value="3744" calcext:value-type="float">
            <text:p>374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15_中生代</text:p>
          </table:table-cell>
          <table:table-cell office:value-type="float" office:value="4757800000" calcext:value-type="float">
            <text:p>4757800000</text:p>
          </table:table-cell>
          <table:table-cell office:value-type="float" office:value="3744" calcext:value-type="float">
            <text:p>374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16_新生代</text:p>
          </table:table-cell>
          <table:table-cell office:value-type="float" office:value="4983000000" calcext:value-type="float">
            <text:p>4983000000</text:p>
          </table:table-cell>
          <table:table-cell office:value-type="float" office:value="6016" calcext:value-type="float">
            <text:p>601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17_完新世</text:p>
          </table:table-cell>
          <table:table-cell office:value-type="float" office:value="5027080040" calcext:value-type="float">
            <text:p>5027080040</text:p>
          </table:table-cell>
          <table:table-cell office:value-type="float" office:value="8224" calcext:value-type="float">
            <text:p>822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18_終末代</text:p>
          </table:table-cell>
          <table:table-cell office:value-type="float" office:value="5027080040" calcext:value-type="float">
            <text:p>5027080040</text:p>
          </table:table-cell>
          <table:table-cell office:value-type="float" office:value="8224" calcext:value-type="float">
            <text:p>822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1_原太古代</text:p>
          </table:table-cell>
          <table:table-cell office:value-type="float" office:value="520000000" calcext:value-type="float">
            <text:p>5200000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2_古太古代</text:p>
          </table:table-cell>
          <table:table-cell office:value-type="float" office:value="898000000" calcext:value-type="float">
            <text:p>89800000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3_中太古代</text:p>
          </table:table-cell>
          <table:table-cell office:value-type="float" office:value="1858000000" calcext:value-type="float">
            <text:p>185800000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4_新太古代</text:p>
          </table:table-cell>
          <table:table-cell office:value-type="float" office:value="2914000000" calcext:value-type="float">
            <text:p>2914000000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5_古原生代</text:p>
          </table:table-cell>
          <table:table-cell office:value-type="float" office:value="3004000000" calcext:value-type="float">
            <text:p>3004000000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6_中原生代</text:p>
          </table:table-cell>
          <table:table-cell office:value-type="float" office:value="3068000000" calcext:value-type="float">
            <text:p>3068000000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7_新原生代</text:p>
          </table:table-cell>
          <table:table-cell office:value-type="float" office:value="3324000000" calcext:value-type="float">
            <text:p>3324000000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8_エディアカラ紀</text:p>
          </table:table-cell>
          <table:table-cell office:value-type="float" office:value="3978600000" calcext:value-type="float">
            <text:p>3978600000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9_カンブリア紀</text:p>
          </table:table-cell>
          <table:table-cell office:value-type="float" office:value="4090600000" calcext:value-type="float">
            <text:p>4090600000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10_オルドビス紀</text:p>
          </table:table-cell>
          <table:table-cell office:value-type="float" office:value="4189800000" calcext:value-type="float">
            <text:p>4189800000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11_シルル紀</text:p>
          </table:table-cell>
          <table:table-cell office:value-type="float" office:value="4189800000" calcext:value-type="float">
            <text:p>4189800000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12_デボン紀</text:p>
          </table:table-cell>
          <table:table-cell office:value-type="float" office:value="4189800000" calcext:value-type="float">
            <text:p>4189800000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13_石炭紀</text:p>
          </table:table-cell>
          <table:table-cell office:value-type="float" office:value="4202600000" calcext:value-type="float">
            <text:p>4202600000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14_ペルム紀</text:p>
          </table:table-cell>
          <table:table-cell office:value-type="float" office:value="4202600000" calcext:value-type="float">
            <text:p>4202600000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15_中生代</text:p>
          </table:table-cell>
          <table:table-cell office:value-type="float" office:value="4202600000" calcext:value-type="float">
            <text:p>4202600000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16_新生代</text:p>
          </table:table-cell>
          <table:table-cell office:value-type="float" office:value="4348520000" calcext:value-type="float">
            <text:p>4348520000</text:p>
          </table:table-cell>
          <table:table-cell office:value-type="float" office:value="5120" calcext:value-type="float">
            <text:p>512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17_完新世</text:p>
          </table:table-cell>
          <table:table-cell office:value-type="float" office:value="4415240240" calcext:value-type="float">
            <text:p>4415240240</text:p>
          </table:table-cell>
          <table:table-cell office:value-type="float" office:value="8480" calcext:value-type="float">
            <text:p>848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18_終末代</text:p>
          </table:table-cell>
          <table:table-cell office:value-type="float" office:value="4415240240" calcext:value-type="float">
            <text:p>4415240240</text:p>
          </table:table-cell>
          <table:table-cell office:value-type="float" office:value="8480" calcext:value-type="float">
            <text:p>848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1_原太古代</text:p>
          </table:table-cell>
          <table:table-cell office:value-type="float" office:value="520000000" calcext:value-type="float">
            <text:p>5200000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2_古太古代</text:p>
          </table:table-cell>
          <table:table-cell office:value-type="float" office:value="844000000" calcext:value-type="float">
            <text:p>84400000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3_中太古代</text:p>
          </table:table-cell>
          <table:table-cell office:value-type="float" office:value="1858000000" calcext:value-type="float">
            <text:p>185800000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4_新太古代</text:p>
          </table:table-cell>
          <table:table-cell office:value-type="float" office:value="3106000000" calcext:value-type="float">
            <text:p>3106000000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5_古原生代</text:p>
          </table:table-cell>
          <table:table-cell office:value-type="float" office:value="3197000000" calcext:value-type="float">
            <text:p>319700000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6_中原生代</text:p>
          </table:table-cell>
          <table:table-cell office:value-type="float" office:value="3325000000" calcext:value-type="float">
            <text:p>332500000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7_新原生代</text:p>
          </table:table-cell>
          <table:table-cell office:value-type="float" office:value="3837000000" calcext:value-type="float">
            <text:p>3837000000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8_エディアカラ紀</text:p>
          </table:table-cell>
          <table:table-cell office:value-type="float" office:value="5009300000" calcext:value-type="float">
            <text:p>5009300000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9_カンブリア紀</text:p>
          </table:table-cell>
          <table:table-cell office:value-type="float" office:value="5057300000" calcext:value-type="float">
            <text:p>5057300000</text:p>
          </table:table-cell>
          <table:table-cell office:value-type="float" office:value="2368" calcext:value-type="float">
            <text:p>23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0_オルドビス紀</text:p>
          </table:table-cell>
          <table:table-cell office:value-type="float" office:value="5095700000" calcext:value-type="float">
            <text:p>5095700000</text:p>
          </table:table-cell>
          <table:table-cell office:value-type="float" office:value="2752" calcext:value-type="float">
            <text:p>275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1_シルル紀</text:p>
          </table:table-cell>
          <table:table-cell office:value-type="float" office:value="5118100000" calcext:value-type="float">
            <text:p>5118100000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2_デボン紀</text:p>
          </table:table-cell>
          <table:table-cell office:value-type="float" office:value="5166100000" calcext:value-type="float">
            <text:p>5166100000</text:p>
          </table:table-cell>
          <table:table-cell office:value-type="float" office:value="3456" calcext:value-type="float">
            <text:p>345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3_石炭紀</text:p>
          </table:table-cell>
          <table:table-cell office:value-type="float" office:value="5242900000" calcext:value-type="float">
            <text:p>5242900000</text:p>
          </table:table-cell>
          <table:table-cell office:value-type="float" office:value="4224" calcext:value-type="float">
            <text:p>422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4_ペルム紀</text:p>
          </table:table-cell>
          <table:table-cell office:value-type="float" office:value="5242900000" calcext:value-type="float">
            <text:p>5242900000</text:p>
          </table:table-cell>
          <table:table-cell office:value-type="float" office:value="4224" calcext:value-type="float">
            <text:p>422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5_中生代</text:p>
          </table:table-cell>
          <table:table-cell office:value-type="float" office:value="5242900000" calcext:value-type="float">
            <text:p>5242900000</text:p>
          </table:table-cell>
          <table:table-cell office:value-type="float" office:value="4224" calcext:value-type="float">
            <text:p>422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6_新生代</text:p>
          </table:table-cell>
          <table:table-cell office:value-type="float" office:value="5496500000" calcext:value-type="float">
            <text:p>5496500000</text:p>
          </table:table-cell>
          <table:table-cell office:value-type="float" office:value="6784" calcext:value-type="float">
            <text:p>678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7_完新世</text:p>
          </table:table-cell>
          <table:table-cell office:value-type="float" office:value="5530980040" calcext:value-type="float">
            <text:p>5530980040</text:p>
          </table:table-cell>
          <table:table-cell office:value-type="float" office:value="8512" calcext:value-type="float">
            <text:p>85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8_終末代</text:p>
          </table:table-cell>
          <table:table-cell office:value-type="float" office:value="5530980040" calcext:value-type="float">
            <text:p>5530980040</text:p>
          </table:table-cell>
          <table:table-cell office:value-type="float" office:value="8512" calcext:value-type="float">
            <text:p>851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1_原太古代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2_古太古代</text:p>
          </table:table-cell>
          <table:table-cell office:value-type="float" office:value="936000000" calcext:value-type="float">
            <text:p>93600000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3_中太古代</text:p>
          </table:table-cell>
          <table:table-cell office:value-type="float" office:value="1734000000" calcext:value-type="float">
            <text:p>173400000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4_新太古代</text:p>
          </table:table-cell>
          <table:table-cell office:value-type="float" office:value="2694000000" calcext:value-type="float">
            <text:p>26940000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5_古原生代</text:p>
          </table:table-cell>
          <table:table-cell office:value-type="float" office:value="2859000000" calcext:value-type="float">
            <text:p>2859000000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6_中原生代</text:p>
          </table:table-cell>
          <table:table-cell office:value-type="float" office:value="2987000000" calcext:value-type="float">
            <text:p>2987000000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7_新原生代</text:p>
          </table:table-cell>
          <table:table-cell office:value-type="float" office:value="3499000000" calcext:value-type="float">
            <text:p>3499000000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8_エディアカラ紀</text:p>
          </table:table-cell>
          <table:table-cell office:value-type="float" office:value="3967300000" calcext:value-type="float">
            <text:p>3967300000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9_カンブリア紀</text:p>
          </table:table-cell>
          <table:table-cell office:value-type="float" office:value="4002500000" calcext:value-type="float">
            <text:p>4002500000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10_オルドビス紀</text:p>
          </table:table-cell>
          <table:table-cell office:value-type="float" office:value="4111300000" calcext:value-type="float">
            <text:p>4111300000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11_シルル紀</text:p>
          </table:table-cell>
          <table:table-cell office:value-type="float" office:value="4117700000" calcext:value-type="float">
            <text:p>4117700000</text:p>
          </table:table-cell>
          <table:table-cell office:value-type="float" office:value="2944" calcext:value-type="float">
            <text:p>294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12_デボン紀</text:p>
          </table:table-cell>
          <table:table-cell office:value-type="float" office:value="4117700000" calcext:value-type="float">
            <text:p>4117700000</text:p>
          </table:table-cell>
          <table:table-cell office:value-type="float" office:value="2944" calcext:value-type="float">
            <text:p>294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13_石炭紀</text:p>
          </table:table-cell>
          <table:table-cell office:value-type="float" office:value="4117700000" calcext:value-type="float">
            <text:p>4117700000</text:p>
          </table:table-cell>
          <table:table-cell office:value-type="float" office:value="2944" calcext:value-type="float">
            <text:p>294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14_ペルム紀</text:p>
          </table:table-cell>
          <table:table-cell office:value-type="float" office:value="4117700000" calcext:value-type="float">
            <text:p>4117700000</text:p>
          </table:table-cell>
          <table:table-cell office:value-type="float" office:value="2944" calcext:value-type="float">
            <text:p>294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15_中生代</text:p>
          </table:table-cell>
          <table:table-cell office:value-type="float" office:value="4117700000" calcext:value-type="float">
            <text:p>4117700000</text:p>
          </table:table-cell>
          <table:table-cell office:value-type="float" office:value="2944" calcext:value-type="float">
            <text:p>294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16_新生代</text:p>
          </table:table-cell>
          <table:table-cell office:value-type="float" office:value="4387780000" calcext:value-type="float">
            <text:p>4387780000</text:p>
          </table:table-cell>
          <table:table-cell office:value-type="float" office:value="5664" calcext:value-type="float">
            <text:p>566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17_完新世</text:p>
          </table:table-cell>
          <table:table-cell office:value-type="float" office:value="4443960070" calcext:value-type="float">
            <text:p>4443960070</text:p>
          </table:table-cell>
          <table:table-cell office:value-type="float" office:value="8480" calcext:value-type="float">
            <text:p>848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18_終末代</text:p>
          </table:table-cell>
          <table:table-cell office:value-type="float" office:value="4443960070" calcext:value-type="float">
            <text:p>4443960070</text:p>
          </table:table-cell>
          <table:table-cell office:value-type="float" office:value="8480" calcext:value-type="float">
            <text:p>848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1_原太古代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2_古太古代</text:p>
          </table:table-cell>
          <table:table-cell office:value-type="float" office:value="722000000" calcext:value-type="float">
            <text:p>72200000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3_中太古代</text:p>
          </table:table-cell>
          <table:table-cell office:value-type="float" office:value="1940000000" calcext:value-type="float">
            <text:p>1940000000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4_新太古代</text:p>
          </table:table-cell>
          <table:table-cell office:value-type="float" office:value="2999000000" calcext:value-type="float">
            <text:p>2999000000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5_古原生代</text:p>
          </table:table-cell>
          <table:table-cell office:value-type="float" office:value="3079000000" calcext:value-type="float">
            <text:p>3079000000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6_中原生代</text:p>
          </table:table-cell>
          <table:table-cell office:value-type="float" office:value="3143000000" calcext:value-type="float">
            <text:p>314300000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7_新原生代</text:p>
          </table:table-cell>
          <table:table-cell office:value-type="float" office:value="3655000000" calcext:value-type="float">
            <text:p>3655000000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8_エディアカラ紀</text:p>
          </table:table-cell>
          <table:table-cell office:value-type="float" office:value="4008600000" calcext:value-type="float">
            <text:p>4008600000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9_カンブリア紀</text:p>
          </table:table-cell>
          <table:table-cell office:value-type="float" office:value="4037400000" calcext:value-type="float">
            <text:p>4037400000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0_オルドビス紀</text:p>
          </table:table-cell>
          <table:table-cell office:value-type="float" office:value="4127000000" calcext:value-type="float">
            <text:p>4127000000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1_シルル紀</text:p>
          </table:table-cell>
          <table:table-cell office:value-type="float" office:value="4155800000" calcext:value-type="float">
            <text:p>4155800000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2_デボン紀</text:p>
          </table:table-cell>
          <table:table-cell office:value-type="float" office:value="4155800000" calcext:value-type="float">
            <text:p>4155800000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3_石炭紀</text:p>
          </table:table-cell>
          <table:table-cell office:value-type="float" office:value="4194200000" calcext:value-type="float">
            <text:p>4194200000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4_ペルム紀</text:p>
          </table:table-cell>
          <table:table-cell office:value-type="float" office:value="4219800000" calcext:value-type="float">
            <text:p>4219800000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5_中生代</text:p>
          </table:table-cell>
          <table:table-cell office:value-type="float" office:value="4219800000" calcext:value-type="float">
            <text:p>4219800000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6_新生代</text:p>
          </table:table-cell>
          <table:table-cell office:value-type="float" office:value="4336440000" calcext:value-type="float">
            <text:p>4336440000</text:p>
          </table:table-cell>
          <table:table-cell office:value-type="float" office:value="4704" calcext:value-type="float">
            <text:p>470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7_完新世</text:p>
          </table:table-cell>
          <table:table-cell office:value-type="float" office:value="4384620230" calcext:value-type="float">
            <text:p>4384620230</text:p>
          </table:table-cell>
          <table:table-cell office:value-type="float" office:value="7136" calcext:value-type="float">
            <text:p>713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8_終末代</text:p>
          </table:table-cell>
          <table:table-cell office:value-type="float" office:value="4384620230" calcext:value-type="float">
            <text:p>4384620230</text:p>
          </table:table-cell>
          <table:table-cell office:value-type="float" office:value="7136" calcext:value-type="float">
            <text:p>713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1_原太古代</text:p>
          </table:table-cell>
          <table:table-cell office:value-type="float" office:value="553000000" calcext:value-type="float">
            <text:p>5530000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2_古太古代</text:p>
          </table:table-cell>
          <table:table-cell office:value-type="float" office:value="802000000" calcext:value-type="float">
            <text:p>80200000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3_中太古代</text:p>
          </table:table-cell>
          <table:table-cell office:value-type="float" office:value="1750000000" calcext:value-type="float">
            <text:p>1750000000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4_新太古代</text:p>
          </table:table-cell>
          <table:table-cell office:value-type="float" office:value="2671000000" calcext:value-type="float">
            <text:p>2671000000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5_古原生代</text:p>
          </table:table-cell>
          <table:table-cell office:value-type="float" office:value="2796000000" calcext:value-type="float">
            <text:p>2796000000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6_中原生代</text:p>
          </table:table-cell>
          <table:table-cell office:value-type="float" office:value="2818000000" calcext:value-type="float">
            <text:p>2818000000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7_新原生代</text:p>
          </table:table-cell>
          <table:table-cell office:value-type="float" office:value="3514000000" calcext:value-type="float">
            <text:p>3514000000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8_エディアカラ紀</text:p>
          </table:table-cell>
          <table:table-cell office:value-type="float" office:value="4420800000" calcext:value-type="float">
            <text:p>4420800000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9_カンブリア紀</text:p>
          </table:table-cell>
          <table:table-cell office:value-type="float" office:value="4484800000" calcext:value-type="float">
            <text:p>4484800000</text:p>
          </table:table-cell>
          <table:table-cell office:value-type="float" office:value="2304" calcext:value-type="float">
            <text:p>230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10_オルドビス紀</text:p>
          </table:table-cell>
          <table:table-cell office:value-type="float" office:value="4521100000" calcext:value-type="float">
            <text:p>4521100000</text:p>
          </table:table-cell>
          <table:table-cell office:value-type="float" office:value="2667" calcext:value-type="float">
            <text:p>266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11_シルル紀</text:p>
          </table:table-cell>
          <table:table-cell office:value-type="float" office:value="4521100000" calcext:value-type="float">
            <text:p>4521100000</text:p>
          </table:table-cell>
          <table:table-cell office:value-type="float" office:value="2667" calcext:value-type="float">
            <text:p>266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12_デボン紀</text:p>
          </table:table-cell>
          <table:table-cell office:value-type="float" office:value="4521100000" calcext:value-type="float">
            <text:p>4521100000</text:p>
          </table:table-cell>
          <table:table-cell office:value-type="float" office:value="2667" calcext:value-type="float">
            <text:p>266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13_石炭紀</text:p>
          </table:table-cell>
          <table:table-cell office:value-type="float" office:value="4577100000" calcext:value-type="float">
            <text:p>4577100000</text:p>
          </table:table-cell>
          <table:table-cell office:value-type="float" office:value="3227" calcext:value-type="float">
            <text:p>322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14_ペルム紀</text:p>
          </table:table-cell>
          <table:table-cell office:value-type="float" office:value="4616000000" calcext:value-type="float">
            <text:p>4616000000</text:p>
          </table:table-cell>
          <table:table-cell office:value-type="float" office:value="3616" calcext:value-type="float">
            <text:p>361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15_中生代</text:p>
          </table:table-cell>
          <table:table-cell office:value-type="float" office:value="4616000000" calcext:value-type="float">
            <text:p>4616000000</text:p>
          </table:table-cell>
          <table:table-cell office:value-type="float" office:value="3616" calcext:value-type="float">
            <text:p>361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16_新生代</text:p>
          </table:table-cell>
          <table:table-cell office:value-type="float" office:value="4640160000" calcext:value-type="float">
            <text:p>4640160000</text:p>
          </table:table-cell>
          <table:table-cell office:value-type="float" office:value="3872" calcext:value-type="float">
            <text:p>38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17_完新世</text:p>
          </table:table-cell>
          <table:table-cell office:value-type="float" office:value="4715500090" calcext:value-type="float">
            <text:p>4715500090</text:p>
          </table:table-cell>
          <table:table-cell office:value-type="float" office:value="7648" calcext:value-type="float">
            <text:p>764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18_終末代</text:p>
          </table:table-cell>
          <table:table-cell office:value-type="float" office:value="4715500090" calcext:value-type="float">
            <text:p>4715500090</text:p>
          </table:table-cell>
          <table:table-cell office:value-type="float" office:value="7648" calcext:value-type="float">
            <text:p>764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1_原太古代</text:p>
          </table:table-cell>
          <table:table-cell office:value-type="float" office:value="548000000" calcext:value-type="float">
            <text:p>5480000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2_古太古代</text:p>
          </table:table-cell>
          <table:table-cell office:value-type="float" office:value="980000000" calcext:value-type="float">
            <text:p>98000000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3_中太古代</text:p>
          </table:table-cell>
          <table:table-cell office:value-type="float" office:value="1886000000" calcext:value-type="float">
            <text:p>188600000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4_新太古代</text:p>
          </table:table-cell>
          <table:table-cell office:value-type="float" office:value="2942000000" calcext:value-type="float">
            <text:p>2942000000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5_古原生代</text:p>
          </table:table-cell>
          <table:table-cell office:value-type="float" office:value="3027000000" calcext:value-type="float">
            <text:p>3027000000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6_中原生代</text:p>
          </table:table-cell>
          <table:table-cell office:value-type="float" office:value="3091000000" calcext:value-type="float">
            <text:p>3091000000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7_新原生代</text:p>
          </table:table-cell>
          <table:table-cell office:value-type="float" office:value="3603000000" calcext:value-type="float">
            <text:p>3603000000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8_エディアカラ紀</text:p>
          </table:table-cell>
          <table:table-cell office:value-type="float" office:value="4259500000" calcext:value-type="float">
            <text:p>4259500000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9_カンブリア紀</text:p>
          </table:table-cell>
          <table:table-cell office:value-type="float" office:value="4320300000" calcext:value-type="float">
            <text:p>4320300000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10_オルドビス紀</text:p>
          </table:table-cell>
          <table:table-cell office:value-type="float" office:value="4352300000" calcext:value-type="float">
            <text:p>4352300000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11_シルル紀</text:p>
          </table:table-cell>
          <table:table-cell office:value-type="float" office:value="4352300000" calcext:value-type="float">
            <text:p>4352300000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12_デボン紀</text:p>
          </table:table-cell>
          <table:table-cell office:value-type="float" office:value="4352300000" calcext:value-type="float">
            <text:p>4352300000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13_石炭紀</text:p>
          </table:table-cell>
          <table:table-cell office:value-type="float" office:value="4419500000" calcext:value-type="float">
            <text:p>4419500000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14_ペルム紀</text:p>
          </table:table-cell>
          <table:table-cell office:value-type="float" office:value="4441900000" calcext:value-type="float">
            <text:p>4441900000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15_中生代</text:p>
          </table:table-cell>
          <table:table-cell office:value-type="float" office:value="4441900000" calcext:value-type="float">
            <text:p>4441900000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16_新生代</text:p>
          </table:table-cell>
          <table:table-cell office:value-type="float" office:value="4511340000" calcext:value-type="float">
            <text:p>4511340000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17_完新世</text:p>
          </table:table-cell>
          <table:table-cell office:value-type="float" office:value="4579940260" calcext:value-type="float">
            <text:p>4579940260</text:p>
          </table:table-cell>
          <table:table-cell office:value-type="float" office:value="7520" calcext:value-type="float">
            <text:p>752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18_終末代</text:p>
          </table:table-cell>
          <table:table-cell office:value-type="float" office:value="4579940260" calcext:value-type="float">
            <text:p>4579940260</text:p>
          </table:table-cell>
          <table:table-cell office:value-type="float" office:value="7520" calcext:value-type="float">
            <text:p>752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1_原太古代</text:p>
          </table:table-cell>
          <table:table-cell office:value-type="float" office:value="539000000" calcext:value-type="float">
            <text:p>5390000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2_古太古代</text:p>
          </table:table-cell>
          <table:table-cell office:value-type="float" office:value="869000000" calcext:value-type="float">
            <text:p>86900000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3_中太古代</text:p>
          </table:table-cell>
          <table:table-cell office:value-type="float" office:value="1787000000" calcext:value-type="float">
            <text:p>1787000000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4_新太古代</text:p>
          </table:table-cell>
          <table:table-cell office:value-type="float" office:value="2729000000" calcext:value-type="float">
            <text:p>27290000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5_古原生代</text:p>
          </table:table-cell>
          <table:table-cell office:value-type="float" office:value="2807000000" calcext:value-type="float">
            <text:p>2807000000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6_中原生代</text:p>
          </table:table-cell>
          <table:table-cell office:value-type="float" office:value="2871000000" calcext:value-type="float">
            <text:p>2871000000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7_新原生代</text:p>
          </table:table-cell>
          <table:table-cell office:value-type="float" office:value="3255000000" calcext:value-type="float">
            <text:p>3255000000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8_エディアカラ紀</text:p>
          </table:table-cell>
          <table:table-cell office:value-type="float" office:value="3913400000" calcext:value-type="float">
            <text:p>3913400000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9_カンブリア紀</text:p>
          </table:table-cell>
          <table:table-cell office:value-type="float" office:value="3977400000" calcext:value-type="float">
            <text:p>3977400000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10_オルドビス紀</text:p>
          </table:table-cell>
          <table:table-cell office:value-type="float" office:value="4019000000" calcext:value-type="float">
            <text:p>4019000000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11_シルル紀</text:p>
          </table:table-cell>
          <table:table-cell office:value-type="float" office:value="4019000000" calcext:value-type="float">
            <text:p>4019000000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12_デボン紀</text:p>
          </table:table-cell>
          <table:table-cell office:value-type="float" office:value="4019000000" calcext:value-type="float">
            <text:p>4019000000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13_石炭紀</text:p>
          </table:table-cell>
          <table:table-cell office:value-type="float" office:value="4108600000" calcext:value-type="float">
            <text:p>4108600000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14_ペルム紀</text:p>
          </table:table-cell>
          <table:table-cell office:value-type="float" office:value="4115000000" calcext:value-type="float">
            <text:p>4115000000</text:p>
          </table:table-cell>
          <table:table-cell office:value-type="float" office:value="3424" calcext:value-type="float">
            <text:p>342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15_中生代</text:p>
          </table:table-cell>
          <table:table-cell office:value-type="float" office:value="4115000000" calcext:value-type="float">
            <text:p>4115000000</text:p>
          </table:table-cell>
          <table:table-cell office:value-type="float" office:value="3424" calcext:value-type="float">
            <text:p>342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16_新生代</text:p>
          </table:table-cell>
          <table:table-cell office:value-type="float" office:value="4247080000" calcext:value-type="float">
            <text:p>4247080000</text:p>
          </table:table-cell>
          <table:table-cell office:value-type="float" office:value="4768" calcext:value-type="float">
            <text:p>476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17_完新世</text:p>
          </table:table-cell>
          <table:table-cell office:value-type="float" office:value="4307040100" calcext:value-type="float">
            <text:p>4307040100</text:p>
          </table:table-cell>
          <table:table-cell office:value-type="float" office:value="7776" calcext:value-type="float">
            <text:p>777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18_終末代</text:p>
          </table:table-cell>
          <table:table-cell office:value-type="float" office:value="4307040100" calcext:value-type="float">
            <text:p>4307040100</text:p>
          </table:table-cell>
          <table:table-cell office:value-type="float" office:value="7776" calcext:value-type="float">
            <text:p>777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1_原太古代</text:p>
          </table:table-cell>
          <table:table-cell office:value-type="float" office:value="519000000" calcext:value-type="float">
            <text:p>5190000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2_古太古代</text:p>
          </table:table-cell>
          <table:table-cell office:value-type="float" office:value="807000000" calcext:value-type="float">
            <text:p>80700000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3_中太古代</text:p>
          </table:table-cell>
          <table:table-cell office:value-type="float" office:value="1791000000" calcext:value-type="float">
            <text:p>1791000000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4_新太古代</text:p>
          </table:table-cell>
          <table:table-cell office:value-type="float" office:value="2619000000" calcext:value-type="float">
            <text:p>2619000000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5_古原生代</text:p>
          </table:table-cell>
          <table:table-cell office:value-type="float" office:value="2783000000" calcext:value-type="float">
            <text:p>2783000000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6_中原生代</text:p>
          </table:table-cell>
          <table:table-cell office:value-type="float" office:value="2847000000" calcext:value-type="float">
            <text:p>2847000000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7_新原生代</text:p>
          </table:table-cell>
          <table:table-cell office:value-type="float" office:value="3423000000" calcext:value-type="float">
            <text:p>3423000000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8_エディアカラ紀</text:p>
          </table:table-cell>
          <table:table-cell office:value-type="float" office:value="4224600000" calcext:value-type="float">
            <text:p>4224600000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9_カンブリア紀</text:p>
          </table:table-cell>
          <table:table-cell office:value-type="float" office:value="4285400000" calcext:value-type="float">
            <text:p>4285400000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10_オルドビス紀</text:p>
          </table:table-cell>
          <table:table-cell office:value-type="float" office:value="4317400000" calcext:value-type="float">
            <text:p>4317400000</text:p>
          </table:table-cell>
          <table:table-cell office:value-type="float" office:value="2496" calcext:value-type="float">
            <text:p>249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11_シルル紀</text:p>
          </table:table-cell>
          <table:table-cell office:value-type="float" office:value="4317400000" calcext:value-type="float">
            <text:p>4317400000</text:p>
          </table:table-cell>
          <table:table-cell office:value-type="float" office:value="2496" calcext:value-type="float">
            <text:p>249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12_デボン紀</text:p>
          </table:table-cell>
          <table:table-cell office:value-type="float" office:value="4317400000" calcext:value-type="float">
            <text:p>4317400000</text:p>
          </table:table-cell>
          <table:table-cell office:value-type="float" office:value="2496" calcext:value-type="float">
            <text:p>249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13_石炭紀</text:p>
          </table:table-cell>
          <table:table-cell office:value-type="float" office:value="4346200000" calcext:value-type="float">
            <text:p>4346200000</text:p>
          </table:table-cell>
          <table:table-cell office:value-type="float" office:value="2784" calcext:value-type="float">
            <text:p>278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14_ペルム紀</text:p>
          </table:table-cell>
          <table:table-cell office:value-type="float" office:value="4375000000" calcext:value-type="float">
            <text:p>4375000000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15_中生代</text:p>
          </table:table-cell>
          <table:table-cell office:value-type="float" office:value="4375000000" calcext:value-type="float">
            <text:p>4375000000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16_新生代</text:p>
          </table:table-cell>
          <table:table-cell office:value-type="float" office:value="4417560000" calcext:value-type="float">
            <text:p>4417560000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17_完新世</text:p>
          </table:table-cell>
          <table:table-cell office:value-type="float" office:value="4470980170" calcext:value-type="float">
            <text:p>4470980170</text:p>
          </table:table-cell>
          <table:table-cell office:value-type="float" office:value="6208" calcext:value-type="float">
            <text:p>620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18_終末代</text:p>
          </table:table-cell>
          <table:table-cell office:value-type="float" office:value="4470980170" calcext:value-type="float">
            <text:p>4470980170</text:p>
          </table:table-cell>
          <table:table-cell office:value-type="float" office:value="6208" calcext:value-type="float">
            <text:p>620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1_原太古代</text:p>
          </table:table-cell>
          <table:table-cell office:value-type="float" office:value="581000000" calcext:value-type="float">
            <text:p>5810000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2_古太古代</text:p>
          </table:table-cell>
          <table:table-cell office:value-type="float" office:value="980000000" calcext:value-type="float">
            <text:p>98000000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3_中太古代</text:p>
          </table:table-cell>
          <table:table-cell office:value-type="float" office:value="1907000000" calcext:value-type="float">
            <text:p>190700000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4_新太古代</text:p>
          </table:table-cell>
          <table:table-cell office:value-type="float" office:value="2963000000" calcext:value-type="float">
            <text:p>2963000000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5_古原生代</text:p>
          </table:table-cell>
          <table:table-cell office:value-type="float" office:value="3127000000" calcext:value-type="float">
            <text:p>3127000000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6_中原生代</text:p>
          </table:table-cell>
          <table:table-cell office:value-type="float" office:value="3191000000" calcext:value-type="float">
            <text:p>319100000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7_新原生代</text:p>
          </table:table-cell>
          <table:table-cell office:value-type="float" office:value="3511000000" calcext:value-type="float">
            <text:p>3511000000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8_エディアカラ紀</text:p>
          </table:table-cell>
          <table:table-cell office:value-type="float" office:value="4339200000" calcext:value-type="float">
            <text:p>4339200000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9_カンブリア紀</text:p>
          </table:table-cell>
          <table:table-cell office:value-type="float" office:value="4400000000" calcext:value-type="float">
            <text:p>4400000000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10_オルドビス紀</text:p>
          </table:table-cell>
          <table:table-cell office:value-type="float" office:value="4428800000" calcext:value-type="float">
            <text:p>4428800000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11_シルル紀</text:p>
          </table:table-cell>
          <table:table-cell office:value-type="float" office:value="4435200000" calcext:value-type="float">
            <text:p>4435200000</text:p>
          </table:table-cell>
          <table:table-cell office:value-type="float" office:value="2496" calcext:value-type="float">
            <text:p>249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12_デボン紀</text:p>
          </table:table-cell>
          <table:table-cell office:value-type="float" office:value="4435200000" calcext:value-type="float">
            <text:p>4435200000</text:p>
          </table:table-cell>
          <table:table-cell office:value-type="float" office:value="2496" calcext:value-type="float">
            <text:p>249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13_石炭紀</text:p>
          </table:table-cell>
          <table:table-cell office:value-type="float" office:value="4470400000" calcext:value-type="float">
            <text:p>4470400000</text:p>
          </table:table-cell>
          <table:table-cell office:value-type="float" office:value="2848" calcext:value-type="float">
            <text:p>284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14_ペルム紀</text:p>
          </table:table-cell>
          <table:table-cell office:value-type="float" office:value="4470400000" calcext:value-type="float">
            <text:p>4470400000</text:p>
          </table:table-cell>
          <table:table-cell office:value-type="float" office:value="2848" calcext:value-type="float">
            <text:p>284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15_中生代</text:p>
          </table:table-cell>
          <table:table-cell office:value-type="float" office:value="4470400000" calcext:value-type="float">
            <text:p>4470400000</text:p>
          </table:table-cell>
          <table:table-cell office:value-type="float" office:value="2848" calcext:value-type="float">
            <text:p>284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16_新生代</text:p>
          </table:table-cell>
          <table:table-cell office:value-type="float" office:value="4923600000" calcext:value-type="float">
            <text:p>4923600000</text:p>
          </table:table-cell>
          <table:table-cell office:value-type="float" office:value="7392" calcext:value-type="float">
            <text:p>739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17_完新世</text:p>
          </table:table-cell>
          <table:table-cell office:value-type="float" office:value="4951200280" calcext:value-type="float">
            <text:p>4951200280</text:p>
          </table:table-cell>
          <table:table-cell office:value-type="float" office:value="8800" calcext:value-type="float">
            <text:p>88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18_終末代</text:p>
          </table:table-cell>
          <table:table-cell office:value-type="float" office:value="4951200280" calcext:value-type="float">
            <text:p>4951200280</text:p>
          </table:table-cell>
          <table:table-cell office:value-type="float" office:value="8800" calcext:value-type="float">
            <text:p>88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1_原太古代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2_古太古代</text:p>
          </table:table-cell>
          <table:table-cell office:value-type="float" office:value="1028000000" calcext:value-type="float">
            <text:p>102800000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3_中太古代</text:p>
          </table:table-cell>
          <table:table-cell office:value-type="float" office:value="1844000000" calcext:value-type="float">
            <text:p>184400000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4_新太古代</text:p>
          </table:table-cell>
          <table:table-cell office:value-type="float" office:value="2804000000" calcext:value-type="float">
            <text:p>2804000000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5_古原生代</text:p>
          </table:table-cell>
          <table:table-cell office:value-type="float" office:value="2892000000" calcext:value-type="float">
            <text:p>2892000000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6_中原生代</text:p>
          </table:table-cell>
          <table:table-cell office:value-type="float" office:value="2956000000" calcext:value-type="float">
            <text:p>2956000000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7_新原生代</text:p>
          </table:table-cell>
          <table:table-cell office:value-type="float" office:value="3276000000" calcext:value-type="float">
            <text:p>3276000000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8_エディアカラ紀</text:p>
          </table:table-cell>
          <table:table-cell office:value-type="float" office:value="4056700000" calcext:value-type="float">
            <text:p>4056700000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9_カンブリア紀</text:p>
          </table:table-cell>
          <table:table-cell office:value-type="float" office:value="4088700000" calcext:value-type="float">
            <text:p>4088700000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10_オルドビス紀</text:p>
          </table:table-cell>
          <table:table-cell office:value-type="float" office:value="4143100000" calcext:value-type="float">
            <text:p>4143100000</text:p>
          </table:table-cell>
          <table:table-cell office:value-type="float" office:value="2336" calcext:value-type="float">
            <text:p>233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11_シルル紀</text:p>
          </table:table-cell>
          <table:table-cell office:value-type="float" office:value="4143100000" calcext:value-type="float">
            <text:p>4143100000</text:p>
          </table:table-cell>
          <table:table-cell office:value-type="float" office:value="2336" calcext:value-type="float">
            <text:p>233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12_デボン紀</text:p>
          </table:table-cell>
          <table:table-cell office:value-type="float" office:value="4143100000" calcext:value-type="float">
            <text:p>4143100000</text:p>
          </table:table-cell>
          <table:table-cell office:value-type="float" office:value="2336" calcext:value-type="float">
            <text:p>233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13_石炭紀</text:p>
          </table:table-cell>
          <table:table-cell office:value-type="float" office:value="4168700000" calcext:value-type="float">
            <text:p>4168700000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14_ペルム紀</text:p>
          </table:table-cell>
          <table:table-cell office:value-type="float" office:value="4213500000" calcext:value-type="float">
            <text:p>4213500000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15_中生代</text:p>
          </table:table-cell>
          <table:table-cell office:value-type="float" office:value="4213500000" calcext:value-type="float">
            <text:p>4213500000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16_新生代</text:p>
          </table:table-cell>
          <table:table-cell office:value-type="float" office:value="4384460000" calcext:value-type="float">
            <text:p>4384460000</text:p>
          </table:table-cell>
          <table:table-cell office:value-type="float" office:value="4768" calcext:value-type="float">
            <text:p>476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17_完新世</text:p>
          </table:table-cell>
          <table:table-cell office:value-type="float" office:value="4436120090" calcext:value-type="float">
            <text:p>4436120090</text:p>
          </table:table-cell>
          <table:table-cell office:value-type="float" office:value="7360" calcext:value-type="float">
            <text:p>736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18_終末代</text:p>
          </table:table-cell>
          <table:table-cell office:value-type="float" office:value="4436120090" calcext:value-type="float">
            <text:p>4436120090</text:p>
          </table:table-cell>
          <table:table-cell office:value-type="float" office:value="7360" calcext:value-type="float">
            <text:p>736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1_原太古代</text:p>
          </table:table-cell>
          <table:table-cell office:value-type="float" office:value="519000000" calcext:value-type="float">
            <text:p>5190000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2_古太古代</text:p>
          </table:table-cell>
          <table:table-cell office:value-type="float" office:value="957000000" calcext:value-type="float">
            <text:p>95700000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3_中太古代</text:p>
          </table:table-cell>
          <table:table-cell office:value-type="float" office:value="1755000000" calcext:value-type="float">
            <text:p>175500000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4_新太古代</text:p>
          </table:table-cell>
          <table:table-cell office:value-type="float" office:value="2853000000" calcext:value-type="float">
            <text:p>2853000000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5_古原生代</text:p>
          </table:table-cell>
          <table:table-cell office:value-type="float" office:value="3071000000" calcext:value-type="float">
            <text:p>3071000000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6_中原生代</text:p>
          </table:table-cell>
          <table:table-cell office:value-type="float" office:value="3071000000" calcext:value-type="float">
            <text:p>3071000000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7_新原生代</text:p>
          </table:table-cell>
          <table:table-cell office:value-type="float" office:value="3511000000" calcext:value-type="float">
            <text:p>3511000000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8_エディアカラ紀</text:p>
          </table:table-cell>
          <table:table-cell office:value-type="float" office:value="4308800000" calcext:value-type="float">
            <text:p>4308800000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9_カンブリア紀</text:p>
          </table:table-cell>
          <table:table-cell office:value-type="float" office:value="4366400000" calcext:value-type="float">
            <text:p>4366400000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10_オルドビス紀</text:p>
          </table:table-cell>
          <table:table-cell office:value-type="float" office:value="4414400000" calcext:value-type="float">
            <text:p>4414400000</text:p>
          </table:table-cell>
          <table:table-cell office:value-type="float" office:value="2624" calcext:value-type="float">
            <text:p>262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11_シルル紀</text:p>
          </table:table-cell>
          <table:table-cell office:value-type="float" office:value="4433600000" calcext:value-type="float">
            <text:p>4433600000</text:p>
          </table:table-cell>
          <table:table-cell office:value-type="float" office:value="2816" calcext:value-type="float">
            <text:p>28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12_デボン紀</text:p>
          </table:table-cell>
          <table:table-cell office:value-type="float" office:value="4433600000" calcext:value-type="float">
            <text:p>4433600000</text:p>
          </table:table-cell>
          <table:table-cell office:value-type="float" office:value="2816" calcext:value-type="float">
            <text:p>28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13_石炭紀</text:p>
          </table:table-cell>
          <table:table-cell office:value-type="float" office:value="4433600000" calcext:value-type="float">
            <text:p>4433600000</text:p>
          </table:table-cell>
          <table:table-cell office:value-type="float" office:value="2816" calcext:value-type="float">
            <text:p>28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14_ペルム紀</text:p>
          </table:table-cell>
          <table:table-cell office:value-type="float" office:value="4433600000" calcext:value-type="float">
            <text:p>4433600000</text:p>
          </table:table-cell>
          <table:table-cell office:value-type="float" office:value="2816" calcext:value-type="float">
            <text:p>28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15_中生代</text:p>
          </table:table-cell>
          <table:table-cell office:value-type="float" office:value="4433600000" calcext:value-type="float">
            <text:p>4433600000</text:p>
          </table:table-cell>
          <table:table-cell office:value-type="float" office:value="2816" calcext:value-type="float">
            <text:p>28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16_新生代</text:p>
          </table:table-cell>
          <table:table-cell office:value-type="float" office:value="5115920000" calcext:value-type="float">
            <text:p>5115920000</text:p>
          </table:table-cell>
          <table:table-cell office:value-type="float" office:value="9664" calcext:value-type="float">
            <text:p>966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17_完新世</text:p>
          </table:table-cell>
          <table:table-cell office:value-type="float" office:value="5149280280" calcext:value-type="float">
            <text:p>5149280280</text:p>
          </table:table-cell>
          <table:table-cell office:value-type="float" office:value="11360" calcext:value-type="float">
            <text:p>1136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18_終末代</text:p>
          </table:table-cell>
          <table:table-cell office:value-type="float" office:value="5149280280" calcext:value-type="float">
            <text:p>5149280280</text:p>
          </table:table-cell>
          <table:table-cell office:value-type="float" office:value="11360" calcext:value-type="float">
            <text:p>1136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1_原太古代</text:p>
          </table:table-cell>
          <table:table-cell office:value-type="float" office:value="552000000" calcext:value-type="float">
            <text:p>55200000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2_古太古代</text:p>
          </table:table-cell>
          <table:table-cell office:value-type="float" office:value="654000000" calcext:value-type="float">
            <text:p>65400000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3_中太古代</text:p>
          </table:table-cell>
          <table:table-cell office:value-type="float" office:value="1872000000" calcext:value-type="float">
            <text:p>187200000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4_新太古代</text:p>
          </table:table-cell>
          <table:table-cell office:value-type="float" office:value="3120000000" calcext:value-type="float">
            <text:p>3120000000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5_古原生代</text:p>
          </table:table-cell>
          <table:table-cell office:value-type="float" office:value="3216000000" calcext:value-type="float">
            <text:p>321600000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6_中原生代</text:p>
          </table:table-cell>
          <table:table-cell office:value-type="float" office:value="3344000000" calcext:value-type="float">
            <text:p>334400000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7_新原生代</text:p>
          </table:table-cell>
          <table:table-cell office:value-type="float" office:value="3664000000" calcext:value-type="float">
            <text:p>3664000000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8_エディアカラ紀</text:p>
          </table:table-cell>
          <table:table-cell office:value-type="float" office:value="4023300000" calcext:value-type="float">
            <text:p>4023300000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9_カンブリア紀</text:p>
          </table:table-cell>
          <table:table-cell office:value-type="float" office:value="4100100000" calcext:value-type="float">
            <text:p>4100100000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0_オルドビス紀</text:p>
          </table:table-cell>
          <table:table-cell office:value-type="float" office:value="4183300000" calcext:value-type="float">
            <text:p>4183300000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1_シルル紀</text:p>
          </table:table-cell>
          <table:table-cell office:value-type="float" office:value="4196100000" calcext:value-type="float">
            <text:p>4196100000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2_デボン紀</text:p>
          </table:table-cell>
          <table:table-cell office:value-type="float" office:value="4196100000" calcext:value-type="float">
            <text:p>4196100000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3_石炭紀</text:p>
          </table:table-cell>
          <table:table-cell office:value-type="float" office:value="4237700000" calcext:value-type="float">
            <text:p>4237700000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4_ペルム紀</text:p>
          </table:table-cell>
          <table:table-cell office:value-type="float" office:value="4237700000" calcext:value-type="float">
            <text:p>4237700000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5_中生代</text:p>
          </table:table-cell>
          <table:table-cell office:value-type="float" office:value="4237700000" calcext:value-type="float">
            <text:p>4237700000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6_新生代</text:p>
          </table:table-cell>
          <table:table-cell office:value-type="float" office:value="4526740000" calcext:value-type="float">
            <text:p>4526740000</text:p>
          </table:table-cell>
          <table:table-cell office:value-type="float" office:value="6432" calcext:value-type="float">
            <text:p>643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7_完新世</text:p>
          </table:table-cell>
          <table:table-cell office:value-type="float" office:value="4563180020" calcext:value-type="float">
            <text:p>4563180020</text:p>
          </table:table-cell>
          <table:table-cell office:value-type="float" office:value="8256" calcext:value-type="float">
            <text:p>825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8_終末代</text:p>
          </table:table-cell>
          <table:table-cell office:value-type="float" office:value="4563180020" calcext:value-type="float">
            <text:p>4563180020</text:p>
          </table:table-cell>
          <table:table-cell office:value-type="float" office:value="8256" calcext:value-type="float">
            <text:p>825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1_原太古代</text:p>
          </table:table-cell>
          <table:table-cell office:value-type="float" office:value="560000000" calcext:value-type="float">
            <text:p>5600000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2_古太古代</text:p>
          </table:table-cell>
          <table:table-cell office:value-type="float" office:value="1013000000" calcext:value-type="float">
            <text:p>101300000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3_中太古代</text:p>
          </table:table-cell>
          <table:table-cell office:value-type="float" office:value="1793000000" calcext:value-type="float">
            <text:p>1793000000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4_新太古代</text:p>
          </table:table-cell>
          <table:table-cell office:value-type="float" office:value="2462000000" calcext:value-type="float">
            <text:p>2462000000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5_古原生代</text:p>
          </table:table-cell>
          <table:table-cell office:value-type="float" office:value="2546000000" calcext:value-type="float">
            <text:p>254600000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6_中原生代</text:p>
          </table:table-cell>
          <table:table-cell office:value-type="float" office:value="2610000000" calcext:value-type="float">
            <text:p>2610000000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7_新原生代</text:p>
          </table:table-cell>
          <table:table-cell office:value-type="float" office:value="3058000000" calcext:value-type="float">
            <text:p>3058000000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8_エディアカラ紀</text:p>
          </table:table-cell>
          <table:table-cell office:value-type="float" office:value="3349500000" calcext:value-type="float">
            <text:p>3349500000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9_カンブリア紀</text:p>
          </table:table-cell>
          <table:table-cell office:value-type="float" office:value="3413500000" calcext:value-type="float">
            <text:p>3413500000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0_オルドビス紀</text:p>
          </table:table-cell>
          <table:table-cell office:value-type="float" office:value="3461500000" calcext:value-type="float">
            <text:p>3461500000</text:p>
          </table:table-cell>
          <table:table-cell office:value-type="float" office:value="2272" calcext:value-type="float">
            <text:p>227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1_シルル紀</text:p>
          </table:table-cell>
          <table:table-cell office:value-type="float" office:value="3477500000" calcext:value-type="float">
            <text:p>3477500000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2_デボン紀</text:p>
          </table:table-cell>
          <table:table-cell office:value-type="float" office:value="3557500000" calcext:value-type="float">
            <text:p>3557500000</text:p>
          </table:table-cell>
          <table:table-cell office:value-type="float" office:value="3232" calcext:value-type="float">
            <text:p>323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3_石炭紀</text:p>
          </table:table-cell>
          <table:table-cell office:value-type="float" office:value="3557500000" calcext:value-type="float">
            <text:p>3557500000</text:p>
          </table:table-cell>
          <table:table-cell office:value-type="float" office:value="3232" calcext:value-type="float">
            <text:p>323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4_ペルム紀</text:p>
          </table:table-cell>
          <table:table-cell office:value-type="float" office:value="3557500000" calcext:value-type="float">
            <text:p>3557500000</text:p>
          </table:table-cell>
          <table:table-cell office:value-type="float" office:value="3232" calcext:value-type="float">
            <text:p>323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5_中生代</text:p>
          </table:table-cell>
          <table:table-cell office:value-type="float" office:value="3557500000" calcext:value-type="float">
            <text:p>3557500000</text:p>
          </table:table-cell>
          <table:table-cell office:value-type="float" office:value="3232" calcext:value-type="float">
            <text:p>323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6_新生代</text:p>
          </table:table-cell>
          <table:table-cell office:value-type="float" office:value="3761980000" calcext:value-type="float">
            <text:p>3761980000</text:p>
          </table:table-cell>
          <table:table-cell office:value-type="float" office:value="5280" calcext:value-type="float">
            <text:p>52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7_完新世</text:p>
          </table:table-cell>
          <table:table-cell office:value-type="float" office:value="3829300260" calcext:value-type="float">
            <text:p>3829300260</text:p>
          </table:table-cell>
          <table:table-cell office:value-type="float" office:value="8672" calcext:value-type="float">
            <text:p>867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8_終末代</text:p>
          </table:table-cell>
          <table:table-cell office:value-type="float" office:value="3829300260" calcext:value-type="float">
            <text:p>3829300260</text:p>
          </table:table-cell>
          <table:table-cell office:value-type="float" office:value="8672" calcext:value-type="float">
            <text:p>867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1_原太古代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2_古太古代</text:p>
          </table:table-cell>
          <table:table-cell office:value-type="float" office:value="980000000" calcext:value-type="float">
            <text:p>98000000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3_中太古代</text:p>
          </table:table-cell>
          <table:table-cell office:value-type="float" office:value="1844000000" calcext:value-type="float">
            <text:p>184400000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4_新太古代</text:p>
          </table:table-cell>
          <table:table-cell office:value-type="float" office:value="2708000000" calcext:value-type="float">
            <text:p>27080000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5_古原生代</text:p>
          </table:table-cell>
          <table:table-cell office:value-type="float" office:value="2792000000" calcext:value-type="float">
            <text:p>2792000000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6_中原生代</text:p>
          </table:table-cell>
          <table:table-cell office:value-type="float" office:value="2856000000" calcext:value-type="float">
            <text:p>2856000000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7_新原生代</text:p>
          </table:table-cell>
          <table:table-cell office:value-type="float" office:value="3368000000" calcext:value-type="float">
            <text:p>3368000000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8_エディアカラ紀</text:p>
          </table:table-cell>
          <table:table-cell office:value-type="float" office:value="3772300000" calcext:value-type="float">
            <text:p>3772300000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9_カンブリア紀</text:p>
          </table:table-cell>
          <table:table-cell office:value-type="float" office:value="3849100000" calcext:value-type="float">
            <text:p>3849100000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0_オルドビス紀</text:p>
          </table:table-cell>
          <table:table-cell office:value-type="float" office:value="3893900000" calcext:value-type="float">
            <text:p>3893900000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1_シルル紀</text:p>
          </table:table-cell>
          <table:table-cell office:value-type="float" office:value="3916300000" calcext:value-type="float">
            <text:p>3916300000</text:p>
          </table:table-cell>
          <table:table-cell office:value-type="float" office:value="2784" calcext:value-type="float">
            <text:p>278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2_デボン紀</text:p>
          </table:table-cell>
          <table:table-cell office:value-type="float" office:value="3925900000" calcext:value-type="float">
            <text:p>3925900000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3_石炭紀</text:p>
          </table:table-cell>
          <table:table-cell office:value-type="float" office:value="3986700000" calcext:value-type="float">
            <text:p>3986700000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4_ペルム紀</text:p>
          </table:table-cell>
          <table:table-cell office:value-type="float" office:value="4015500000" calcext:value-type="float">
            <text:p>4015500000</text:p>
          </table:table-cell>
          <table:table-cell office:value-type="float" office:value="3776" calcext:value-type="float">
            <text:p>377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5_中生代</text:p>
          </table:table-cell>
          <table:table-cell office:value-type="float" office:value="4015500000" calcext:value-type="float">
            <text:p>4015500000</text:p>
          </table:table-cell>
          <table:table-cell office:value-type="float" office:value="3776" calcext:value-type="float">
            <text:p>377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6_新生代</text:p>
          </table:table-cell>
          <table:table-cell office:value-type="float" office:value="4200780000" calcext:value-type="float">
            <text:p>4200780000</text:p>
          </table:table-cell>
          <table:table-cell office:value-type="float" office:value="5632" calcext:value-type="float">
            <text:p>563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7_完新世</text:p>
          </table:table-cell>
          <table:table-cell office:value-type="float" office:value="4251020160" calcext:value-type="float">
            <text:p>4251020160</text:p>
          </table:table-cell>
          <table:table-cell office:value-type="float" office:value="8160" calcext:value-type="float">
            <text:p>816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8_終末代</text:p>
          </table:table-cell>
          <table:table-cell office:value-type="float" office:value="4251020160" calcext:value-type="float">
            <text:p>4251020160</text:p>
          </table:table-cell>
          <table:table-cell office:value-type="float" office:value="8160" calcext:value-type="float">
            <text:p>816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1_原太古代</text:p>
          </table:table-cell>
          <table:table-cell office:value-type="float" office:value="426000000" calcext:value-type="float">
            <text:p>4260000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2_古太古代</text:p>
          </table:table-cell>
          <table:table-cell office:value-type="float" office:value="1008000000" calcext:value-type="float">
            <text:p>100800000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3_中太古代</text:p>
          </table:table-cell>
          <table:table-cell office:value-type="float" office:value="1830000000" calcext:value-type="float">
            <text:p>183000000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4_新太古代</text:p>
          </table:table-cell>
          <table:table-cell office:value-type="float" office:value="3366000000" calcext:value-type="float">
            <text:p>336600000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5_古原生代</text:p>
          </table:table-cell>
          <table:table-cell office:value-type="float" office:value="3445000000" calcext:value-type="float">
            <text:p>3445000000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6_中原生代</text:p>
          </table:table-cell>
          <table:table-cell office:value-type="float" office:value="3509000000" calcext:value-type="float">
            <text:p>3509000000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7_新原生代</text:p>
          </table:table-cell>
          <table:table-cell office:value-type="float" office:value="4085000000" calcext:value-type="float">
            <text:p>4085000000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8_エディアカラ紀</text:p>
          </table:table-cell>
          <table:table-cell office:value-type="float" office:value="5016500000" calcext:value-type="float">
            <text:p>5016500000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9_カンブリア紀</text:p>
          </table:table-cell>
          <table:table-cell office:value-type="float" office:value="5102900000" calcext:value-type="float">
            <text:p>5102900000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0_オルドビス紀</text:p>
          </table:table-cell>
          <table:table-cell office:value-type="float" office:value="5115700000" calcext:value-type="float">
            <text:p>5115700000</text:p>
          </table:table-cell>
          <table:table-cell office:value-type="float" office:value="2848" calcext:value-type="float">
            <text:p>284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1_シルル紀</text:p>
          </table:table-cell>
          <table:table-cell office:value-type="float" office:value="5115700000" calcext:value-type="float">
            <text:p>5115700000</text:p>
          </table:table-cell>
          <table:table-cell office:value-type="float" office:value="2848" calcext:value-type="float">
            <text:p>284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2_デボン紀</text:p>
          </table:table-cell>
          <table:table-cell office:value-type="float" office:value="5115700000" calcext:value-type="float">
            <text:p>5115700000</text:p>
          </table:table-cell>
          <table:table-cell office:value-type="float" office:value="2848" calcext:value-type="float">
            <text:p>284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3_石炭紀</text:p>
          </table:table-cell>
          <table:table-cell office:value-type="float" office:value="5150900000" calcext:value-type="float">
            <text:p>5150900000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4_ペルム紀</text:p>
          </table:table-cell>
          <table:table-cell office:value-type="float" office:value="5189300000" calcext:value-type="float">
            <text:p>5189300000</text:p>
          </table:table-cell>
          <table:table-cell office:value-type="float" office:value="3584" calcext:value-type="float">
            <text:p>358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5_中生代</text:p>
          </table:table-cell>
          <table:table-cell office:value-type="float" office:value="5189300000" calcext:value-type="float">
            <text:p>5189300000</text:p>
          </table:table-cell>
          <table:table-cell office:value-type="float" office:value="3584" calcext:value-type="float">
            <text:p>358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6_新生代</text:p>
          </table:table-cell>
          <table:table-cell office:value-type="float" office:value="5227300000" calcext:value-type="float">
            <text:p>5227300000</text:p>
          </table:table-cell>
          <table:table-cell office:value-type="float" office:value="3968" calcext:value-type="float">
            <text:p>396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7_完新世</text:p>
          </table:table-cell>
          <table:table-cell office:value-type="float" office:value="5309020100" calcext:value-type="float">
            <text:p>5309020100</text:p>
          </table:table-cell>
          <table:table-cell office:value-type="float" office:value="8064" calcext:value-type="float">
            <text:p>806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8_終末代</text:p>
          </table:table-cell>
          <table:table-cell office:value-type="float" office:value="5309020100" calcext:value-type="float">
            <text:p>5309020100</text:p>
          </table:table-cell>
          <table:table-cell office:value-type="float" office:value="8064" calcext:value-type="float">
            <text:p>806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01_原太古代</text:p>
          </table:table-cell>
          <table:table-cell office:value-type="float" office:value="440000000" calcext:value-type="float">
            <text:p>4400000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02_古太古代</text:p>
          </table:table-cell>
          <table:table-cell office:value-type="float" office:value="779000000" calcext:value-type="float">
            <text:p>77900000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03_中太古代</text:p>
          </table:table-cell>
          <table:table-cell office:value-type="float" office:value="1655000000" calcext:value-type="float">
            <text:p>1655000000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04_新太古代</text:p>
          </table:table-cell>
          <table:table-cell office:value-type="float" office:value="2708000000" calcext:value-type="float">
            <text:p>27080000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05_古原生代</text:p>
          </table:table-cell>
          <table:table-cell office:value-type="float" office:value="2888000000" calcext:value-type="float">
            <text:p>2888000000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06_中原生代</text:p>
          </table:table-cell>
          <table:table-cell office:value-type="float" office:value="2950000000" calcext:value-type="float">
            <text:p>2950000000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07_新原生代</text:p>
          </table:table-cell>
          <table:table-cell office:value-type="float" office:value="3142000000" calcext:value-type="float">
            <text:p>3142000000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08_エディアカラ紀</text:p>
          </table:table-cell>
          <table:table-cell office:value-type="float" office:value="3941800000" calcext:value-type="float">
            <text:p>3941800000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09_カンブリア紀</text:p>
          </table:table-cell>
          <table:table-cell office:value-type="float" office:value="4002500000" calcext:value-type="float">
            <text:p>400250000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0_オルドビス紀</text:p>
          </table:table-cell>
          <table:table-cell office:value-type="float" office:value="4037700000" calcext:value-type="float">
            <text:p>4037700000</text:p>
          </table:table-cell>
          <table:table-cell office:value-type="float" office:value="2368" calcext:value-type="float">
            <text:p>236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1_シルル紀</text:p>
          </table:table-cell>
          <table:table-cell office:value-type="float" office:value="4037700000" calcext:value-type="float">
            <text:p>4037700000</text:p>
          </table:table-cell>
          <table:table-cell office:value-type="float" office:value="2368" calcext:value-type="float">
            <text:p>236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2_デボン紀</text:p>
          </table:table-cell>
          <table:table-cell office:value-type="float" office:value="4037700000" calcext:value-type="float">
            <text:p>4037700000</text:p>
          </table:table-cell>
          <table:table-cell office:value-type="float" office:value="2368" calcext:value-type="float">
            <text:p>236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3_石炭紀</text:p>
          </table:table-cell>
          <table:table-cell office:value-type="float" office:value="4092100000" calcext:value-type="float">
            <text:p>4092100000</text:p>
          </table:table-cell>
          <table:table-cell office:value-type="float" office:value="2912" calcext:value-type="float">
            <text:p>291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4_ペルム紀</text:p>
          </table:table-cell>
          <table:table-cell office:value-type="float" office:value="4124100000" calcext:value-type="float">
            <text:p>4124100000</text:p>
          </table:table-cell>
          <table:table-cell office:value-type="float" office:value="3232" calcext:value-type="float">
            <text:p>323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5_中生代</text:p>
          </table:table-cell>
          <table:table-cell office:value-type="float" office:value="4124100000" calcext:value-type="float">
            <text:p>4124100000</text:p>
          </table:table-cell>
          <table:table-cell office:value-type="float" office:value="3232" calcext:value-type="float">
            <text:p>323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6_新生代</text:p>
          </table:table-cell>
          <table:table-cell office:value-type="float" office:value="4160660000" calcext:value-type="float">
            <text:p>4160660000</text:p>
          </table:table-cell>
          <table:table-cell office:value-type="float" office:value="3616" calcext:value-type="float">
            <text:p>36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7_完新世</text:p>
          </table:table-cell>
          <table:table-cell office:value-type="float" office:value="4228140180" calcext:value-type="float">
            <text:p>4228140180</text:p>
          </table:table-cell>
          <table:table-cell office:value-type="float" office:value="7008" calcext:value-type="float">
            <text:p>700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8_終末代</text:p>
          </table:table-cell>
          <table:table-cell office:value-type="float" office:value="4228140180" calcext:value-type="float">
            <text:p>4228140180</text:p>
          </table:table-cell>
          <table:table-cell office:value-type="float" office:value="7008" calcext:value-type="float">
            <text:p>700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1_原太古代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2_古太古代</text:p>
          </table:table-cell>
          <table:table-cell office:value-type="float" office:value="752000000" calcext:value-type="float">
            <text:p>7520000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3_中太古代</text:p>
          </table:table-cell>
          <table:table-cell office:value-type="float" office:value="1940000000" calcext:value-type="float">
            <text:p>1940000000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4_新太古代</text:p>
          </table:table-cell>
          <table:table-cell office:value-type="float" office:value="3380000000" calcext:value-type="float">
            <text:p>338000000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5_古原生代</text:p>
          </table:table-cell>
          <table:table-cell office:value-type="float" office:value="3457000000" calcext:value-type="float">
            <text:p>3457000000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6_中原生代</text:p>
          </table:table-cell>
          <table:table-cell office:value-type="float" office:value="3523000000" calcext:value-type="float">
            <text:p>3523000000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7_新原生代</text:p>
          </table:table-cell>
          <table:table-cell office:value-type="float" office:value="4545000000" calcext:value-type="float">
            <text:p>45450000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8_エディアカラ紀</text:p>
          </table:table-cell>
          <table:table-cell office:value-type="float" office:value="5119100000" calcext:value-type="float">
            <text:p>5119100000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9_カンブリア紀</text:p>
          </table:table-cell>
          <table:table-cell office:value-type="float" office:value="5183100000" calcext:value-type="float">
            <text:p>5183100000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10_オルドビス紀</text:p>
          </table:table-cell>
          <table:table-cell office:value-type="float" office:value="5208700000" calcext:value-type="float">
            <text:p>5208700000</text:p>
          </table:table-cell>
          <table:table-cell office:value-type="float" office:value="2784" calcext:value-type="float">
            <text:p>27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11_シルル紀</text:p>
          </table:table-cell>
          <table:table-cell office:value-type="float" office:value="5227900000" calcext:value-type="float">
            <text:p>5227900000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12_デボン紀</text:p>
          </table:table-cell>
          <table:table-cell office:value-type="float" office:value="5227900000" calcext:value-type="float">
            <text:p>5227900000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13_石炭紀</text:p>
          </table:table-cell>
          <table:table-cell office:value-type="float" office:value="5288700000" calcext:value-type="float">
            <text:p>5288700000</text:p>
          </table:table-cell>
          <table:table-cell office:value-type="float" office:value="3584" calcext:value-type="float">
            <text:p>35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14_ペルム紀</text:p>
          </table:table-cell>
          <table:table-cell office:value-type="float" office:value="5288700000" calcext:value-type="float">
            <text:p>5288700000</text:p>
          </table:table-cell>
          <table:table-cell office:value-type="float" office:value="3584" calcext:value-type="float">
            <text:p>35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15_中生代</text:p>
          </table:table-cell>
          <table:table-cell office:value-type="float" office:value="5288700000" calcext:value-type="float">
            <text:p>5288700000</text:p>
          </table:table-cell>
          <table:table-cell office:value-type="float" office:value="3584" calcext:value-type="float">
            <text:p>35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16_新生代</text:p>
          </table:table-cell>
          <table:table-cell office:value-type="float" office:value="5412060000" calcext:value-type="float">
            <text:p>5412060000</text:p>
          </table:table-cell>
          <table:table-cell office:value-type="float" office:value="4832" calcext:value-type="float">
            <text:p>483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17_完新世</text:p>
          </table:table-cell>
          <table:table-cell office:value-type="float" office:value="5466980060" calcext:value-type="float">
            <text:p>5466980060</text:p>
          </table:table-cell>
          <table:table-cell office:value-type="float" office:value="7584" calcext:value-type="float">
            <text:p>75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18_終末代</text:p>
          </table:table-cell>
          <table:table-cell office:value-type="float" office:value="5466980060" calcext:value-type="float">
            <text:p>5466980060</text:p>
          </table:table-cell>
          <table:table-cell office:value-type="float" office:value="7584" calcext:value-type="float">
            <text:p>758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1_原太古代</text:p>
          </table:table-cell>
          <table:table-cell office:value-type="float" office:value="559000000" calcext:value-type="float">
            <text:p>55900000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2_古太古代</text:p>
          </table:table-cell>
          <table:table-cell office:value-type="float" office:value="922000000" calcext:value-type="float">
            <text:p>92200000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3_中太古代</text:p>
          </table:table-cell>
          <table:table-cell office:value-type="float" office:value="1786000000" calcext:value-type="float">
            <text:p>1786000000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4_新太古代</text:p>
          </table:table-cell>
          <table:table-cell office:value-type="float" office:value="2839000000" calcext:value-type="float">
            <text:p>2839000000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5_古原生代</text:p>
          </table:table-cell>
          <table:table-cell office:value-type="float" office:value="2923000000" calcext:value-type="float">
            <text:p>2923000000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6_中原生代</text:p>
          </table:table-cell>
          <table:table-cell office:value-type="float" office:value="2987000000" calcext:value-type="float">
            <text:p>2987000000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7_新原生代</text:p>
          </table:table-cell>
          <table:table-cell office:value-type="float" office:value="3371000000" calcext:value-type="float">
            <text:p>3371000000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8_エディアカラ紀</text:p>
          </table:table-cell>
          <table:table-cell office:value-type="float" office:value="3954000000" calcext:value-type="float">
            <text:p>3954000000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9_カンブリア紀</text:p>
          </table:table-cell>
          <table:table-cell office:value-type="float" office:value="3998800000" calcext:value-type="float">
            <text:p>3998800000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10_オルドビス紀</text:p>
          </table:table-cell>
          <table:table-cell office:value-type="float" office:value="4008400000" calcext:value-type="float">
            <text:p>4008400000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11_シルル紀</text:p>
          </table:table-cell>
          <table:table-cell office:value-type="float" office:value="4040400000" calcext:value-type="float">
            <text:p>4040400000</text:p>
          </table:table-cell>
          <table:table-cell office:value-type="float" office:value="2272" calcext:value-type="float">
            <text:p>227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12_デボン紀</text:p>
          </table:table-cell>
          <table:table-cell office:value-type="float" office:value="4059600000" calcext:value-type="float">
            <text:p>4059600000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13_石炭紀</text:p>
          </table:table-cell>
          <table:table-cell office:value-type="float" office:value="4098000000" calcext:value-type="float">
            <text:p>4098000000</text:p>
          </table:table-cell>
          <table:table-cell office:value-type="float" office:value="2848" calcext:value-type="float">
            <text:p>284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14_ペルム紀</text:p>
          </table:table-cell>
          <table:table-cell office:value-type="float" office:value="4098000000" calcext:value-type="float">
            <text:p>4098000000</text:p>
          </table:table-cell>
          <table:table-cell office:value-type="float" office:value="2848" calcext:value-type="float">
            <text:p>284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15_中生代</text:p>
          </table:table-cell>
          <table:table-cell office:value-type="float" office:value="4098000000" calcext:value-type="float">
            <text:p>4098000000</text:p>
          </table:table-cell>
          <table:table-cell office:value-type="float" office:value="2848" calcext:value-type="float">
            <text:p>284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16_新生代</text:p>
          </table:table-cell>
          <table:table-cell office:value-type="float" office:value="4504160000" calcext:value-type="float">
            <text:p>4504160000</text:p>
          </table:table-cell>
          <table:table-cell office:value-type="float" office:value="6912" calcext:value-type="float">
            <text:p>691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17_完新世</text:p>
          </table:table-cell>
          <table:table-cell office:value-type="float" office:value="4535180170" calcext:value-type="float">
            <text:p>4535180170</text:p>
          </table:table-cell>
          <table:table-cell office:value-type="float" office:value="8480" calcext:value-type="float">
            <text:p>848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18_終末代</text:p>
          </table:table-cell>
          <table:table-cell office:value-type="float" office:value="4535180170" calcext:value-type="float">
            <text:p>4535180170</text:p>
          </table:table-cell>
          <table:table-cell office:value-type="float" office:value="8480" calcext:value-type="float">
            <text:p>848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1_原太古代</text:p>
          </table:table-cell>
          <table:table-cell office:value-type="float" office:value="439000000" calcext:value-type="float">
            <text:p>4390000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2_古太古代</text:p>
          </table:table-cell>
          <table:table-cell office:value-type="float" office:value="856000000" calcext:value-type="float">
            <text:p>85600000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3_中太古代</text:p>
          </table:table-cell>
          <table:table-cell office:value-type="float" office:value="1837000000" calcext:value-type="float">
            <text:p>183700000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4_新太古代</text:p>
          </table:table-cell>
          <table:table-cell office:value-type="float" office:value="2797000000" calcext:value-type="float">
            <text:p>2797000000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5_古原生代</text:p>
          </table:table-cell>
          <table:table-cell office:value-type="float" office:value="2889000000" calcext:value-type="float">
            <text:p>2889000000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6_中原生代</text:p>
          </table:table-cell>
          <table:table-cell office:value-type="float" office:value="2953000000" calcext:value-type="float">
            <text:p>2953000000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7_新原生代</text:p>
          </table:table-cell>
          <table:table-cell office:value-type="float" office:value="3529000000" calcext:value-type="float">
            <text:p>3529000000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8_エディアカラ紀</text:p>
          </table:table-cell>
          <table:table-cell office:value-type="float" office:value="4505500000" calcext:value-type="float">
            <text:p>4505500000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9_カンブリア紀</text:p>
          </table:table-cell>
          <table:table-cell office:value-type="float" office:value="4556700000" calcext:value-type="float">
            <text:p>4556700000</text:p>
          </table:table-cell>
          <table:table-cell office:value-type="float" office:value="2208" calcext:value-type="float">
            <text:p>220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10_オルドビス紀</text:p>
          </table:table-cell>
          <table:table-cell office:value-type="float" office:value="4604700000" calcext:value-type="float">
            <text:p>4604700000</text:p>
          </table:table-cell>
          <table:table-cell office:value-type="float" office:value="2688" calcext:value-type="float">
            <text:p>268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11_シルル紀</text:p>
          </table:table-cell>
          <table:table-cell office:value-type="float" office:value="4604700000" calcext:value-type="float">
            <text:p>4604700000</text:p>
          </table:table-cell>
          <table:table-cell office:value-type="float" office:value="2688" calcext:value-type="float">
            <text:p>268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12_デボン紀</text:p>
          </table:table-cell>
          <table:table-cell office:value-type="float" office:value="4604700000" calcext:value-type="float">
            <text:p>4604700000</text:p>
          </table:table-cell>
          <table:table-cell office:value-type="float" office:value="2688" calcext:value-type="float">
            <text:p>268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13_石炭紀</text:p>
          </table:table-cell>
          <table:table-cell office:value-type="float" office:value="4604700000" calcext:value-type="float">
            <text:p>4604700000</text:p>
          </table:table-cell>
          <table:table-cell office:value-type="float" office:value="2688" calcext:value-type="float">
            <text:p>268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14_ペルム紀</text:p>
          </table:table-cell>
          <table:table-cell office:value-type="float" office:value="4604700000" calcext:value-type="float">
            <text:p>4604700000</text:p>
          </table:table-cell>
          <table:table-cell office:value-type="float" office:value="2688" calcext:value-type="float">
            <text:p>268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15_中生代</text:p>
          </table:table-cell>
          <table:table-cell office:value-type="float" office:value="4604700000" calcext:value-type="float">
            <text:p>4604700000</text:p>
          </table:table-cell>
          <table:table-cell office:value-type="float" office:value="2688" calcext:value-type="float">
            <text:p>268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16_新生代</text:p>
          </table:table-cell>
          <table:table-cell office:value-type="float" office:value="4929980000" calcext:value-type="float">
            <text:p>4929980000</text:p>
          </table:table-cell>
          <table:table-cell office:value-type="float" office:value="5952" calcext:value-type="float">
            <text:p>595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17_完新世</text:p>
          </table:table-cell>
          <table:table-cell office:value-type="float" office:value="4984720150" calcext:value-type="float">
            <text:p>4984720150</text:p>
          </table:table-cell>
          <table:table-cell office:value-type="float" office:value="8704" calcext:value-type="float">
            <text:p>870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18_終末代</text:p>
          </table:table-cell>
          <table:table-cell office:value-type="float" office:value="4984720150" calcext:value-type="float">
            <text:p>4984720150</text:p>
          </table:table-cell>
          <table:table-cell office:value-type="float" office:value="8704" calcext:value-type="float">
            <text:p>870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1_原太古代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2_古太古代</text:p>
          </table:table-cell>
          <table:table-cell office:value-type="float" office:value="924000000" calcext:value-type="float">
            <text:p>92400000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3_中太古代</text:p>
          </table:table-cell>
          <table:table-cell office:value-type="float" office:value="1755000000" calcext:value-type="float">
            <text:p>175500000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4_新太古代</text:p>
          </table:table-cell>
          <table:table-cell office:value-type="float" office:value="2814000000" calcext:value-type="float">
            <text:p>2814000000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5_古原生代</text:p>
          </table:table-cell>
          <table:table-cell office:value-type="float" office:value="2901000000" calcext:value-type="float">
            <text:p>2901000000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6_中原生代</text:p>
          </table:table-cell>
          <table:table-cell office:value-type="float" office:value="2965000000" calcext:value-type="float">
            <text:p>2965000000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7_新原生代</text:p>
          </table:table-cell>
          <table:table-cell office:value-type="float" office:value="3413000000" calcext:value-type="float">
            <text:p>3413000000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8_エディアカラ紀</text:p>
          </table:table-cell>
          <table:table-cell office:value-type="float" office:value="3679800000" calcext:value-type="float">
            <text:p>3679800000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9_カンブリア紀</text:p>
          </table:table-cell>
          <table:table-cell office:value-type="float" office:value="3708600000" calcext:value-type="float">
            <text:p>3708600000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0_オルドビス紀</text:p>
          </table:table-cell>
          <table:table-cell office:value-type="float" office:value="3750200000" calcext:value-type="float">
            <text:p>3750200000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1_シルル紀</text:p>
          </table:table-cell>
          <table:table-cell office:value-type="float" office:value="3769500000" calcext:value-type="float">
            <text:p>3769500000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2_デボン紀</text:p>
          </table:table-cell>
          <table:table-cell office:value-type="float" office:value="3772600000" calcext:value-type="float">
            <text:p>3772600000</text:p>
          </table:table-cell>
          <table:table-cell office:value-type="float" office:value="2208" calcext:value-type="float">
            <text:p>220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3_石炭紀</text:p>
          </table:table-cell>
          <table:table-cell office:value-type="float" office:value="3887800000" calcext:value-type="float">
            <text:p>3887800000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4_ペルム紀</text:p>
          </table:table-cell>
          <table:table-cell office:value-type="float" office:value="3955000000" calcext:value-type="float">
            <text:p>3955000000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5_中生代</text:p>
          </table:table-cell>
          <table:table-cell office:value-type="float" office:value="3955000000" calcext:value-type="float">
            <text:p>3955000000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6_新生代</text:p>
          </table:table-cell>
          <table:table-cell office:value-type="float" office:value="4098040000" calcext:value-type="float">
            <text:p>4098040000</text:p>
          </table:table-cell>
          <table:table-cell office:value-type="float" office:value="5472" calcext:value-type="float">
            <text:p>547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7_完新世</text:p>
          </table:table-cell>
          <table:table-cell office:value-type="float" office:value="4145420310" calcext:value-type="float">
            <text:p>4145420310</text:p>
          </table:table-cell>
          <table:table-cell office:value-type="float" office:value="7872" calcext:value-type="float">
            <text:p>787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8_終末代</text:p>
          </table:table-cell>
          <table:table-cell office:value-type="float" office:value="4145420310" calcext:value-type="float">
            <text:p>4145420310</text:p>
          </table:table-cell>
          <table:table-cell office:value-type="float" office:value="7872" calcext:value-type="float">
            <text:p>787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1_原太古代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2_古太古代</text:p>
          </table:table-cell>
          <table:table-cell office:value-type="float" office:value="799000000" calcext:value-type="float">
            <text:p>79900000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3_中太古代</text:p>
          </table:table-cell>
          <table:table-cell office:value-type="float" office:value="1759000000" calcext:value-type="float">
            <text:p>1759000000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4_新太古代</text:p>
          </table:table-cell>
          <table:table-cell office:value-type="float" office:value="2800000000" calcext:value-type="float">
            <text:p>2800000000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5_古原生代</text:p>
          </table:table-cell>
          <table:table-cell office:value-type="float" office:value="2961000000" calcext:value-type="float">
            <text:p>2961000000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6_中原生代</text:p>
          </table:table-cell>
          <table:table-cell office:value-type="float" office:value="3025000000" calcext:value-type="float">
            <text:p>3025000000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7_新原生代</text:p>
          </table:table-cell>
          <table:table-cell office:value-type="float" office:value="3537000000" calcext:value-type="float">
            <text:p>3537000000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8_エディアカラ紀</text:p>
          </table:table-cell>
          <table:table-cell office:value-type="float" office:value="4204900000" calcext:value-type="float">
            <text:p>4204900000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9_カンブリア紀</text:p>
          </table:table-cell>
          <table:table-cell office:value-type="float" office:value="4249700000" calcext:value-type="float">
            <text:p>4249700000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0_オルドビス紀</text:p>
          </table:table-cell>
          <table:table-cell office:value-type="float" office:value="4339300000" calcext:value-type="float">
            <text:p>4339300000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1_シルル紀</text:p>
          </table:table-cell>
          <table:table-cell office:value-type="float" office:value="4374500000" calcext:value-type="float">
            <text:p>4374500000</text:p>
          </table:table-cell>
          <table:table-cell office:value-type="float" office:value="3232" calcext:value-type="float">
            <text:p>323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2_デボン紀</text:p>
          </table:table-cell>
          <table:table-cell office:value-type="float" office:value="4374500000" calcext:value-type="float">
            <text:p>4374500000</text:p>
          </table:table-cell>
          <table:table-cell office:value-type="float" office:value="3232" calcext:value-type="float">
            <text:p>323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3_石炭紀</text:p>
          </table:table-cell>
          <table:table-cell office:value-type="float" office:value="4374500000" calcext:value-type="float">
            <text:p>4374500000</text:p>
          </table:table-cell>
          <table:table-cell office:value-type="float" office:value="3232" calcext:value-type="float">
            <text:p>323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4_ペルム紀</text:p>
          </table:table-cell>
          <table:table-cell office:value-type="float" office:value="4544100000" calcext:value-type="float">
            <text:p>4544100000</text:p>
          </table:table-cell>
          <table:table-cell office:value-type="float" office:value="4928" calcext:value-type="float">
            <text:p>492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5_中生代</text:p>
          </table:table-cell>
          <table:table-cell office:value-type="float" office:value="4544100000" calcext:value-type="float">
            <text:p>4544100000</text:p>
          </table:table-cell>
          <table:table-cell office:value-type="float" office:value="4928" calcext:value-type="float">
            <text:p>492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6_新生代</text:p>
          </table:table-cell>
          <table:table-cell office:value-type="float" office:value="4585700000" calcext:value-type="float">
            <text:p>4585700000</text:p>
          </table:table-cell>
          <table:table-cell office:value-type="float" office:value="5344" calcext:value-type="float">
            <text:p>534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7_完新世</text:p>
          </table:table-cell>
          <table:table-cell office:value-type="float" office:value="4629560150" calcext:value-type="float">
            <text:p>4629560150</text:p>
          </table:table-cell>
          <table:table-cell office:value-type="float" office:value="7552" calcext:value-type="float">
            <text:p>755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8_終末代</text:p>
          </table:table-cell>
          <table:table-cell office:value-type="float" office:value="4629560150" calcext:value-type="float">
            <text:p>4629560150</text:p>
          </table:table-cell>
          <table:table-cell office:value-type="float" office:value="7552" calcext:value-type="float">
            <text:p>755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1_原太古代</text:p>
          </table:table-cell>
          <table:table-cell office:value-type="float" office:value="549000000" calcext:value-type="float">
            <text:p>54900000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2_古太古代</text:p>
          </table:table-cell>
          <table:table-cell office:value-type="float" office:value="960000000" calcext:value-type="float">
            <text:p>96000000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3_中太古代</text:p>
          </table:table-cell>
          <table:table-cell office:value-type="float" office:value="1779000000" calcext:value-type="float">
            <text:p>1779000000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4_新太古代</text:p>
          </table:table-cell>
          <table:table-cell office:value-type="float" office:value="2907000000" calcext:value-type="float">
            <text:p>2907000000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5_古原生代</text:p>
          </table:table-cell>
          <table:table-cell office:value-type="float" office:value="2989000000" calcext:value-type="float">
            <text:p>2989000000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6_中原生代</text:p>
          </table:table-cell>
          <table:table-cell office:value-type="float" office:value="3053000000" calcext:value-type="float">
            <text:p>3053000000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7_新原生代</text:p>
          </table:table-cell>
          <table:table-cell office:value-type="float" office:value="3501000000" calcext:value-type="float">
            <text:p>3501000000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8_エディアカラ紀</text:p>
          </table:table-cell>
          <table:table-cell office:value-type="float" office:value="3734300000" calcext:value-type="float">
            <text:p>3734300000</text:p>
          </table:table-cell>
          <table:table-cell office:value-type="float" office:value="1281" calcext:value-type="float">
            <text:p>128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9_カンブリア紀</text:p>
          </table:table-cell>
          <table:table-cell office:value-type="float" office:value="3811000000" calcext:value-type="float">
            <text:p>3811000000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0_オルドビス紀</text:p>
          </table:table-cell>
          <table:table-cell office:value-type="float" office:value="3852600000" calcext:value-type="float">
            <text:p>3852600000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1_シルル紀</text:p>
          </table:table-cell>
          <table:table-cell office:value-type="float" office:value="3855800000" calcext:value-type="float">
            <text:p>3855800000</text:p>
          </table:table-cell>
          <table:table-cell office:value-type="float" office:value="2496" calcext:value-type="float">
            <text:p>249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2_デボン紀</text:p>
          </table:table-cell>
          <table:table-cell office:value-type="float" office:value="3855800000" calcext:value-type="float">
            <text:p>3855800000</text:p>
          </table:table-cell>
          <table:table-cell office:value-type="float" office:value="2496" calcext:value-type="float">
            <text:p>249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3_石炭紀</text:p>
          </table:table-cell>
          <table:table-cell office:value-type="float" office:value="3868600000" calcext:value-type="float">
            <text:p>3868600000</text:p>
          </table:table-cell>
          <table:table-cell office:value-type="float" office:value="2624" calcext:value-type="float">
            <text:p>262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4_ペルム紀</text:p>
          </table:table-cell>
          <table:table-cell office:value-type="float" office:value="3868600000" calcext:value-type="float">
            <text:p>3868600000</text:p>
          </table:table-cell>
          <table:table-cell office:value-type="float" office:value="2624" calcext:value-type="float">
            <text:p>262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5_中生代</text:p>
          </table:table-cell>
          <table:table-cell office:value-type="float" office:value="3868600000" calcext:value-type="float">
            <text:p>3868600000</text:p>
          </table:table-cell>
          <table:table-cell office:value-type="float" office:value="2624" calcext:value-type="float">
            <text:p>262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6_新生代</text:p>
          </table:table-cell>
          <table:table-cell office:value-type="float" office:value="4124280000" calcext:value-type="float">
            <text:p>4124280000</text:p>
          </table:table-cell>
          <table:table-cell office:value-type="float" office:value="5184" calcext:value-type="float">
            <text:p>518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7_完新世</text:p>
          </table:table-cell>
          <table:table-cell office:value-type="float" office:value="4175100190" calcext:value-type="float">
            <text:p>4175100190</text:p>
          </table:table-cell>
          <table:table-cell office:value-type="float" office:value="7744" calcext:value-type="float">
            <text:p>774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8_終末代</text:p>
          </table:table-cell>
          <table:table-cell office:value-type="float" office:value="4175100190" calcext:value-type="float">
            <text:p>4175100190</text:p>
          </table:table-cell>
          <table:table-cell office:value-type="float" office:value="7744" calcext:value-type="float">
            <text:p>774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1_原太古代</text:p>
          </table:table-cell>
          <table:table-cell office:value-type="float" office:value="580000000" calcext:value-type="float">
            <text:p>58000000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2_古太古代</text:p>
          </table:table-cell>
          <table:table-cell office:value-type="float" office:value="1132000000" calcext:value-type="float">
            <text:p>113200000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3_中太古代</text:p>
          </table:table-cell>
          <table:table-cell office:value-type="float" office:value="2092000000" calcext:value-type="float">
            <text:p>2092000000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4_新太古代</text:p>
          </table:table-cell>
          <table:table-cell office:value-type="float" office:value="3148000000" calcext:value-type="float">
            <text:p>3148000000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5_古原生代</text:p>
          </table:table-cell>
          <table:table-cell office:value-type="float" office:value="3235000000" calcext:value-type="float">
            <text:p>323500000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6_中原生代</text:p>
          </table:table-cell>
          <table:table-cell office:value-type="float" office:value="3299000000" calcext:value-type="float">
            <text:p>3299000000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7_新原生代</text:p>
          </table:table-cell>
          <table:table-cell office:value-type="float" office:value="3491000000" calcext:value-type="float">
            <text:p>3491000000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8_エディアカラ紀</text:p>
          </table:table-cell>
          <table:table-cell office:value-type="float" office:value="5077700000" calcext:value-type="float">
            <text:p>5077700000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9_カンブリア紀</text:p>
          </table:table-cell>
          <table:table-cell office:value-type="float" office:value="5141700000" calcext:value-type="float">
            <text:p>5141700000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10_オルドビス紀</text:p>
          </table:table-cell>
          <table:table-cell office:value-type="float" office:value="5183300000" calcext:value-type="float">
            <text:p>5183300000</text:p>
          </table:table-cell>
          <table:table-cell office:value-type="float" office:value="2944" calcext:value-type="float">
            <text:p>294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11_シルル紀</text:p>
          </table:table-cell>
          <table:table-cell office:value-type="float" office:value="5234500000" calcext:value-type="float">
            <text:p>5234500000</text:p>
          </table:table-cell>
          <table:table-cell office:value-type="float" office:value="3456" calcext:value-type="float">
            <text:p>345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12_デボン紀</text:p>
          </table:table-cell>
          <table:table-cell office:value-type="float" office:value="5234500000" calcext:value-type="float">
            <text:p>5234500000</text:p>
          </table:table-cell>
          <table:table-cell office:value-type="float" office:value="3456" calcext:value-type="float">
            <text:p>345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13_石炭紀</text:p>
          </table:table-cell>
          <table:table-cell office:value-type="float" office:value="5256900000" calcext:value-type="float">
            <text:p>5256900000</text:p>
          </table:table-cell>
          <table:table-cell office:value-type="float" office:value="3680" calcext:value-type="float">
            <text:p>368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14_ペルム紀</text:p>
          </table:table-cell>
          <table:table-cell office:value-type="float" office:value="5263300000" calcext:value-type="float">
            <text:p>5263300000</text:p>
          </table:table-cell>
          <table:table-cell office:value-type="float" office:value="3744" calcext:value-type="float">
            <text:p>374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15_中生代</text:p>
          </table:table-cell>
          <table:table-cell office:value-type="float" office:value="5263300000" calcext:value-type="float">
            <text:p>5263300000</text:p>
          </table:table-cell>
          <table:table-cell office:value-type="float" office:value="3744" calcext:value-type="float">
            <text:p>374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16_新生代</text:p>
          </table:table-cell>
          <table:table-cell office:value-type="float" office:value="5437860000" calcext:value-type="float">
            <text:p>5437860000</text:p>
          </table:table-cell>
          <table:table-cell office:value-type="float" office:value="5504" calcext:value-type="float">
            <text:p>550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17_完新世</text:p>
          </table:table-cell>
          <table:table-cell office:value-type="float" office:value="5492020120" calcext:value-type="float">
            <text:p>5492020120</text:p>
          </table:table-cell>
          <table:table-cell office:value-type="float" office:value="8224" calcext:value-type="float">
            <text:p>822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18_終末代</text:p>
          </table:table-cell>
          <table:table-cell office:value-type="float" office:value="5492020120" calcext:value-type="float">
            <text:p>5492020120</text:p>
          </table:table-cell>
          <table:table-cell office:value-type="float" office:value="8224" calcext:value-type="float">
            <text:p>822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1_原太古代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2_古太古代</text:p>
          </table:table-cell>
          <table:table-cell office:value-type="float" office:value="993000000" calcext:value-type="float">
            <text:p>99300000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3_中太古代</text:p>
          </table:table-cell>
          <table:table-cell office:value-type="float" office:value="1950000000" calcext:value-type="float">
            <text:p>1950000000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4_新太古代</text:p>
          </table:table-cell>
          <table:table-cell office:value-type="float" office:value="3102000000" calcext:value-type="float">
            <text:p>3102000000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5_古原生代</text:p>
          </table:table-cell>
          <table:table-cell office:value-type="float" office:value="3174000000" calcext:value-type="float">
            <text:p>317400000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6_中原生代</text:p>
          </table:table-cell>
          <table:table-cell office:value-type="float" office:value="3238000000" calcext:value-type="float">
            <text:p>3238000000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7_新原生代</text:p>
          </table:table-cell>
          <table:table-cell office:value-type="float" office:value="3494000000" calcext:value-type="float">
            <text:p>3494000000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8_エディアカラ紀</text:p>
          </table:table-cell>
          <table:table-cell office:value-type="float" office:value="4464800000" calcext:value-type="float">
            <text:p>44648000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9_カンブリア紀</text:p>
          </table:table-cell>
          <table:table-cell office:value-type="float" office:value="4516000000" calcext:value-type="float">
            <text:p>4516000000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0_オルドビス紀</text:p>
          </table:table-cell>
          <table:table-cell office:value-type="float" office:value="4586400000" calcext:value-type="float">
            <text:p>4586400000</text:p>
          </table:table-cell>
          <table:table-cell office:value-type="float" office:value="2848" calcext:value-type="float">
            <text:p>284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1_シルル紀</text:p>
          </table:table-cell>
          <table:table-cell office:value-type="float" office:value="4602400000" calcext:value-type="float">
            <text:p>4602400000</text:p>
          </table:table-cell>
          <table:table-cell office:value-type="float" office:value="3008" calcext:value-type="float">
            <text:p>300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2_デボン紀</text:p>
          </table:table-cell>
          <table:table-cell office:value-type="float" office:value="4602400000" calcext:value-type="float">
            <text:p>4602400000</text:p>
          </table:table-cell>
          <table:table-cell office:value-type="float" office:value="3008" calcext:value-type="float">
            <text:p>300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3_石炭紀</text:p>
          </table:table-cell>
          <table:table-cell office:value-type="float" office:value="4602400000" calcext:value-type="float">
            <text:p>4602400000</text:p>
          </table:table-cell>
          <table:table-cell office:value-type="float" office:value="3008" calcext:value-type="float">
            <text:p>300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4_ペルム紀</text:p>
          </table:table-cell>
          <table:table-cell office:value-type="float" office:value="4602400000" calcext:value-type="float">
            <text:p>4602400000</text:p>
          </table:table-cell>
          <table:table-cell office:value-type="float" office:value="3008" calcext:value-type="float">
            <text:p>300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5_中生代</text:p>
          </table:table-cell>
          <table:table-cell office:value-type="float" office:value="4602400000" calcext:value-type="float">
            <text:p>4602400000</text:p>
          </table:table-cell>
          <table:table-cell office:value-type="float" office:value="3008" calcext:value-type="float">
            <text:p>300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6_新生代</text:p>
          </table:table-cell>
          <table:table-cell office:value-type="float" office:value="4943200000" calcext:value-type="float">
            <text:p>4943200000</text:p>
          </table:table-cell>
          <table:table-cell office:value-type="float" office:value="6432" calcext:value-type="float">
            <text:p>643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7_完新世</text:p>
          </table:table-cell>
          <table:table-cell office:value-type="float" office:value="4983420050" calcext:value-type="float">
            <text:p>4983420050</text:p>
          </table:table-cell>
          <table:table-cell office:value-type="float" office:value="8448" calcext:value-type="float">
            <text:p>844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8_終末代</text:p>
          </table:table-cell>
          <table:table-cell office:value-type="float" office:value="4983420050" calcext:value-type="float">
            <text:p>4983420050</text:p>
          </table:table-cell>
          <table:table-cell office:value-type="float" office:value="8448" calcext:value-type="float">
            <text:p>844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1_原太古代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2_古太古代</text:p>
          </table:table-cell>
          <table:table-cell office:value-type="float" office:value="902000000" calcext:value-type="float">
            <text:p>90200000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3_中太古代</text:p>
          </table:table-cell>
          <table:table-cell office:value-type="float" office:value="1940000000" calcext:value-type="float">
            <text:p>1940000000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4_新太古代</text:p>
          </table:table-cell>
          <table:table-cell office:value-type="float" office:value="3092000000" calcext:value-type="float">
            <text:p>3092000000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5_古原生代</text:p>
          </table:table-cell>
          <table:table-cell office:value-type="float" office:value="3260000000" calcext:value-type="float">
            <text:p>3260000000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6_中原生代</text:p>
          </table:table-cell>
          <table:table-cell office:value-type="float" office:value="3324000000" calcext:value-type="float">
            <text:p>332400000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7_新原生代</text:p>
          </table:table-cell>
          <table:table-cell office:value-type="float" office:value="3708000000" calcext:value-type="float">
            <text:p>3708000000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8_エディアカラ紀</text:p>
          </table:table-cell>
          <table:table-cell office:value-type="float" office:value="4761800000" calcext:value-type="float">
            <text:p>4761800000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9_カンブリア紀</text:p>
          </table:table-cell>
          <table:table-cell office:value-type="float" office:value="4813000000" calcext:value-type="float">
            <text:p>4813000000</text:p>
          </table:table-cell>
          <table:table-cell office:value-type="float" office:value="2272" calcext:value-type="float">
            <text:p>227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0_オルドビス紀</text:p>
          </table:table-cell>
          <table:table-cell office:value-type="float" office:value="4896200000" calcext:value-type="float">
            <text:p>4896200000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1_シルル紀</text:p>
          </table:table-cell>
          <table:table-cell office:value-type="float" office:value="4934600000" calcext:value-type="float">
            <text:p>4934600000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2_デボン紀</text:p>
          </table:table-cell>
          <table:table-cell office:value-type="float" office:value="5011400000" calcext:value-type="float">
            <text:p>5011400000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3_石炭紀</text:p>
          </table:table-cell>
          <table:table-cell office:value-type="float" office:value="5014600000" calcext:value-type="float">
            <text:p>5014600000</text:p>
          </table:table-cell>
          <table:table-cell office:value-type="float" office:value="4288" calcext:value-type="float">
            <text:p>428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4_ペルム紀</text:p>
          </table:table-cell>
          <table:table-cell office:value-type="float" office:value="5014600000" calcext:value-type="float">
            <text:p>5014600000</text:p>
          </table:table-cell>
          <table:table-cell office:value-type="float" office:value="4288" calcext:value-type="float">
            <text:p>428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5_中生代</text:p>
          </table:table-cell>
          <table:table-cell office:value-type="float" office:value="5014600000" calcext:value-type="float">
            <text:p>5014600000</text:p>
          </table:table-cell>
          <table:table-cell office:value-type="float" office:value="4288" calcext:value-type="float">
            <text:p>428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6_新生代</text:p>
          </table:table-cell>
          <table:table-cell office:value-type="float" office:value="5246920000" calcext:value-type="float">
            <text:p>5246920000</text:p>
          </table:table-cell>
          <table:table-cell office:value-type="float" office:value="6624" calcext:value-type="float">
            <text:p>662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7_完新世</text:p>
          </table:table-cell>
          <table:table-cell office:value-type="float" office:value="5288440040" calcext:value-type="float">
            <text:p>5288440040</text:p>
          </table:table-cell>
          <table:table-cell office:value-type="float" office:value="8704" calcext:value-type="float">
            <text:p>870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8_終末代</text:p>
          </table:table-cell>
          <table:table-cell office:value-type="float" office:value="5288440040" calcext:value-type="float">
            <text:p>5288440040</text:p>
          </table:table-cell>
          <table:table-cell office:value-type="float" office:value="8704" calcext:value-type="float">
            <text:p>870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1_原太古代</text:p>
          </table:table-cell>
          <table:table-cell office:value-type="float" office:value="533000000" calcext:value-type="float">
            <text:p>53300000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2_古太古代</text:p>
          </table:table-cell>
          <table:table-cell office:value-type="float" office:value="791000000" calcext:value-type="float">
            <text:p>79100000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3_中太古代</text:p>
          </table:table-cell>
          <table:table-cell office:value-type="float" office:value="1751000000" calcext:value-type="float">
            <text:p>1751000000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4_新太古代</text:p>
          </table:table-cell>
          <table:table-cell office:value-type="float" office:value="3092000000" calcext:value-type="float">
            <text:p>3092000000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5_古原生代</text:p>
          </table:table-cell>
          <table:table-cell office:value-type="float" office:value="3181000000" calcext:value-type="float">
            <text:p>318100000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6_中原生代</text:p>
          </table:table-cell>
          <table:table-cell office:value-type="float" office:value="3247000000" calcext:value-type="float">
            <text:p>3247000000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7_新原生代</text:p>
          </table:table-cell>
          <table:table-cell office:value-type="float" office:value="3821000000" calcext:value-type="float">
            <text:p>3821000000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8_エディアカラ紀</text:p>
          </table:table-cell>
          <table:table-cell office:value-type="float" office:value="4438200000" calcext:value-type="float">
            <text:p>44382000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9_カンブリア紀</text:p>
          </table:table-cell>
          <table:table-cell office:value-type="float" office:value="4505400000" calcext:value-type="float">
            <text:p>4505400000</text:p>
          </table:table-cell>
          <table:table-cell office:value-type="float" office:value="2272" calcext:value-type="float">
            <text:p>227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0_オルドビス紀</text:p>
          </table:table-cell>
          <table:table-cell office:value-type="float" office:value="4569400000" calcext:value-type="float">
            <text:p>4569400000</text:p>
          </table:table-cell>
          <table:table-cell office:value-type="float" office:value="2912" calcext:value-type="float">
            <text:p>291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1_シルル紀</text:p>
          </table:table-cell>
          <table:table-cell office:value-type="float" office:value="4591800000" calcext:value-type="float">
            <text:p>4591800000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2_デボン紀</text:p>
          </table:table-cell>
          <table:table-cell office:value-type="float" office:value="4591800000" calcext:value-type="float">
            <text:p>4591800000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3_石炭紀</text:p>
          </table:table-cell>
          <table:table-cell office:value-type="float" office:value="4591800000" calcext:value-type="float">
            <text:p>4591800000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4_ペルム紀</text:p>
          </table:table-cell>
          <table:table-cell office:value-type="float" office:value="4655800000" calcext:value-type="float">
            <text:p>4655800000</text:p>
          </table:table-cell>
          <table:table-cell office:value-type="float" office:value="3776" calcext:value-type="float">
            <text:p>377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5_中生代</text:p>
          </table:table-cell>
          <table:table-cell office:value-type="float" office:value="4655800000" calcext:value-type="float">
            <text:p>4655800000</text:p>
          </table:table-cell>
          <table:table-cell office:value-type="float" office:value="3776" calcext:value-type="float">
            <text:p>377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6_新生代</text:p>
          </table:table-cell>
          <table:table-cell office:value-type="float" office:value="4795800000" calcext:value-type="float">
            <text:p>4795800000</text:p>
          </table:table-cell>
          <table:table-cell office:value-type="float" office:value="5184" calcext:value-type="float">
            <text:p>518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7_完新世</text:p>
          </table:table-cell>
          <table:table-cell office:value-type="float" office:value="4853220090" calcext:value-type="float">
            <text:p>4853220090</text:p>
          </table:table-cell>
          <table:table-cell office:value-type="float" office:value="8064" calcext:value-type="float">
            <text:p>806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8_終末代</text:p>
          </table:table-cell>
          <table:table-cell office:value-type="float" office:value="4853220090" calcext:value-type="float">
            <text:p>4853220090</text:p>
          </table:table-cell>
          <table:table-cell office:value-type="float" office:value="8064" calcext:value-type="float">
            <text:p>806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1_原太古代</text:p>
          </table:table-cell>
          <table:table-cell office:value-type="float" office:value="559000000" calcext:value-type="float">
            <text:p>55900000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2_古太古代</text:p>
          </table:table-cell>
          <table:table-cell office:value-type="float" office:value="886000000" calcext:value-type="float">
            <text:p>886000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3_中太古代</text:p>
          </table:table-cell>
          <table:table-cell office:value-type="float" office:value="1882000000" calcext:value-type="float">
            <text:p>1882000000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4_新太古代</text:p>
          </table:table-cell>
          <table:table-cell office:value-type="float" office:value="2839000000" calcext:value-type="float">
            <text:p>2839000000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5_古原生代</text:p>
          </table:table-cell>
          <table:table-cell office:value-type="float" office:value="3003000000" calcext:value-type="float">
            <text:p>3003000000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6_中原生代</text:p>
          </table:table-cell>
          <table:table-cell office:value-type="float" office:value="3067000000" calcext:value-type="float">
            <text:p>3067000000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7_新原生代</text:p>
          </table:table-cell>
          <table:table-cell office:value-type="float" office:value="3515000000" calcext:value-type="float">
            <text:p>3515000000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8_エディアカラ紀</text:p>
          </table:table-cell>
          <table:table-cell office:value-type="float" office:value="4171500000" calcext:value-type="float">
            <text:p>4171500000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9_カンブリア紀</text:p>
          </table:table-cell>
          <table:table-cell office:value-type="float" office:value="4251500000" calcext:value-type="float">
            <text:p>4251500000</text:p>
          </table:table-cell>
          <table:table-cell office:value-type="float" office:value="2304" calcext:value-type="float">
            <text:p>230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10_オルドビス紀</text:p>
          </table:table-cell>
          <table:table-cell office:value-type="float" office:value="4277100000" calcext:value-type="float">
            <text:p>4277100000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11_シルル紀</text:p>
          </table:table-cell>
          <table:table-cell office:value-type="float" office:value="4286700000" calcext:value-type="float">
            <text:p>4286700000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12_デボン紀</text:p>
          </table:table-cell>
          <table:table-cell office:value-type="float" office:value="4286700000" calcext:value-type="float">
            <text:p>4286700000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13_石炭紀</text:p>
          </table:table-cell>
          <table:table-cell office:value-type="float" office:value="4344300000" calcext:value-type="float">
            <text:p>4344300000</text:p>
          </table:table-cell>
          <table:table-cell office:value-type="float" office:value="3232" calcext:value-type="float">
            <text:p>323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14_ペルム紀</text:p>
          </table:table-cell>
          <table:table-cell office:value-type="float" office:value="4344300000" calcext:value-type="float">
            <text:p>4344300000</text:p>
          </table:table-cell>
          <table:table-cell office:value-type="float" office:value="3232" calcext:value-type="float">
            <text:p>323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15_中生代</text:p>
          </table:table-cell>
          <table:table-cell office:value-type="float" office:value="4344300000" calcext:value-type="float">
            <text:p>4344300000</text:p>
          </table:table-cell>
          <table:table-cell office:value-type="float" office:value="3232" calcext:value-type="float">
            <text:p>323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16_新生代</text:p>
          </table:table-cell>
          <table:table-cell office:value-type="float" office:value="4573740000" calcext:value-type="float">
            <text:p>4573740000</text:p>
          </table:table-cell>
          <table:table-cell office:value-type="float" office:value="5536" calcext:value-type="float">
            <text:p>553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17_完新世</text:p>
          </table:table-cell>
          <table:table-cell office:value-type="float" office:value="4618320110" calcext:value-type="float">
            <text:p>4618320110</text:p>
          </table:table-cell>
          <table:table-cell office:value-type="float" office:value="7776" calcext:value-type="float">
            <text:p>777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18_終末代</text:p>
          </table:table-cell>
          <table:table-cell office:value-type="float" office:value="4618320110" calcext:value-type="float">
            <text:p>4618320110</text:p>
          </table:table-cell>
          <table:table-cell office:value-type="float" office:value="7776" calcext:value-type="float">
            <text:p>777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1_原太古代</text:p>
          </table:table-cell>
          <table:table-cell office:value-type="float" office:value="603000000" calcext:value-type="float">
            <text:p>6030000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2_古太古代</text:p>
          </table:table-cell>
          <table:table-cell office:value-type="float" office:value="894000000" calcext:value-type="float">
            <text:p>89400000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3_中太古代</text:p>
          </table:table-cell>
          <table:table-cell office:value-type="float" office:value="1758000000" calcext:value-type="float">
            <text:p>1758000000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4_新太古代</text:p>
          </table:table-cell>
          <table:table-cell office:value-type="float" office:value="2811000000" calcext:value-type="float">
            <text:p>2811000000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5_古原生代</text:p>
          </table:table-cell>
          <table:table-cell office:value-type="float" office:value="2902000000" calcext:value-type="float">
            <text:p>2902000000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6_中原生代</text:p>
          </table:table-cell>
          <table:table-cell office:value-type="float" office:value="2966000000" calcext:value-type="float">
            <text:p>2966000000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7_新原生代</text:p>
          </table:table-cell>
          <table:table-cell office:value-type="float" office:value="3542000000" calcext:value-type="float">
            <text:p>3542000000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8_エディアカラ紀</text:p>
          </table:table-cell>
          <table:table-cell office:value-type="float" office:value="4296700000" calcext:value-type="float">
            <text:p>4296700000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9_カンブリア紀</text:p>
          </table:table-cell>
          <table:table-cell office:value-type="float" office:value="4335100000" calcext:value-type="float">
            <text:p>4335100000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10_オルドビス紀</text:p>
          </table:table-cell>
          <table:table-cell office:value-type="float" office:value="4370300000" calcext:value-type="float">
            <text:p>4370300000</text:p>
          </table:table-cell>
          <table:table-cell office:value-type="float" office:value="2304" calcext:value-type="float">
            <text:p>230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11_シルル紀</text:p>
          </table:table-cell>
          <table:table-cell office:value-type="float" office:value="4379900000" calcext:value-type="float">
            <text:p>4379900000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12_デボン紀</text:p>
          </table:table-cell>
          <table:table-cell office:value-type="float" office:value="4379900000" calcext:value-type="float">
            <text:p>4379900000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13_石炭紀</text:p>
          </table:table-cell>
          <table:table-cell office:value-type="float" office:value="4411900000" calcext:value-type="float">
            <text:p>4411900000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14_ペルム紀</text:p>
          </table:table-cell>
          <table:table-cell office:value-type="float" office:value="4411900000" calcext:value-type="float">
            <text:p>4411900000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15_中生代</text:p>
          </table:table-cell>
          <table:table-cell office:value-type="float" office:value="4411900000" calcext:value-type="float">
            <text:p>4411900000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16_新生代</text:p>
          </table:table-cell>
          <table:table-cell office:value-type="float" office:value="4628060000" calcext:value-type="float">
            <text:p>4628060000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17_完新世</text:p>
          </table:table-cell>
          <table:table-cell office:value-type="float" office:value="4686620160" calcext:value-type="float">
            <text:p>4686620160</text:p>
          </table:table-cell>
          <table:table-cell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18_終末代</text:p>
          </table:table-cell>
          <table:table-cell office:value-type="float" office:value="4686620160" calcext:value-type="float">
            <text:p>4686620160</text:p>
          </table:table-cell>
          <table:table-cell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1_原太古代</text:p>
          </table:table-cell>
          <table:table-cell office:value-type="float" office:value="420000000" calcext:value-type="float">
            <text:p>4200000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2_古太古代</text:p>
          </table:table-cell>
          <table:table-cell office:value-type="float" office:value="594000000" calcext:value-type="float">
            <text:p>5940000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3_中太古代</text:p>
          </table:table-cell>
          <table:table-cell office:value-type="float" office:value="1926000000" calcext:value-type="float">
            <text:p>1926000000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4_新太古代</text:p>
          </table:table-cell>
          <table:table-cell office:value-type="float" office:value="2886000000" calcext:value-type="float">
            <text:p>2886000000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5_古原生代</text:p>
          </table:table-cell>
          <table:table-cell office:value-type="float" office:value="3077000000" calcext:value-type="float">
            <text:p>3077000000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6_中原生代</text:p>
          </table:table-cell>
          <table:table-cell office:value-type="float" office:value="3205000000" calcext:value-type="float">
            <text:p>3205000000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7_新原生代</text:p>
          </table:table-cell>
          <table:table-cell office:value-type="float" office:value="3397000000" calcext:value-type="float">
            <text:p>3397000000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8_エディアカラ紀</text:p>
          </table:table-cell>
          <table:table-cell office:value-type="float" office:value="3965400000" calcext:value-type="float">
            <text:p>3965400000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9_カンブリア紀</text:p>
          </table:table-cell>
          <table:table-cell office:value-type="float" office:value="4010200000" calcext:value-type="float">
            <text:p>4010200000</text:p>
          </table:table-cell>
          <table:table-cell office:value-type="float" office:value="1824" calcext:value-type="float">
            <text:p>182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10_オルドビス紀</text:p>
          </table:table-cell>
          <table:table-cell office:value-type="float" office:value="4026200000" calcext:value-type="float">
            <text:p>4026200000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11_シルル紀</text:p>
          </table:table-cell>
          <table:table-cell office:value-type="float" office:value="4026200000" calcext:value-type="float">
            <text:p>4026200000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12_デボン紀</text:p>
          </table:table-cell>
          <table:table-cell office:value-type="float" office:value="4026200000" calcext:value-type="float">
            <text:p>4026200000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13_石炭紀</text:p>
          </table:table-cell>
          <table:table-cell office:value-type="float" office:value="4074200000" calcext:value-type="float">
            <text:p>4074200000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14_ペルム紀</text:p>
          </table:table-cell>
          <table:table-cell office:value-type="float" office:value="4125400000" calcext:value-type="float">
            <text:p>4125400000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15_中生代</text:p>
          </table:table-cell>
          <table:table-cell office:value-type="float" office:value="4125400000" calcext:value-type="float">
            <text:p>4125400000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16_新生代</text:p>
          </table:table-cell>
          <table:table-cell office:value-type="float" office:value="4172920000" calcext:value-type="float">
            <text:p>4172920000</text:p>
          </table:table-cell>
          <table:table-cell office:value-type="float" office:value="3456" calcext:value-type="float">
            <text:p>345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17_完新世</text:p>
          </table:table-cell>
          <table:table-cell office:value-type="float" office:value="4231340230" calcext:value-type="float">
            <text:p>4231340230</text:p>
          </table:table-cell>
          <table:table-cell office:value-type="float" office:value="6400" calcext:value-type="float">
            <text:p>64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18_終末代</text:p>
          </table:table-cell>
          <table:table-cell office:value-type="float" office:value="4231340230" calcext:value-type="float">
            <text:p>4231340230</text:p>
          </table:table-cell>
          <table:table-cell office:value-type="float" office:value="6400" calcext:value-type="float">
            <text:p>64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1_原太古代</text:p>
          </table:table-cell>
          <table:table-cell office:value-type="float" office:value="419000000" calcext:value-type="float">
            <text:p>4190000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2_古太古代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3_中太古代</text:p>
          </table:table-cell>
          <table:table-cell office:value-type="float" office:value="2015000000" calcext:value-type="float">
            <text:p>2015000000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4_新太古代</text:p>
          </table:table-cell>
          <table:table-cell office:value-type="float" office:value="3071000000" calcext:value-type="float">
            <text:p>3071000000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5_古原生代</text:p>
          </table:table-cell>
          <table:table-cell office:value-type="float" office:value="3149000000" calcext:value-type="float">
            <text:p>314900000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6_中原生代</text:p>
          </table:table-cell>
          <table:table-cell office:value-type="float" office:value="3213000000" calcext:value-type="float">
            <text:p>3213000000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7_新原生代</text:p>
          </table:table-cell>
          <table:table-cell office:value-type="float" office:value="3727000000" calcext:value-type="float">
            <text:p>3727000000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8_エディアカラ紀</text:p>
          </table:table-cell>
          <table:table-cell office:value-type="float" office:value="4218000000" calcext:value-type="float">
            <text:p>4218000000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9_カンブリア紀</text:p>
          </table:table-cell>
          <table:table-cell office:value-type="float" office:value="4278800000" calcext:value-type="float">
            <text:p>4278800000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10_オルドビス紀</text:p>
          </table:table-cell>
          <table:table-cell office:value-type="float" office:value="4310800000" calcext:value-type="float">
            <text:p>4310800000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11_シルル紀</text:p>
          </table:table-cell>
          <table:table-cell office:value-type="float" office:value="4323600000" calcext:value-type="float">
            <text:p>4323600000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12_デボン紀</text:p>
          </table:table-cell>
          <table:table-cell office:value-type="float" office:value="4323600000" calcext:value-type="float">
            <text:p>4323600000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13_石炭紀</text:p>
          </table:table-cell>
          <table:table-cell office:value-type="float" office:value="4362000000" calcext:value-type="float">
            <text:p>4362000000</text:p>
          </table:table-cell>
          <table:table-cell office:value-type="float" office:value="2944" calcext:value-type="float">
            <text:p>294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14_ペルム紀</text:p>
          </table:table-cell>
          <table:table-cell office:value-type="float" office:value="4381200000" calcext:value-type="float">
            <text:p>4381200000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15_中生代</text:p>
          </table:table-cell>
          <table:table-cell office:value-type="float" office:value="4381200000" calcext:value-type="float">
            <text:p>4381200000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16_新生代</text:p>
          </table:table-cell>
          <table:table-cell office:value-type="float" office:value="4454080000" calcext:value-type="float">
            <text:p>4454080000</text:p>
          </table:table-cell>
          <table:table-cell office:value-type="float" office:value="3872" calcext:value-type="float">
            <text:p>387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17_完新世</text:p>
          </table:table-cell>
          <table:table-cell office:value-type="float" office:value="4524520300" calcext:value-type="float">
            <text:p>4524520300</text:p>
          </table:table-cell>
          <table:table-cell office:value-type="float" office:value="7424" calcext:value-type="float">
            <text:p>74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18_終末代</text:p>
          </table:table-cell>
          <table:table-cell office:value-type="float" office:value="4524520300" calcext:value-type="float">
            <text:p>4524520300</text:p>
          </table:table-cell>
          <table:table-cell office:value-type="float" office:value="7424" calcext:value-type="float">
            <text:p>742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1_原太古代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2_古太古代</text:p>
          </table:table-cell>
          <table:table-cell office:value-type="float" office:value="855000000" calcext:value-type="float">
            <text:p>85500000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3_中太古代</text:p>
          </table:table-cell>
          <table:table-cell office:value-type="float" office:value="1854000000" calcext:value-type="float">
            <text:p>1854000000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4_新太古代</text:p>
          </table:table-cell>
          <table:table-cell office:value-type="float" office:value="3003000000" calcext:value-type="float">
            <text:p>3003000000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5_古原生代</text:p>
          </table:table-cell>
          <table:table-cell office:value-type="float" office:value="3090000000" calcext:value-type="float">
            <text:p>3090000000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6_中原生代</text:p>
          </table:table-cell>
          <table:table-cell office:value-type="float" office:value="3154000000" calcext:value-type="float">
            <text:p>315400000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7_新原生代</text:p>
          </table:table-cell>
          <table:table-cell office:value-type="float" office:value="3858000000" calcext:value-type="float">
            <text:p>3858000000</text:p>
          </table:table-cell>
          <table:table-cell office:value-type="float" office:value="1312" calcext:value-type="float">
            <text:p>131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8_エディアカラ紀</text:p>
          </table:table-cell>
          <table:table-cell office:value-type="float" office:value="4444800000" calcext:value-type="float">
            <text:p>44448000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9_カンブリア紀</text:p>
          </table:table-cell>
          <table:table-cell office:value-type="float" office:value="4505600000" calcext:value-type="float">
            <text:p>4505600000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10_オルドビス紀</text:p>
          </table:table-cell>
          <table:table-cell office:value-type="float" office:value="4540800000" calcext:value-type="float">
            <text:p>4540800000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11_シルル紀</text:p>
          </table:table-cell>
          <table:table-cell office:value-type="float" office:value="4588800000" calcext:value-type="float">
            <text:p>4588800000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12_デボン紀</text:p>
          </table:table-cell>
          <table:table-cell office:value-type="float" office:value="4588800000" calcext:value-type="float">
            <text:p>4588800000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13_石炭紀</text:p>
          </table:table-cell>
          <table:table-cell office:value-type="float" office:value="4630400000" calcext:value-type="float">
            <text:p>4630400000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14_ペルム紀</text:p>
          </table:table-cell>
          <table:table-cell office:value-type="float" office:value="4630400000" calcext:value-type="float">
            <text:p>4630400000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15_中生代</text:p>
          </table:table-cell>
          <table:table-cell office:value-type="float" office:value="4630400000" calcext:value-type="float">
            <text:p>4630400000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16_新生代</text:p>
          </table:table-cell>
          <table:table-cell office:value-type="float" office:value="4845600000" calcext:value-type="float">
            <text:p>4845600000</text:p>
          </table:table-cell>
          <table:table-cell office:value-type="float" office:value="5664" calcext:value-type="float">
            <text:p>566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17_完新世</text:p>
          </table:table-cell>
          <table:table-cell office:value-type="float" office:value="4908980310" calcext:value-type="float">
            <text:p>4908980310</text:p>
          </table:table-cell>
          <table:table-cell office:value-type="float" office:value="8864" calcext:value-type="float">
            <text:p>886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18_終末代</text:p>
          </table:table-cell>
          <table:table-cell office:value-type="float" office:value="4908980310" calcext:value-type="float">
            <text:p>4908980310</text:p>
          </table:table-cell>
          <table:table-cell office:value-type="float" office:value="8864" calcext:value-type="float">
            <text:p>8864</text:p>
          </table:table-cell>
        </table:table-row>
      </table:table>
      <table:table table:name="年グラフ" table:style-name="ta1">
        <table:shapes>
          <draw:frame draw:z-index="0" draw:style-name="gr1" draw:text-style-name="P1" svg:width="51.313cm" svg:height="17.541cm" svg:x="2.36cm" svg:y="0.104cm">
            <draw:object draw:notify-on-update-of-ranges="PT@categories PT@label 0 PT@data 0 PT@label 1 PT@data 1 PT@label 2 PT@data 2 PT@label 3 PT@data 3 PT@label 4 PT@data 4 PT@label 5 PT@data 5 PT@label 6 PT@data 6 PT@label 7 PT@data 7 PT@label 8 PT@data 8 PT@label 9 PT@data 9 PT@label 10 PT@data 10 PT@label 11 PT@data 11 PT@label 12 PT@data 12 PT@label 13 PT@data 13 PT@label 14 PT@data 14 PT@label 15 PT@data 15 PT@label 16 PT@data 16 PT@label 17 PT@data 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number-columns-repeated="4" table:default-cell-style-name="Default"/>
        <table:table-column table:style-name="co5" table:default-cell-style-name="ce39"/>
        <table:table-column table:style-name="co6" table:default-cell-style-name="ce45"/>
        <table:table-column table:style-name="co6" table:number-columns-repeated="3" table:default-cell-style-name="ce51"/>
        <table:table-column table:style-name="co2" table:number-columns-repeated="3" table:default-cell-style-name="ce51"/>
        <table:table-column table:style-name="co7" table:default-cell-style-name="ce51"/>
        <table:table-column table:style-name="co8" table:number-columns-repeated="2" table:default-cell-style-name="ce51"/>
        <table:table-column table:style-name="co2" table:number-columns-repeated="7" table:default-cell-style-name="ce51"/>
        <table:table-column table:style-name="co5" table:default-cell-style-name="ce55"/>
        <table:table-column table:style-name="co5" table:default-cell-style-name="ce61"/>
        <table:table-row table:style-name="ro1" table:number-rows-repeated="45">
          <table:table-cell table:number-columns-repeated="4"/>
          <table:table-cell table:style-name="Default" table:number-columns-repeated="20"/>
        </table:table-row>
        <table:table-row table:style-name="ro1">
          <table:table-cell table:number-columns-repeated="4"/>
          <table:table-cell table:style-name="Default" office:value-type="string" calcext:value-type="string">
            <text:p>平均</text:p>
          </table:table-cell>
          <table:table-cell table:style-name="ce6" table:formula="of:=AVERAGE([.F53:.F152])" office:value-type="float" office:value="520830000" calcext:value-type="float">
            <text:p>520,830,000</text:p>
          </table:table-cell>
          <table:table-cell table:style-name="ce6" table:formula="of:=AVERAGE([.G53:.G152])" office:value-type="float" office:value="900210000" calcext:value-type="float">
            <text:p>900,210,000</text:p>
          </table:table-cell>
          <table:table-cell table:style-name="ce6" table:formula="of:=AVERAGE([.H53:.H152])" office:value-type="float" office:value="1857270000" calcext:value-type="float">
            <text:p>1,857,270,000</text:p>
          </table:table-cell>
          <table:table-cell table:style-name="ce6" table:formula="of:=AVERAGE([.I53:.I152])" office:value-type="float" office:value="2961420000" calcext:value-type="float">
            <text:p>2,961,420,000</text:p>
          </table:table-cell>
          <table:table-cell table:style-name="ce6" table:formula="of:=AVERAGE([.J53:.J152])" office:value-type="float" office:value="3069770000" calcext:value-type="float">
            <text:p>3,069,770,000</text:p>
          </table:table-cell>
          <table:table-cell table:style-name="ce6" table:formula="of:=AVERAGE([.K53:.K152])" office:value-type="float" office:value="3149310000" calcext:value-type="float">
            <text:p>3,149,310,000</text:p>
          </table:table-cell>
          <table:table-cell table:style-name="ce6" table:formula="of:=AVERAGE([.L53:.L152])" office:value-type="float" office:value="3645150000" calcext:value-type="float">
            <text:p>3,645,150,000</text:p>
          </table:table-cell>
          <table:table-cell table:style-name="ce6" table:formula="of:=AVERAGE([.M53:.M152])" office:value-type="float" office:value="4405168000" calcext:value-type="float">
            <text:p>4,405,168,000</text:p>
          </table:table-cell>
          <table:table-cell table:style-name="ce6" table:formula="of:=AVERAGE([.N53:.N152])" office:value-type="float" office:value="4467590000" calcext:value-type="float">
            <text:p>4,467,590,000</text:p>
          </table:table-cell>
          <table:table-cell table:style-name="ce6" table:formula="of:=AVERAGE([.O53:.O152])" office:value-type="float" office:value="4517974000" calcext:value-type="float">
            <text:p>4,517,974,000</text:p>
          </table:table-cell>
          <table:table-cell table:style-name="ce6" table:formula="of:=AVERAGE([.P53:.P152])" office:value-type="float" office:value="4533494000" calcext:value-type="float">
            <text:p>4,533,494,000</text:p>
          </table:table-cell>
          <table:table-cell table:style-name="ce6" table:formula="of:=AVERAGE([.Q53:.Q152])" office:value-type="float" office:value="4543287000" calcext:value-type="float">
            <text:p>4,543,287,000</text:p>
          </table:table-cell>
          <table:table-cell table:style-name="ce6" table:formula="of:=AVERAGE([.R53:.R152])" office:value-type="float" office:value="4570565000" calcext:value-type="float">
            <text:p>4,570,565,000</text:p>
          </table:table-cell>
          <table:table-cell table:style-name="ce6" table:formula="of:=AVERAGE([.S53:.S152])" office:value-type="float" office:value="4589931000" calcext:value-type="float">
            <text:p>4,589,931,000</text:p>
          </table:table-cell>
          <table:table-cell table:style-name="ce6" table:formula="of:=AVERAGE([.T53:.T152])" office:value-type="float" office:value="4589931000" calcext:value-type="float">
            <text:p>4,589,931,000</text:p>
          </table:table-cell>
          <table:table-cell table:style-name="ce6" table:formula="of:=AVERAGE([.U53:.U152])" office:value-type="float" office:value="4820273804.2" calcext:value-type="float">
            <text:p>4,820,273,804</text:p>
          </table:table-cell>
          <table:table-cell table:style-name="ce6" table:formula="of:=AVERAGE([.V53:.V152])" office:value-type="float" office:value="4869052952.5" calcext:value-type="float">
            <text:p>4,869,052,953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office:value-type="string" calcext:value-type="string">
            <text:p>長さ</text:p>
          </table:table-cell>
          <table:table-cell table:style-name="ce6" table:formula="of:=[.G46]-[.F46]" office:value-type="float" office:value="379380000" calcext:value-type="float">
            <text:p>379,380,000</text:p>
          </table:table-cell>
          <table:table-cell table:style-name="ce6" table:formula="of:=[.H46]-[.G46]" office:value-type="float" office:value="957060000" calcext:value-type="float">
            <text:p>957,060,000</text:p>
          </table:table-cell>
          <table:table-cell table:style-name="ce6" table:formula="of:=[.I46]-[.H46]" office:value-type="float" office:value="1104150000" calcext:value-type="float">
            <text:p>1,104,150,000</text:p>
          </table:table-cell>
          <table:table-cell table:style-name="ce6" table:formula="of:=[.J46]-[.I46]" office:value-type="float" office:value="108350000" calcext:value-type="float">
            <text:p>108,350,000</text:p>
          </table:table-cell>
          <table:table-cell table:style-name="ce6" table:formula="of:=[.K46]-[.J46]" office:value-type="float" office:value="79540000" calcext:value-type="float">
            <text:p>79,540,000</text:p>
          </table:table-cell>
          <table:table-cell table:style-name="ce6" table:formula="of:=[.L46]-[.K46]" office:value-type="float" office:value="495840000" calcext:value-type="float">
            <text:p>495,840,000</text:p>
          </table:table-cell>
          <table:table-cell table:style-name="ce6" table:formula="of:=[.M46]-[.L46]" office:value-type="float" office:value="760018000" calcext:value-type="float">
            <text:p>760,018,000</text:p>
          </table:table-cell>
          <table:table-cell table:style-name="ce6" table:formula="of:=[.N46]-[.M46]" office:value-type="float" office:value="62422000" calcext:value-type="float">
            <text:p>62,422,000</text:p>
          </table:table-cell>
          <table:table-cell table:style-name="ce6" table:formula="of:=[.O46]-[.N46]" office:value-type="float" office:value="50384000" calcext:value-type="float">
            <text:p>50,384,000</text:p>
          </table:table-cell>
          <table:table-cell table:style-name="ce6" table:formula="of:=[.P46]-[.O46]" office:value-type="float" office:value="15520000" calcext:value-type="float">
            <text:p>15,520,000</text:p>
          </table:table-cell>
          <table:table-cell table:style-name="ce6" table:formula="of:=[.Q46]-[.P46]" office:value-type="float" office:value="9793000" calcext:value-type="float">
            <text:p>9,793,000</text:p>
          </table:table-cell>
          <table:table-cell table:style-name="ce6" table:formula="of:=[.R46]-[.Q46]" office:value-type="float" office:value="27278000" calcext:value-type="float">
            <text:p>27,278,000</text:p>
          </table:table-cell>
          <table:table-cell table:style-name="ce6" table:formula="of:=[.S46]-[.R46]" office:value-type="float" office:value="19366000" calcext:value-type="float">
            <text:p>19,366,000</text:p>
          </table:table-cell>
          <table:table-cell table:style-name="ce6" table:formula="of:=[.T46]-[.S46]" office:value-type="float" office:value="0" calcext:value-type="float">
            <text:p>0</text:p>
          </table:table-cell>
          <table:table-cell table:style-name="ce6" table:formula="of:=[.U46]-[.T46]" office:value-type="float" office:value="230342804.2" calcext:value-type="float">
            <text:p>230,342,804</text:p>
          </table:table-cell>
          <table:table-cell table:style-name="ce6" table:formula="of:=[.V46]-[.U46]" office:value-type="float" office:value="48779148.3000002" calcext:value-type="float">
            <text:p>48,779,148</text:p>
          </table:table-cell>
          <table:table-cell table:style-name="ce6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office:value-type="string" calcext:value-type="string">
            <text:p>実際の長さ</text:p>
          </table:table-cell>
          <table:table-cell table:number-columns-repeated="3" table:style-name="ce6" office:value-type="float" office:value="400000000" calcext:value-type="float">
            <text:p>400,000,000</text:p>
          </table:table-cell>
          <table:table-cell table:style-name="ce6" office:value-type="float" office:value="300000000" calcext:value-type="float">
            <text:p>300,000,000</text:p>
          </table:table-cell>
          <table:table-cell table:style-name="ce6" office:value-type="float" office:value="900000000" calcext:value-type="float">
            <text:p>900,000,000</text:p>
          </table:table-cell>
          <table:table-cell table:style-name="ce6" office:value-type="float" office:value="600000000" calcext:value-type="float">
            <text:p>600,000,000</text:p>
          </table:table-cell>
          <table:table-cell table:style-name="ce6" office:value-type="float" office:value="370000000" calcext:value-type="float">
            <text:p>370,000,000</text:p>
          </table:table-cell>
          <table:table-cell table:style-name="ce6" office:value-type="float" office:value="100000000" calcext:value-type="float">
            <text:p>100,000,000</text:p>
          </table:table-cell>
          <table:table-cell table:style-name="ce6" office:value-type="float" office:value="50000000" calcext:value-type="float">
            <text:p>50,000,000</text:p>
          </table:table-cell>
          <table:table-cell table:style-name="ce6" office:value-type="float" office:value="40000000" calcext:value-type="float">
            <text:p>40,000,000</text:p>
          </table:table-cell>
          <table:table-cell table:style-name="ce6" office:value-type="float" office:value="20000000" calcext:value-type="float">
            <text:p>20,000,000</text:p>
          </table:table-cell>
          <table:table-cell table:number-columns-repeated="2" table:style-name="ce6" office:value-type="float" office:value="60000000" calcext:value-type="float">
            <text:p>60,000,000</text:p>
          </table:table-cell>
          <table:table-cell table:style-name="ce6" office:value-type="float" office:value="50000000" calcext:value-type="float">
            <text:p>50,000,000</text:p>
          </table:table-cell>
          <table:table-cell table:style-name="ce6" office:value-type="float" office:value="190000000" calcext:value-type="float">
            <text:p>190,000,000</text:p>
          </table:table-cell>
          <table:table-cell table:style-name="ce6" office:value-type="float" office:value="60000000" calcext:value-type="float">
            <text:p>60,000,000</text:p>
          </table:table-cell>
          <table:table-cell table:style-name="ce6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office:value-type="string" calcext:value-type="string">
            <text:p>実際の年</text:p>
          </table:table-cell>
          <table:table-cell table:style-name="ce6" table:formula="of:=[.F48]" office:value-type="float" office:value="400000000" calcext:value-type="float">
            <text:p>400,000,000</text:p>
          </table:table-cell>
          <table:table-cell table:style-name="ce6" table:formula="of:=[.F49]+[.G48]" office:value-type="float" office:value="800000000" calcext:value-type="float">
            <text:p>800,000,000</text:p>
          </table:table-cell>
          <table:table-cell table:style-name="ce6" table:formula="of:=[.G49]+[.H48]" office:value-type="float" office:value="1200000000" calcext:value-type="float">
            <text:p>1,200,000,000</text:p>
          </table:table-cell>
          <table:table-cell table:style-name="ce6" table:formula="of:=[.H49]+[.I48]" office:value-type="float" office:value="1500000000" calcext:value-type="float">
            <text:p>1,500,000,000</text:p>
          </table:table-cell>
          <table:table-cell table:style-name="ce6" table:formula="of:=[.I49]+[.J48]" office:value-type="float" office:value="2400000000" calcext:value-type="float">
            <text:p>2,400,000,000</text:p>
          </table:table-cell>
          <table:table-cell table:style-name="ce6" table:formula="of:=[.J49]+[.K48]" office:value-type="float" office:value="3000000000" calcext:value-type="float">
            <text:p>3,000,000,000</text:p>
          </table:table-cell>
          <table:table-cell table:style-name="ce6" table:formula="of:=[.K49]+[.L48]" office:value-type="float" office:value="3370000000" calcext:value-type="float">
            <text:p>3,370,000,000</text:p>
          </table:table-cell>
          <table:table-cell table:style-name="ce6" table:formula="of:=[.L49]+[.M48]" office:value-type="float" office:value="3470000000" calcext:value-type="float">
            <text:p>3,470,000,000</text:p>
          </table:table-cell>
          <table:table-cell table:style-name="ce6" table:formula="of:=[.M49]+[.N48]" office:value-type="float" office:value="3520000000" calcext:value-type="float">
            <text:p>3,520,000,000</text:p>
          </table:table-cell>
          <table:table-cell table:style-name="ce6" table:formula="of:=[.N49]+[.O48]" office:value-type="float" office:value="3560000000" calcext:value-type="float">
            <text:p>3,560,000,000</text:p>
          </table:table-cell>
          <table:table-cell table:style-name="ce6" table:formula="of:=[.O49]+[.P48]" office:value-type="float" office:value="3580000000" calcext:value-type="float">
            <text:p>3,580,000,000</text:p>
          </table:table-cell>
          <table:table-cell table:style-name="ce6" table:formula="of:=[.P49]+[.Q48]" office:value-type="float" office:value="3640000000" calcext:value-type="float">
            <text:p>3,640,000,000</text:p>
          </table:table-cell>
          <table:table-cell table:style-name="ce6" table:formula="of:=[.Q49]+[.R48]" office:value-type="float" office:value="3700000000" calcext:value-type="float">
            <text:p>3,700,000,000</text:p>
          </table:table-cell>
          <table:table-cell table:style-name="ce6" table:formula="of:=[.R49]+[.S48]" office:value-type="float" office:value="3750000000" calcext:value-type="float">
            <text:p>3,750,000,000</text:p>
          </table:table-cell>
          <table:table-cell table:style-name="ce6" table:formula="of:=[.S49]+[.T48]" office:value-type="float" office:value="3940000000" calcext:value-type="float">
            <text:p>3,940,000,000</text:p>
          </table:table-cell>
          <table:table-cell table:style-name="ce6" table:formula="of:=[.T49]+[.U48]" office:value-type="float" office:value="4000000000" calcext:value-type="float">
            <text:p>4,000,000,000</text:p>
          </table:table-cell>
          <table:table-cell table:style-name="ce6" table:formula="of:=[.U49]+[.V48]" office:value-type="float" office:value="4000000000" calcext:value-type="float">
            <text:p>4,000,000,000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table:number-columns-repeated="20"/>
        </table:table-row>
        <table:table-row table:style-name="ro1">
          <table:table-cell table:number-columns-repeated="4"/>
          <table:table-cell table:style-name="ce36" office:value-type="string" calcext:value-type="string">
            <text:p>合計 - age</text:p>
          </table:table-cell>
          <table:table-cell table:style-name="ce42" office:value-type="string" calcext:value-type="string">
            <text:p>データ</text:p>
          </table:table-cell>
          <table:table-cell table:style-name="ce48" table:number-columns-repeated="17"/>
          <table:table-cell table:style-name="ce58"/>
        </table:table-row>
        <table:table-row table:style-name="ro1">
          <table:table-cell table:number-columns-repeated="4"/>
          <table:table-cell table:style-name="ce37" office:value-type="string" calcext:value-type="string">
            <text:p>N</text:p>
          </table:table-cell>
          <table:table-cell table:style-name="ce43" office:value-type="string" calcext:value-type="string">
            <text:p>01_原太古代</text:p>
          </table:table-cell>
          <table:table-cell table:style-name="ce49" office:value-type="string" calcext:value-type="string">
            <text:p>02_古太古代</text:p>
          </table:table-cell>
          <table:table-cell table:style-name="ce49" office:value-type="string" calcext:value-type="string">
            <text:p>03_中太古代</text:p>
          </table:table-cell>
          <table:table-cell table:style-name="ce49" office:value-type="string" calcext:value-type="string">
            <text:p>04_新太古代</text:p>
          </table:table-cell>
          <table:table-cell table:style-name="ce49" office:value-type="string" calcext:value-type="string">
            <text:p>05_古原生代</text:p>
          </table:table-cell>
          <table:table-cell table:style-name="ce49" office:value-type="string" calcext:value-type="string">
            <text:p>06_中原生代</text:p>
          </table:table-cell>
          <table:table-cell table:style-name="ce49" office:value-type="string" calcext:value-type="string">
            <text:p>07_新原生代</text:p>
          </table:table-cell>
          <table:table-cell table:style-name="ce49" office:value-type="string" calcext:value-type="string">
            <text:p>08_エディアカラ紀</text:p>
          </table:table-cell>
          <table:table-cell table:style-name="ce49" office:value-type="string" calcext:value-type="string">
            <text:p>09_カンブリア紀</text:p>
          </table:table-cell>
          <table:table-cell table:style-name="ce49" office:value-type="string" calcext:value-type="string">
            <text:p>10_オルドビス紀</text:p>
          </table:table-cell>
          <table:table-cell table:style-name="ce49" office:value-type="string" calcext:value-type="string">
            <text:p>11_シルル紀</text:p>
          </table:table-cell>
          <table:table-cell table:style-name="ce49" office:value-type="string" calcext:value-type="string">
            <text:p>12_デボン紀</text:p>
          </table:table-cell>
          <table:table-cell table:style-name="ce49" office:value-type="string" calcext:value-type="string">
            <text:p>13_石炭紀</text:p>
          </table:table-cell>
          <table:table-cell table:style-name="ce49" office:value-type="string" calcext:value-type="string">
            <text:p>14_ペルム紀</text:p>
          </table:table-cell>
          <table:table-cell table:style-name="ce49" office:value-type="string" calcext:value-type="string">
            <text:p>15_中生代</text:p>
          </table:table-cell>
          <table:table-cell table:style-name="ce49" office:value-type="string" calcext:value-type="string">
            <text:p>16_新生代</text:p>
          </table:table-cell>
          <table:table-cell table:style-name="ce49" office:value-type="string" calcext:value-type="string">
            <text:p>17_完新世</text:p>
          </table:table-cell>
          <table:table-cell table:style-name="ce49" office:value-type="string" calcext:value-type="string">
            <text:p>18_終末代</text:p>
          </table:table-cell>
          <table:table-cell table:style-name="ce59" office:value-type="string" calcext:value-type="string">
            <text:p>合計 結果</text:p>
          </table:table-cell>
        </table:table-row>
        <table:table-row table:style-name="ro1">
          <table:table-cell table:number-columns-repeated="4"/>
          <table:table-cell table:style-name="ce38" office:value-type="float" office:value="0" calcext:value-type="float">
            <text:p>0</text:p>
          </table:table-cell>
          <table:table-cell table:style-name="ce44" office:value-type="float" office:value="512000000" calcext:value-type="float">
            <text:p>512000000</text:p>
          </table:table-cell>
          <table:table-cell table:style-name="ce50" office:value-type="float" office:value="896000000" calcext:value-type="float">
            <text:p>896000000</text:p>
          </table:table-cell>
          <table:table-cell table:style-name="ce50" office:value-type="float" office:value="1940000000" calcext:value-type="float">
            <text:p>1940000000</text:p>
          </table:table-cell>
          <table:table-cell table:style-name="ce50" office:value-type="float" office:value="2996000000" calcext:value-type="float">
            <text:p>2996000000</text:p>
          </table:table-cell>
          <table:table-cell table:style-name="ce50" office:value-type="float" office:value="3086000000" calcext:value-type="float">
            <text:p>3086000000</text:p>
          </table:table-cell>
          <table:table-cell table:style-name="ce50" office:value-type="float" office:value="3214000000" calcext:value-type="float">
            <text:p>3214000000</text:p>
          </table:table-cell>
          <table:table-cell table:style-name="ce50" office:value-type="float" office:value="3534000000" calcext:value-type="float">
            <text:p>3534000000</text:p>
          </table:table-cell>
          <table:table-cell table:style-name="ce50" office:value-type="float" office:value="4399600000" calcext:value-type="float">
            <text:p>4399600000</text:p>
          </table:table-cell>
          <table:table-cell table:style-name="ce50" office:value-type="float" office:value="4441200000" calcext:value-type="float">
            <text:p>4441200000</text:p>
          </table:table-cell>
          <table:table-cell table:number-columns-repeated="3" table:style-name="ce50" office:value-type="float" office:value="4511600000" calcext:value-type="float">
            <text:p>4511600000</text:p>
          </table:table-cell>
          <table:table-cell table:number-columns-repeated="3" table:style-name="ce50" office:value-type="float" office:value="4518000000" calcext:value-type="float">
            <text:p>4518000000</text:p>
          </table:table-cell>
          <table:table-cell table:style-name="ce50" office:value-type="float" office:value="4824080000" calcext:value-type="float">
            <text:p>4824080000</text:p>
          </table:table-cell>
          <table:table-cell table:style-name="ce50" office:value-type="float" office:value="4872080000" calcext:value-type="float">
            <text:p>4872080000</text:p>
          </table:table-cell>
          <table:table-cell table:style-name="ce54" office:value-type="float" office:value="4872080000" calcext:value-type="float">
            <text:p>4872080000</text:p>
          </table:table-cell>
          <table:table-cell table:style-name="ce60" office:value-type="float" office:value="66675840000" calcext:value-type="float">
            <text:p>66675840000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740000000" calcext:value-type="float">
            <text:p>740000000</text:p>
          </table:table-cell>
          <table:table-cell office:value-type="float" office:value="1844000000" calcext:value-type="float">
            <text:p>1844000000</text:p>
          </table:table-cell>
          <table:table-cell office:value-type="float" office:value="2996000000" calcext:value-type="float">
            <text:p>2996000000</text:p>
          </table:table-cell>
          <table:table-cell office:value-type="float" office:value="3091000000" calcext:value-type="float">
            <text:p>3091000000</text:p>
          </table:table-cell>
          <table:table-cell office:value-type="float" office:value="3219000000" calcext:value-type="float">
            <text:p>3219000000</text:p>
          </table:table-cell>
          <table:table-cell office:value-type="float" office:value="3411000000" calcext:value-type="float">
            <text:p>3411000000</text:p>
          </table:table-cell>
          <table:table-cell office:value-type="float" office:value="4144800000" calcext:value-type="float">
            <text:p>4144800000</text:p>
          </table:table-cell>
          <table:table-cell office:value-type="float" office:value="4208800000" calcext:value-type="float">
            <text:p>4208800000</text:p>
          </table:table-cell>
          <table:table-cell table:number-columns-repeated="3" office:value-type="float" office:value="4276000000" calcext:value-type="float">
            <text:p>4276000000</text:p>
          </table:table-cell>
          <table:table-cell office:value-type="float" office:value="4343200000" calcext:value-type="float">
            <text:p>4343200000</text:p>
          </table:table-cell>
          <table:table-cell table:number-columns-repeated="2" office:value-type="float" office:value="4346400000" calcext:value-type="float">
            <text:p>4346400000</text:p>
          </table:table-cell>
          <table:table-cell office:value-type="float" office:value="4709200000" calcext:value-type="float">
            <text:p>4709200000</text:p>
          </table:table-cell>
          <table:table-cell table:number-columns-repeated="2" office:value-type="float" office:value="4728720160" calcext:value-type="float">
            <text:p>4728720160</text:p>
          </table:table-cell>
          <table:table-cell office:value-type="float" office:value="64191240320" calcext:value-type="float">
            <text:p>64191240320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40000000" calcext:value-type="float">
            <text:p>540000000</text:p>
          </table:table-cell>
          <table:table-cell office:value-type="float" office:value="960000000" calcext:value-type="float">
            <text:p>960000000</text:p>
          </table:table-cell>
          <table:table-cell office:value-type="float" office:value="1968000000" calcext:value-type="float">
            <text:p>1968000000</text:p>
          </table:table-cell>
          <table:table-cell office:value-type="float" office:value="3024000000" calcext:value-type="float">
            <text:p>3024000000</text:p>
          </table:table-cell>
          <table:table-cell office:value-type="float" office:value="3206000000" calcext:value-type="float">
            <text:p>3206000000</text:p>
          </table:table-cell>
          <table:table-cell office:value-type="float" office:value="3270000000" calcext:value-type="float">
            <text:p>3270000000</text:p>
          </table:table-cell>
          <table:table-cell office:value-type="float" office:value="3526000000" calcext:value-type="float">
            <text:p>3526000000</text:p>
          </table:table-cell>
          <table:table-cell office:value-type="float" office:value="4773700000" calcext:value-type="float">
            <text:p>4773700000</text:p>
          </table:table-cell>
          <table:table-cell office:value-type="float" office:value="4847300000" calcext:value-type="float">
            <text:p>4847300000</text:p>
          </table:table-cell>
          <table:table-cell office:value-type="float" office:value="4856900000" calcext:value-type="float">
            <text:p>4856900000</text:p>
          </table:table-cell>
          <table:table-cell table:number-columns-repeated="2" office:value-type="float" office:value="4876100000" calcext:value-type="float">
            <text:p>4876100000</text:p>
          </table:table-cell>
          <table:table-cell table:number-columns-repeated="3" office:value-type="float" office:value="4904900000" calcext:value-type="float">
            <text:p>4904900000</text:p>
          </table:table-cell>
          <table:table-cell office:value-type="float" office:value="5088500000" calcext:value-type="float">
            <text:p>5088500000</text:p>
          </table:table-cell>
          <table:table-cell table:number-columns-repeated="2" office:value-type="float" office:value="5162740000" calcext:value-type="float">
            <text:p>5162740000</text:p>
          </table:table-cell>
          <table:table-cell office:value-type="float" office:value="70852780000" calcext:value-type="float">
            <text:p>70852780000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519000000" calcext:value-type="float">
            <text:p>519000000</text:p>
          </table:table-cell>
          <table:table-cell office:value-type="float" office:value="999000000" calcext:value-type="float">
            <text:p>999000000</text:p>
          </table:table-cell>
          <table:table-cell office:value-type="float" office:value="1851000000" calcext:value-type="float">
            <text:p>1851000000</text:p>
          </table:table-cell>
          <table:table-cell office:value-type="float" office:value="3579000000" calcext:value-type="float">
            <text:p>3579000000</text:p>
          </table:table-cell>
          <table:table-cell office:value-type="float" office:value="3664000000" calcext:value-type="float">
            <text:p>3664000000</text:p>
          </table:table-cell>
          <table:table-cell office:value-type="float" office:value="3856000000" calcext:value-type="float">
            <text:p>3856000000</text:p>
          </table:table-cell>
          <table:table-cell office:value-type="float" office:value="4368000000" calcext:value-type="float">
            <text:p>4368000000</text:p>
          </table:table-cell>
          <table:table-cell office:value-type="float" office:value="4928800000" calcext:value-type="float">
            <text:p>4928800000</text:p>
          </table:table-cell>
          <table:table-cell office:value-type="float" office:value="4989600000" calcext:value-type="float">
            <text:p>4989600000</text:p>
          </table:table-cell>
          <table:table-cell office:value-type="float" office:value="5053600000" calcext:value-type="float">
            <text:p>5053600000</text:p>
          </table:table-cell>
          <table:table-cell office:value-type="float" office:value="5069600000" calcext:value-type="float">
            <text:p>5069600000</text:p>
          </table:table-cell>
          <table:table-cell table:number-columns-repeated="4" office:value-type="float" office:value="5108000000" calcext:value-type="float">
            <text:p>5108000000</text:p>
          </table:table-cell>
          <table:table-cell office:value-type="float" office:value="5423120000" calcext:value-type="float">
            <text:p>5423120000</text:p>
          </table:table-cell>
          <table:table-cell table:number-columns-repeated="2" office:value-type="float" office:value="5469880300" calcext:value-type="float">
            <text:p>5469880300</text:p>
          </table:table-cell>
          <table:table-cell office:value-type="float" office:value="75672480600" calcext:value-type="float">
            <text:p>75672480600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10000000" calcext:value-type="float">
            <text:p>510000000</text:p>
          </table:table-cell>
          <table:table-cell office:value-type="float" office:value="1020000000" calcext:value-type="float">
            <text:p>1020000000</text:p>
          </table:table-cell>
          <table:table-cell office:value-type="float" office:value="1851000000" calcext:value-type="float">
            <text:p>1851000000</text:p>
          </table:table-cell>
          <table:table-cell office:value-type="float" office:value="3003000000" calcext:value-type="float">
            <text:p>3003000000</text:p>
          </table:table-cell>
          <table:table-cell office:value-type="float" office:value="3091000000" calcext:value-type="float">
            <text:p>3091000000</text:p>
          </table:table-cell>
          <table:table-cell office:value-type="float" office:value="3155000000" calcext:value-type="float">
            <text:p>3155000000</text:p>
          </table:table-cell>
          <table:table-cell office:value-type="float" office:value="3347000000" calcext:value-type="float">
            <text:p>3347000000</text:p>
          </table:table-cell>
          <table:table-cell office:value-type="float" office:value="4022500000" calcext:value-type="float">
            <text:p>4022500000</text:p>
          </table:table-cell>
          <table:table-cell office:value-type="float" office:value="4089700000" calcext:value-type="float">
            <text:p>4089700000</text:p>
          </table:table-cell>
          <table:table-cell office:value-type="float" office:value="4134600000" calcext:value-type="float">
            <text:p>4134600000</text:p>
          </table:table-cell>
          <table:table-cell office:value-type="float" office:value="4156900000" calcext:value-type="float">
            <text:p>4156900000</text:p>
          </table:table-cell>
          <table:table-cell office:value-type="float" office:value="4163300000" calcext:value-type="float">
            <text:p>4163300000</text:p>
          </table:table-cell>
          <table:table-cell table:number-columns-repeated="3" office:value-type="float" office:value="4224100000" calcext:value-type="float">
            <text:p>4224100000</text:p>
          </table:table-cell>
          <table:table-cell office:value-type="float" office:value="4358180000" calcext:value-type="float">
            <text:p>4358180000</text:p>
          </table:table-cell>
          <table:table-cell table:number-columns-repeated="2" office:value-type="float" office:value="4416680190" calcext:value-type="float">
            <text:p>4416680190</text:p>
          </table:table-cell>
          <table:table-cell office:value-type="float" office:value="62407840380" calcext:value-type="float">
            <text:p>62407840380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540000000" calcext:value-type="float">
            <text:p>540000000</text:p>
          </table:table-cell>
          <table:table-cell office:value-type="float" office:value="936000000" calcext:value-type="float">
            <text:p>936000000</text:p>
          </table:table-cell>
          <table:table-cell office:value-type="float" office:value="1872000000" calcext:value-type="float">
            <text:p>1872000000</text:p>
          </table:table-cell>
          <table:table-cell office:value-type="float" office:value="3315000000" calcext:value-type="float">
            <text:p>3315000000</text:p>
          </table:table-cell>
          <table:table-cell office:value-type="float" office:value="3401000000" calcext:value-type="float">
            <text:p>3401000000</text:p>
          </table:table-cell>
          <table:table-cell office:value-type="float" office:value="3529000000" calcext:value-type="float">
            <text:p>3529000000</text:p>
          </table:table-cell>
          <table:table-cell office:value-type="float" office:value="4105000000" calcext:value-type="float">
            <text:p>4105000000</text:p>
          </table:table-cell>
          <table:table-cell office:value-type="float" office:value="4599900000" calcext:value-type="float">
            <text:p>4599900000</text:p>
          </table:table-cell>
          <table:table-cell office:value-type="float" office:value="4657500000" calcext:value-type="float">
            <text:p>4657500000</text:p>
          </table:table-cell>
          <table:table-cell office:value-type="float" office:value="4673500000" calcext:value-type="float">
            <text:p>4673500000</text:p>
          </table:table-cell>
          <table:table-cell office:value-type="float" office:value="4699100000" calcext:value-type="float">
            <text:p>4699100000</text:p>
          </table:table-cell>
          <table:table-cell office:value-type="float" office:value="4711900000" calcext:value-type="float">
            <text:p>4711900000</text:p>
          </table:table-cell>
          <table:table-cell office:value-type="float" office:value="4775900000" calcext:value-type="float">
            <text:p>4775900000</text:p>
          </table:table-cell>
          <table:table-cell table:number-columns-repeated="2" office:value-type="float" office:value="4788700000" calcext:value-type="float">
            <text:p>4788700000</text:p>
          </table:table-cell>
          <table:table-cell office:value-type="float" office:value="4924220000" calcext:value-type="float">
            <text:p>4924220000</text:p>
          </table:table-cell>
          <table:table-cell table:number-columns-repeated="2" office:value-type="float" office:value="4976640030" calcext:value-type="float">
            <text:p>4976640030</text:p>
          </table:table-cell>
          <table:table-cell office:value-type="float" office:value="70270700060" calcext:value-type="float">
            <text:p>70270700060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40000000" calcext:value-type="float">
            <text:p>540000000</text:p>
          </table:table-cell>
          <table:table-cell office:value-type="float" office:value="726000000" calcext:value-type="float">
            <text:p>726000000</text:p>
          </table:table-cell>
          <table:table-cell office:value-type="float" office:value="1968000000" calcext:value-type="float">
            <text:p>1968000000</text:p>
          </table:table-cell>
          <table:table-cell office:value-type="float" office:value="3024000000" calcext:value-type="float">
            <text:p>3024000000</text:p>
          </table:table-cell>
          <table:table-cell office:value-type="float" office:value="3192000000" calcext:value-type="float">
            <text:p>3192000000</text:p>
          </table:table-cell>
          <table:table-cell office:value-type="float" office:value="3256000000" calcext:value-type="float">
            <text:p>3256000000</text:p>
          </table:table-cell>
          <table:table-cell office:value-type="float" office:value="4024000000" calcext:value-type="float">
            <text:p>4024000000</text:p>
          </table:table-cell>
          <table:table-cell office:value-type="float" office:value="4398500000" calcext:value-type="float">
            <text:p>4398500000</text:p>
          </table:table-cell>
          <table:table-cell office:value-type="float" office:value="4452900000" calcext:value-type="float">
            <text:p>4452900000</text:p>
          </table:table-cell>
          <table:table-cell office:value-type="float" office:value="4574500000" calcext:value-type="float">
            <text:p>4574500000</text:p>
          </table:table-cell>
          <table:table-cell table:number-columns-repeated="5" office:value-type="float" office:value="4641700000" calcext:value-type="float">
            <text:p>4641700000</text:p>
          </table:table-cell>
          <table:table-cell office:value-type="float" office:value="4940180000" calcext:value-type="float">
            <text:p>4940180000</text:p>
          </table:table-cell>
          <table:table-cell table:number-columns-repeated="2" office:value-type="float" office:value="4981020060" calcext:value-type="float">
            <text:p>4981020060</text:p>
          </table:table-cell>
          <table:table-cell office:value-type="float" office:value="68266620120" calcext:value-type="float">
            <text:p>68266620120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1062000000" calcext:value-type="float">
            <text:p>1062000000</text:p>
          </table:table-cell>
          <table:table-cell office:value-type="float" office:value="1830000000" calcext:value-type="float">
            <text:p>1830000000</text:p>
          </table:table-cell>
          <table:table-cell office:value-type="float" office:value="3270000000" calcext:value-type="float">
            <text:p>3270000000</text:p>
          </table:table-cell>
          <table:table-cell office:value-type="float" office:value="3353000000" calcext:value-type="float">
            <text:p>3353000000</text:p>
          </table:table-cell>
          <table:table-cell office:value-type="float" office:value="3545000000" calcext:value-type="float">
            <text:p>3545000000</text:p>
          </table:table-cell>
          <table:table-cell office:value-type="float" office:value="4313000000" calcext:value-type="float">
            <text:p>4313000000</text:p>
          </table:table-cell>
          <table:table-cell office:value-type="float" office:value="4973300000" calcext:value-type="float">
            <text:p>4973300000</text:p>
          </table:table-cell>
          <table:table-cell office:value-type="float" office:value="5034100000" calcext:value-type="float">
            <text:p>5034100000</text:p>
          </table:table-cell>
          <table:table-cell office:value-type="float" office:value="5072500000" calcext:value-type="float">
            <text:p>5072500000</text:p>
          </table:table-cell>
          <table:table-cell office:value-type="float" office:value="5085300000" calcext:value-type="float">
            <text:p>5085300000</text:p>
          </table:table-cell>
          <table:table-cell table:number-columns-repeated="4" office:value-type="float" office:value="5139700000" calcext:value-type="float">
            <text:p>5139700000</text:p>
          </table:table-cell>
          <table:table-cell office:value-type="float" office:value="5509860000" calcext:value-type="float">
            <text:p>5509860000</text:p>
          </table:table-cell>
          <table:table-cell table:number-columns-repeated="2" office:value-type="float" office:value="5538780260" calcext:value-type="float">
            <text:p>5538780260</text:p>
          </table:table-cell>
          <table:table-cell office:value-type="float" office:value="75188420520" calcext:value-type="float">
            <text:p>75188420520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46000000" calcext:value-type="float">
            <text:p>546000000</text:p>
          </table:table-cell>
          <table:table-cell office:value-type="float" office:value="753000000" calcext:value-type="float">
            <text:p>753000000</text:p>
          </table:table-cell>
          <table:table-cell office:value-type="float" office:value="1872000000" calcext:value-type="float">
            <text:p>1872000000</text:p>
          </table:table-cell>
          <table:table-cell office:value-type="float" office:value="2928000000" calcext:value-type="float">
            <text:p>2928000000</text:p>
          </table:table-cell>
          <table:table-cell office:value-type="float" office:value="3013000000" calcext:value-type="float">
            <text:p>3013000000</text:p>
          </table:table-cell>
          <table:table-cell office:value-type="float" office:value="3079000000" calcext:value-type="float">
            <text:p>3079000000</text:p>
          </table:table-cell>
          <table:table-cell office:value-type="float" office:value="3653000000" calcext:value-type="float">
            <text:p>3653000000</text:p>
          </table:table-cell>
          <table:table-cell office:value-type="float" office:value="4099100000" calcext:value-type="float">
            <text:p>4099100000</text:p>
          </table:table-cell>
          <table:table-cell office:value-type="float" office:value="4140700000" calcext:value-type="float">
            <text:p>4140700000</text:p>
          </table:table-cell>
          <table:table-cell office:value-type="float" office:value="4204700000" calcext:value-type="float">
            <text:p>4204700000</text:p>
          </table:table-cell>
          <table:table-cell table:number-columns-repeated="2" office:value-type="float" office:value="4223900000" calcext:value-type="float">
            <text:p>4223900000</text:p>
          </table:table-cell>
          <table:table-cell table:number-columns-repeated="3" office:value-type="float" office:value="4259100000" calcext:value-type="float">
            <text:p>4259100000</text:p>
          </table:table-cell>
          <table:table-cell office:value-type="float" office:value="4548620000" calcext:value-type="float">
            <text:p>4548620000</text:p>
          </table:table-cell>
          <table:table-cell table:number-columns-repeated="2" office:value-type="float" office:value="4598260140" calcext:value-type="float">
            <text:p>4598260140</text:p>
          </table:table-cell>
          <table:table-cell office:value-type="float" office:value="63258740280" calcext:value-type="float">
            <text:p>63258740280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538000000" calcext:value-type="float">
            <text:p>538000000</text:p>
          </table:table-cell>
          <table:table-cell office:value-type="float" office:value="904000000" calcext:value-type="float">
            <text:p>904000000</text:p>
          </table:table-cell>
          <table:table-cell office:value-type="float" office:value="1954000000" calcext:value-type="float">
            <text:p>1954000000</text:p>
          </table:table-cell>
          <table:table-cell office:value-type="float" office:value="3682000000" calcext:value-type="float">
            <text:p>3682000000</text:p>
          </table:table-cell>
          <table:table-cell office:value-type="float" office:value="3858000000" calcext:value-type="float">
            <text:p>3858000000</text:p>
          </table:table-cell>
          <table:table-cell office:value-type="float" office:value="4050000000" calcext:value-type="float">
            <text:p>4050000000</text:p>
          </table:table-cell>
          <table:table-cell office:value-type="float" office:value="4690000000" calcext:value-type="float">
            <text:p>4690000000</text:p>
          </table:table-cell>
          <table:table-cell office:value-type="float" office:value="5314800000" calcext:value-type="float">
            <text:p>5314800000</text:p>
          </table:table-cell>
          <table:table-cell office:value-type="float" office:value="5420400000" calcext:value-type="float">
            <text:p>5420400000</text:p>
          </table:table-cell>
          <table:table-cell office:value-type="float" office:value="5436400000" calcext:value-type="float">
            <text:p>5436400000</text:p>
          </table:table-cell>
          <table:table-cell table:number-columns-repeated="2" office:value-type="float" office:value="5439600000" calcext:value-type="float">
            <text:p>5439600000</text:p>
          </table:table-cell>
          <table:table-cell office:value-type="float" office:value="5506800000" calcext:value-type="float">
            <text:p>5506800000</text:p>
          </table:table-cell>
          <table:table-cell table:number-columns-repeated="2" office:value-type="float" office:value="5596400000" calcext:value-type="float">
            <text:p>5596400000</text:p>
          </table:table-cell>
          <table:table-cell office:value-type="float" office:value="5686880000" calcext:value-type="float">
            <text:p>5686880000</text:p>
          </table:table-cell>
          <table:table-cell table:number-columns-repeated="2" office:value-type="float" office:value="5745600080" calcext:value-type="float">
            <text:p>5745600080</text:p>
          </table:table-cell>
          <table:table-cell office:value-type="float" office:value="80604480160" calcext:value-type="float">
            <text:p>80604480160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519000000" calcext:value-type="float">
            <text:p>519000000</text:p>
          </table:table-cell>
          <table:table-cell office:value-type="float" office:value="819000000" calcext:value-type="float">
            <text:p>819000000</text:p>
          </table:table-cell>
          <table:table-cell office:value-type="float" office:value="1755000000" calcext:value-type="float">
            <text:p>1755000000</text:p>
          </table:table-cell>
          <table:table-cell office:value-type="float" office:value="2811000000" calcext:value-type="float">
            <text:p>2811000000</text:p>
          </table:table-cell>
          <table:table-cell office:value-type="float" office:value="2882000000" calcext:value-type="float">
            <text:p>2882000000</text:p>
          </table:table-cell>
          <table:table-cell office:value-type="float" office:value="2946000000" calcext:value-type="float">
            <text:p>2946000000</text:p>
          </table:table-cell>
          <table:table-cell office:value-type="float" office:value="3266000000" calcext:value-type="float">
            <text:p>3266000000</text:p>
          </table:table-cell>
          <table:table-cell office:value-type="float" office:value="4178500000" calcext:value-type="float">
            <text:p>4178500000</text:p>
          </table:table-cell>
          <table:table-cell office:value-type="float" office:value="4223300000" calcext:value-type="float">
            <text:p>4223300000</text:p>
          </table:table-cell>
          <table:table-cell office:value-type="float" office:value="4236100000" calcext:value-type="float">
            <text:p>4236100000</text:p>
          </table:table-cell>
          <table:table-cell office:value-type="float" office:value="4271300000" calcext:value-type="float">
            <text:p>4271300000</text:p>
          </table:table-cell>
          <table:table-cell table:number-columns-repeated="4" office:value-type="float" office:value="4306500000" calcext:value-type="float">
            <text:p>4306500000</text:p>
          </table:table-cell>
          <table:table-cell office:value-type="float" office:value="4517380000" calcext:value-type="float">
            <text:p>4517380000</text:p>
          </table:table-cell>
          <table:table-cell table:number-columns-repeated="2" office:value-type="float" office:value="4585380240" calcext:value-type="float">
            <text:p>4585380240</text:p>
          </table:table-cell>
          <table:table-cell office:value-type="float" office:value="62821340480" calcext:value-type="float">
            <text:p>62821340480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917000000" calcext:value-type="float">
            <text:p>917000000</text:p>
          </table:table-cell>
          <table:table-cell office:value-type="float" office:value="1748000000" calcext:value-type="float">
            <text:p>1748000000</text:p>
          </table:table-cell>
          <table:table-cell office:value-type="float" office:value="2708000000" calcext:value-type="float">
            <text:p>2708000000</text:p>
          </table:table-cell>
          <table:table-cell office:value-type="float" office:value="2793000000" calcext:value-type="float">
            <text:p>2793000000</text:p>
          </table:table-cell>
          <table:table-cell office:value-type="float" office:value="2857000000" calcext:value-type="float">
            <text:p>2857000000</text:p>
          </table:table-cell>
          <table:table-cell office:value-type="float" office:value="3177000000" calcext:value-type="float">
            <text:p>3177000000</text:p>
          </table:table-cell>
          <table:table-cell office:value-type="float" office:value="4014200000" calcext:value-type="float">
            <text:p>4014200000</text:p>
          </table:table-cell>
          <table:table-cell office:value-type="float" office:value="4058900000" calcext:value-type="float">
            <text:p>4058900000</text:p>
          </table:table-cell>
          <table:table-cell office:value-type="float" office:value="4090900000" calcext:value-type="float">
            <text:p>4090900000</text:p>
          </table:table-cell>
          <table:table-cell table:number-columns-repeated="2" office:value-type="float" office:value="4106900000" calcext:value-type="float">
            <text:p>4106900000</text:p>
          </table:table-cell>
          <table:table-cell table:number-columns-repeated="3" office:value-type="float" office:value="4132500000" calcext:value-type="float">
            <text:p>4132500000</text:p>
          </table:table-cell>
          <table:table-cell office:value-type="float" office:value="4354580000" calcext:value-type="float">
            <text:p>4354580000</text:p>
          </table:table-cell>
          <table:table-cell table:number-columns-repeated="2" office:value-type="float" office:value="4417380280" calcext:value-type="float">
            <text:p>4417380280</text:p>
          </table:table-cell>
          <table:table-cell office:value-type="float" office:value="60670640560" calcext:value-type="float">
            <text:p>60670640560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511000000" calcext:value-type="float">
            <text:p>511000000</text:p>
          </table:table-cell>
          <table:table-cell office:value-type="float" office:value="1006000000" calcext:value-type="float">
            <text:p>1006000000</text:p>
          </table:table-cell>
          <table:table-cell office:value-type="float" office:value="1933000000" calcext:value-type="float">
            <text:p>1933000000</text:p>
          </table:table-cell>
          <table:table-cell office:value-type="float" office:value="3088000000" calcext:value-type="float">
            <text:p>3088000000</text:p>
          </table:table-cell>
          <table:table-cell office:value-type="float" office:value="3178000000" calcext:value-type="float">
            <text:p>3178000000</text:p>
          </table:table-cell>
          <table:table-cell office:value-type="float" office:value="3242000000" calcext:value-type="float">
            <text:p>3242000000</text:p>
          </table:table-cell>
          <table:table-cell office:value-type="float" office:value="3434000000" calcext:value-type="float">
            <text:p>3434000000</text:p>
          </table:table-cell>
          <table:table-cell office:value-type="float" office:value="4390200000" calcext:value-type="float">
            <text:p>4390200000</text:p>
          </table:table-cell>
          <table:table-cell office:value-type="float" office:value="4438200000" calcext:value-type="float">
            <text:p>4438200000</text:p>
          </table:table-cell>
          <table:table-cell office:value-type="float" office:value="4601400000" calcext:value-type="float">
            <text:p>4601400000</text:p>
          </table:table-cell>
          <table:table-cell office:value-type="float" office:value="4607800000" calcext:value-type="float">
            <text:p>4607800000</text:p>
          </table:table-cell>
          <table:table-cell table:number-columns-repeated="4" office:value-type="float" office:value="4636600000" calcext:value-type="float">
            <text:p>4636600000</text:p>
          </table:table-cell>
          <table:table-cell office:value-type="float" office:value="4897320000" calcext:value-type="float">
            <text:p>4897320000</text:p>
          </table:table-cell>
          <table:table-cell table:number-columns-repeated="2" office:value-type="float" office:value="4953900190" calcext:value-type="float">
            <text:p>4953900190</text:p>
          </table:table-cell>
          <table:table-cell office:value-type="float" office:value="67781120380" calcext:value-type="float">
            <text:p>67781120380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533000000" calcext:value-type="float">
            <text:p>533000000</text:p>
          </table:table-cell>
          <table:table-cell office:value-type="float" office:value="1109000000" calcext:value-type="float">
            <text:p>1109000000</text:p>
          </table:table-cell>
          <table:table-cell office:value-type="float" office:value="2057000000" calcext:value-type="float">
            <text:p>2057000000</text:p>
          </table:table-cell>
          <table:table-cell office:value-type="float" office:value="3209000000" calcext:value-type="float">
            <text:p>3209000000</text:p>
          </table:table-cell>
          <table:table-cell office:value-type="float" office:value="3377000000" calcext:value-type="float">
            <text:p>3377000000</text:p>
          </table:table-cell>
          <table:table-cell office:value-type="float" office:value="3441000000" calcext:value-type="float">
            <text:p>3441000000</text:p>
          </table:table-cell>
          <table:table-cell office:value-type="float" office:value="3633000000" calcext:value-type="float">
            <text:p>3633000000</text:p>
          </table:table-cell>
          <table:table-cell office:value-type="float" office:value="4479600000" calcext:value-type="float">
            <text:p>4479600000</text:p>
          </table:table-cell>
          <table:table-cell office:value-type="float" office:value="4534000000" calcext:value-type="float">
            <text:p>4534000000</text:p>
          </table:table-cell>
          <table:table-cell table:number-columns-repeated="3" office:value-type="float" office:value="4578800000" calcext:value-type="float">
            <text:p>4578800000</text:p>
          </table:table-cell>
          <table:table-cell table:number-columns-repeated="3" office:value-type="float" office:value="4633200000" calcext:value-type="float">
            <text:p>4633200000</text:p>
          </table:table-cell>
          <table:table-cell office:value-type="float" office:value="4889140000" calcext:value-type="float">
            <text:p>4889140000</text:p>
          </table:table-cell>
          <table:table-cell table:number-columns-repeated="2" office:value-type="float" office:value="4940180080" calcext:value-type="float">
            <text:p>4940180080</text:p>
          </table:table-cell>
          <table:table-cell office:value-type="float" office:value="68778100160" calcext:value-type="float">
            <text:p>68778100160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532000000" calcext:value-type="float">
            <text:p>532000000</text:p>
          </table:table-cell>
          <table:table-cell office:value-type="float" office:value="997000000" calcext:value-type="float">
            <text:p>997000000</text:p>
          </table:table-cell>
          <table:table-cell office:value-type="float" office:value="1861000000" calcext:value-type="float">
            <text:p>1861000000</text:p>
          </table:table-cell>
          <table:table-cell office:value-type="float" office:value="3010000000" calcext:value-type="float">
            <text:p>3010000000</text:p>
          </table:table-cell>
          <table:table-cell office:value-type="float" office:value="3099000000" calcext:value-type="float">
            <text:p>3099000000</text:p>
          </table:table-cell>
          <table:table-cell office:value-type="float" office:value="3227000000" calcext:value-type="float">
            <text:p>3227000000</text:p>
          </table:table-cell>
          <table:table-cell office:value-type="float" office:value="3675000000" calcext:value-type="float">
            <text:p>3675000000</text:p>
          </table:table-cell>
          <table:table-cell office:value-type="float" office:value="4490000000" calcext:value-type="float">
            <text:p>4490000000</text:p>
          </table:table-cell>
          <table:table-cell office:value-type="float" office:value="4624300000" calcext:value-type="float">
            <text:p>4624300000</text:p>
          </table:table-cell>
          <table:table-cell office:value-type="float" office:value="4656300000" calcext:value-type="float">
            <text:p>4656300000</text:p>
          </table:table-cell>
          <table:table-cell office:value-type="float" office:value="4665900000" calcext:value-type="float">
            <text:p>4665900000</text:p>
          </table:table-cell>
          <table:table-cell table:number-columns-repeated="4" office:value-type="float" office:value="4729900000" calcext:value-type="float">
            <text:p>4729900000</text:p>
          </table:table-cell>
          <table:table-cell office:value-type="float" office:value="4964380000" calcext:value-type="float">
            <text:p>4964380000</text:p>
          </table:table-cell>
          <table:table-cell table:number-columns-repeated="2" office:value-type="float" office:value="5011720010" calcext:value-type="float">
            <text:p>5011720010</text:p>
          </table:table-cell>
          <table:table-cell office:value-type="float" office:value="68744920020" calcext:value-type="float">
            <text:p>68744920020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545000000" calcext:value-type="float">
            <text:p>545000000</text:p>
          </table:table-cell>
          <table:table-cell office:value-type="float" office:value="1025000000" calcext:value-type="float">
            <text:p>1025000000</text:p>
          </table:table-cell>
          <table:table-cell office:value-type="float" office:value="1865000000" calcext:value-type="float">
            <text:p>1865000000</text:p>
          </table:table-cell>
          <table:table-cell office:value-type="float" office:value="2729000000" calcext:value-type="float">
            <text:p>2729000000</text:p>
          </table:table-cell>
          <table:table-cell office:value-type="float" office:value="2822000000" calcext:value-type="float">
            <text:p>2822000000</text:p>
          </table:table-cell>
          <table:table-cell office:value-type="float" office:value="2886000000" calcext:value-type="float">
            <text:p>2886000000</text:p>
          </table:table-cell>
          <table:table-cell office:value-type="float" office:value="3270000000" calcext:value-type="float">
            <text:p>3270000000</text:p>
          </table:table-cell>
          <table:table-cell office:value-type="float" office:value="3892900000" calcext:value-type="float">
            <text:p>3892900000</text:p>
          </table:table-cell>
          <table:table-cell office:value-type="float" office:value="3950500000" calcext:value-type="float">
            <text:p>3950500000</text:p>
          </table:table-cell>
          <table:table-cell office:value-type="float" office:value="3988900000" calcext:value-type="float">
            <text:p>3988900000</text:p>
          </table:table-cell>
          <table:table-cell table:number-columns-repeated="2" office:value-type="float" office:value="4033700000" calcext:value-type="float">
            <text:p>4033700000</text:p>
          </table:table-cell>
          <table:table-cell table:number-columns-repeated="3" office:value-type="float" office:value="4043300000" calcext:value-type="float">
            <text:p>4043300000</text:p>
          </table:table-cell>
          <table:table-cell office:value-type="float" office:value="4254100000" calcext:value-type="float">
            <text:p>4254100000</text:p>
          </table:table-cell>
          <table:table-cell table:number-columns-repeated="2" office:value-type="float" office:value="4304960170" calcext:value-type="float">
            <text:p>4304960170</text:p>
          </table:table-cell>
          <table:table-cell office:value-type="float" office:value="60035620340" calcext:value-type="float">
            <text:p>60035620340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498000000" calcext:value-type="float">
            <text:p>498000000</text:p>
          </table:table-cell>
          <table:table-cell office:value-type="float" office:value="894000000" calcext:value-type="float">
            <text:p>894000000</text:p>
          </table:table-cell>
          <table:table-cell office:value-type="float" office:value="1830000000" calcext:value-type="float">
            <text:p>1830000000</text:p>
          </table:table-cell>
          <table:table-cell office:value-type="float" office:value="2982000000" calcext:value-type="float">
            <text:p>2982000000</text:p>
          </table:table-cell>
          <table:table-cell office:value-type="float" office:value="3144000000" calcext:value-type="float">
            <text:p>3144000000</text:p>
          </table:table-cell>
          <table:table-cell office:value-type="float" office:value="3208000000" calcext:value-type="float">
            <text:p>3208000000</text:p>
          </table:table-cell>
          <table:table-cell office:value-type="float" office:value="3658000000" calcext:value-type="float">
            <text:p>3658000000</text:p>
          </table:table-cell>
          <table:table-cell office:value-type="float" office:value="3876000000" calcext:value-type="float">
            <text:p>3876000000</text:p>
          </table:table-cell>
          <table:table-cell office:value-type="float" office:value="3911100000" calcext:value-type="float">
            <text:p>3911100000</text:p>
          </table:table-cell>
          <table:table-cell office:value-type="float" office:value="3997500000" calcext:value-type="float">
            <text:p>3997500000</text:p>
          </table:table-cell>
          <table:table-cell table:number-columns-repeated="2" office:value-type="float" office:value="4003900000" calcext:value-type="float">
            <text:p>4003900000</text:p>
          </table:table-cell>
          <table:table-cell office:value-type="float" office:value="4026300000" calcext:value-type="float">
            <text:p>4026300000</text:p>
          </table:table-cell>
          <table:table-cell table:number-columns-repeated="2" office:value-type="float" office:value="4080800000" calcext:value-type="float">
            <text:p>4080800000</text:p>
          </table:table-cell>
          <table:table-cell office:value-type="float" office:value="4376700000" calcext:value-type="float">
            <text:p>4376700000</text:p>
          </table:table-cell>
          <table:table-cell table:number-columns-repeated="2" office:value-type="float" office:value="4403420080" calcext:value-type="float">
            <text:p>4403420080</text:p>
          </table:table-cell>
          <table:table-cell office:value-type="float" office:value="61377840160" calcext:value-type="float">
            <text:p>61377840160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561000000" calcext:value-type="float">
            <text:p>561000000</text:p>
          </table:table-cell>
          <table:table-cell office:value-type="float" office:value="969000000" calcext:value-type="float">
            <text:p>969000000</text:p>
          </table:table-cell>
          <table:table-cell office:value-type="float" office:value="1893000000" calcext:value-type="float">
            <text:p>1893000000</text:p>
          </table:table-cell>
          <table:table-cell office:value-type="float" office:value="3141000000" calcext:value-type="float">
            <text:p>3141000000</text:p>
          </table:table-cell>
          <table:table-cell office:value-type="float" office:value="3225000000" calcext:value-type="float">
            <text:p>3225000000</text:p>
          </table:table-cell>
          <table:table-cell office:value-type="float" office:value="3287000000" calcext:value-type="float">
            <text:p>3287000000</text:p>
          </table:table-cell>
          <table:table-cell office:value-type="float" office:value="3991000000" calcext:value-type="float">
            <text:p>3991000000</text:p>
          </table:table-cell>
          <table:table-cell office:value-type="float" office:value="4724800000" calcext:value-type="float">
            <text:p>4724800000</text:p>
          </table:table-cell>
          <table:table-cell office:value-type="float" office:value="4788800000" calcext:value-type="float">
            <text:p>4788800000</text:p>
          </table:table-cell>
          <table:table-cell office:value-type="float" office:value="4878400000" calcext:value-type="float">
            <text:p>4878400000</text:p>
          </table:table-cell>
          <table:table-cell office:value-type="float" office:value="4910400000" calcext:value-type="float">
            <text:p>4910400000</text:p>
          </table:table-cell>
          <table:table-cell table:number-columns-repeated="2" office:value-type="float" office:value="4916800000" calcext:value-type="float">
            <text:p>4916800000</text:p>
          </table:table-cell>
          <table:table-cell table:number-columns-repeated="2" office:value-type="float" office:value="5144000000" calcext:value-type="float">
            <text:p>5144000000</text:p>
          </table:table-cell>
          <table:table-cell office:value-type="float" office:value="5411840000" calcext:value-type="float">
            <text:p>5411840000</text:p>
          </table:table-cell>
          <table:table-cell table:number-columns-repeated="2" office:value-type="float" office:value="5464780090" calcext:value-type="float">
            <text:p>5464780090</text:p>
          </table:table-cell>
          <table:table-cell office:value-type="float" office:value="72832400180" calcext:value-type="float">
            <text:p>72832400180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980000000" calcext:value-type="float">
            <text:p>980000000</text:p>
          </table:table-cell>
          <table:table-cell office:value-type="float" office:value="1844000000" calcext:value-type="float">
            <text:p>1844000000</text:p>
          </table:table-cell>
          <table:table-cell office:value-type="float" office:value="2900000000" calcext:value-type="float">
            <text:p>2900000000</text:p>
          </table:table-cell>
          <table:table-cell office:value-type="float" office:value="2980000000" calcext:value-type="float">
            <text:p>2980000000</text:p>
          </table:table-cell>
          <table:table-cell office:value-type="float" office:value="3108000000" calcext:value-type="float">
            <text:p>3108000000</text:p>
          </table:table-cell>
          <table:table-cell office:value-type="float" office:value="3620000000" calcext:value-type="float">
            <text:p>3620000000</text:p>
          </table:table-cell>
          <table:table-cell office:value-type="float" office:value="4041400000" calcext:value-type="float">
            <text:p>4041400000</text:p>
          </table:table-cell>
          <table:table-cell office:value-type="float" office:value="4086200000" calcext:value-type="float">
            <text:p>4086200000</text:p>
          </table:table-cell>
          <table:table-cell table:number-columns-repeated="6" office:value-type="float" office:value="4179100000" calcext:value-type="float">
            <text:p>4179100000</text:p>
          </table:table-cell>
          <table:table-cell office:value-type="float" office:value="4491400000" calcext:value-type="float">
            <text:p>4491400000</text:p>
          </table:table-cell>
          <table:table-cell table:number-columns-repeated="2" office:value-type="float" office:value="4532520250" calcext:value-type="float">
            <text:p>4532520250</text:p>
          </table:table-cell>
          <table:table-cell office:value-type="float" office:value="62696640500" calcext:value-type="float">
            <text:p>62696640500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541000000" calcext:value-type="float">
            <text:p>541000000</text:p>
          </table:table-cell>
          <table:table-cell office:value-type="float" office:value="1114000000" calcext:value-type="float">
            <text:p>1114000000</text:p>
          </table:table-cell>
          <table:table-cell office:value-type="float" office:value="1879000000" calcext:value-type="float">
            <text:p>1879000000</text:p>
          </table:table-cell>
          <table:table-cell office:value-type="float" office:value="3031000000" calcext:value-type="float">
            <text:p>3031000000</text:p>
          </table:table-cell>
          <table:table-cell office:value-type="float" office:value="3211000000" calcext:value-type="float">
            <text:p>3211000000</text:p>
          </table:table-cell>
          <table:table-cell office:value-type="float" office:value="3275000000" calcext:value-type="float">
            <text:p>3275000000</text:p>
          </table:table-cell>
          <table:table-cell office:value-type="float" office:value="4171000000" calcext:value-type="float">
            <text:p>4171000000</text:p>
          </table:table-cell>
          <table:table-cell office:value-type="float" office:value="5507400000" calcext:value-type="float">
            <text:p>5507400000</text:p>
          </table:table-cell>
          <table:table-cell office:value-type="float" office:value="5574600000" calcext:value-type="float">
            <text:p>5574600000</text:p>
          </table:table-cell>
          <table:table-cell table:number-columns-repeated="3" office:value-type="float" office:value="5606600000" calcext:value-type="float">
            <text:p>5606600000</text:p>
          </table:table-cell>
          <table:table-cell office:value-type="float" office:value="5677000000" calcext:value-type="float">
            <text:p>5677000000</text:p>
          </table:table-cell>
          <table:table-cell table:number-columns-repeated="2" office:value-type="float" office:value="5699400000" calcext:value-type="float">
            <text:p>5699400000</text:p>
          </table:table-cell>
          <table:table-cell office:value-type="float" office:value="5865720000" calcext:value-type="float">
            <text:p>5865720000</text:p>
          </table:table-cell>
          <table:table-cell table:number-columns-repeated="2" office:value-type="float" office:value="5923840060" calcext:value-type="float">
            <text:p>5923840060</text:p>
          </table:table-cell>
          <table:table-cell office:value-type="float" office:value="79913000120" calcext:value-type="float">
            <text:p>79913000120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540000000" calcext:value-type="float">
            <text:p>540000000</text:p>
          </table:table-cell>
          <table:table-cell office:value-type="float" office:value="882000000" calcext:value-type="float">
            <text:p>882000000</text:p>
          </table:table-cell>
          <table:table-cell office:value-type="float" office:value="1872000000" calcext:value-type="float">
            <text:p>1872000000</text:p>
          </table:table-cell>
          <table:table-cell office:value-type="float" office:value="2640000000" calcext:value-type="float">
            <text:p>2640000000</text:p>
          </table:table-cell>
          <table:table-cell office:value-type="float" office:value="2727000000" calcext:value-type="float">
            <text:p>2727000000</text:p>
          </table:table-cell>
          <table:table-cell office:value-type="float" office:value="2793000000" calcext:value-type="float">
            <text:p>2793000000</text:p>
          </table:table-cell>
          <table:table-cell office:value-type="float" office:value="3559000000" calcext:value-type="float">
            <text:p>3559000000</text:p>
          </table:table-cell>
          <table:table-cell office:value-type="float" office:value="4253500000" calcext:value-type="float">
            <text:p>4253500000</text:p>
          </table:table-cell>
          <table:table-cell office:value-type="float" office:value="4416700000" calcext:value-type="float">
            <text:p>4416700000</text:p>
          </table:table-cell>
          <table:table-cell office:value-type="float" office:value="4435900000" calcext:value-type="float">
            <text:p>4435900000</text:p>
          </table:table-cell>
          <table:table-cell table:number-columns-repeated="2" office:value-type="float" office:value="4439100000" calcext:value-type="float">
            <text:p>4439100000</text:p>
          </table:table-cell>
          <table:table-cell office:value-type="float" office:value="4461500000" calcext:value-type="float">
            <text:p>4461500000</text:p>
          </table:table-cell>
          <table:table-cell table:number-columns-repeated="2" office:value-type="float" office:value="4477500000" calcext:value-type="float">
            <text:p>4477500000</text:p>
          </table:table-cell>
          <table:table-cell office:value-type="float" office:value="4611260000" calcext:value-type="float">
            <text:p>4611260000</text:p>
          </table:table-cell>
          <table:table-cell table:number-columns-repeated="2" office:value-type="float" office:value="4680440290" calcext:value-type="float">
            <text:p>4680440290</text:p>
          </table:table-cell>
          <table:table-cell office:value-type="float" office:value="64385940580" calcext:value-type="float">
            <text:p>64385940580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532000000" calcext:value-type="float">
            <text:p>532000000</text:p>
          </table:table-cell>
          <table:table-cell office:value-type="float" office:value="964000000" calcext:value-type="float">
            <text:p>964000000</text:p>
          </table:table-cell>
          <table:table-cell office:value-type="float" office:value="1954000000" calcext:value-type="float">
            <text:p>1954000000</text:p>
          </table:table-cell>
          <table:table-cell office:value-type="float" office:value="2914000000" calcext:value-type="float">
            <text:p>2914000000</text:p>
          </table:table-cell>
          <table:table-cell office:value-type="float" office:value="3075000000" calcext:value-type="float">
            <text:p>3075000000</text:p>
          </table:table-cell>
          <table:table-cell office:value-type="float" office:value="3139000000" calcext:value-type="float">
            <text:p>3139000000</text:p>
          </table:table-cell>
          <table:table-cell office:value-type="float" office:value="3459000000" calcext:value-type="float">
            <text:p>3459000000</text:p>
          </table:table-cell>
          <table:table-cell office:value-type="float" office:value="4275900000" calcext:value-type="float">
            <text:p>4275900000</text:p>
          </table:table-cell>
          <table:table-cell office:value-type="float" office:value="4336600000" calcext:value-type="float">
            <text:p>4336600000</text:p>
          </table:table-cell>
          <table:table-cell office:value-type="float" office:value="4371800000" calcext:value-type="float">
            <text:p>4371800000</text:p>
          </table:table-cell>
          <table:table-cell office:value-type="float" office:value="4384600000" calcext:value-type="float">
            <text:p>4384600000</text:p>
          </table:table-cell>
          <table:table-cell office:value-type="float" office:value="4387800000" calcext:value-type="float">
            <text:p>4387800000</text:p>
          </table:table-cell>
          <table:table-cell office:value-type="float" office:value="4397400000" calcext:value-type="float">
            <text:p>4397400000</text:p>
          </table:table-cell>
          <table:table-cell table:number-columns-repeated="2" office:value-type="float" office:value="4429400000" calcext:value-type="float">
            <text:p>4429400000</text:p>
          </table:table-cell>
          <table:table-cell office:value-type="float" office:value="4595800000" calcext:value-type="float">
            <text:p>4595800000</text:p>
          </table:table-cell>
          <table:table-cell table:number-columns-repeated="2" office:value-type="float" office:value="4654700310" calcext:value-type="float">
            <text:p>4654700310</text:p>
          </table:table-cell>
          <table:table-cell office:value-type="float" office:value="64955100620" calcext:value-type="float">
            <text:p>64955100620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520000000" calcext:value-type="float">
            <text:p>520000000</text:p>
          </table:table-cell>
          <table:table-cell office:value-type="float" office:value="1063000000" calcext:value-type="float">
            <text:p>1063000000</text:p>
          </table:table-cell>
          <table:table-cell office:value-type="float" office:value="1858000000" calcext:value-type="float">
            <text:p>1858000000</text:p>
          </table:table-cell>
          <table:table-cell office:value-type="float" office:value="2626000000" calcext:value-type="float">
            <text:p>2626000000</text:p>
          </table:table-cell>
          <table:table-cell office:value-type="float" office:value="2704000000" calcext:value-type="float">
            <text:p>2704000000</text:p>
          </table:table-cell>
          <table:table-cell office:value-type="float" office:value="2768000000" calcext:value-type="float">
            <text:p>2768000000</text:p>
          </table:table-cell>
          <table:table-cell office:value-type="float" office:value="3664000000" calcext:value-type="float">
            <text:p>3664000000</text:p>
          </table:table-cell>
          <table:table-cell office:value-type="float" office:value="4341400000" calcext:value-type="float">
            <text:p>4341400000</text:p>
          </table:table-cell>
          <table:table-cell office:value-type="float" office:value="4408600000" calcext:value-type="float">
            <text:p>4408600000</text:p>
          </table:table-cell>
          <table:table-cell table:number-columns-repeated="3" office:value-type="float" office:value="4450200000" calcext:value-type="float">
            <text:p>4450200000</text:p>
          </table:table-cell>
          <table:table-cell office:value-type="float" office:value="4504600000" calcext:value-type="float">
            <text:p>4504600000</text:p>
          </table:table-cell>
          <table:table-cell table:number-columns-repeated="2" office:value-type="float" office:value="4527000000" calcext:value-type="float">
            <text:p>4527000000</text:p>
          </table:table-cell>
          <table:table-cell office:value-type="float" office:value="4708280000" calcext:value-type="float">
            <text:p>4708280000</text:p>
          </table:table-cell>
          <table:table-cell table:number-columns-repeated="2" office:value-type="float" office:value="4762840250" calcext:value-type="float">
            <text:p>4762840250</text:p>
          </table:table-cell>
          <table:table-cell office:value-type="float" office:value="65096160500" calcext:value-type="float">
            <text:p>65096160500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486000000" calcext:value-type="float">
            <text:p>486000000</text:p>
          </table:table-cell>
          <table:table-cell office:value-type="float" office:value="792000000" calcext:value-type="float">
            <text:p>792000000</text:p>
          </table:table-cell>
          <table:table-cell office:value-type="float" office:value="1734000000" calcext:value-type="float">
            <text:p>1734000000</text:p>
          </table:table-cell>
          <table:table-cell office:value-type="float" office:value="2598000000" calcext:value-type="float">
            <text:p>2598000000</text:p>
          </table:table-cell>
          <table:table-cell office:value-type="float" office:value="2697000000" calcext:value-type="float">
            <text:p>2697000000</text:p>
          </table:table-cell>
          <table:table-cell office:value-type="float" office:value="2825000000" calcext:value-type="float">
            <text:p>2825000000</text:p>
          </table:table-cell>
          <table:table-cell office:value-type="float" office:value="3335000000" calcext:value-type="float">
            <text:p>3335000000</text:p>
          </table:table-cell>
          <table:table-cell office:value-type="float" office:value="4121400000" calcext:value-type="float">
            <text:p>4121400000</text:p>
          </table:table-cell>
          <table:table-cell office:value-type="float" office:value="4182200000" calcext:value-type="float">
            <text:p>4182200000</text:p>
          </table:table-cell>
          <table:table-cell office:value-type="float" office:value="4294200000" calcext:value-type="float">
            <text:p>4294200000</text:p>
          </table:table-cell>
          <table:table-cell table:number-columns-repeated="5" office:value-type="float" office:value="4307000000" calcext:value-type="float">
            <text:p>4307000000</text:p>
          </table:table-cell>
          <table:table-cell office:value-type="float" office:value="4709240000" calcext:value-type="float">
            <text:p>4709240000</text:p>
          </table:table-cell>
          <table:table-cell table:number-columns-repeated="2" office:value-type="float" office:value="4725100070" calcext:value-type="float">
            <text:p>4725100070</text:p>
          </table:table-cell>
          <table:table-cell office:value-type="float" office:value="62759240140" calcext:value-type="float">
            <text:p>62759240140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499000000" calcext:value-type="float">
            <text:p>499000000</text:p>
          </table:table-cell>
          <table:table-cell office:value-type="float" office:value="862000000" calcext:value-type="float">
            <text:p>862000000</text:p>
          </table:table-cell>
          <table:table-cell office:value-type="float" office:value="1741000000" calcext:value-type="float">
            <text:p>1741000000</text:p>
          </table:table-cell>
          <table:table-cell office:value-type="float" office:value="2701000000" calcext:value-type="float">
            <text:p>2701000000</text:p>
          </table:table-cell>
          <table:table-cell office:value-type="float" office:value="2790000000" calcext:value-type="float">
            <text:p>2790000000</text:p>
          </table:table-cell>
          <table:table-cell office:value-type="float" office:value="2854000000" calcext:value-type="float">
            <text:p>2854000000</text:p>
          </table:table-cell>
          <table:table-cell office:value-type="float" office:value="3238000000" calcext:value-type="float">
            <text:p>3238000000</text:p>
          </table:table-cell>
          <table:table-cell office:value-type="float" office:value="3917400000" calcext:value-type="float">
            <text:p>3917400000</text:p>
          </table:table-cell>
          <table:table-cell office:value-type="float" office:value="3987700000" calcext:value-type="float">
            <text:p>3987700000</text:p>
          </table:table-cell>
          <table:table-cell office:value-type="float" office:value="4019700000" calcext:value-type="float">
            <text:p>4019700000</text:p>
          </table:table-cell>
          <table:table-cell table:number-columns-repeated="2" office:value-type="float" office:value="4023000000" calcext:value-type="float">
            <text:p>4023000000</text:p>
          </table:table-cell>
          <table:table-cell office:value-type="float" office:value="4064500000" calcext:value-type="float">
            <text:p>4064500000</text:p>
          </table:table-cell>
          <table:table-cell table:number-columns-repeated="2" office:value-type="float" office:value="4106100000" calcext:value-type="float">
            <text:p>4106100000</text:p>
          </table:table-cell>
          <table:table-cell office:value-type="float" office:value="4253300000" calcext:value-type="float">
            <text:p>4253300000</text:p>
          </table:table-cell>
          <table:table-cell table:number-columns-repeated="2" office:value-type="float" office:value="4297360050" calcext:value-type="float">
            <text:p>4297360050</text:p>
          </table:table-cell>
          <table:table-cell office:value-type="float" office:value="59780520100" calcext:value-type="float">
            <text:p>59780520100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806000000" calcext:value-type="float">
            <text:p>806000000</text:p>
          </table:table-cell>
          <table:table-cell office:value-type="float" office:value="1940000000" calcext:value-type="float">
            <text:p>1940000000</text:p>
          </table:table-cell>
          <table:table-cell office:value-type="float" office:value="2804000000" calcext:value-type="float">
            <text:p>2804000000</text:p>
          </table:table-cell>
          <table:table-cell office:value-type="float" office:value="2884000000" calcext:value-type="float">
            <text:p>2884000000</text:p>
          </table:table-cell>
          <table:table-cell office:value-type="float" office:value="2948000000" calcext:value-type="float">
            <text:p>2948000000</text:p>
          </table:table-cell>
          <table:table-cell office:value-type="float" office:value="3396000000" calcext:value-type="float">
            <text:p>3396000000</text:p>
          </table:table-cell>
          <table:table-cell office:value-type="float" office:value="6053700000" calcext:value-type="float">
            <text:p>6053700000</text:p>
          </table:table-cell>
          <table:table-cell office:value-type="float" office:value="6114400000" calcext:value-type="float">
            <text:p>6114400000</text:p>
          </table:table-cell>
          <table:table-cell table:number-columns-repeated="6" office:value-type="float" office:value="6168800000" calcext:value-type="float">
            <text:p>6168800000</text:p>
          </table:table-cell>
          <table:table-cell office:value-type="float" office:value="6632320000" calcext:value-type="float">
            <text:p>6632320000</text:p>
          </table:table-cell>
          <table:table-cell table:number-columns-repeated="2" office:value-type="float" office:value="6647960180" calcext:value-type="float">
            <text:p>6647960180</text:p>
          </table:table-cell>
          <table:table-cell office:value-type="float" office:value="84399140360" calcext:value-type="float">
            <text:p>84399140360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849000000" calcext:value-type="float">
            <text:p>849000000</text:p>
          </table:table-cell>
          <table:table-cell office:value-type="float" office:value="1755000000" calcext:value-type="float">
            <text:p>1755000000</text:p>
          </table:table-cell>
          <table:table-cell office:value-type="float" office:value="2811000000" calcext:value-type="float">
            <text:p>2811000000</text:p>
          </table:table-cell>
          <table:table-cell office:value-type="float" office:value="2979000000" calcext:value-type="float">
            <text:p>2979000000</text:p>
          </table:table-cell>
          <table:table-cell office:value-type="float" office:value="3041000000" calcext:value-type="float">
            <text:p>3041000000</text:p>
          </table:table-cell>
          <table:table-cell office:value-type="float" office:value="3233000000" calcext:value-type="float">
            <text:p>3233000000</text:p>
          </table:table-cell>
          <table:table-cell office:value-type="float" office:value="4558000000" calcext:value-type="float">
            <text:p>4558000000</text:p>
          </table:table-cell>
          <table:table-cell office:value-type="float" office:value="4631600000" calcext:value-type="float">
            <text:p>4631600000</text:p>
          </table:table-cell>
          <table:table-cell office:value-type="float" office:value="4686000000" calcext:value-type="float">
            <text:p>4686000000</text:p>
          </table:table-cell>
          <table:table-cell office:value-type="float" office:value="4705200000" calcext:value-type="float">
            <text:p>4705200000</text:p>
          </table:table-cell>
          <table:table-cell office:value-type="float" office:value="4714800000" calcext:value-type="float">
            <text:p>4714800000</text:p>
          </table:table-cell>
          <table:table-cell table:number-columns-repeated="3" office:value-type="float" office:value="4753200000" calcext:value-type="float">
            <text:p>4753200000</text:p>
          </table:table-cell>
          <table:table-cell office:value-type="float" office:value="4950640000" calcext:value-type="float">
            <text:p>4950640000</text:p>
          </table:table-cell>
          <table:table-cell table:number-columns-repeated="2" office:value-type="float" office:value="5004040180" calcext:value-type="float">
            <text:p>5004040180</text:p>
          </table:table-cell>
          <table:table-cell office:value-type="float" office:value="67694920360" calcext:value-type="float">
            <text:p>67694920360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519000000" calcext:value-type="float">
            <text:p>519000000</text:p>
          </table:table-cell>
          <table:table-cell office:value-type="float" office:value="915000000" calcext:value-type="float">
            <text:p>915000000</text:p>
          </table:table-cell>
          <table:table-cell office:value-type="float" office:value="1851000000" calcext:value-type="float">
            <text:p>1851000000</text:p>
          </table:table-cell>
          <table:table-cell office:value-type="float" office:value="2811000000" calcext:value-type="float">
            <text:p>2811000000</text:p>
          </table:table-cell>
          <table:table-cell office:value-type="float" office:value="2898000000" calcext:value-type="float">
            <text:p>2898000000</text:p>
          </table:table-cell>
          <table:table-cell office:value-type="float" office:value="2962000000" calcext:value-type="float">
            <text:p>2962000000</text:p>
          </table:table-cell>
          <table:table-cell office:value-type="float" office:value="3602000000" calcext:value-type="float">
            <text:p>3602000000</text:p>
          </table:table-cell>
          <table:table-cell office:value-type="float" office:value="4104500000" calcext:value-type="float">
            <text:p>4104500000</text:p>
          </table:table-cell>
          <table:table-cell office:value-type="float" office:value="4174900000" calcext:value-type="float">
            <text:p>4174900000</text:p>
          </table:table-cell>
          <table:table-cell table:number-columns-repeated="3" office:value-type="float" office:value="4213300000" calcext:value-type="float">
            <text:p>4213300000</text:p>
          </table:table-cell>
          <table:table-cell office:value-type="float" office:value="4270900000" calcext:value-type="float">
            <text:p>4270900000</text:p>
          </table:table-cell>
          <table:table-cell table:number-columns-repeated="2" office:value-type="float" office:value="4274100000" calcext:value-type="float">
            <text:p>4274100000</text:p>
          </table:table-cell>
          <table:table-cell office:value-type="float" office:value="4373060000" calcext:value-type="float">
            <text:p>4373060000</text:p>
          </table:table-cell>
          <table:table-cell table:number-columns-repeated="2" office:value-type="float" office:value="4432860180" calcext:value-type="float">
            <text:p>4432860180</text:p>
          </table:table-cell>
          <table:table-cell office:value-type="float" office:value="62535180360" calcext:value-type="float">
            <text:p>62535180360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890000000" calcext:value-type="float">
            <text:p>890000000</text:p>
          </table:table-cell>
          <table:table-cell office:value-type="float" office:value="1844000000" calcext:value-type="float">
            <text:p>1844000000</text:p>
          </table:table-cell>
          <table:table-cell office:value-type="float" office:value="2996000000" calcext:value-type="float">
            <text:p>2996000000</text:p>
          </table:table-cell>
          <table:table-cell office:value-type="float" office:value="3159000000" calcext:value-type="float">
            <text:p>3159000000</text:p>
          </table:table-cell>
          <table:table-cell office:value-type="float" office:value="3223000000" calcext:value-type="float">
            <text:p>3223000000</text:p>
          </table:table-cell>
          <table:table-cell office:value-type="float" office:value="4311000000" calcext:value-type="float">
            <text:p>4311000000</text:p>
          </table:table-cell>
          <table:table-cell office:value-type="float" office:value="5133500000" calcext:value-type="float">
            <text:p>5133500000</text:p>
          </table:table-cell>
          <table:table-cell office:value-type="float" office:value="5213500000" calcext:value-type="float">
            <text:p>5213500000</text:p>
          </table:table-cell>
          <table:table-cell office:value-type="float" office:value="5223100000" calcext:value-type="float">
            <text:p>5223100000</text:p>
          </table:table-cell>
          <table:table-cell office:value-type="float" office:value="5239100000" calcext:value-type="float">
            <text:p>5239100000</text:p>
          </table:table-cell>
          <table:table-cell office:value-type="float" office:value="5251900000" calcext:value-type="float">
            <text:p>5251900000</text:p>
          </table:table-cell>
          <table:table-cell table:number-columns-repeated="3" office:value-type="float" office:value="5335100000" calcext:value-type="float">
            <text:p>5335100000</text:p>
          </table:table-cell>
          <table:table-cell office:value-type="float" office:value="5424060000" calcext:value-type="float">
            <text:p>5424060000</text:p>
          </table:table-cell>
          <table:table-cell table:number-columns-repeated="2" office:value-type="float" office:value="5477640090" calcext:value-type="float">
            <text:p>5477640090</text:p>
          </table:table-cell>
          <table:table-cell office:value-type="float" office:value="75374740180" calcext:value-type="float">
            <text:p>75374740180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734000000" calcext:value-type="float">
            <text:p>734000000</text:p>
          </table:table-cell>
          <table:table-cell office:value-type="float" office:value="1751000000" calcext:value-type="float">
            <text:p>1751000000</text:p>
          </table:table-cell>
          <table:table-cell office:value-type="float" office:value="3188000000" calcext:value-type="float">
            <text:p>3188000000</text:p>
          </table:table-cell>
          <table:table-cell office:value-type="float" office:value="3255000000" calcext:value-type="float">
            <text:p>3255000000</text:p>
          </table:table-cell>
          <table:table-cell office:value-type="float" office:value="3319000000" calcext:value-type="float">
            <text:p>3319000000</text:p>
          </table:table-cell>
          <table:table-cell office:value-type="float" office:value="4087000000" calcext:value-type="float">
            <text:p>4087000000</text:p>
          </table:table-cell>
          <table:table-cell office:value-type="float" office:value="4820800000" calcext:value-type="float">
            <text:p>4820800000</text:p>
          </table:table-cell>
          <table:table-cell office:value-type="float" office:value="4888000000" calcext:value-type="float">
            <text:p>4888000000</text:p>
          </table:table-cell>
          <table:table-cell office:value-type="float" office:value="4894400000" calcext:value-type="float">
            <text:p>4894400000</text:p>
          </table:table-cell>
          <table:table-cell table:number-columns-repeated="2" office:value-type="float" office:value="4900800000" calcext:value-type="float">
            <text:p>4900800000</text:p>
          </table:table-cell>
          <table:table-cell office:value-type="float" office:value="4990400000" calcext:value-type="float">
            <text:p>4990400000</text:p>
          </table:table-cell>
          <table:table-cell table:number-columns-repeated="2" office:value-type="float" office:value="5006400000" calcext:value-type="float">
            <text:p>5006400000</text:p>
          </table:table-cell>
          <table:table-cell office:value-type="float" office:value="5436400000" calcext:value-type="float">
            <text:p>5436400000</text:p>
          </table:table-cell>
          <table:table-cell table:number-columns-repeated="2" office:value-type="float" office:value="5481820010" calcext:value-type="float">
            <text:p>5481820010</text:p>
          </table:table-cell>
          <table:table-cell office:value-type="float" office:value="72654040020" calcext:value-type="float">
            <text:p>72654040020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915000000" calcext:value-type="float">
            <text:p>915000000</text:p>
          </table:table-cell>
          <table:table-cell office:value-type="float" office:value="1755000000" calcext:value-type="float">
            <text:p>1755000000</text:p>
          </table:table-cell>
          <table:table-cell office:value-type="float" office:value="3003000000" calcext:value-type="float">
            <text:p>3003000000</text:p>
          </table:table-cell>
          <table:table-cell office:value-type="float" office:value="3082000000" calcext:value-type="float">
            <text:p>3082000000</text:p>
          </table:table-cell>
          <table:table-cell office:value-type="float" office:value="3210000000" calcext:value-type="float">
            <text:p>3210000000</text:p>
          </table:table-cell>
          <table:table-cell office:value-type="float" office:value="3786000000" calcext:value-type="float">
            <text:p>3786000000</text:p>
          </table:table-cell>
          <table:table-cell office:value-type="float" office:value="4032500000" calcext:value-type="float">
            <text:p>4032500000</text:p>
          </table:table-cell>
          <table:table-cell office:value-type="float" office:value="4125300000" calcext:value-type="float">
            <text:p>4125300000</text:p>
          </table:table-cell>
          <table:table-cell office:value-type="float" office:value="4150900000" calcext:value-type="float">
            <text:p>4150900000</text:p>
          </table:table-cell>
          <table:table-cell office:value-type="float" office:value="4189300000" calcext:value-type="float">
            <text:p>4189300000</text:p>
          </table:table-cell>
          <table:table-cell table:number-columns-repeated="2" office:value-type="float" office:value="4237300000" calcext:value-type="float">
            <text:p>4237300000</text:p>
          </table:table-cell>
          <table:table-cell table:number-columns-repeated="2" office:value-type="float" office:value="4384500000" calcext:value-type="float">
            <text:p>4384500000</text:p>
          </table:table-cell>
          <table:table-cell office:value-type="float" office:value="4460980000" calcext:value-type="float">
            <text:p>4460980000</text:p>
          </table:table-cell>
          <table:table-cell table:number-columns-repeated="2" office:value-type="float" office:value="4522600230" calcext:value-type="float">
            <text:p>4522600230</text:p>
          </table:table-cell>
          <table:table-cell office:value-type="float" office:value="63511780460" calcext:value-type="float">
            <text:p>63511780460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533000000" calcext:value-type="float">
            <text:p>533000000</text:p>
          </table:table-cell>
          <table:table-cell office:value-type="float" office:value="1184000000" calcext:value-type="float">
            <text:p>1184000000</text:p>
          </table:table-cell>
          <table:table-cell office:value-type="float" office:value="1961000000" calcext:value-type="float">
            <text:p>1961000000</text:p>
          </table:table-cell>
          <table:table-cell office:value-type="float" office:value="2921000000" calcext:value-type="float">
            <text:p>2921000000</text:p>
          </table:table-cell>
          <table:table-cell office:value-type="float" office:value="3013000000" calcext:value-type="float">
            <text:p>3013000000</text:p>
          </table:table-cell>
          <table:table-cell office:value-type="float" office:value="3077000000" calcext:value-type="float">
            <text:p>3077000000</text:p>
          </table:table-cell>
          <table:table-cell office:value-type="float" office:value="3397000000" calcext:value-type="float">
            <text:p>3397000000</text:p>
          </table:table-cell>
          <table:table-cell office:value-type="float" office:value="4364100000" calcext:value-type="float">
            <text:p>4364100000</text:p>
          </table:table-cell>
          <table:table-cell office:value-type="float" office:value="4444000000" calcext:value-type="float">
            <text:p>4444000000</text:p>
          </table:table-cell>
          <table:table-cell table:number-columns-repeated="3" office:value-type="float" office:value="4508000000" calcext:value-type="float">
            <text:p>4508000000</text:p>
          </table:table-cell>
          <table:table-cell table:number-columns-repeated="3" office:value-type="float" office:value="4540000000" calcext:value-type="float">
            <text:p>4540000000</text:p>
          </table:table-cell>
          <table:table-cell office:value-type="float" office:value="4790960000" calcext:value-type="float">
            <text:p>4790960000</text:p>
          </table:table-cell>
          <table:table-cell table:number-columns-repeated="2" office:value-type="float" office:value="4846740270" calcext:value-type="float">
            <text:p>4846740270</text:p>
          </table:table-cell>
          <table:table-cell office:value-type="float" office:value="66522540540" calcext:value-type="float">
            <text:p>66522540540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902000000" calcext:value-type="float">
            <text:p>902000000</text:p>
          </table:table-cell>
          <table:table-cell office:value-type="float" office:value="1844000000" calcext:value-type="float">
            <text:p>1844000000</text:p>
          </table:table-cell>
          <table:table-cell office:value-type="float" office:value="2804000000" calcext:value-type="float">
            <text:p>2804000000</text:p>
          </table:table-cell>
          <table:table-cell office:value-type="float" office:value="2889000000" calcext:value-type="float">
            <text:p>2889000000</text:p>
          </table:table-cell>
          <table:table-cell office:value-type="float" office:value="2953000000" calcext:value-type="float">
            <text:p>2953000000</text:p>
          </table:table-cell>
          <table:table-cell office:value-type="float" office:value="3529000000" calcext:value-type="float">
            <text:p>3529000000</text:p>
          </table:table-cell>
          <table:table-cell office:value-type="float" office:value="4099300000" calcext:value-type="float">
            <text:p>4099300000</text:p>
          </table:table-cell>
          <table:table-cell office:value-type="float" office:value="4153700000" calcext:value-type="float">
            <text:p>4153700000</text:p>
          </table:table-cell>
          <table:table-cell office:value-type="float" office:value="4214500000" calcext:value-type="float">
            <text:p>4214500000</text:p>
          </table:table-cell>
          <table:table-cell office:value-type="float" office:value="4224100000" calcext:value-type="float">
            <text:p>4224100000</text:p>
          </table:table-cell>
          <table:table-cell office:value-type="float" office:value="4230600000" calcext:value-type="float">
            <text:p>4230600000</text:p>
          </table:table-cell>
          <table:table-cell office:value-type="float" office:value="4240100000" calcext:value-type="float">
            <text:p>4240100000</text:p>
          </table:table-cell>
          <table:table-cell table:number-columns-repeated="2" office:value-type="float" office:value="4275300000" calcext:value-type="float">
            <text:p>4275300000</text:p>
          </table:table-cell>
          <table:table-cell office:value-type="float" office:value="4443700000" calcext:value-type="float">
            <text:p>4443700000</text:p>
          </table:table-cell>
          <table:table-cell table:number-columns-repeated="2" office:value-type="float" office:value="4490820120" calcext:value-type="float">
            <text:p>4490820120</text:p>
          </table:table-cell>
          <table:table-cell office:value-type="float" office:value="62571240240" calcext:value-type="float">
            <text:p>62571240240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821000000" calcext:value-type="float">
            <text:p>821000000</text:p>
          </table:table-cell>
          <table:table-cell office:value-type="float" office:value="1847000000" calcext:value-type="float">
            <text:p>1847000000</text:p>
          </table:table-cell>
          <table:table-cell office:value-type="float" office:value="2999000000" calcext:value-type="float">
            <text:p>2999000000</text:p>
          </table:table-cell>
          <table:table-cell office:value-type="float" office:value="3077000000" calcext:value-type="float">
            <text:p>3077000000</text:p>
          </table:table-cell>
          <table:table-cell office:value-type="float" office:value="3205000000" calcext:value-type="float">
            <text:p>3205000000</text:p>
          </table:table-cell>
          <table:table-cell office:value-type="float" office:value="3781000000" calcext:value-type="float">
            <text:p>3781000000</text:p>
          </table:table-cell>
          <table:table-cell office:value-type="float" office:value="5301800000" calcext:value-type="float">
            <text:p>5301800000</text:p>
          </table:table-cell>
          <table:table-cell office:value-type="float" office:value="5349800000" calcext:value-type="float">
            <text:p>5349800000</text:p>
          </table:table-cell>
          <table:table-cell office:value-type="float" office:value="5381800000" calcext:value-type="float">
            <text:p>5381800000</text:p>
          </table:table-cell>
          <table:table-cell office:value-type="float" office:value="5433000000" calcext:value-type="float">
            <text:p>5433000000</text:p>
          </table:table-cell>
          <table:table-cell office:value-type="float" office:value="5442600000" calcext:value-type="float">
            <text:p>5442600000</text:p>
          </table:table-cell>
          <table:table-cell table:number-columns-repeated="3" office:value-type="float" office:value="5487400000" calcext:value-type="float">
            <text:p>5487400000</text:p>
          </table:table-cell>
          <table:table-cell office:value-type="float" office:value="5703880000" calcext:value-type="float">
            <text:p>5703880000</text:p>
          </table:table-cell>
          <table:table-cell table:number-columns-repeated="2" office:value-type="float" office:value="5746600080" calcext:value-type="float">
            <text:p>5746600080</text:p>
          </table:table-cell>
          <table:table-cell office:value-type="float" office:value="76804280160" calcext:value-type="float">
            <text:p>76804280160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896000000" calcext:value-type="float">
            <text:p>896000000</text:p>
          </table:table-cell>
          <table:table-cell office:value-type="float" office:value="1844000000" calcext:value-type="float">
            <text:p>1844000000</text:p>
          </table:table-cell>
          <table:table-cell office:value-type="float" office:value="2900000000" calcext:value-type="float">
            <text:p>2900000000</text:p>
          </table:table-cell>
          <table:table-cell office:value-type="float" office:value="3065000000" calcext:value-type="float">
            <text:p>3065000000</text:p>
          </table:table-cell>
          <table:table-cell office:value-type="float" office:value="3129000000" calcext:value-type="float">
            <text:p>3129000000</text:p>
          </table:table-cell>
          <table:table-cell office:value-type="float" office:value="3641000000" calcext:value-type="float">
            <text:p>3641000000</text:p>
          </table:table-cell>
          <table:table-cell office:value-type="float" office:value="4196100000" calcext:value-type="float">
            <text:p>4196100000</text:p>
          </table:table-cell>
          <table:table-cell office:value-type="float" office:value="4263300000" calcext:value-type="float">
            <text:p>4263300000</text:p>
          </table:table-cell>
          <table:table-cell office:value-type="float" office:value="4282500000" calcext:value-type="float">
            <text:p>4282500000</text:p>
          </table:table-cell>
          <table:table-cell office:value-type="float" office:value="4295300000" calcext:value-type="float">
            <text:p>4295300000</text:p>
          </table:table-cell>
          <table:table-cell office:value-type="float" office:value="4356100000" calcext:value-type="float">
            <text:p>4356100000</text:p>
          </table:table-cell>
          <table:table-cell table:number-columns-repeated="3" office:value-type="float" office:value="4362500000" calcext:value-type="float">
            <text:p>4362500000</text:p>
          </table:table-cell>
          <table:table-cell office:value-type="float" office:value="4559460000" calcext:value-type="float">
            <text:p>4559460000</text:p>
          </table:table-cell>
          <table:table-cell table:number-columns-repeated="2" office:value-type="float" office:value="4618380300" calcext:value-type="float">
            <text:p>4618380300</text:p>
          </table:table-cell>
          <table:table-cell office:value-type="float" office:value="64258020600" calcext:value-type="float">
            <text:p>64258020600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540000000" calcext:value-type="float">
            <text:p>540000000</text:p>
          </table:table-cell>
          <table:table-cell office:value-type="float" office:value="915000000" calcext:value-type="float">
            <text:p>915000000</text:p>
          </table:table-cell>
          <table:table-cell office:value-type="float" office:value="1872000000" calcext:value-type="float">
            <text:p>1872000000</text:p>
          </table:table-cell>
          <table:table-cell office:value-type="float" office:value="2739000000" calcext:value-type="float">
            <text:p>2739000000</text:p>
          </table:table-cell>
          <table:table-cell office:value-type="float" office:value="2830000000" calcext:value-type="float">
            <text:p>2830000000</text:p>
          </table:table-cell>
          <table:table-cell office:value-type="float" office:value="2894000000" calcext:value-type="float">
            <text:p>2894000000</text:p>
          </table:table-cell>
          <table:table-cell office:value-type="float" office:value="3214000000" calcext:value-type="float">
            <text:p>3214000000</text:p>
          </table:table-cell>
          <table:table-cell office:value-type="float" office:value="4337500000" calcext:value-type="float">
            <text:p>4337500000</text:p>
          </table:table-cell>
          <table:table-cell office:value-type="float" office:value="4388700000" calcext:value-type="float">
            <text:p>4388700000</text:p>
          </table:table-cell>
          <table:table-cell office:value-type="float" office:value="4446300000" calcext:value-type="float">
            <text:p>4446300000</text:p>
          </table:table-cell>
          <table:table-cell table:number-columns-repeated="5" office:value-type="float" office:value="4468700000" calcext:value-type="float">
            <text:p>4468700000</text:p>
          </table:table-cell>
          <table:table-cell table:number-columns-repeated="3" office:value-type="float" office:value="4983100080" calcext:value-type="float">
            <text:p>4983100080</text:p>
          </table:table-cell>
          <table:table-cell office:value-type="float" office:value="65469300240" calcext:value-type="float">
            <text:p>65469300240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980000000" calcext:value-type="float">
            <text:p>980000000</text:p>
          </table:table-cell>
          <table:table-cell office:value-type="float" office:value="1844000000" calcext:value-type="float">
            <text:p>1844000000</text:p>
          </table:table-cell>
          <table:table-cell office:value-type="float" office:value="2900000000" calcext:value-type="float">
            <text:p>2900000000</text:p>
          </table:table-cell>
          <table:table-cell office:value-type="float" office:value="2978000000" calcext:value-type="float">
            <text:p>2978000000</text:p>
          </table:table-cell>
          <table:table-cell office:value-type="float" office:value="3042000000" calcext:value-type="float">
            <text:p>3042000000</text:p>
          </table:table-cell>
          <table:table-cell office:value-type="float" office:value="3234000000" calcext:value-type="float">
            <text:p>3234000000</text:p>
          </table:table-cell>
          <table:table-cell office:value-type="float" office:value="4144600000" calcext:value-type="float">
            <text:p>4144600000</text:p>
          </table:table-cell>
          <table:table-cell office:value-type="float" office:value="4167000000" calcext:value-type="float">
            <text:p>4167000000</text:p>
          </table:table-cell>
          <table:table-cell office:value-type="float" office:value="4215000000" calcext:value-type="float">
            <text:p>4215000000</text:p>
          </table:table-cell>
          <table:table-cell office:value-type="float" office:value="4243800000" calcext:value-type="float">
            <text:p>4243800000</text:p>
          </table:table-cell>
          <table:table-cell office:value-type="float" office:value="4263000000" calcext:value-type="float">
            <text:p>4263000000</text:p>
          </table:table-cell>
          <table:table-cell table:number-columns-repeated="3" office:value-type="float" office:value="4304600000" calcext:value-type="float">
            <text:p>4304600000</text:p>
          </table:table-cell>
          <table:table-cell office:value-type="float" office:value="4469000000" calcext:value-type="float">
            <text:p>4469000000</text:p>
          </table:table-cell>
          <table:table-cell table:number-columns-repeated="2" office:value-type="float" office:value="4530400020" calcext:value-type="float">
            <text:p>4530400020</text:p>
          </table:table-cell>
          <table:table-cell office:value-type="float" office:value="62979000040" calcext:value-type="float">
            <text:p>62979000040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547000000" calcext:value-type="float">
            <text:p>547000000</text:p>
          </table:table-cell>
          <table:table-cell office:value-type="float" office:value="952000000" calcext:value-type="float">
            <text:p>952000000</text:p>
          </table:table-cell>
          <table:table-cell office:value-type="float" office:value="1879000000" calcext:value-type="float">
            <text:p>1879000000</text:p>
          </table:table-cell>
          <table:table-cell office:value-type="float" office:value="2938000000" calcext:value-type="float">
            <text:p>2938000000</text:p>
          </table:table-cell>
          <table:table-cell office:value-type="float" office:value="3019000000" calcext:value-type="float">
            <text:p>3019000000</text:p>
          </table:table-cell>
          <table:table-cell office:value-type="float" office:value="3081000000" calcext:value-type="float">
            <text:p>3081000000</text:p>
          </table:table-cell>
          <table:table-cell office:value-type="float" office:value="3467000000" calcext:value-type="float">
            <text:p>3467000000</text:p>
          </table:table-cell>
          <table:table-cell office:value-type="float" office:value="4332500000" calcext:value-type="float">
            <text:p>4332500000</text:p>
          </table:table-cell>
          <table:table-cell office:value-type="float" office:value="4409300000" calcext:value-type="float">
            <text:p>4409300000</text:p>
          </table:table-cell>
          <table:table-cell office:value-type="float" office:value="4482900000" calcext:value-type="float">
            <text:p>4482900000</text:p>
          </table:table-cell>
          <table:table-cell table:number-columns-repeated="2" office:value-type="float" office:value="4486100000" calcext:value-type="float">
            <text:p>4486100000</text:p>
          </table:table-cell>
          <table:table-cell table:number-columns-repeated="3" office:value-type="float" office:value="4492500000" calcext:value-type="float">
            <text:p>4492500000</text:p>
          </table:table-cell>
          <table:table-cell office:value-type="float" office:value="4917220000" calcext:value-type="float">
            <text:p>4917220000</text:p>
          </table:table-cell>
          <table:table-cell table:number-columns-repeated="2" office:value-type="float" office:value="4971400110" calcext:value-type="float">
            <text:p>4971400110</text:p>
          </table:table-cell>
          <table:table-cell office:value-type="float" office:value="66417420220" calcext:value-type="float">
            <text:p>66417420220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office:value-type="float" office:value="519000000" calcext:value-type="float">
            <text:p>519000000</text:p>
          </table:table-cell>
          <table:table-cell office:value-type="float" office:value="705000000" calcext:value-type="float">
            <text:p>705000000</text:p>
          </table:table-cell>
          <table:table-cell office:value-type="float" office:value="1851000000" calcext:value-type="float">
            <text:p>1851000000</text:p>
          </table:table-cell>
          <table:table-cell office:value-type="float" office:value="2619000000" calcext:value-type="float">
            <text:p>2619000000</text:p>
          </table:table-cell>
          <table:table-cell office:value-type="float" office:value="2791000000" calcext:value-type="float">
            <text:p>2791000000</text:p>
          </table:table-cell>
          <table:table-cell office:value-type="float" office:value="2855000000" calcext:value-type="float">
            <text:p>2855000000</text:p>
          </table:table-cell>
          <table:table-cell office:value-type="float" office:value="3367000000" calcext:value-type="float">
            <text:p>3367000000</text:p>
          </table:table-cell>
          <table:table-cell office:value-type="float" office:value="4910000000" calcext:value-type="float">
            <text:p>4910000000</text:p>
          </table:table-cell>
          <table:table-cell office:value-type="float" office:value="4945200000" calcext:value-type="float">
            <text:p>4945200000</text:p>
          </table:table-cell>
          <table:table-cell office:value-type="float" office:value="4967600000" calcext:value-type="float">
            <text:p>4967600000</text:p>
          </table:table-cell>
          <table:table-cell office:value-type="float" office:value="4996400000" calcext:value-type="float">
            <text:p>4996400000</text:p>
          </table:table-cell>
          <table:table-cell office:value-type="float" office:value="5002800000" calcext:value-type="float">
            <text:p>5002800000</text:p>
          </table:table-cell>
          <table:table-cell table:number-columns-repeated="3" office:value-type="float" office:value="5009200000" calcext:value-type="float">
            <text:p>5009200000</text:p>
          </table:table-cell>
          <table:table-cell office:value-type="float" office:value="5230880000" calcext:value-type="float">
            <text:p>5230880000</text:p>
          </table:table-cell>
          <table:table-cell table:number-columns-repeated="2" office:value-type="float" office:value="5273020050" calcext:value-type="float">
            <text:p>5273020050</text:p>
          </table:table-cell>
          <table:table-cell office:value-type="float" office:value="70333520100" calcext:value-type="float">
            <text:p>70333520100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910000000" calcext:value-type="float">
            <text:p>910000000</text:p>
          </table:table-cell>
          <table:table-cell office:value-type="float" office:value="2050000000" calcext:value-type="float">
            <text:p>2050000000</text:p>
          </table:table-cell>
          <table:table-cell office:value-type="float" office:value="3106000000" calcext:value-type="float">
            <text:p>3106000000</text:p>
          </table:table-cell>
          <table:table-cell office:value-type="float" office:value="3267000000" calcext:value-type="float">
            <text:p>3267000000</text:p>
          </table:table-cell>
          <table:table-cell office:value-type="float" office:value="3331000000" calcext:value-type="float">
            <text:p>3331000000</text:p>
          </table:table-cell>
          <table:table-cell office:value-type="float" office:value="4035000000" calcext:value-type="float">
            <text:p>4035000000</text:p>
          </table:table-cell>
          <table:table-cell office:value-type="float" office:value="4778300000" calcext:value-type="float">
            <text:p>4778300000</text:p>
          </table:table-cell>
          <table:table-cell office:value-type="float" office:value="4839100000" calcext:value-type="float">
            <text:p>4839100000</text:p>
          </table:table-cell>
          <table:table-cell office:value-type="float" office:value="4887100000" calcext:value-type="float">
            <text:p>4887100000</text:p>
          </table:table-cell>
          <table:table-cell office:value-type="float" office:value="4922300000" calcext:value-type="float">
            <text:p>4922300000</text:p>
          </table:table-cell>
          <table:table-cell table:number-columns-repeated="4" office:value-type="float" office:value="4938300000" calcext:value-type="float">
            <text:p>4938300000</text:p>
          </table:table-cell>
          <table:table-cell office:value-type="float" office:value="5132060000" calcext:value-type="float">
            <text:p>5132060000</text:p>
          </table:table-cell>
          <table:table-cell table:number-columns-repeated="2" office:value-type="float" office:value="5179180120" calcext:value-type="float">
            <text:p>5179180120</text:p>
          </table:table-cell>
          <table:table-cell office:value-type="float" office:value="71895420240" calcext:value-type="float">
            <text:p>71895420240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600000000" calcext:value-type="float">
            <text:p>600000000</text:p>
          </table:table-cell>
          <table:table-cell office:value-type="float" office:value="1833000000" calcext:value-type="float">
            <text:p>1833000000</text:p>
          </table:table-cell>
          <table:table-cell office:value-type="float" office:value="2886000000" calcext:value-type="float">
            <text:p>2886000000</text:p>
          </table:table-cell>
          <table:table-cell office:value-type="float" office:value="2979000000" calcext:value-type="float">
            <text:p>2979000000</text:p>
          </table:table-cell>
          <table:table-cell office:value-type="float" office:value="3043000000" calcext:value-type="float">
            <text:p>3043000000</text:p>
          </table:table-cell>
          <table:table-cell office:value-type="float" office:value="3555000000" calcext:value-type="float">
            <text:p>3555000000</text:p>
          </table:table-cell>
          <table:table-cell office:value-type="float" office:value="4123400000" calcext:value-type="float">
            <text:p>4123400000</text:p>
          </table:table-cell>
          <table:table-cell office:value-type="float" office:value="4181000000" calcext:value-type="float">
            <text:p>4181000000</text:p>
          </table:table-cell>
          <table:table-cell office:value-type="float" office:value="4222600000" calcext:value-type="float">
            <text:p>4222600000</text:p>
          </table:table-cell>
          <table:table-cell office:value-type="float" office:value="4251400000" calcext:value-type="float">
            <text:p>4251400000</text:p>
          </table:table-cell>
          <table:table-cell table:number-columns-repeated="4" office:value-type="float" office:value="4280200000" calcext:value-type="float">
            <text:p>4280200000</text:p>
          </table:table-cell>
          <table:table-cell table:number-columns-repeated="3" office:value-type="float" office:value="4762400100" calcext:value-type="float">
            <text:p>4762400100</text:p>
          </table:table-cell>
          <table:table-cell office:value-type="float" office:value="63574400300" calcext:value-type="float">
            <text:p>63574400300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498000000" calcext:value-type="float">
            <text:p>498000000</text:p>
          </table:table-cell>
          <table:table-cell office:value-type="float" office:value="669000000" calcext:value-type="float">
            <text:p>669000000</text:p>
          </table:table-cell>
          <table:table-cell office:value-type="float" office:value="1734000000" calcext:value-type="float">
            <text:p>1734000000</text:p>
          </table:table-cell>
          <table:table-cell office:value-type="float" office:value="3174000000" calcext:value-type="float">
            <text:p>3174000000</text:p>
          </table:table-cell>
          <table:table-cell office:value-type="float" office:value="3256000000" calcext:value-type="float">
            <text:p>3256000000</text:p>
          </table:table-cell>
          <table:table-cell office:value-type="float" office:value="3320000000" calcext:value-type="float">
            <text:p>3320000000</text:p>
          </table:table-cell>
          <table:table-cell office:value-type="float" office:value="3768000000" calcext:value-type="float">
            <text:p>3768000000</text:p>
          </table:table-cell>
          <table:table-cell office:value-type="float" office:value="4193200000" calcext:value-type="float">
            <text:p>4193200000</text:p>
          </table:table-cell>
          <table:table-cell office:value-type="float" office:value="4266800000" calcext:value-type="float">
            <text:p>4266800000</text:p>
          </table:table-cell>
          <table:table-cell office:value-type="float" office:value="4302100000" calcext:value-type="float">
            <text:p>4302100000</text:p>
          </table:table-cell>
          <table:table-cell table:number-columns-repeated="5" office:value-type="float" office:value="4346800000" calcext:value-type="float">
            <text:p>4346800000</text:p>
          </table:table-cell>
          <table:table-cell table:number-columns-repeated="3" office:value-type="float" office:value="4906100070" calcext:value-type="float">
            <text:p>4906100070</text:p>
          </table:table-cell>
          <table:table-cell office:value-type="float" office:value="65633400210" calcext:value-type="float">
            <text:p>65633400210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1097000000" calcext:value-type="float">
            <text:p>1097000000</text:p>
          </table:table-cell>
          <table:table-cell office:value-type="float" office:value="1868000000" calcext:value-type="float">
            <text:p>1868000000</text:p>
          </table:table-cell>
          <table:table-cell office:value-type="float" office:value="2921000000" calcext:value-type="float">
            <text:p>2921000000</text:p>
          </table:table-cell>
          <table:table-cell office:value-type="float" office:value="3088000000" calcext:value-type="float">
            <text:p>3088000000</text:p>
          </table:table-cell>
          <table:table-cell office:value-type="float" office:value="3150000000" calcext:value-type="float">
            <text:p>3150000000</text:p>
          </table:table-cell>
          <table:table-cell office:value-type="float" office:value="3598000000" calcext:value-type="float">
            <text:p>3598000000</text:p>
          </table:table-cell>
          <table:table-cell office:value-type="float" office:value="4578300000" calcext:value-type="float">
            <text:p>4578300000</text:p>
          </table:table-cell>
          <table:table-cell office:value-type="float" office:value="4635900000" calcext:value-type="float">
            <text:p>4635900000</text:p>
          </table:table-cell>
          <table:table-cell table:number-columns-repeated="3" office:value-type="float" office:value="4715900000" calcext:value-type="float">
            <text:p>4715900000</text:p>
          </table:table-cell>
          <table:table-cell office:value-type="float" office:value="4731900000" calcext:value-type="float">
            <text:p>4731900000</text:p>
          </table:table-cell>
          <table:table-cell table:number-columns-repeated="2" office:value-type="float" office:value="4997500000" calcext:value-type="float">
            <text:p>4997500000</text:p>
          </table:table-cell>
          <table:table-cell office:value-type="float" office:value="5121740000" calcext:value-type="float">
            <text:p>5121740000</text:p>
          </table:table-cell>
          <table:table-cell table:number-columns-repeated="2" office:value-type="float" office:value="5176820300" calcext:value-type="float">
            <text:p>5176820300</text:p>
          </table:table-cell>
          <table:table-cell office:value-type="float" office:value="69813180600" calcext:value-type="float">
            <text:p>69813180600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527000000" calcext:value-type="float">
            <text:p>527000000</text:p>
          </table:table-cell>
          <table:table-cell office:value-type="float" office:value="923000000" calcext:value-type="float">
            <text:p>923000000</text:p>
          </table:table-cell>
          <table:table-cell office:value-type="float" office:value="1865000000" calcext:value-type="float">
            <text:p>1865000000</text:p>
          </table:table-cell>
          <table:table-cell office:value-type="float" office:value="2921000000" calcext:value-type="float">
            <text:p>2921000000</text:p>
          </table:table-cell>
          <table:table-cell office:value-type="float" office:value="3083000000" calcext:value-type="float">
            <text:p>3083000000</text:p>
          </table:table-cell>
          <table:table-cell office:value-type="float" office:value="3147000000" calcext:value-type="float">
            <text:p>3147000000</text:p>
          </table:table-cell>
          <table:table-cell office:value-type="float" office:value="3723000000" calcext:value-type="float">
            <text:p>3723000000</text:p>
          </table:table-cell>
          <table:table-cell office:value-type="float" office:value="4432100000" calcext:value-type="float">
            <text:p>4432100000</text:p>
          </table:table-cell>
          <table:table-cell office:value-type="float" office:value="4480100000" calcext:value-type="float">
            <text:p>4480100000</text:p>
          </table:table-cell>
          <table:table-cell table:number-columns-repeated="3" office:value-type="float" office:value="4515300000" calcext:value-type="float">
            <text:p>4515300000</text:p>
          </table:table-cell>
          <table:table-cell office:value-type="float" office:value="4547300000" calcext:value-type="float">
            <text:p>4547300000</text:p>
          </table:table-cell>
          <table:table-cell table:number-columns-repeated="2" office:value-type="float" office:value="4588900000" calcext:value-type="float">
            <text:p>4588900000</text:p>
          </table:table-cell>
          <table:table-cell office:value-type="float" office:value="4700660000" calcext:value-type="float">
            <text:p>4700660000</text:p>
          </table:table-cell>
          <table:table-cell table:number-columns-repeated="2" office:value-type="float" office:value="4746820280" calcext:value-type="float">
            <text:p>4746820280</text:p>
          </table:table-cell>
          <table:table-cell office:value-type="float" office:value="66566500560" calcext:value-type="float">
            <text:p>66566500560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953000000" calcext:value-type="float">
            <text:p>953000000</text:p>
          </table:table-cell>
          <table:table-cell office:value-type="float" office:value="1847000000" calcext:value-type="float">
            <text:p>1847000000</text:p>
          </table:table-cell>
          <table:table-cell office:value-type="float" office:value="3092000000" calcext:value-type="float">
            <text:p>3092000000</text:p>
          </table:table-cell>
          <table:table-cell office:value-type="float" office:value="3187000000" calcext:value-type="float">
            <text:p>3187000000</text:p>
          </table:table-cell>
          <table:table-cell office:value-type="float" office:value="3251000000" calcext:value-type="float">
            <text:p>3251000000</text:p>
          </table:table-cell>
          <table:table-cell office:value-type="float" office:value="3699000000" calcext:value-type="float">
            <text:p>3699000000</text:p>
          </table:table-cell>
          <table:table-cell office:value-type="float" office:value="4721100000" calcext:value-type="float">
            <text:p>4721100000</text:p>
          </table:table-cell>
          <table:table-cell office:value-type="float" office:value="4788300000" calcext:value-type="float">
            <text:p>4788300000</text:p>
          </table:table-cell>
          <table:table-cell table:number-columns-repeated="3" office:value-type="float" office:value="4813900000" calcext:value-type="float">
            <text:p>4813900000</text:p>
          </table:table-cell>
          <table:table-cell office:value-type="float" office:value="4887500000" calcext:value-type="float">
            <text:p>4887500000</text:p>
          </table:table-cell>
          <table:table-cell table:number-columns-repeated="2" office:value-type="float" office:value="4897100000" calcext:value-type="float">
            <text:p>4897100000</text:p>
          </table:table-cell>
          <table:table-cell office:value-type="float" office:value="5035740000" calcext:value-type="float">
            <text:p>5035740000</text:p>
          </table:table-cell>
          <table:table-cell table:number-columns-repeated="2" office:value-type="float" office:value="5102400270" calcext:value-type="float">
            <text:p>5102400270</text:p>
          </table:table-cell>
          <table:table-cell office:value-type="float" office:value="70414340540" calcext:value-type="float">
            <text:p>70414340540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546000000" calcext:value-type="float">
            <text:p>546000000</text:p>
          </table:table-cell>
          <table:table-cell office:value-type="float" office:value="807000000" calcext:value-type="float">
            <text:p>807000000</text:p>
          </table:table-cell>
          <table:table-cell office:value-type="float" office:value="1968000000" calcext:value-type="float">
            <text:p>1968000000</text:p>
          </table:table-cell>
          <table:table-cell office:value-type="float" office:value="3120000000" calcext:value-type="float">
            <text:p>3120000000</text:p>
          </table:table-cell>
          <table:table-cell office:value-type="float" office:value="3197000000" calcext:value-type="float">
            <text:p>3197000000</text:p>
          </table:table-cell>
          <table:table-cell office:value-type="float" office:value="3261000000" calcext:value-type="float">
            <text:p>3261000000</text:p>
          </table:table-cell>
          <table:table-cell office:value-type="float" office:value="3837000000" calcext:value-type="float">
            <text:p>3837000000</text:p>
          </table:table-cell>
          <table:table-cell office:value-type="float" office:value="4363600000" calcext:value-type="float">
            <text:p>4363600000</text:p>
          </table:table-cell>
          <table:table-cell office:value-type="float" office:value="4421200000" calcext:value-type="float">
            <text:p>4421200000</text:p>
          </table:table-cell>
          <table:table-cell office:value-type="float" office:value="4475600000" calcext:value-type="float">
            <text:p>4475600000</text:p>
          </table:table-cell>
          <table:table-cell office:value-type="float" office:value="4504400000" calcext:value-type="float">
            <text:p>4504400000</text:p>
          </table:table-cell>
          <table:table-cell table:number-columns-repeated="4" office:value-type="float" office:value="4517200000" calcext:value-type="float">
            <text:p>4517200000</text:p>
          </table:table-cell>
          <table:table-cell office:value-type="float" office:value="5003440000" calcext:value-type="float">
            <text:p>5003440000</text:p>
          </table:table-cell>
          <table:table-cell table:number-columns-repeated="2" office:value-type="float" office:value="5003620230" calcext:value-type="float">
            <text:p>5003620230</text:p>
          </table:table-cell>
          <table:table-cell office:value-type="float" office:value="67580280460" calcext:value-type="float">
            <text:p>67580280460</text:p>
          </table:table-cell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943000000" calcext:value-type="float">
            <text:p>943000000</text:p>
          </table:table-cell>
          <table:table-cell office:value-type="float" office:value="1801000000" calcext:value-type="float">
            <text:p>1801000000</text:p>
          </table:table-cell>
          <table:table-cell office:value-type="float" office:value="2701000000" calcext:value-type="float">
            <text:p>2701000000</text:p>
          </table:table-cell>
          <table:table-cell office:value-type="float" office:value="2778000000" calcext:value-type="float">
            <text:p>2778000000</text:p>
          </table:table-cell>
          <table:table-cell office:value-type="float" office:value="2842000000" calcext:value-type="float">
            <text:p>2842000000</text:p>
          </table:table-cell>
          <table:table-cell office:value-type="float" office:value="3226000000" calcext:value-type="float">
            <text:p>3226000000</text:p>
          </table:table-cell>
          <table:table-cell office:value-type="float" office:value="3967400000" calcext:value-type="float">
            <text:p>3967400000</text:p>
          </table:table-cell>
          <table:table-cell office:value-type="float" office:value="4018600000" calcext:value-type="float">
            <text:p>4018600000</text:p>
          </table:table-cell>
          <table:table-cell office:value-type="float" office:value="4063400000" calcext:value-type="float">
            <text:p>4063400000</text:p>
          </table:table-cell>
          <table:table-cell table:number-columns-repeated="2" office:value-type="float" office:value="4085800000" calcext:value-type="float">
            <text:p>4085800000</text:p>
          </table:table-cell>
          <table:table-cell office:value-type="float" office:value="4137000000" calcext:value-type="float">
            <text:p>4137000000</text:p>
          </table:table-cell>
          <table:table-cell table:number-columns-repeated="2" office:value-type="float" office:value="4140200000" calcext:value-type="float">
            <text:p>4140200000</text:p>
          </table:table-cell>
          <table:table-cell office:value-type="float" office:value="4312680000" calcext:value-type="float">
            <text:p>4312680000</text:p>
          </table:table-cell>
          <table:table-cell table:number-columns-repeated="2" office:value-type="float" office:value="4374720020" calcext:value-type="float">
            <text:p>4374720020</text:p>
          </table:table-cell>
          <table:table-cell office:value-type="float" office:value="60496520040" calcext:value-type="float">
            <text:p>60496520040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office:value-type="float" office:value="499000000" calcext:value-type="float">
            <text:p>499000000</text:p>
          </table:table-cell>
          <table:table-cell office:value-type="float" office:value="910000000" calcext:value-type="float">
            <text:p>910000000</text:p>
          </table:table-cell>
          <table:table-cell office:value-type="float" office:value="1741000000" calcext:value-type="float">
            <text:p>1741000000</text:p>
          </table:table-cell>
          <table:table-cell office:value-type="float" office:value="2797000000" calcext:value-type="float">
            <text:p>2797000000</text:p>
          </table:table-cell>
          <table:table-cell office:value-type="float" office:value="2889000000" calcext:value-type="float">
            <text:p>2889000000</text:p>
          </table:table-cell>
          <table:table-cell office:value-type="float" office:value="3017000000" calcext:value-type="float">
            <text:p>3017000000</text:p>
          </table:table-cell>
          <table:table-cell office:value-type="float" office:value="3401000000" calcext:value-type="float">
            <text:p>3401000000</text:p>
          </table:table-cell>
          <table:table-cell office:value-type="float" office:value="3758400000" calcext:value-type="float">
            <text:p>3758400000</text:p>
          </table:table-cell>
          <table:table-cell office:value-type="float" office:value="3841600000" calcext:value-type="float">
            <text:p>3841600000</text:p>
          </table:table-cell>
          <table:table-cell office:value-type="float" office:value="3892800000" calcext:value-type="float">
            <text:p>3892800000</text:p>
          </table:table-cell>
          <table:table-cell table:number-columns-repeated="5" office:value-type="float" office:value="3905600000" calcext:value-type="float">
            <text:p>3905600000</text:p>
          </table:table-cell>
          <table:table-cell office:value-type="float" office:value="4190400000" calcext:value-type="float">
            <text:p>4190400000</text:p>
          </table:table-cell>
          <table:table-cell table:number-columns-repeated="2" office:value-type="float" office:value="4236020230" calcext:value-type="float">
            <text:p>4236020230</text:p>
          </table:table-cell>
          <table:table-cell office:value-type="float" office:value="58937240460" calcext:value-type="float">
            <text:p>58937240460</text:p>
          </table:table-cell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765000000" calcext:value-type="float">
            <text:p>765000000</text:p>
          </table:table-cell>
          <table:table-cell office:value-type="float" office:value="1830000000" calcext:value-type="float">
            <text:p>1830000000</text:p>
          </table:table-cell>
          <table:table-cell office:value-type="float" office:value="3270000000" calcext:value-type="float">
            <text:p>3270000000</text:p>
          </table:table-cell>
          <table:table-cell office:value-type="float" office:value="3449000000" calcext:value-type="float">
            <text:p>3449000000</text:p>
          </table:table-cell>
          <table:table-cell office:value-type="float" office:value="3513000000" calcext:value-type="float">
            <text:p>3513000000</text:p>
          </table:table-cell>
          <table:table-cell office:value-type="float" office:value="4091000000" calcext:value-type="float">
            <text:p>4091000000</text:p>
          </table:table-cell>
          <table:table-cell office:value-type="float" office:value="5187800000" calcext:value-type="float">
            <text:p>5187800000</text:p>
          </table:table-cell>
          <table:table-cell office:value-type="float" office:value="5232600000" calcext:value-type="float">
            <text:p>5232600000</text:p>
          </table:table-cell>
          <table:table-cell office:value-type="float" office:value="5293400000" calcext:value-type="float">
            <text:p>5293400000</text:p>
          </table:table-cell>
          <table:table-cell table:number-columns-repeated="5" office:value-type="float" office:value="5328600000" calcext:value-type="float">
            <text:p>5328600000</text:p>
          </table:table-cell>
          <table:table-cell office:value-type="float" office:value="5573420000" calcext:value-type="float">
            <text:p>5573420000</text:p>
          </table:table-cell>
          <table:table-cell table:number-columns-repeated="2" office:value-type="float" office:value="5636680040" calcext:value-type="float">
            <text:p>5636680040</text:p>
          </table:table-cell>
          <table:table-cell office:value-type="float" office:value="76625580080" calcext:value-type="float">
            <text:p>76625580080</text:p>
          </table:table-cell>
        </table:table-row>
        <table:table-row table:style-name="ro1">
          <table:table-cell table:number-columns-repeated="4"/>
          <table:table-cell office:value-type="float" office:value="49" calcext:value-type="float">
            <text:p>49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883000000" calcext:value-type="float">
            <text:p>883000000</text:p>
          </table:table-cell>
          <table:table-cell office:value-type="float" office:value="1837000000" calcext:value-type="float">
            <text:p>1837000000</text:p>
          </table:table-cell>
          <table:table-cell office:value-type="float" office:value="3277000000" calcext:value-type="float">
            <text:p>3277000000</text:p>
          </table:table-cell>
          <table:table-cell office:value-type="float" office:value="3353000000" calcext:value-type="float">
            <text:p>3353000000</text:p>
          </table:table-cell>
          <table:table-cell office:value-type="float" office:value="3417000000" calcext:value-type="float">
            <text:p>3417000000</text:p>
          </table:table-cell>
          <table:table-cell office:value-type="float" office:value="4249000000" calcext:value-type="float">
            <text:p>4249000000</text:p>
          </table:table-cell>
          <table:table-cell office:value-type="float" office:value="4676100000" calcext:value-type="float">
            <text:p>4676100000</text:p>
          </table:table-cell>
          <table:table-cell office:value-type="float" office:value="4740100000" calcext:value-type="float">
            <text:p>4740100000</text:p>
          </table:table-cell>
          <table:table-cell office:value-type="float" office:value="4768900000" calcext:value-type="float">
            <text:p>4768900000</text:p>
          </table:table-cell>
          <table:table-cell office:value-type="float" office:value="4823300000" calcext:value-type="float">
            <text:p>4823300000</text:p>
          </table:table-cell>
          <table:table-cell table:number-columns-repeated="4" office:value-type="float" office:value="4842600000" calcext:value-type="float">
            <text:p>4842600000</text:p>
          </table:table-cell>
          <table:table-cell office:value-type="float" office:value="5180660000" calcext:value-type="float">
            <text:p>5180660000</text:p>
          </table:table-cell>
          <table:table-cell table:number-columns-repeated="2" office:value-type="float" office:value="5215220000" calcext:value-type="float">
            <text:p>5215220000</text:p>
          </table:table-cell>
          <table:table-cell office:value-type="float" office:value="71510900000" calcext:value-type="float">
            <text:p>71510900000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528000000" calcext:value-type="float">
            <text:p>528000000</text:p>
          </table:table-cell>
          <table:table-cell office:value-type="float" office:value="912000000" calcext:value-type="float">
            <text:p>912000000</text:p>
          </table:table-cell>
          <table:table-cell office:value-type="float" office:value="1968000000" calcext:value-type="float">
            <text:p>1968000000</text:p>
          </table:table-cell>
          <table:table-cell office:value-type="float" office:value="3024000000" calcext:value-type="float">
            <text:p>3024000000</text:p>
          </table:table-cell>
          <table:table-cell office:value-type="float" office:value="3114000000" calcext:value-type="float">
            <text:p>3114000000</text:p>
          </table:table-cell>
          <table:table-cell office:value-type="float" office:value="3178000000" calcext:value-type="float">
            <text:p>3178000000</text:p>
          </table:table-cell>
          <table:table-cell office:value-type="float" office:value="3690000000" calcext:value-type="float">
            <text:p>3690000000</text:p>
          </table:table-cell>
          <table:table-cell office:value-type="float" office:value="4593000000" calcext:value-type="float">
            <text:p>4593000000</text:p>
          </table:table-cell>
          <table:table-cell office:value-type="float" office:value="4727400000" calcext:value-type="float">
            <text:p>4727400000</text:p>
          </table:table-cell>
          <table:table-cell table:number-columns-repeated="3" office:value-type="float" office:value="4807400000" calcext:value-type="float">
            <text:p>4807400000</text:p>
          </table:table-cell>
          <table:table-cell table:number-columns-repeated="3" office:value-type="float" office:value="4810700000" calcext:value-type="float">
            <text:p>4810700000</text:p>
          </table:table-cell>
          <table:table-cell office:value-type="float" office:value="5176120000" calcext:value-type="float">
            <text:p>5176120000</text:p>
          </table:table-cell>
          <table:table-cell table:number-columns-repeated="2" office:value-type="float" office:value="5188660130" calcext:value-type="float">
            <text:p>5188660130</text:p>
          </table:table-cell>
          <table:table-cell office:value-type="float" office:value="70142140260" calcext:value-type="float">
            <text:p>70142140260</text:p>
          </table:table-cell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513000000" calcext:value-type="float">
            <text:p>513000000</text:p>
          </table:table-cell>
          <table:table-cell office:value-type="float" office:value="1011000000" calcext:value-type="float">
            <text:p>1011000000</text:p>
          </table:table-cell>
          <table:table-cell office:value-type="float" office:value="1854000000" calcext:value-type="float">
            <text:p>1854000000</text:p>
          </table:table-cell>
          <table:table-cell office:value-type="float" office:value="2907000000" calcext:value-type="float">
            <text:p>2907000000</text:p>
          </table:table-cell>
          <table:table-cell office:value-type="float" office:value="2987000000" calcext:value-type="float">
            <text:p>2987000000</text:p>
          </table:table-cell>
          <table:table-cell office:value-type="float" office:value="3051000000" calcext:value-type="float">
            <text:p>3051000000</text:p>
          </table:table-cell>
          <table:table-cell office:value-type="float" office:value="3307000000" calcext:value-type="float">
            <text:p>3307000000</text:p>
          </table:table-cell>
          <table:table-cell office:value-type="float" office:value="4037000000" calcext:value-type="float">
            <text:p>4037000000</text:p>
          </table:table-cell>
          <table:table-cell office:value-type="float" office:value="4107400000" calcext:value-type="float">
            <text:p>4107400000</text:p>
          </table:table-cell>
          <table:table-cell table:number-columns-repeated="3" office:value-type="float" office:value="4181000000" calcext:value-type="float">
            <text:p>4181000000</text:p>
          </table:table-cell>
          <table:table-cell table:number-columns-repeated="3" office:value-type="float" office:value="4203400000" calcext:value-type="float">
            <text:p>4203400000</text:p>
          </table:table-cell>
          <table:table-cell office:value-type="float" office:value="4442680000" calcext:value-type="float">
            <text:p>4442680000</text:p>
          </table:table-cell>
          <table:table-cell table:number-columns-repeated="2" office:value-type="float" office:value="4483760260" calcext:value-type="float">
            <text:p>4483760260</text:p>
          </table:table-cell>
          <table:table-cell office:value-type="float" office:value="62337800520" calcext:value-type="float">
            <text:p>62337800520</text:p>
          </table:table-cell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534000000" calcext:value-type="float">
            <text:p>534000000</text:p>
          </table:table-cell>
          <table:table-cell office:value-type="float" office:value="915000000" calcext:value-type="float">
            <text:p>915000000</text:p>
          </table:table-cell>
          <table:table-cell office:value-type="float" office:value="1776000000" calcext:value-type="float">
            <text:p>1776000000</text:p>
          </table:table-cell>
          <table:table-cell office:value-type="float" office:value="2736000000" calcext:value-type="float">
            <text:p>2736000000</text:p>
          </table:table-cell>
          <table:table-cell office:value-type="float" office:value="2900000000" calcext:value-type="float">
            <text:p>2900000000</text:p>
          </table:table-cell>
          <table:table-cell office:value-type="float" office:value="2964000000" calcext:value-type="float">
            <text:p>2964000000</text:p>
          </table:table-cell>
          <table:table-cell office:value-type="float" office:value="3284000000" calcext:value-type="float">
            <text:p>3284000000</text:p>
          </table:table-cell>
          <table:table-cell office:value-type="float" office:value="4322600000" calcext:value-type="float">
            <text:p>4322600000</text:p>
          </table:table-cell>
          <table:table-cell office:value-type="float" office:value="4367400000" calcext:value-type="float">
            <text:p>4367400000</text:p>
          </table:table-cell>
          <table:table-cell office:value-type="float" office:value="4409000000" calcext:value-type="float">
            <text:p>4409000000</text:p>
          </table:table-cell>
          <table:table-cell office:value-type="float" office:value="4437800000" calcext:value-type="float">
            <text:p>4437800000</text:p>
          </table:table-cell>
          <table:table-cell table:number-columns-repeated="4" office:value-type="float" office:value="4453800000" calcext:value-type="float">
            <text:p>4453800000</text:p>
          </table:table-cell>
          <table:table-cell office:value-type="float" office:value="4727960000" calcext:value-type="float">
            <text:p>4727960000</text:p>
          </table:table-cell>
          <table:table-cell table:number-columns-repeated="2" office:value-type="float" office:value="4781740310" calcext:value-type="float">
            <text:p>4781740310</text:p>
          </table:table-cell>
          <table:table-cell office:value-type="float" office:value="64752440620" calcext:value-type="float">
            <text:p>64752440620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485000000" calcext:value-type="float">
            <text:p>485000000</text:p>
          </table:table-cell>
          <table:table-cell office:value-type="float" office:value="752000000" calcext:value-type="float">
            <text:p>752000000</text:p>
          </table:table-cell>
          <table:table-cell office:value-type="float" office:value="1823000000" calcext:value-type="float">
            <text:p>1823000000</text:p>
          </table:table-cell>
          <table:table-cell office:value-type="float" office:value="2879000000" calcext:value-type="float">
            <text:p>2879000000</text:p>
          </table:table-cell>
          <table:table-cell office:value-type="float" office:value="2969000000" calcext:value-type="float">
            <text:p>2969000000</text:p>
          </table:table-cell>
          <table:table-cell office:value-type="float" office:value="3033000000" calcext:value-type="float">
            <text:p>3033000000</text:p>
          </table:table-cell>
          <table:table-cell office:value-type="float" office:value="3673000000" calcext:value-type="float">
            <text:p>3673000000</text:p>
          </table:table-cell>
          <table:table-cell office:value-type="float" office:value="4928400000" calcext:value-type="float">
            <text:p>4928400000</text:p>
          </table:table-cell>
          <table:table-cell office:value-type="float" office:value="4982700000" calcext:value-type="float">
            <text:p>4982700000</text:p>
          </table:table-cell>
          <table:table-cell table:number-columns-repeated="3" office:value-type="float" office:value="5027500000" calcext:value-type="float">
            <text:p>5027500000</text:p>
          </table:table-cell>
          <table:table-cell table:number-columns-repeated="3" office:value-type="float" office:value="5081900000" calcext:value-type="float">
            <text:p>5081900000</text:p>
          </table:table-cell>
          <table:table-cell office:value-type="float" office:value="5212540000" calcext:value-type="float">
            <text:p>5212540000</text:p>
          </table:table-cell>
          <table:table-cell table:number-columns-repeated="2" office:value-type="float" office:value="5284700080" calcext:value-type="float">
            <text:p>5284700080</text:p>
          </table:table-cell>
          <table:table-cell office:value-type="float" office:value="71635240160" calcext:value-type="float">
            <text:p>71635240160</text:p>
          </table:table-cell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office:value-type="float" office:value="548000000" calcext:value-type="float">
            <text:p>548000000</text:p>
          </table:table-cell>
          <table:table-cell office:value-type="float" office:value="944000000" calcext:value-type="float">
            <text:p>944000000</text:p>
          </table:table-cell>
          <table:table-cell office:value-type="float" office:value="1886000000" calcext:value-type="float">
            <text:p>1886000000</text:p>
          </table:table-cell>
          <table:table-cell office:value-type="float" office:value="3134000000" calcext:value-type="float">
            <text:p>3134000000</text:p>
          </table:table-cell>
          <table:table-cell office:value-type="float" office:value="3206000000" calcext:value-type="float">
            <text:p>3206000000</text:p>
          </table:table-cell>
          <table:table-cell office:value-type="float" office:value="3400000000" calcext:value-type="float">
            <text:p>3400000000</text:p>
          </table:table-cell>
          <table:table-cell office:value-type="float" office:value="4038000000" calcext:value-type="float">
            <text:p>4038000000</text:p>
          </table:table-cell>
          <table:table-cell office:value-type="float" office:value="4491100000" calcext:value-type="float">
            <text:p>4491100000</text:p>
          </table:table-cell>
          <table:table-cell office:value-type="float" office:value="4551900000" calcext:value-type="float">
            <text:p>4551900000</text:p>
          </table:table-cell>
          <table:table-cell office:value-type="float" office:value="4622400000" calcext:value-type="float">
            <text:p>4622400000</text:p>
          </table:table-cell>
          <table:table-cell table:number-columns-repeated="2" office:value-type="float" office:value="4651100000" calcext:value-type="float">
            <text:p>4651100000</text:p>
          </table:table-cell>
          <table:table-cell table:number-columns-repeated="3" office:value-type="float" office:value="4657500000" calcext:value-type="float">
            <text:p>4657500000</text:p>
          </table:table-cell>
          <table:table-cell office:value-type="float" office:value="4871660000" calcext:value-type="float">
            <text:p>4871660000</text:p>
          </table:table-cell>
          <table:table-cell table:number-columns-repeated="2" office:value-type="float" office:value="4921300140" calcext:value-type="float">
            <text:p>4921300140</text:p>
          </table:table-cell>
          <table:table-cell office:value-type="float" office:value="68810360280" calcext:value-type="float">
            <text:p>68810360280</text:p>
          </table:table-cell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901000000" calcext:value-type="float">
            <text:p>901000000</text:p>
          </table:table-cell>
          <table:table-cell office:value-type="float" office:value="1762000000" calcext:value-type="float">
            <text:p>1762000000</text:p>
          </table:table-cell>
          <table:table-cell office:value-type="float" office:value="3106000000" calcext:value-type="float">
            <text:p>3106000000</text:p>
          </table:table-cell>
          <table:table-cell office:value-type="float" office:value="3269000000" calcext:value-type="float">
            <text:p>3269000000</text:p>
          </table:table-cell>
          <table:table-cell office:value-type="float" office:value="3333000000" calcext:value-type="float">
            <text:p>3333000000</text:p>
          </table:table-cell>
          <table:table-cell office:value-type="float" office:value="3847000000" calcext:value-type="float">
            <text:p>3847000000</text:p>
          </table:table-cell>
          <table:table-cell office:value-type="float" office:value="4846200000" calcext:value-type="float">
            <text:p>4846200000</text:p>
          </table:table-cell>
          <table:table-cell office:value-type="float" office:value="4923000000" calcext:value-type="float">
            <text:p>4923000000</text:p>
          </table:table-cell>
          <table:table-cell table:number-columns-repeated="3" office:value-type="float" office:value="4951800000" calcext:value-type="float">
            <text:p>4951800000</text:p>
          </table:table-cell>
          <table:table-cell office:value-type="float" office:value="5015800000" calcext:value-type="float">
            <text:p>5015800000</text:p>
          </table:table-cell>
          <table:table-cell table:number-columns-repeated="2" office:value-type="float" office:value="5047800000" calcext:value-type="float">
            <text:p>5047800000</text:p>
          </table:table-cell>
          <table:table-cell office:value-type="float" office:value="5139960000" calcext:value-type="float">
            <text:p>5139960000</text:p>
          </table:table-cell>
          <table:table-cell table:number-columns-repeated="2" office:value-type="float" office:value="5201720160" calcext:value-type="float">
            <text:p>5201720160</text:p>
          </table:table-cell>
          <table:table-cell office:value-type="float" office:value="72023400320" calcext:value-type="float">
            <text:p>72023400320</text:p>
          </table:table-cell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office:value-type="float" office:value="524000000" calcext:value-type="float">
            <text:p>524000000</text:p>
          </table:table-cell>
          <table:table-cell office:value-type="float" office:value="1076000000" calcext:value-type="float">
            <text:p>1076000000</text:p>
          </table:table-cell>
          <table:table-cell office:value-type="float" office:value="2039000000" calcext:value-type="float">
            <text:p>2039000000</text:p>
          </table:table-cell>
          <table:table-cell office:value-type="float" office:value="3476000000" calcext:value-type="float">
            <text:p>3476000000</text:p>
          </table:table-cell>
          <table:table-cell office:value-type="float" office:value="3561000000" calcext:value-type="float">
            <text:p>3561000000</text:p>
          </table:table-cell>
          <table:table-cell office:value-type="float" office:value="3687000000" calcext:value-type="float">
            <text:p>3687000000</text:p>
          </table:table-cell>
          <table:table-cell office:value-type="float" office:value="4073000000" calcext:value-type="float">
            <text:p>4073000000</text:p>
          </table:table-cell>
          <table:table-cell office:value-type="float" office:value="4569800000" calcext:value-type="float">
            <text:p>4569800000</text:p>
          </table:table-cell>
          <table:table-cell office:value-type="float" office:value="4608200000" calcext:value-type="float">
            <text:p>4608200000</text:p>
          </table:table-cell>
          <table:table-cell office:value-type="float" office:value="4742600000" calcext:value-type="float">
            <text:p>4742600000</text:p>
          </table:table-cell>
          <table:table-cell table:number-columns-repeated="2" office:value-type="float" office:value="4745800000" calcext:value-type="float">
            <text:p>4745800000</text:p>
          </table:table-cell>
          <table:table-cell table:number-columns-repeated="3" office:value-type="float" office:value="4752200000" calcext:value-type="float">
            <text:p>4752200000</text:p>
          </table:table-cell>
          <table:table-cell office:value-type="float" office:value="4895220000" calcext:value-type="float">
            <text:p>4895220000</text:p>
          </table:table-cell>
          <table:table-cell table:number-columns-repeated="2" office:value-type="float" office:value="4962680190" calcext:value-type="float">
            <text:p>4962680190</text:p>
          </table:table-cell>
          <table:table-cell office:value-type="float" office:value="70925380380" calcext:value-type="float">
            <text:p>70925380380</text:p>
          </table:table-cell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805000000" calcext:value-type="float">
            <text:p>805000000</text:p>
          </table:table-cell>
          <table:table-cell office:value-type="float" office:value="1741000000" calcext:value-type="float">
            <text:p>1741000000</text:p>
          </table:table-cell>
          <table:table-cell office:value-type="float" office:value="2989000000" calcext:value-type="float">
            <text:p>2989000000</text:p>
          </table:table-cell>
          <table:table-cell office:value-type="float" office:value="3082000000" calcext:value-type="float">
            <text:p>3082000000</text:p>
          </table:table-cell>
          <table:table-cell office:value-type="float" office:value="3146000000" calcext:value-type="float">
            <text:p>3146000000</text:p>
          </table:table-cell>
          <table:table-cell office:value-type="float" office:value="3658000000" calcext:value-type="float">
            <text:p>3658000000</text:p>
          </table:table-cell>
          <table:table-cell office:value-type="float" office:value="4252400000" calcext:value-type="float">
            <text:p>4252400000</text:p>
          </table:table-cell>
          <table:table-cell office:value-type="float" office:value="4310000000" calcext:value-type="float">
            <text:p>4310000000</text:p>
          </table:table-cell>
          <table:table-cell office:value-type="float" office:value="4342000000" calcext:value-type="float">
            <text:p>4342000000</text:p>
          </table:table-cell>
          <table:table-cell office:value-type="float" office:value="4351600000" calcext:value-type="float">
            <text:p>4351600000</text:p>
          </table:table-cell>
          <table:table-cell office:value-type="float" office:value="4383600000" calcext:value-type="float">
            <text:p>4383600000</text:p>
          </table:table-cell>
          <table:table-cell table:number-columns-repeated="3" office:value-type="float" office:value="4412400000" calcext:value-type="float">
            <text:p>4412400000</text:p>
          </table:table-cell>
          <table:table-cell office:value-type="float" office:value="4573760000" calcext:value-type="float">
            <text:p>4573760000</text:p>
          </table:table-cell>
          <table:table-cell table:number-columns-repeated="2" office:value-type="float" office:value="4627240140" calcext:value-type="float">
            <text:p>4627240140</text:p>
          </table:table-cell>
          <table:table-cell office:value-type="float" office:value="64631040280" calcext:value-type="float">
            <text:p>64631040280</text:p>
          </table:table-cell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  <table:table-cell office:value-type="float" office:value="533000000" calcext:value-type="float">
            <text:p>533000000</text:p>
          </table:table-cell>
          <table:table-cell office:value-type="float" office:value="923000000" calcext:value-type="float">
            <text:p>923000000</text:p>
          </table:table-cell>
          <table:table-cell office:value-type="float" office:value="1769000000" calcext:value-type="float">
            <text:p>1769000000</text:p>
          </table:table-cell>
          <table:table-cell office:value-type="float" office:value="3113000000" calcext:value-type="float">
            <text:p>3113000000</text:p>
          </table:table-cell>
          <table:table-cell office:value-type="float" office:value="3209000000" calcext:value-type="float">
            <text:p>3209000000</text:p>
          </table:table-cell>
          <table:table-cell office:value-type="float" office:value="3273000000" calcext:value-type="float">
            <text:p>3273000000</text:p>
          </table:table-cell>
          <table:table-cell office:value-type="float" office:value="3785000000" calcext:value-type="float">
            <text:p>3785000000</text:p>
          </table:table-cell>
          <table:table-cell office:value-type="float" office:value="4579000000" calcext:value-type="float">
            <text:p>4579000000</text:p>
          </table:table-cell>
          <table:table-cell office:value-type="float" office:value="4646200000" calcext:value-type="float">
            <text:p>4646200000</text:p>
          </table:table-cell>
          <table:table-cell office:value-type="float" office:value="4694200000" calcext:value-type="float">
            <text:p>4694200000</text:p>
          </table:table-cell>
          <table:table-cell table:number-columns-repeated="2" office:value-type="float" office:value="4703800000" calcext:value-type="float">
            <text:p>4703800000</text:p>
          </table:table-cell>
          <table:table-cell office:value-type="float" office:value="4726200000" calcext:value-type="float">
            <text:p>4726200000</text:p>
          </table:table-cell>
          <table:table-cell table:number-columns-repeated="2" office:value-type="float" office:value="4761400000" calcext:value-type="float">
            <text:p>4761400000</text:p>
          </table:table-cell>
          <table:table-cell office:value-type="float" office:value="4892120000" calcext:value-type="float">
            <text:p>4892120000</text:p>
          </table:table-cell>
          <table:table-cell table:number-columns-repeated="2" office:value-type="float" office:value="4945760060" calcext:value-type="float">
            <text:p>4945760060</text:p>
          </table:table-cell>
          <table:table-cell office:value-type="float" office:value="68964640120" calcext:value-type="float">
            <text:p>68964640120</text:p>
          </table:table-cell>
        </table:table-row>
        <table:table-row table:style-name="ro1">
          <table:table-cell table:number-columns-repeated="4"/>
          <table:table-cell office:value-type="float" office:value="59" calcext:value-type="float">
            <text:p>59</text:p>
          </table:table-cell>
          <table:table-cell office:value-type="float" office:value="533000000" calcext:value-type="float">
            <text:p>533000000</text:p>
          </table:table-cell>
          <table:table-cell office:value-type="float" office:value="851000000" calcext:value-type="float">
            <text:p>851000000</text:p>
          </table:table-cell>
          <table:table-cell office:value-type="float" office:value="1961000000" calcext:value-type="float">
            <text:p>1961000000</text:p>
          </table:table-cell>
          <table:table-cell office:value-type="float" office:value="3401000000" calcext:value-type="float">
            <text:p>3401000000</text:p>
          </table:table-cell>
          <table:table-cell office:value-type="float" office:value="3495000000" calcext:value-type="float">
            <text:p>3495000000</text:p>
          </table:table-cell>
          <table:table-cell office:value-type="float" office:value="3559000000" calcext:value-type="float">
            <text:p>3559000000</text:p>
          </table:table-cell>
          <table:table-cell office:value-type="float" office:value="3943000000" calcext:value-type="float">
            <text:p>3943000000</text:p>
          </table:table-cell>
          <table:table-cell office:value-type="float" office:value="4052000000" calcext:value-type="float">
            <text:p>4052000000</text:p>
          </table:table-cell>
          <table:table-cell office:value-type="float" office:value="4087200000" calcext:value-type="float">
            <text:p>4087200000</text:p>
          </table:table-cell>
          <table:table-cell office:value-type="float" office:value="4199200000" calcext:value-type="float">
            <text:p>4199200000</text:p>
          </table:table-cell>
          <table:table-cell office:value-type="float" office:value="4212000000" calcext:value-type="float">
            <text:p>4212000000</text:p>
          </table:table-cell>
          <table:table-cell table:number-columns-repeated="4" office:value-type="float" office:value="4234400000" calcext:value-type="float">
            <text:p>4234400000</text:p>
          </table:table-cell>
          <table:table-cell office:value-type="float" office:value="4475440000" calcext:value-type="float">
            <text:p>4475440000</text:p>
          </table:table-cell>
          <table:table-cell table:number-columns-repeated="2" office:value-type="float" office:value="4528080240" calcext:value-type="float">
            <text:p>4528080240</text:p>
          </table:table-cell>
          <table:table-cell office:value-type="float" office:value="64762600480" calcext:value-type="float">
            <text:p>64762600480</text:p>
          </table:table-cell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office:value-type="float" office:value="574000000" calcext:value-type="float">
            <text:p>574000000</text:p>
          </table:table-cell>
          <table:table-cell office:value-type="float" office:value="943000000" calcext:value-type="float">
            <text:p>943000000</text:p>
          </table:table-cell>
          <table:table-cell office:value-type="float" office:value="1900000000" calcext:value-type="float">
            <text:p>1900000000</text:p>
          </table:table-cell>
          <table:table-cell office:value-type="float" office:value="2860000000" calcext:value-type="float">
            <text:p>2860000000</text:p>
          </table:table-cell>
          <table:table-cell office:value-type="float" office:value="2946000000" calcext:value-type="float">
            <text:p>2946000000</text:p>
          </table:table-cell>
          <table:table-cell office:value-type="float" office:value="3010000000" calcext:value-type="float">
            <text:p>3010000000</text:p>
          </table:table-cell>
          <table:table-cell office:value-type="float" office:value="3714000000" calcext:value-type="float">
            <text:p>3714000000</text:p>
          </table:table-cell>
          <table:table-cell office:value-type="float" office:value="4973100000" calcext:value-type="float">
            <text:p>4973100000</text:p>
          </table:table-cell>
          <table:table-cell office:value-type="float" office:value="5024300000" calcext:value-type="float">
            <text:p>5024300000</text:p>
          </table:table-cell>
          <table:table-cell office:value-type="float" office:value="5081900000" calcext:value-type="float">
            <text:p>5081900000</text:p>
          </table:table-cell>
          <table:table-cell table:number-columns-repeated="2" office:value-type="float" office:value="5094700000" calcext:value-type="float">
            <text:p>5094700000</text:p>
          </table:table-cell>
          <table:table-cell office:value-type="float" office:value="5110700000" calcext:value-type="float">
            <text:p>5110700000</text:p>
          </table:table-cell>
          <table:table-cell table:number-columns-repeated="2" office:value-type="float" office:value="5203500000" calcext:value-type="float">
            <text:p>5203500000</text:p>
          </table:table-cell>
          <table:table-cell office:value-type="float" office:value="5322860000" calcext:value-type="float">
            <text:p>5322860000</text:p>
          </table:table-cell>
          <table:table-cell table:number-columns-repeated="2" office:value-type="float" office:value="5370880310" calcext:value-type="float">
            <text:p>5370880310</text:p>
          </table:table-cell>
          <table:table-cell office:value-type="float" office:value="72798020620" calcext:value-type="float">
            <text:p>72798020620</text:p>
          </table:table-cell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office:value-type="float" office:value="540000000" calcext:value-type="float">
            <text:p>540000000</text:p>
          </table:table-cell>
          <table:table-cell office:value-type="float" office:value="936000000" calcext:value-type="float">
            <text:p>936000000</text:p>
          </table:table-cell>
          <table:table-cell office:value-type="float" office:value="1872000000" calcext:value-type="float">
            <text:p>1872000000</text:p>
          </table:table-cell>
          <table:table-cell office:value-type="float" office:value="2928000000" calcext:value-type="float">
            <text:p>2928000000</text:p>
          </table:table-cell>
          <table:table-cell office:value-type="float" office:value="3007000000" calcext:value-type="float">
            <text:p>3007000000</text:p>
          </table:table-cell>
          <table:table-cell office:value-type="float" office:value="3071000000" calcext:value-type="float">
            <text:p>3071000000</text:p>
          </table:table-cell>
          <table:table-cell office:value-type="float" office:value="3583000000" calcext:value-type="float">
            <text:p>3583000000</text:p>
          </table:table-cell>
          <table:table-cell office:value-type="float" office:value="5081000000" calcext:value-type="float">
            <text:p>5081000000</text:p>
          </table:table-cell>
          <table:table-cell office:value-type="float" office:value="5132200000" calcext:value-type="float">
            <text:p>5132200000</text:p>
          </table:table-cell>
          <table:table-cell office:value-type="float" office:value="5180200000" calcext:value-type="float">
            <text:p>5180200000</text:p>
          </table:table-cell>
          <table:table-cell office:value-type="float" office:value="5193000000" calcext:value-type="float">
            <text:p>5193000000</text:p>
          </table:table-cell>
          <table:table-cell table:number-columns-repeated="2" office:value-type="float" office:value="5269800000" calcext:value-type="float">
            <text:p>5269800000</text:p>
          </table:table-cell>
          <table:table-cell table:number-columns-repeated="2" office:value-type="float" office:value="5273000000" calcext:value-type="float">
            <text:p>5273000000</text:p>
          </table:table-cell>
          <table:table-cell office:value-type="float" office:value="5537800000" calcext:value-type="float">
            <text:p>5537800000</text:p>
          </table:table-cell>
          <table:table-cell table:number-columns-repeated="2" office:value-type="float" office:value="5588720140" calcext:value-type="float">
            <text:p>5588720140</text:p>
          </table:table-cell>
          <table:table-cell office:value-type="float" office:value="74324240280" calcext:value-type="float">
            <text:p>74324240280</text:p>
          </table:table-cell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office:value-type="float" office:value="518000000" calcext:value-type="float">
            <text:p>518000000</text:p>
          </table:table-cell>
          <table:table-cell office:value-type="float" office:value="887000000" calcext:value-type="float">
            <text:p>887000000</text:p>
          </table:table-cell>
          <table:table-cell office:value-type="float" office:value="1844000000" calcext:value-type="float">
            <text:p>1844000000</text:p>
          </table:table-cell>
          <table:table-cell office:value-type="float" office:value="3092000000" calcext:value-type="float">
            <text:p>3092000000</text:p>
          </table:table-cell>
          <table:table-cell office:value-type="float" office:value="3181000000" calcext:value-type="float">
            <text:p>3181000000</text:p>
          </table:table-cell>
          <table:table-cell office:value-type="float" office:value="3309000000" calcext:value-type="float">
            <text:p>3309000000</text:p>
          </table:table-cell>
          <table:table-cell office:value-type="float" office:value="3821000000" calcext:value-type="float">
            <text:p>3821000000</text:p>
          </table:table-cell>
          <table:table-cell office:value-type="float" office:value="4341900000" calcext:value-type="float">
            <text:p>4341900000</text:p>
          </table:table-cell>
          <table:table-cell office:value-type="float" office:value="4463500000" calcext:value-type="float">
            <text:p>4463500000</text:p>
          </table:table-cell>
          <table:table-cell office:value-type="float" office:value="4546700000" calcext:value-type="float">
            <text:p>4546700000</text:p>
          </table:table-cell>
          <table:table-cell table:number-columns-repeated="2" office:value-type="float" office:value="4591600000" calcext:value-type="float">
            <text:p>4591600000</text:p>
          </table:table-cell>
          <table:table-cell office:value-type="float" office:value="4594700000" calcext:value-type="float">
            <text:p>4594700000</text:p>
          </table:table-cell>
          <table:table-cell table:number-columns-repeated="2" office:value-type="float" office:value="4623500000" calcext:value-type="float">
            <text:p>4623500000</text:p>
          </table:table-cell>
          <table:table-cell office:value-type="float" office:value="4786300000" calcext:value-type="float">
            <text:p>4786300000</text:p>
          </table:table-cell>
          <table:table-cell table:number-columns-repeated="2" office:value-type="float" office:value="4841680150" calcext:value-type="float">
            <text:p>4841680150</text:p>
          </table:table-cell>
          <table:table-cell office:value-type="float" office:value="67498660300" calcext:value-type="float">
            <text:p>67498660300</text:p>
          </table:table-cell>
        </table:table-row>
        <table:table-row table:style-name="ro1">
          <table:table-cell table:number-columns-repeated="4"/>
          <table:table-cell office:value-type="float" office:value="63" calcext:value-type="float">
            <text:p>63</text:p>
          </table:table-cell>
          <table:table-cell office:value-type="float" office:value="518000000" calcext:value-type="float">
            <text:p>518000000</text:p>
          </table:table-cell>
          <table:table-cell office:value-type="float" office:value="980000000" calcext:value-type="float">
            <text:p>980000000</text:p>
          </table:table-cell>
          <table:table-cell office:value-type="float" office:value="1748000000" calcext:value-type="float">
            <text:p>1748000000</text:p>
          </table:table-cell>
          <table:table-cell office:value-type="float" office:value="2900000000" calcext:value-type="float">
            <text:p>2900000000</text:p>
          </table:table-cell>
          <table:table-cell office:value-type="float" office:value="2974000000" calcext:value-type="float">
            <text:p>2974000000</text:p>
          </table:table-cell>
          <table:table-cell office:value-type="float" office:value="3164000000" calcext:value-type="float">
            <text:p>3164000000</text:p>
          </table:table-cell>
          <table:table-cell office:value-type="float" office:value="4188000000" calcext:value-type="float">
            <text:p>4188000000</text:p>
          </table:table-cell>
          <table:table-cell office:value-type="float" office:value="4876800000" calcext:value-type="float">
            <text:p>4876800000</text:p>
          </table:table-cell>
          <table:table-cell office:value-type="float" office:value="4934400000" calcext:value-type="float">
            <text:p>4934400000</text:p>
          </table:table-cell>
          <table:table-cell office:value-type="float" office:value="4982400000" calcext:value-type="float">
            <text:p>4982400000</text:p>
          </table:table-cell>
          <table:table-cell table:number-columns-repeated="2" office:value-type="float" office:value="4985600000" calcext:value-type="float">
            <text:p>4985600000</text:p>
          </table:table-cell>
          <table:table-cell office:value-type="float" office:value="5040000000" calcext:value-type="float">
            <text:p>5040000000</text:p>
          </table:table-cell>
          <table:table-cell table:number-columns-repeated="2" office:value-type="float" office:value="5091200000" calcext:value-type="float">
            <text:p>5091200000</text:p>
          </table:table-cell>
          <table:table-cell office:value-type="float" office:value="5268400000" calcext:value-type="float">
            <text:p>5268400000</text:p>
          </table:table-cell>
          <table:table-cell table:number-columns-repeated="2" office:value-type="float" office:value="5325220080" calcext:value-type="float">
            <text:p>5325220080</text:p>
          </table:table-cell>
          <table:table-cell office:value-type="float" office:value="72378040160" calcext:value-type="float">
            <text:p>72378040160</text:p>
          </table:table-cell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831000000" calcext:value-type="float">
            <text:p>831000000</text:p>
          </table:table-cell>
          <table:table-cell office:value-type="float" office:value="2235000000" calcext:value-type="float">
            <text:p>2235000000</text:p>
          </table:table-cell>
          <table:table-cell office:value-type="float" office:value="3195000000" calcext:value-type="float">
            <text:p>3195000000</text:p>
          </table:table-cell>
          <table:table-cell office:value-type="float" office:value="3277000000" calcext:value-type="float">
            <text:p>3277000000</text:p>
          </table:table-cell>
          <table:table-cell office:value-type="float" office:value="3405000000" calcext:value-type="float">
            <text:p>3405000000</text:p>
          </table:table-cell>
          <table:table-cell office:value-type="float" office:value="3853000000" calcext:value-type="float">
            <text:p>3853000000</text:p>
          </table:table-cell>
          <table:table-cell office:value-type="float" office:value="4607700000" calcext:value-type="float">
            <text:p>4607700000</text:p>
          </table:table-cell>
          <table:table-cell office:value-type="float" office:value="4658900000" calcext:value-type="float">
            <text:p>4658900000</text:p>
          </table:table-cell>
          <table:table-cell office:value-type="float" office:value="4665300000" calcext:value-type="float">
            <text:p>4665300000</text:p>
          </table:table-cell>
          <table:table-cell office:value-type="float" office:value="4678100000" calcext:value-type="float">
            <text:p>4678100000</text:p>
          </table:table-cell>
          <table:table-cell table:number-columns-repeated="4" office:value-type="float" office:value="4767700000" calcext:value-type="float">
            <text:p>4767700000</text:p>
          </table:table-cell>
          <table:table-cell table:number-columns-repeated="3" office:value-type="float" office:value="5310000170" calcext:value-type="float">
            <text:p>5310000170</text:p>
          </table:table-cell>
          <table:table-cell office:value-type="float" office:value="70931800510" calcext:value-type="float">
            <text:p>70931800510</text:p>
          </table:table-cell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553000000" calcext:value-type="float">
            <text:p>553000000</text:p>
          </table:table-cell>
          <table:table-cell office:value-type="float" office:value="967000000" calcext:value-type="float">
            <text:p>967000000</text:p>
          </table:table-cell>
          <table:table-cell office:value-type="float" office:value="1783000000" calcext:value-type="float">
            <text:p>1783000000</text:p>
          </table:table-cell>
          <table:table-cell office:value-type="float" office:value="3127000000" calcext:value-type="float">
            <text:p>3127000000</text:p>
          </table:table-cell>
          <table:table-cell office:value-type="float" office:value="3218000000" calcext:value-type="float">
            <text:p>3218000000</text:p>
          </table:table-cell>
          <table:table-cell office:value-type="float" office:value="3282000000" calcext:value-type="float">
            <text:p>3282000000</text:p>
          </table:table-cell>
          <table:table-cell office:value-type="float" office:value="3602000000" calcext:value-type="float">
            <text:p>3602000000</text:p>
          </table:table-cell>
          <table:table-cell office:value-type="float" office:value="3874500000" calcext:value-type="float">
            <text:p>3874500000</text:p>
          </table:table-cell>
          <table:table-cell office:value-type="float" office:value="3960900000" calcext:value-type="float">
            <text:p>3960900000</text:p>
          </table:table-cell>
          <table:table-cell office:value-type="float" office:value="3973700000" calcext:value-type="float">
            <text:p>3973700000</text:p>
          </table:table-cell>
          <table:table-cell office:value-type="float" office:value="3996100000" calcext:value-type="float">
            <text:p>3996100000</text:p>
          </table:table-cell>
          <table:table-cell office:value-type="float" office:value="3999300000" calcext:value-type="float">
            <text:p>3999300000</text:p>
          </table:table-cell>
          <table:table-cell table:number-columns-repeated="3" office:value-type="float" office:value="4053700000" calcext:value-type="float">
            <text:p>4053700000</text:p>
          </table:table-cell>
          <table:table-cell office:value-type="float" office:value="4288340000" calcext:value-type="float">
            <text:p>4288340000</text:p>
          </table:table-cell>
          <table:table-cell table:number-columns-repeated="2" office:value-type="float" office:value="4338500200" calcext:value-type="float">
            <text:p>4338500200</text:p>
          </table:table-cell>
          <table:table-cell office:value-type="float" office:value="61462940400" calcext:value-type="float">
            <text:p>61462940400</text:p>
          </table:table-cell>
        </table:table-row>
        <table:table-row table:style-name="ro1">
          <table:table-cell table:number-columns-repeated="4"/>
          <table:table-cell office:value-type="float" office:value="66" calcext:value-type="float">
            <text:p>66</text:p>
          </table:table-cell>
          <table:table-cell office:value-type="float" office:value="526000000" calcext:value-type="float">
            <text:p>526000000</text:p>
          </table:table-cell>
          <table:table-cell office:value-type="float" office:value="910000000" calcext:value-type="float">
            <text:p>910000000</text:p>
          </table:table-cell>
          <table:table-cell office:value-type="float" office:value="1858000000" calcext:value-type="float">
            <text:p>1858000000</text:p>
          </table:table-cell>
          <table:table-cell office:value-type="float" office:value="2626000000" calcext:value-type="float">
            <text:p>2626000000</text:p>
          </table:table-cell>
          <table:table-cell office:value-type="float" office:value="2788000000" calcext:value-type="float">
            <text:p>2788000000</text:p>
          </table:table-cell>
          <table:table-cell office:value-type="float" office:value="2852000000" calcext:value-type="float">
            <text:p>2852000000</text:p>
          </table:table-cell>
          <table:table-cell office:value-type="float" office:value="3556000000" calcext:value-type="float">
            <text:p>3556000000</text:p>
          </table:table-cell>
          <table:table-cell office:value-type="float" office:value="4459000000" calcext:value-type="float">
            <text:p>4459000000</text:p>
          </table:table-cell>
          <table:table-cell office:value-type="float" office:value="4507000000" calcext:value-type="float">
            <text:p>4507000000</text:p>
          </table:table-cell>
          <table:table-cell table:number-columns-repeated="6" office:value-type="float" office:value="4561500000" calcext:value-type="float">
            <text:p>4561500000</text:p>
          </table:table-cell>
          <table:table-cell office:value-type="float" office:value="4854280000" calcext:value-type="float">
            <text:p>4854280000</text:p>
          </table:table-cell>
          <table:table-cell table:number-columns-repeated="2" office:value-type="float" office:value="4907840100" calcext:value-type="float">
            <text:p>4907840100</text:p>
          </table:table-cell>
          <table:table-cell office:value-type="float" office:value="66120960200" calcext:value-type="float">
            <text:p>66120960200</text:p>
          </table:table-cell>
        </table:table-row>
        <table:table-row table:style-name="ro1">
          <table:table-cell table:number-columns-repeated="4"/>
          <table:table-cell office:value-type="float" office:value="67" calcext:value-type="float">
            <text:p>67</text:p>
          </table:table-cell>
          <table:table-cell office:value-type="float" office:value="519000000" calcext:value-type="float">
            <text:p>519000000</text:p>
          </table:table-cell>
          <table:table-cell office:value-type="float" office:value="819000000" calcext:value-type="float">
            <text:p>819000000</text:p>
          </table:table-cell>
          <table:table-cell office:value-type="float" office:value="1851000000" calcext:value-type="float">
            <text:p>1851000000</text:p>
          </table:table-cell>
          <table:table-cell office:value-type="float" office:value="2715000000" calcext:value-type="float">
            <text:p>2715000000</text:p>
          </table:table-cell>
          <table:table-cell office:value-type="float" office:value="2794000000" calcext:value-type="float">
            <text:p>2794000000</text:p>
          </table:table-cell>
          <table:table-cell office:value-type="float" office:value="2858000000" calcext:value-type="float">
            <text:p>2858000000</text:p>
          </table:table-cell>
          <table:table-cell office:value-type="float" office:value="3498000000" calcext:value-type="float">
            <text:p>3498000000</text:p>
          </table:table-cell>
          <table:table-cell office:value-type="float" office:value="4126600000" calcext:value-type="float">
            <text:p>4126600000</text:p>
          </table:table-cell>
          <table:table-cell office:value-type="float" office:value="4177800000" calcext:value-type="float">
            <text:p>4177800000</text:p>
          </table:table-cell>
          <table:table-cell office:value-type="float" office:value="4248200000" calcext:value-type="float">
            <text:p>4248200000</text:p>
          </table:table-cell>
          <table:table-cell office:value-type="float" office:value="4277000000" calcext:value-type="float">
            <text:p>4277000000</text:p>
          </table:table-cell>
          <table:table-cell table:number-columns-repeated="4" office:value-type="float" office:value="4280200000" calcext:value-type="float">
            <text:p>4280200000</text:p>
          </table:table-cell>
          <table:table-cell office:value-type="float" office:value="4621480000" calcext:value-type="float">
            <text:p>4621480000</text:p>
          </table:table-cell>
          <table:table-cell table:number-columns-repeated="2" office:value-type="float" office:value="4664080140" calcext:value-type="float">
            <text:p>4664080140</text:p>
          </table:table-cell>
          <table:table-cell office:value-type="float" office:value="62954040280" calcext:value-type="float">
            <text:p>62954040280</text:p>
          </table:table-cell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  <table:table-cell office:value-type="float" office:value="518000000" calcext:value-type="float">
            <text:p>518000000</text:p>
          </table:table-cell>
          <table:table-cell office:value-type="float" office:value="1028000000" calcext:value-type="float">
            <text:p>1028000000</text:p>
          </table:table-cell>
          <table:table-cell office:value-type="float" office:value="1943000000" calcext:value-type="float">
            <text:p>1943000000</text:p>
          </table:table-cell>
          <table:table-cell office:value-type="float" office:value="3092000000" calcext:value-type="float">
            <text:p>3092000000</text:p>
          </table:table-cell>
          <table:table-cell office:value-type="float" office:value="3176000000" calcext:value-type="float">
            <text:p>3176000000</text:p>
          </table:table-cell>
          <table:table-cell office:value-type="float" office:value="3240000000" calcext:value-type="float">
            <text:p>3240000000</text:p>
          </table:table-cell>
          <table:table-cell office:value-type="float" office:value="3880000000" calcext:value-type="float">
            <text:p>3880000000</text:p>
          </table:table-cell>
          <table:table-cell office:value-type="float" office:value="4549800000" calcext:value-type="float">
            <text:p>4549800000</text:p>
          </table:table-cell>
          <table:table-cell office:value-type="float" office:value="4626600000" calcext:value-type="float">
            <text:p>4626600000</text:p>
          </table:table-cell>
          <table:table-cell office:value-type="float" office:value="4677800000" calcext:value-type="float">
            <text:p>4677800000</text:p>
          </table:table-cell>
          <table:table-cell table:number-columns-repeated="2" office:value-type="float" office:value="4681000000" calcext:value-type="float">
            <text:p>4681000000</text:p>
          </table:table-cell>
          <table:table-cell office:value-type="float" office:value="4751400000" calcext:value-type="float">
            <text:p>4751400000</text:p>
          </table:table-cell>
          <table:table-cell table:number-columns-repeated="2" office:value-type="float" office:value="4757800000" calcext:value-type="float">
            <text:p>4757800000</text:p>
          </table:table-cell>
          <table:table-cell office:value-type="float" office:value="4983000000" calcext:value-type="float">
            <text:p>4983000000</text:p>
          </table:table-cell>
          <table:table-cell table:number-columns-repeated="2" office:value-type="float" office:value="5027080040" calcext:value-type="float">
            <text:p>5027080040</text:p>
          </table:table-cell>
          <table:table-cell office:value-type="float" office:value="69397360080" calcext:value-type="float">
            <text:p>69397360080</text:p>
          </table:table-cell>
        </table:table-row>
        <table:table-row table:style-name="ro1">
          <table:table-cell table:number-columns-repeated="4"/>
          <table:table-cell office:value-type="float" office:value="69" calcext:value-type="float">
            <text:p>69</text:p>
          </table:table-cell>
          <table:table-cell office:value-type="float" office:value="520000000" calcext:value-type="float">
            <text:p>520000000</text:p>
          </table:table-cell>
          <table:table-cell office:value-type="float" office:value="898000000" calcext:value-type="float">
            <text:p>898000000</text:p>
          </table:table-cell>
          <table:table-cell office:value-type="float" office:value="1858000000" calcext:value-type="float">
            <text:p>1858000000</text:p>
          </table:table-cell>
          <table:table-cell office:value-type="float" office:value="2914000000" calcext:value-type="float">
            <text:p>2914000000</text:p>
          </table:table-cell>
          <table:table-cell office:value-type="float" office:value="3004000000" calcext:value-type="float">
            <text:p>3004000000</text:p>
          </table:table-cell>
          <table:table-cell office:value-type="float" office:value="3068000000" calcext:value-type="float">
            <text:p>3068000000</text:p>
          </table:table-cell>
          <table:table-cell office:value-type="float" office:value="3324000000" calcext:value-type="float">
            <text:p>3324000000</text:p>
          </table:table-cell>
          <table:table-cell office:value-type="float" office:value="3978600000" calcext:value-type="float">
            <text:p>3978600000</text:p>
          </table:table-cell>
          <table:table-cell office:value-type="float" office:value="4090600000" calcext:value-type="float">
            <text:p>4090600000</text:p>
          </table:table-cell>
          <table:table-cell table:number-columns-repeated="3" office:value-type="float" office:value="4189800000" calcext:value-type="float">
            <text:p>4189800000</text:p>
          </table:table-cell>
          <table:table-cell table:number-columns-repeated="3" office:value-type="float" office:value="4202600000" calcext:value-type="float">
            <text:p>4202600000</text:p>
          </table:table-cell>
          <table:table-cell office:value-type="float" office:value="4348520000" calcext:value-type="float">
            <text:p>4348520000</text:p>
          </table:table-cell>
          <table:table-cell table:number-columns-repeated="2" office:value-type="float" office:value="4415240240" calcext:value-type="float">
            <text:p>4415240240</text:p>
          </table:table-cell>
          <table:table-cell office:value-type="float" office:value="62011400480" calcext:value-type="float">
            <text:p>62011400480</text:p>
          </table:table-cell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520000000" calcext:value-type="float">
            <text:p>520000000</text:p>
          </table:table-cell>
          <table:table-cell office:value-type="float" office:value="844000000" calcext:value-type="float">
            <text:p>844000000</text:p>
          </table:table-cell>
          <table:table-cell office:value-type="float" office:value="1858000000" calcext:value-type="float">
            <text:p>1858000000</text:p>
          </table:table-cell>
          <table:table-cell office:value-type="float" office:value="3106000000" calcext:value-type="float">
            <text:p>3106000000</text:p>
          </table:table-cell>
          <table:table-cell office:value-type="float" office:value="3197000000" calcext:value-type="float">
            <text:p>3197000000</text:p>
          </table:table-cell>
          <table:table-cell office:value-type="float" office:value="3325000000" calcext:value-type="float">
            <text:p>3325000000</text:p>
          </table:table-cell>
          <table:table-cell office:value-type="float" office:value="3837000000" calcext:value-type="float">
            <text:p>3837000000</text:p>
          </table:table-cell>
          <table:table-cell office:value-type="float" office:value="5009300000" calcext:value-type="float">
            <text:p>5009300000</text:p>
          </table:table-cell>
          <table:table-cell office:value-type="float" office:value="5057300000" calcext:value-type="float">
            <text:p>5057300000</text:p>
          </table:table-cell>
          <table:table-cell office:value-type="float" office:value="5095700000" calcext:value-type="float">
            <text:p>5095700000</text:p>
          </table:table-cell>
          <table:table-cell office:value-type="float" office:value="5118100000" calcext:value-type="float">
            <text:p>5118100000</text:p>
          </table:table-cell>
          <table:table-cell office:value-type="float" office:value="5166100000" calcext:value-type="float">
            <text:p>5166100000</text:p>
          </table:table-cell>
          <table:table-cell table:number-columns-repeated="3" office:value-type="float" office:value="5242900000" calcext:value-type="float">
            <text:p>5242900000</text:p>
          </table:table-cell>
          <table:table-cell office:value-type="float" office:value="5496500000" calcext:value-type="float">
            <text:p>5496500000</text:p>
          </table:table-cell>
          <table:table-cell table:number-columns-repeated="2" office:value-type="float" office:value="5530980040" calcext:value-type="float">
            <text:p>5530980040</text:p>
          </table:table-cell>
          <table:table-cell office:value-type="float" office:value="74420660080" calcext:value-type="float">
            <text:p>74420660080</text:p>
          </table:table-cell>
        </table:table-row>
        <table:table-row table:style-name="ro1">
          <table:table-cell table:number-columns-repeated="4"/>
          <table:table-cell office:value-type="float" office:value="71" calcext:value-type="float">
            <text:p>71</text:p>
          </table:table-cell>
          <table:table-cell office:value-type="float" office:value="492000000" calcext:value-type="float">
            <text:p>492000000</text:p>
          </table:table-cell>
          <table:table-cell office:value-type="float" office:value="936000000" calcext:value-type="float">
            <text:p>936000000</text:p>
          </table:table-cell>
          <table:table-cell office:value-type="float" office:value="1734000000" calcext:value-type="float">
            <text:p>1734000000</text:p>
          </table:table-cell>
          <table:table-cell office:value-type="float" office:value="2694000000" calcext:value-type="float">
            <text:p>2694000000</text:p>
          </table:table-cell>
          <table:table-cell office:value-type="float" office:value="2859000000" calcext:value-type="float">
            <text:p>2859000000</text:p>
          </table:table-cell>
          <table:table-cell office:value-type="float" office:value="2987000000" calcext:value-type="float">
            <text:p>2987000000</text:p>
          </table:table-cell>
          <table:table-cell office:value-type="float" office:value="3499000000" calcext:value-type="float">
            <text:p>3499000000</text:p>
          </table:table-cell>
          <table:table-cell office:value-type="float" office:value="3967300000" calcext:value-type="float">
            <text:p>3967300000</text:p>
          </table:table-cell>
          <table:table-cell office:value-type="float" office:value="4002500000" calcext:value-type="float">
            <text:p>4002500000</text:p>
          </table:table-cell>
          <table:table-cell office:value-type="float" office:value="4111300000" calcext:value-type="float">
            <text:p>4111300000</text:p>
          </table:table-cell>
          <table:table-cell table:number-columns-repeated="5" office:value-type="float" office:value="4117700000" calcext:value-type="float">
            <text:p>4117700000</text:p>
          </table:table-cell>
          <table:table-cell office:value-type="float" office:value="4387780000" calcext:value-type="float">
            <text:p>4387780000</text:p>
          </table:table-cell>
          <table:table-cell table:number-columns-repeated="2" office:value-type="float" office:value="4443960070" calcext:value-type="float">
            <text:p>4443960070</text:p>
          </table:table-cell>
          <table:table-cell office:value-type="float" office:value="61146300140" calcext:value-type="float">
            <text:p>61146300140</text:p>
          </table:table-cell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722000000" calcext:value-type="float">
            <text:p>722000000</text:p>
          </table:table-cell>
          <table:table-cell office:value-type="float" office:value="1940000000" calcext:value-type="float">
            <text:p>1940000000</text:p>
          </table:table-cell>
          <table:table-cell office:value-type="float" office:value="2999000000" calcext:value-type="float">
            <text:p>2999000000</text:p>
          </table:table-cell>
          <table:table-cell office:value-type="float" office:value="3079000000" calcext:value-type="float">
            <text:p>3079000000</text:p>
          </table:table-cell>
          <table:table-cell office:value-type="float" office:value="3143000000" calcext:value-type="float">
            <text:p>3143000000</text:p>
          </table:table-cell>
          <table:table-cell office:value-type="float" office:value="3655000000" calcext:value-type="float">
            <text:p>3655000000</text:p>
          </table:table-cell>
          <table:table-cell office:value-type="float" office:value="4008600000" calcext:value-type="float">
            <text:p>4008600000</text:p>
          </table:table-cell>
          <table:table-cell office:value-type="float" office:value="4037400000" calcext:value-type="float">
            <text:p>4037400000</text:p>
          </table:table-cell>
          <table:table-cell office:value-type="float" office:value="4127000000" calcext:value-type="float">
            <text:p>4127000000</text:p>
          </table:table-cell>
          <table:table-cell table:number-columns-repeated="2" office:value-type="float" office:value="4155800000" calcext:value-type="float">
            <text:p>4155800000</text:p>
          </table:table-cell>
          <table:table-cell office:value-type="float" office:value="4194200000" calcext:value-type="float">
            <text:p>4194200000</text:p>
          </table:table-cell>
          <table:table-cell table:number-columns-repeated="2" office:value-type="float" office:value="4219800000" calcext:value-type="float">
            <text:p>4219800000</text:p>
          </table:table-cell>
          <table:table-cell office:value-type="float" office:value="4336440000" calcext:value-type="float">
            <text:p>4336440000</text:p>
          </table:table-cell>
          <table:table-cell table:number-columns-repeated="2" office:value-type="float" office:value="4384620230" calcext:value-type="float">
            <text:p>4384620230</text:p>
          </table:table-cell>
          <table:table-cell office:value-type="float" office:value="62268080460" calcext:value-type="float">
            <text:p>62268080460</text:p>
          </table:table-cell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float" office:value="553000000" calcext:value-type="float">
            <text:p>553000000</text:p>
          </table:table-cell>
          <table:table-cell office:value-type="float" office:value="802000000" calcext:value-type="float">
            <text:p>802000000</text:p>
          </table:table-cell>
          <table:table-cell office:value-type="float" office:value="1750000000" calcext:value-type="float">
            <text:p>1750000000</text:p>
          </table:table-cell>
          <table:table-cell office:value-type="float" office:value="2671000000" calcext:value-type="float">
            <text:p>2671000000</text:p>
          </table:table-cell>
          <table:table-cell office:value-type="float" office:value="2796000000" calcext:value-type="float">
            <text:p>2796000000</text:p>
          </table:table-cell>
          <table:table-cell office:value-type="float" office:value="2818000000" calcext:value-type="float">
            <text:p>2818000000</text:p>
          </table:table-cell>
          <table:table-cell office:value-type="float" office:value="3514000000" calcext:value-type="float">
            <text:p>3514000000</text:p>
          </table:table-cell>
          <table:table-cell office:value-type="float" office:value="4420800000" calcext:value-type="float">
            <text:p>4420800000</text:p>
          </table:table-cell>
          <table:table-cell office:value-type="float" office:value="4484800000" calcext:value-type="float">
            <text:p>4484800000</text:p>
          </table:table-cell>
          <table:table-cell table:number-columns-repeated="3" office:value-type="float" office:value="4521100000" calcext:value-type="float">
            <text:p>4521100000</text:p>
          </table:table-cell>
          <table:table-cell office:value-type="float" office:value="4577100000" calcext:value-type="float">
            <text:p>4577100000</text:p>
          </table:table-cell>
          <table:table-cell table:number-columns-repeated="2" office:value-type="float" office:value="4616000000" calcext:value-type="float">
            <text:p>4616000000</text:p>
          </table:table-cell>
          <table:table-cell office:value-type="float" office:value="4640160000" calcext:value-type="float">
            <text:p>4640160000</text:p>
          </table:table-cell>
          <table:table-cell table:number-columns-repeated="2" office:value-type="float" office:value="4715500090" calcext:value-type="float">
            <text:p>4715500090</text:p>
          </table:table-cell>
          <table:table-cell office:value-type="float" office:value="65253160180" calcext:value-type="float">
            <text:p>65253160180</text:p>
          </table:table-cell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 office:value-type="float" office:value="548000000" calcext:value-type="float">
            <text:p>548000000</text:p>
          </table:table-cell>
          <table:table-cell office:value-type="float" office:value="980000000" calcext:value-type="float">
            <text:p>980000000</text:p>
          </table:table-cell>
          <table:table-cell office:value-type="float" office:value="1886000000" calcext:value-type="float">
            <text:p>1886000000</text:p>
          </table:table-cell>
          <table:table-cell office:value-type="float" office:value="2942000000" calcext:value-type="float">
            <text:p>2942000000</text:p>
          </table:table-cell>
          <table:table-cell office:value-type="float" office:value="3027000000" calcext:value-type="float">
            <text:p>3027000000</text:p>
          </table:table-cell>
          <table:table-cell office:value-type="float" office:value="3091000000" calcext:value-type="float">
            <text:p>3091000000</text:p>
          </table:table-cell>
          <table:table-cell office:value-type="float" office:value="3603000000" calcext:value-type="float">
            <text:p>3603000000</text:p>
          </table:table-cell>
          <table:table-cell office:value-type="float" office:value="4259500000" calcext:value-type="float">
            <text:p>4259500000</text:p>
          </table:table-cell>
          <table:table-cell office:value-type="float" office:value="4320300000" calcext:value-type="float">
            <text:p>4320300000</text:p>
          </table:table-cell>
          <table:table-cell table:number-columns-repeated="3" office:value-type="float" office:value="4352300000" calcext:value-type="float">
            <text:p>4352300000</text:p>
          </table:table-cell>
          <table:table-cell office:value-type="float" office:value="4419500000" calcext:value-type="float">
            <text:p>4419500000</text:p>
          </table:table-cell>
          <table:table-cell table:number-columns-repeated="2" office:value-type="float" office:value="4441900000" calcext:value-type="float">
            <text:p>4441900000</text:p>
          </table:table-cell>
          <table:table-cell office:value-type="float" office:value="4511340000" calcext:value-type="float">
            <text:p>4511340000</text:p>
          </table:table-cell>
          <table:table-cell table:number-columns-repeated="2" office:value-type="float" office:value="4579940260" calcext:value-type="float">
            <text:p>4579940260</text:p>
          </table:table-cell>
          <table:table-cell office:value-type="float" office:value="64688220520" calcext:value-type="float">
            <text:p>64688220520</text:p>
          </table:table-cell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539000000" calcext:value-type="float">
            <text:p>539000000</text:p>
          </table:table-cell>
          <table:table-cell office:value-type="float" office:value="869000000" calcext:value-type="float">
            <text:p>869000000</text:p>
          </table:table-cell>
          <table:table-cell office:value-type="float" office:value="1787000000" calcext:value-type="float">
            <text:p>1787000000</text:p>
          </table:table-cell>
          <table:table-cell office:value-type="float" office:value="2729000000" calcext:value-type="float">
            <text:p>2729000000</text:p>
          </table:table-cell>
          <table:table-cell office:value-type="float" office:value="2807000000" calcext:value-type="float">
            <text:p>2807000000</text:p>
          </table:table-cell>
          <table:table-cell office:value-type="float" office:value="2871000000" calcext:value-type="float">
            <text:p>2871000000</text:p>
          </table:table-cell>
          <table:table-cell office:value-type="float" office:value="3255000000" calcext:value-type="float">
            <text:p>3255000000</text:p>
          </table:table-cell>
          <table:table-cell office:value-type="float" office:value="3913400000" calcext:value-type="float">
            <text:p>3913400000</text:p>
          </table:table-cell>
          <table:table-cell office:value-type="float" office:value="3977400000" calcext:value-type="float">
            <text:p>3977400000</text:p>
          </table:table-cell>
          <table:table-cell table:number-columns-repeated="3" office:value-type="float" office:value="4019000000" calcext:value-type="float">
            <text:p>4019000000</text:p>
          </table:table-cell>
          <table:table-cell office:value-type="float" office:value="4108600000" calcext:value-type="float">
            <text:p>4108600000</text:p>
          </table:table-cell>
          <table:table-cell table:number-columns-repeated="2" office:value-type="float" office:value="4115000000" calcext:value-type="float">
            <text:p>4115000000</text:p>
          </table:table-cell>
          <table:table-cell office:value-type="float" office:value="4247080000" calcext:value-type="float">
            <text:p>4247080000</text:p>
          </table:table-cell>
          <table:table-cell table:number-columns-repeated="2" office:value-type="float" office:value="4307040100" calcext:value-type="float">
            <text:p>4307040100</text:p>
          </table:table-cell>
          <table:table-cell office:value-type="float" office:value="60004560200" calcext:value-type="float">
            <text:p>60004560200</text:p>
          </table:table-cell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  <table:table-cell office:value-type="float" office:value="519000000" calcext:value-type="float">
            <text:p>519000000</text:p>
          </table:table-cell>
          <table:table-cell office:value-type="float" office:value="807000000" calcext:value-type="float">
            <text:p>807000000</text:p>
          </table:table-cell>
          <table:table-cell office:value-type="float" office:value="1791000000" calcext:value-type="float">
            <text:p>1791000000</text:p>
          </table:table-cell>
          <table:table-cell office:value-type="float" office:value="2619000000" calcext:value-type="float">
            <text:p>2619000000</text:p>
          </table:table-cell>
          <table:table-cell office:value-type="float" office:value="2783000000" calcext:value-type="float">
            <text:p>2783000000</text:p>
          </table:table-cell>
          <table:table-cell office:value-type="float" office:value="2847000000" calcext:value-type="float">
            <text:p>2847000000</text:p>
          </table:table-cell>
          <table:table-cell office:value-type="float" office:value="3423000000" calcext:value-type="float">
            <text:p>3423000000</text:p>
          </table:table-cell>
          <table:table-cell office:value-type="float" office:value="4224600000" calcext:value-type="float">
            <text:p>4224600000</text:p>
          </table:table-cell>
          <table:table-cell office:value-type="float" office:value="4285400000" calcext:value-type="float">
            <text:p>4285400000</text:p>
          </table:table-cell>
          <table:table-cell table:number-columns-repeated="3" office:value-type="float" office:value="4317400000" calcext:value-type="float">
            <text:p>4317400000</text:p>
          </table:table-cell>
          <table:table-cell office:value-type="float" office:value="4346200000" calcext:value-type="float">
            <text:p>4346200000</text:p>
          </table:table-cell>
          <table:table-cell table:number-columns-repeated="2" office:value-type="float" office:value="4375000000" calcext:value-type="float">
            <text:p>4375000000</text:p>
          </table:table-cell>
          <table:table-cell office:value-type="float" office:value="4417560000" calcext:value-type="float">
            <text:p>4417560000</text:p>
          </table:table-cell>
          <table:table-cell table:number-columns-repeated="2" office:value-type="float" office:value="4470980170" calcext:value-type="float">
            <text:p>4470980170</text:p>
          </table:table-cell>
          <table:table-cell office:value-type="float" office:value="62706920340" calcext:value-type="float">
            <text:p>62706920340</text:p>
          </table:table-cell>
        </table:table-row>
        <table:table-row table:style-name="ro1">
          <table:table-cell table:number-columns-repeated="4"/>
          <table:table-cell office:value-type="float" office:value="77" calcext:value-type="float">
            <text:p>77</text:p>
          </table:table-cell>
          <table:table-cell office:value-type="float" office:value="581000000" calcext:value-type="float">
            <text:p>581000000</text:p>
          </table:table-cell>
          <table:table-cell office:value-type="float" office:value="980000000" calcext:value-type="float">
            <text:p>980000000</text:p>
          </table:table-cell>
          <table:table-cell office:value-type="float" office:value="1907000000" calcext:value-type="float">
            <text:p>1907000000</text:p>
          </table:table-cell>
          <table:table-cell office:value-type="float" office:value="2963000000" calcext:value-type="float">
            <text:p>2963000000</text:p>
          </table:table-cell>
          <table:table-cell office:value-type="float" office:value="3127000000" calcext:value-type="float">
            <text:p>3127000000</text:p>
          </table:table-cell>
          <table:table-cell office:value-type="float" office:value="3191000000" calcext:value-type="float">
            <text:p>3191000000</text:p>
          </table:table-cell>
          <table:table-cell office:value-type="float" office:value="3511000000" calcext:value-type="float">
            <text:p>3511000000</text:p>
          </table:table-cell>
          <table:table-cell office:value-type="float" office:value="4339200000" calcext:value-type="float">
            <text:p>4339200000</text:p>
          </table:table-cell>
          <table:table-cell office:value-type="float" office:value="4400000000" calcext:value-type="float">
            <text:p>4400000000</text:p>
          </table:table-cell>
          <table:table-cell office:value-type="float" office:value="4428800000" calcext:value-type="float">
            <text:p>4428800000</text:p>
          </table:table-cell>
          <table:table-cell table:number-columns-repeated="2" office:value-type="float" office:value="4435200000" calcext:value-type="float">
            <text:p>4435200000</text:p>
          </table:table-cell>
          <table:table-cell table:number-columns-repeated="3" office:value-type="float" office:value="4470400000" calcext:value-type="float">
            <text:p>4470400000</text:p>
          </table:table-cell>
          <table:table-cell office:value-type="float" office:value="4923600000" calcext:value-type="float">
            <text:p>4923600000</text:p>
          </table:table-cell>
          <table:table-cell table:number-columns-repeated="2" office:value-type="float" office:value="4951200280" calcext:value-type="float">
            <text:p>4951200280</text:p>
          </table:table-cell>
          <table:table-cell office:value-type="float" office:value="66535600560" calcext:value-type="float">
            <text:p>66535600560</text:p>
          </table:table-cell>
        </table:table-row>
        <table:table-row table:style-name="ro1">
          <table:table-cell table:number-columns-repeated="4"/>
          <table:table-cell office:value-type="float" office:value="78" calcext:value-type="float">
            <text:p>78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1028000000" calcext:value-type="float">
            <text:p>1028000000</text:p>
          </table:table-cell>
          <table:table-cell office:value-type="float" office:value="1844000000" calcext:value-type="float">
            <text:p>1844000000</text:p>
          </table:table-cell>
          <table:table-cell office:value-type="float" office:value="2804000000" calcext:value-type="float">
            <text:p>2804000000</text:p>
          </table:table-cell>
          <table:table-cell office:value-type="float" office:value="2892000000" calcext:value-type="float">
            <text:p>2892000000</text:p>
          </table:table-cell>
          <table:table-cell office:value-type="float" office:value="2956000000" calcext:value-type="float">
            <text:p>2956000000</text:p>
          </table:table-cell>
          <table:table-cell office:value-type="float" office:value="3276000000" calcext:value-type="float">
            <text:p>3276000000</text:p>
          </table:table-cell>
          <table:table-cell office:value-type="float" office:value="4056700000" calcext:value-type="float">
            <text:p>4056700000</text:p>
          </table:table-cell>
          <table:table-cell office:value-type="float" office:value="4088700000" calcext:value-type="float">
            <text:p>4088700000</text:p>
          </table:table-cell>
          <table:table-cell table:number-columns-repeated="3" office:value-type="float" office:value="4143100000" calcext:value-type="float">
            <text:p>4143100000</text:p>
          </table:table-cell>
          <table:table-cell office:value-type="float" office:value="4168700000" calcext:value-type="float">
            <text:p>4168700000</text:p>
          </table:table-cell>
          <table:table-cell table:number-columns-repeated="2" office:value-type="float" office:value="4213500000" calcext:value-type="float">
            <text:p>4213500000</text:p>
          </table:table-cell>
          <table:table-cell office:value-type="float" office:value="4384460000" calcext:value-type="float">
            <text:p>4384460000</text:p>
          </table:table-cell>
          <table:table-cell table:number-columns-repeated="2" office:value-type="float" office:value="4436120090" calcext:value-type="float">
            <text:p>4436120090</text:p>
          </table:table-cell>
          <table:table-cell office:value-type="float" office:value="61739100180" calcext:value-type="float">
            <text:p>61739100180</text:p>
          </table:table-cell>
        </table:table-row>
        <table:table-row table:style-name="ro1">
          <table:table-cell table:number-columns-repeated="4"/>
          <table:table-cell office:value-type="float" office:value="79" calcext:value-type="float">
            <text:p>79</text:p>
          </table:table-cell>
          <table:table-cell office:value-type="float" office:value="519000000" calcext:value-type="float">
            <text:p>519000000</text:p>
          </table:table-cell>
          <table:table-cell office:value-type="float" office:value="957000000" calcext:value-type="float">
            <text:p>957000000</text:p>
          </table:table-cell>
          <table:table-cell office:value-type="float" office:value="1755000000" calcext:value-type="float">
            <text:p>1755000000</text:p>
          </table:table-cell>
          <table:table-cell office:value-type="float" office:value="2853000000" calcext:value-type="float">
            <text:p>2853000000</text:p>
          </table:table-cell>
          <table:table-cell table:number-columns-repeated="2" office:value-type="float" office:value="3071000000" calcext:value-type="float">
            <text:p>3071000000</text:p>
          </table:table-cell>
          <table:table-cell office:value-type="float" office:value="3511000000" calcext:value-type="float">
            <text:p>3511000000</text:p>
          </table:table-cell>
          <table:table-cell office:value-type="float" office:value="4308800000" calcext:value-type="float">
            <text:p>4308800000</text:p>
          </table:table-cell>
          <table:table-cell office:value-type="float" office:value="4366400000" calcext:value-type="float">
            <text:p>4366400000</text:p>
          </table:table-cell>
          <table:table-cell office:value-type="float" office:value="4414400000" calcext:value-type="float">
            <text:p>4414400000</text:p>
          </table:table-cell>
          <table:table-cell table:number-columns-repeated="5" office:value-type="float" office:value="4433600000" calcext:value-type="float">
            <text:p>4433600000</text:p>
          </table:table-cell>
          <table:table-cell office:value-type="float" office:value="5115920000" calcext:value-type="float">
            <text:p>5115920000</text:p>
          </table:table-cell>
          <table:table-cell table:number-columns-repeated="2" office:value-type="float" office:value="5149280280" calcext:value-type="float">
            <text:p>5149280280</text:p>
          </table:table-cell>
          <table:table-cell office:value-type="float" office:value="66409080560" calcext:value-type="float">
            <text:p>66409080560</text:p>
          </table:table-cell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552000000" calcext:value-type="float">
            <text:p>552000000</text:p>
          </table:table-cell>
          <table:table-cell office:value-type="float" office:value="654000000" calcext:value-type="float">
            <text:p>654000000</text:p>
          </table:table-cell>
          <table:table-cell office:value-type="float" office:value="1872000000" calcext:value-type="float">
            <text:p>1872000000</text:p>
          </table:table-cell>
          <table:table-cell office:value-type="float" office:value="3120000000" calcext:value-type="float">
            <text:p>3120000000</text:p>
          </table:table-cell>
          <table:table-cell office:value-type="float" office:value="3216000000" calcext:value-type="float">
            <text:p>3216000000</text:p>
          </table:table-cell>
          <table:table-cell office:value-type="float" office:value="3344000000" calcext:value-type="float">
            <text:p>3344000000</text:p>
          </table:table-cell>
          <table:table-cell office:value-type="float" office:value="3664000000" calcext:value-type="float">
            <text:p>3664000000</text:p>
          </table:table-cell>
          <table:table-cell office:value-type="float" office:value="4023300000" calcext:value-type="float">
            <text:p>4023300000</text:p>
          </table:table-cell>
          <table:table-cell office:value-type="float" office:value="4100100000" calcext:value-type="float">
            <text:p>4100100000</text:p>
          </table:table-cell>
          <table:table-cell office:value-type="float" office:value="4183300000" calcext:value-type="float">
            <text:p>4183300000</text:p>
          </table:table-cell>
          <table:table-cell table:number-columns-repeated="2" office:value-type="float" office:value="4196100000" calcext:value-type="float">
            <text:p>4196100000</text:p>
          </table:table-cell>
          <table:table-cell table:number-columns-repeated="3" office:value-type="float" office:value="4237700000" calcext:value-type="float">
            <text:p>4237700000</text:p>
          </table:table-cell>
          <table:table-cell office:value-type="float" office:value="4526740000" calcext:value-type="float">
            <text:p>4526740000</text:p>
          </table:table-cell>
          <table:table-cell table:number-columns-repeated="2" office:value-type="float" office:value="4563180020" calcext:value-type="float">
            <text:p>4563180020</text:p>
          </table:table-cell>
          <table:table-cell office:value-type="float" office:value="63487100040" calcext:value-type="float">
            <text:p>63487100040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float" office:value="560000000" calcext:value-type="float">
            <text:p>560000000</text:p>
          </table:table-cell>
          <table:table-cell office:value-type="float" office:value="1013000000" calcext:value-type="float">
            <text:p>1013000000</text:p>
          </table:table-cell>
          <table:table-cell office:value-type="float" office:value="1793000000" calcext:value-type="float">
            <text:p>1793000000</text:p>
          </table:table-cell>
          <table:table-cell office:value-type="float" office:value="2462000000" calcext:value-type="float">
            <text:p>2462000000</text:p>
          </table:table-cell>
          <table:table-cell office:value-type="float" office:value="2546000000" calcext:value-type="float">
            <text:p>2546000000</text:p>
          </table:table-cell>
          <table:table-cell office:value-type="float" office:value="2610000000" calcext:value-type="float">
            <text:p>2610000000</text:p>
          </table:table-cell>
          <table:table-cell office:value-type="float" office:value="3058000000" calcext:value-type="float">
            <text:p>3058000000</text:p>
          </table:table-cell>
          <table:table-cell office:value-type="float" office:value="3349500000" calcext:value-type="float">
            <text:p>3349500000</text:p>
          </table:table-cell>
          <table:table-cell office:value-type="float" office:value="3413500000" calcext:value-type="float">
            <text:p>3413500000</text:p>
          </table:table-cell>
          <table:table-cell office:value-type="float" office:value="3461500000" calcext:value-type="float">
            <text:p>3461500000</text:p>
          </table:table-cell>
          <table:table-cell office:value-type="float" office:value="3477500000" calcext:value-type="float">
            <text:p>3477500000</text:p>
          </table:table-cell>
          <table:table-cell table:number-columns-repeated="4" office:value-type="float" office:value="3557500000" calcext:value-type="float">
            <text:p>3557500000</text:p>
          </table:table-cell>
          <table:table-cell office:value-type="float" office:value="3761980000" calcext:value-type="float">
            <text:p>3761980000</text:p>
          </table:table-cell>
          <table:table-cell table:number-columns-repeated="2" office:value-type="float" office:value="3829300260" calcext:value-type="float">
            <text:p>3829300260</text:p>
          </table:table-cell>
          <table:table-cell office:value-type="float" office:value="53394580520" calcext:value-type="float">
            <text:p>53394580520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980000000" calcext:value-type="float">
            <text:p>980000000</text:p>
          </table:table-cell>
          <table:table-cell office:value-type="float" office:value="1844000000" calcext:value-type="float">
            <text:p>1844000000</text:p>
          </table:table-cell>
          <table:table-cell office:value-type="float" office:value="2708000000" calcext:value-type="float">
            <text:p>2708000000</text:p>
          </table:table-cell>
          <table:table-cell office:value-type="float" office:value="2792000000" calcext:value-type="float">
            <text:p>2792000000</text:p>
          </table:table-cell>
          <table:table-cell office:value-type="float" office:value="2856000000" calcext:value-type="float">
            <text:p>2856000000</text:p>
          </table:table-cell>
          <table:table-cell office:value-type="float" office:value="3368000000" calcext:value-type="float">
            <text:p>3368000000</text:p>
          </table:table-cell>
          <table:table-cell office:value-type="float" office:value="3772300000" calcext:value-type="float">
            <text:p>3772300000</text:p>
          </table:table-cell>
          <table:table-cell office:value-type="float" office:value="3849100000" calcext:value-type="float">
            <text:p>3849100000</text:p>
          </table:table-cell>
          <table:table-cell office:value-type="float" office:value="3893900000" calcext:value-type="float">
            <text:p>3893900000</text:p>
          </table:table-cell>
          <table:table-cell office:value-type="float" office:value="3916300000" calcext:value-type="float">
            <text:p>3916300000</text:p>
          </table:table-cell>
          <table:table-cell office:value-type="float" office:value="3925900000" calcext:value-type="float">
            <text:p>3925900000</text:p>
          </table:table-cell>
          <table:table-cell office:value-type="float" office:value="3986700000" calcext:value-type="float">
            <text:p>3986700000</text:p>
          </table:table-cell>
          <table:table-cell table:number-columns-repeated="2" office:value-type="float" office:value="4015500000" calcext:value-type="float">
            <text:p>4015500000</text:p>
          </table:table-cell>
          <table:table-cell office:value-type="float" office:value="4200780000" calcext:value-type="float">
            <text:p>4200780000</text:p>
          </table:table-cell>
          <table:table-cell table:number-columns-repeated="2" office:value-type="float" office:value="4251020160" calcext:value-type="float">
            <text:p>4251020160</text:p>
          </table:table-cell>
          <table:table-cell office:value-type="float" office:value="59138020320" calcext:value-type="float">
            <text:p>59138020320</text:p>
          </table:table-cell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float" office:value="426000000" calcext:value-type="float">
            <text:p>426000000</text:p>
          </table:table-cell>
          <table:table-cell office:value-type="float" office:value="1008000000" calcext:value-type="float">
            <text:p>1008000000</text:p>
          </table:table-cell>
          <table:table-cell office:value-type="float" office:value="1830000000" calcext:value-type="float">
            <text:p>1830000000</text:p>
          </table:table-cell>
          <table:table-cell office:value-type="float" office:value="3366000000" calcext:value-type="float">
            <text:p>3366000000</text:p>
          </table:table-cell>
          <table:table-cell office:value-type="float" office:value="3445000000" calcext:value-type="float">
            <text:p>3445000000</text:p>
          </table:table-cell>
          <table:table-cell office:value-type="float" office:value="3509000000" calcext:value-type="float">
            <text:p>3509000000</text:p>
          </table:table-cell>
          <table:table-cell office:value-type="float" office:value="4085000000" calcext:value-type="float">
            <text:p>4085000000</text:p>
          </table:table-cell>
          <table:table-cell office:value-type="float" office:value="5016500000" calcext:value-type="float">
            <text:p>5016500000</text:p>
          </table:table-cell>
          <table:table-cell office:value-type="float" office:value="5102900000" calcext:value-type="float">
            <text:p>5102900000</text:p>
          </table:table-cell>
          <table:table-cell table:number-columns-repeated="3" office:value-type="float" office:value="5115700000" calcext:value-type="float">
            <text:p>5115700000</text:p>
          </table:table-cell>
          <table:table-cell office:value-type="float" office:value="5150900000" calcext:value-type="float">
            <text:p>5150900000</text:p>
          </table:table-cell>
          <table:table-cell table:number-columns-repeated="2" office:value-type="float" office:value="5189300000" calcext:value-type="float">
            <text:p>5189300000</text:p>
          </table:table-cell>
          <table:table-cell office:value-type="float" office:value="5227300000" calcext:value-type="float">
            <text:p>5227300000</text:p>
          </table:table-cell>
          <table:table-cell table:number-columns-repeated="2" office:value-type="float" office:value="5309020100" calcext:value-type="float">
            <text:p>5309020100</text:p>
          </table:table-cell>
          <table:table-cell office:value-type="float" office:value="74510340200" calcext:value-type="float">
            <text:p>74510340200</text:p>
          </table:table-cell>
        </table:table-row>
        <table:table-row table:style-name="ro1">
          <table:table-cell table:number-columns-repeated="4"/>
          <table:table-cell office:value-type="float" office:value="84" calcext:value-type="float">
            <text:p>84</text:p>
          </table:table-cell>
          <table:table-cell office:value-type="float" office:value="440000000" calcext:value-type="float">
            <text:p>440000000</text:p>
          </table:table-cell>
          <table:table-cell office:value-type="float" office:value="779000000" calcext:value-type="float">
            <text:p>779000000</text:p>
          </table:table-cell>
          <table:table-cell office:value-type="float" office:value="1655000000" calcext:value-type="float">
            <text:p>1655000000</text:p>
          </table:table-cell>
          <table:table-cell office:value-type="float" office:value="2708000000" calcext:value-type="float">
            <text:p>2708000000</text:p>
          </table:table-cell>
          <table:table-cell office:value-type="float" office:value="2888000000" calcext:value-type="float">
            <text:p>2888000000</text:p>
          </table:table-cell>
          <table:table-cell office:value-type="float" office:value="2950000000" calcext:value-type="float">
            <text:p>2950000000</text:p>
          </table:table-cell>
          <table:table-cell office:value-type="float" office:value="3142000000" calcext:value-type="float">
            <text:p>3142000000</text:p>
          </table:table-cell>
          <table:table-cell office:value-type="float" office:value="3941800000" calcext:value-type="float">
            <text:p>3941800000</text:p>
          </table:table-cell>
          <table:table-cell office:value-type="float" office:value="4002500000" calcext:value-type="float">
            <text:p>4002500000</text:p>
          </table:table-cell>
          <table:table-cell table:number-columns-repeated="3" office:value-type="float" office:value="4037700000" calcext:value-type="float">
            <text:p>4037700000</text:p>
          </table:table-cell>
          <table:table-cell office:value-type="float" office:value="4092100000" calcext:value-type="float">
            <text:p>4092100000</text:p>
          </table:table-cell>
          <table:table-cell table:number-columns-repeated="2" office:value-type="float" office:value="4124100000" calcext:value-type="float">
            <text:p>4124100000</text:p>
          </table:table-cell>
          <table:table-cell office:value-type="float" office:value="4160660000" calcext:value-type="float">
            <text:p>4160660000</text:p>
          </table:table-cell>
          <table:table-cell table:number-columns-repeated="2" office:value-type="float" office:value="4228140180" calcext:value-type="float">
            <text:p>4228140180</text:p>
          </table:table-cell>
          <table:table-cell office:value-type="float" office:value="59576640360" calcext:value-type="float">
            <text:p>59576640360</text:p>
          </table:table-cell>
        </table:table-row>
        <table:table-row table:style-name="ro1">
          <table:table-cell table:number-columns-repeated="4"/>
          <table:table-cell office:value-type="float" office:value="85" calcext:value-type="float">
            <text:p>85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752000000" calcext:value-type="float">
            <text:p>752000000</text:p>
          </table:table-cell>
          <table:table-cell office:value-type="float" office:value="1940000000" calcext:value-type="float">
            <text:p>1940000000</text:p>
          </table:table-cell>
          <table:table-cell office:value-type="float" office:value="3380000000" calcext:value-type="float">
            <text:p>3380000000</text:p>
          </table:table-cell>
          <table:table-cell office:value-type="float" office:value="3457000000" calcext:value-type="float">
            <text:p>3457000000</text:p>
          </table:table-cell>
          <table:table-cell office:value-type="float" office:value="3523000000" calcext:value-type="float">
            <text:p>3523000000</text:p>
          </table:table-cell>
          <table:table-cell office:value-type="float" office:value="4545000000" calcext:value-type="float">
            <text:p>4545000000</text:p>
          </table:table-cell>
          <table:table-cell office:value-type="float" office:value="5119100000" calcext:value-type="float">
            <text:p>5119100000</text:p>
          </table:table-cell>
          <table:table-cell office:value-type="float" office:value="5183100000" calcext:value-type="float">
            <text:p>5183100000</text:p>
          </table:table-cell>
          <table:table-cell office:value-type="float" office:value="5208700000" calcext:value-type="float">
            <text:p>5208700000</text:p>
          </table:table-cell>
          <table:table-cell table:number-columns-repeated="2" office:value-type="float" office:value="5227900000" calcext:value-type="float">
            <text:p>5227900000</text:p>
          </table:table-cell>
          <table:table-cell table:number-columns-repeated="3" office:value-type="float" office:value="5288700000" calcext:value-type="float">
            <text:p>5288700000</text:p>
          </table:table-cell>
          <table:table-cell office:value-type="float" office:value="5412060000" calcext:value-type="float">
            <text:p>5412060000</text:p>
          </table:table-cell>
          <table:table-cell table:number-columns-repeated="2" office:value-type="float" office:value="5466980060" calcext:value-type="float">
            <text:p>5466980060</text:p>
          </table:table-cell>
          <table:table-cell office:value-type="float" office:value="76287820120" calcext:value-type="float">
            <text:p>76287820120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559000000" calcext:value-type="float">
            <text:p>559000000</text:p>
          </table:table-cell>
          <table:table-cell office:value-type="float" office:value="922000000" calcext:value-type="float">
            <text:p>922000000</text:p>
          </table:table-cell>
          <table:table-cell office:value-type="float" office:value="1786000000" calcext:value-type="float">
            <text:p>1786000000</text:p>
          </table:table-cell>
          <table:table-cell office:value-type="float" office:value="2839000000" calcext:value-type="float">
            <text:p>2839000000</text:p>
          </table:table-cell>
          <table:table-cell office:value-type="float" office:value="2923000000" calcext:value-type="float">
            <text:p>2923000000</text:p>
          </table:table-cell>
          <table:table-cell office:value-type="float" office:value="2987000000" calcext:value-type="float">
            <text:p>2987000000</text:p>
          </table:table-cell>
          <table:table-cell office:value-type="float" office:value="3371000000" calcext:value-type="float">
            <text:p>3371000000</text:p>
          </table:table-cell>
          <table:table-cell office:value-type="float" office:value="3954000000" calcext:value-type="float">
            <text:p>3954000000</text:p>
          </table:table-cell>
          <table:table-cell office:value-type="float" office:value="3998800000" calcext:value-type="float">
            <text:p>3998800000</text:p>
          </table:table-cell>
          <table:table-cell office:value-type="float" office:value="4008400000" calcext:value-type="float">
            <text:p>4008400000</text:p>
          </table:table-cell>
          <table:table-cell office:value-type="float" office:value="4040400000" calcext:value-type="float">
            <text:p>4040400000</text:p>
          </table:table-cell>
          <table:table-cell office:value-type="float" office:value="4059600000" calcext:value-type="float">
            <text:p>4059600000</text:p>
          </table:table-cell>
          <table:table-cell table:number-columns-repeated="3" office:value-type="float" office:value="4098000000" calcext:value-type="float">
            <text:p>4098000000</text:p>
          </table:table-cell>
          <table:table-cell office:value-type="float" office:value="4504160000" calcext:value-type="float">
            <text:p>4504160000</text:p>
          </table:table-cell>
          <table:table-cell table:number-columns-repeated="2" office:value-type="float" office:value="4535180170" calcext:value-type="float">
            <text:p>4535180170</text:p>
          </table:table-cell>
          <table:table-cell office:value-type="float" office:value="61316720340" calcext:value-type="float">
            <text:p>61316720340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float" office:value="439000000" calcext:value-type="float">
            <text:p>439000000</text:p>
          </table:table-cell>
          <table:table-cell office:value-type="float" office:value="856000000" calcext:value-type="float">
            <text:p>856000000</text:p>
          </table:table-cell>
          <table:table-cell office:value-type="float" office:value="1837000000" calcext:value-type="float">
            <text:p>1837000000</text:p>
          </table:table-cell>
          <table:table-cell office:value-type="float" office:value="2797000000" calcext:value-type="float">
            <text:p>2797000000</text:p>
          </table:table-cell>
          <table:table-cell office:value-type="float" office:value="2889000000" calcext:value-type="float">
            <text:p>2889000000</text:p>
          </table:table-cell>
          <table:table-cell office:value-type="float" office:value="2953000000" calcext:value-type="float">
            <text:p>2953000000</text:p>
          </table:table-cell>
          <table:table-cell office:value-type="float" office:value="3529000000" calcext:value-type="float">
            <text:p>3529000000</text:p>
          </table:table-cell>
          <table:table-cell office:value-type="float" office:value="4505500000" calcext:value-type="float">
            <text:p>4505500000</text:p>
          </table:table-cell>
          <table:table-cell office:value-type="float" office:value="4556700000" calcext:value-type="float">
            <text:p>4556700000</text:p>
          </table:table-cell>
          <table:table-cell table:number-columns-repeated="6" office:value-type="float" office:value="4604700000" calcext:value-type="float">
            <text:p>4604700000</text:p>
          </table:table-cell>
          <table:table-cell office:value-type="float" office:value="4929980000" calcext:value-type="float">
            <text:p>4929980000</text:p>
          </table:table-cell>
          <table:table-cell table:number-columns-repeated="2" office:value-type="float" office:value="4984720150" calcext:value-type="float">
            <text:p>4984720150</text:p>
          </table:table-cell>
          <table:table-cell office:value-type="float" office:value="66889820300" calcext:value-type="float">
            <text:p>66889820300</text:p>
          </table:table-cell>
        </table:table-row>
        <table:table-row table:style-name="ro1">
          <table:table-cell table:number-columns-repeated="4"/>
          <table:table-cell office:value-type="float" office:value="88" calcext:value-type="float">
            <text:p>88</text:p>
          </table:table-cell>
          <table:table-cell office:value-type="float" office:value="525000000" calcext:value-type="float">
            <text:p>525000000</text:p>
          </table:table-cell>
          <table:table-cell office:value-type="float" office:value="924000000" calcext:value-type="float">
            <text:p>924000000</text:p>
          </table:table-cell>
          <table:table-cell office:value-type="float" office:value="1755000000" calcext:value-type="float">
            <text:p>1755000000</text:p>
          </table:table-cell>
          <table:table-cell office:value-type="float" office:value="2814000000" calcext:value-type="float">
            <text:p>2814000000</text:p>
          </table:table-cell>
          <table:table-cell office:value-type="float" office:value="2901000000" calcext:value-type="float">
            <text:p>2901000000</text:p>
          </table:table-cell>
          <table:table-cell office:value-type="float" office:value="2965000000" calcext:value-type="float">
            <text:p>2965000000</text:p>
          </table:table-cell>
          <table:table-cell office:value-type="float" office:value="3413000000" calcext:value-type="float">
            <text:p>3413000000</text:p>
          </table:table-cell>
          <table:table-cell office:value-type="float" office:value="3679800000" calcext:value-type="float">
            <text:p>3679800000</text:p>
          </table:table-cell>
          <table:table-cell office:value-type="float" office:value="3708600000" calcext:value-type="float">
            <text:p>3708600000</text:p>
          </table:table-cell>
          <table:table-cell office:value-type="float" office:value="3750200000" calcext:value-type="float">
            <text:p>3750200000</text:p>
          </table:table-cell>
          <table:table-cell office:value-type="float" office:value="3769500000" calcext:value-type="float">
            <text:p>3769500000</text:p>
          </table:table-cell>
          <table:table-cell office:value-type="float" office:value="3772600000" calcext:value-type="float">
            <text:p>3772600000</text:p>
          </table:table-cell>
          <table:table-cell office:value-type="float" office:value="3887800000" calcext:value-type="float">
            <text:p>3887800000</text:p>
          </table:table-cell>
          <table:table-cell table:number-columns-repeated="2" office:value-type="float" office:value="3955000000" calcext:value-type="float">
            <text:p>3955000000</text:p>
          </table:table-cell>
          <table:table-cell office:value-type="float" office:value="4098040000" calcext:value-type="float">
            <text:p>4098040000</text:p>
          </table:table-cell>
          <table:table-cell table:number-columns-repeated="2" office:value-type="float" office:value="4145420310" calcext:value-type="float">
            <text:p>4145420310</text:p>
          </table:table-cell>
          <table:table-cell office:value-type="float" office:value="58164380620" calcext:value-type="float">
            <text:p>58164380620</text:p>
          </table:table-cell>
        </table:table-row>
        <table:table-row table:style-name="ro1">
          <table:table-cell table:number-columns-repeated="4"/>
          <table:table-cell office:value-type="float" office:value="89" calcext:value-type="float">
            <text:p>89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799000000" calcext:value-type="float">
            <text:p>799000000</text:p>
          </table:table-cell>
          <table:table-cell office:value-type="float" office:value="1759000000" calcext:value-type="float">
            <text:p>1759000000</text:p>
          </table:table-cell>
          <table:table-cell office:value-type="float" office:value="2800000000" calcext:value-type="float">
            <text:p>2800000000</text:p>
          </table:table-cell>
          <table:table-cell office:value-type="float" office:value="2961000000" calcext:value-type="float">
            <text:p>2961000000</text:p>
          </table:table-cell>
          <table:table-cell office:value-type="float" office:value="3025000000" calcext:value-type="float">
            <text:p>3025000000</text:p>
          </table:table-cell>
          <table:table-cell office:value-type="float" office:value="3537000000" calcext:value-type="float">
            <text:p>3537000000</text:p>
          </table:table-cell>
          <table:table-cell office:value-type="float" office:value="4204900000" calcext:value-type="float">
            <text:p>4204900000</text:p>
          </table:table-cell>
          <table:table-cell office:value-type="float" office:value="4249700000" calcext:value-type="float">
            <text:p>4249700000</text:p>
          </table:table-cell>
          <table:table-cell office:value-type="float" office:value="4339300000" calcext:value-type="float">
            <text:p>4339300000</text:p>
          </table:table-cell>
          <table:table-cell table:number-columns-repeated="3" office:value-type="float" office:value="4374500000" calcext:value-type="float">
            <text:p>4374500000</text:p>
          </table:table-cell>
          <table:table-cell table:number-columns-repeated="2" office:value-type="float" office:value="4544100000" calcext:value-type="float">
            <text:p>4544100000</text:p>
          </table:table-cell>
          <table:table-cell office:value-type="float" office:value="4585700000" calcext:value-type="float">
            <text:p>4585700000</text:p>
          </table:table-cell>
          <table:table-cell table:number-columns-repeated="2" office:value-type="float" office:value="4629560150" calcext:value-type="float">
            <text:p>4629560150</text:p>
          </table:table-cell>
          <table:table-cell office:value-type="float" office:value="64236420300" calcext:value-type="float">
            <text:p>64236420300</text:p>
          </table:table-cell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549000000" calcext:value-type="float">
            <text:p>549000000</text:p>
          </table:table-cell>
          <table:table-cell office:value-type="float" office:value="960000000" calcext:value-type="float">
            <text:p>960000000</text:p>
          </table:table-cell>
          <table:table-cell office:value-type="float" office:value="1779000000" calcext:value-type="float">
            <text:p>1779000000</text:p>
          </table:table-cell>
          <table:table-cell office:value-type="float" office:value="2907000000" calcext:value-type="float">
            <text:p>2907000000</text:p>
          </table:table-cell>
          <table:table-cell office:value-type="float" office:value="2989000000" calcext:value-type="float">
            <text:p>2989000000</text:p>
          </table:table-cell>
          <table:table-cell office:value-type="float" office:value="3053000000" calcext:value-type="float">
            <text:p>3053000000</text:p>
          </table:table-cell>
          <table:table-cell office:value-type="float" office:value="3501000000" calcext:value-type="float">
            <text:p>3501000000</text:p>
          </table:table-cell>
          <table:table-cell office:value-type="float" office:value="3734300000" calcext:value-type="float">
            <text:p>3734300000</text:p>
          </table:table-cell>
          <table:table-cell office:value-type="float" office:value="3811000000" calcext:value-type="float">
            <text:p>3811000000</text:p>
          </table:table-cell>
          <table:table-cell office:value-type="float" office:value="3852600000" calcext:value-type="float">
            <text:p>3852600000</text:p>
          </table:table-cell>
          <table:table-cell table:number-columns-repeated="2" office:value-type="float" office:value="3855800000" calcext:value-type="float">
            <text:p>3855800000</text:p>
          </table:table-cell>
          <table:table-cell table:number-columns-repeated="3" office:value-type="float" office:value="3868600000" calcext:value-type="float">
            <text:p>3868600000</text:p>
          </table:table-cell>
          <table:table-cell office:value-type="float" office:value="4124280000" calcext:value-type="float">
            <text:p>4124280000</text:p>
          </table:table-cell>
          <table:table-cell table:number-columns-repeated="2" office:value-type="float" office:value="4175100190" calcext:value-type="float">
            <text:p>4175100190</text:p>
          </table:table-cell>
          <table:table-cell office:value-type="float" office:value="58927780380" calcext:value-type="float">
            <text:p>58927780380</text:p>
          </table:table-cell>
        </table:table-row>
        <table:table-row table:style-name="ro1">
          <table:table-cell table:number-columns-repeated="4"/>
          <table:table-cell office:value-type="float" office:value="91" calcext:value-type="float">
            <text:p>91</text:p>
          </table:table-cell>
          <table:table-cell office:value-type="float" office:value="580000000" calcext:value-type="float">
            <text:p>580000000</text:p>
          </table:table-cell>
          <table:table-cell office:value-type="float" office:value="1132000000" calcext:value-type="float">
            <text:p>1132000000</text:p>
          </table:table-cell>
          <table:table-cell office:value-type="float" office:value="2092000000" calcext:value-type="float">
            <text:p>2092000000</text:p>
          </table:table-cell>
          <table:table-cell office:value-type="float" office:value="3148000000" calcext:value-type="float">
            <text:p>3148000000</text:p>
          </table:table-cell>
          <table:table-cell office:value-type="float" office:value="3235000000" calcext:value-type="float">
            <text:p>3235000000</text:p>
          </table:table-cell>
          <table:table-cell office:value-type="float" office:value="3299000000" calcext:value-type="float">
            <text:p>3299000000</text:p>
          </table:table-cell>
          <table:table-cell office:value-type="float" office:value="3491000000" calcext:value-type="float">
            <text:p>3491000000</text:p>
          </table:table-cell>
          <table:table-cell office:value-type="float" office:value="5077700000" calcext:value-type="float">
            <text:p>5077700000</text:p>
          </table:table-cell>
          <table:table-cell office:value-type="float" office:value="5141700000" calcext:value-type="float">
            <text:p>5141700000</text:p>
          </table:table-cell>
          <table:table-cell office:value-type="float" office:value="5183300000" calcext:value-type="float">
            <text:p>5183300000</text:p>
          </table:table-cell>
          <table:table-cell table:number-columns-repeated="2" office:value-type="float" office:value="5234500000" calcext:value-type="float">
            <text:p>5234500000</text:p>
          </table:table-cell>
          <table:table-cell office:value-type="float" office:value="5256900000" calcext:value-type="float">
            <text:p>5256900000</text:p>
          </table:table-cell>
          <table:table-cell table:number-columns-repeated="2" office:value-type="float" office:value="5263300000" calcext:value-type="float">
            <text:p>5263300000</text:p>
          </table:table-cell>
          <table:table-cell office:value-type="float" office:value="5437860000" calcext:value-type="float">
            <text:p>5437860000</text:p>
          </table:table-cell>
          <table:table-cell table:number-columns-repeated="2" office:value-type="float" office:value="5492020120" calcext:value-type="float">
            <text:p>5492020120</text:p>
          </table:table-cell>
          <table:table-cell office:value-type="float" office:value="75054100240" calcext:value-type="float">
            <text:p>75054100240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float" office:value="531000000" calcext:value-type="float">
            <text:p>531000000</text:p>
          </table:table-cell>
          <table:table-cell office:value-type="float" office:value="993000000" calcext:value-type="float">
            <text:p>993000000</text:p>
          </table:table-cell>
          <table:table-cell office:value-type="float" office:value="1950000000" calcext:value-type="float">
            <text:p>1950000000</text:p>
          </table:table-cell>
          <table:table-cell office:value-type="float" office:value="3102000000" calcext:value-type="float">
            <text:p>3102000000</text:p>
          </table:table-cell>
          <table:table-cell office:value-type="float" office:value="3174000000" calcext:value-type="float">
            <text:p>3174000000</text:p>
          </table:table-cell>
          <table:table-cell office:value-type="float" office:value="3238000000" calcext:value-type="float">
            <text:p>3238000000</text:p>
          </table:table-cell>
          <table:table-cell office:value-type="float" office:value="3494000000" calcext:value-type="float">
            <text:p>3494000000</text:p>
          </table:table-cell>
          <table:table-cell office:value-type="float" office:value="4464800000" calcext:value-type="float">
            <text:p>4464800000</text:p>
          </table:table-cell>
          <table:table-cell office:value-type="float" office:value="4516000000" calcext:value-type="float">
            <text:p>4516000000</text:p>
          </table:table-cell>
          <table:table-cell office:value-type="float" office:value="4586400000" calcext:value-type="float">
            <text:p>4586400000</text:p>
          </table:table-cell>
          <table:table-cell table:number-columns-repeated="5" office:value-type="float" office:value="4602400000" calcext:value-type="float">
            <text:p>4602400000</text:p>
          </table:table-cell>
          <table:table-cell office:value-type="float" office:value="4943200000" calcext:value-type="float">
            <text:p>4943200000</text:p>
          </table:table-cell>
          <table:table-cell table:number-columns-repeated="2" office:value-type="float" office:value="4983420050" calcext:value-type="float">
            <text:p>4983420050</text:p>
          </table:table-cell>
          <table:table-cell office:value-type="float" office:value="67971240100" calcext:value-type="float">
            <text:p>67971240100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902000000" calcext:value-type="float">
            <text:p>902000000</text:p>
          </table:table-cell>
          <table:table-cell office:value-type="float" office:value="1940000000" calcext:value-type="float">
            <text:p>1940000000</text:p>
          </table:table-cell>
          <table:table-cell office:value-type="float" office:value="3092000000" calcext:value-type="float">
            <text:p>3092000000</text:p>
          </table:table-cell>
          <table:table-cell office:value-type="float" office:value="3260000000" calcext:value-type="float">
            <text:p>3260000000</text:p>
          </table:table-cell>
          <table:table-cell office:value-type="float" office:value="3324000000" calcext:value-type="float">
            <text:p>3324000000</text:p>
          </table:table-cell>
          <table:table-cell office:value-type="float" office:value="3708000000" calcext:value-type="float">
            <text:p>3708000000</text:p>
          </table:table-cell>
          <table:table-cell office:value-type="float" office:value="4761800000" calcext:value-type="float">
            <text:p>4761800000</text:p>
          </table:table-cell>
          <table:table-cell office:value-type="float" office:value="4813000000" calcext:value-type="float">
            <text:p>4813000000</text:p>
          </table:table-cell>
          <table:table-cell office:value-type="float" office:value="4896200000" calcext:value-type="float">
            <text:p>4896200000</text:p>
          </table:table-cell>
          <table:table-cell office:value-type="float" office:value="4934600000" calcext:value-type="float">
            <text:p>4934600000</text:p>
          </table:table-cell>
          <table:table-cell office:value-type="float" office:value="5011400000" calcext:value-type="float">
            <text:p>5011400000</text:p>
          </table:table-cell>
          <table:table-cell table:number-columns-repeated="3" office:value-type="float" office:value="5014600000" calcext:value-type="float">
            <text:p>5014600000</text:p>
          </table:table-cell>
          <table:table-cell office:value-type="float" office:value="5246920000" calcext:value-type="float">
            <text:p>5246920000</text:p>
          </table:table-cell>
          <table:table-cell table:number-columns-repeated="2" office:value-type="float" office:value="5288440040" calcext:value-type="float">
            <text:p>5288440040</text:p>
          </table:table-cell>
          <table:table-cell office:value-type="float" office:value="72022600080" calcext:value-type="float">
            <text:p>72022600080</text:p>
          </table:table-cell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float" office:value="533000000" calcext:value-type="float">
            <text:p>533000000</text:p>
          </table:table-cell>
          <table:table-cell office:value-type="float" office:value="791000000" calcext:value-type="float">
            <text:p>791000000</text:p>
          </table:table-cell>
          <table:table-cell office:value-type="float" office:value="1751000000" calcext:value-type="float">
            <text:p>1751000000</text:p>
          </table:table-cell>
          <table:table-cell office:value-type="float" office:value="3092000000" calcext:value-type="float">
            <text:p>3092000000</text:p>
          </table:table-cell>
          <table:table-cell office:value-type="float" office:value="3181000000" calcext:value-type="float">
            <text:p>3181000000</text:p>
          </table:table-cell>
          <table:table-cell office:value-type="float" office:value="3247000000" calcext:value-type="float">
            <text:p>3247000000</text:p>
          </table:table-cell>
          <table:table-cell office:value-type="float" office:value="3821000000" calcext:value-type="float">
            <text:p>3821000000</text:p>
          </table:table-cell>
          <table:table-cell office:value-type="float" office:value="4438200000" calcext:value-type="float">
            <text:p>4438200000</text:p>
          </table:table-cell>
          <table:table-cell office:value-type="float" office:value="4505400000" calcext:value-type="float">
            <text:p>4505400000</text:p>
          </table:table-cell>
          <table:table-cell office:value-type="float" office:value="4569400000" calcext:value-type="float">
            <text:p>4569400000</text:p>
          </table:table-cell>
          <table:table-cell table:number-columns-repeated="3" office:value-type="float" office:value="4591800000" calcext:value-type="float">
            <text:p>4591800000</text:p>
          </table:table-cell>
          <table:table-cell table:number-columns-repeated="2" office:value-type="float" office:value="4655800000" calcext:value-type="float">
            <text:p>4655800000</text:p>
          </table:table-cell>
          <table:table-cell office:value-type="float" office:value="4795800000" calcext:value-type="float">
            <text:p>4795800000</text:p>
          </table:table-cell>
          <table:table-cell table:number-columns-repeated="2" office:value-type="float" office:value="4853220090" calcext:value-type="float">
            <text:p>4853220090</text:p>
          </table:table-cell>
          <table:table-cell office:value-type="float" office:value="67518240180" calcext:value-type="float">
            <text:p>67518240180</text:p>
          </table:table-cell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  <table:table-cell office:value-type="float" office:value="559000000" calcext:value-type="float">
            <text:p>559000000</text:p>
          </table:table-cell>
          <table:table-cell office:value-type="float" office:value="886000000" calcext:value-type="float">
            <text:p>886000000</text:p>
          </table:table-cell>
          <table:table-cell office:value-type="float" office:value="1882000000" calcext:value-type="float">
            <text:p>1882000000</text:p>
          </table:table-cell>
          <table:table-cell office:value-type="float" office:value="2839000000" calcext:value-type="float">
            <text:p>2839000000</text:p>
          </table:table-cell>
          <table:table-cell office:value-type="float" office:value="3003000000" calcext:value-type="float">
            <text:p>3003000000</text:p>
          </table:table-cell>
          <table:table-cell office:value-type="float" office:value="3067000000" calcext:value-type="float">
            <text:p>3067000000</text:p>
          </table:table-cell>
          <table:table-cell office:value-type="float" office:value="3515000000" calcext:value-type="float">
            <text:p>3515000000</text:p>
          </table:table-cell>
          <table:table-cell office:value-type="float" office:value="4171500000" calcext:value-type="float">
            <text:p>4171500000</text:p>
          </table:table-cell>
          <table:table-cell office:value-type="float" office:value="4251500000" calcext:value-type="float">
            <text:p>4251500000</text:p>
          </table:table-cell>
          <table:table-cell office:value-type="float" office:value="4277100000" calcext:value-type="float">
            <text:p>4277100000</text:p>
          </table:table-cell>
          <table:table-cell table:number-columns-repeated="2" office:value-type="float" office:value="4286700000" calcext:value-type="float">
            <text:p>4286700000</text:p>
          </table:table-cell>
          <table:table-cell table:number-columns-repeated="3" office:value-type="float" office:value="4344300000" calcext:value-type="float">
            <text:p>4344300000</text:p>
          </table:table-cell>
          <table:table-cell office:value-type="float" office:value="4573740000" calcext:value-type="float">
            <text:p>4573740000</text:p>
          </table:table-cell>
          <table:table-cell table:number-columns-repeated="2" office:value-type="float" office:value="4618320110" calcext:value-type="float">
            <text:p>4618320110</text:p>
          </table:table-cell>
          <table:table-cell office:value-type="float" office:value="63867780220" calcext:value-type="float">
            <text:p>63867780220</text:p>
          </table:table-cell>
        </table:table-row>
        <table:table-row table:style-name="ro1">
          <table:table-cell table:number-columns-repeated="4"/>
          <table:table-cell office:value-type="float" office:value="96" calcext:value-type="float">
            <text:p>96</text:p>
          </table:table-cell>
          <table:table-cell office:value-type="float" office:value="603000000" calcext:value-type="float">
            <text:p>603000000</text:p>
          </table:table-cell>
          <table:table-cell office:value-type="float" office:value="894000000" calcext:value-type="float">
            <text:p>894000000</text:p>
          </table:table-cell>
          <table:table-cell office:value-type="float" office:value="1758000000" calcext:value-type="float">
            <text:p>1758000000</text:p>
          </table:table-cell>
          <table:table-cell office:value-type="float" office:value="2811000000" calcext:value-type="float">
            <text:p>2811000000</text:p>
          </table:table-cell>
          <table:table-cell office:value-type="float" office:value="2902000000" calcext:value-type="float">
            <text:p>2902000000</text:p>
          </table:table-cell>
          <table:table-cell office:value-type="float" office:value="2966000000" calcext:value-type="float">
            <text:p>2966000000</text:p>
          </table:table-cell>
          <table:table-cell office:value-type="float" office:value="3542000000" calcext:value-type="float">
            <text:p>3542000000</text:p>
          </table:table-cell>
          <table:table-cell office:value-type="float" office:value="4296700000" calcext:value-type="float">
            <text:p>4296700000</text:p>
          </table:table-cell>
          <table:table-cell office:value-type="float" office:value="4335100000" calcext:value-type="float">
            <text:p>4335100000</text:p>
          </table:table-cell>
          <table:table-cell office:value-type="float" office:value="4370300000" calcext:value-type="float">
            <text:p>4370300000</text:p>
          </table:table-cell>
          <table:table-cell table:number-columns-repeated="2" office:value-type="float" office:value="4379900000" calcext:value-type="float">
            <text:p>4379900000</text:p>
          </table:table-cell>
          <table:table-cell table:number-columns-repeated="3" office:value-type="float" office:value="4411900000" calcext:value-type="float">
            <text:p>4411900000</text:p>
          </table:table-cell>
          <table:table-cell office:value-type="float" office:value="4628060000" calcext:value-type="float">
            <text:p>4628060000</text:p>
          </table:table-cell>
          <table:table-cell table:number-columns-repeated="2" office:value-type="float" office:value="4686620160" calcext:value-type="float">
            <text:p>4686620160</text:p>
          </table:table-cell>
          <table:table-cell office:value-type="float" office:value="64474900320" calcext:value-type="float">
            <text:p>64474900320</text:p>
          </table:table-cell>
        </table:table-row>
        <table:table-row table:style-name="ro1">
          <table:table-cell table:number-columns-repeated="4"/>
          <table:table-cell office:value-type="float" office:value="97" calcext:value-type="float">
            <text:p>97</text:p>
          </table:table-cell>
          <table:table-cell office:value-type="float" office:value="420000000" calcext:value-type="float">
            <text:p>420000000</text:p>
          </table:table-cell>
          <table:table-cell office:value-type="float" office:value="594000000" calcext:value-type="float">
            <text:p>594000000</text:p>
          </table:table-cell>
          <table:table-cell office:value-type="float" office:value="1926000000" calcext:value-type="float">
            <text:p>1926000000</text:p>
          </table:table-cell>
          <table:table-cell office:value-type="float" office:value="2886000000" calcext:value-type="float">
            <text:p>2886000000</text:p>
          </table:table-cell>
          <table:table-cell office:value-type="float" office:value="3077000000" calcext:value-type="float">
            <text:p>3077000000</text:p>
          </table:table-cell>
          <table:table-cell office:value-type="float" office:value="3205000000" calcext:value-type="float">
            <text:p>3205000000</text:p>
          </table:table-cell>
          <table:table-cell office:value-type="float" office:value="3397000000" calcext:value-type="float">
            <text:p>3397000000</text:p>
          </table:table-cell>
          <table:table-cell office:value-type="float" office:value="3965400000" calcext:value-type="float">
            <text:p>3965400000</text:p>
          </table:table-cell>
          <table:table-cell office:value-type="float" office:value="4010200000" calcext:value-type="float">
            <text:p>4010200000</text:p>
          </table:table-cell>
          <table:table-cell table:number-columns-repeated="3" office:value-type="float" office:value="4026200000" calcext:value-type="float">
            <text:p>4026200000</text:p>
          </table:table-cell>
          <table:table-cell office:value-type="float" office:value="4074200000" calcext:value-type="float">
            <text:p>4074200000</text:p>
          </table:table-cell>
          <table:table-cell table:number-columns-repeated="2" office:value-type="float" office:value="4125400000" calcext:value-type="float">
            <text:p>4125400000</text:p>
          </table:table-cell>
          <table:table-cell office:value-type="float" office:value="4172920000" calcext:value-type="float">
            <text:p>4172920000</text:p>
          </table:table-cell>
          <table:table-cell table:number-columns-repeated="2" office:value-type="float" office:value="4231340230" calcext:value-type="float">
            <text:p>4231340230</text:p>
          </table:table-cell>
          <table:table-cell office:value-type="float" office:value="60519800460" calcext:value-type="float">
            <text:p>60519800460</text:p>
          </table:table-cell>
        </table:table-row>
        <table:table-row table:style-name="ro1">
          <table:table-cell table:number-columns-repeated="4"/>
          <table:table-cell office:value-type="float" office:value="98" calcext:value-type="float">
            <text:p>98</text:p>
          </table:table-cell>
          <table:table-cell office:value-type="float" office:value="419000000" calcext:value-type="float">
            <text:p>419000000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2015000000" calcext:value-type="float">
            <text:p>2015000000</text:p>
          </table:table-cell>
          <table:table-cell office:value-type="float" office:value="3071000000" calcext:value-type="float">
            <text:p>3071000000</text:p>
          </table:table-cell>
          <table:table-cell office:value-type="float" office:value="3149000000" calcext:value-type="float">
            <text:p>3149000000</text:p>
          </table:table-cell>
          <table:table-cell office:value-type="float" office:value="3213000000" calcext:value-type="float">
            <text:p>3213000000</text:p>
          </table:table-cell>
          <table:table-cell office:value-type="float" office:value="3727000000" calcext:value-type="float">
            <text:p>3727000000</text:p>
          </table:table-cell>
          <table:table-cell office:value-type="float" office:value="4218000000" calcext:value-type="float">
            <text:p>4218000000</text:p>
          </table:table-cell>
          <table:table-cell office:value-type="float" office:value="4278800000" calcext:value-type="float">
            <text:p>4278800000</text:p>
          </table:table-cell>
          <table:table-cell office:value-type="float" office:value="4310800000" calcext:value-type="float">
            <text:p>4310800000</text:p>
          </table:table-cell>
          <table:table-cell table:number-columns-repeated="2" office:value-type="float" office:value="4323600000" calcext:value-type="float">
            <text:p>4323600000</text:p>
          </table:table-cell>
          <table:table-cell office:value-type="float" office:value="4362000000" calcext:value-type="float">
            <text:p>4362000000</text:p>
          </table:table-cell>
          <table:table-cell table:number-columns-repeated="2" office:value-type="float" office:value="4381200000" calcext:value-type="float">
            <text:p>4381200000</text:p>
          </table:table-cell>
          <table:table-cell office:value-type="float" office:value="4454080000" calcext:value-type="float">
            <text:p>4454080000</text:p>
          </table:table-cell>
          <table:table-cell table:number-columns-repeated="2" office:value-type="float" office:value="4524520300" calcext:value-type="float">
            <text:p>4524520300</text:p>
          </table:table-cell>
          <table:table-cell office:value-type="float" office:value="64476320600" calcext:value-type="float">
            <text:p>64476320600</text:p>
          </table:table-cell>
        </table:table-row>
        <table:table-row table:style-name="ro1">
          <table:table-cell table:number-columns-repeated="4"/>
          <table:table-cell office:value-type="float" office:value="99" calcext:value-type="float">
            <text:p>99</text:p>
          </table:table-cell>
          <table:table-cell table:style-name="ce46" office:value-type="float" office:value="531000000" calcext:value-type="float">
            <text:p>531000000</text:p>
          </table:table-cell>
          <table:table-cell table:style-name="ce52" office:value-type="float" office:value="855000000" calcext:value-type="float">
            <text:p>855000000</text:p>
          </table:table-cell>
          <table:table-cell table:style-name="ce52" office:value-type="float" office:value="1854000000" calcext:value-type="float">
            <text:p>1854000000</text:p>
          </table:table-cell>
          <table:table-cell table:style-name="ce52" office:value-type="float" office:value="3003000000" calcext:value-type="float">
            <text:p>3003000000</text:p>
          </table:table-cell>
          <table:table-cell table:style-name="ce52" office:value-type="float" office:value="3090000000" calcext:value-type="float">
            <text:p>3090000000</text:p>
          </table:table-cell>
          <table:table-cell table:style-name="ce52" office:value-type="float" office:value="3154000000" calcext:value-type="float">
            <text:p>3154000000</text:p>
          </table:table-cell>
          <table:table-cell table:style-name="ce52" office:value-type="float" office:value="3858000000" calcext:value-type="float">
            <text:p>3858000000</text:p>
          </table:table-cell>
          <table:table-cell table:style-name="ce52" office:value-type="float" office:value="4444800000" calcext:value-type="float">
            <text:p>4444800000</text:p>
          </table:table-cell>
          <table:table-cell table:style-name="ce52" office:value-type="float" office:value="4505600000" calcext:value-type="float">
            <text:p>4505600000</text:p>
          </table:table-cell>
          <table:table-cell table:style-name="ce52" office:value-type="float" office:value="4540800000" calcext:value-type="float">
            <text:p>4540800000</text:p>
          </table:table-cell>
          <table:table-cell table:number-columns-repeated="2" table:style-name="ce52" office:value-type="float" office:value="4588800000" calcext:value-type="float">
            <text:p>4588800000</text:p>
          </table:table-cell>
          <table:table-cell table:number-columns-repeated="3" table:style-name="ce52" office:value-type="float" office:value="4630400000" calcext:value-type="float">
            <text:p>4630400000</text:p>
          </table:table-cell>
          <table:table-cell table:style-name="ce52" office:value-type="float" office:value="4845600000" calcext:value-type="float">
            <text:p>4845600000</text:p>
          </table:table-cell>
          <table:table-cell table:style-name="ce52" office:value-type="float" office:value="4908980310" calcext:value-type="float">
            <text:p>4908980310</text:p>
          </table:table-cell>
          <table:table-cell table:style-name="ce56" office:value-type="float" office:value="4908980310" calcext:value-type="float">
            <text:p>4908980310</text:p>
          </table:table-cell>
          <table:table-cell table:style-name="ce62" office:value-type="float" office:value="67568560620" calcext:value-type="float">
            <text:p>67568560620</text:p>
          </table:table-cell>
        </table:table-row>
        <table:table-row table:style-name="ro1">
          <table:table-cell table:number-columns-repeated="4"/>
          <table:table-cell table:style-name="ce40" office:value-type="string" calcext:value-type="string">
            <text:p>合計 結果</text:p>
          </table:table-cell>
          <table:table-cell table:style-name="ce47" office:value-type="float" office:value="52083000000" calcext:value-type="float">
            <text:p>52083000000</text:p>
          </table:table-cell>
          <table:table-cell table:style-name="ce53" office:value-type="float" office:value="90021000000" calcext:value-type="float">
            <text:p>90021000000</text:p>
          </table:table-cell>
          <table:table-cell table:style-name="ce53" office:value-type="float" office:value="185727000000" calcext:value-type="float">
            <text:p>185727000000</text:p>
          </table:table-cell>
          <table:table-cell table:style-name="ce53" office:value-type="float" office:value="296142000000" calcext:value-type="float">
            <text:p>296142000000</text:p>
          </table:table-cell>
          <table:table-cell table:style-name="ce53" office:value-type="float" office:value="306977000000" calcext:value-type="float">
            <text:p>306977000000</text:p>
          </table:table-cell>
          <table:table-cell table:style-name="ce53" office:value-type="float" office:value="314931000000" calcext:value-type="float">
            <text:p>314931000000</text:p>
          </table:table-cell>
          <table:table-cell table:style-name="ce53" office:value-type="float" office:value="364515000000" calcext:value-type="float">
            <text:p>364515000000</text:p>
          </table:table-cell>
          <table:table-cell table:style-name="ce53" office:value-type="float" office:value="440516800000" calcext:value-type="float">
            <text:p>440516800000</text:p>
          </table:table-cell>
          <table:table-cell table:style-name="ce53" office:value-type="float" office:value="446759000000" calcext:value-type="float">
            <text:p>446759000000</text:p>
          </table:table-cell>
          <table:table-cell table:style-name="ce53" office:value-type="float" office:value="451797400000" calcext:value-type="float">
            <text:p>451797400000</text:p>
          </table:table-cell>
          <table:table-cell table:style-name="ce53" office:value-type="float" office:value="453349400000" calcext:value-type="float">
            <text:p>453349400000</text:p>
          </table:table-cell>
          <table:table-cell table:style-name="ce53" office:value-type="float" office:value="454328700000" calcext:value-type="float">
            <text:p>454328700000</text:p>
          </table:table-cell>
          <table:table-cell table:style-name="ce53" office:value-type="float" office:value="457056500000" calcext:value-type="float">
            <text:p>457056500000</text:p>
          </table:table-cell>
          <table:table-cell table:number-columns-repeated="2" table:style-name="ce53" office:value-type="float" office:value="458993100000" calcext:value-type="float">
            <text:p>458993100000</text:p>
          </table:table-cell>
          <table:table-cell table:style-name="ce53" office:value-type="float" office:value="482027380420" calcext:value-type="float">
            <text:p>482027380420</text:p>
          </table:table-cell>
          <table:table-cell table:style-name="ce53" office:value-type="float" office:value="486905295250" calcext:value-type="float">
            <text:p>486905295250</text:p>
          </table:table-cell>
          <table:table-cell table:style-name="ce57" office:value-type="float" office:value="486905295250" calcext:value-type="float">
            <text:p>486905295250</text:p>
          </table:table-cell>
          <table:table-cell table:style-name="ce63" office:value-type="float" office:value="6688027970920" calcext:value-type="float">
            <text:p>6688027970920</text:p>
          </table:table-cell>
        </table:table-row>
      </table:table>
      <table:table table:name="tickグラフ" table:style-name="ta1">
        <table:shapes>
          <draw:frame draw:z-index="0" draw:style-name="gr1" draw:text-style-name="P1" svg:width="47.517cm" svg:height="14.936cm" svg:x="2.36cm" svg:y="0.104cm">
            <draw:object draw:notify-on-update-of-ranges="PT@categories PT@label 0 PT@data 0 PT@label 1 PT@data 1 PT@label 2 PT@data 2 PT@label 3 PT@data 3 PT@label 4 PT@data 4 PT@label 5 PT@data 5 PT@label 6 PT@data 6 PT@label 7 PT@data 7 PT@label 8 PT@data 8 PT@label 9 PT@data 9 PT@label 10 PT@data 10 PT@label 11 PT@data 11 PT@label 12 PT@data 12 PT@label 13 PT@data 13 PT@label 14 PT@data 14 PT@label 15 PT@data 15 PT@label 16 PT@data 16 PT@label 17 PT@data 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number-columns-repeated="3" table:default-cell-style-name="Default"/>
        <table:table-column table:style-name="co5" table:default-cell-style-name="ce39"/>
        <table:table-column table:style-name="co5" table:default-cell-style-name="ce45"/>
        <table:table-column table:style-name="co5" table:number-columns-repeated="16" table:default-cell-style-name="ce51"/>
        <table:table-column table:style-name="co5" table:default-cell-style-name="ce69"/>
        <table:table-row table:style-name="ro1" table:number-rows-repeated="38">
          <table:table-cell table:number-columns-repeated="3"/>
          <table:table-cell table:style-name="Default" table:number-columns-repeated="19"/>
        </table:table-row>
        <table:table-row table:style-name="ro1">
          <table:table-cell table:number-columns-repeated="3"/>
          <table:table-cell table:style-name="ce36" office:value-type="string" calcext:value-type="string">
            <text:p>合計 - tick</text:p>
          </table:table-cell>
          <table:table-cell table:style-name="ce42" office:value-type="string" calcext:value-type="string">
            <text:p>データ</text:p>
          </table:table-cell>
          <table:table-cell table:style-name="ce48" table:number-columns-repeated="16"/>
          <table:table-cell table:style-name="ce58"/>
        </table:table-row>
        <table:table-row table:style-name="ro1">
          <table:table-cell table:number-columns-repeated="3"/>
          <table:table-cell table:style-name="ce37" office:value-type="string" calcext:value-type="string">
            <text:p>N</text:p>
          </table:table-cell>
          <table:table-cell table:style-name="ce43" office:value-type="string" calcext:value-type="string">
            <text:p>01_原太古代</text:p>
          </table:table-cell>
          <table:table-cell table:style-name="ce49" office:value-type="string" calcext:value-type="string">
            <text:p>02_古太古代</text:p>
          </table:table-cell>
          <table:table-cell table:style-name="ce49" office:value-type="string" calcext:value-type="string">
            <text:p>03_中太古代</text:p>
          </table:table-cell>
          <table:table-cell table:style-name="ce49" office:value-type="string" calcext:value-type="string">
            <text:p>04_新太古代</text:p>
          </table:table-cell>
          <table:table-cell table:style-name="ce49" office:value-type="string" calcext:value-type="string">
            <text:p>05_古原生代</text:p>
          </table:table-cell>
          <table:table-cell table:style-name="ce49" office:value-type="string" calcext:value-type="string">
            <text:p>06_中原生代</text:p>
          </table:table-cell>
          <table:table-cell table:style-name="ce49" office:value-type="string" calcext:value-type="string">
            <text:p>07_新原生代</text:p>
          </table:table-cell>
          <table:table-cell table:style-name="ce49" office:value-type="string" calcext:value-type="string">
            <text:p>08_エディアカラ紀</text:p>
          </table:table-cell>
          <table:table-cell table:style-name="ce49" office:value-type="string" calcext:value-type="string">
            <text:p>09_カンブリア紀</text:p>
          </table:table-cell>
          <table:table-cell table:style-name="ce49" office:value-type="string" calcext:value-type="string">
            <text:p>10_オルドビス紀</text:p>
          </table:table-cell>
          <table:table-cell table:style-name="ce49" office:value-type="string" calcext:value-type="string">
            <text:p>11_シルル紀</text:p>
          </table:table-cell>
          <table:table-cell table:style-name="ce49" office:value-type="string" calcext:value-type="string">
            <text:p>12_デボン紀</text:p>
          </table:table-cell>
          <table:table-cell table:style-name="ce49" office:value-type="string" calcext:value-type="string">
            <text:p>13_石炭紀</text:p>
          </table:table-cell>
          <table:table-cell table:style-name="ce49" office:value-type="string" calcext:value-type="string">
            <text:p>14_ペルム紀</text:p>
          </table:table-cell>
          <table:table-cell table:style-name="ce49" office:value-type="string" calcext:value-type="string">
            <text:p>15_中生代</text:p>
          </table:table-cell>
          <table:table-cell table:style-name="ce49" office:value-type="string" calcext:value-type="string">
            <text:p>16_新生代</text:p>
          </table:table-cell>
          <table:table-cell table:style-name="ce49" office:value-type="string" calcext:value-type="string">
            <text:p>17_完新世</text:p>
          </table:table-cell>
          <table:table-cell table:style-name="ce67" office:value-type="string" calcext:value-type="string">
            <text:p>18_終末代</text:p>
          </table:table-cell>
        </table:table-row>
        <table:table-row table:style-name="ro1">
          <table:table-cell table:number-columns-repeated="3"/>
          <table:table-cell table:style-name="ce38" office:value-type="float" office:value="0" calcext:value-type="float">
            <text:p>0</text:p>
          </table:table-cell>
          <table:table-cell table:style-name="ce44" office:value-type="float" office:value="68" calcext:value-type="float">
            <text:p>68</text:p>
          </table:table-cell>
          <table:table-cell table:style-name="ce50" office:value-type="float" office:value="196" calcext:value-type="float">
            <text:p>196</text:p>
          </table:table-cell>
          <table:table-cell table:style-name="ce50" office:value-type="float" office:value="544" calcext:value-type="float">
            <text:p>544</text:p>
          </table:table-cell>
          <table:table-cell table:style-name="ce50" office:value-type="float" office:value="896" calcext:value-type="float">
            <text:p>896</text:p>
          </table:table-cell>
          <table:table-cell table:style-name="ce50" office:value-type="float" office:value="928" calcext:value-type="float">
            <text:p>928</text:p>
          </table:table-cell>
          <table:table-cell table:style-name="ce50" office:value-type="float" office:value="992" calcext:value-type="float">
            <text:p>992</text:p>
          </table:table-cell>
          <table:table-cell table:style-name="ce50" office:value-type="float" office:value="1152" calcext:value-type="float">
            <text:p>1152</text:p>
          </table:table-cell>
          <table:table-cell table:style-name="ce50" office:value-type="float" office:value="1600" calcext:value-type="float">
            <text:p>1600</text:p>
          </table:table-cell>
          <table:table-cell table:style-name="ce50" office:value-type="float" office:value="2016" calcext:value-type="float">
            <text:p>2016</text:p>
          </table:table-cell>
          <table:table-cell table:number-columns-repeated="3" table:style-name="ce50" office:value-type="float" office:value="2720" calcext:value-type="float">
            <text:p>2720</text:p>
          </table:table-cell>
          <table:table-cell table:number-columns-repeated="3" table:style-name="ce50" office:value-type="float" office:value="2784" calcext:value-type="float">
            <text:p>2784</text:p>
          </table:table-cell>
          <table:table-cell table:style-name="ce50" office:value-type="float" office:value="5856" calcext:value-type="float">
            <text:p>5856</text:p>
          </table:table-cell>
          <table:table-cell table:style-name="ce50" office:value-type="float" office:value="8256" calcext:value-type="float">
            <text:p>8256</text:p>
          </table:table-cell>
          <table:table-cell table:style-name="ce68" office:value-type="float" office:value="8256" calcext:value-type="float">
            <text:p>8256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44" calcext:value-type="float">
            <text:p>144</text:p>
          </table:table-cell>
          <table:table-cell office:value-type="float" office:value="512" calcext:value-type="float">
            <text:p>512</text:p>
          </table:table-cell>
          <table:table-cell office:value-type="float" office:value="896" calcext:value-type="float">
            <text:p>896</text:p>
          </table:table-cell>
          <table:table-cell office:value-type="float" office:value="928" calcext:value-type="float">
            <text:p>928</text:p>
          </table:table-cell>
          <table:table-cell office:value-type="float" office:value="992" calcext:value-type="float">
            <text:p>992</text:p>
          </table:table-cell>
          <table:table-cell office:value-type="float" office:value="1088" calcext:value-type="float">
            <text:p>1088</text:p>
          </table:table-cell>
          <table:table-cell office:value-type="float" office:value="1472" calcext:value-type="float">
            <text:p>1472</text:p>
          </table:table-cell>
          <table:table-cell office:value-type="float" office:value="2112" calcext:value-type="float">
            <text:p>2112</text:p>
          </table:table-cell>
          <table:table-cell table:number-columns-repeated="3" office:value-type="float" office:value="2784" calcext:value-type="float">
            <text:p>2784</text:p>
          </table:table-cell>
          <table:table-cell office:value-type="float" office:value="3456" calcext:value-type="float">
            <text:p>3456</text:p>
          </table:table-cell>
          <table:table-cell table:number-columns-repeated="2" office:value-type="float" office:value="3488" calcext:value-type="float">
            <text:p>3488</text:p>
          </table:table-cell>
          <table:table-cell office:value-type="float" office:value="7136" calcext:value-type="float">
            <text:p>7136</text:p>
          </table:table-cell>
          <table:table-cell table:number-columns-repeated="2" office:value-type="float" office:value="8128" calcext:value-type="float">
            <text:p>8128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208" calcext:value-type="float">
            <text:p>208</text:p>
          </table:table-cell>
          <table:table-cell office:value-type="float" office:value="544" calcext:value-type="float">
            <text:p>544</text:p>
          </table:table-cell>
          <table:table-cell office:value-type="float" office:value="896" calcext:value-type="float">
            <text:p>896</text:p>
          </table:table-cell>
          <table:table-cell office:value-type="float" office:value="960" calcext:value-type="float">
            <text:p>960</text:p>
          </table:table-cell>
          <table:table-cell office:value-type="float" office:value="992" calcext:value-type="float">
            <text:p>992</text:p>
          </table:table-cell>
          <table:table-cell office:value-type="float" office:value="1120" calcext:value-type="float">
            <text:p>1120</text:p>
          </table:table-cell>
          <table:table-cell office:value-type="float" office:value="1760" calcext:value-type="float">
            <text:p>1760</text:p>
          </table:table-cell>
          <table:table-cell office:value-type="float" office:value="2496" calcext:value-type="float">
            <text:p>2496</text:p>
          </table:table-cell>
          <table:table-cell office:value-type="float" office:value="2592" calcext:value-type="float">
            <text:p>2592</text:p>
          </table:table-cell>
          <table:table-cell table:number-columns-repeated="2" office:value-type="float" office:value="2784" calcext:value-type="float">
            <text:p>2784</text:p>
          </table:table-cell>
          <table:table-cell table:number-columns-repeated="3" office:value-type="float" office:value="3072" calcext:value-type="float">
            <text:p>3072</text:p>
          </table:table-cell>
          <table:table-cell office:value-type="float" office:value="4928" calcext:value-type="float">
            <text:p>4928</text:p>
          </table:table-cell>
          <table:table-cell table:number-columns-repeated="2" office:value-type="float" office:value="8640" calcext:value-type="float">
            <text:p>8640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28" calcext:value-type="float">
            <text:p>228</text:p>
          </table:table-cell>
          <table:table-cell office:value-type="float" office:value="512" calcext:value-type="float">
            <text:p>512</text:p>
          </table:table-cell>
          <table:table-cell office:value-type="float" office:value="1088" calcext:value-type="float">
            <text:p>1088</text:p>
          </table:table-cell>
          <table:table-cell office:value-type="float" office:value="1120" calcext:value-type="float">
            <text:p>1120</text:p>
          </table:table-cell>
          <table:table-cell office:value-type="float" office:value="1216" calcext:value-type="float">
            <text:p>1216</text:p>
          </table:table-cell>
          <table:table-cell office:value-type="float" office:value="1472" calcext:value-type="float">
            <text:p>1472</text:p>
          </table:table-cell>
          <table:table-cell office:value-type="float" office:value="1760" calcext:value-type="float">
            <text:p>1760</text:p>
          </table:table-cell>
          <table:table-cell office:value-type="float" office:value="2368" calcext:value-type="float">
            <text:p>2368</text:p>
          </table:table-cell>
          <table:table-cell office:value-type="float" office:value="3008" calcext:value-type="float">
            <text:p>3008</text:p>
          </table:table-cell>
          <table:table-cell office:value-type="float" office:value="3168" calcext:value-type="float">
            <text:p>3168</text:p>
          </table:table-cell>
          <table:table-cell table:number-columns-repeated="4" office:value-type="float" office:value="3552" calcext:value-type="float">
            <text:p>3552</text:p>
          </table:table-cell>
          <table:table-cell office:value-type="float" office:value="6720" calcext:value-type="float">
            <text:p>6720</text:p>
          </table:table-cell>
          <table:table-cell table:number-columns-repeated="2" office:value-type="float" office:value="9088" calcext:value-type="float">
            <text:p>9088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235" calcext:value-type="float">
            <text:p>235</text:p>
          </table:table-cell>
          <table:table-cell office:value-type="float" office:value="512" calcext:value-type="float">
            <text:p>512</text:p>
          </table:table-cell>
          <table:table-cell office:value-type="float" office:value="896" calcext:value-type="float">
            <text:p>896</text:p>
          </table:table-cell>
          <table:table-cell office:value-type="float" office:value="928" calcext:value-type="float">
            <text:p>928</text:p>
          </table:table-cell>
          <table:table-cell office:value-type="float" office:value="960" calcext:value-type="float">
            <text:p>960</text:p>
          </table:table-cell>
          <table:table-cell office:value-type="float" office:value="1056" calcext:value-type="float">
            <text:p>1056</text:p>
          </table:table-cell>
          <table:table-cell office:value-type="float" office:value="1408" calcext:value-type="float">
            <text:p>1408</text:p>
          </table:table-cell>
          <table:table-cell office:value-type="float" office:value="2080" calcext:value-type="float">
            <text:p>2080</text:p>
          </table:table-cell>
          <table:table-cell office:value-type="float" office:value="2529" calcext:value-type="float">
            <text:p>2529</text:p>
          </table:table-cell>
          <table:table-cell office:value-type="float" office:value="2752" calcext:value-type="float">
            <text:p>2752</text:p>
          </table:table-cell>
          <table:table-cell office:value-type="float" office:value="2816" calcext:value-type="float">
            <text:p>2816</text:p>
          </table:table-cell>
          <table:table-cell table:number-columns-repeated="3" office:value-type="float" office:value="3424" calcext:value-type="float">
            <text:p>3424</text:p>
          </table:table-cell>
          <table:table-cell office:value-type="float" office:value="4768" calcext:value-type="float">
            <text:p>4768</text:p>
          </table:table-cell>
          <table:table-cell table:number-columns-repeated="2" office:value-type="float" office:value="7712" calcext:value-type="float">
            <text:p>7712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200" calcext:value-type="float">
            <text:p>200</text:p>
          </table:table-cell>
          <table:table-cell office:value-type="float" office:value="512" calcext:value-type="float">
            <text:p>512</text:p>
          </table:table-cell>
          <table:table-cell office:value-type="float" office:value="993" calcext:value-type="float">
            <text:p>993</text:p>
          </table:table-cell>
          <table:table-cell office:value-type="float" office:value="1024" calcext:value-type="float">
            <text:p>1024</text:p>
          </table:table-cell>
          <table:table-cell office:value-type="float" office:value="1088" calcext:value-type="float">
            <text:p>1088</text:p>
          </table:table-cell>
          <table:table-cell office:value-type="float" office:value="1376" calcext:value-type="float">
            <text:p>1376</text:p>
          </table:table-cell>
          <table:table-cell office:value-type="float" office:value="1632" calcext:value-type="float">
            <text:p>1632</text:p>
          </table:table-cell>
          <table:table-cell office:value-type="float" office:value="2208" calcext:value-type="float">
            <text:p>2208</text:p>
          </table:table-cell>
          <table:table-cell office:value-type="float" office:value="2368" calcext:value-type="float">
            <text:p>2368</text:p>
          </table:table-cell>
          <table:table-cell office:value-type="float" office:value="2624" calcext:value-type="float">
            <text:p>2624</text:p>
          </table:table-cell>
          <table:table-cell office:value-type="float" office:value="2752" calcext:value-type="float">
            <text:p>2752</text:p>
          </table:table-cell>
          <table:table-cell office:value-type="float" office:value="3392" calcext:value-type="float">
            <text:p>3392</text:p>
          </table:table-cell>
          <table:table-cell table:number-columns-repeated="2" office:value-type="float" office:value="3520" calcext:value-type="float">
            <text:p>3520</text:p>
          </table:table-cell>
          <table:table-cell office:value-type="float" office:value="4896" calcext:value-type="float">
            <text:p>4896</text:p>
          </table:table-cell>
          <table:table-cell table:number-columns-repeated="2" office:value-type="float" office:value="7520" calcext:value-type="float">
            <text:p>7520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130" calcext:value-type="float">
            <text:p>130</text:p>
          </table:table-cell>
          <table:table-cell office:value-type="float" office:value="544" calcext:value-type="float">
            <text:p>544</text:p>
          </table:table-cell>
          <table:table-cell office:value-type="float" office:value="896" calcext:value-type="float">
            <text:p>896</text:p>
          </table:table-cell>
          <table:table-cell office:value-type="float" office:value="960" calcext:value-type="float">
            <text:p>960</text:p>
          </table:table-cell>
          <table:table-cell office:value-type="float" office:value="992" calcext:value-type="float">
            <text:p>992</text:p>
          </table:table-cell>
          <table:table-cell office:value-type="float" office:value="1376" calcext:value-type="float">
            <text:p>1376</text:p>
          </table:table-cell>
          <table:table-cell office:value-type="float" office:value="1568" calcext:value-type="float">
            <text:p>1568</text:p>
          </table:table-cell>
          <table:table-cell office:value-type="float" office:value="2112" calcext:value-type="float">
            <text:p>2112</text:p>
          </table:table-cell>
          <table:table-cell office:value-type="float" office:value="3328" calcext:value-type="float">
            <text:p>3328</text:p>
          </table:table-cell>
          <table:table-cell table:number-columns-repeated="5" office:value-type="float" office:value="4000" calcext:value-type="float">
            <text:p>4000</text:p>
          </table:table-cell>
          <table:table-cell office:value-type="float" office:value="7008" calcext:value-type="float">
            <text:p>7008</text:p>
          </table:table-cell>
          <table:table-cell table:number-columns-repeated="2" office:value-type="float" office:value="9056" calcext:value-type="float">
            <text:p>9056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992" calcext:value-type="float">
            <text:p>992</text:p>
          </table:table-cell>
          <table:table-cell office:value-type="float" office:value="1024" calcext:value-type="float">
            <text:p>1024</text:p>
          </table:table-cell>
          <table:table-cell office:value-type="float" office:value="1120" calcext:value-type="float">
            <text:p>1120</text:p>
          </table:table-cell>
          <table:table-cell office:value-type="float" office:value="1504" calcext:value-type="float">
            <text:p>1504</text:p>
          </table:table-cell>
          <table:table-cell office:value-type="float" office:value="1856" calcext:value-type="float">
            <text:p>1856</text:p>
          </table:table-cell>
          <table:table-cell office:value-type="float" office:value="2464" calcext:value-type="float">
            <text:p>2464</text:p>
          </table:table-cell>
          <table:table-cell office:value-type="float" office:value="2848" calcext:value-type="float">
            <text:p>2848</text:p>
          </table:table-cell>
          <table:table-cell office:value-type="float" office:value="2976" calcext:value-type="float">
            <text:p>2976</text:p>
          </table:table-cell>
          <table:table-cell table:number-columns-repeated="4" office:value-type="float" office:value="3520" calcext:value-type="float">
            <text:p>3520</text:p>
          </table:table-cell>
          <table:table-cell office:value-type="float" office:value="7232" calcext:value-type="float">
            <text:p>7232</text:p>
          </table:table-cell>
          <table:table-cell table:number-columns-repeated="2" office:value-type="float" office:value="8704" calcext:value-type="float">
            <text:p>8704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39" calcext:value-type="float">
            <text:p>139</text:p>
          </table:table-cell>
          <table:table-cell office:value-type="float" office:value="512" calcext:value-type="float">
            <text:p>512</text:p>
          </table:table-cell>
          <table:table-cell office:value-type="float" office:value="864" calcext:value-type="float">
            <text:p>864</text:p>
          </table:table-cell>
          <table:table-cell office:value-type="float" office:value="896" calcext:value-type="float">
            <text:p>896</text:p>
          </table:table-cell>
          <table:table-cell office:value-type="float" office:value="929" calcext:value-type="float">
            <text:p>929</text:p>
          </table:table-cell>
          <table:table-cell office:value-type="float" office:value="1216" calcext:value-type="float">
            <text:p>1216</text:p>
          </table:table-cell>
          <table:table-cell office:value-type="float" office:value="1440" calcext:value-type="float">
            <text:p>1440</text:p>
          </table:table-cell>
          <table:table-cell office:value-type="float" office:value="1856" calcext:value-type="float">
            <text:p>1856</text:p>
          </table:table-cell>
          <table:table-cell office:value-type="float" office:value="2496" calcext:value-type="float">
            <text:p>2496</text:p>
          </table:table-cell>
          <table:table-cell table:number-columns-repeated="2" office:value-type="float" office:value="2688" calcext:value-type="float">
            <text:p>2688</text:p>
          </table:table-cell>
          <table:table-cell table:number-columns-repeated="3" office:value-type="float" office:value="3040" calcext:value-type="float">
            <text:p>3040</text:p>
          </table:table-cell>
          <table:table-cell office:value-type="float" office:value="5952" calcext:value-type="float">
            <text:p>5952</text:p>
          </table:table-cell>
          <table:table-cell table:number-columns-repeated="2" office:value-type="float" office:value="8448" calcext:value-type="float">
            <text:p>8448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194" calcext:value-type="float">
            <text:p>194</text:p>
          </table:table-cell>
          <table:table-cell office:value-type="float" office:value="544" calcext:value-type="float">
            <text:p>544</text:p>
          </table:table-cell>
          <table:table-cell office:value-type="float" office:value="1120" calcext:value-type="float">
            <text:p>1120</text:p>
          </table:table-cell>
          <table:table-cell office:value-type="float" office:value="1184" calcext:value-type="float">
            <text:p>1184</text:p>
          </table:table-cell>
          <table:table-cell office:value-type="float" office:value="1280" calcext:value-type="float">
            <text:p>1280</text:p>
          </table:table-cell>
          <table:table-cell office:value-type="float" office:value="1600" calcext:value-type="float">
            <text:p>1600</text:p>
          </table:table-cell>
          <table:table-cell office:value-type="float" office:value="1920" calcext:value-type="float">
            <text:p>1920</text:p>
          </table:table-cell>
          <table:table-cell office:value-type="float" office:value="2976" calcext:value-type="float">
            <text:p>2976</text:p>
          </table:table-cell>
          <table:table-cell office:value-type="float" office:value="3136" calcext:value-type="float">
            <text:p>3136</text:p>
          </table:table-cell>
          <table:table-cell table:number-columns-repeated="2" office:value-type="float" office:value="3168" calcext:value-type="float">
            <text:p>3168</text:p>
          </table:table-cell>
          <table:table-cell office:value-type="float" office:value="3840" calcext:value-type="float">
            <text:p>3840</text:p>
          </table:table-cell>
          <table:table-cell table:number-columns-repeated="2" office:value-type="float" office:value="4736" calcext:value-type="float">
            <text:p>4736</text:p>
          </table:table-cell>
          <table:table-cell office:value-type="float" office:value="5664" calcext:value-type="float">
            <text:p>5664</text:p>
          </table:table-cell>
          <table:table-cell table:number-columns-repeated="2" office:value-type="float" office:value="8608" calcext:value-type="float">
            <text:p>8608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168" calcext:value-type="float">
            <text:p>168</text:p>
          </table:table-cell>
          <table:table-cell office:value-type="float" office:value="480" calcext:value-type="float">
            <text:p>480</text:p>
          </table:table-cell>
          <table:table-cell office:value-type="float" office:value="832" calcext:value-type="float">
            <text:p>832</text:p>
          </table:table-cell>
          <table:table-cell office:value-type="float" office:value="864" calcext:value-type="float">
            <text:p>864</text:p>
          </table:table-cell>
          <table:table-cell office:value-type="float" office:value="896" calcext:value-type="float">
            <text:p>896</text:p>
          </table:table-cell>
          <table:table-cell office:value-type="float" office:value="1056" calcext:value-type="float">
            <text:p>1056</text:p>
          </table:table-cell>
          <table:table-cell office:value-type="float" office:value="1536" calcext:value-type="float">
            <text:p>1536</text:p>
          </table:table-cell>
          <table:table-cell office:value-type="float" office:value="1984" calcext:value-type="float">
            <text:p>1984</text:p>
          </table:table-cell>
          <table:table-cell office:value-type="float" office:value="2112" calcext:value-type="float">
            <text:p>2112</text:p>
          </table:table-cell>
          <table:table-cell office:value-type="float" office:value="2464" calcext:value-type="float">
            <text:p>2464</text:p>
          </table:table-cell>
          <table:table-cell table:number-columns-repeated="4" office:value-type="float" office:value="2816" calcext:value-type="float">
            <text:p>2816</text:p>
          </table:table-cell>
          <table:table-cell office:value-type="float" office:value="4928" calcext:value-type="float">
            <text:p>4928</text:p>
          </table:table-cell>
          <table:table-cell table:number-columns-repeated="2" office:value-type="float" office:value="8352" calcext:value-type="float">
            <text:p>8352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203" calcext:value-type="float">
            <text:p>203</text:p>
          </table:table-cell>
          <table:table-cell office:value-type="float" office:value="480" calcext:value-type="float">
            <text:p>480</text:p>
          </table:table-cell>
          <table:table-cell office:value-type="float" office:value="800" calcext:value-type="float">
            <text:p>800</text:p>
          </table:table-cell>
          <table:table-cell office:value-type="float" office:value="832" calcext:value-type="float">
            <text:p>832</text:p>
          </table:table-cell>
          <table:table-cell office:value-type="float" office:value="864" calcext:value-type="float">
            <text:p>864</text:p>
          </table:table-cell>
          <table:table-cell office:value-type="float" office:value="1024" calcext:value-type="float">
            <text:p>1024</text:p>
          </table:table-cell>
          <table:table-cell office:value-type="float" office:value="1473" calcext:value-type="float">
            <text:p>1473</text:p>
          </table:table-cell>
          <table:table-cell office:value-type="float" office:value="1920" calcext:value-type="float">
            <text:p>1920</text:p>
          </table:table-cell>
          <table:table-cell office:value-type="float" office:value="2240" calcext:value-type="float">
            <text:p>2240</text:p>
          </table:table-cell>
          <table:table-cell table:number-columns-repeated="2" office:value-type="float" office:value="2400" calcext:value-type="float">
            <text:p>2400</text:p>
          </table:table-cell>
          <table:table-cell table:number-columns-repeated="3" office:value-type="float" office:value="2656" calcext:value-type="float">
            <text:p>2656</text:p>
          </table:table-cell>
          <table:table-cell office:value-type="float" office:value="4896" calcext:value-type="float">
            <text:p>4896</text:p>
          </table:table-cell>
          <table:table-cell table:number-columns-repeated="2" office:value-type="float" office:value="8064" calcext:value-type="float">
            <text:p>8064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235" calcext:value-type="float">
            <text:p>235</text:p>
          </table:table-cell>
          <table:table-cell office:value-type="float" office:value="544" calcext:value-type="float">
            <text:p>544</text:p>
          </table:table-cell>
          <table:table-cell office:value-type="float" office:value="929" calcext:value-type="float">
            <text:p>929</text:p>
          </table:table-cell>
          <table:table-cell office:value-type="float" office:value="960" calcext:value-type="float">
            <text:p>960</text:p>
          </table:table-cell>
          <table:table-cell office:value-type="float" office:value="992" calcext:value-type="float">
            <text:p>992</text:p>
          </table:table-cell>
          <table:table-cell office:value-type="float" office:value="1088" calcext:value-type="float">
            <text:p>1088</text:p>
          </table:table-cell>
          <table:table-cell office:value-type="float" office:value="1568" calcext:value-type="float">
            <text:p>1568</text:p>
          </table:table-cell>
          <table:table-cell office:value-type="float" office:value="2048" calcext:value-type="float">
            <text:p>2048</text:p>
          </table:table-cell>
          <table:table-cell office:value-type="float" office:value="3680" calcext:value-type="float">
            <text:p>3680</text:p>
          </table:table-cell>
          <table:table-cell office:value-type="float" office:value="3744" calcext:value-type="float">
            <text:p>3744</text:p>
          </table:table-cell>
          <table:table-cell table:number-columns-repeated="4" office:value-type="float" office:value="4032" calcext:value-type="float">
            <text:p>403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9504" calcext:value-type="float">
            <text:p>9504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260" calcext:value-type="float">
            <text:p>260</text:p>
          </table:table-cell>
          <table:table-cell office:value-type="float" office:value="576" calcext:value-type="float">
            <text:p>576</text:p>
          </table:table-cell>
          <table:table-cell office:value-type="float" office:value="960" calcext:value-type="float">
            <text:p>960</text:p>
          </table:table-cell>
          <table:table-cell office:value-type="float" office:value="1024" calcext:value-type="float">
            <text:p>1024</text:p>
          </table:table-cell>
          <table:table-cell office:value-type="float" office:value="1056" calcext:value-type="float">
            <text:p>1056</text:p>
          </table:table-cell>
          <table:table-cell office:value-type="float" office:value="1152" calcext:value-type="float">
            <text:p>1152</text:p>
          </table:table-cell>
          <table:table-cell office:value-type="float" office:value="1600" calcext:value-type="float">
            <text:p>1600</text:p>
          </table:table-cell>
          <table:table-cell office:value-type="float" office:value="2144" calcext:value-type="float">
            <text:p>2144</text:p>
          </table:table-cell>
          <table:table-cell table:number-columns-repeated="3" office:value-type="float" office:value="2592" calcext:value-type="float">
            <text:p>2592</text:p>
          </table:table-cell>
          <table:table-cell table:number-columns-repeated="3" office:value-type="float" office:value="3136" calcext:value-type="float">
            <text:p>3136</text:p>
          </table:table-cell>
          <table:table-cell office:value-type="float" office:value="5697" calcext:value-type="float">
            <text:p>5697</text:p>
          </table:table-cell>
          <table:table-cell table:number-columns-repeated="2" office:value-type="float" office:value="8257" calcext:value-type="float">
            <text:p>8257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225" calcext:value-type="float">
            <text:p>225</text:p>
          </table:table-cell>
          <table:table-cell office:value-type="float" office:value="513" calcext:value-type="float">
            <text:p>513</text:p>
          </table:table-cell>
          <table:table-cell office:value-type="float" office:value="896" calcext:value-type="float">
            <text:p>896</text:p>
          </table:table-cell>
          <table:table-cell office:value-type="float" office:value="928" calcext:value-type="float">
            <text:p>928</text:p>
          </table:table-cell>
          <table:table-cell office:value-type="float" office:value="992" calcext:value-type="float">
            <text:p>992</text:p>
          </table:table-cell>
          <table:table-cell office:value-type="float" office:value="1216" calcext:value-type="float">
            <text:p>1216</text:p>
          </table:table-cell>
          <table:table-cell office:value-type="float" office:value="1633" calcext:value-type="float">
            <text:p>1633</text:p>
          </table:table-cell>
          <table:table-cell office:value-type="float" office:value="2976" calcext:value-type="float">
            <text:p>2976</text:p>
          </table:table-cell>
          <table:table-cell office:value-type="float" office:value="3296" calcext:value-type="float">
            <text:p>3296</text:p>
          </table:table-cell>
          <table:table-cell office:value-type="float" office:value="3392" calcext:value-type="float">
            <text:p>3392</text:p>
          </table:table-cell>
          <table:table-cell table:number-columns-repeated="4" office:value-type="float" office:value="4032" calcext:value-type="float">
            <text:p>4032</text:p>
          </table:table-cell>
          <table:table-cell office:value-type="float" office:value="6400" calcext:value-type="float">
            <text:p>6400</text:p>
          </table:table-cell>
          <table:table-cell table:number-columns-repeated="2" office:value-type="float" office:value="8768" calcext:value-type="float">
            <text:p>8768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232" calcext:value-type="float">
            <text:p>232</text:p>
          </table:table-cell>
          <table:table-cell office:value-type="float" office:value="512" calcext:value-type="float">
            <text:p>512</text:p>
          </table:table-cell>
          <table:table-cell office:value-type="float" office:value="800" calcext:value-type="float">
            <text:p>800</text:p>
          </table:table-cell>
          <table:table-cell office:value-type="float" office:value="832" calcext:value-type="float">
            <text:p>832</text:p>
          </table:table-cell>
          <table:table-cell office:value-type="float" office:value="864" calcext:value-type="float">
            <text:p>864</text:p>
          </table:table-cell>
          <table:table-cell office:value-type="float" office:value="1056" calcext:value-type="float">
            <text:p>1056</text:p>
          </table:table-cell>
          <table:table-cell office:value-type="float" office:value="1376" calcext:value-type="float">
            <text:p>1376</text:p>
          </table:table-cell>
          <table:table-cell office:value-type="float" office:value="1952" calcext:value-type="float">
            <text:p>1952</text:p>
          </table:table-cell>
          <table:table-cell office:value-type="float" office:value="2336" calcext:value-type="float">
            <text:p>2336</text:p>
          </table:table-cell>
          <table:table-cell table:number-columns-repeated="2" office:value-type="float" office:value="2784" calcext:value-type="float">
            <text:p>2784</text:p>
          </table:table-cell>
          <table:table-cell table:number-columns-repeated="3" office:value-type="float" office:value="2880" calcext:value-type="float">
            <text:p>2880</text:p>
          </table:table-cell>
          <table:table-cell office:value-type="float" office:value="4992" calcext:value-type="float">
            <text:p>4992</text:p>
          </table:table-cell>
          <table:table-cell table:number-columns-repeated="2" office:value-type="float" office:value="7552" calcext:value-type="float">
            <text:p>7552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200" calcext:value-type="float">
            <text:p>200</text:p>
          </table:table-cell>
          <table:table-cell office:value-type="float" office:value="512" calcext:value-type="float">
            <text:p>512</text:p>
          </table:table-cell>
          <table:table-cell office:value-type="float" office:value="896" calcext:value-type="float">
            <text:p>896</text:p>
          </table:table-cell>
          <table:table-cell office:value-type="float" office:value="960" calcext:value-type="float">
            <text:p>960</text:p>
          </table:table-cell>
          <table:table-cell office:value-type="float" office:value="992" calcext:value-type="float">
            <text:p>992</text:p>
          </table:table-cell>
          <table:table-cell office:value-type="float" office:value="1217" calcext:value-type="float">
            <text:p>1217</text:p>
          </table:table-cell>
          <table:table-cell office:value-type="float" office:value="1345" calcext:value-type="float">
            <text:p>1345</text:p>
          </table:table-cell>
          <table:table-cell office:value-type="float" office:value="1696" calcext:value-type="float">
            <text:p>1696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float" office:value="2624" calcext:value-type="float">
            <text:p>2624</text:p>
          </table:table-cell>
          <table:table-cell office:value-type="float" office:value="2848" calcext:value-type="float">
            <text:p>2848</text:p>
          </table:table-cell>
          <table:table-cell table:number-columns-repeated="2" office:value-type="float" office:value="3393" calcext:value-type="float">
            <text:p>3393</text:p>
          </table:table-cell>
          <table:table-cell office:value-type="float" office:value="6368" calcext:value-type="float">
            <text:p>6368</text:p>
          </table:table-cell>
          <table:table-cell table:number-columns-repeated="2" office:value-type="float" office:value="7712" calcext:value-type="float">
            <text:p>7712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204" calcext:value-type="float">
            <text:p>204</text:p>
          </table:table-cell>
          <table:table-cell office:value-type="float" office:value="512" calcext:value-type="float">
            <text:p>512</text:p>
          </table:table-cell>
          <table:table-cell office:value-type="float" office:value="928" calcext:value-type="float">
            <text:p>928</text:p>
          </table:table-cell>
          <table:table-cell office:value-type="float" office:value="961" calcext:value-type="float">
            <text:p>961</text:p>
          </table:table-cell>
          <table:table-cell office:value-type="float" office:value="992" calcext:value-type="float">
            <text:p>992</text:p>
          </table:table-cell>
          <table:table-cell office:value-type="float" office:value="1344" calcext:value-type="float">
            <text:p>1344</text:p>
          </table:table-cell>
          <table:table-cell office:value-type="float" office:value="1728" calcext:value-type="float">
            <text:p>1728</text:p>
          </table:table-cell>
          <table:table-cell office:value-type="float" office:value="2368" calcext:value-type="float">
            <text:p>2368</text:p>
          </table:table-cell>
          <table:table-cell office:value-type="float" office:value="3264" calcext:value-type="float">
            <text:p>3264</text:p>
          </table:table-cell>
          <table:table-cell office:value-type="float" office:value="3584" calcext:value-type="float">
            <text:p>3584</text:p>
          </table:table-cell>
          <table:table-cell table:number-columns-repeated="2" office:value-type="float" office:value="3648" calcext:value-type="float">
            <text:p>3648</text:p>
          </table:table-cell>
          <table:table-cell table:number-columns-repeated="2" office:value-type="float" office:value="5920" calcext:value-type="float">
            <text:p>5920</text:p>
          </table:table-cell>
          <table:table-cell office:value-type="float" office:value="8608" calcext:value-type="float">
            <text:p>8608</text:p>
          </table:table-cell>
          <table:table-cell table:number-columns-repeated="2" office:value-type="float" office:value="11264" calcext:value-type="float">
            <text:p>11264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224" calcext:value-type="float">
            <text:p>224</text:p>
          </table:table-cell>
          <table:table-cell office:value-type="float" office:value="512" calcext:value-type="float">
            <text:p>512</text:p>
          </table:table-cell>
          <table:table-cell office:value-type="float" office:value="864" calcext:value-type="float">
            <text:p>864</text:p>
          </table:table-cell>
          <table:table-cell office:value-type="float" office:value="896" calcext:value-type="float">
            <text:p>896</text:p>
          </table:table-cell>
          <table:table-cell office:value-type="float" office:value="960" calcext:value-type="float">
            <text:p>960</text:p>
          </table:table-cell>
          <table:table-cell office:value-type="float" office:value="1216" calcext:value-type="float">
            <text:p>1216</text:p>
          </table:table-cell>
          <table:table-cell office:value-type="float" office:value="1440" calcext:value-type="float">
            <text:p>1440</text:p>
          </table:table-cell>
          <table:table-cell office:value-type="float" office:value="1888" calcext:value-type="float">
            <text:p>1888</text:p>
          </table:table-cell>
          <table:table-cell table:number-columns-repeated="6" office:value-type="float" office:value="2817" calcext:value-type="float">
            <text:p>2817</text:p>
          </table:table-cell>
          <table:table-cell office:value-type="float" office:value="5952" calcext:value-type="float">
            <text:p>5952</text:p>
          </table:table-cell>
          <table:table-cell table:number-columns-repeated="2" office:value-type="float" office:value="8033" calcext:value-type="float">
            <text:p>8033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257" calcext:value-type="float">
            <text:p>257</text:p>
          </table:table-cell>
          <table:table-cell office:value-type="float" office:value="512" calcext:value-type="float">
            <text:p>512</text:p>
          </table:table-cell>
          <table:table-cell office:value-type="float" office:value="896" calcext:value-type="float">
            <text:p>896</text:p>
          </table:table-cell>
          <table:table-cell office:value-type="float" office:value="960" calcext:value-type="float">
            <text:p>960</text:p>
          </table:table-cell>
          <table:table-cell office:value-type="float" office:value="992" calcext:value-type="float">
            <text:p>992</text:p>
          </table:table-cell>
          <table:table-cell office:value-type="float" office:value="1440" calcext:value-type="float">
            <text:p>1440</text:p>
          </table:table-cell>
          <table:table-cell office:value-type="float" office:value="2112" calcext:value-type="float">
            <text:p>2112</text:p>
          </table:table-cell>
          <table:table-cell office:value-type="float" office:value="2784" calcext:value-type="float">
            <text:p>2784</text:p>
          </table:table-cell>
          <table:table-cell table:number-columns-repeated="3" office:value-type="float" office:value="3104" calcext:value-type="float">
            <text:p>3104</text:p>
          </table:table-cell>
          <table:table-cell office:value-type="float" office:value="3808" calcext:value-type="float">
            <text:p>3808</text:p>
          </table:table-cell>
          <table:table-cell table:number-columns-repeated="2" office:value-type="float" office:value="4032" calcext:value-type="float">
            <text:p>4032</text:p>
          </table:table-cell>
          <table:table-cell office:value-type="float" office:value="5696" calcext:value-type="float">
            <text:p>5696</text:p>
          </table:table-cell>
          <table:table-cell table:number-columns-repeated="2" office:value-type="float" office:value="8608" calcext:value-type="float">
            <text:p>8608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182" calcext:value-type="float">
            <text:p>182</text:p>
          </table:table-cell>
          <table:table-cell office:value-type="float" office:value="512" calcext:value-type="float">
            <text:p>512</text:p>
          </table:table-cell>
          <table:table-cell office:value-type="float" office:value="768" calcext:value-type="float">
            <text:p>768</text:p>
          </table:table-cell>
          <table:table-cell office:value-type="float" office:value="800" calcext:value-type="float">
            <text:p>800</text:p>
          </table:table-cell>
          <table:table-cell office:value-type="float" office:value="833" calcext:value-type="float">
            <text:p>833</text:p>
          </table:table-cell>
          <table:table-cell office:value-type="float" office:value="1216" calcext:value-type="float">
            <text:p>1216</text:p>
          </table:table-cell>
          <table:table-cell office:value-type="float" office:value="1568" calcext:value-type="float">
            <text:p>1568</text:p>
          </table:table-cell>
          <table:table-cell office:value-type="float" office:value="3200" calcext:value-type="float">
            <text:p>3200</text:p>
          </table:table-cell>
          <table:table-cell office:value-type="float" office:value="3392" calcext:value-type="float">
            <text:p>3392</text:p>
          </table:table-cell>
          <table:table-cell table:number-columns-repeated="2" office:value-type="float" office:value="3424" calcext:value-type="float">
            <text:p>3424</text:p>
          </table:table-cell>
          <table:table-cell office:value-type="float" office:value="3648" calcext:value-type="float">
            <text:p>3648</text:p>
          </table:table-cell>
          <table:table-cell table:number-columns-repeated="2" office:value-type="float" office:value="3808" calcext:value-type="float">
            <text:p>3808</text:p>
          </table:table-cell>
          <table:table-cell office:value-type="float" office:value="5152" calcext:value-type="float">
            <text:p>5152</text:p>
          </table:table-cell>
          <table:table-cell table:number-columns-repeated="2" office:value-type="float" office:value="8640" calcext:value-type="float">
            <text:p>8640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214" calcext:value-type="float">
            <text:p>214</text:p>
          </table:table-cell>
          <table:table-cell office:value-type="float" office:value="544" calcext:value-type="float">
            <text:p>544</text:p>
          </table:table-cell>
          <table:table-cell office:value-type="float" office:value="864" calcext:value-type="float">
            <text:p>864</text:p>
          </table:table-cell>
          <table:table-cell office:value-type="float" office:value="928" calcext:value-type="float">
            <text:p>928</text:p>
          </table:table-cell>
          <table:table-cell office:value-type="float" office:value="960" calcext:value-type="float">
            <text:p>960</text:p>
          </table:table-cell>
          <table:table-cell office:value-type="float" office:value="1120" calcext:value-type="float">
            <text:p>1120</text:p>
          </table:table-cell>
          <table:table-cell office:value-type="float" office:value="1537" calcext:value-type="float">
            <text:p>1537</text:p>
          </table:table-cell>
          <table:table-cell office:value-type="float" office:value="2144" calcext:value-type="float">
            <text:p>2144</text:p>
          </table:table-cell>
          <table:table-cell office:value-type="float" office:value="2496" calcext:value-type="float">
            <text:p>2496</text:p>
          </table:table-cell>
          <table:table-cell office:value-type="float" office:value="2624" calcext:value-type="float">
            <text:p>2624</text:p>
          </table:table-cell>
          <table:table-cell office:value-type="float" office:value="2656" calcext:value-type="float">
            <text:p>2656</text:p>
          </table:table-cell>
          <table:table-cell office:value-type="float" office:value="2752" calcext:value-type="float">
            <text:p>2752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4736" calcext:value-type="float">
            <text:p>4736</text:p>
          </table:table-cell>
          <table:table-cell table:number-columns-repeated="2" office:value-type="float" office:value="7712" calcext:value-type="float">
            <text:p>7712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247" calcext:value-type="float">
            <text:p>247</text:p>
          </table:table-cell>
          <table:table-cell office:value-type="float" office:value="512" calcext:value-type="float">
            <text:p>512</text:p>
          </table:table-cell>
          <table:table-cell office:value-type="float" office:value="768" calcext:value-type="float">
            <text:p>768</text:p>
          </table:table-cell>
          <table:table-cell office:value-type="float" office:value="800" calcext:value-type="float">
            <text:p>800</text:p>
          </table:table-cell>
          <table:table-cell office:value-type="float" office:value="832" calcext:value-type="float">
            <text:p>832</text:p>
          </table:table-cell>
          <table:table-cell office:value-type="float" office:value="1280" calcext:value-type="float">
            <text:p>1280</text:p>
          </table:table-cell>
          <table:table-cell office:value-type="float" office:value="1632" calcext:value-type="float">
            <text:p>1632</text:p>
          </table:table-cell>
          <table:table-cell office:value-type="float" office:value="2304" calcext:value-type="float">
            <text:p>2304</text:p>
          </table:table-cell>
          <table:table-cell table:number-columns-repeated="3" office:value-type="float" office:value="2720" calcext:value-type="float">
            <text:p>2720</text:p>
          </table:table-cell>
          <table:table-cell office:value-type="float" office:value="3264" calcext:value-type="float">
            <text:p>3264</text:p>
          </table:table-cell>
          <table:table-cell table:number-columns-repeated="2" office:value-type="float" office:value="3488" calcext:value-type="float">
            <text:p>3488</text:p>
          </table:table-cell>
          <table:table-cell office:value-type="float" office:value="5312" calcext:value-type="float">
            <text:p>5312</text:p>
          </table:table-cell>
          <table:table-cell table:number-columns-repeated="2" office:value-type="float" office:value="8065" calcext:value-type="float">
            <text:p>8065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166" calcext:value-type="float">
            <text:p>166</text:p>
          </table:table-cell>
          <table:table-cell office:value-type="float" office:value="480" calcext:value-type="float">
            <text:p>480</text:p>
          </table:table-cell>
          <table:table-cell office:value-type="float" office:value="768" calcext:value-type="float">
            <text:p>768</text:p>
          </table:table-cell>
          <table:table-cell office:value-type="float" office:value="801" calcext:value-type="float">
            <text:p>801</text:p>
          </table:table-cell>
          <table:table-cell office:value-type="float" office:value="865" calcext:value-type="float">
            <text:p>865</text:p>
          </table:table-cell>
          <table:table-cell office:value-type="float" office:value="1120" calcext:value-type="float">
            <text:p>1120</text:p>
          </table:table-cell>
          <table:table-cell office:value-type="float" office:value="1536" calcext:value-type="float">
            <text:p>1536</text:p>
          </table:table-cell>
          <table:table-cell office:value-type="float" office:value="2144" calcext:value-type="float">
            <text:p>2144</text:p>
          </table:table-cell>
          <table:table-cell office:value-type="float" office:value="3264" calcext:value-type="float">
            <text:p>3264</text:p>
          </table:table-cell>
          <table:table-cell table:number-columns-repeated="5" office:value-type="float" office:value="3392" calcext:value-type="float">
            <text:p>3392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8224" calcext:value-type="float">
            <text:p>8224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187" calcext:value-type="float">
            <text:p>187</text:p>
          </table:table-cell>
          <table:table-cell office:value-type="float" office:value="480" calcext:value-type="float">
            <text:p>480</text:p>
          </table:table-cell>
          <table:table-cell office:value-type="float" office:value="800" calcext:value-type="float">
            <text:p>800</text:p>
          </table:table-cell>
          <table:table-cell office:value-type="float" office:value="832" calcext:value-type="float">
            <text:p>832</text:p>
          </table:table-cell>
          <table:table-cell office:value-type="float" office:value="864" calcext:value-type="float">
            <text:p>864</text:p>
          </table:table-cell>
          <table:table-cell office:value-type="float" office:value="1056" calcext:value-type="float">
            <text:p>1056</text:p>
          </table:table-cell>
          <table:table-cell office:value-type="float" office:value="1409" calcext:value-type="float">
            <text:p>1409</text:p>
          </table:table-cell>
          <table:table-cell office:value-type="float" office:value="2112" calcext:value-type="float">
            <text:p>2112</text:p>
          </table:table-cell>
          <table:table-cell office:value-type="float" office:value="2432" calcext:value-type="float">
            <text:p>2432</text:p>
          </table:table-cell>
          <table:table-cell table:number-columns-repeated="2" office:value-type="float" office:value="2465" calcext:value-type="float">
            <text:p>2465</text:p>
          </table:table-cell>
          <table:table-cell office:value-type="float" office:value="2880" calcext:value-type="float">
            <text:p>2880</text:p>
          </table:table-cell>
          <table:table-cell table:number-columns-repeated="2" office:value-type="float" office:value="3296" calcext:value-type="float">
            <text:p>3296</text:p>
          </table:table-cell>
          <table:table-cell office:value-type="float" office:value="4768" calcext:value-type="float">
            <text:p>4768</text:p>
          </table:table-cell>
          <table:table-cell table:number-columns-repeated="2" office:value-type="float" office:value="6976" calcext:value-type="float">
            <text:p>6976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166" calcext:value-type="float">
            <text:p>166</text:p>
          </table:table-cell>
          <table:table-cell office:value-type="float" office:value="544" calcext:value-type="float">
            <text:p>544</text:p>
          </table:table-cell>
          <table:table-cell office:value-type="float" office:value="832" calcext:value-type="float">
            <text:p>832</text:p>
          </table:table-cell>
          <table:table-cell office:value-type="float" office:value="864" calcext:value-type="float">
            <text:p>864</text:p>
          </table:table-cell>
          <table:table-cell office:value-type="float" office:value="896" calcext:value-type="float">
            <text:p>896</text:p>
          </table:table-cell>
          <table:table-cell office:value-type="float" office:value="1120" calcext:value-type="float">
            <text:p>1120</text:p>
          </table:table-cell>
          <table:table-cell office:value-type="float" office:value="2465" calcext:value-type="float">
            <text:p>2465</text:p>
          </table:table-cell>
          <table:table-cell office:value-type="float" office:value="3072" calcext:value-type="float">
            <text:p>3072</text:p>
          </table:table-cell>
          <table:table-cell table:number-columns-repeated="6" office:value-type="float" office:value="3616" calcext:value-type="float">
            <text:p>3616</text:p>
          </table:table-cell>
          <table:table-cell office:value-type="float" office:value="8256" calcext:value-type="float">
            <text:p>8256</text:p>
          </table:table-cell>
          <table:table-cell table:number-columns-repeated="2" office:value-type="float" office:value="9056" calcext:value-type="float">
            <text:p>9056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office:value-type="float" office:value="178" calcext:value-type="float">
            <text:p>178</text:p>
          </table:table-cell>
          <table:table-cell office:value-type="float" office:value="480" calcext:value-type="float">
            <text:p>480</text:p>
          </table:table-cell>
          <table:table-cell office:value-type="float" office:value="832" calcext:value-type="float">
            <text:p>832</text:p>
          </table:table-cell>
          <table:table-cell office:value-type="float" office:value="897" calcext:value-type="float">
            <text:p>897</text:p>
          </table:table-cell>
          <table:table-cell office:value-type="float" office:value="928" calcext:value-type="float">
            <text:p>928</text:p>
          </table:table-cell>
          <table:table-cell office:value-type="float" office:value="1024" calcext:value-type="float">
            <text:p>1024</text:p>
          </table:table-cell>
          <table:table-cell office:value-type="float" office:value="1696" calcext:value-type="float">
            <text:p>1696</text:p>
          </table:table-cell>
          <table:table-cell office:value-type="float" office:value="2432" calcext:value-type="float">
            <text:p>2432</text:p>
          </table:table-cell>
          <table:table-cell office:value-type="float" office:value="2976" calcext:value-type="float">
            <text:p>2976</text:p>
          </table:table-cell>
          <table:table-cell office:value-type="float" office:value="3168" calcext:value-type="float">
            <text:p>3168</text:p>
          </table:table-cell>
          <table:table-cell office:value-type="float" office:value="3264" calcext:value-type="float">
            <text:p>3264</text:p>
          </table:table-cell>
          <table:table-cell table:number-columns-repeated="3" office:value-type="float" office:value="3648" calcext:value-type="float">
            <text:p>3648</text:p>
          </table:table-cell>
          <table:table-cell office:value-type="float" office:value="5632" calcext:value-type="float">
            <text:p>5632</text:p>
          </table:table-cell>
          <table:table-cell table:number-columns-repeated="2" office:value-type="float" office:value="8320" calcext:value-type="float">
            <text:p>8320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200" calcext:value-type="float">
            <text:p>200</text:p>
          </table:table-cell>
          <table:table-cell office:value-type="float" office:value="512" calcext:value-type="float">
            <text:p>512</text:p>
          </table:table-cell>
          <table:table-cell office:value-type="float" office:value="832" calcext:value-type="float">
            <text:p>832</text:p>
          </table:table-cell>
          <table:table-cell office:value-type="float" office:value="864" calcext:value-type="float">
            <text:p>864</text:p>
          </table:table-cell>
          <table:table-cell office:value-type="float" office:value="896" calcext:value-type="float">
            <text:p>896</text:p>
          </table:table-cell>
          <table:table-cell office:value-type="float" office:value="1216" calcext:value-type="float">
            <text:p>1216</text:p>
          </table:table-cell>
          <table:table-cell office:value-type="float" office:value="1472" calcext:value-type="float">
            <text:p>1472</text:p>
          </table:table-cell>
          <table:table-cell office:value-type="float" office:value="2176" calcext:value-type="float">
            <text:p>2176</text:p>
          </table:table-cell>
          <table:table-cell table:number-columns-repeated="3" office:value-type="float" office:value="2560" calcext:value-type="float">
            <text:p>2560</text:p>
          </table:table-cell>
          <table:table-cell office:value-type="float" office:value="3136" calcext:value-type="float">
            <text:p>3136</text:p>
          </table:table-cell>
          <table:table-cell table:number-columns-repeated="2" office:value-type="float" office:value="3168" calcext:value-type="float">
            <text:p>3168</text:p>
          </table:table-cell>
          <table:table-cell office:value-type="float" office:value="4160" calcext:value-type="float">
            <text:p>4160</text:p>
          </table:table-cell>
          <table:table-cell table:number-columns-repeated="2" office:value-type="float" office:value="7168" calcext:value-type="float">
            <text:p>7168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194" calcext:value-type="float">
            <text:p>194</text:p>
          </table:table-cell>
          <table:table-cell office:value-type="float" office:value="512" calcext:value-type="float">
            <text:p>512</text:p>
          </table:table-cell>
          <table:table-cell office:value-type="float" office:value="896" calcext:value-type="float">
            <text:p>896</text:p>
          </table:table-cell>
          <table:table-cell office:value-type="float" office:value="960" calcext:value-type="float">
            <text:p>960</text:p>
          </table:table-cell>
          <table:table-cell office:value-type="float" office:value="992" calcext:value-type="float">
            <text:p>992</text:p>
          </table:table-cell>
          <table:table-cell office:value-type="float" office:value="1536" calcext:value-type="float">
            <text:p>1536</text:p>
          </table:table-cell>
          <table:table-cell office:value-type="float" office:value="1952" calcext:value-type="float">
            <text:p>1952</text:p>
          </table:table-cell>
          <table:table-cell office:value-type="float" office:value="2752" calcext:value-type="float">
            <text:p>2752</text:p>
          </table:table-cell>
          <table:table-cell office:value-type="float" office:value="2848" calcext:value-type="float">
            <text:p>2848</text:p>
          </table:table-cell>
          <table:table-cell office:value-type="float" office:value="3008" calcext:value-type="float">
            <text:p>3008</text:p>
          </table:table-cell>
          <table:table-cell office:value-type="float" office:value="3136" calcext:value-type="float">
            <text:p>3136</text:p>
          </table:table-cell>
          <table:table-cell table:number-columns-repeated="3" office:value-type="float" office:value="3968" calcext:value-type="float">
            <text:p>3968</text:p>
          </table:table-cell>
          <table:table-cell office:value-type="float" office:value="4864" calcext:value-type="float">
            <text:p>4864</text:p>
          </table:table-cell>
          <table:table-cell table:number-columns-repeated="2" office:value-type="float" office:value="7552" calcext:value-type="float">
            <text:p>7552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68" calcext:value-type="float">
            <text:p>68</text:p>
          </table:table-cell>
          <table:table-cell office:value-type="float" office:value="142" calcext:value-type="float">
            <text:p>142</text:p>
          </table:table-cell>
          <table:table-cell office:value-type="float" office:value="481" calcext:value-type="float">
            <text:p>481</text:p>
          </table:table-cell>
          <table:table-cell office:value-type="float" office:value="960" calcext:value-type="float">
            <text:p>960</text:p>
          </table:table-cell>
          <table:table-cell office:value-type="float" office:value="992" calcext:value-type="float">
            <text:p>992</text:p>
          </table:table-cell>
          <table:table-cell office:value-type="float" office:value="1024" calcext:value-type="float">
            <text:p>1024</text:p>
          </table:table-cell>
          <table:table-cell office:value-type="float" office:value="1408" calcext:value-type="float">
            <text:p>1408</text:p>
          </table:table-cell>
          <table:table-cell office:value-type="float" office:value="1792" calcext:value-type="float">
            <text:p>1792</text:p>
          </table:table-cell>
          <table:table-cell office:value-type="float" office:value="2464" calcext:value-type="float">
            <text:p>2464</text:p>
          </table:table-cell>
          <table:table-cell office:value-type="float" office:value="2528" calcext:value-type="float">
            <text:p>2528</text:p>
          </table:table-cell>
          <table:table-cell table:number-columns-repeated="2" office:value-type="float" office:value="2592" calcext:value-type="float">
            <text:p>2592</text:p>
          </table:table-cell>
          <table:table-cell office:value-type="float" office:value="3488" calcext:value-type="float">
            <text:p>3488</text:p>
          </table:table-cell>
          <table:table-cell table:number-columns-repeated="2" office:value-type="float" office:value="3648" calcext:value-type="float">
            <text:p>3648</text:p>
          </table:table-cell>
          <table:table-cell office:value-type="float" office:value="7968" calcext:value-type="float">
            <text:p>7968</text:p>
          </table:table-cell>
          <table:table-cell table:number-columns-repeated="2" office:value-type="float" office:value="10240" calcext:value-type="float">
            <text:p>1024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200" calcext:value-type="float">
            <text:p>200</text:p>
          </table:table-cell>
          <table:table-cell office:value-type="float" office:value="480" calcext:value-type="float">
            <text:p>480</text:p>
          </table:table-cell>
          <table:table-cell office:value-type="float" office:value="896" calcext:value-type="float">
            <text:p>896</text:p>
          </table:table-cell>
          <table:table-cell office:value-type="float" office:value="928" calcext:value-type="float">
            <text:p>928</text:p>
          </table:table-cell>
          <table:table-cell office:value-type="float" office:value="992" calcext:value-type="float">
            <text:p>992</text:p>
          </table:table-cell>
          <table:table-cell office:value-type="float" office:value="1280" calcext:value-type="float">
            <text:p>1280</text:p>
          </table:table-cell>
          <table:table-cell office:value-type="float" office:value="1408" calcext:value-type="float">
            <text:p>1408</text:p>
          </table:table-cell>
          <table:table-cell office:value-type="float" office:value="2336" calcext:value-type="float">
            <text:p>2336</text:p>
          </table:table-cell>
          <table:table-cell office:value-type="float" office:value="2592" calcext:value-type="float">
            <text:p>2592</text:p>
          </table:table-cell>
          <table:table-cell office:value-type="float" office:value="2976" calcext:value-type="float">
            <text:p>2976</text:p>
          </table:table-cell>
          <table:table-cell table:number-columns-repeated="2" office:value-type="float" office:value="3456" calcext:value-type="float">
            <text:p>3456</text:p>
          </table:table-cell>
          <table:table-cell table:number-columns-repeated="2" office:value-type="float" office:value="4928" calcext:value-type="float">
            <text:p>4928</text:p>
          </table:table-cell>
          <table:table-cell office:value-type="float" office:value="5696" calcext:value-type="float">
            <text:p>5696</text:p>
          </table:table-cell>
          <table:table-cell table:number-columns-repeated="2" office:value-type="float" office:value="8800" calcext:value-type="float">
            <text:p>8800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285" calcext:value-type="float">
            <text:p>285</text:p>
          </table:table-cell>
          <table:table-cell office:value-type="float" office:value="544" calcext:value-type="float">
            <text:p>544</text:p>
          </table:table-cell>
          <table:table-cell office:value-type="float" office:value="864" calcext:value-type="float">
            <text:p>864</text:p>
          </table:table-cell>
          <table:table-cell office:value-type="float" office:value="896" calcext:value-type="float">
            <text:p>896</text:p>
          </table:table-cell>
          <table:table-cell office:value-type="float" office:value="928" calcext:value-type="float">
            <text:p>928</text:p>
          </table:table-cell>
          <table:table-cell office:value-type="float" office:value="1088" calcext:value-type="float">
            <text:p>1088</text:p>
          </table:table-cell>
          <table:table-cell office:value-type="float" office:value="1601" calcext:value-type="float">
            <text:p>1601</text:p>
          </table:table-cell>
          <table:table-cell office:value-type="float" office:value="2400" calcext:value-type="float">
            <text:p>2400</text:p>
          </table:table-cell>
          <table:table-cell table:number-columns-repeated="3" office:value-type="float" office:value="3040" calcext:value-type="float">
            <text:p>3040</text:p>
          </table:table-cell>
          <table:table-cell table:number-columns-repeated="3" office:value-type="float" office:value="3360" calcext:value-type="float">
            <text:p>3360</text:p>
          </table:table-cell>
          <table:table-cell office:value-type="float" office:value="5888" calcext:value-type="float">
            <text:p>5888</text:p>
          </table:table-cell>
          <table:table-cell table:number-columns-repeated="2" office:value-type="float" office:value="8704" calcext:value-type="float">
            <text:p>8704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198" calcext:value-type="float">
            <text:p>198</text:p>
          </table:table-cell>
          <table:table-cell office:value-type="float" office:value="512" calcext:value-type="float">
            <text:p>512</text:p>
          </table:table-cell>
          <table:table-cell office:value-type="float" office:value="832" calcext:value-type="float">
            <text:p>832</text:p>
          </table:table-cell>
          <table:table-cell office:value-type="float" office:value="864" calcext:value-type="float">
            <text:p>864</text:p>
          </table:table-cell>
          <table:table-cell office:value-type="float" office:value="896" calcext:value-type="float">
            <text:p>896</text:p>
          </table:table-cell>
          <table:table-cell office:value-type="float" office:value="1184" calcext:value-type="float">
            <text:p>1184</text:p>
          </table:table-cell>
          <table:table-cell office:value-type="float" office:value="1472" calcext:value-type="float">
            <text:p>1472</text:p>
          </table:table-cell>
          <table:table-cell office:value-type="float" office:value="2016" calcext:value-type="float">
            <text:p>2016</text:p>
          </table:table-cell>
          <table:table-cell office:value-type="float" office:value="2624" calcext:value-type="float">
            <text:p>2624</text:p>
          </table:table-cell>
          <table:table-cell office:value-type="float" office:value="2720" calcext:value-type="float">
            <text:p>2720</text:p>
          </table:table-cell>
          <table:table-cell office:value-type="float" office:value="2785" calcext:value-type="float">
            <text:p>2785</text:p>
          </table:table-cell>
          <table:table-cell office:value-type="float" office:value="2880" calcext:value-type="float">
            <text:p>2880</text:p>
          </table:table-cell>
          <table:table-cell table:number-columns-repeated="2" office:value-type="float" office:value="3232" calcext:value-type="float">
            <text:p>3232</text:p>
          </table:table-cell>
          <table:table-cell office:value-type="float" office:value="4928" calcext:value-type="float">
            <text:p>4928</text:p>
          </table:table-cell>
          <table:table-cell table:number-columns-repeated="2" office:value-type="float" office:value="7296" calcext:value-type="float">
            <text:p>7296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float" office:value="171" calcext:value-type="float">
            <text:p>171</text:p>
          </table:table-cell>
          <table:table-cell office:value-type="float" office:value="513" calcext:value-type="float">
            <text:p>513</text:p>
          </table:table-cell>
          <table:table-cell office:value-type="float" office:value="897" calcext:value-type="float">
            <text:p>897</text:p>
          </table:table-cell>
          <table:table-cell office:value-type="float" office:value="928" calcext:value-type="float">
            <text:p>928</text:p>
          </table:table-cell>
          <table:table-cell office:value-type="float" office:value="992" calcext:value-type="float">
            <text:p>992</text:p>
          </table:table-cell>
          <table:table-cell office:value-type="float" office:value="1280" calcext:value-type="float">
            <text:p>1280</text:p>
          </table:table-cell>
          <table:table-cell office:value-type="float" office:value="2048" calcext:value-type="float">
            <text:p>2048</text:p>
          </table:table-cell>
          <table:table-cell office:value-type="float" office:value="2528" calcext:value-type="float">
            <text:p>2528</text:p>
          </table:table-cell>
          <table:table-cell office:value-type="float" office:value="2848" calcext:value-type="float">
            <text:p>2848</text:p>
          </table:table-cell>
          <table:table-cell office:value-type="float" office:value="3360" calcext:value-type="float">
            <text:p>3360</text:p>
          </table:table-cell>
          <table:table-cell office:value-type="float" office:value="3456" calcext:value-type="float">
            <text:p>3456</text:p>
          </table:table-cell>
          <table:table-cell table:number-columns-repeated="3" office:value-type="float" office:value="3904" calcext:value-type="float">
            <text:p>3904</text:p>
          </table:table-cell>
          <table:table-cell office:value-type="float" office:value="6080" calcext:value-type="float">
            <text:p>6080</text:p>
          </table:table-cell>
          <table:table-cell table:number-columns-repeated="2" office:value-type="float" office:value="8224" calcext:value-type="float">
            <text:p>8224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office:value-type="float" office:value="196" calcext:value-type="float">
            <text:p>196</text:p>
          </table:table-cell>
          <table:table-cell office:value-type="float" office:value="512" calcext:value-type="float">
            <text:p>512</text:p>
          </table:table-cell>
          <table:table-cell office:value-type="float" office:value="864" calcext:value-type="float">
            <text:p>864</text:p>
          </table:table-cell>
          <table:table-cell office:value-type="float" office:value="928" calcext:value-type="float">
            <text:p>928</text:p>
          </table:table-cell>
          <table:table-cell office:value-type="float" office:value="960" calcext:value-type="float">
            <text:p>960</text:p>
          </table:table-cell>
          <table:table-cell office:value-type="float" office:value="1216" calcext:value-type="float">
            <text:p>1216</text:p>
          </table:table-cell>
          <table:table-cell office:value-type="float" office:value="1504" calcext:value-type="float">
            <text:p>1504</text:p>
          </table:table-cell>
          <table:table-cell office:value-type="float" office:value="2176" calcext:value-type="float">
            <text:p>2176</text:p>
          </table:table-cell>
          <table:table-cell office:value-type="float" office:value="2368" calcext:value-type="float">
            <text:p>2368</text:p>
          </table:table-cell>
          <table:table-cell office:value-type="float" office:value="2496" calcext:value-type="float">
            <text:p>2496</text:p>
          </table:table-cell>
          <table:table-cell office:value-type="float" office:value="3104" calcext:value-type="float">
            <text:p>3104</text:p>
          </table:table-cell>
          <table:table-cell table:number-columns-repeated="3" office:value-type="float" office:value="3168" calcext:value-type="float">
            <text:p>3168</text:p>
          </table:table-cell>
          <table:table-cell office:value-type="float" office:value="5152" calcext:value-type="float">
            <text:p>5152</text:p>
          </table:table-cell>
          <table:table-cell table:number-columns-repeated="2" office:value-type="float" office:value="8128" calcext:value-type="float">
            <text:p>8128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office:value-type="float" office:value="193" calcext:value-type="float">
            <text:p>193</text:p>
          </table:table-cell>
          <table:table-cell office:value-type="float" office:value="512" calcext:value-type="float">
            <text:p>512</text:p>
          </table:table-cell>
          <table:table-cell office:value-type="float" office:value="801" calcext:value-type="float">
            <text:p>801</text:p>
          </table:table-cell>
          <table:table-cell office:value-type="float" office:value="832" calcext:value-type="float">
            <text:p>832</text:p>
          </table:table-cell>
          <table:table-cell office:value-type="float" office:value="864" calcext:value-type="float">
            <text:p>864</text:p>
          </table:table-cell>
          <table:table-cell office:value-type="float" office:value="1024" calcext:value-type="float">
            <text:p>1024</text:p>
          </table:table-cell>
          <table:table-cell office:value-type="float" office:value="1600" calcext:value-type="float">
            <text:p>1600</text:p>
          </table:table-cell>
          <table:table-cell office:value-type="float" office:value="2112" calcext:value-type="float">
            <text:p>2112</text:p>
          </table:table-cell>
          <table:table-cell office:value-type="float" office:value="2688" calcext:value-type="float">
            <text:p>2688</text:p>
          </table:table-cell>
          <table:table-cell table:number-columns-repeated="5" office:value-type="float" office:value="2912" calcext:value-type="float">
            <text:p>2912</text:p>
          </table:table-cell>
          <table:table-cell table:number-columns-repeated="3" office:value-type="float" office:value="8064" calcext:value-type="float">
            <text:p>8064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224" calcext:value-type="float">
            <text:p>224</text:p>
          </table:table-cell>
          <table:table-cell office:value-type="float" office:value="512" calcext:value-type="float">
            <text:p>512</text:p>
          </table:table-cell>
          <table:table-cell office:value-type="float" office:value="864" calcext:value-type="float">
            <text:p>864</text:p>
          </table:table-cell>
          <table:table-cell office:value-type="float" office:value="896" calcext:value-type="float">
            <text:p>896</text:p>
          </table:table-cell>
          <table:table-cell office:value-type="float" office:value="928" calcext:value-type="float">
            <text:p>928</text:p>
          </table:table-cell>
          <table:table-cell office:value-type="float" office:value="1024" calcext:value-type="float">
            <text:p>1024</text:p>
          </table:table-cell>
          <table:table-cell office:value-type="float" office:value="1504" calcext:value-type="float">
            <text:p>1504</text:p>
          </table:table-cell>
          <table:table-cell office:value-type="float" office:value="1728" calcext:value-type="float">
            <text:p>1728</text:p>
          </table:table-cell>
          <table:table-cell office:value-type="float" office:value="2208" calcext:value-type="float">
            <text:p>2208</text:p>
          </table:table-cell>
          <table:table-cell office:value-type="float" office:value="2496" calcext:value-type="float">
            <text:p>2496</text:p>
          </table:table-cell>
          <table:table-cell office:value-type="float" office:value="2688" calcext:value-type="float">
            <text:p>2688</text:p>
          </table:table-cell>
          <table:table-cell table:number-columns-repeated="3" office:value-type="float" office:value="3104" calcext:value-type="float">
            <text:p>3104</text:p>
          </table:table-cell>
          <table:table-cell office:value-type="float" office:value="4768" calcext:value-type="float">
            <text:p>4768</text:p>
          </table:table-cell>
          <table:table-cell table:number-columns-repeated="2" office:value-type="float" office:value="7840" calcext:value-type="float">
            <text:p>7840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203" calcext:value-type="float">
            <text:p>203</text:p>
          </table:table-cell>
          <table:table-cell office:value-type="float" office:value="512" calcext:value-type="float">
            <text:p>512</text:p>
          </table:table-cell>
          <table:table-cell office:value-type="float" office:value="865" calcext:value-type="float">
            <text:p>865</text:p>
          </table:table-cell>
          <table:table-cell office:value-type="float" office:value="897" calcext:value-type="float">
            <text:p>897</text:p>
          </table:table-cell>
          <table:table-cell office:value-type="float" office:value="928" calcext:value-type="float">
            <text:p>928</text:p>
          </table:table-cell>
          <table:table-cell office:value-type="float" office:value="1121" calcext:value-type="float">
            <text:p>1121</text:p>
          </table:table-cell>
          <table:table-cell office:value-type="float" office:value="1568" calcext:value-type="float">
            <text:p>1568</text:p>
          </table:table-cell>
          <table:table-cell office:value-type="float" office:value="2336" calcext:value-type="float">
            <text:p>2336</text:p>
          </table:table-cell>
          <table:table-cell office:value-type="float" office:value="3072" calcext:value-type="float">
            <text:p>3072</text:p>
          </table:table-cell>
          <table:table-cell table:number-columns-repeated="2" office:value-type="float" office:value="3104" calcext:value-type="float">
            <text:p>3104</text:p>
          </table:table-cell>
          <table:table-cell table:number-columns-repeated="3" office:value-type="float" office:value="3168" calcext:value-type="float">
            <text:p>3168</text:p>
          </table:table-cell>
          <table:table-cell office:value-type="float" office:value="7424" calcext:value-type="float">
            <text:p>7424</text:p>
          </table:table-cell>
          <table:table-cell table:number-columns-repeated="2" office:value-type="float" office:value="10144" calcext:value-type="float">
            <text:p>10144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130" calcext:value-type="float">
            <text:p>130</text:p>
          </table:table-cell>
          <table:table-cell office:value-type="float" office:value="512" calcext:value-type="float">
            <text:p>512</text:p>
          </table:table-cell>
          <table:table-cell office:value-type="float" office:value="768" calcext:value-type="float">
            <text:p>768</text:p>
          </table:table-cell>
          <table:table-cell office:value-type="float" office:value="832" calcext:value-type="float">
            <text:p>832</text:p>
          </table:table-cell>
          <table:table-cell office:value-type="float" office:value="864" calcext:value-type="float">
            <text:p>864</text:p>
          </table:table-cell>
          <table:table-cell office:value-type="float" office:value="1120" calcext:value-type="float">
            <text:p>1120</text:p>
          </table:table-cell>
          <table:table-cell office:value-type="float" office:value="1920" calcext:value-type="float">
            <text:p>1920</text:p>
          </table:table-cell>
          <table:table-cell office:value-type="float" office:value="2272" calcext:value-type="float">
            <text:p>2272</text:p>
          </table:table-cell>
          <table:table-cell office:value-type="float" office:value="2496" calcext:value-type="float">
            <text:p>2496</text:p>
          </table:table-cell>
          <table:table-cell office:value-type="float" office:value="2784" calcext:value-type="float">
            <text:p>2784</text:p>
          </table:table-cell>
          <table:table-cell office:value-type="float" office:value="2848" calcext:value-type="float">
            <text:p>2848</text:p>
          </table:table-cell>
          <table:table-cell table:number-columns-repeated="3" office:value-type="float" office:value="2912" calcext:value-type="float">
            <text:p>2912</text:p>
          </table:table-cell>
          <table:table-cell office:value-type="float" office:value="5152" calcext:value-type="float">
            <text:p>5152</text:p>
          </table:table-cell>
          <table:table-cell table:number-columns-repeated="2" office:value-type="float" office:value="7264" calcext:value-type="float">
            <text:p>7264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96" calcext:value-type="float">
            <text:p>196</text:p>
          </table:table-cell>
          <table:table-cell office:value-type="float" office:value="576" calcext:value-type="float">
            <text:p>576</text:p>
          </table:table-cell>
          <table:table-cell office:value-type="float" office:value="928" calcext:value-type="float">
            <text:p>928</text:p>
          </table:table-cell>
          <table:table-cell office:value-type="float" office:value="992" calcext:value-type="float">
            <text:p>992</text:p>
          </table:table-cell>
          <table:table-cell office:value-type="float" office:value="1024" calcext:value-type="float">
            <text:p>1024</text:p>
          </table:table-cell>
          <table:table-cell office:value-type="float" office:value="1376" calcext:value-type="float">
            <text:p>1376</text:p>
          </table:table-cell>
          <table:table-cell office:value-type="float" office:value="1760" calcext:value-type="float">
            <text:p>1760</text:p>
          </table:table-cell>
          <table:table-cell office:value-type="float" office:value="2368" calcext:value-type="float">
            <text:p>2368</text:p>
          </table:table-cell>
          <table:table-cell office:value-type="float" office:value="2848" calcext:value-type="float">
            <text:p>2848</text:p>
          </table:table-cell>
          <table:table-cell office:value-type="float" office:value="3200" calcext:value-type="float">
            <text:p>3200</text:p>
          </table:table-cell>
          <table:table-cell table:number-columns-repeated="4" office:value-type="float" office:value="3360" calcext:value-type="float">
            <text:p>3360</text:p>
          </table:table-cell>
          <table:table-cell office:value-type="float" office:value="5312" calcext:value-type="float">
            <text:p>5312</text:p>
          </table:table-cell>
          <table:table-cell table:number-columns-repeated="2" office:value-type="float" office:value="7680" calcext:value-type="float">
            <text:p>768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102" calcext:value-type="float">
            <text:p>102</text:p>
          </table:table-cell>
          <table:table-cell office:value-type="float" office:value="513" calcext:value-type="float">
            <text:p>513</text:p>
          </table:table-cell>
          <table:table-cell office:value-type="float" office:value="864" calcext:value-type="float">
            <text:p>864</text:p>
          </table:table-cell>
          <table:table-cell office:value-type="float" office:value="896" calcext:value-type="float">
            <text:p>896</text:p>
          </table:table-cell>
          <table:table-cell office:value-type="float" office:value="928" calcext:value-type="float">
            <text:p>928</text:p>
          </table:table-cell>
          <table:table-cell office:value-type="float" office:value="1184" calcext:value-type="float">
            <text:p>1184</text:p>
          </table:table-cell>
          <table:table-cell office:value-type="float" office:value="1472" calcext:value-type="float">
            <text:p>1472</text:p>
          </table:table-cell>
          <table:table-cell office:value-type="float" office:value="2048" calcext:value-type="float">
            <text:p>2048</text:p>
          </table:table-cell>
          <table:table-cell office:value-type="float" office:value="2464" calcext:value-type="float">
            <text:p>2464</text:p>
          </table:table-cell>
          <table:table-cell office:value-type="float" office:value="2752" calcext:value-type="float">
            <text:p>2752</text:p>
          </table:table-cell>
          <table:table-cell table:number-columns-repeated="4" office:value-type="float" office:value="3040" calcext:value-type="float">
            <text:p>3040</text:p>
          </table:table-cell>
          <table:table-cell table:number-columns-repeated="3" office:value-type="float" office:value="7872" calcext:value-type="float">
            <text:p>7872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office:value-type="float" office:value="480" calcext:value-type="float">
            <text:p>480</text:p>
          </table:table-cell>
          <table:table-cell office:value-type="float" office:value="960" calcext:value-type="float">
            <text:p>960</text:p>
          </table:table-cell>
          <table:table-cell office:value-type="float" office:value="992" calcext:value-type="float">
            <text:p>992</text:p>
          </table:table-cell>
          <table:table-cell office:value-type="float" office:value="1024" calcext:value-type="float">
            <text:p>1024</text:p>
          </table:table-cell>
          <table:table-cell office:value-type="float" office:value="1248" calcext:value-type="float">
            <text:p>1248</text:p>
          </table:table-cell>
          <table:table-cell office:value-type="float" office:value="1472" calcext:value-type="float">
            <text:p>1472</text:p>
          </table:table-cell>
          <table:table-cell office:value-type="float" office:value="2208" calcext:value-type="float">
            <text:p>2208</text:p>
          </table:table-cell>
          <table:table-cell office:value-type="float" office:value="2561" calcext:value-type="float">
            <text:p>2561</text:p>
          </table:table-cell>
          <table:table-cell table:number-columns-repeated="5" office:value-type="float" office:value="3008" calcext:value-type="float">
            <text:p>3008</text:p>
          </table:table-cell>
          <table:table-cell table:number-columns-repeated="3" office:value-type="float" office:value="8608" calcext:value-type="float">
            <text:p>8608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256" calcext:value-type="float">
            <text:p>256</text:p>
          </table:table-cell>
          <table:table-cell office:value-type="float" office:value="513" calcext:value-type="float">
            <text:p>513</text:p>
          </table:table-cell>
          <table:table-cell office:value-type="float" office:value="864" calcext:value-type="float">
            <text:p>864</text:p>
          </table:table-cell>
          <table:table-cell office:value-type="float" office:value="929" calcext:value-type="float">
            <text:p>929</text:p>
          </table:table-cell>
          <table:table-cell office:value-type="float" office:value="960" calcext:value-type="float">
            <text:p>960</text:p>
          </table:table-cell>
          <table:table-cell office:value-type="float" office:value="1184" calcext:value-type="float">
            <text:p>1184</text:p>
          </table:table-cell>
          <table:table-cell office:value-type="float" office:value="1696" calcext:value-type="float">
            <text:p>1696</text:p>
          </table:table-cell>
          <table:table-cell office:value-type="float" office:value="2272" calcext:value-type="float">
            <text:p>2272</text:p>
          </table:table-cell>
          <table:table-cell table:number-columns-repeated="3" office:value-type="float" office:value="3072" calcext:value-type="float">
            <text:p>3072</text:p>
          </table:table-cell>
          <table:table-cell office:value-type="float" office:value="3232" calcext:value-type="float">
            <text:p>3232</text:p>
          </table:table-cell>
          <table:table-cell table:number-columns-repeated="2" office:value-type="float" office:value="5888" calcext:value-type="float">
            <text:p>5888</text:p>
          </table:table-cell>
          <table:table-cell office:value-type="float" office:value="7136" calcext:value-type="float">
            <text:p>7136</text:p>
          </table:table-cell>
          <table:table-cell table:number-columns-repeated="2" office:value-type="float" office:value="9920" calcext:value-type="float">
            <text:p>9920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float" office:value="198" calcext:value-type="float">
            <text:p>198</text:p>
          </table:table-cell>
          <table:table-cell office:value-type="float" office:value="512" calcext:value-type="float">
            <text:p>512</text:p>
          </table:table-cell>
          <table:table-cell office:value-type="float" office:value="864" calcext:value-type="float">
            <text:p>864</text:p>
          </table:table-cell>
          <table:table-cell office:value-type="float" office:value="928" calcext:value-type="float">
            <text:p>928</text:p>
          </table:table-cell>
          <table:table-cell office:value-type="float" office:value="960" calcext:value-type="float">
            <text:p>960</text:p>
          </table:table-cell>
          <table:table-cell office:value-type="float" office:value="1248" calcext:value-type="float">
            <text:p>1248</text:p>
          </table:table-cell>
          <table:table-cell office:value-type="float" office:value="1632" calcext:value-type="float">
            <text:p>1632</text:p>
          </table:table-cell>
          <table:table-cell office:value-type="float" office:value="2112" calcext:value-type="float">
            <text:p>2112</text:p>
          </table:table-cell>
          <table:table-cell table:number-columns-repeated="3" office:value-type="float" office:value="2464" calcext:value-type="float">
            <text:p>2464</text:p>
          </table:table-cell>
          <table:table-cell office:value-type="float" office:value="2784" calcext:value-type="float">
            <text:p>2784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4320" calcext:value-type="float">
            <text:p>4320</text:p>
          </table:table-cell>
          <table:table-cell table:number-columns-repeated="2" office:value-type="float" office:value="6656" calcext:value-type="float">
            <text:p>6656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215" calcext:value-type="float">
            <text:p>215</text:p>
          </table:table-cell>
          <table:table-cell office:value-type="float" office:value="513" calcext:value-type="float">
            <text:p>513</text:p>
          </table:table-cell>
          <table:table-cell office:value-type="float" office:value="928" calcext:value-type="float">
            <text:p>928</text:p>
          </table:table-cell>
          <table:table-cell office:value-type="float" office:value="960" calcext:value-type="float">
            <text:p>960</text:p>
          </table:table-cell>
          <table:table-cell office:value-type="float" office:value="992" calcext:value-type="float">
            <text:p>992</text:p>
          </table:table-cell>
          <table:table-cell office:value-type="float" office:value="1216" calcext:value-type="float">
            <text:p>1216</text:p>
          </table:table-cell>
          <table:table-cell office:value-type="float" office:value="1728" calcext:value-type="float">
            <text:p>1728</text:p>
          </table:table-cell>
          <table:table-cell office:value-type="float" office:value="2400" calcext:value-type="float">
            <text:p>2400</text:p>
          </table:table-cell>
          <table:table-cell table:number-columns-repeated="3" office:value-type="float" office:value="2656" calcext:value-type="float">
            <text:p>2656</text:p>
          </table:table-cell>
          <table:table-cell office:value-type="float" office:value="3392" calcext:value-type="float">
            <text:p>3392</text:p>
          </table:table-cell>
          <table:table-cell table:number-columns-repeated="2" office:value-type="float" office:value="3488" calcext:value-type="float">
            <text:p>3488</text:p>
          </table:table-cell>
          <table:table-cell office:value-type="float" office:value="4896" calcext:value-type="float">
            <text:p>4896</text:p>
          </table:table-cell>
          <table:table-cell table:number-columns-repeated="2" office:value-type="float" office:value="8256" calcext:value-type="float">
            <text:p>8256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57" calcext:value-type="float">
            <text:p>157</text:p>
          </table:table-cell>
          <table:table-cell office:value-type="float" office:value="544" calcext:value-type="float">
            <text:p>544</text:p>
          </table:table-cell>
          <table:table-cell office:value-type="float" office:value="928" calcext:value-type="float">
            <text:p>928</text:p>
          </table:table-cell>
          <table:table-cell office:value-type="float" office:value="960" calcext:value-type="float">
            <text:p>960</text:p>
          </table:table-cell>
          <table:table-cell office:value-type="float" office:value="992" calcext:value-type="float">
            <text:p>992</text:p>
          </table:table-cell>
          <table:table-cell office:value-type="float" office:value="1280" calcext:value-type="float">
            <text:p>1280</text:p>
          </table:table-cell>
          <table:table-cell office:value-type="float" office:value="1568" calcext:value-type="float">
            <text:p>1568</text:p>
          </table:table-cell>
          <table:table-cell office:value-type="float" office:value="2144" calcext:value-type="float">
            <text:p>2144</text:p>
          </table:table-cell>
          <table:table-cell office:value-type="float" office:value="2688" calcext:value-type="float">
            <text:p>2688</text:p>
          </table:table-cell>
          <table:table-cell office:value-type="float" office:value="2976" calcext:value-type="float">
            <text:p>2976</text:p>
          </table:table-cell>
          <table:table-cell table:number-columns-repeated="4" office:value-type="float" office:value="3104" calcext:value-type="float">
            <text:p>3104</text:p>
          </table:table-cell>
          <table:table-cell office:value-type="float" office:value="7968" calcext:value-type="float">
            <text:p>7968</text:p>
          </table:table-cell>
          <table:table-cell table:number-columns-repeated="2" office:value-type="float" office:value="8000" calcext:value-type="float">
            <text:p>8000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float" office:value="214" calcext:value-type="float">
            <text:p>214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832" calcext:value-type="float">
            <text:p>832</text:p>
          </table:table-cell>
          <table:table-cell office:value-type="float" office:value="864" calcext:value-type="float">
            <text:p>864</text:p>
          </table:table-cell>
          <table:table-cell office:value-type="float" office:value="1056" calcext:value-type="float">
            <text:p>1056</text:p>
          </table:table-cell>
          <table:table-cell office:value-type="float" office:value="1440" calcext:value-type="float">
            <text:p>1440</text:p>
          </table:table-cell>
          <table:table-cell office:value-type="float" office:value="1952" calcext:value-type="float">
            <text:p>1952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2624" calcext:value-type="float">
            <text:p>2624</text:p>
          </table:table-cell>
          <table:table-cell office:value-type="float" office:value="3136" calcext:value-type="float">
            <text:p>3136</text:p>
          </table:table-cell>
          <table:table-cell table:number-columns-repeated="2" office:value-type="float" office:value="3168" calcext:value-type="float">
            <text:p>3168</text:p>
          </table:table-cell>
          <table:table-cell office:value-type="float" office:value="4896" calcext:value-type="float">
            <text:p>4896</text:p>
          </table:table-cell>
          <table:table-cell table:number-columns-repeated="2" office:value-type="float" office:value="8000" calcext:value-type="float">
            <text:p>8000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203" calcext:value-type="float">
            <text:p>203</text:p>
          </table:table-cell>
          <table:table-cell office:value-type="float" office:value="480" calcext:value-type="float">
            <text:p>480</text:p>
          </table:table-cell>
          <table:table-cell office:value-type="float" office:value="832" calcext:value-type="float">
            <text:p>832</text:p>
          </table:table-cell>
          <table:table-cell office:value-type="float" office:value="864" calcext:value-type="float">
            <text:p>864</text:p>
          </table:table-cell>
          <table:table-cell office:value-type="float" office:value="928" calcext:value-type="float">
            <text:p>928</text:p>
          </table:table-cell>
          <table:table-cell office:value-type="float" office:value="1120" calcext:value-type="float">
            <text:p>1120</text:p>
          </table:table-cell>
          <table:table-cell office:value-type="float" office:value="1312" calcext:value-type="float">
            <text:p>1312</text:p>
          </table:table-cell>
          <table:table-cell office:value-type="float" office:value="2144" calcext:value-type="float">
            <text:p>2144</text:p>
          </table:table-cell>
          <table:table-cell office:value-type="float" office:value="2656" calcext:value-type="float">
            <text:p>2656</text:p>
          </table:table-cell>
          <table:table-cell table:number-columns-repeated="5" office:value-type="float" office:value="2784" calcext:value-type="float">
            <text:p>2784</text:p>
          </table:table-cell>
          <table:table-cell office:value-type="float" office:value="5632" calcext:value-type="float">
            <text:p>5632</text:p>
          </table:table-cell>
          <table:table-cell table:number-columns-repeated="2" office:value-type="float" office:value="7936" calcext:value-type="float">
            <text:p>7936</text:p>
          </table:table-cell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157" calcext:value-type="float">
            <text:p>157</text:p>
          </table:table-cell>
          <table:table-cell office:value-type="float" office:value="512" calcext:value-type="float">
            <text:p>512</text:p>
          </table:table-cell>
          <table:table-cell office:value-type="float" office:value="992" calcext:value-type="float">
            <text:p>992</text:p>
          </table:table-cell>
          <table:table-cell office:value-type="float" office:value="1056" calcext:value-type="float">
            <text:p>1056</text:p>
          </table:table-cell>
          <table:table-cell office:value-type="float" office:value="1088" calcext:value-type="float">
            <text:p>1088</text:p>
          </table:table-cell>
          <table:table-cell office:value-type="float" office:value="1377" calcext:value-type="float">
            <text:p>1377</text:p>
          </table:table-cell>
          <table:table-cell office:value-type="float" office:value="1952" calcext:value-type="float">
            <text:p>1952</text:p>
          </table:table-cell>
          <table:table-cell office:value-type="float" office:value="2400" calcext:value-type="float">
            <text:p>2400</text:p>
          </table:table-cell>
          <table:table-cell office:value-type="float" office:value="3008" calcext:value-type="float">
            <text:p>3008</text:p>
          </table:table-cell>
          <table:table-cell table:number-columns-repeated="5" office:value-type="float" office:value="3360" calcext:value-type="float">
            <text:p>3360</text:p>
          </table:table-cell>
          <table:table-cell office:value-type="float" office:value="5825" calcext:value-type="float">
            <text:p>5825</text:p>
          </table:table-cell>
          <table:table-cell table:number-columns-repeated="2" office:value-type="float" office:value="8992" calcext:value-type="float">
            <text:p>8992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194" calcext:value-type="float">
            <text:p>194</text:p>
          </table:table-cell>
          <table:table-cell office:value-type="float" office:value="512" calcext:value-type="float">
            <text:p>512</text:p>
          </table:table-cell>
          <table:table-cell office:value-type="float" office:value="992" calcext:value-type="float">
            <text:p>992</text:p>
          </table:table-cell>
          <table:table-cell office:value-type="float" office:value="1024" calcext:value-type="float">
            <text:p>1024</text:p>
          </table:table-cell>
          <table:table-cell office:value-type="float" office:value="1056" calcext:value-type="float">
            <text:p>1056</text:p>
          </table:table-cell>
          <table:table-cell office:value-type="float" office:value="1472" calcext:value-type="float">
            <text:p>1472</text:p>
          </table:table-cell>
          <table:table-cell office:value-type="float" office:value="1696" calcext:value-type="float">
            <text:p>1696</text:p>
          </table:table-cell>
          <table:table-cell office:value-type="float" office:value="2336" calcext:value-type="float">
            <text:p>2336</text:p>
          </table:table-cell>
          <table:table-cell office:value-type="float" office:value="2624" calcext:value-type="float">
            <text:p>2624</text:p>
          </table:table-cell>
          <table:table-cell office:value-type="float" office:value="3168" calcext:value-type="float">
            <text:p>3168</text:p>
          </table:table-cell>
          <table:table-cell table:number-columns-repeated="4" office:value-type="float" office:value="3361" calcext:value-type="float">
            <text:p>3361</text:p>
          </table:table-cell>
          <table:table-cell office:value-type="float" office:value="6752" calcext:value-type="float">
            <text:p>6752</text:p>
          </table:table-cell>
          <table:table-cell table:number-columns-repeated="2" office:value-type="float" office:value="8480" calcext:value-type="float">
            <text:p>848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office:value-type="float" office:value="544" calcext:value-type="float">
            <text:p>544</text:p>
          </table:table-cell>
          <table:table-cell office:value-type="float" office:value="896" calcext:value-type="float">
            <text:p>896</text:p>
          </table:table-cell>
          <table:table-cell office:value-type="float" office:value="928" calcext:value-type="float">
            <text:p>928</text:p>
          </table:table-cell>
          <table:table-cell office:value-type="float" office:value="960" calcext:value-type="float">
            <text:p>960</text:p>
          </table:table-cell>
          <table:table-cell office:value-type="float" office:value="1216" calcext:value-type="float">
            <text:p>1216</text:p>
          </table:table-cell>
          <table:table-cell office:value-type="float" office:value="1696" calcext:value-type="float">
            <text:p>1696</text:p>
          </table:table-cell>
          <table:table-cell office:value-type="float" office:value="3040" calcext:value-type="float">
            <text:p>3040</text:p>
          </table:table-cell>
          <table:table-cell table:number-columns-repeated="3" office:value-type="float" office:value="3840" calcext:value-type="float">
            <text:p>3840</text:p>
          </table:table-cell>
          <table:table-cell table:number-columns-repeated="3" office:value-type="float" office:value="3873" calcext:value-type="float">
            <text:p>3873</text:p>
          </table:table-cell>
          <table:table-cell office:value-type="float" office:value="7552" calcext:value-type="float">
            <text:p>7552</text:p>
          </table:table-cell>
          <table:table-cell table:number-columns-repeated="2" office:value-type="float" office:value="8192" calcext:value-type="float">
            <text:p>8192</text:p>
          </table:table-cell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232" calcext:value-type="float">
            <text:p>232</text:p>
          </table:table-cell>
          <table:table-cell office:value-type="float" office:value="513" calcext:value-type="float">
            <text:p>513</text:p>
          </table:table-cell>
          <table:table-cell office:value-type="float" office:value="864" calcext:value-type="float">
            <text:p>864</text:p>
          </table:table-cell>
          <table:table-cell office:value-type="float" office:value="896" calcext:value-type="float">
            <text:p>896</text:p>
          </table:table-cell>
          <table:table-cell office:value-type="float" office:value="928" calcext:value-type="float">
            <text:p>928</text:p>
          </table:table-cell>
          <table:table-cell office:value-type="float" office:value="1056" calcext:value-type="float">
            <text:p>1056</text:p>
          </table:table-cell>
          <table:table-cell office:value-type="float" office:value="1440" calcext:value-type="float">
            <text:p>1440</text:p>
          </table:table-cell>
          <table:table-cell office:value-type="float" office:value="2144" calcext:value-type="float">
            <text:p>2144</text:p>
          </table:table-cell>
          <table:table-cell table:number-columns-repeated="3" office:value-type="float" office:value="2880" calcext:value-type="float">
            <text:p>2880</text:p>
          </table:table-cell>
          <table:table-cell table:number-columns-repeated="3" office:value-type="float" office:value="3104" calcext:value-type="float">
            <text:p>3104</text:p>
          </table:table-cell>
          <table:table-cell office:value-type="float" office:value="5504" calcext:value-type="float">
            <text:p>5504</text:p>
          </table:table-cell>
          <table:table-cell table:number-columns-repeated="2" office:value-type="float" office:value="7584" calcext:value-type="float">
            <text:p>7584</text:p>
          </table:table-cell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193" calcext:value-type="float">
            <text:p>193</text:p>
          </table:table-cell>
          <table:table-cell office:value-type="float" office:value="480" calcext:value-type="float">
            <text:p>480</text:p>
          </table:table-cell>
          <table:table-cell office:value-type="float" office:value="800" calcext:value-type="float">
            <text:p>800</text:p>
          </table:table-cell>
          <table:table-cell office:value-type="float" office:value="864" calcext:value-type="float">
            <text:p>864</text:p>
          </table:table-cell>
          <table:table-cell office:value-type="float" office:value="896" calcext:value-type="float">
            <text:p>896</text:p>
          </table:table-cell>
          <table:table-cell office:value-type="float" office:value="1056" calcext:value-type="float">
            <text:p>1056</text:p>
          </table:table-cell>
          <table:table-cell office:value-type="float" office:value="1600" calcext:value-type="float">
            <text:p>1600</text:p>
          </table:table-cell>
          <table:table-cell office:value-type="float" office:value="2048" calcext:value-type="float">
            <text:p>2048</text:p>
          </table:table-cell>
          <table:table-cell office:value-type="float" office:value="2464" calcext:value-type="float">
            <text:p>2464</text:p>
          </table:table-cell>
          <table:table-cell office:value-type="float" office:value="2752" calcext:value-type="float">
            <text:p>2752</text:p>
          </table:table-cell>
          <table:table-cell table:number-columns-repeated="4" office:value-type="float" office:value="2912" calcext:value-type="float">
            <text:p>2912</text:p>
          </table:table-cell>
          <table:table-cell office:value-type="float" office:value="5664" calcext:value-type="float">
            <text:p>5664</text:p>
          </table:table-cell>
          <table:table-cell table:number-columns-repeated="2" office:value-type="float" office:value="8384" calcext:value-type="float">
            <text:p>8384</text:p>
          </table:table-cell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155" calcext:value-type="float">
            <text:p>155</text:p>
          </table:table-cell>
          <table:table-cell office:value-type="float" office:value="512" calcext:value-type="float">
            <text:p>512</text:p>
          </table:table-cell>
          <table:table-cell office:value-type="float" office:value="864" calcext:value-type="float">
            <text:p>864</text:p>
          </table:table-cell>
          <table:table-cell office:value-type="float" office:value="896" calcext:value-type="float">
            <text:p>896</text:p>
          </table:table-cell>
          <table:table-cell office:value-type="float" office:value="928" calcext:value-type="float">
            <text:p>928</text:p>
          </table:table-cell>
          <table:table-cell office:value-type="float" office:value="1248" calcext:value-type="float">
            <text:p>1248</text:p>
          </table:table-cell>
          <table:table-cell office:value-type="float" office:value="1889" calcext:value-type="float">
            <text:p>1889</text:p>
          </table:table-cell>
          <table:table-cell office:value-type="float" office:value="2432" calcext:value-type="float">
            <text:p>2432</text:p>
          </table:table-cell>
          <table:table-cell table:number-columns-repeated="3" office:value-type="float" office:value="2880" calcext:value-type="float">
            <text:p>2880</text:p>
          </table:table-cell>
          <table:table-cell table:number-columns-repeated="3" office:value-type="float" office:value="3424" calcext:value-type="float">
            <text:p>3424</text:p>
          </table:table-cell>
          <table:table-cell office:value-type="float" office:value="4736" calcext:value-type="float">
            <text:p>4736</text:p>
          </table:table-cell>
          <table:table-cell table:number-columns-repeated="2" office:value-type="float" office:value="8352" calcext:value-type="float">
            <text:p>8352</text:p>
          </table:table-cell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198" calcext:value-type="float">
            <text:p>198</text:p>
          </table:table-cell>
          <table:table-cell office:value-type="float" office:value="512" calcext:value-type="float">
            <text:p>512</text:p>
          </table:table-cell>
          <table:table-cell office:value-type="float" office:value="928" calcext:value-type="float">
            <text:p>928</text:p>
          </table:table-cell>
          <table:table-cell office:value-type="float" office:value="960" calcext:value-type="float">
            <text:p>960</text:p>
          </table:table-cell>
          <table:table-cell office:value-type="float" office:value="1057" calcext:value-type="float">
            <text:p>1057</text:p>
          </table:table-cell>
          <table:table-cell office:value-type="float" office:value="1376" calcext:value-type="float">
            <text:p>1376</text:p>
          </table:table-cell>
          <table:table-cell office:value-type="float" office:value="1632" calcext:value-type="float">
            <text:p>1632</text:p>
          </table:table-cell>
          <table:table-cell office:value-type="float" office:value="2240" calcext:value-type="float">
            <text:p>2240</text:p>
          </table:table-cell>
          <table:table-cell office:value-type="float" office:value="2945" calcext:value-type="float">
            <text:p>2945</text:p>
          </table:table-cell>
          <table:table-cell table:number-columns-repeated="2" office:value-type="float" office:value="3232" calcext:value-type="float">
            <text:p>3232</text:p>
          </table:table-cell>
          <table:table-cell table:number-columns-repeated="3" office:value-type="float" office:value="3296" calcext:value-type="float">
            <text:p>329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7936" calcext:value-type="float">
            <text:p>7936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193" calcext:value-type="float">
            <text:p>193</text:p>
          </table:table-cell>
          <table:table-cell office:value-type="float" office:value="480" calcext:value-type="float">
            <text:p>480</text:p>
          </table:table-cell>
          <table:table-cell office:value-type="float" office:value="928" calcext:value-type="float">
            <text:p>928</text:p>
          </table:table-cell>
          <table:table-cell office:value-type="float" office:value="992" calcext:value-type="float">
            <text:p>992</text:p>
          </table:table-cell>
          <table:table-cell office:value-type="float" office:value="1024" calcext:value-type="float">
            <text:p>1024</text:p>
          </table:table-cell>
          <table:table-cell office:value-type="float" office:value="1281" calcext:value-type="float">
            <text:p>1281</text:p>
          </table:table-cell>
          <table:table-cell office:value-type="float" office:value="1792" calcext:value-type="float">
            <text:p>1792</text:p>
          </table:table-cell>
          <table:table-cell office:value-type="float" office:value="2560" calcext:value-type="float">
            <text:p>2560</text:p>
          </table:table-cell>
          <table:table-cell table:number-columns-repeated="3" office:value-type="float" office:value="2848" calcext:value-type="float">
            <text:p>2848</text:p>
          </table:table-cell>
          <table:table-cell office:value-type="float" office:value="3488" calcext:value-type="float">
            <text:p>3488</text:p>
          </table:table-cell>
          <table:table-cell table:number-columns-repeated="2" office:value-type="float" office:value="3808" calcext:value-type="float">
            <text:p>3808</text:p>
          </table:table-cell>
          <table:table-cell office:value-type="float" office:value="4736" calcext:value-type="float">
            <text:p>4736</text:p>
          </table:table-cell>
          <table:table-cell table:number-columns-repeated="2" office:value-type="float" office:value="7840" calcext:value-type="float">
            <text:p>7840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256" calcext:value-type="float">
            <text:p>256</text:p>
          </table:table-cell>
          <table:table-cell office:value-type="float" office:value="577" calcext:value-type="float">
            <text:p>577</text:p>
          </table:table-cell>
          <table:table-cell office:value-type="float" office:value="1056" calcext:value-type="float">
            <text:p>1056</text:p>
          </table:table-cell>
          <table:table-cell office:value-type="float" office:value="1089" calcext:value-type="float">
            <text:p>1089</text:p>
          </table:table-cell>
          <table:table-cell office:value-type="float" office:value="1152" calcext:value-type="float">
            <text:p>1152</text:p>
          </table:table-cell>
          <table:table-cell office:value-type="float" office:value="1345" calcext:value-type="float">
            <text:p>1345</text:p>
          </table:table-cell>
          <table:table-cell office:value-type="float" office:value="1601" calcext:value-type="float">
            <text:p>1601</text:p>
          </table:table-cell>
          <table:table-cell office:value-type="float" office:value="1985" calcext:value-type="float">
            <text:p>1985</text:p>
          </table:table-cell>
          <table:table-cell office:value-type="float" office:value="3329" calcext:value-type="float">
            <text:p>3329</text:p>
          </table:table-cell>
          <table:table-cell table:number-columns-repeated="2" office:value-type="float" office:value="3361" calcext:value-type="float">
            <text:p>3361</text:p>
          </table:table-cell>
          <table:table-cell table:number-columns-repeated="3" office:value-type="float" office:value="3425" calcext:value-type="float">
            <text:p>3425</text:p>
          </table:table-cell>
          <table:table-cell office:value-type="float" office:value="4864" calcext:value-type="float">
            <text:p>4864</text:p>
          </table:table-cell>
          <table:table-cell table:number-columns-repeated="2" office:value-type="float" office:value="8256" calcext:value-type="float">
            <text:p>8256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168" calcext:value-type="float">
            <text:p>168</text:p>
          </table:table-cell>
          <table:table-cell office:value-type="float" office:value="480" calcext:value-type="float">
            <text:p>480</text:p>
          </table:table-cell>
          <table:table-cell office:value-type="float" office:value="896" calcext:value-type="float">
            <text:p>896</text:p>
          </table:table-cell>
          <table:table-cell office:value-type="float" office:value="928" calcext:value-type="float">
            <text:p>928</text:p>
          </table:table-cell>
          <table:table-cell office:value-type="float" office:value="960" calcext:value-type="float">
            <text:p>960</text:p>
          </table:table-cell>
          <table:table-cell office:value-type="float" office:value="1216" calcext:value-type="float">
            <text:p>1216</text:p>
          </table:table-cell>
          <table:table-cell office:value-type="float" office:value="1536" calcext:value-type="float">
            <text:p>1536</text:p>
          </table:table-cell>
          <table:table-cell office:value-type="float" office:value="2112" calcext:value-type="float">
            <text:p>2112</text:p>
          </table:table-cell>
          <table:table-cell office:value-type="float" office:value="2432" calcext:value-type="float">
            <text:p>2432</text:p>
          </table:table-cell>
          <table:table-cell office:value-type="float" office:value="2528" calcext:value-type="float">
            <text:p>2528</text:p>
          </table:table-cell>
          <table:table-cell office:value-type="float" office:value="2848" calcext:value-type="float">
            <text:p>2848</text:p>
          </table:table-cell>
          <table:table-cell table:number-columns-repeated="3" office:value-type="float" office:value="3136" calcext:value-type="float">
            <text:p>3136</text:p>
          </table:table-cell>
          <table:table-cell office:value-type="float" office:value="4768" calcext:value-type="float">
            <text:p>4768</text:p>
          </table:table-cell>
          <table:table-cell table:number-columns-repeated="2" office:value-type="float" office:value="7456" calcext:value-type="float">
            <text:p>7456</text:p>
          </table:table-cell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198" calcext:value-type="float">
            <text:p>198</text:p>
          </table:table-cell>
          <table:table-cell office:value-type="float" office:value="480" calcext:value-type="float">
            <text:p>480</text:p>
          </table:table-cell>
          <table:table-cell office:value-type="float" office:value="928" calcext:value-type="float">
            <text:p>928</text:p>
          </table:table-cell>
          <table:table-cell office:value-type="float" office:value="960" calcext:value-type="float">
            <text:p>960</text:p>
          </table:table-cell>
          <table:table-cell office:value-type="float" office:value="992" calcext:value-type="float">
            <text:p>992</text:p>
          </table:table-cell>
          <table:table-cell office:value-type="float" office:value="1248" calcext:value-type="float">
            <text:p>1248</text:p>
          </table:table-cell>
          <table:table-cell office:value-type="float" office:value="1664" calcext:value-type="float">
            <text:p>1664</text:p>
          </table:table-cell>
          <table:table-cell office:value-type="float" office:value="2336" calcext:value-type="float">
            <text:p>2336</text:p>
          </table:table-cell>
          <table:table-cell office:value-type="float" office:value="2816" calcext:value-type="float">
            <text:p>2816</text:p>
          </table:table-cell>
          <table:table-cell table:number-columns-repeated="2" office:value-type="float" office:value="2912" calcext:value-type="float">
            <text:p>2912</text:p>
          </table:table-cell>
          <table:table-cell office:value-type="float" office:value="3136" calcext:value-type="float">
            <text:p>3136</text:p>
          </table:table-cell>
          <table:table-cell table:number-columns-repeated="2" office:value-type="float" office:value="3488" calcext:value-type="float">
            <text:p>3488</text:p>
          </table:table-cell>
          <table:table-cell office:value-type="float" office:value="4800" calcext:value-type="float">
            <text:p>4800</text:p>
          </table:table-cell>
          <table:table-cell table:number-columns-repeated="2" office:value-type="float" office:value="7488" calcext:value-type="float">
            <text:p>7488</text:p>
          </table:table-cell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174" calcext:value-type="float">
            <text:p>174</text:p>
          </table:table-cell>
          <table:table-cell office:value-type="float" office:value="544" calcext:value-type="float">
            <text:p>544</text:p>
          </table:table-cell>
          <table:table-cell office:value-type="float" office:value="1024" calcext:value-type="float">
            <text:p>1024</text:p>
          </table:table-cell>
          <table:table-cell office:value-type="float" office:value="1056" calcext:value-type="float">
            <text:p>1056</text:p>
          </table:table-cell>
          <table:table-cell office:value-type="float" office:value="1088" calcext:value-type="float">
            <text:p>1088</text:p>
          </table:table-cell>
          <table:table-cell office:value-type="float" office:value="1280" calcext:value-type="float">
            <text:p>1280</text:p>
          </table:table-cell>
          <table:table-cell office:value-type="float" office:value="1344" calcext:value-type="float">
            <text:p>1344</text:p>
          </table:table-cell>
          <table:table-cell office:value-type="float" office:value="1696" calcext:value-type="float">
            <text:p>1696</text:p>
          </table:table-cell>
          <table:table-cell office:value-type="float" office:value="2816" calcext:value-type="float">
            <text:p>2816</text:p>
          </table:table-cell>
          <table:table-cell office:value-type="float" office:value="2944" calcext:value-type="float">
            <text:p>2944</text:p>
          </table:table-cell>
          <table:table-cell table:number-columns-repeated="4" office:value-type="float" office:value="3168" calcext:value-type="float">
            <text:p>3168</text:p>
          </table:table-cell>
          <table:table-cell office:value-type="float" office:value="5600" calcext:value-type="float">
            <text:p>5600</text:p>
          </table:table-cell>
          <table:table-cell table:number-columns-repeated="2" office:value-type="float" office:value="8256" calcext:value-type="float">
            <text:p>8256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93" calcext:value-type="float">
            <text:p>193</text:p>
          </table:table-cell>
          <table:table-cell office:value-type="float" office:value="512" calcext:value-type="float">
            <text:p>512</text:p>
          </table:table-cell>
          <table:table-cell office:value-type="float" office:value="832" calcext:value-type="float">
            <text:p>832</text:p>
          </table:table-cell>
          <table:table-cell office:value-type="float" office:value="864" calcext:value-type="float">
            <text:p>864</text:p>
          </table:table-cell>
          <table:table-cell office:value-type="float" office:value="896" calcext:value-type="float">
            <text:p>896</text:p>
          </table:table-cell>
          <table:table-cell office:value-type="float" office:value="1248" calcext:value-type="float">
            <text:p>1248</text:p>
          </table:table-cell>
          <table:table-cell office:value-type="float" office:value="1888" calcext:value-type="float">
            <text:p>1888</text:p>
          </table:table-cell>
          <table:table-cell office:value-type="float" office:value="2400" calcext:value-type="float">
            <text:p>2400</text:p>
          </table:table-cell>
          <table:table-cell office:value-type="float" office:value="2976" calcext:value-type="float">
            <text:p>2976</text:p>
          </table:table-cell>
          <table:table-cell table:number-columns-repeated="2" office:value-type="float" office:value="3104" calcext:value-type="float">
            <text:p>3104</text:p>
          </table:table-cell>
          <table:table-cell office:value-type="float" office:value="3264" calcext:value-type="float">
            <text:p>3264</text:p>
          </table:table-cell>
          <table:table-cell table:number-columns-repeated="2" office:value-type="float" office:value="4192" calcext:value-type="float">
            <text:p>4192</text:p>
          </table:table-cell>
          <table:table-cell office:value-type="float" office:value="5408" calcext:value-type="float">
            <text:p>5408</text:p>
          </table:table-cell>
          <table:table-cell table:number-columns-repeated="2" office:value-type="float" office:value="7840" calcext:value-type="float">
            <text:p>7840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200" calcext:value-type="float">
            <text:p>200</text:p>
          </table:table-cell>
          <table:table-cell office:value-type="float" office:value="512" calcext:value-type="float">
            <text:p>512</text:p>
          </table:table-cell>
          <table:table-cell office:value-type="float" office:value="864" calcext:value-type="float">
            <text:p>864</text:p>
          </table:table-cell>
          <table:table-cell office:value-type="float" office:value="896" calcext:value-type="float">
            <text:p>896</text:p>
          </table:table-cell>
          <table:table-cell office:value-type="float" office:value="928" calcext:value-type="float">
            <text:p>928</text:p>
          </table:table-cell>
          <table:table-cell office:value-type="float" office:value="1184" calcext:value-type="float">
            <text:p>1184</text:p>
          </table:table-cell>
          <table:table-cell office:value-type="float" office:value="1952" calcext:value-type="float">
            <text:p>1952</text:p>
          </table:table-cell>
          <table:table-cell office:value-type="float" office:value="2464" calcext:value-type="float">
            <text:p>2464</text:p>
          </table:table-cell>
          <table:table-cell office:value-type="float" office:value="2944" calcext:value-type="float">
            <text:p>2944</text:p>
          </table:table-cell>
          <table:table-cell office:value-type="float" office:value="3072" calcext:value-type="float">
            <text:p>3072</text:p>
          </table:table-cell>
          <table:table-cell table:number-columns-repeated="2" office:value-type="float" office:value="3840" calcext:value-type="float">
            <text:p>3840</text:p>
          </table:table-cell>
          <table:table-cell table:number-columns-repeated="2" office:value-type="float" office:value="3872" calcext:value-type="float">
            <text:p>3872</text:p>
          </table:table-cell>
          <table:table-cell office:value-type="float" office:value="6528" calcext:value-type="float">
            <text:p>6528</text:p>
          </table:table-cell>
          <table:table-cell table:number-columns-repeated="2" office:value-type="float" office:value="9088" calcext:value-type="float">
            <text:p>9088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193" calcext:value-type="float">
            <text:p>193</text:p>
          </table:table-cell>
          <table:table-cell office:value-type="float" office:value="512" calcext:value-type="float">
            <text:p>512</text:p>
          </table:table-cell>
          <table:table-cell office:value-type="float" office:value="928" calcext:value-type="float">
            <text:p>928</text:p>
          </table:table-cell>
          <table:table-cell office:value-type="float" office:value="960" calcext:value-type="float">
            <text:p>960</text:p>
          </table:table-cell>
          <table:table-cell office:value-type="float" office:value="1024" calcext:value-type="float">
            <text:p>1024</text:p>
          </table:table-cell>
          <table:table-cell office:value-type="float" office:value="1280" calcext:value-type="float">
            <text:p>1280</text:p>
          </table:table-cell>
          <table:table-cell office:value-type="float" office:value="1568" calcext:value-type="float">
            <text:p>1568</text:p>
          </table:table-cell>
          <table:table-cell office:value-type="float" office:value="2784" calcext:value-type="float">
            <text:p>2784</text:p>
          </table:table-cell>
          <table:table-cell office:value-type="float" office:value="3616" calcext:value-type="float">
            <text:p>3616</text:p>
          </table:table-cell>
          <table:table-cell table:number-columns-repeated="2" office:value-type="float" office:value="4065" calcext:value-type="float">
            <text:p>4065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4384" calcext:value-type="float">
            <text:p>4384</text:p>
          </table:table-cell>
          <table:table-cell office:value-type="float" office:value="6016" calcext:value-type="float">
            <text:p>6016</text:p>
          </table:table-cell>
          <table:table-cell table:number-columns-repeated="2" office:value-type="float" office:value="8800" calcext:value-type="float">
            <text:p>8800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224" calcext:value-type="float">
            <text:p>224</text:p>
          </table:table-cell>
          <table:table-cell office:value-type="float" office:value="480" calcext:value-type="float">
            <text:p>480</text:p>
          </table:table-cell>
          <table:table-cell office:value-type="float" office:value="864" calcext:value-type="float">
            <text:p>864</text:p>
          </table:table-cell>
          <table:table-cell office:value-type="float" office:value="897" calcext:value-type="float">
            <text:p>897</text:p>
          </table:table-cell>
          <table:table-cell office:value-type="float" office:value="992" calcext:value-type="float">
            <text:p>992</text:p>
          </table:table-cell>
          <table:table-cell office:value-type="float" office:value="1504" calcext:value-type="float">
            <text:p>1504</text:p>
          </table:table-cell>
          <table:table-cell office:value-type="float" office:value="1856" calcext:value-type="float">
            <text:p>1856</text:p>
          </table:table-cell>
          <table:table-cell office:value-type="float" office:value="2432" calcext:value-type="float">
            <text:p>2432</text:p>
          </table:table-cell>
          <table:table-cell office:value-type="float" office:value="2912" calcext:value-type="float">
            <text:p>2912</text:p>
          </table:table-cell>
          <table:table-cell table:number-columns-repeated="2" office:value-type="float" office:value="2944" calcext:value-type="float">
            <text:p>2944</text:p>
          </table:table-cell>
          <table:table-cell office:value-type="float" office:value="3488" calcext:value-type="float">
            <text:p>3488</text:p>
          </table:table-cell>
          <table:table-cell table:number-columns-repeated="2" office:value-type="float" office:value="4000" calcext:value-type="float">
            <text:p>4000</text:p>
          </table:table-cell>
          <table:table-cell office:value-type="float" office:value="5792" calcext:value-type="float">
            <text:p>5792</text:p>
          </table:table-cell>
          <table:table-cell table:number-columns-repeated="2" office:value-type="float" office:value="8641" calcext:value-type="float">
            <text:p>8641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172" calcext:value-type="float">
            <text:p>172</text:p>
          </table:table-cell>
          <table:table-cell office:value-type="float" office:value="640" calcext:value-type="float">
            <text:p>640</text:p>
          </table:table-cell>
          <table:table-cell office:value-type="float" office:value="960" calcext:value-type="float">
            <text:p>960</text:p>
          </table:table-cell>
          <table:table-cell office:value-type="float" office:value="992" calcext:value-type="float">
            <text:p>992</text:p>
          </table:table-cell>
          <table:table-cell office:value-type="float" office:value="1056" calcext:value-type="float">
            <text:p>1056</text:p>
          </table:table-cell>
          <table:table-cell office:value-type="float" office:value="1280" calcext:value-type="float">
            <text:p>1280</text:p>
          </table:table-cell>
          <table:table-cell office:value-type="float" office:value="1664" calcext:value-type="float">
            <text:p>1664</text:p>
          </table:table-cell>
          <table:table-cell office:value-type="float" office:value="2176" calcext:value-type="float">
            <text:p>2176</text:p>
          </table:table-cell>
          <table:table-cell office:value-type="float" office:value="2240" calcext:value-type="float">
            <text:p>2240</text:p>
          </table:table-cell>
          <table:table-cell office:value-type="float" office:value="2368" calcext:value-type="float">
            <text:p>2368</text:p>
          </table:table-cell>
          <table:table-cell table:number-columns-repeated="4" office:value-type="float" office:value="3264" calcext:value-type="float">
            <text:p>3264</text:p>
          </table:table-cell>
          <table:table-cell table:number-columns-repeated="3" office:value-type="float" office:value="8704" calcext:value-type="float">
            <text:p>8704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208" calcext:value-type="float">
            <text:p>208</text:p>
          </table:table-cell>
          <table:table-cell office:value-type="float" office:value="480" calcext:value-type="float">
            <text:p>480</text:p>
          </table:table-cell>
          <table:table-cell office:value-type="float" office:value="928" calcext:value-type="float">
            <text:p>928</text:p>
          </table:table-cell>
          <table:table-cell office:value-type="float" office:value="960" calcext:value-type="float">
            <text:p>960</text:p>
          </table:table-cell>
          <table:table-cell office:value-type="float" office:value="992" calcext:value-type="float">
            <text:p>992</text:p>
          </table:table-cell>
          <table:table-cell office:value-type="float" office:value="1152" calcext:value-type="float">
            <text:p>1152</text:p>
          </table:table-cell>
          <table:table-cell office:value-type="float" office:value="1312" calcext:value-type="float">
            <text:p>1312</text:p>
          </table:table-cell>
          <table:table-cell office:value-type="float" office:value="2176" calcext:value-type="float">
            <text:p>2176</text:p>
          </table:table-cell>
          <table:table-cell office:value-type="float" office:value="2304" calcext:value-type="float">
            <text:p>2304</text:p>
          </table:table-cell>
          <table:table-cell office:value-type="float" office:value="2528" calcext:value-type="float">
            <text:p>2528</text:p>
          </table:table-cell>
          <table:table-cell office:value-type="float" office:value="2560" calcext:value-type="float">
            <text:p>2560</text:p>
          </table:table-cell>
          <table:table-cell table:number-columns-repeated="3" office:value-type="float" office:value="3104" calcext:value-type="float">
            <text:p>3104</text:p>
          </table:table-cell>
          <table:table-cell office:value-type="float" office:value="5472" calcext:value-type="float">
            <text:p>5472</text:p>
          </table:table-cell>
          <table:table-cell table:number-columns-repeated="2" office:value-type="float" office:value="8000" calcext:value-type="float">
            <text:p>8000</text:p>
          </table:table-cell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196" calcext:value-type="float">
            <text:p>196</text:p>
          </table:table-cell>
          <table:table-cell office:value-type="float" office:value="512" calcext:value-type="float">
            <text:p>512</text:p>
          </table:table-cell>
          <table:table-cell office:value-type="float" office:value="768" calcext:value-type="float">
            <text:p>768</text:p>
          </table:table-cell>
          <table:table-cell office:value-type="float" office:value="832" calcext:value-type="float">
            <text:p>832</text:p>
          </table:table-cell>
          <table:table-cell office:value-type="float" office:value="864" calcext:value-type="float">
            <text:p>864</text:p>
          </table:table-cell>
          <table:table-cell office:value-type="float" office:value="1216" calcext:value-type="float">
            <text:p>1216</text:p>
          </table:table-cell>
          <table:table-cell office:value-type="float" office:value="1696" calcext:value-type="float">
            <text:p>1696</text:p>
          </table:table-cell>
          <table:table-cell office:value-type="float" office:value="2176" calcext:value-type="float">
            <text:p>2176</text:p>
          </table:table-cell>
          <table:table-cell table:number-columns-repeated="6" office:value-type="float" office:value="2721" calcext:value-type="float">
            <text:p>2721</text:p>
          </table:table-cell>
          <table:table-cell office:value-type="float" office:value="5664" calcext:value-type="float">
            <text:p>5664</text:p>
          </table:table-cell>
          <table:table-cell table:number-columns-repeated="2" office:value-type="float" office:value="8352" calcext:value-type="float">
            <text:p>8352</text:p>
          </table:table-cell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168" calcext:value-type="float">
            <text:p>168</text:p>
          </table:table-cell>
          <table:table-cell office:value-type="float" office:value="512" calcext:value-type="float">
            <text:p>512</text:p>
          </table:table-cell>
          <table:table-cell office:value-type="float" office:value="800" calcext:value-type="float">
            <text:p>800</text:p>
          </table:table-cell>
          <table:table-cell office:value-type="float" office:value="832" calcext:value-type="float">
            <text:p>832</text:p>
          </table:table-cell>
          <table:table-cell office:value-type="float" office:value="864" calcext:value-type="float">
            <text:p>864</text:p>
          </table:table-cell>
          <table:table-cell office:value-type="float" office:value="1184" calcext:value-type="float">
            <text:p>1184</text:p>
          </table:table-cell>
          <table:table-cell office:value-type="float" office:value="1504" calcext:value-type="float">
            <text:p>1504</text:p>
          </table:table-cell>
          <table:table-cell office:value-type="float" office:value="2016" calcext:value-type="float">
            <text:p>2016</text:p>
          </table:table-cell>
          <table:table-cell office:value-type="float" office:value="2720" calcext:value-type="float">
            <text:p>2720</text:p>
          </table:table-cell>
          <table:table-cell office:value-type="float" office:value="3008" calcext:value-type="float">
            <text:p>3008</text:p>
          </table:table-cell>
          <table:table-cell table:number-columns-repeated="4" office:value-type="float" office:value="3040" calcext:value-type="float">
            <text:p>3040</text:p>
          </table:table-cell>
          <table:table-cell office:value-type="float" office:value="6464" calcext:value-type="float">
            <text:p>6464</text:p>
          </table:table-cell>
          <table:table-cell table:number-columns-repeated="2" office:value-type="float" office:value="8608" calcext:value-type="float">
            <text:p>8608</text:p>
          </table:table-cell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240" calcext:value-type="float">
            <text:p>240</text:p>
          </table:table-cell>
          <table:table-cell office:value-type="float" office:value="545" calcext:value-type="float">
            <text:p>545</text:p>
          </table:table-cell>
          <table:table-cell office:value-type="float" office:value="928" calcext:value-type="float">
            <text:p>928</text:p>
          </table:table-cell>
          <table:table-cell office:value-type="float" office:value="960" calcext:value-type="float">
            <text:p>960</text:p>
          </table:table-cell>
          <table:table-cell office:value-type="float" office:value="992" calcext:value-type="float">
            <text:p>992</text:p>
          </table:table-cell>
          <table:table-cell office:value-type="float" office:value="1312" calcext:value-type="float">
            <text:p>1312</text:p>
          </table:table-cell>
          <table:table-cell office:value-type="float" office:value="1664" calcext:value-type="float">
            <text:p>1664</text:p>
          </table:table-cell>
          <table:table-cell office:value-type="float" office:value="2432" calcext:value-type="float">
            <text:p>2432</text:p>
          </table:table-cell>
          <table:table-cell office:value-type="float" office:value="2944" calcext:value-type="float">
            <text:p>2944</text:p>
          </table:table-cell>
          <table:table-cell table:number-columns-repeated="2" office:value-type="float" office:value="2976" calcext:value-type="float">
            <text:p>2976</text:p>
          </table:table-cell>
          <table:table-cell office:value-type="float" office:value="3680" calcext:value-type="float">
            <text:p>3680</text:p>
          </table:table-cell>
          <table:table-cell table:number-columns-repeated="2" office:value-type="float" office:value="3744" calcext:value-type="float">
            <text:p>3744</text:p>
          </table:table-cell>
          <table:table-cell office:value-type="float" office:value="6016" calcext:value-type="float">
            <text:p>6016</text:p>
          </table:table-cell>
          <table:table-cell table:number-columns-repeated="2" office:value-type="float" office:value="8224" calcext:value-type="float">
            <text:p>8224</text:p>
          </table:table-cell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192" calcext:value-type="float">
            <text:p>192</text:p>
          </table:table-cell>
          <table:table-cell office:value-type="float" office:value="512" calcext:value-type="float">
            <text:p>512</text:p>
          </table:table-cell>
          <table:table-cell office:value-type="float" office:value="864" calcext:value-type="float">
            <text:p>864</text:p>
          </table:table-cell>
          <table:table-cell office:value-type="float" office:value="896" calcext:value-type="float">
            <text:p>896</text:p>
          </table:table-cell>
          <table:table-cell office:value-type="float" office:value="928" calcext:value-type="float">
            <text:p>928</text:p>
          </table:table-cell>
          <table:table-cell office:value-type="float" office:value="1056" calcext:value-type="float">
            <text:p>1056</text:p>
          </table:table-cell>
          <table:table-cell office:value-type="float" office:value="1408" calcext:value-type="float">
            <text:p>1408</text:p>
          </table:table-cell>
          <table:table-cell office:value-type="float" office:value="2528" calcext:value-type="float">
            <text:p>2528</text:p>
          </table:table-cell>
          <table:table-cell table:number-columns-repeated="3" office:value-type="float" office:value="3520" calcext:value-type="float">
            <text:p>3520</text:p>
          </table:table-cell>
          <table:table-cell table:number-columns-repeated="3" office:value-type="float" office:value="3648" calcext:value-type="float">
            <text:p>3648</text:p>
          </table:table-cell>
          <table:table-cell office:value-type="float" office:value="5120" calcext:value-type="float">
            <text:p>5120</text:p>
          </table:table-cell>
          <table:table-cell table:number-columns-repeated="2" office:value-type="float" office:value="8480" calcext:value-type="float">
            <text:p>848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174" calcext:value-type="float">
            <text:p>174</text:p>
          </table:table-cell>
          <table:table-cell office:value-type="float" office:value="512" calcext:value-type="float">
            <text:p>512</text:p>
          </table:table-cell>
          <table:table-cell office:value-type="float" office:value="928" calcext:value-type="float">
            <text:p>928</text:p>
          </table:table-cell>
          <table:table-cell office:value-type="float" office:value="960" calcext:value-type="float">
            <text:p>960</text:p>
          </table:table-cell>
          <table:table-cell office:value-type="float" office:value="1024" calcext:value-type="float">
            <text:p>1024</text:p>
          </table:table-cell>
          <table:table-cell office:value-type="float" office:value="1280" calcext:value-type="float">
            <text:p>1280</text:p>
          </table:table-cell>
          <table:table-cell office:value-type="float" office:value="1888" calcext:value-type="float">
            <text:p>1888</text:p>
          </table:table-cell>
          <table:table-cell office:value-type="float" office:value="2368" calcext:value-type="float">
            <text:p>2368</text:p>
          </table:table-cell>
          <table:table-cell office:value-type="float" office:value="2752" calcext:value-type="float">
            <text:p>2752</text:p>
          </table:table-cell>
          <table:table-cell office:value-type="float" office:value="2976" calcext:value-type="float">
            <text:p>2976</text:p>
          </table:table-cell>
          <table:table-cell office:value-type="float" office:value="3456" calcext:value-type="float">
            <text:p>3456</text:p>
          </table:table-cell>
          <table:table-cell table:number-columns-repeated="3" office:value-type="float" office:value="4224" calcext:value-type="float">
            <text:p>4224</text:p>
          </table:table-cell>
          <table:table-cell office:value-type="float" office:value="6784" calcext:value-type="float">
            <text:p>6784</text:p>
          </table:table-cell>
          <table:table-cell table:number-columns-repeated="2" office:value-type="float" office:value="8512" calcext:value-type="float">
            <text:p>8512</text:p>
          </table:table-cell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214" calcext:value-type="float">
            <text:p>214</text:p>
          </table:table-cell>
          <table:table-cell office:value-type="float" office:value="480" calcext:value-type="float">
            <text:p>480</text:p>
          </table:table-cell>
          <table:table-cell office:value-type="float" office:value="800" calcext:value-type="float">
            <text:p>800</text:p>
          </table:table-cell>
          <table:table-cell office:value-type="float" office:value="864" calcext:value-type="float">
            <text:p>864</text:p>
          </table:table-cell>
          <table:table-cell office:value-type="float" office:value="928" calcext:value-type="float">
            <text:p>928</text:p>
          </table:table-cell>
          <table:table-cell office:value-type="float" office:value="1184" calcext:value-type="float">
            <text:p>1184</text:p>
          </table:table-cell>
          <table:table-cell office:value-type="float" office:value="1440" calcext:value-type="float">
            <text:p>1440</text:p>
          </table:table-cell>
          <table:table-cell office:value-type="float" office:value="1792" calcext:value-type="float">
            <text:p>1792</text:p>
          </table:table-cell>
          <table:table-cell office:value-type="float" office:value="2880" calcext:value-type="float">
            <text:p>2880</text:p>
          </table:table-cell>
          <table:table-cell table:number-columns-repeated="5" office:value-type="float" office:value="2944" calcext:value-type="float">
            <text:p>2944</text:p>
          </table:table-cell>
          <table:table-cell office:value-type="float" office:value="5664" calcext:value-type="float">
            <text:p>5664</text:p>
          </table:table-cell>
          <table:table-cell table:number-columns-repeated="2" office:value-type="float" office:value="8480" calcext:value-type="float">
            <text:p>8480</text:p>
          </table:table-cell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138" calcext:value-type="float">
            <text:p>138</text:p>
          </table:table-cell>
          <table:table-cell office:value-type="float" office:value="544" calcext:value-type="float">
            <text:p>544</text:p>
          </table:table-cell>
          <table:table-cell office:value-type="float" office:value="897" calcext:value-type="float">
            <text:p>897</text:p>
          </table:table-cell>
          <table:table-cell office:value-type="float" office:value="928" calcext:value-type="float">
            <text:p>928</text:p>
          </table:table-cell>
          <table:table-cell office:value-type="float" office:value="960" calcext:value-type="float">
            <text:p>960</text:p>
          </table:table-cell>
          <table:table-cell office:value-type="float" office:value="1216" calcext:value-type="float">
            <text:p>1216</text:p>
          </table:table-cell>
          <table:table-cell office:value-type="float" office:value="1408" calcext:value-type="float">
            <text:p>1408</text:p>
          </table:table-cell>
          <table:table-cell office:value-type="float" office:value="1696" calcext:value-type="float">
            <text:p>1696</text:p>
          </table:table-cell>
          <table:table-cell office:value-type="float" office:value="2592" calcext:value-type="float">
            <text:p>2592</text:p>
          </table:table-cell>
          <table:table-cell table:number-columns-repeated="2" office:value-type="float" office:value="2880" calcext:value-type="float">
            <text:p>2880</text:p>
          </table:table-cell>
          <table:table-cell office:value-type="float" office:value="3264" calcext:value-type="float">
            <text:p>3264</text:p>
          </table:table-cell>
          <table:table-cell table:number-columns-repeated="2" office:value-type="float" office:value="3520" calcext:value-type="float">
            <text:p>3520</text:p>
          </table:table-cell>
          <table:table-cell office:value-type="float" office:value="4704" calcext:value-type="float">
            <text:p>4704</text:p>
          </table:table-cell>
          <table:table-cell table:number-columns-repeated="2" office:value-type="float" office:value="7136" calcext:value-type="float">
            <text:p>7136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153" calcext:value-type="float">
            <text:p>153</text:p>
          </table:table-cell>
          <table:table-cell office:value-type="float" office:value="469" calcext:value-type="float">
            <text:p>469</text:p>
          </table:table-cell>
          <table:table-cell office:value-type="float" office:value="776" calcext:value-type="float">
            <text:p>776</text:p>
          </table:table-cell>
          <table:table-cell office:value-type="float" office:value="825" calcext:value-type="float">
            <text:p>825</text:p>
          </table:table-cell>
          <table:table-cell office:value-type="float" office:value="836" calcext:value-type="float">
            <text:p>836</text:p>
          </table:table-cell>
          <table:table-cell office:value-type="float" office:value="1184" calcext:value-type="float">
            <text:p>1184</text:p>
          </table:table-cell>
          <table:table-cell office:value-type="float" office:value="1664" calcext:value-type="float">
            <text:p>1664</text:p>
          </table:table-cell>
          <table:table-cell office:value-type="float" office:value="2304" calcext:value-type="float">
            <text:p>2304</text:p>
          </table:table-cell>
          <table:table-cell table:number-columns-repeated="3" office:value-type="float" office:value="2667" calcext:value-type="float">
            <text:p>2667</text:p>
          </table:table-cell>
          <table:table-cell office:value-type="float" office:value="3227" calcext:value-type="float">
            <text:p>3227</text:p>
          </table:table-cell>
          <table:table-cell table:number-columns-repeated="2" office:value-type="float" office:value="3616" calcext:value-type="float">
            <text:p>3616</text:p>
          </table:table-cell>
          <table:table-cell office:value-type="float" office:value="3872" calcext:value-type="float">
            <text:p>3872</text:p>
          </table:table-cell>
          <table:table-cell table:number-columns-repeated="2" office:value-type="float" office:value="7648" calcext:value-type="float">
            <text:p>7648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210" calcext:value-type="float">
            <text:p>210</text:p>
          </table:table-cell>
          <table:table-cell office:value-type="float" office:value="512" calcext:value-type="float">
            <text:p>512</text:p>
          </table:table-cell>
          <table:table-cell office:value-type="float" office:value="864" calcext:value-type="float">
            <text:p>864</text:p>
          </table:table-cell>
          <table:table-cell office:value-type="float" office:value="896" calcext:value-type="float">
            <text:p>896</text:p>
          </table:table-cell>
          <table:table-cell office:value-type="float" office:value="928" calcext:value-type="float">
            <text:p>928</text:p>
          </table:table-cell>
          <table:table-cell office:value-type="float" office:value="1184" calcext:value-type="float">
            <text:p>1184</text:p>
          </table:table-cell>
          <table:table-cell office:value-type="float" office:value="1536" calcext:value-type="float">
            <text:p>1536</text:p>
          </table:table-cell>
          <table:table-cell office:value-type="float" office:value="2144" calcext:value-type="float">
            <text:p>2144</text:p>
          </table:table-cell>
          <table:table-cell table:number-columns-repeated="3" office:value-type="float" office:value="2464" calcext:value-type="float">
            <text:p>2464</text:p>
          </table:table-cell>
          <table:table-cell office:value-type="float" office:value="3136" calcext:value-type="float">
            <text:p>3136</text:p>
          </table:table-cell>
          <table:table-cell table:number-columns-repeated="2" office:value-type="float" office:value="3360" calcext:value-type="float">
            <text:p>3360</text:p>
          </table:table-cell>
          <table:table-cell office:value-type="float" office:value="4064" calcext:value-type="float">
            <text:p>4064</text:p>
          </table:table-cell>
          <table:table-cell table:number-columns-repeated="2" office:value-type="float" office:value="7520" calcext:value-type="float">
            <text:p>752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486" calcext:value-type="float">
            <text:p>486</text:p>
          </table:table-cell>
          <table:table-cell office:value-type="float" office:value="800" calcext:value-type="float">
            <text:p>800</text:p>
          </table:table-cell>
          <table:table-cell office:value-type="float" office:value="832" calcext:value-type="float">
            <text:p>832</text:p>
          </table:table-cell>
          <table:table-cell office:value-type="float" office:value="864" calcext:value-type="float">
            <text:p>864</text:p>
          </table:table-cell>
          <table:table-cell office:value-type="float" office:value="1056" calcext:value-type="float">
            <text:p>1056</text:p>
          </table:table-cell>
          <table:table-cell office:value-type="float" office:value="1408" calcext:value-type="float">
            <text:p>1408</text:p>
          </table:table-cell>
          <table:table-cell office:value-type="float" office:value="2048" calcext:value-type="float">
            <text:p>2048</text:p>
          </table:table-cell>
          <table:table-cell table:number-columns-repeated="3" office:value-type="float" office:value="2464" calcext:value-type="float">
            <text:p>2464</text:p>
          </table:table-cell>
          <table:table-cell office:value-type="float" office:value="3360" calcext:value-type="float">
            <text:p>3360</text:p>
          </table:table-cell>
          <table:table-cell table:number-columns-repeated="2" office:value-type="float" office:value="3424" calcext:value-type="float">
            <text:p>3424</text:p>
          </table:table-cell>
          <table:table-cell office:value-type="float" office:value="4768" calcext:value-type="float">
            <text:p>4768</text:p>
          </table:table-cell>
          <table:table-cell table:number-columns-repeated="2" office:value-type="float" office:value="7776" calcext:value-type="float">
            <text:p>7776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164" calcext:value-type="float">
            <text:p>164</text:p>
          </table:table-cell>
          <table:table-cell office:value-type="float" office:value="492" calcext:value-type="float">
            <text:p>492</text:p>
          </table:table-cell>
          <table:table-cell office:value-type="float" office:value="768" calcext:value-type="float">
            <text:p>768</text:p>
          </table:table-cell>
          <table:table-cell office:value-type="float" office:value="832" calcext:value-type="float">
            <text:p>832</text:p>
          </table:table-cell>
          <table:table-cell office:value-type="float" office:value="864" calcext:value-type="float">
            <text:p>864</text:p>
          </table:table-cell>
          <table:table-cell office:value-type="float" office:value="1152" calcext:value-type="float">
            <text:p>1152</text:p>
          </table:table-cell>
          <table:table-cell office:value-type="float" office:value="1568" calcext:value-type="float">
            <text:p>1568</text:p>
          </table:table-cell>
          <table:table-cell office:value-type="float" office:value="2176" calcext:value-type="float">
            <text:p>2176</text:p>
          </table:table-cell>
          <table:table-cell table:number-columns-repeated="3" office:value-type="float" office:value="2496" calcext:value-type="float">
            <text:p>2496</text:p>
          </table:table-cell>
          <table:table-cell office:value-type="float" office:value="2784" calcext:value-type="float">
            <text:p>2784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3520" calcext:value-type="float">
            <text:p>3520</text:p>
          </table:table-cell>
          <table:table-cell table:number-columns-repeated="2" office:value-type="float" office:value="6208" calcext:value-type="float">
            <text:p>6208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203" calcext:value-type="float">
            <text:p>203</text:p>
          </table:table-cell>
          <table:table-cell office:value-type="float" office:value="512" calcext:value-type="float">
            <text:p>512</text:p>
          </table:table-cell>
          <table:table-cell office:value-type="float" office:value="864" calcext:value-type="float">
            <text:p>864</text:p>
          </table:table-cell>
          <table:table-cell office:value-type="float" office:value="928" calcext:value-type="float">
            <text:p>928</text:p>
          </table:table-cell>
          <table:table-cell office:value-type="float" office:value="960" calcext:value-type="float">
            <text:p>960</text:p>
          </table:table-cell>
          <table:table-cell office:value-type="float" office:value="1120" calcext:value-type="float">
            <text:p>1120</text:p>
          </table:table-cell>
          <table:table-cell office:value-type="float" office:value="1536" calcext:value-type="float">
            <text:p>1536</text:p>
          </table:table-cell>
          <table:table-cell office:value-type="float" office:value="2144" calcext:value-type="float">
            <text:p>2144</text:p>
          </table:table-cell>
          <table:table-cell office:value-type="float" office:value="2432" calcext:value-type="float">
            <text:p>2432</text:p>
          </table:table-cell>
          <table:table-cell table:number-columns-repeated="2" office:value-type="float" office:value="2496" calcext:value-type="float">
            <text:p>2496</text:p>
          </table:table-cell>
          <table:table-cell table:number-columns-repeated="3" office:value-type="float" office:value="2848" calcext:value-type="float">
            <text:p>2848</text:p>
          </table:table-cell>
          <table:table-cell office:value-type="float" office:value="7392" calcext:value-type="float">
            <text:p>7392</text:p>
          </table:table-cell>
          <table:table-cell table:number-columns-repeated="2" office:value-type="float" office:value="8800" calcext:value-type="float">
            <text:p>8800</text:p>
          </table:table-cell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240" calcext:value-type="float">
            <text:p>240</text:p>
          </table:table-cell>
          <table:table-cell office:value-type="float" office:value="512" calcext:value-type="float">
            <text:p>512</text:p>
          </table:table-cell>
          <table:table-cell office:value-type="float" office:value="832" calcext:value-type="float">
            <text:p>832</text:p>
          </table:table-cell>
          <table:table-cell office:value-type="float" office:value="864" calcext:value-type="float">
            <text:p>864</text:p>
          </table:table-cell>
          <table:table-cell office:value-type="float" office:value="896" calcext:value-type="float">
            <text:p>896</text:p>
          </table:table-cell>
          <table:table-cell office:value-type="float" office:value="1056" calcext:value-type="float">
            <text:p>1056</text:p>
          </table:table-cell>
          <table:table-cell office:value-type="float" office:value="1472" calcext:value-type="float">
            <text:p>1472</text:p>
          </table:table-cell>
          <table:table-cell office:value-type="float" office:value="1792" calcext:value-type="float">
            <text:p>1792</text:p>
          </table:table-cell>
          <table:table-cell table:number-columns-repeated="3" office:value-type="float" office:value="2336" calcext:value-type="float">
            <text:p>2336</text:p>
          </table:table-cell>
          <table:table-cell office:value-type="float" office:value="2592" calcext:value-type="float">
            <text:p>2592</text:p>
          </table:table-cell>
          <table:table-cell table:number-columns-repeated="2" office:value-type="float" office:value="3040" calcext:value-type="float">
            <text:p>3040</text:p>
          </table:table-cell>
          <table:table-cell office:value-type="float" office:value="4768" calcext:value-type="float">
            <text:p>4768</text:p>
          </table:table-cell>
          <table:table-cell table:number-columns-repeated="2" office:value-type="float" office:value="7360" calcext:value-type="float">
            <text:p>7360</text:p>
          </table:table-cell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214" calcext:value-type="float">
            <text:p>214</text:p>
          </table:table-cell>
          <table:table-cell office:value-type="float" office:value="480" calcext:value-type="float">
            <text:p>480</text:p>
          </table:table-cell>
          <table:table-cell office:value-type="float" office:value="846" calcext:value-type="float">
            <text:p>846</text:p>
          </table:table-cell>
          <table:table-cell table:number-columns-repeated="2" office:value-type="float" office:value="932" calcext:value-type="float">
            <text:p>932</text:p>
          </table:table-cell>
          <table:table-cell office:value-type="float" office:value="1152" calcext:value-type="float">
            <text:p>1152</text:p>
          </table:table-cell>
          <table:table-cell office:value-type="float" office:value="1568" calcext:value-type="float">
            <text:p>1568</text:p>
          </table:table-cell>
          <table:table-cell office:value-type="float" office:value="2144" calcext:value-type="float">
            <text:p>2144</text:p>
          </table:table-cell>
          <table:table-cell office:value-type="float" office:value="2624" calcext:value-type="float">
            <text:p>2624</text:p>
          </table:table-cell>
          <table:table-cell table:number-columns-repeated="5" office:value-type="float" office:value="2816" calcext:value-type="float">
            <text:p>2816</text:p>
          </table:table-cell>
          <table:table-cell office:value-type="float" office:value="9664" calcext:value-type="float">
            <text:p>9664</text:p>
          </table:table-cell>
          <table:table-cell table:number-columns-repeated="2" office:value-type="float" office:value="11360" calcext:value-type="float">
            <text:p>1136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106" calcext:value-type="float">
            <text:p>106</text:p>
          </table:table-cell>
          <table:table-cell office:value-type="float" office:value="512" calcext:value-type="float">
            <text:p>512</text:p>
          </table:table-cell>
          <table:table-cell office:value-type="float" office:value="928" calcext:value-type="float">
            <text:p>928</text:p>
          </table:table-cell>
          <table:table-cell office:value-type="float" office:value="960" calcext:value-type="float">
            <text:p>960</text:p>
          </table:table-cell>
          <table:table-cell office:value-type="float" office:value="1024" calcext:value-type="float">
            <text:p>1024</text:p>
          </table:table-cell>
          <table:table-cell office:value-type="float" office:value="1184" calcext:value-type="float">
            <text:p>1184</text:p>
          </table:table-cell>
          <table:table-cell office:value-type="float" office:value="1376" calcext:value-type="float">
            <text:p>1376</text:p>
          </table:table-cell>
          <table:table-cell office:value-type="float" office:value="2144" calcext:value-type="float">
            <text:p>2144</text:p>
          </table:table-cell>
          <table:table-cell office:value-type="float" office:value="2976" calcext:value-type="float">
            <text:p>2976</text:p>
          </table:table-cell>
          <table:table-cell table:number-columns-repeated="2" office:value-type="float" office:value="3104" calcext:value-type="float">
            <text:p>3104</text:p>
          </table:table-cell>
          <table:table-cell table:number-columns-repeated="3" office:value-type="float" office:value="3520" calcext:value-type="float">
            <text:p>3520</text:p>
          </table:table-cell>
          <table:table-cell office:value-type="float" office:value="6432" calcext:value-type="float">
            <text:p>6432</text:p>
          </table:table-cell>
          <table:table-cell table:number-columns-repeated="2" office:value-type="float" office:value="8256" calcext:value-type="float">
            <text:p>8256</text:p>
          </table:table-cell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221" calcext:value-type="float">
            <text:p>221</text:p>
          </table:table-cell>
          <table:table-cell office:value-type="float" office:value="481" calcext:value-type="float">
            <text:p>481</text:p>
          </table:table-cell>
          <table:table-cell office:value-type="float" office:value="704" calcext:value-type="float">
            <text:p>704</text:p>
          </table:table-cell>
          <table:table-cell office:value-type="float" office:value="736" calcext:value-type="float">
            <text:p>736</text:p>
          </table:table-cell>
          <table:table-cell office:value-type="float" office:value="768" calcext:value-type="float">
            <text:p>768</text:p>
          </table:table-cell>
          <table:table-cell office:value-type="float" office:value="992" calcext:value-type="float">
            <text:p>992</text:p>
          </table:table-cell>
          <table:table-cell office:value-type="float" office:value="1152" calcext:value-type="float">
            <text:p>1152</text:p>
          </table:table-cell>
          <table:table-cell office:value-type="float" office:value="1792" calcext:value-type="float">
            <text:p>1792</text:p>
          </table:table-cell>
          <table:table-cell office:value-type="float" office:value="2272" calcext:value-type="float">
            <text:p>2272</text:p>
          </table:table-cell>
          <table:table-cell office:value-type="float" office:value="2432" calcext:value-type="float">
            <text:p>2432</text:p>
          </table:table-cell>
          <table:table-cell table:number-columns-repeated="4" office:value-type="float" office:value="3232" calcext:value-type="float">
            <text:p>3232</text:p>
          </table:table-cell>
          <table:table-cell office:value-type="float" office:value="5280" calcext:value-type="float">
            <text:p>5280</text:p>
          </table:table-cell>
          <table:table-cell table:number-columns-repeated="2" office:value-type="float" office:value="8672" calcext:value-type="float">
            <text:p>8672</text:p>
          </table:table-cell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224" calcext:value-type="float">
            <text:p>224</text:p>
          </table:table-cell>
          <table:table-cell office:value-type="float" office:value="512" calcext:value-type="float">
            <text:p>512</text:p>
          </table:table-cell>
          <table:table-cell office:value-type="float" office:value="800" calcext:value-type="float">
            <text:p>800</text:p>
          </table:table-cell>
          <table:table-cell office:value-type="float" office:value="832" calcext:value-type="float">
            <text:p>832</text:p>
          </table:table-cell>
          <table:table-cell office:value-type="float" office:value="864" calcext:value-type="float">
            <text:p>864</text:p>
          </table:table-cell>
          <table:table-cell office:value-type="float" office:value="1120" calcext:value-type="float">
            <text:p>1120</text:p>
          </table:table-cell>
          <table:table-cell office:value-type="float" office:value="1344" calcext:value-type="float">
            <text:p>1344</text:p>
          </table:table-cell>
          <table:table-cell office:value-type="float" office:value="2112" calcext:value-type="float">
            <text:p>2112</text:p>
          </table:table-cell>
          <table:table-cell office:value-type="float" office:value="2560" calcext:value-type="float">
            <text:p>2560</text:p>
          </table:table-cell>
          <table:table-cell office:value-type="float" office:value="2784" calcext:value-type="float">
            <text:p>2784</text:p>
          </table:table-cell>
          <table:table-cell office:value-type="float" office:value="2880" calcext:value-type="float">
            <text:p>2880</text:p>
          </table:table-cell>
          <table:table-cell office:value-type="float" office:value="3488" calcext:value-type="float">
            <text:p>3488</text:p>
          </table:table-cell>
          <table:table-cell table:number-columns-repeated="2" office:value-type="float" office:value="3776" calcext:value-type="float">
            <text:p>3776</text:p>
          </table:table-cell>
          <table:table-cell office:value-type="float" office:value="5632" calcext:value-type="float">
            <text:p>5632</text:p>
          </table:table-cell>
          <table:table-cell table:number-columns-repeated="2" office:value-type="float" office:value="8160" calcext:value-type="float">
            <text:p>8160</text:p>
          </table:table-cell>
        </table:table-row>
        <table:table-row table:style-name="ro1"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office:value-type="float" office:value="238" calcext:value-type="float">
            <text:p>23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056" calcext:value-type="float">
            <text:p>1056</text:p>
          </table:table-cell>
          <table:table-cell office:value-type="float" office:value="1088" calcext:value-type="float">
            <text:p>1088</text:p>
          </table:table-cell>
          <table:table-cell office:value-type="float" office:value="1376" calcext:value-type="float">
            <text:p>1376</text:p>
          </table:table-cell>
          <table:table-cell office:value-type="float" office:value="1856" calcext:value-type="float">
            <text:p>1856</text:p>
          </table:table-cell>
          <table:table-cell office:value-type="float" office:value="2720" calcext:value-type="float">
            <text:p>2720</text:p>
          </table:table-cell>
          <table:table-cell table:number-columns-repeated="3" office:value-type="float" office:value="2848" calcext:value-type="float">
            <text:p>2848</text:p>
          </table:table-cell>
          <table:table-cell office:value-type="float" office:value="3200" calcext:value-type="float">
            <text:p>3200</text:p>
          </table:table-cell>
          <table:table-cell table:number-columns-repeated="2" office:value-type="float" office:value="3584" calcext:value-type="float">
            <text:p>3584</text:p>
          </table:table-cell>
          <table:table-cell office:value-type="float" office:value="3968" calcext:value-type="float">
            <text:p>3968</text:p>
          </table:table-cell>
          <table:table-cell table:number-columns-repeated="2" office:value-type="float" office:value="8064" calcext:value-type="float">
            <text:p>8064</text:p>
          </table:table-cell>
        </table:table-row>
        <table:table-row table:style-name="ro1"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office:value-type="float" office:value="157" calcext:value-type="float">
            <text:p>157</text:p>
          </table:table-cell>
          <table:table-cell office:value-type="float" office:value="449" calcext:value-type="float">
            <text:p>449</text:p>
          </table:table-cell>
          <table:table-cell office:value-type="float" office:value="800" calcext:value-type="float">
            <text:p>800</text:p>
          </table:table-cell>
          <table:table-cell office:value-type="float" office:value="865" calcext:value-type="float">
            <text:p>865</text:p>
          </table:table-cell>
          <table:table-cell office:value-type="float" office:value="896" calcext:value-type="float">
            <text:p>896</text:p>
          </table:table-cell>
          <table:table-cell office:value-type="float" office:value="992" calcext:value-type="float">
            <text:p>992</text:p>
          </table:table-cell>
          <table:table-cell office:value-type="float" office:value="1409" calcext:value-type="float">
            <text:p>1409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2368" calcext:value-type="float">
            <text:p>2368</text:p>
          </table:table-cell>
          <table:table-cell office:value-type="float" office:value="2912" calcext:value-type="float">
            <text:p>2912</text:p>
          </table:table-cell>
          <table:table-cell table:number-columns-repeated="2" office:value-type="float" office:value="3232" calcext:value-type="float">
            <text:p>3232</text:p>
          </table:table-cell>
          <table:table-cell office:value-type="float" office:value="3616" calcext:value-type="float">
            <text:p>3616</text:p>
          </table:table-cell>
          <table:table-cell table:number-columns-repeated="2" office:value-type="float" office:value="7008" calcext:value-type="float">
            <text:p>7008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148" calcext:value-type="float">
            <text:p>148</text:p>
          </table:table-cell>
          <table:table-cell office:value-type="float" office:value="544" calcext:value-type="float">
            <text:p>544</text:p>
          </table:table-cell>
          <table:table-cell office:value-type="float" office:value="1024" calcext:value-type="float">
            <text:p>1024</text:p>
          </table:table-cell>
          <table:table-cell office:value-type="float" office:value="1056" calcext:value-type="float">
            <text:p>1056</text:p>
          </table:table-cell>
          <table:table-cell office:value-type="float" office:value="1089" calcext:value-type="float">
            <text:p>1089</text:p>
          </table:table-cell>
          <table:table-cell office:value-type="float" office:value="1600" calcext:value-type="float">
            <text:p>1600</text:p>
          </table:table-cell>
          <table:table-cell office:value-type="float" office:value="1888" calcext:value-type="float">
            <text:p>1888</text:p>
          </table:table-cell>
          <table:table-cell office:value-type="float" office:value="2528" calcext:value-type="float">
            <text:p>2528</text:p>
          </table:table-cell>
          <table:table-cell office:value-type="float" office:value="2784" calcext:value-type="float">
            <text:p>2784</text:p>
          </table:table-cell>
          <table:table-cell table:number-columns-repeated="2" office:value-type="float" office:value="2976" calcext:value-type="float">
            <text:p>2976</text:p>
          </table:table-cell>
          <table:table-cell table:number-columns-repeated="3" office:value-type="float" office:value="3584" calcext:value-type="float">
            <text:p>3584</text:p>
          </table:table-cell>
          <table:table-cell office:value-type="float" office:value="4832" calcext:value-type="float">
            <text:p>4832</text:p>
          </table:table-cell>
          <table:table-cell table:number-columns-repeated="2" office:value-type="float" office:value="7584" calcext:value-type="float">
            <text:p>7584</text:p>
          </table:table-cell>
        </table:table-row>
        <table:table-row table:style-name="ro1"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193" calcext:value-type="float">
            <text:p>193</text:p>
          </table:table-cell>
          <table:table-cell office:value-type="float" office:value="481" calcext:value-type="float">
            <text:p>481</text:p>
          </table:table-cell>
          <table:table-cell office:value-type="float" office:value="832" calcext:value-type="float">
            <text:p>832</text:p>
          </table:table-cell>
          <table:table-cell office:value-type="float" office:value="864" calcext:value-type="float">
            <text:p>864</text:p>
          </table:table-cell>
          <table:table-cell office:value-type="float" office:value="896" calcext:value-type="float">
            <text:p>896</text:p>
          </table:table-cell>
          <table:table-cell office:value-type="float" office:value="1088" calcext:value-type="float">
            <text:p>1088</text:p>
          </table:table-cell>
          <table:table-cell office:value-type="float" office:value="1408" calcext:value-type="float">
            <text:p>1408</text:p>
          </table:table-cell>
          <table:table-cell office:value-type="float" office:value="1856" calcext:value-type="float">
            <text:p>1856</text:p>
          </table:table-cell>
          <table:table-cell office:value-type="float" office:value="1952" calcext:value-type="float">
            <text:p>1952</text:p>
          </table:table-cell>
          <table:table-cell office:value-type="float" office:value="2272" calcext:value-type="float">
            <text:p>2272</text:p>
          </table:table-cell>
          <table:table-cell office:value-type="float" office:value="2464" calcext:value-type="float">
            <text:p>2464</text:p>
          </table:table-cell>
          <table:table-cell table:number-columns-repeated="3" office:value-type="float" office:value="2848" calcext:value-type="float">
            <text:p>2848</text:p>
          </table:table-cell>
          <table:table-cell office:value-type="float" office:value="6912" calcext:value-type="float">
            <text:p>6912</text:p>
          </table:table-cell>
          <table:table-cell table:number-columns-repeated="2" office:value-type="float" office:value="8480" calcext:value-type="float">
            <text:p>8480</text:p>
          </table:table-cell>
        </table:table-row>
        <table:table-row table:style-name="ro1"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46" calcext:value-type="float">
            <text:p>46</text:p>
          </table:table-cell>
          <table:table-cell office:value-type="float" office:value="185" calcext:value-type="float">
            <text:p>185</text:p>
          </table:table-cell>
          <table:table-cell office:value-type="float" office:value="512" calcext:value-type="float">
            <text:p>512</text:p>
          </table:table-cell>
          <table:table-cell office:value-type="float" office:value="832" calcext:value-type="float">
            <text:p>832</text:p>
          </table:table-cell>
          <table:table-cell office:value-type="float" office:value="864" calcext:value-type="float">
            <text:p>864</text:p>
          </table:table-cell>
          <table:table-cell office:value-type="float" office:value="896" calcext:value-type="float">
            <text:p>896</text:p>
          </table:table-cell>
          <table:table-cell office:value-type="float" office:value="1184" calcext:value-type="float">
            <text:p>1184</text:p>
          </table:table-cell>
          <table:table-cell office:value-type="float" office:value="1696" calcext:value-type="float">
            <text:p>1696</text:p>
          </table:table-cell>
          <table:table-cell office:value-type="float" office:value="2208" calcext:value-type="float">
            <text:p>2208</text:p>
          </table:table-cell>
          <table:table-cell table:number-columns-repeated="6" office:value-type="float" office:value="2688" calcext:value-type="float">
            <text:p>2688</text:p>
          </table:table-cell>
          <table:table-cell office:value-type="float" office:value="5952" calcext:value-type="float">
            <text:p>5952</text:p>
          </table:table-cell>
          <table:table-cell table:number-columns-repeated="2" office:value-type="float" office:value="8704" calcext:value-type="float">
            <text:p>8704</text:p>
          </table:table-cell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203" calcext:value-type="float">
            <text:p>203</text:p>
          </table:table-cell>
          <table:table-cell office:value-type="float" office:value="480" calcext:value-type="float">
            <text:p>480</text:p>
          </table:table-cell>
          <table:table-cell office:value-type="float" office:value="833" calcext:value-type="float">
            <text:p>833</text:p>
          </table:table-cell>
          <table:table-cell office:value-type="float" office:value="864" calcext:value-type="float">
            <text:p>864</text:p>
          </table:table-cell>
          <table:table-cell office:value-type="float" office:value="896" calcext:value-type="float">
            <text:p>896</text:p>
          </table:table-cell>
          <table:table-cell office:value-type="float" office:value="1120" calcext:value-type="float">
            <text:p>1120</text:p>
          </table:table-cell>
          <table:table-cell office:value-type="float" office:value="1280" calcext:value-type="float">
            <text:p>1280</text:p>
          </table:table-cell>
          <table:table-cell office:value-type="float" office:value="1568" calcext:value-type="float">
            <text:p>1568</text:p>
          </table:table-cell>
          <table:table-cell office:value-type="float" office:value="1984" calcext:value-type="float">
            <text:p>1984</text:p>
          </table:table-cell>
          <table:table-cell office:value-type="float" office:value="2177" calcext:value-type="float">
            <text:p>2177</text:p>
          </table:table-cell>
          <table:table-cell office:value-type="float" office:value="2208" calcext:value-type="float">
            <text:p>2208</text:p>
          </table:table-cell>
          <table:table-cell office:value-type="float" office:value="3360" calcext:value-type="float">
            <text:p>3360</text:p>
          </table:table-cell>
          <table:table-cell table:number-columns-repeated="2" office:value-type="float" office:value="4032" calcext:value-type="float">
            <text:p>4032</text:p>
          </table:table-cell>
          <table:table-cell office:value-type="float" office:value="5472" calcext:value-type="float">
            <text:p>5472</text:p>
          </table:table-cell>
          <table:table-cell table:number-columns-repeated="2" office:value-type="float" office:value="7872" calcext:value-type="float">
            <text:p>7872</text:p>
          </table:table-cell>
        </table:table-row>
        <table:table-row table:style-name="ro1"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  <table:table-cell office:value-type="float" office:value="166" calcext:value-type="float">
            <text:p>166</text:p>
          </table:table-cell>
          <table:table-cell office:value-type="float" office:value="486" calcext:value-type="float">
            <text:p>486</text:p>
          </table:table-cell>
          <table:table-cell office:value-type="float" office:value="833" calcext:value-type="float">
            <text:p>833</text:p>
          </table:table-cell>
          <table:table-cell office:value-type="float" office:value="896" calcext:value-type="float">
            <text:p>896</text:p>
          </table:table-cell>
          <table:table-cell office:value-type="float" office:value="928" calcext:value-type="float">
            <text:p>928</text:p>
          </table:table-cell>
          <table:table-cell office:value-type="float" office:value="1184" calcext:value-type="float">
            <text:p>1184</text:p>
          </table:table-cell>
          <table:table-cell office:value-type="float" office:value="1536" calcext:value-type="float">
            <text:p>1536</text:p>
          </table:table-cell>
          <table:table-cell office:value-type="float" office:value="1984" calcext:value-type="float">
            <text:p>1984</text:p>
          </table:table-cell>
          <table:table-cell office:value-type="float" office:value="2880" calcext:value-type="float">
            <text:p>2880</text:p>
          </table:table-cell>
          <table:table-cell table:number-columns-repeated="3" office:value-type="float" office:value="3232" calcext:value-type="float">
            <text:p>3232</text:p>
          </table:table-cell>
          <table:table-cell table:number-columns-repeated="2" office:value-type="float" office:value="4928" calcext:value-type="float">
            <text:p>4928</text:p>
          </table:table-cell>
          <table:table-cell office:value-type="float" office:value="5344" calcext:value-type="float">
            <text:p>5344</text:p>
          </table:table-cell>
          <table:table-cell table:number-columns-repeated="2" office:value-type="float" office:value="7552" calcext:value-type="float">
            <text:p>7552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215" calcext:value-type="float">
            <text:p>215</text:p>
          </table:table-cell>
          <table:table-cell office:value-type="float" office:value="488" calcext:value-type="float">
            <text:p>488</text:p>
          </table:table-cell>
          <table:table-cell office:value-type="float" office:value="864" calcext:value-type="float">
            <text:p>864</text:p>
          </table:table-cell>
          <table:table-cell office:value-type="float" office:value="896" calcext:value-type="float">
            <text:p>896</text:p>
          </table:table-cell>
          <table:table-cell office:value-type="float" office:value="928" calcext:value-type="float">
            <text:p>928</text:p>
          </table:table-cell>
          <table:table-cell office:value-type="float" office:value="1152" calcext:value-type="float">
            <text:p>1152</text:p>
          </table:table-cell>
          <table:table-cell office:value-type="float" office:value="1281" calcext:value-type="float">
            <text:p>1281</text:p>
          </table:table-cell>
          <table:table-cell office:value-type="float" office:value="2048" calcext:value-type="float">
            <text:p>2048</text:p>
          </table:table-cell>
          <table:table-cell office:value-type="float" office:value="2464" calcext:value-type="float">
            <text:p>2464</text:p>
          </table:table-cell>
          <table:table-cell table:number-columns-repeated="2" office:value-type="float" office:value="2496" calcext:value-type="float">
            <text:p>2496</text:p>
          </table:table-cell>
          <table:table-cell table:number-columns-repeated="3" office:value-type="float" office:value="2624" calcext:value-type="float">
            <text:p>2624</text:p>
          </table:table-cell>
          <table:table-cell office:value-type="float" office:value="5184" calcext:value-type="float">
            <text:p>5184</text:p>
          </table:table-cell>
          <table:table-cell table:number-columns-repeated="2" office:value-type="float" office:value="7744" calcext:value-type="float">
            <text:p>7744</text:p>
          </table:table-cell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256" calcext:value-type="float">
            <text:p>256</text:p>
          </table:table-cell>
          <table:table-cell office:value-type="float" office:value="576" calcext:value-type="float">
            <text:p>576</text:p>
          </table:table-cell>
          <table:table-cell office:value-type="float" office:value="928" calcext:value-type="float">
            <text:p>928</text:p>
          </table:table-cell>
          <table:table-cell office:value-type="float" office:value="960" calcext:value-type="float">
            <text:p>960</text:p>
          </table:table-cell>
          <table:table-cell office:value-type="float" office:value="992" calcext:value-type="float">
            <text:p>992</text:p>
          </table:table-cell>
          <table:table-cell office:value-type="float" office:value="1088" calcext:value-type="float">
            <text:p>1088</text:p>
          </table:table-cell>
          <table:table-cell office:value-type="float" office:value="1888" calcext:value-type="float">
            <text:p>1888</text:p>
          </table:table-cell>
          <table:table-cell office:value-type="float" office:value="2528" calcext:value-type="float">
            <text:p>2528</text:p>
          </table:table-cell>
          <table:table-cell office:value-type="float" office:value="2944" calcext:value-type="float">
            <text:p>2944</text:p>
          </table:table-cell>
          <table:table-cell table:number-columns-repeated="2" office:value-type="float" office:value="3456" calcext:value-type="float">
            <text:p>3456</text:p>
          </table:table-cell>
          <table:table-cell office:value-type="float" office:value="3680" calcext:value-type="float">
            <text:p>3680</text:p>
          </table:table-cell>
          <table:table-cell table:number-columns-repeated="2" office:value-type="float" office:value="3744" calcext:value-type="float">
            <text:p>3744</text:p>
          </table:table-cell>
          <table:table-cell office:value-type="float" office:value="5504" calcext:value-type="float">
            <text:p>5504</text:p>
          </table:table-cell>
          <table:table-cell table:number-columns-repeated="2" office:value-type="float" office:value="8224" calcext:value-type="float">
            <text:p>8224</text:p>
          </table:table-cell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 office:value-type="float" office:value="226" calcext:value-type="float">
            <text:p>226</text:p>
          </table:table-cell>
          <table:table-cell office:value-type="float" office:value="545" calcext:value-type="float">
            <text:p>545</text:p>
          </table:table-cell>
          <table:table-cell office:value-type="float" office:value="929" calcext:value-type="float">
            <text:p>929</text:p>
          </table:table-cell>
          <table:table-cell office:value-type="float" office:value="960" calcext:value-type="float">
            <text:p>960</text:p>
          </table:table-cell>
          <table:table-cell office:value-type="float" office:value="992" calcext:value-type="float">
            <text:p>992</text:p>
          </table:table-cell>
          <table:table-cell office:value-type="float" office:value="1120" calcext:value-type="float">
            <text:p>1120</text:p>
          </table:table-cell>
          <table:table-cell office:value-type="float" office:value="1632" calcext:value-type="float">
            <text:p>1632</text:p>
          </table:table-cell>
          <table:table-cell office:value-type="float" office:value="2144" calcext:value-type="float">
            <text:p>2144</text:p>
          </table:table-cell>
          <table:table-cell office:value-type="float" office:value="2848" calcext:value-type="float">
            <text:p>2848</text:p>
          </table:table-cell>
          <table:table-cell table:number-columns-repeated="5" office:value-type="float" office:value="3008" calcext:value-type="float">
            <text:p>3008</text:p>
          </table:table-cell>
          <table:table-cell office:value-type="float" office:value="6432" calcext:value-type="float">
            <text:p>6432</text:p>
          </table:table-cell>
          <table:table-cell table:number-columns-repeated="2" office:value-type="float" office:value="8448" calcext:value-type="float">
            <text:p>8448</text:p>
          </table:table-cell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  <table:table-cell office:value-type="float" office:value="198" calcext:value-type="float">
            <text:p>198</text:p>
          </table:table-cell>
          <table:table-cell office:value-type="float" office:value="544" calcext:value-type="float">
            <text:p>544</text:p>
          </table:table-cell>
          <table:table-cell office:value-type="float" office:value="928" calcext:value-type="float">
            <text:p>928</text:p>
          </table:table-cell>
          <table:table-cell office:value-type="float" office:value="992" calcext:value-type="float">
            <text:p>992</text:p>
          </table:table-cell>
          <table:table-cell office:value-type="float" office:value="1024" calcext:value-type="float">
            <text:p>1024</text:p>
          </table:table-cell>
          <table:table-cell office:value-type="float" office:value="1216" calcext:value-type="float">
            <text:p>1216</text:p>
          </table:table-cell>
          <table:table-cell office:value-type="float" office:value="1760" calcext:value-type="float">
            <text:p>1760</text:p>
          </table:table-cell>
          <table:table-cell office:value-type="float" office:value="2272" calcext:value-type="float">
            <text:p>2272</text:p>
          </table:table-cell>
          <table:table-cell office:value-type="float" office:value="3104" calcext:value-type="float">
            <text:p>3104</text:p>
          </table:table-cell>
          <table:table-cell office:value-type="float" office:value="3488" calcext:value-type="float">
            <text:p>3488</text:p>
          </table:table-cell>
          <table:table-cell office:value-type="float" office:value="4256" calcext:value-type="float">
            <text:p>4256</text:p>
          </table:table-cell>
          <table:table-cell table:number-columns-repeated="3" office:value-type="float" office:value="4288" calcext:value-type="float">
            <text:p>4288</text:p>
          </table:table-cell>
          <table:table-cell office:value-type="float" office:value="6624" calcext:value-type="float">
            <text:p>6624</text:p>
          </table:table-cell>
          <table:table-cell table:number-columns-repeated="2" office:value-type="float" office:value="8704" calcext:value-type="float">
            <text:p>8704</text:p>
          </table:table-cell>
        </table:table-row>
        <table:table-row table:style-name="ro1"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161" calcext:value-type="float">
            <text:p>161</text:p>
          </table:table-cell>
          <table:table-cell office:value-type="float" office:value="481" calcext:value-type="float">
            <text:p>481</text:p>
          </table:table-cell>
          <table:table-cell office:value-type="float" office:value="928" calcext:value-type="float">
            <text:p>928</text:p>
          </table:table-cell>
          <table:table-cell office:value-type="float" office:value="960" calcext:value-type="float">
            <text:p>960</text:p>
          </table:table-cell>
          <table:table-cell office:value-type="float" office:value="993" calcext:value-type="float">
            <text:p>993</text:p>
          </table:table-cell>
          <table:table-cell office:value-type="float" office:value="1280" calcext:value-type="float">
            <text:p>1280</text:p>
          </table:table-cell>
          <table:table-cell office:value-type="float" office:value="1600" calcext:value-type="float">
            <text:p>1600</text:p>
          </table:table-cell>
          <table:table-cell office:value-type="float" office:value="2272" calcext:value-type="float">
            <text:p>2272</text:p>
          </table:table-cell>
          <table:table-cell office:value-type="float" office:value="2912" calcext:value-type="float">
            <text:p>2912</text:p>
          </table:table-cell>
          <table:table-cell table:number-columns-repeated="3" office:value-type="float" office:value="3136" calcext:value-type="float">
            <text:p>3136</text:p>
          </table:table-cell>
          <table:table-cell table:number-columns-repeated="2" office:value-type="float" office:value="3776" calcext:value-type="float">
            <text:p>3776</text:p>
          </table:table-cell>
          <table:table-cell office:value-type="float" office:value="5184" calcext:value-type="float">
            <text:p>5184</text:p>
          </table:table-cell>
          <table:table-cell table:number-columns-repeated="2" office:value-type="float" office:value="8064" calcext:value-type="float">
            <text:p>8064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office:value-type="float" office:value="181" calcext:value-type="float">
            <text:p>181</text:p>
          </table:table-cell>
          <table:table-cell office:value-type="float" office:value="513" calcext:value-type="float">
            <text:p>513</text:p>
          </table:table-cell>
          <table:table-cell office:value-type="float" office:value="832" calcext:value-type="float">
            <text:p>832</text:p>
          </table:table-cell>
          <table:table-cell office:value-type="float" office:value="896" calcext:value-type="float">
            <text:p>896</text:p>
          </table:table-cell>
          <table:table-cell office:value-type="float" office:value="928" calcext:value-type="float">
            <text:p>928</text:p>
          </table:table-cell>
          <table:table-cell office:value-type="float" office:value="1152" calcext:value-type="float">
            <text:p>1152</text:p>
          </table:table-cell>
          <table:table-cell office:value-type="float" office:value="1504" calcext:value-type="float">
            <text:p>1504</text:p>
          </table:table-cell>
          <table:table-cell office:value-type="float" office:value="2304" calcext:value-type="float">
            <text:p>2304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float" office:value="2656" calcext:value-type="float">
            <text:p>2656</text:p>
          </table:table-cell>
          <table:table-cell table:number-columns-repeated="3" office:value-type="float" office:value="3232" calcext:value-type="float">
            <text:p>3232</text:p>
          </table:table-cell>
          <table:table-cell office:value-type="float" office:value="5536" calcext:value-type="float">
            <text:p>5536</text:p>
          </table:table-cell>
          <table:table-cell table:number-columns-repeated="2" office:value-type="float" office:value="7776" calcext:value-type="float">
            <text:p>7776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96" calcext:value-type="float">
            <text:p>96</text:p>
          </table:table-cell>
          <table:table-cell office:value-type="float" office:value="193" calcext:value-type="float">
            <text:p>193</text:p>
          </table:table-cell>
          <table:table-cell office:value-type="float" office:value="481" calcext:value-type="float">
            <text:p>481</text:p>
          </table:table-cell>
          <table:table-cell office:value-type="float" office:value="832" calcext:value-type="float">
            <text:p>832</text:p>
          </table:table-cell>
          <table:table-cell office:value-type="float" office:value="864" calcext:value-type="float">
            <text:p>864</text:p>
          </table:table-cell>
          <table:table-cell office:value-type="float" office:value="896" calcext:value-type="float">
            <text:p>896</text:p>
          </table:table-cell>
          <table:table-cell office:value-type="float" office:value="1184" calcext:value-type="float">
            <text:p>1184</text:p>
          </table:table-cell>
          <table:table-cell office:value-type="float" office:value="1568" calcext:value-type="float">
            <text:p>1568</text:p>
          </table:table-cell>
          <table:table-cell office:value-type="float" office:value="1952" calcext:value-type="float">
            <text:p>1952</text:p>
          </table:table-cell>
          <table:table-cell office:value-type="float" office:value="2304" calcext:value-type="float">
            <text:p>2304</text:p>
          </table:table-cell>
          <table:table-cell table:number-columns-repeated="2" office:value-type="float" office:value="2400" calcext:value-type="float">
            <text:p>2400</text:p>
          </table:table-cell>
          <table:table-cell table:number-columns-repeated="3" office:value-type="float" office:value="2720" calcext:value-type="float">
            <text:p>2720</text:p>
          </table:table-cell>
          <table:table-cell office:value-type="float" office:value="4896" calcext:value-type="float">
            <text:p>4896</text:p>
          </table:table-cell>
          <table:table-cell table:number-columns-repeated="2" office:value-type="float" office:value="7840" calcext:value-type="float">
            <text:p>7840</text:p>
          </table:table-cell>
        </table:table-row>
        <table:table-row table:style-name="ro1"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544" calcext:value-type="float">
            <text:p>544</text:p>
          </table:table-cell>
          <table:table-cell office:value-type="float" office:value="864" calcext:value-type="float">
            <text:p>864</text:p>
          </table:table-cell>
          <table:table-cell office:value-type="float" office:value="928" calcext:value-type="float">
            <text:p>928</text:p>
          </table:table-cell>
          <table:table-cell office:value-type="float" office:value="992" calcext:value-type="float">
            <text:p>992</text:p>
          </table:table-cell>
          <table:table-cell office:value-type="float" office:value="1088" calcext:value-type="float">
            <text:p>1088</text:p>
          </table:table-cell>
          <table:table-cell office:value-type="float" office:value="1376" calcext:value-type="float">
            <text:p>1376</text:p>
          </table:table-cell>
          <table:table-cell office:value-type="float" office:value="1824" calcext:value-type="float">
            <text:p>1824</text:p>
          </table:table-cell>
          <table:table-cell table:number-columns-repeated="3" office:value-type="float" office:value="1984" calcext:value-type="float">
            <text:p>1984</text:p>
          </table:table-cell>
          <table:table-cell office:value-type="float" office:value="2464" calcext:value-type="float">
            <text:p>2464</text:p>
          </table:table-cell>
          <table:table-cell table:number-columns-repeated="2" office:value-type="float" office:value="2976" calcext:value-type="float">
            <text:p>2976</text:p>
          </table:table-cell>
          <table:table-cell office:value-type="float" office:value="3456" calcext:value-type="float">
            <text:p>3456</text:p>
          </table:table-cell>
          <table:table-cell table:number-columns-repeated="2" office:value-type="float" office:value="6400" calcext:value-type="float">
            <text:p>6400</text:p>
          </table:table-cell>
        </table:table-row>
        <table:table-row table:style-name="ro1"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44" calcext:value-type="float">
            <text:p>44</text:p>
          </table:table-cell>
          <table:table-cell office:value-type="float" office:value="171" calcext:value-type="float">
            <text:p>171</text:p>
          </table:table-cell>
          <table:table-cell office:value-type="float" office:value="576" calcext:value-type="float">
            <text:p>576</text:p>
          </table:table-cell>
          <table:table-cell office:value-type="float" office:value="928" calcext:value-type="float">
            <text:p>928</text:p>
          </table:table-cell>
          <table:table-cell office:value-type="float" office:value="960" calcext:value-type="float">
            <text:p>960</text:p>
          </table:table-cell>
          <table:table-cell office:value-type="float" office:value="992" calcext:value-type="float">
            <text:p>992</text:p>
          </table:table-cell>
          <table:table-cell office:value-type="float" office:value="1249" calcext:value-type="float">
            <text:p>1249</text:p>
          </table:table-cell>
          <table:table-cell office:value-type="float" office:value="1504" calcext:value-type="float">
            <text:p>1504</text:p>
          </table:table-cell>
          <table:table-cell office:value-type="float" office:value="2112" calcext:value-type="float">
            <text:p>2112</text:p>
          </table:table-cell>
          <table:table-cell office:value-type="float" office:value="2432" calcext:value-type="float">
            <text:p>2432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2944" calcext:value-type="float">
            <text:p>2944</text:p>
          </table:table-cell>
          <table:table-cell table:number-columns-repeated="2" office:value-type="float" office:value="3136" calcext:value-type="float">
            <text:p>3136</text:p>
          </table:table-cell>
          <table:table-cell office:value-type="float" office:value="3872" calcext:value-type="float">
            <text:p>3872</text:p>
          </table:table-cell>
          <table:table-cell table:number-columns-repeated="2" office:value-type="float" office:value="7424" calcext:value-type="float">
            <text:p>7424</text:p>
          </table:table-cell>
        </table:table-row>
        <table:table-row table:style-name="ro1">
          <table:table-cell table:number-columns-repeated="3"/>
          <table:table-cell table:style-name="ce64" office:value-type="float" office:value="99" calcext:value-type="float">
            <text:p>99</text:p>
          </table:table-cell>
          <table:table-cell table:style-name="ce65" office:value-type="float" office:value="72" calcext:value-type="float">
            <text:p>72</text:p>
          </table:table-cell>
          <table:table-cell table:style-name="ce66" office:value-type="float" office:value="180" calcext:value-type="float">
            <text:p>180</text:p>
          </table:table-cell>
          <table:table-cell table:style-name="ce66" office:value-type="float" office:value="513" calcext:value-type="float">
            <text:p>513</text:p>
          </table:table-cell>
          <table:table-cell table:style-name="ce66" office:value-type="float" office:value="896" calcext:value-type="float">
            <text:p>896</text:p>
          </table:table-cell>
          <table:table-cell table:style-name="ce66" office:value-type="float" office:value="928" calcext:value-type="float">
            <text:p>928</text:p>
          </table:table-cell>
          <table:table-cell table:style-name="ce66" office:value-type="float" office:value="960" calcext:value-type="float">
            <text:p>960</text:p>
          </table:table-cell>
          <table:table-cell table:style-name="ce66" office:value-type="float" office:value="1312" calcext:value-type="float">
            <text:p>1312</text:p>
          </table:table-cell>
          <table:table-cell table:style-name="ce66" office:value-type="float" office:value="1632" calcext:value-type="float">
            <text:p>1632</text:p>
          </table:table-cell>
          <table:table-cell table:style-name="ce66" office:value-type="float" office:value="2240" calcext:value-type="float">
            <text:p>2240</text:p>
          </table:table-cell>
          <table:table-cell table:style-name="ce66" office:value-type="float" office:value="2592" calcext:value-type="float">
            <text:p>2592</text:p>
          </table:table-cell>
          <table:table-cell table:number-columns-repeated="2" table:style-name="ce66" office:value-type="float" office:value="3072" calcext:value-type="float">
            <text:p>3072</text:p>
          </table:table-cell>
          <table:table-cell table:number-columns-repeated="3" table:style-name="ce66" office:value-type="float" office:value="3488" calcext:value-type="float">
            <text:p>3488</text:p>
          </table:table-cell>
          <table:table-cell table:style-name="ce66" office:value-type="float" office:value="5664" calcext:value-type="float">
            <text:p>5664</text:p>
          </table:table-cell>
          <table:table-cell table:style-name="ce66" office:value-type="float" office:value="8864" calcext:value-type="float">
            <text:p>8864</text:p>
          </table:table-cell>
          <table:table-cell table:style-name="ce70" office:value-type="float" office:value="8864" calcext:value-type="float">
            <text:p>8864</text:p>
          </table:table-cell>
        </table:table-row>
      </table:table>
      <table:named-expressions/>
      <table:data-pilot-tables>
        <table:data-pilot-table table:name="DataPilot2" table:application-data="" table:target-range-address="tickグラフ.D39:tickグラフ.V140" table:buttons="tickグラフ.D40 tickグラフ.E39" table:grand-total="none" table:show-filter-button="false" table:drill-down-on-double-click="false">
          <table:source-cell-range table:cell-range-address="DATA.A1:DATA.D18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imescale" table:orientation="column" table:used-hierarchy="0" table:function="auto">
            <table:data-pilot-level table:show-empty="false" calcext:repeat-item-labels="false">
              <table:data-pilot-members>
                <table:data-pilot-member table:name="01_原太古代" table:display="true" table:show-details="true"/>
                <table:data-pilot-member table:name="02_古太古代" table:display="true" table:show-details="true"/>
                <table:data-pilot-member table:name="03_中太古代" table:display="true" table:show-details="true"/>
                <table:data-pilot-member table:name="04_新太古代" table:display="true" table:show-details="true"/>
                <table:data-pilot-member table:name="05_古原生代" table:display="true" table:show-details="true"/>
                <table:data-pilot-member table:name="06_中原生代" table:display="true" table:show-details="true"/>
                <table:data-pilot-member table:name="07_新原生代" table:display="true" table:show-details="true"/>
                <table:data-pilot-member table:name="08_エディアカラ紀" table:display="true" table:show-details="true"/>
                <table:data-pilot-member table:name="09_カンブリア紀" table:display="true" table:show-details="true"/>
                <table:data-pilot-member table:name="10_オルドビス紀" table:display="true" table:show-details="true"/>
                <table:data-pilot-member table:name="11_シルル紀" table:display="true" table:show-details="true"/>
                <table:data-pilot-member table:name="12_デボン紀" table:display="true" table:show-details="true"/>
                <table:data-pilot-member table:name="13_石炭紀" table:display="true" table:show-details="true"/>
                <table:data-pilot-member table:name="14_ペルム紀" table:display="true" table:show-details="true"/>
                <table:data-pilot-member table:name="15_中生代" table:display="true" table:show-details="true"/>
                <table:data-pilot-member table:name="16_新生代" table:display="true" table:show-details="true"/>
                <table:data-pilot-member table:name="17_完新世" table:display="true" table:show-details="true"/>
                <table:data-pilot-member table:name="18_終末代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ck" table:orientation="data" table:used-hierarchy="0" table:function="sum">
            <table:data-pilot-level table:show-empty="false" calcext:repeat-item-labels="false">
              <table:data-pilot-members>
                <table:data-pilot-member table:name="480" table:display="true" table:show-details="true"/>
                <table:data-pilot-member table:name="2464" table:display="true" table:show-details="true"/>
                <table:data-pilot-member table:name="2592" table:display="true" table:show-details="true"/>
                <table:data-pilot-member table:name="2784" table:display="true" table:show-details="true"/>
                <table:data-pilot-member table:name="2816" table:display="true" table:show-details="true"/>
                <table:data-pilot-member table:name="2912" table:display="true" table:show-details="true"/>
                <table:data-pilot-member table:name="3008" table:display="true" table:show-details="true"/>
                <table:data-pilot-member table:name="3104" table:display="true" table:show-details="true"/>
                <table:data-pilot-member table:name="3136" table:display="true" table:show-details="true"/>
                <table:data-pilot-member table:name="3168" table:display="true" table:show-details="true"/>
                <table:data-pilot-member table:name="3200" table:display="true" table:show-details="true"/>
                <table:data-pilot-member table:name="3232" table:display="true" table:show-details="true"/>
                <table:data-pilot-member table:name="3264" table:display="true" table:show-details="true"/>
                <table:data-pilot-member table:name="3296" table:display="true" table:show-details="true"/>
                <table:data-pilot-member table:name="3328" table:display="true" table:show-details="true"/>
                <table:data-pilot-member table:name="3360" table:display="true" table:show-details="true"/>
                <table:data-pilot-member table:name="3392" table:display="true" table:show-details="true"/>
                <table:data-pilot-member table:name="3488" table:display="true" table:show-details="true"/>
                <table:data-pilot-member table:name="3520" table:display="true" table:show-details="true"/>
                <table:data-pilot-member table:name="3552" table:display="true" table:show-details="true"/>
                <table:data-pilot-member table:name="3584" table:display="true" table:show-details="true"/>
                <table:data-pilot-member table:name="3616" table:display="true" table:show-details="true"/>
                <table:data-pilot-member table:name="3648" table:display="true" table:show-details="true"/>
                <table:data-pilot-member table:name="3744" table:display="true" table:show-details="true"/>
                <table:data-pilot-member table:name="3904" table:display="true" table:show-details="true"/>
                <table:data-pilot-member table:name="3968" table:display="true" table:show-details="true"/>
                <table:data-pilot-member table:name="4224" table:display="true" table:show-details="true"/>
                <table:data-pilot-member table:name="4800" table:display="true" table:show-details="true"/>
                <table:data-pilot-member table:name="566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年グラフ.E51:年グラフ.X153" table:buttons="年グラフ.E52 年グラフ.F51" table:show-filter-button="false" table:drill-down-on-double-click="false">
          <table:source-cell-range table:cell-range-address="DATA.A1:DATA.D18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imescale" table:orientation="column" table:used-hierarchy="0" table:function="auto">
            <table:data-pilot-level table:show-empty="false" calcext:repeat-item-labels="false">
              <table:data-pilot-members>
                <table:data-pilot-member table:name="01_原太古代" table:display="true" table:show-details="true"/>
                <table:data-pilot-member table:name="02_古太古代" table:display="true" table:show-details="true"/>
                <table:data-pilot-member table:name="03_中太古代" table:display="true" table:show-details="true"/>
                <table:data-pilot-member table:name="04_新太古代" table:display="true" table:show-details="true"/>
                <table:data-pilot-member table:name="05_古原生代" table:display="true" table:show-details="true"/>
                <table:data-pilot-member table:name="06_中原生代" table:display="true" table:show-details="true"/>
                <table:data-pilot-member table:name="07_新原生代" table:display="true" table:show-details="true"/>
                <table:data-pilot-member table:name="08_エディアカラ紀" table:display="true" table:show-details="true"/>
                <table:data-pilot-member table:name="09_カンブリア紀" table:display="true" table:show-details="true"/>
                <table:data-pilot-member table:name="10_オルドビス紀" table:display="true" table:show-details="true"/>
                <table:data-pilot-member table:name="11_シルル紀" table:display="true" table:show-details="true"/>
                <table:data-pilot-member table:name="12_デボン紀" table:display="true" table:show-details="true"/>
                <table:data-pilot-member table:name="13_石炭紀" table:display="true" table:show-details="true"/>
                <table:data-pilot-member table:name="14_ペルム紀" table:display="true" table:show-details="true"/>
                <table:data-pilot-member table:name="15_中生代" table:display="true" table:show-details="true"/>
                <table:data-pilot-member table:name="16_新生代" table:display="true" table:show-details="true"/>
                <table:data-pilot-member table:name="17_完新世" table:display="true" table:show-details="true"/>
                <table:data-pilot-member table:name="18_終末代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ge" table:orientation="data" table:used-hierarchy="0" table:function="sum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2">0000/00/00</text:date>, <text:time style:data-style-name="N2" text:time-value="14:04:07.141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2-02T14:05:30.204000000</dc:date>
    <meta:editing-duration>P1DT7H18M55S</meta:editing-duration>
    <meta:editing-cycles>5</meta:editing-cycles>
    <meta:generator>LibreOffice/7.1.1.2$Windows_X86_64 LibreOffice_project/fe0b08f4af1bacafe4c7ecc87ce55bb426164676</meta:generator>
    <meta:document-statistic meta:table-count="3" meta:cell-count="11237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47.518cm" svg:height="14.937cm" xlink:href=".." xlink:type="simple" loext:data-pilot-source="DataPilot2" chart:class="chart:line" chart:style-name="ch1">
        <chart:legend chart:legend-position="end" svg:x="39.587cm" svg:y="2.036cm" style:legend-expansion="high" chart:style-name="ch2"/>
        <chart:plot-area chart:style-name="ch3" table:cell-range-address="PivotChart" chart:data-source-has-labels="column" svg:x="0.95cm" svg:y="0.298cm" svg:width="37.687cm" svg:height="13.441cm">
          <chart:coordinate-region svg:x="2.127cm" svg:y="0.498cm" svg:width="36.51cm" svg:height="12.449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line">
            <chart:data-point chart:repeated="100"/>
          </chart:series>
          <chart:series chart:style-name="ch7" chart:values-cell-range-address="PT@data 1" chart:label-cell-address="PT@label 1" chart:class="chart:line">
            <chart:data-point chart:repeated="100"/>
          </chart:series>
          <chart:series chart:style-name="ch8" chart:values-cell-range-address="PT@data 2" chart:label-cell-address="PT@label 2" chart:class="chart:line">
            <chart:data-point chart:repeated="100"/>
          </chart:series>
          <chart:series chart:style-name="ch9" chart:values-cell-range-address="PT@data 3" chart:label-cell-address="PT@label 3" chart:class="chart:line">
            <chart:data-point chart:repeated="100"/>
          </chart:series>
          <chart:series chart:style-name="ch10" chart:values-cell-range-address="PT@data 4" chart:label-cell-address="PT@label 4" chart:class="chart:line">
            <chart:data-point chart:repeated="100"/>
          </chart:series>
          <chart:series chart:style-name="ch11" chart:values-cell-range-address="PT@data 5" chart:label-cell-address="PT@label 5" chart:class="chart:line">
            <chart:data-point chart:repeated="100"/>
          </chart:series>
          <chart:series chart:style-name="ch12" chart:values-cell-range-address="PT@data 6" chart:label-cell-address="PT@label 6" chart:class="chart:line">
            <chart:data-point chart:repeated="100"/>
          </chart:series>
          <chart:series chart:style-name="ch13" chart:values-cell-range-address="PT@data 7" chart:label-cell-address="PT@label 7" chart:class="chart:line">
            <chart:data-point chart:repeated="100"/>
          </chart:series>
          <chart:series chart:style-name="ch14" chart:values-cell-range-address="PT@data 8" chart:label-cell-address="PT@label 8" chart:class="chart:line">
            <chart:data-point chart:repeated="100"/>
          </chart:series>
          <chart:series chart:style-name="ch15" chart:values-cell-range-address="PT@data 9" chart:label-cell-address="PT@label 9" chart:class="chart:line">
            <chart:data-point chart:repeated="100"/>
          </chart:series>
          <chart:series chart:style-name="ch16" chart:values-cell-range-address="PT@data 10" chart:label-cell-address="PT@label 10" chart:class="chart:line">
            <chart:data-point chart:repeated="100"/>
          </chart:series>
          <chart:series chart:style-name="ch17" chart:values-cell-range-address="PT@data 11" chart:label-cell-address="PT@label 11" chart:class="chart:line">
            <chart:data-point chart:repeated="100"/>
          </chart:series>
          <chart:series chart:style-name="ch18" chart:values-cell-range-address="PT@data 12" chart:label-cell-address="PT@label 12" chart:class="chart:line">
            <chart:data-point chart:repeated="100"/>
          </chart:series>
          <chart:series chart:style-name="ch7" chart:values-cell-range-address="PT@data 13" chart:label-cell-address="PT@label 13" chart:class="chart:line">
            <chart:data-point chart:repeated="100"/>
          </chart:series>
          <chart:series chart:style-name="ch8" chart:values-cell-range-address="PT@data 14" chart:label-cell-address="PT@label 14" chart:class="chart:line">
            <chart:data-point chart:repeated="100"/>
          </chart:series>
          <chart:series chart:style-name="ch9" chart:values-cell-range-address="PT@data 15" chart:label-cell-address="PT@label 15" chart:class="chart:line">
            <chart:data-point chart:repeated="100"/>
          </chart:series>
          <chart:series chart:style-name="ch10" chart:values-cell-range-address="PT@data 16" chart:label-cell-address="PT@label 16" chart:class="chart:line">
            <chart:data-point chart:repeated="100"/>
          </chart:series>
          <chart:series chart:style-name="ch11" chart:values-cell-range-address="PT@data 17" chart:label-cell-address="PT@label 17" chart:class="chart:line">
            <chart:data-point chart:repeated="10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1_原太古代</text:p>
                <draw:g>
                  <svg:desc>PT@label 0</svg:desc>
                </draw:g>
              </table:table-cell>
              <table:table-cell office:value-type="string">
                <text:p>02_古太古代</text:p>
                <draw:g>
                  <svg:desc>PT@label 1</svg:desc>
                </draw:g>
              </table:table-cell>
              <table:table-cell office:value-type="string">
                <text:p>03_中太古代</text:p>
                <draw:g>
                  <svg:desc>PT@label 2</svg:desc>
                </draw:g>
              </table:table-cell>
              <table:table-cell office:value-type="string">
                <text:p>04_新太古代</text:p>
                <draw:g>
                  <svg:desc>PT@label 3</svg:desc>
                </draw:g>
              </table:table-cell>
              <table:table-cell office:value-type="string">
                <text:p>05_古原生代</text:p>
                <draw:g>
                  <svg:desc>PT@label 4</svg:desc>
                </draw:g>
              </table:table-cell>
              <table:table-cell office:value-type="string">
                <text:p>06_中原生代</text:p>
                <draw:g>
                  <svg:desc>PT@label 5</svg:desc>
                </draw:g>
              </table:table-cell>
              <table:table-cell office:value-type="string">
                <text:p>07_新原生代</text:p>
                <draw:g>
                  <svg:desc>PT@label 6</svg:desc>
                </draw:g>
              </table:table-cell>
              <table:table-cell office:value-type="string">
                <text:p>08_エディアカラ紀</text:p>
                <draw:g>
                  <svg:desc>PT@label 7</svg:desc>
                </draw:g>
              </table:table-cell>
              <table:table-cell office:value-type="string">
                <text:p>09_カンブリア紀</text:p>
                <draw:g>
                  <svg:desc>PT@label 8</svg:desc>
                </draw:g>
              </table:table-cell>
              <table:table-cell office:value-type="string">
                <text:p>10_オルドビス紀</text:p>
                <draw:g>
                  <svg:desc>PT@label 9</svg:desc>
                </draw:g>
              </table:table-cell>
              <table:table-cell office:value-type="string">
                <text:p>11_シルル紀</text:p>
                <draw:g>
                  <svg:desc>PT@label 10</svg:desc>
                </draw:g>
              </table:table-cell>
              <table:table-cell office:value-type="string">
                <text:p>12_デボン紀</text:p>
                <draw:g>
                  <svg:desc>PT@label 11</svg:desc>
                </draw:g>
              </table:table-cell>
              <table:table-cell office:value-type="string">
                <text:p>13_石炭紀</text:p>
                <draw:g>
                  <svg:desc>PT@label 12</svg:desc>
                </draw:g>
              </table:table-cell>
              <table:table-cell office:value-type="string">
                <text:p>14_ペルム紀</text:p>
                <draw:g>
                  <svg:desc>PT@label 13</svg:desc>
                </draw:g>
              </table:table-cell>
              <table:table-cell office:value-type="string">
                <text:p>15_中生代</text:p>
                <draw:g>
                  <svg:desc>PT@label 14</svg:desc>
                </draw:g>
              </table:table-cell>
              <table:table-cell office:value-type="string">
                <text:p>16_新生代</text:p>
                <draw:g>
                  <svg:desc>PT@label 15</svg:desc>
                </draw:g>
              </table:table-cell>
              <table:table-cell office:value-type="string">
                <text:p>17_完新世</text:p>
                <draw:g>
                  <svg:desc>PT@label 16</svg:desc>
                </draw:g>
              </table:table-cell>
              <table:table-cell office:value-type="string">
                <text:p>18_終末代</text:p>
                <draw:g>
                  <svg:desc>PT@label 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PT@categories</svg:desc>
                </draw:g>
              </table:table-cell>
              <table:table-cell office:value-type="float" office:value="68">
                <text:p>68</text:p>
                <draw:g>
                  <svg:desc>PT@data 0</svg:desc>
                </draw:g>
              </table:table-cell>
              <table:table-cell office:value-type="float" office:value="196">
                <text:p>196</text:p>
                <draw:g>
                  <svg:desc>PT@data 1</svg:desc>
                </draw:g>
              </table:table-cell>
              <table:table-cell office:value-type="float" office:value="544">
                <text:p>544</text:p>
                <draw:g>
                  <svg:desc>PT@data 2</svg:desc>
                </draw:g>
              </table:table-cell>
              <table:table-cell office:value-type="float" office:value="896">
                <text:p>896</text:p>
                <draw:g>
                  <svg:desc>PT@data 3</svg:desc>
                </draw:g>
              </table:table-cell>
              <table:table-cell office:value-type="float" office:value="928">
                <text:p>928</text:p>
                <draw:g>
                  <svg:desc>PT@data 4</svg:desc>
                </draw:g>
              </table:table-cell>
              <table:table-cell office:value-type="float" office:value="992">
                <text:p>992</text:p>
                <draw:g>
                  <svg:desc>PT@data 5</svg:desc>
                </draw:g>
              </table:table-cell>
              <table:table-cell office:value-type="float" office:value="1152">
                <text:p>1152</text:p>
                <draw:g>
                  <svg:desc>PT@data 6</svg:desc>
                </draw:g>
              </table:table-cell>
              <table:table-cell office:value-type="float" office:value="1600">
                <text:p>1600</text:p>
                <draw:g>
                  <svg:desc>PT@data 7</svg:desc>
                </draw:g>
              </table:table-cell>
              <table:table-cell office:value-type="float" office:value="2016">
                <text:p>2016</text:p>
                <draw:g>
                  <svg:desc>PT@data 8</svg:desc>
                </draw:g>
              </table:table-cell>
              <table:table-cell office:value-type="float" office:value="2720">
                <text:p>2720</text:p>
                <draw:g>
                  <svg:desc>PT@data 9</svg:desc>
                </draw:g>
              </table:table-cell>
              <table:table-cell office:value-type="float" office:value="2720">
                <text:p>2720</text:p>
                <draw:g>
                  <svg:desc>PT@data 10</svg:desc>
                </draw:g>
              </table:table-cell>
              <table:table-cell office:value-type="float" office:value="2720">
                <text:p>2720</text:p>
                <draw:g>
                  <svg:desc>PT@data 11</svg:desc>
                </draw:g>
              </table:table-cell>
              <table:table-cell office:value-type="float" office:value="2784">
                <text:p>2784</text:p>
                <draw:g>
                  <svg:desc>PT@data 12</svg:desc>
                </draw:g>
              </table:table-cell>
              <table:table-cell office:value-type="float" office:value="2784">
                <text:p>2784</text:p>
                <draw:g>
                  <svg:desc>PT@data 13</svg:desc>
                </draw:g>
              </table:table-cell>
              <table:table-cell office:value-type="float" office:value="2784">
                <text:p>2784</text:p>
                <draw:g>
                  <svg:desc>PT@data 14</svg:desc>
                </draw:g>
              </table:table-cell>
              <table:table-cell office:value-type="float" office:value="5856">
                <text:p>5856</text:p>
                <draw:g>
                  <svg:desc>PT@data 15</svg:desc>
                </draw:g>
              </table:table-cell>
              <table:table-cell office:value-type="float" office:value="8256">
                <text:p>8256</text:p>
                <draw:g>
                  <svg:desc>PT@data 16</svg:desc>
                </draw:g>
              </table:table-cell>
              <table:table-cell office:value-type="float" office:value="8256">
                <text:p>8256</text:p>
                <draw:g>
                  <svg:desc>PT@data 17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6">
                <text:p>66</text:p>
              </table:table-cell>
              <table:table-cell office:value-type="float" office:value="144">
                <text:p>144</text:p>
              </table:table-cell>
              <table:table-cell office:value-type="float" office:value="512">
                <text:p>512</text:p>
              </table:table-cell>
              <table:table-cell office:value-type="float" office:value="896">
                <text:p>896</text:p>
              </table:table-cell>
              <table:table-cell office:value-type="float" office:value="928">
                <text:p>928</text:p>
              </table:table-cell>
              <table:table-cell office:value-type="float" office:value="992">
                <text:p>992</text:p>
              </table:table-cell>
              <table:table-cell office:value-type="float" office:value="1088">
                <text:p>1088</text:p>
              </table:table-cell>
              <table:table-cell office:value-type="float" office:value="1472">
                <text:p>1472</text:p>
              </table:table-cell>
              <table:table-cell office:value-type="float" office:value="2112">
                <text:p>2112</text:p>
              </table:table-cell>
              <table:table-cell office:value-type="float" office:value="2784">
                <text:p>2784</text:p>
              </table:table-cell>
              <table:table-cell office:value-type="float" office:value="2784">
                <text:p>2784</text:p>
              </table:table-cell>
              <table:table-cell office:value-type="float" office:value="2784">
                <text:p>2784</text:p>
              </table:table-cell>
              <table:table-cell office:value-type="float" office:value="3456">
                <text:p>3456</text:p>
              </table:table-cell>
              <table:table-cell office:value-type="float" office:value="3488">
                <text:p>3488</text:p>
              </table:table-cell>
              <table:table-cell office:value-type="float" office:value="3488">
                <text:p>3488</text:p>
              </table:table-cell>
              <table:table-cell office:value-type="float" office:value="7136">
                <text:p>7136</text:p>
              </table:table-cell>
              <table:table-cell office:value-type="float" office:value="8128">
                <text:p>8128</text:p>
              </table:table-cell>
              <table:table-cell office:value-type="float" office:value="8128">
                <text:p>812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">
                <text:p>68</text:p>
              </table:table-cell>
              <table:table-cell office:value-type="float" office:value="208">
                <text:p>208</text:p>
              </table:table-cell>
              <table:table-cell office:value-type="float" office:value="544">
                <text:p>544</text:p>
              </table:table-cell>
              <table:table-cell office:value-type="float" office:value="896">
                <text:p>896</text:p>
              </table:table-cell>
              <table:table-cell office:value-type="float" office:value="960">
                <text:p>960</text:p>
              </table:table-cell>
              <table:table-cell office:value-type="float" office:value="992">
                <text:p>992</text:p>
              </table:table-cell>
              <table:table-cell office:value-type="float" office:value="1120">
                <text:p>1120</text:p>
              </table:table-cell>
              <table:table-cell office:value-type="float" office:value="1760">
                <text:p>1760</text:p>
              </table:table-cell>
              <table:table-cell office:value-type="float" office:value="2496">
                <text:p>2496</text:p>
              </table:table-cell>
              <table:table-cell office:value-type="float" office:value="2592">
                <text:p>2592</text:p>
              </table:table-cell>
              <table:table-cell office:value-type="float" office:value="2784">
                <text:p>2784</text:p>
              </table:table-cell>
              <table:table-cell office:value-type="float" office:value="2784">
                <text:p>2784</text:p>
              </table:table-cell>
              <table:table-cell office:value-type="float" office:value="3072">
                <text:p>3072</text:p>
              </table:table-cell>
              <table:table-cell office:value-type="float" office:value="3072">
                <text:p>3072</text:p>
              </table:table-cell>
              <table:table-cell office:value-type="float" office:value="3072">
                <text:p>3072</text:p>
              </table:table-cell>
              <table:table-cell office:value-type="float" office:value="4928">
                <text:p>4928</text:p>
              </table:table-cell>
              <table:table-cell office:value-type="float" office:value="8640">
                <text:p>8640</text:p>
              </table:table-cell>
              <table:table-cell office:value-type="float" office:value="8640">
                <text:p>86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">
                <text:p>68</text:p>
              </table:table-cell>
              <table:table-cell office:value-type="float" office:value="228">
                <text:p>228</text:p>
              </table:table-cell>
              <table:table-cell office:value-type="float" office:value="512">
                <text:p>512</text:p>
              </table:table-cell>
              <table:table-cell office:value-type="float" office:value="1088">
                <text:p>1088</text:p>
              </table:table-cell>
              <table:table-cell office:value-type="float" office:value="1120">
                <text:p>1120</text:p>
              </table:table-cell>
              <table:table-cell office:value-type="float" office:value="1216">
                <text:p>1216</text:p>
              </table:table-cell>
              <table:table-cell office:value-type="float" office:value="1472">
                <text:p>1472</text:p>
              </table:table-cell>
              <table:table-cell office:value-type="float" office:value="1760">
                <text:p>1760</text:p>
              </table:table-cell>
              <table:table-cell office:value-type="float" office:value="2368">
                <text:p>2368</text:p>
              </table:table-cell>
              <table:table-cell office:value-type="float" office:value="3008">
                <text:p>3008</text:p>
              </table:table-cell>
              <table:table-cell office:value-type="float" office:value="3168">
                <text:p>3168</text:p>
              </table:table-cell>
              <table:table-cell office:value-type="float" office:value="3552">
                <text:p>3552</text:p>
              </table:table-cell>
              <table:table-cell office:value-type="float" office:value="3552">
                <text:p>3552</text:p>
              </table:table-cell>
              <table:table-cell office:value-type="float" office:value="3552">
                <text:p>3552</text:p>
              </table:table-cell>
              <table:table-cell office:value-type="float" office:value="3552">
                <text:p>3552</text:p>
              </table:table-cell>
              <table:table-cell office:value-type="float" office:value="6720">
                <text:p>6720</text:p>
              </table:table-cell>
              <table:table-cell office:value-type="float" office:value="9088">
                <text:p>9088</text:p>
              </table:table-cell>
              <table:table-cell office:value-type="float" office:value="9088">
                <text:p>90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235">
                <text:p>235</text:p>
              </table:table-cell>
              <table:table-cell office:value-type="float" office:value="512">
                <text:p>512</text:p>
              </table:table-cell>
              <table:table-cell office:value-type="float" office:value="896">
                <text:p>896</text:p>
              </table:table-cell>
              <table:table-cell office:value-type="float" office:value="928">
                <text:p>928</text:p>
              </table:table-cell>
              <table:table-cell office:value-type="float" office:value="960">
                <text:p>960</text:p>
              </table:table-cell>
              <table:table-cell office:value-type="float" office:value="1056">
                <text:p>1056</text:p>
              </table:table-cell>
              <table:table-cell office:value-type="float" office:value="1408">
                <text:p>1408</text:p>
              </table:table-cell>
              <table:table-cell office:value-type="float" office:value="2080">
                <text:p>2080</text:p>
              </table:table-cell>
              <table:table-cell office:value-type="float" office:value="2529">
                <text:p>2529</text:p>
              </table:table-cell>
              <table:table-cell office:value-type="float" office:value="2752">
                <text:p>2752</text:p>
              </table:table-cell>
              <table:table-cell office:value-type="float" office:value="2816">
                <text:p>2816</text:p>
              </table:table-cell>
              <table:table-cell office:value-type="float" office:value="3424">
                <text:p>3424</text:p>
              </table:table-cell>
              <table:table-cell office:value-type="float" office:value="3424">
                <text:p>3424</text:p>
              </table:table-cell>
              <table:table-cell office:value-type="float" office:value="3424">
                <text:p>3424</text:p>
              </table:table-cell>
              <table:table-cell office:value-type="float" office:value="4768">
                <text:p>4768</text:p>
              </table:table-cell>
              <table:table-cell office:value-type="float" office:value="7712">
                <text:p>7712</text:p>
              </table:table-cell>
              <table:table-cell office:value-type="float" office:value="7712">
                <text:p>77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">
                <text:p>68</text:p>
              </table:table-cell>
              <table:table-cell office:value-type="float" office:value="200">
                <text:p>200</text:p>
              </table:table-cell>
              <table:table-cell office:value-type="float" office:value="512">
                <text:p>512</text:p>
              </table:table-cell>
              <table:table-cell office:value-type="float" office:value="993">
                <text:p>993</text:p>
              </table:table-cell>
              <table:table-cell office:value-type="float" office:value="1024">
                <text:p>1024</text:p>
              </table:table-cell>
              <table:table-cell office:value-type="float" office:value="1088">
                <text:p>1088</text:p>
              </table:table-cell>
              <table:table-cell office:value-type="float" office:value="1376">
                <text:p>1376</text:p>
              </table:table-cell>
              <table:table-cell office:value-type="float" office:value="1632">
                <text:p>1632</text:p>
              </table:table-cell>
              <table:table-cell office:value-type="float" office:value="2208">
                <text:p>2208</text:p>
              </table:table-cell>
              <table:table-cell office:value-type="float" office:value="2368">
                <text:p>2368</text:p>
              </table:table-cell>
              <table:table-cell office:value-type="float" office:value="2624">
                <text:p>2624</text:p>
              </table:table-cell>
              <table:table-cell office:value-type="float" office:value="2752">
                <text:p>2752</text:p>
              </table:table-cell>
              <table:table-cell office:value-type="float" office:value="3392">
                <text:p>3392</text:p>
              </table:table-cell>
              <table:table-cell office:value-type="float" office:value="3520">
                <text:p>3520</text:p>
              </table:table-cell>
              <table:table-cell office:value-type="float" office:value="3520">
                <text:p>3520</text:p>
              </table:table-cell>
              <table:table-cell office:value-type="float" office:value="4896">
                <text:p>4896</text:p>
              </table:table-cell>
              <table:table-cell office:value-type="float" office:value="7520">
                <text:p>7520</text:p>
              </table:table-cell>
              <table:table-cell office:value-type="float" office:value="7520">
                <text:p>75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">
                <text:p>68</text:p>
              </table:table-cell>
              <table:table-cell office:value-type="float" office:value="130">
                <text:p>130</text:p>
              </table:table-cell>
              <table:table-cell office:value-type="float" office:value="544">
                <text:p>544</text:p>
              </table:table-cell>
              <table:table-cell office:value-type="float" office:value="896">
                <text:p>896</text:p>
              </table:table-cell>
              <table:table-cell office:value-type="float" office:value="960">
                <text:p>960</text:p>
              </table:table-cell>
              <table:table-cell office:value-type="float" office:value="992">
                <text:p>992</text:p>
              </table:table-cell>
              <table:table-cell office:value-type="float" office:value="1376">
                <text:p>1376</text:p>
              </table:table-cell>
              <table:table-cell office:value-type="float" office:value="1568">
                <text:p>1568</text:p>
              </table:table-cell>
              <table:table-cell office:value-type="float" office:value="2112">
                <text:p>2112</text:p>
              </table:table-cell>
              <table:table-cell office:value-type="float" office:value="3328">
                <text:p>332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7008">
                <text:p>7008</text:p>
              </table:table-cell>
              <table:table-cell office:value-type="float" office:value="9056">
                <text:p>9056</text:p>
              </table:table-cell>
              <table:table-cell office:value-type="float" office:value="9056">
                <text:p>90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992">
                <text:p>992</text:p>
              </table:table-cell>
              <table:table-cell office:value-type="float" office:value="1024">
                <text:p>1024</text:p>
              </table:table-cell>
              <table:table-cell office:value-type="float" office:value="1120">
                <text:p>1120</text:p>
              </table:table-cell>
              <table:table-cell office:value-type="float" office:value="1504">
                <text:p>1504</text:p>
              </table:table-cell>
              <table:table-cell office:value-type="float" office:value="1856">
                <text:p>1856</text:p>
              </table:table-cell>
              <table:table-cell office:value-type="float" office:value="2464">
                <text:p>2464</text:p>
              </table:table-cell>
              <table:table-cell office:value-type="float" office:value="2848">
                <text:p>2848</text:p>
              </table:table-cell>
              <table:table-cell office:value-type="float" office:value="2976">
                <text:p>2976</text:p>
              </table:table-cell>
              <table:table-cell office:value-type="float" office:value="3520">
                <text:p>3520</text:p>
              </table:table-cell>
              <table:table-cell office:value-type="float" office:value="3520">
                <text:p>3520</text:p>
              </table:table-cell>
              <table:table-cell office:value-type="float" office:value="3520">
                <text:p>3520</text:p>
              </table:table-cell>
              <table:table-cell office:value-type="float" office:value="3520">
                <text:p>3520</text:p>
              </table:table-cell>
              <table:table-cell office:value-type="float" office:value="7232">
                <text:p>7232</text:p>
              </table:table-cell>
              <table:table-cell office:value-type="float" office:value="8704">
                <text:p>8704</text:p>
              </table:table-cell>
              <table:table-cell office:value-type="float" office:value="8704">
                <text:p>87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139">
                <text:p>139</text:p>
              </table:table-cell>
              <table:table-cell office:value-type="float" office:value="512">
                <text:p>512</text:p>
              </table:table-cell>
              <table:table-cell office:value-type="float" office:value="864">
                <text:p>864</text:p>
              </table:table-cell>
              <table:table-cell office:value-type="float" office:value="896">
                <text:p>896</text:p>
              </table:table-cell>
              <table:table-cell office:value-type="float" office:value="929">
                <text:p>929</text:p>
              </table:table-cell>
              <table:table-cell office:value-type="float" office:value="1216">
                <text:p>1216</text:p>
              </table:table-cell>
              <table:table-cell office:value-type="float" office:value="1440">
                <text:p>1440</text:p>
              </table:table-cell>
              <table:table-cell office:value-type="float" office:value="1856">
                <text:p>1856</text:p>
              </table:table-cell>
              <table:table-cell office:value-type="float" office:value="2496">
                <text:p>2496</text:p>
              </table:table-cell>
              <table:table-cell office:value-type="float" office:value="2688">
                <text:p>2688</text:p>
              </table:table-cell>
              <table:table-cell office:value-type="float" office:value="2688">
                <text:p>2688</text:p>
              </table:table-cell>
              <table:table-cell office:value-type="float" office:value="3040">
                <text:p>3040</text:p>
              </table:table-cell>
              <table:table-cell office:value-type="float" office:value="3040">
                <text:p>3040</text:p>
              </table:table-cell>
              <table:table-cell office:value-type="float" office:value="3040">
                <text:p>3040</text:p>
              </table:table-cell>
              <table:table-cell office:value-type="float" office:value="5952">
                <text:p>5952</text:p>
              </table:table-cell>
              <table:table-cell office:value-type="float" office:value="8448">
                <text:p>8448</text:p>
              </table:table-cell>
              <table:table-cell office:value-type="float" office:value="8448">
                <text:p>8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">
                <text:p>72</text:p>
              </table:table-cell>
              <table:table-cell office:value-type="float" office:value="194">
                <text:p>194</text:p>
              </table:table-cell>
              <table:table-cell office:value-type="float" office:value="544">
                <text:p>544</text:p>
              </table:table-cell>
              <table:table-cell office:value-type="float" office:value="1120">
                <text:p>1120</text:p>
              </table:table-cell>
              <table:table-cell office:value-type="float" office:value="1184">
                <text:p>1184</text:p>
              </table:table-cell>
              <table:table-cell office:value-type="float" office:value="1280">
                <text:p>1280</text:p>
              </table:table-cell>
              <table:table-cell office:value-type="float" office:value="1600">
                <text:p>1600</text:p>
              </table:table-cell>
              <table:table-cell office:value-type="float" office:value="1920">
                <text:p>1920</text:p>
              </table:table-cell>
              <table:table-cell office:value-type="float" office:value="2976">
                <text:p>2976</text:p>
              </table:table-cell>
              <table:table-cell office:value-type="float" office:value="3136">
                <text:p>3136</text:p>
              </table:table-cell>
              <table:table-cell office:value-type="float" office:value="3168">
                <text:p>3168</text:p>
              </table:table-cell>
              <table:table-cell office:value-type="float" office:value="3168">
                <text:p>3168</text:p>
              </table:table-cell>
              <table:table-cell office:value-type="float" office:value="3840">
                <text:p>3840</text:p>
              </table:table-cell>
              <table:table-cell office:value-type="float" office:value="4736">
                <text:p>4736</text:p>
              </table:table-cell>
              <table:table-cell office:value-type="float" office:value="4736">
                <text:p>4736</text:p>
              </table:table-cell>
              <table:table-cell office:value-type="float" office:value="5664">
                <text:p>5664</text:p>
              </table:table-cell>
              <table:table-cell office:value-type="float" office:value="8608">
                <text:p>8608</text:p>
              </table:table-cell>
              <table:table-cell office:value-type="float" office:value="8608">
                <text:p>86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">
                <text:p>68</text:p>
              </table:table-cell>
              <table:table-cell office:value-type="float" office:value="168">
                <text:p>168</text:p>
              </table:table-cell>
              <table:table-cell office:value-type="float" office:value="480">
                <text:p>480</text:p>
              </table:table-cell>
              <table:table-cell office:value-type="float" office:value="832">
                <text:p>832</text:p>
              </table:table-cell>
              <table:table-cell office:value-type="float" office:value="864">
                <text:p>864</text:p>
              </table:table-cell>
              <table:table-cell office:value-type="float" office:value="896">
                <text:p>896</text:p>
              </table:table-cell>
              <table:table-cell office:value-type="float" office:value="1056">
                <text:p>1056</text:p>
              </table:table-cell>
              <table:table-cell office:value-type="float" office:value="1536">
                <text:p>1536</text:p>
              </table:table-cell>
              <table:table-cell office:value-type="float" office:value="1984">
                <text:p>1984</text:p>
              </table:table-cell>
              <table:table-cell office:value-type="float" office:value="2112">
                <text:p>2112</text:p>
              </table:table-cell>
              <table:table-cell office:value-type="float" office:value="2464">
                <text:p>2464</text:p>
              </table:table-cell>
              <table:table-cell office:value-type="float" office:value="2816">
                <text:p>2816</text:p>
              </table:table-cell>
              <table:table-cell office:value-type="float" office:value="2816">
                <text:p>2816</text:p>
              </table:table-cell>
              <table:table-cell office:value-type="float" office:value="2816">
                <text:p>2816</text:p>
              </table:table-cell>
              <table:table-cell office:value-type="float" office:value="2816">
                <text:p>2816</text:p>
              </table:table-cell>
              <table:table-cell office:value-type="float" office:value="4928">
                <text:p>4928</text:p>
              </table:table-cell>
              <table:table-cell office:value-type="float" office:value="8352">
                <text:p>8352</text:p>
              </table:table-cell>
              <table:table-cell office:value-type="float" office:value="8352">
                <text:p>83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">
                <text:p>66</text:p>
              </table:table-cell>
              <table:table-cell office:value-type="float" office:value="203">
                <text:p>203</text:p>
              </table:table-cell>
              <table:table-cell office:value-type="float" office:value="480">
                <text:p>480</text:p>
              </table:table-cell>
              <table:table-cell office:value-type="float" office:value="800">
                <text:p>800</text:p>
              </table:table-cell>
              <table:table-cell office:value-type="float" office:value="832">
                <text:p>832</text:p>
              </table:table-cell>
              <table:table-cell office:value-type="float" office:value="864">
                <text:p>864</text:p>
              </table:table-cell>
              <table:table-cell office:value-type="float" office:value="1024">
                <text:p>1024</text:p>
              </table:table-cell>
              <table:table-cell office:value-type="float" office:value="1473">
                <text:p>1473</text:p>
              </table:table-cell>
              <table:table-cell office:value-type="float" office:value="1920">
                <text:p>1920</text:p>
              </table:table-cell>
              <table:table-cell office:value-type="float" office:value="2240">
                <text:p>2240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2656">
                <text:p>2656</text:p>
              </table:table-cell>
              <table:table-cell office:value-type="float" office:value="2656">
                <text:p>2656</text:p>
              </table:table-cell>
              <table:table-cell office:value-type="float" office:value="2656">
                <text:p>2656</text:p>
              </table:table-cell>
              <table:table-cell office:value-type="float" office:value="4896">
                <text:p>4896</text:p>
              </table:table-cell>
              <table:table-cell office:value-type="float" office:value="8064">
                <text:p>8064</text:p>
              </table:table-cell>
              <table:table-cell office:value-type="float" office:value="8064">
                <text:p>80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235">
                <text:p>235</text:p>
              </table:table-cell>
              <table:table-cell office:value-type="float" office:value="544">
                <text:p>544</text:p>
              </table:table-cell>
              <table:table-cell office:value-type="float" office:value="929">
                <text:p>929</text:p>
              </table:table-cell>
              <table:table-cell office:value-type="float" office:value="960">
                <text:p>960</text:p>
              </table:table-cell>
              <table:table-cell office:value-type="float" office:value="992">
                <text:p>992</text:p>
              </table:table-cell>
              <table:table-cell office:value-type="float" office:value="1088">
                <text:p>1088</text:p>
              </table:table-cell>
              <table:table-cell office:value-type="float" office:value="1568">
                <text:p>1568</text:p>
              </table:table-cell>
              <table:table-cell office:value-type="float" office:value="2048">
                <text:p>2048</text:p>
              </table:table-cell>
              <table:table-cell office:value-type="float" office:value="3680">
                <text:p>3680</text:p>
              </table:table-cell>
              <table:table-cell office:value-type="float" office:value="3744">
                <text:p>3744</text:p>
              </table:table-cell>
              <table:table-cell office:value-type="float" office:value="4032">
                <text:p>4032</text:p>
              </table:table-cell>
              <table:table-cell office:value-type="float" office:value="4032">
                <text:p>4032</text:p>
              </table:table-cell>
              <table:table-cell office:value-type="float" office:value="4032">
                <text:p>4032</text:p>
              </table:table-cell>
              <table:table-cell office:value-type="float" office:value="4032">
                <text:p>4032</text:p>
              </table:table-cell>
              <table:table-cell office:value-type="float" office:value="6656">
                <text:p>6656</text:p>
              </table:table-cell>
              <table:table-cell office:value-type="float" office:value="9504">
                <text:p>9504</text:p>
              </table:table-cell>
              <table:table-cell office:value-type="float" office:value="9504">
                <text:p>95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">
                <text:p>68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0">
                <text:p>960</text:p>
              </table:table-cell>
              <table:table-cell office:value-type="float" office:value="1024">
                <text:p>1024</text:p>
              </table:table-cell>
              <table:table-cell office:value-type="float" office:value="1056">
                <text:p>1056</text:p>
              </table:table-cell>
              <table:table-cell office:value-type="float" office:value="1152">
                <text:p>1152</text:p>
              </table:table-cell>
              <table:table-cell office:value-type="float" office:value="1600">
                <text:p>1600</text:p>
              </table:table-cell>
              <table:table-cell office:value-type="float" office:value="2144">
                <text:p>2144</text:p>
              </table:table-cell>
              <table:table-cell office:value-type="float" office:value="2592">
                <text:p>2592</text:p>
              </table:table-cell>
              <table:table-cell office:value-type="float" office:value="2592">
                <text:p>2592</text:p>
              </table:table-cell>
              <table:table-cell office:value-type="float" office:value="2592">
                <text:p>2592</text:p>
              </table:table-cell>
              <table:table-cell office:value-type="float" office:value="3136">
                <text:p>3136</text:p>
              </table:table-cell>
              <table:table-cell office:value-type="float" office:value="3136">
                <text:p>3136</text:p>
              </table:table-cell>
              <table:table-cell office:value-type="float" office:value="3136">
                <text:p>3136</text:p>
              </table:table-cell>
              <table:table-cell office:value-type="float" office:value="5697">
                <text:p>5697</text:p>
              </table:table-cell>
              <table:table-cell office:value-type="float" office:value="8257">
                <text:p>8257</text:p>
              </table:table-cell>
              <table:table-cell office:value-type="float" office:value="8257">
                <text:p>82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225">
                <text:p>225</text:p>
              </table:table-cell>
              <table:table-cell office:value-type="float" office:value="513">
                <text:p>513</text:p>
              </table:table-cell>
              <table:table-cell office:value-type="float" office:value="896">
                <text:p>896</text:p>
              </table:table-cell>
              <table:table-cell office:value-type="float" office:value="928">
                <text:p>928</text:p>
              </table:table-cell>
              <table:table-cell office:value-type="float" office:value="992">
                <text:p>992</text:p>
              </table:table-cell>
              <table:table-cell office:value-type="float" office:value="1216">
                <text:p>1216</text:p>
              </table:table-cell>
              <table:table-cell office:value-type="float" office:value="1633">
                <text:p>1633</text:p>
              </table:table-cell>
              <table:table-cell office:value-type="float" office:value="2976">
                <text:p>2976</text:p>
              </table:table-cell>
              <table:table-cell office:value-type="float" office:value="3296">
                <text:p>3296</text:p>
              </table:table-cell>
              <table:table-cell office:value-type="float" office:value="3392">
                <text:p>3392</text:p>
              </table:table-cell>
              <table:table-cell office:value-type="float" office:value="4032">
                <text:p>4032</text:p>
              </table:table-cell>
              <table:table-cell office:value-type="float" office:value="4032">
                <text:p>4032</text:p>
              </table:table-cell>
              <table:table-cell office:value-type="float" office:value="4032">
                <text:p>4032</text:p>
              </table:table-cell>
              <table:table-cell office:value-type="float" office:value="4032">
                <text:p>4032</text:p>
              </table:table-cell>
              <table:table-cell office:value-type="float" office:value="6400">
                <text:p>6400</text:p>
              </table:table-cell>
              <table:table-cell office:value-type="float" office:value="8768">
                <text:p>8768</text:p>
              </table:table-cell>
              <table:table-cell office:value-type="float" office:value="8768">
                <text:p>87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">
                <text:p>72</text:p>
              </table:table-cell>
              <table:table-cell office:value-type="float" office:value="232">
                <text:p>232</text:p>
              </table:table-cell>
              <table:table-cell office:value-type="float" office:value="512">
                <text:p>512</text:p>
              </table:table-cell>
              <table:table-cell office:value-type="float" office:value="800">
                <text:p>800</text:p>
              </table:table-cell>
              <table:table-cell office:value-type="float" office:value="832">
                <text:p>832</text:p>
              </table:table-cell>
              <table:table-cell office:value-type="float" office:value="864">
                <text:p>864</text:p>
              </table:table-cell>
              <table:table-cell office:value-type="float" office:value="1056">
                <text:p>1056</text:p>
              </table:table-cell>
              <table:table-cell office:value-type="float" office:value="1376">
                <text:p>1376</text:p>
              </table:table-cell>
              <table:table-cell office:value-type="float" office:value="1952">
                <text:p>1952</text:p>
              </table:table-cell>
              <table:table-cell office:value-type="float" office:value="2336">
                <text:p>2336</text:p>
              </table:table-cell>
              <table:table-cell office:value-type="float" office:value="2784">
                <text:p>2784</text:p>
              </table:table-cell>
              <table:table-cell office:value-type="float" office:value="2784">
                <text:p>2784</text:p>
              </table:table-cell>
              <table:table-cell office:value-type="float" office:value="2880">
                <text:p>2880</text:p>
              </table:table-cell>
              <table:table-cell office:value-type="float" office:value="2880">
                <text:p>2880</text:p>
              </table:table-cell>
              <table:table-cell office:value-type="float" office:value="2880">
                <text:p>2880</text:p>
              </table:table-cell>
              <table:table-cell office:value-type="float" office:value="4992">
                <text:p>4992</text:p>
              </table:table-cell>
              <table:table-cell office:value-type="float" office:value="7552">
                <text:p>7552</text:p>
              </table:table-cell>
              <table:table-cell office:value-type="float" office:value="7552">
                <text:p>75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8">
                <text:p>68</text:p>
              </table:table-cell>
              <table:table-cell office:value-type="float" office:value="200">
                <text:p>200</text:p>
              </table:table-cell>
              <table:table-cell office:value-type="float" office:value="512">
                <text:p>512</text:p>
              </table:table-cell>
              <table:table-cell office:value-type="float" office:value="896">
                <text:p>896</text:p>
              </table:table-cell>
              <table:table-cell office:value-type="float" office:value="960">
                <text:p>960</text:p>
              </table:table-cell>
              <table:table-cell office:value-type="float" office:value="992">
                <text:p>992</text:p>
              </table:table-cell>
              <table:table-cell office:value-type="float" office:value="1217">
                <text:p>1217</text:p>
              </table:table-cell>
              <table:table-cell office:value-type="float" office:value="1345">
                <text:p>1345</text:p>
              </table:table-cell>
              <table:table-cell office:value-type="float" office:value="1696">
                <text:p>1696</text:p>
              </table:table-cell>
              <table:table-cell office:value-type="float" office:value="2560">
                <text:p>2560</text:p>
              </table:table-cell>
              <table:table-cell office:value-type="float" office:value="2624">
                <text:p>2624</text:p>
              </table:table-cell>
              <table:table-cell office:value-type="float" office:value="2624">
                <text:p>2624</text:p>
              </table:table-cell>
              <table:table-cell office:value-type="float" office:value="2848">
                <text:p>2848</text:p>
              </table:table-cell>
              <table:table-cell office:value-type="float" office:value="3393">
                <text:p>3393</text:p>
              </table:table-cell>
              <table:table-cell office:value-type="float" office:value="3393">
                <text:p>3393</text:p>
              </table:table-cell>
              <table:table-cell office:value-type="float" office:value="6368">
                <text:p>6368</text:p>
              </table:table-cell>
              <table:table-cell office:value-type="float" office:value="7712">
                <text:p>7712</text:p>
              </table:table-cell>
              <table:table-cell office:value-type="float" office:value="7712">
                <text:p>77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">
                <text:p>68</text:p>
              </table:table-cell>
              <table:table-cell office:value-type="float" office:value="204">
                <text:p>204</text:p>
              </table:table-cell>
              <table:table-cell office:value-type="float" office:value="512">
                <text:p>512</text:p>
              </table:table-cell>
              <table:table-cell office:value-type="float" office:value="928">
                <text:p>928</text:p>
              </table:table-cell>
              <table:table-cell office:value-type="float" office:value="961">
                <text:p>961</text:p>
              </table:table-cell>
              <table:table-cell office:value-type="float" office:value="992">
                <text:p>992</text:p>
              </table:table-cell>
              <table:table-cell office:value-type="float" office:value="1344">
                <text:p>1344</text:p>
              </table:table-cell>
              <table:table-cell office:value-type="float" office:value="1728">
                <text:p>1728</text:p>
              </table:table-cell>
              <table:table-cell office:value-type="float" office:value="2368">
                <text:p>2368</text:p>
              </table:table-cell>
              <table:table-cell office:value-type="float" office:value="3264">
                <text:p>3264</text:p>
              </table:table-cell>
              <table:table-cell office:value-type="float" office:value="3584">
                <text:p>3584</text:p>
              </table:table-cell>
              <table:table-cell office:value-type="float" office:value="3648">
                <text:p>3648</text:p>
              </table:table-cell>
              <table:table-cell office:value-type="float" office:value="3648">
                <text:p>3648</text:p>
              </table:table-cell>
              <table:table-cell office:value-type="float" office:value="5920">
                <text:p>5920</text:p>
              </table:table-cell>
              <table:table-cell office:value-type="float" office:value="5920">
                <text:p>5920</text:p>
              </table:table-cell>
              <table:table-cell office:value-type="float" office:value="8608">
                <text:p>8608</text:p>
              </table:table-cell>
              <table:table-cell office:value-type="float" office:value="11264">
                <text:p>11264</text:p>
              </table:table-cell>
              <table:table-cell office:value-type="float" office:value="11264">
                <text:p>112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6">
                <text:p>66</text:p>
              </table:table-cell>
              <table:table-cell office:value-type="float" office:value="224">
                <text:p>224</text:p>
              </table:table-cell>
              <table:table-cell office:value-type="float" office:value="512">
                <text:p>512</text:p>
              </table:table-cell>
              <table:table-cell office:value-type="float" office:value="864">
                <text:p>864</text:p>
              </table:table-cell>
              <table:table-cell office:value-type="float" office:value="896">
                <text:p>896</text:p>
              </table:table-cell>
              <table:table-cell office:value-type="float" office:value="960">
                <text:p>960</text:p>
              </table:table-cell>
              <table:table-cell office:value-type="float" office:value="1216">
                <text:p>1216</text:p>
              </table:table-cell>
              <table:table-cell office:value-type="float" office:value="1440">
                <text:p>1440</text:p>
              </table:table-cell>
              <table:table-cell office:value-type="float" office:value="1888">
                <text:p>1888</text:p>
              </table:table-cell>
              <table:table-cell office:value-type="float" office:value="2817">
                <text:p>2817</text:p>
              </table:table-cell>
              <table:table-cell office:value-type="float" office:value="2817">
                <text:p>2817</text:p>
              </table:table-cell>
              <table:table-cell office:value-type="float" office:value="2817">
                <text:p>2817</text:p>
              </table:table-cell>
              <table:table-cell office:value-type="float" office:value="2817">
                <text:p>2817</text:p>
              </table:table-cell>
              <table:table-cell office:value-type="float" office:value="2817">
                <text:p>2817</text:p>
              </table:table-cell>
              <table:table-cell office:value-type="float" office:value="2817">
                <text:p>2817</text:p>
              </table:table-cell>
              <table:table-cell office:value-type="float" office:value="5952">
                <text:p>5952</text:p>
              </table:table-cell>
              <table:table-cell office:value-type="float" office:value="8033">
                <text:p>8033</text:p>
              </table:table-cell>
              <table:table-cell office:value-type="float" office:value="8033">
                <text:p>80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">
                <text:p>66</text:p>
              </table:table-cell>
              <table:table-cell office:value-type="float" office:value="257">
                <text:p>257</text:p>
              </table:table-cell>
              <table:table-cell office:value-type="float" office:value="512">
                <text:p>512</text:p>
              </table:table-cell>
              <table:table-cell office:value-type="float" office:value="896">
                <text:p>896</text:p>
              </table:table-cell>
              <table:table-cell office:value-type="float" office:value="960">
                <text:p>960</text:p>
              </table:table-cell>
              <table:table-cell office:value-type="float" office:value="992">
                <text:p>992</text:p>
              </table:table-cell>
              <table:table-cell office:value-type="float" office:value="1440">
                <text:p>1440</text:p>
              </table:table-cell>
              <table:table-cell office:value-type="float" office:value="2112">
                <text:p>2112</text:p>
              </table:table-cell>
              <table:table-cell office:value-type="float" office:value="2784">
                <text:p>2784</text:p>
              </table:table-cell>
              <table:table-cell office:value-type="float" office:value="3104">
                <text:p>3104</text:p>
              </table:table-cell>
              <table:table-cell office:value-type="float" office:value="3104">
                <text:p>3104</text:p>
              </table:table-cell>
              <table:table-cell office:value-type="float" office:value="3104">
                <text:p>3104</text:p>
              </table:table-cell>
              <table:table-cell office:value-type="float" office:value="3808">
                <text:p>3808</text:p>
              </table:table-cell>
              <table:table-cell office:value-type="float" office:value="4032">
                <text:p>4032</text:p>
              </table:table-cell>
              <table:table-cell office:value-type="float" office:value="4032">
                <text:p>4032</text:p>
              </table:table-cell>
              <table:table-cell office:value-type="float" office:value="5696">
                <text:p>5696</text:p>
              </table:table-cell>
              <table:table-cell office:value-type="float" office:value="8608">
                <text:p>8608</text:p>
              </table:table-cell>
              <table:table-cell office:value-type="float" office:value="8608">
                <text:p>86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">
                <text:p>68</text:p>
              </table:table-cell>
              <table:table-cell office:value-type="float" office:value="182">
                <text:p>182</text:p>
              </table:table-cell>
              <table:table-cell office:value-type="float" office:value="512">
                <text:p>512</text:p>
              </table:table-cell>
              <table:table-cell office:value-type="float" office:value="768">
                <text:p>768</text:p>
              </table:table-cell>
              <table:table-cell office:value-type="float" office:value="800">
                <text:p>800</text:p>
              </table:table-cell>
              <table:table-cell office:value-type="float" office:value="833">
                <text:p>833</text:p>
              </table:table-cell>
              <table:table-cell office:value-type="float" office:value="1216">
                <text:p>1216</text:p>
              </table:table-cell>
              <table:table-cell office:value-type="float" office:value="1568">
                <text:p>1568</text:p>
              </table:table-cell>
              <table:table-cell office:value-type="float" office:value="3200">
                <text:p>3200</text:p>
              </table:table-cell>
              <table:table-cell office:value-type="float" office:value="3392">
                <text:p>3392</text:p>
              </table:table-cell>
              <table:table-cell office:value-type="float" office:value="3424">
                <text:p>3424</text:p>
              </table:table-cell>
              <table:table-cell office:value-type="float" office:value="3424">
                <text:p>3424</text:p>
              </table:table-cell>
              <table:table-cell office:value-type="float" office:value="3648">
                <text:p>3648</text:p>
              </table:table-cell>
              <table:table-cell office:value-type="float" office:value="3808">
                <text:p>3808</text:p>
              </table:table-cell>
              <table:table-cell office:value-type="float" office:value="3808">
                <text:p>3808</text:p>
              </table:table-cell>
              <table:table-cell office:value-type="float" office:value="5152">
                <text:p>5152</text:p>
              </table:table-cell>
              <table:table-cell office:value-type="float" office:value="8640">
                <text:p>8640</text:p>
              </table:table-cell>
              <table:table-cell office:value-type="float" office:value="8640">
                <text:p>86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">
                <text:p>70</text:p>
              </table:table-cell>
              <table:table-cell office:value-type="float" office:value="214">
                <text:p>214</text:p>
              </table:table-cell>
              <table:table-cell office:value-type="float" office:value="544">
                <text:p>544</text:p>
              </table:table-cell>
              <table:table-cell office:value-type="float" office:value="864">
                <text:p>864</text:p>
              </table:table-cell>
              <table:table-cell office:value-type="float" office:value="928">
                <text:p>928</text:p>
              </table:table-cell>
              <table:table-cell office:value-type="float" office:value="960">
                <text:p>960</text:p>
              </table:table-cell>
              <table:table-cell office:value-type="float" office:value="1120">
                <text:p>1120</text:p>
              </table:table-cell>
              <table:table-cell office:value-type="float" office:value="1537">
                <text:p>1537</text:p>
              </table:table-cell>
              <table:table-cell office:value-type="float" office:value="2144">
                <text:p>2144</text:p>
              </table:table-cell>
              <table:table-cell office:value-type="float" office:value="2496">
                <text:p>2496</text:p>
              </table:table-cell>
              <table:table-cell office:value-type="float" office:value="2624">
                <text:p>2624</text:p>
              </table:table-cell>
              <table:table-cell office:value-type="float" office:value="2656">
                <text:p>2656</text:p>
              </table:table-cell>
              <table:table-cell office:value-type="float" office:value="2752">
                <text:p>2752</text:p>
              </table:table-cell>
              <table:table-cell office:value-type="float" office:value="3072">
                <text:p>3072</text:p>
              </table:table-cell>
              <table:table-cell office:value-type="float" office:value="3072">
                <text:p>3072</text:p>
              </table:table-cell>
              <table:table-cell office:value-type="float" office:value="4736">
                <text:p>4736</text:p>
              </table:table-cell>
              <table:table-cell office:value-type="float" office:value="7712">
                <text:p>7712</text:p>
              </table:table-cell>
              <table:table-cell office:value-type="float" office:value="7712">
                <text:p>77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">
                <text:p>66</text:p>
              </table:table-cell>
              <table:table-cell office:value-type="float" office:value="247">
                <text:p>247</text:p>
              </table:table-cell>
              <table:table-cell office:value-type="float" office:value="512">
                <text:p>512</text:p>
              </table:table-cell>
              <table:table-cell office:value-type="float" office:value="768">
                <text:p>768</text:p>
              </table:table-cell>
              <table:table-cell office:value-type="float" office:value="800">
                <text:p>800</text:p>
              </table:table-cell>
              <table:table-cell office:value-type="float" office:value="832">
                <text:p>832</text:p>
              </table:table-cell>
              <table:table-cell office:value-type="float" office:value="1280">
                <text:p>1280</text:p>
              </table:table-cell>
              <table:table-cell office:value-type="float" office:value="1632">
                <text:p>1632</text:p>
              </table:table-cell>
              <table:table-cell office:value-type="float" office:value="2304">
                <text:p>2304</text:p>
              </table:table-cell>
              <table:table-cell office:value-type="float" office:value="2720">
                <text:p>2720</text:p>
              </table:table-cell>
              <table:table-cell office:value-type="float" office:value="2720">
                <text:p>2720</text:p>
              </table:table-cell>
              <table:table-cell office:value-type="float" office:value="2720">
                <text:p>2720</text:p>
              </table:table-cell>
              <table:table-cell office:value-type="float" office:value="3264">
                <text:p>3264</text:p>
              </table:table-cell>
              <table:table-cell office:value-type="float" office:value="3488">
                <text:p>3488</text:p>
              </table:table-cell>
              <table:table-cell office:value-type="float" office:value="3488">
                <text:p>3488</text:p>
              </table:table-cell>
              <table:table-cell office:value-type="float" office:value="5312">
                <text:p>5312</text:p>
              </table:table-cell>
              <table:table-cell office:value-type="float" office:value="8065">
                <text:p>8065</text:p>
              </table:table-cell>
              <table:table-cell office:value-type="float" office:value="8065">
                <text:p>80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4">
                <text:p>64</text:p>
              </table:table-cell>
              <table:table-cell office:value-type="float" office:value="166">
                <text:p>166</text:p>
              </table:table-cell>
              <table:table-cell office:value-type="float" office:value="480">
                <text:p>480</text:p>
              </table:table-cell>
              <table:table-cell office:value-type="float" office:value="768">
                <text:p>768</text:p>
              </table:table-cell>
              <table:table-cell office:value-type="float" office:value="801">
                <text:p>801</text:p>
              </table:table-cell>
              <table:table-cell office:value-type="float" office:value="865">
                <text:p>865</text:p>
              </table:table-cell>
              <table:table-cell office:value-type="float" office:value="1120">
                <text:p>1120</text:p>
              </table:table-cell>
              <table:table-cell office:value-type="float" office:value="1536">
                <text:p>1536</text:p>
              </table:table-cell>
              <table:table-cell office:value-type="float" office:value="2144">
                <text:p>2144</text:p>
              </table:table-cell>
              <table:table-cell office:value-type="float" office:value="3264">
                <text:p>3264</text:p>
              </table:table-cell>
              <table:table-cell office:value-type="float" office:value="3392">
                <text:p>3392</text:p>
              </table:table-cell>
              <table:table-cell office:value-type="float" office:value="3392">
                <text:p>3392</text:p>
              </table:table-cell>
              <table:table-cell office:value-type="float" office:value="3392">
                <text:p>3392</text:p>
              </table:table-cell>
              <table:table-cell office:value-type="float" office:value="3392">
                <text:p>3392</text:p>
              </table:table-cell>
              <table:table-cell office:value-type="float" office:value="3392">
                <text:p>3392</text:p>
              </table:table-cell>
              <table:table-cell office:value-type="float" office:value="7424">
                <text:p>7424</text:p>
              </table:table-cell>
              <table:table-cell office:value-type="float" office:value="8224">
                <text:p>8224</text:p>
              </table:table-cell>
              <table:table-cell office:value-type="float" office:value="8224">
                <text:p>82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6">
                <text:p>66</text:p>
              </table:table-cell>
              <table:table-cell office:value-type="float" office:value="187">
                <text:p>187</text:p>
              </table:table-cell>
              <table:table-cell office:value-type="float" office:value="480">
                <text:p>480</text:p>
              </table:table-cell>
              <table:table-cell office:value-type="float" office:value="800">
                <text:p>800</text:p>
              </table:table-cell>
              <table:table-cell office:value-type="float" office:value="832">
                <text:p>832</text:p>
              </table:table-cell>
              <table:table-cell office:value-type="float" office:value="864">
                <text:p>864</text:p>
              </table:table-cell>
              <table:table-cell office:value-type="float" office:value="1056">
                <text:p>1056</text:p>
              </table:table-cell>
              <table:table-cell office:value-type="float" office:value="1409">
                <text:p>1409</text:p>
              </table:table-cell>
              <table:table-cell office:value-type="float" office:value="2112">
                <text:p>2112</text:p>
              </table:table-cell>
              <table:table-cell office:value-type="float" office:value="2432">
                <text:p>2432</text:p>
              </table:table-cell>
              <table:table-cell office:value-type="float" office:value="2465">
                <text:p>2465</text:p>
              </table:table-cell>
              <table:table-cell office:value-type="float" office:value="2465">
                <text:p>2465</text:p>
              </table:table-cell>
              <table:table-cell office:value-type="float" office:value="2880">
                <text:p>2880</text:p>
              </table:table-cell>
              <table:table-cell office:value-type="float" office:value="3296">
                <text:p>3296</text:p>
              </table:table-cell>
              <table:table-cell office:value-type="float" office:value="3296">
                <text:p>3296</text:p>
              </table:table-cell>
              <table:table-cell office:value-type="float" office:value="4768">
                <text:p>4768</text:p>
              </table:table-cell>
              <table:table-cell office:value-type="float" office:value="6976">
                <text:p>6976</text:p>
              </table:table-cell>
              <table:table-cell office:value-type="float" office:value="6976">
                <text:p>69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8">
                <text:p>68</text:p>
              </table:table-cell>
              <table:table-cell office:value-type="float" office:value="166">
                <text:p>166</text:p>
              </table:table-cell>
              <table:table-cell office:value-type="float" office:value="544">
                <text:p>544</text:p>
              </table:table-cell>
              <table:table-cell office:value-type="float" office:value="832">
                <text:p>832</text:p>
              </table:table-cell>
              <table:table-cell office:value-type="float" office:value="864">
                <text:p>864</text:p>
              </table:table-cell>
              <table:table-cell office:value-type="float" office:value="896">
                <text:p>896</text:p>
              </table:table-cell>
              <table:table-cell office:value-type="float" office:value="1120">
                <text:p>1120</text:p>
              </table:table-cell>
              <table:table-cell office:value-type="float" office:value="2465">
                <text:p>2465</text:p>
              </table:table-cell>
              <table:table-cell office:value-type="float" office:value="3072">
                <text:p>3072</text:p>
              </table:table-cell>
              <table:table-cell office:value-type="float" office:value="3616">
                <text:p>3616</text:p>
              </table:table-cell>
              <table:table-cell office:value-type="float" office:value="3616">
                <text:p>3616</text:p>
              </table:table-cell>
              <table:table-cell office:value-type="float" office:value="3616">
                <text:p>3616</text:p>
              </table:table-cell>
              <table:table-cell office:value-type="float" office:value="3616">
                <text:p>3616</text:p>
              </table:table-cell>
              <table:table-cell office:value-type="float" office:value="3616">
                <text:p>3616</text:p>
              </table:table-cell>
              <table:table-cell office:value-type="float" office:value="3616">
                <text:p>3616</text:p>
              </table:table-cell>
              <table:table-cell office:value-type="float" office:value="8256">
                <text:p>8256</text:p>
              </table:table-cell>
              <table:table-cell office:value-type="float" office:value="9056">
                <text:p>9056</text:p>
              </table:table-cell>
              <table:table-cell office:value-type="float" office:value="9056">
                <text:p>90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">
                <text:p>66</text:p>
              </table:table-cell>
              <table:table-cell office:value-type="float" office:value="178">
                <text:p>178</text:p>
              </table:table-cell>
              <table:table-cell office:value-type="float" office:value="480">
                <text:p>480</text:p>
              </table:table-cell>
              <table:table-cell office:value-type="float" office:value="832">
                <text:p>832</text:p>
              </table:table-cell>
              <table:table-cell office:value-type="float" office:value="897">
                <text:p>897</text:p>
              </table:table-cell>
              <table:table-cell office:value-type="float" office:value="928">
                <text:p>928</text:p>
              </table:table-cell>
              <table:table-cell office:value-type="float" office:value="1024">
                <text:p>1024</text:p>
              </table:table-cell>
              <table:table-cell office:value-type="float" office:value="1696">
                <text:p>1696</text:p>
              </table:table-cell>
              <table:table-cell office:value-type="float" office:value="2432">
                <text:p>2432</text:p>
              </table:table-cell>
              <table:table-cell office:value-type="float" office:value="2976">
                <text:p>2976</text:p>
              </table:table-cell>
              <table:table-cell office:value-type="float" office:value="3168">
                <text:p>3168</text:p>
              </table:table-cell>
              <table:table-cell office:value-type="float" office:value="3264">
                <text:p>3264</text:p>
              </table:table-cell>
              <table:table-cell office:value-type="float" office:value="3648">
                <text:p>3648</text:p>
              </table:table-cell>
              <table:table-cell office:value-type="float" office:value="3648">
                <text:p>3648</text:p>
              </table:table-cell>
              <table:table-cell office:value-type="float" office:value="3648">
                <text:p>3648</text:p>
              </table:table-cell>
              <table:table-cell office:value-type="float" office:value="5632">
                <text:p>5632</text:p>
              </table:table-cell>
              <table:table-cell office:value-type="float" office:value="8320">
                <text:p>8320</text:p>
              </table:table-cell>
              <table:table-cell office:value-type="float" office:value="8320">
                <text:p>83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8">
                <text:p>68</text:p>
              </table:table-cell>
              <table:table-cell office:value-type="float" office:value="200">
                <text:p>200</text:p>
              </table:table-cell>
              <table:table-cell office:value-type="float" office:value="512">
                <text:p>512</text:p>
              </table:table-cell>
              <table:table-cell office:value-type="float" office:value="832">
                <text:p>832</text:p>
              </table:table-cell>
              <table:table-cell office:value-type="float" office:value="864">
                <text:p>864</text:p>
              </table:table-cell>
              <table:table-cell office:value-type="float" office:value="896">
                <text:p>896</text:p>
              </table:table-cell>
              <table:table-cell office:value-type="float" office:value="1216">
                <text:p>1216</text:p>
              </table:table-cell>
              <table:table-cell office:value-type="float" office:value="1472">
                <text:p>1472</text:p>
              </table:table-cell>
              <table:table-cell office:value-type="float" office:value="2176">
                <text:p>2176</text:p>
              </table:table-cell>
              <table:table-cell office:value-type="float" office:value="2560">
                <text:p>2560</text:p>
              </table:table-cell>
              <table:table-cell office:value-type="float" office:value="2560">
                <text:p>2560</text:p>
              </table:table-cell>
              <table:table-cell office:value-type="float" office:value="2560">
                <text:p>2560</text:p>
              </table:table-cell>
              <table:table-cell office:value-type="float" office:value="3136">
                <text:p>3136</text:p>
              </table:table-cell>
              <table:table-cell office:value-type="float" office:value="3168">
                <text:p>3168</text:p>
              </table:table-cell>
              <table:table-cell office:value-type="float" office:value="3168">
                <text:p>3168</text:p>
              </table:table-cell>
              <table:table-cell office:value-type="float" office:value="4160">
                <text:p>4160</text:p>
              </table:table-cell>
              <table:table-cell office:value-type="float" office:value="7168">
                <text:p>7168</text:p>
              </table:table-cell>
              <table:table-cell office:value-type="float" office:value="7168">
                <text:p>71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">
                <text:p>66</text:p>
              </table:table-cell>
              <table:table-cell office:value-type="float" office:value="194">
                <text:p>194</text:p>
              </table:table-cell>
              <table:table-cell office:value-type="float" office:value="512">
                <text:p>512</text:p>
              </table:table-cell>
              <table:table-cell office:value-type="float" office:value="896">
                <text:p>896</text:p>
              </table:table-cell>
              <table:table-cell office:value-type="float" office:value="960">
                <text:p>960</text:p>
              </table:table-cell>
              <table:table-cell office:value-type="float" office:value="992">
                <text:p>992</text:p>
              </table:table-cell>
              <table:table-cell office:value-type="float" office:value="1536">
                <text:p>1536</text:p>
              </table:table-cell>
              <table:table-cell office:value-type="float" office:value="1952">
                <text:p>1952</text:p>
              </table:table-cell>
              <table:table-cell office:value-type="float" office:value="2752">
                <text:p>2752</text:p>
              </table:table-cell>
              <table:table-cell office:value-type="float" office:value="2848">
                <text:p>2848</text:p>
              </table:table-cell>
              <table:table-cell office:value-type="float" office:value="3008">
                <text:p>3008</text:p>
              </table:table-cell>
              <table:table-cell office:value-type="float" office:value="3136">
                <text:p>3136</text:p>
              </table:table-cell>
              <table:table-cell office:value-type="float" office:value="3968">
                <text:p>3968</text:p>
              </table:table-cell>
              <table:table-cell office:value-type="float" office:value="3968">
                <text:p>3968</text:p>
              </table:table-cell>
              <table:table-cell office:value-type="float" office:value="3968">
                <text:p>3968</text:p>
              </table:table-cell>
              <table:table-cell office:value-type="float" office:value="4864">
                <text:p>4864</text:p>
              </table:table-cell>
              <table:table-cell office:value-type="float" office:value="7552">
                <text:p>7552</text:p>
              </table:table-cell>
              <table:table-cell office:value-type="float" office:value="7552">
                <text:p>75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8">
                <text:p>68</text:p>
              </table:table-cell>
              <table:table-cell office:value-type="float" office:value="142">
                <text:p>142</text:p>
              </table:table-cell>
              <table:table-cell office:value-type="float" office:value="481">
                <text:p>481</text:p>
              </table:table-cell>
              <table:table-cell office:value-type="float" office:value="960">
                <text:p>960</text:p>
              </table:table-cell>
              <table:table-cell office:value-type="float" office:value="992">
                <text:p>992</text:p>
              </table:table-cell>
              <table:table-cell office:value-type="float" office:value="1024">
                <text:p>1024</text:p>
              </table:table-cell>
              <table:table-cell office:value-type="float" office:value="1408">
                <text:p>1408</text:p>
              </table:table-cell>
              <table:table-cell office:value-type="float" office:value="1792">
                <text:p>1792</text:p>
              </table:table-cell>
              <table:table-cell office:value-type="float" office:value="2464">
                <text:p>2464</text:p>
              </table:table-cell>
              <table:table-cell office:value-type="float" office:value="2528">
                <text:p>2528</text:p>
              </table:table-cell>
              <table:table-cell office:value-type="float" office:value="2592">
                <text:p>2592</text:p>
              </table:table-cell>
              <table:table-cell office:value-type="float" office:value="2592">
                <text:p>2592</text:p>
              </table:table-cell>
              <table:table-cell office:value-type="float" office:value="3488">
                <text:p>3488</text:p>
              </table:table-cell>
              <table:table-cell office:value-type="float" office:value="3648">
                <text:p>3648</text:p>
              </table:table-cell>
              <table:table-cell office:value-type="float" office:value="3648">
                <text:p>3648</text:p>
              </table:table-cell>
              <table:table-cell office:value-type="float" office:value="7968">
                <text:p>7968</text:p>
              </table:table-cell>
              <table:table-cell office:value-type="float" office:value="10240">
                <text:p>10240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6">
                <text:p>66</text:p>
              </table:table-cell>
              <table:table-cell office:value-type="float" office:value="200">
                <text:p>200</text:p>
              </table:table-cell>
              <table:table-cell office:value-type="float" office:value="480">
                <text:p>480</text:p>
              </table:table-cell>
              <table:table-cell office:value-type="float" office:value="896">
                <text:p>896</text:p>
              </table:table-cell>
              <table:table-cell office:value-type="float" office:value="928">
                <text:p>928</text:p>
              </table:table-cell>
              <table:table-cell office:value-type="float" office:value="992">
                <text:p>992</text:p>
              </table:table-cell>
              <table:table-cell office:value-type="float" office:value="1280">
                <text:p>1280</text:p>
              </table:table-cell>
              <table:table-cell office:value-type="float" office:value="1408">
                <text:p>1408</text:p>
              </table:table-cell>
              <table:table-cell office:value-type="float" office:value="2336">
                <text:p>2336</text:p>
              </table:table-cell>
              <table:table-cell office:value-type="float" office:value="2592">
                <text:p>2592</text:p>
              </table:table-cell>
              <table:table-cell office:value-type="float" office:value="2976">
                <text:p>2976</text:p>
              </table:table-cell>
              <table:table-cell office:value-type="float" office:value="3456">
                <text:p>3456</text:p>
              </table:table-cell>
              <table:table-cell office:value-type="float" office:value="3456">
                <text:p>3456</text:p>
              </table:table-cell>
              <table:table-cell office:value-type="float" office:value="4928">
                <text:p>4928</text:p>
              </table:table-cell>
              <table:table-cell office:value-type="float" office:value="4928">
                <text:p>4928</text:p>
              </table:table-cell>
              <table:table-cell office:value-type="float" office:value="5696">
                <text:p>5696</text:p>
              </table:table-cell>
              <table:table-cell office:value-type="float" office:value="8800">
                <text:p>8800</text:p>
              </table:table-cell>
              <table:table-cell office:value-type="float" office:value="8800">
                <text:p>88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8">
                <text:p>68</text:p>
              </table:table-cell>
              <table:table-cell office:value-type="float" office:value="285">
                <text:p>285</text:p>
              </table:table-cell>
              <table:table-cell office:value-type="float" office:value="544">
                <text:p>544</text:p>
              </table:table-cell>
              <table:table-cell office:value-type="float" office:value="864">
                <text:p>864</text:p>
              </table:table-cell>
              <table:table-cell office:value-type="float" office:value="896">
                <text:p>896</text:p>
              </table:table-cell>
              <table:table-cell office:value-type="float" office:value="928">
                <text:p>928</text:p>
              </table:table-cell>
              <table:table-cell office:value-type="float" office:value="1088">
                <text:p>1088</text:p>
              </table:table-cell>
              <table:table-cell office:value-type="float" office:value="1601">
                <text:p>1601</text:p>
              </table:table-cell>
              <table:table-cell office:value-type="float" office:value="2400">
                <text:p>2400</text:p>
              </table:table-cell>
              <table:table-cell office:value-type="float" office:value="3040">
                <text:p>3040</text:p>
              </table:table-cell>
              <table:table-cell office:value-type="float" office:value="3040">
                <text:p>3040</text:p>
              </table:table-cell>
              <table:table-cell office:value-type="float" office:value="3040">
                <text:p>3040</text:p>
              </table:table-cell>
              <table:table-cell office:value-type="float" office:value="3360">
                <text:p>3360</text:p>
              </table:table-cell>
              <table:table-cell office:value-type="float" office:value="3360">
                <text:p>3360</text:p>
              </table:table-cell>
              <table:table-cell office:value-type="float" office:value="3360">
                <text:p>3360</text:p>
              </table:table-cell>
              <table:table-cell office:value-type="float" office:value="5888">
                <text:p>5888</text:p>
              </table:table-cell>
              <table:table-cell office:value-type="float" office:value="8704">
                <text:p>8704</text:p>
              </table:table-cell>
              <table:table-cell office:value-type="float" office:value="8704">
                <text:p>87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98">
                <text:p>198</text:p>
              </table:table-cell>
              <table:table-cell office:value-type="float" office:value="512">
                <text:p>512</text:p>
              </table:table-cell>
              <table:table-cell office:value-type="float" office:value="832">
                <text:p>832</text:p>
              </table:table-cell>
              <table:table-cell office:value-type="float" office:value="864">
                <text:p>864</text:p>
              </table:table-cell>
              <table:table-cell office:value-type="float" office:value="896">
                <text:p>896</text:p>
              </table:table-cell>
              <table:table-cell office:value-type="float" office:value="1184">
                <text:p>1184</text:p>
              </table:table-cell>
              <table:table-cell office:value-type="float" office:value="1472">
                <text:p>1472</text:p>
              </table:table-cell>
              <table:table-cell office:value-type="float" office:value="2016">
                <text:p>2016</text:p>
              </table:table-cell>
              <table:table-cell office:value-type="float" office:value="2624">
                <text:p>2624</text:p>
              </table:table-cell>
              <table:table-cell office:value-type="float" office:value="2720">
                <text:p>2720</text:p>
              </table:table-cell>
              <table:table-cell office:value-type="float" office:value="2785">
                <text:p>2785</text:p>
              </table:table-cell>
              <table:table-cell office:value-type="float" office:value="2880">
                <text:p>2880</text:p>
              </table:table-cell>
              <table:table-cell office:value-type="float" office:value="3232">
                <text:p>3232</text:p>
              </table:table-cell>
              <table:table-cell office:value-type="float" office:value="3232">
                <text:p>3232</text:p>
              </table:table-cell>
              <table:table-cell office:value-type="float" office:value="4928">
                <text:p>4928</text:p>
              </table:table-cell>
              <table:table-cell office:value-type="float" office:value="7296">
                <text:p>7296</text:p>
              </table:table-cell>
              <table:table-cell office:value-type="float" office:value="7296">
                <text:p>72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">
                <text:p>66</text:p>
              </table:table-cell>
              <table:table-cell office:value-type="float" office:value="171">
                <text:p>171</text:p>
              </table:table-cell>
              <table:table-cell office:value-type="float" office:value="513">
                <text:p>513</text:p>
              </table:table-cell>
              <table:table-cell office:value-type="float" office:value="897">
                <text:p>897</text:p>
              </table:table-cell>
              <table:table-cell office:value-type="float" office:value="928">
                <text:p>928</text:p>
              </table:table-cell>
              <table:table-cell office:value-type="float" office:value="992">
                <text:p>992</text:p>
              </table:table-cell>
              <table:table-cell office:value-type="float" office:value="1280">
                <text:p>1280</text:p>
              </table:table-cell>
              <table:table-cell office:value-type="float" office:value="2048">
                <text:p>2048</text:p>
              </table:table-cell>
              <table:table-cell office:value-type="float" office:value="2528">
                <text:p>2528</text:p>
              </table:table-cell>
              <table:table-cell office:value-type="float" office:value="2848">
                <text:p>2848</text:p>
              </table:table-cell>
              <table:table-cell office:value-type="float" office:value="3360">
                <text:p>3360</text:p>
              </table:table-cell>
              <table:table-cell office:value-type="float" office:value="3456">
                <text:p>3456</text:p>
              </table:table-cell>
              <table:table-cell office:value-type="float" office:value="3904">
                <text:p>3904</text:p>
              </table:table-cell>
              <table:table-cell office:value-type="float" office:value="3904">
                <text:p>3904</text:p>
              </table:table-cell>
              <table:table-cell office:value-type="float" office:value="3904">
                <text:p>3904</text:p>
              </table:table-cell>
              <table:table-cell office:value-type="float" office:value="6080">
                <text:p>6080</text:p>
              </table:table-cell>
              <table:table-cell office:value-type="float" office:value="8224">
                <text:p>8224</text:p>
              </table:table-cell>
              <table:table-cell office:value-type="float" office:value="8224">
                <text:p>82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">
                <text:p>66</text:p>
              </table:table-cell>
              <table:table-cell office:value-type="float" office:value="196">
                <text:p>196</text:p>
              </table:table-cell>
              <table:table-cell office:value-type="float" office:value="512">
                <text:p>512</text:p>
              </table:table-cell>
              <table:table-cell office:value-type="float" office:value="864">
                <text:p>864</text:p>
              </table:table-cell>
              <table:table-cell office:value-type="float" office:value="928">
                <text:p>928</text:p>
              </table:table-cell>
              <table:table-cell office:value-type="float" office:value="960">
                <text:p>960</text:p>
              </table:table-cell>
              <table:table-cell office:value-type="float" office:value="1216">
                <text:p>1216</text:p>
              </table:table-cell>
              <table:table-cell office:value-type="float" office:value="1504">
                <text:p>1504</text:p>
              </table:table-cell>
              <table:table-cell office:value-type="float" office:value="2176">
                <text:p>2176</text:p>
              </table:table-cell>
              <table:table-cell office:value-type="float" office:value="2368">
                <text:p>2368</text:p>
              </table:table-cell>
              <table:table-cell office:value-type="float" office:value="2496">
                <text:p>2496</text:p>
              </table:table-cell>
              <table:table-cell office:value-type="float" office:value="3104">
                <text:p>3104</text:p>
              </table:table-cell>
              <table:table-cell office:value-type="float" office:value="3168">
                <text:p>3168</text:p>
              </table:table-cell>
              <table:table-cell office:value-type="float" office:value="3168">
                <text:p>3168</text:p>
              </table:table-cell>
              <table:table-cell office:value-type="float" office:value="3168">
                <text:p>3168</text:p>
              </table:table-cell>
              <table:table-cell office:value-type="float" office:value="5152">
                <text:p>5152</text:p>
              </table:table-cell>
              <table:table-cell office:value-type="float" office:value="8128">
                <text:p>8128</text:p>
              </table:table-cell>
              <table:table-cell office:value-type="float" office:value="8128">
                <text:p>81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">
                <text:p>68</text:p>
              </table:table-cell>
              <table:table-cell office:value-type="float" office:value="193">
                <text:p>193</text:p>
              </table:table-cell>
              <table:table-cell office:value-type="float" office:value="512">
                <text:p>512</text:p>
              </table:table-cell>
              <table:table-cell office:value-type="float" office:value="801">
                <text:p>801</text:p>
              </table:table-cell>
              <table:table-cell office:value-type="float" office:value="832">
                <text:p>832</text:p>
              </table:table-cell>
              <table:table-cell office:value-type="float" office:value="864">
                <text:p>864</text:p>
              </table:table-cell>
              <table:table-cell office:value-type="float" office:value="1024">
                <text:p>1024</text:p>
              </table:table-cell>
              <table:table-cell office:value-type="float" office:value="1600">
                <text:p>1600</text:p>
              </table:table-cell>
              <table:table-cell office:value-type="float" office:value="2112">
                <text:p>2112</text:p>
              </table:table-cell>
              <table:table-cell office:value-type="float" office:value="2688">
                <text:p>2688</text:p>
              </table:table-cell>
              <table:table-cell office:value-type="float" office:value="2912">
                <text:p>2912</text:p>
              </table:table-cell>
              <table:table-cell office:value-type="float" office:value="2912">
                <text:p>2912</text:p>
              </table:table-cell>
              <table:table-cell office:value-type="float" office:value="2912">
                <text:p>2912</text:p>
              </table:table-cell>
              <table:table-cell office:value-type="float" office:value="2912">
                <text:p>2912</text:p>
              </table:table-cell>
              <table:table-cell office:value-type="float" office:value="2912">
                <text:p>2912</text:p>
              </table:table-cell>
              <table:table-cell office:value-type="float" office:value="8064">
                <text:p>8064</text:p>
              </table:table-cell>
              <table:table-cell office:value-type="float" office:value="8064">
                <text:p>8064</text:p>
              </table:table-cell>
              <table:table-cell office:value-type="float" office:value="8064">
                <text:p>80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">
                <text:p>72</text:p>
              </table:table-cell>
              <table:table-cell office:value-type="float" office:value="224">
                <text:p>224</text:p>
              </table:table-cell>
              <table:table-cell office:value-type="float" office:value="512">
                <text:p>512</text:p>
              </table:table-cell>
              <table:table-cell office:value-type="float" office:value="864">
                <text:p>864</text:p>
              </table:table-cell>
              <table:table-cell office:value-type="float" office:value="896">
                <text:p>896</text:p>
              </table:table-cell>
              <table:table-cell office:value-type="float" office:value="928">
                <text:p>928</text:p>
              </table:table-cell>
              <table:table-cell office:value-type="float" office:value="1024">
                <text:p>1024</text:p>
              </table:table-cell>
              <table:table-cell office:value-type="float" office:value="1504">
                <text:p>1504</text:p>
              </table:table-cell>
              <table:table-cell office:value-type="float" office:value="1728">
                <text:p>1728</text:p>
              </table:table-cell>
              <table:table-cell office:value-type="float" office:value="2208">
                <text:p>2208</text:p>
              </table:table-cell>
              <table:table-cell office:value-type="float" office:value="2496">
                <text:p>2496</text:p>
              </table:table-cell>
              <table:table-cell office:value-type="float" office:value="2688">
                <text:p>2688</text:p>
              </table:table-cell>
              <table:table-cell office:value-type="float" office:value="3104">
                <text:p>3104</text:p>
              </table:table-cell>
              <table:table-cell office:value-type="float" office:value="3104">
                <text:p>3104</text:p>
              </table:table-cell>
              <table:table-cell office:value-type="float" office:value="3104">
                <text:p>3104</text:p>
              </table:table-cell>
              <table:table-cell office:value-type="float" office:value="4768">
                <text:p>4768</text:p>
              </table:table-cell>
              <table:table-cell office:value-type="float" office:value="7840">
                <text:p>7840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8">
                <text:p>68</text:p>
              </table:table-cell>
              <table:table-cell office:value-type="float" office:value="203">
                <text:p>203</text:p>
              </table:table-cell>
              <table:table-cell office:value-type="float" office:value="512">
                <text:p>512</text:p>
              </table:table-cell>
              <table:table-cell office:value-type="float" office:value="865">
                <text:p>865</text:p>
              </table:table-cell>
              <table:table-cell office:value-type="float" office:value="897">
                <text:p>897</text:p>
              </table:table-cell>
              <table:table-cell office:value-type="float" office:value="928">
                <text:p>928</text:p>
              </table:table-cell>
              <table:table-cell office:value-type="float" office:value="1121">
                <text:p>1121</text:p>
              </table:table-cell>
              <table:table-cell office:value-type="float" office:value="1568">
                <text:p>1568</text:p>
              </table:table-cell>
              <table:table-cell office:value-type="float" office:value="2336">
                <text:p>2336</text:p>
              </table:table-cell>
              <table:table-cell office:value-type="float" office:value="3072">
                <text:p>3072</text:p>
              </table:table-cell>
              <table:table-cell office:value-type="float" office:value="3104">
                <text:p>3104</text:p>
              </table:table-cell>
              <table:table-cell office:value-type="float" office:value="3104">
                <text:p>3104</text:p>
              </table:table-cell>
              <table:table-cell office:value-type="float" office:value="3168">
                <text:p>3168</text:p>
              </table:table-cell>
              <table:table-cell office:value-type="float" office:value="3168">
                <text:p>3168</text:p>
              </table:table-cell>
              <table:table-cell office:value-type="float" office:value="3168">
                <text:p>3168</text:p>
              </table:table-cell>
              <table:table-cell office:value-type="float" office:value="7424">
                <text:p>7424</text:p>
              </table:table-cell>
              <table:table-cell office:value-type="float" office:value="10144">
                <text:p>10144</text:p>
              </table:table-cell>
              <table:table-cell office:value-type="float" office:value="10144">
                <text:p>101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0">
                <text:p>130</text:p>
              </table:table-cell>
              <table:table-cell office:value-type="float" office:value="512">
                <text:p>512</text:p>
              </table:table-cell>
              <table:table-cell office:value-type="float" office:value="768">
                <text:p>768</text:p>
              </table:table-cell>
              <table:table-cell office:value-type="float" office:value="832">
                <text:p>832</text:p>
              </table:table-cell>
              <table:table-cell office:value-type="float" office:value="864">
                <text:p>864</text:p>
              </table:table-cell>
              <table:table-cell office:value-type="float" office:value="1120">
                <text:p>1120</text:p>
              </table:table-cell>
              <table:table-cell office:value-type="float" office:value="1920">
                <text:p>1920</text:p>
              </table:table-cell>
              <table:table-cell office:value-type="float" office:value="2272">
                <text:p>2272</text:p>
              </table:table-cell>
              <table:table-cell office:value-type="float" office:value="2496">
                <text:p>2496</text:p>
              </table:table-cell>
              <table:table-cell office:value-type="float" office:value="2784">
                <text:p>2784</text:p>
              </table:table-cell>
              <table:table-cell office:value-type="float" office:value="2848">
                <text:p>2848</text:p>
              </table:table-cell>
              <table:table-cell office:value-type="float" office:value="2912">
                <text:p>2912</text:p>
              </table:table-cell>
              <table:table-cell office:value-type="float" office:value="2912">
                <text:p>2912</text:p>
              </table:table-cell>
              <table:table-cell office:value-type="float" office:value="2912">
                <text:p>2912</text:p>
              </table:table-cell>
              <table:table-cell office:value-type="float" office:value="5152">
                <text:p>5152</text:p>
              </table:table-cell>
              <table:table-cell office:value-type="float" office:value="7264">
                <text:p>7264</text:p>
              </table:table-cell>
              <table:table-cell office:value-type="float" office:value="7264">
                <text:p>72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8">
                <text:p>68</text:p>
              </table:table-cell>
              <table:table-cell office:value-type="float" office:value="196">
                <text:p>196</text:p>
              </table:table-cell>
              <table:table-cell office:value-type="float" office:value="576">
                <text:p>576</text:p>
              </table:table-cell>
              <table:table-cell office:value-type="float" office:value="928">
                <text:p>928</text:p>
              </table:table-cell>
              <table:table-cell office:value-type="float" office:value="992">
                <text:p>992</text:p>
              </table:table-cell>
              <table:table-cell office:value-type="float" office:value="1024">
                <text:p>1024</text:p>
              </table:table-cell>
              <table:table-cell office:value-type="float" office:value="1376">
                <text:p>1376</text:p>
              </table:table-cell>
              <table:table-cell office:value-type="float" office:value="1760">
                <text:p>1760</text:p>
              </table:table-cell>
              <table:table-cell office:value-type="float" office:value="2368">
                <text:p>2368</text:p>
              </table:table-cell>
              <table:table-cell office:value-type="float" office:value="2848">
                <text:p>2848</text:p>
              </table:table-cell>
              <table:table-cell office:value-type="float" office:value="3200">
                <text:p>3200</text:p>
              </table:table-cell>
              <table:table-cell office:value-type="float" office:value="3360">
                <text:p>3360</text:p>
              </table:table-cell>
              <table:table-cell office:value-type="float" office:value="3360">
                <text:p>3360</text:p>
              </table:table-cell>
              <table:table-cell office:value-type="float" office:value="3360">
                <text:p>3360</text:p>
              </table:table-cell>
              <table:table-cell office:value-type="float" office:value="3360">
                <text:p>3360</text:p>
              </table:table-cell>
              <table:table-cell office:value-type="float" office:value="5312">
                <text:p>5312</text:p>
              </table:table-cell>
              <table:table-cell office:value-type="float" office:value="7680">
                <text:p>768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">
                <text:p>66</text:p>
              </table:table-cell>
              <table:table-cell office:value-type="float" office:value="102">
                <text:p>102</text:p>
              </table:table-cell>
              <table:table-cell office:value-type="float" office:value="513">
                <text:p>513</text:p>
              </table:table-cell>
              <table:table-cell office:value-type="float" office:value="864">
                <text:p>864</text:p>
              </table:table-cell>
              <table:table-cell office:value-type="float" office:value="896">
                <text:p>896</text:p>
              </table:table-cell>
              <table:table-cell office:value-type="float" office:value="928">
                <text:p>928</text:p>
              </table:table-cell>
              <table:table-cell office:value-type="float" office:value="1184">
                <text:p>1184</text:p>
              </table:table-cell>
              <table:table-cell office:value-type="float" office:value="1472">
                <text:p>1472</text:p>
              </table:table-cell>
              <table:table-cell office:value-type="float" office:value="2048">
                <text:p>2048</text:p>
              </table:table-cell>
              <table:table-cell office:value-type="float" office:value="2464">
                <text:p>2464</text:p>
              </table:table-cell>
              <table:table-cell office:value-type="float" office:value="2752">
                <text:p>2752</text:p>
              </table:table-cell>
              <table:table-cell office:value-type="float" office:value="3040">
                <text:p>3040</text:p>
              </table:table-cell>
              <table:table-cell office:value-type="float" office:value="3040">
                <text:p>3040</text:p>
              </table:table-cell>
              <table:table-cell office:value-type="float" office:value="3040">
                <text:p>3040</text:p>
              </table:table-cell>
              <table:table-cell office:value-type="float" office:value="3040">
                <text:p>3040</text:p>
              </table:table-cell>
              <table:table-cell office:value-type="float" office:value="7872">
                <text:p>7872</text:p>
              </table:table-cell>
              <table:table-cell office:value-type="float" office:value="7872">
                <text:p>7872</text:p>
              </table:table-cell>
              <table:table-cell office:value-type="float" office:value="7872">
                <text:p>78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8">
                <text:p>68</text:p>
              </table:table-cell>
              <table:table-cell office:value-type="float" office:value="125">
                <text:p>125</text:p>
              </table:table-cell>
              <table:table-cell office:value-type="float" office:value="480">
                <text:p>480</text:p>
              </table:table-cell>
              <table:table-cell office:value-type="float" office:value="960">
                <text:p>960</text:p>
              </table:table-cell>
              <table:table-cell office:value-type="float" office:value="992">
                <text:p>992</text:p>
              </table:table-cell>
              <table:table-cell office:value-type="float" office:value="1024">
                <text:p>1024</text:p>
              </table:table-cell>
              <table:table-cell office:value-type="float" office:value="1248">
                <text:p>1248</text:p>
              </table:table-cell>
              <table:table-cell office:value-type="float" office:value="1472">
                <text:p>1472</text:p>
              </table:table-cell>
              <table:table-cell office:value-type="float" office:value="2208">
                <text:p>2208</text:p>
              </table:table-cell>
              <table:table-cell office:value-type="float" office:value="2561">
                <text:p>2561</text:p>
              </table:table-cell>
              <table:table-cell office:value-type="float" office:value="3008">
                <text:p>3008</text:p>
              </table:table-cell>
              <table:table-cell office:value-type="float" office:value="3008">
                <text:p>3008</text:p>
              </table:table-cell>
              <table:table-cell office:value-type="float" office:value="3008">
                <text:p>3008</text:p>
              </table:table-cell>
              <table:table-cell office:value-type="float" office:value="3008">
                <text:p>3008</text:p>
              </table:table-cell>
              <table:table-cell office:value-type="float" office:value="3008">
                <text:p>3008</text:p>
              </table:table-cell>
              <table:table-cell office:value-type="float" office:value="8608">
                <text:p>8608</text:p>
              </table:table-cell>
              <table:table-cell office:value-type="float" office:value="8608">
                <text:p>8608</text:p>
              </table:table-cell>
              <table:table-cell office:value-type="float" office:value="8608">
                <text:p>86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6">
                <text:p>66</text:p>
              </table:table-cell>
              <table:table-cell office:value-type="float" office:value="256">
                <text:p>256</text:p>
              </table:table-cell>
              <table:table-cell office:value-type="float" office:value="513">
                <text:p>513</text:p>
              </table:table-cell>
              <table:table-cell office:value-type="float" office:value="864">
                <text:p>864</text:p>
              </table:table-cell>
              <table:table-cell office:value-type="float" office:value="929">
                <text:p>929</text:p>
              </table:table-cell>
              <table:table-cell office:value-type="float" office:value="960">
                <text:p>960</text:p>
              </table:table-cell>
              <table:table-cell office:value-type="float" office:value="1184">
                <text:p>1184</text:p>
              </table:table-cell>
              <table:table-cell office:value-type="float" office:value="1696">
                <text:p>1696</text:p>
              </table:table-cell>
              <table:table-cell office:value-type="float" office:value="2272">
                <text:p>2272</text:p>
              </table:table-cell>
              <table:table-cell office:value-type="float" office:value="3072">
                <text:p>3072</text:p>
              </table:table-cell>
              <table:table-cell office:value-type="float" office:value="3072">
                <text:p>3072</text:p>
              </table:table-cell>
              <table:table-cell office:value-type="float" office:value="3072">
                <text:p>3072</text:p>
              </table:table-cell>
              <table:table-cell office:value-type="float" office:value="3232">
                <text:p>3232</text:p>
              </table:table-cell>
              <table:table-cell office:value-type="float" office:value="5888">
                <text:p>5888</text:p>
              </table:table-cell>
              <table:table-cell office:value-type="float" office:value="5888">
                <text:p>5888</text:p>
              </table:table-cell>
              <table:table-cell office:value-type="float" office:value="7136">
                <text:p>7136</text:p>
              </table:table-cell>
              <table:table-cell office:value-type="float" office:value="9920">
                <text:p>9920</text:p>
              </table:table-cell>
              <table:table-cell office:value-type="float" office:value="9920">
                <text:p>99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6">
                <text:p>66</text:p>
              </table:table-cell>
              <table:table-cell office:value-type="float" office:value="198">
                <text:p>198</text:p>
              </table:table-cell>
              <table:table-cell office:value-type="float" office:value="512">
                <text:p>512</text:p>
              </table:table-cell>
              <table:table-cell office:value-type="float" office:value="864">
                <text:p>864</text:p>
              </table:table-cell>
              <table:table-cell office:value-type="float" office:value="928">
                <text:p>928</text:p>
              </table:table-cell>
              <table:table-cell office:value-type="float" office:value="960">
                <text:p>960</text:p>
              </table:table-cell>
              <table:table-cell office:value-type="float" office:value="1248">
                <text:p>1248</text:p>
              </table:table-cell>
              <table:table-cell office:value-type="float" office:value="1632">
                <text:p>1632</text:p>
              </table:table-cell>
              <table:table-cell office:value-type="float" office:value="2112">
                <text:p>2112</text:p>
              </table:table-cell>
              <table:table-cell office:value-type="float" office:value="2464">
                <text:p>2464</text:p>
              </table:table-cell>
              <table:table-cell office:value-type="float" office:value="2464">
                <text:p>2464</text:p>
              </table:table-cell>
              <table:table-cell office:value-type="float" office:value="2464">
                <text:p>2464</text:p>
              </table:table-cell>
              <table:table-cell office:value-type="float" office:value="2784">
                <text:p>2784</text:p>
              </table:table-cell>
              <table:table-cell office:value-type="float" office:value="3200">
                <text:p>3200</text:p>
              </table:table-cell>
              <table:table-cell office:value-type="float" office:value="3200">
                <text:p>3200</text:p>
              </table:table-cell>
              <table:table-cell office:value-type="float" office:value="4320">
                <text:p>4320</text:p>
              </table:table-cell>
              <table:table-cell office:value-type="float" office:value="6656">
                <text:p>6656</text:p>
              </table:table-cell>
              <table:table-cell office:value-type="float" office:value="6656">
                <text:p>66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">
                <text:p>68</text:p>
              </table:table-cell>
              <table:table-cell office:value-type="float" office:value="215">
                <text:p>215</text:p>
              </table:table-cell>
              <table:table-cell office:value-type="float" office:value="513">
                <text:p>513</text:p>
              </table:table-cell>
              <table:table-cell office:value-type="float" office:value="928">
                <text:p>928</text:p>
              </table:table-cell>
              <table:table-cell office:value-type="float" office:value="960">
                <text:p>960</text:p>
              </table:table-cell>
              <table:table-cell office:value-type="float" office:value="992">
                <text:p>992</text:p>
              </table:table-cell>
              <table:table-cell office:value-type="float" office:value="1216">
                <text:p>1216</text:p>
              </table:table-cell>
              <table:table-cell office:value-type="float" office:value="1728">
                <text:p>1728</text:p>
              </table:table-cell>
              <table:table-cell office:value-type="float" office:value="2400">
                <text:p>2400</text:p>
              </table:table-cell>
              <table:table-cell office:value-type="float" office:value="2656">
                <text:p>2656</text:p>
              </table:table-cell>
              <table:table-cell office:value-type="float" office:value="2656">
                <text:p>2656</text:p>
              </table:table-cell>
              <table:table-cell office:value-type="float" office:value="2656">
                <text:p>2656</text:p>
              </table:table-cell>
              <table:table-cell office:value-type="float" office:value="3392">
                <text:p>3392</text:p>
              </table:table-cell>
              <table:table-cell office:value-type="float" office:value="3488">
                <text:p>3488</text:p>
              </table:table-cell>
              <table:table-cell office:value-type="float" office:value="3488">
                <text:p>3488</text:p>
              </table:table-cell>
              <table:table-cell office:value-type="float" office:value="4896">
                <text:p>4896</text:p>
              </table:table-cell>
              <table:table-cell office:value-type="float" office:value="8256">
                <text:p>8256</text:p>
              </table:table-cell>
              <table:table-cell office:value-type="float" office:value="8256">
                <text:p>82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0">
                <text:p>70</text:p>
              </table:table-cell>
              <table:table-cell office:value-type="float" office:value="157">
                <text:p>157</text:p>
              </table:table-cell>
              <table:table-cell office:value-type="float" office:value="544">
                <text:p>544</text:p>
              </table:table-cell>
              <table:table-cell office:value-type="float" office:value="928">
                <text:p>928</text:p>
              </table:table-cell>
              <table:table-cell office:value-type="float" office:value="960">
                <text:p>960</text:p>
              </table:table-cell>
              <table:table-cell office:value-type="float" office:value="992">
                <text:p>992</text:p>
              </table:table-cell>
              <table:table-cell office:value-type="float" office:value="1280">
                <text:p>1280</text:p>
              </table:table-cell>
              <table:table-cell office:value-type="float" office:value="1568">
                <text:p>1568</text:p>
              </table:table-cell>
              <table:table-cell office:value-type="float" office:value="2144">
                <text:p>2144</text:p>
              </table:table-cell>
              <table:table-cell office:value-type="float" office:value="2688">
                <text:p>2688</text:p>
              </table:table-cell>
              <table:table-cell office:value-type="float" office:value="2976">
                <text:p>2976</text:p>
              </table:table-cell>
              <table:table-cell office:value-type="float" office:value="3104">
                <text:p>3104</text:p>
              </table:table-cell>
              <table:table-cell office:value-type="float" office:value="3104">
                <text:p>3104</text:p>
              </table:table-cell>
              <table:table-cell office:value-type="float" office:value="3104">
                <text:p>3104</text:p>
              </table:table-cell>
              <table:table-cell office:value-type="float" office:value="3104">
                <text:p>3104</text:p>
              </table:table-cell>
              <table:table-cell office:value-type="float" office:value="7968">
                <text:p>7968</text:p>
              </table:table-cell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8">
                <text:p>68</text:p>
              </table:table-cell>
              <table:table-cell office:value-type="float" office:value="214">
                <text:p>214</text:p>
              </table:table-cell>
              <table:table-cell office:value-type="float" office:value="500">
                <text:p>500</text:p>
              </table:table-cell>
              <table:table-cell office:value-type="float" office:value="800">
                <text:p>800</text:p>
              </table:table-cell>
              <table:table-cell office:value-type="float" office:value="832">
                <text:p>832</text:p>
              </table:table-cell>
              <table:table-cell office:value-type="float" office:value="864">
                <text:p>864</text:p>
              </table:table-cell>
              <table:table-cell office:value-type="float" office:value="1056">
                <text:p>1056</text:p>
              </table:table-cell>
              <table:table-cell office:value-type="float" office:value="1440">
                <text:p>1440</text:p>
              </table:table-cell>
              <table:table-cell office:value-type="float" office:value="1952">
                <text:p>1952</text:p>
              </table:table-cell>
              <table:table-cell office:value-type="float" office:value="2400">
                <text:p>2400</text:p>
              </table:table-cell>
              <table:table-cell office:value-type="float" office:value="2624">
                <text:p>2624</text:p>
              </table:table-cell>
              <table:table-cell office:value-type="float" office:value="2624">
                <text:p>2624</text:p>
              </table:table-cell>
              <table:table-cell office:value-type="float" office:value="3136">
                <text:p>3136</text:p>
              </table:table-cell>
              <table:table-cell office:value-type="float" office:value="3168">
                <text:p>3168</text:p>
              </table:table-cell>
              <table:table-cell office:value-type="float" office:value="3168">
                <text:p>3168</text:p>
              </table:table-cell>
              <table:table-cell office:value-type="float" office:value="4896">
                <text:p>4896</text:p>
              </table:table-cell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6">
                <text:p>66</text:p>
              </table:table-cell>
              <table:table-cell office:value-type="float" office:value="203">
                <text:p>203</text:p>
              </table:table-cell>
              <table:table-cell office:value-type="float" office:value="480">
                <text:p>480</text:p>
              </table:table-cell>
              <table:table-cell office:value-type="float" office:value="832">
                <text:p>832</text:p>
              </table:table-cell>
              <table:table-cell office:value-type="float" office:value="864">
                <text:p>864</text:p>
              </table:table-cell>
              <table:table-cell office:value-type="float" office:value="928">
                <text:p>928</text:p>
              </table:table-cell>
              <table:table-cell office:value-type="float" office:value="1120">
                <text:p>1120</text:p>
              </table:table-cell>
              <table:table-cell office:value-type="float" office:value="1312">
                <text:p>1312</text:p>
              </table:table-cell>
              <table:table-cell office:value-type="float" office:value="2144">
                <text:p>2144</text:p>
              </table:table-cell>
              <table:table-cell office:value-type="float" office:value="2656">
                <text:p>2656</text:p>
              </table:table-cell>
              <table:table-cell office:value-type="float" office:value="2784">
                <text:p>2784</text:p>
              </table:table-cell>
              <table:table-cell office:value-type="float" office:value="2784">
                <text:p>2784</text:p>
              </table:table-cell>
              <table:table-cell office:value-type="float" office:value="2784">
                <text:p>2784</text:p>
              </table:table-cell>
              <table:table-cell office:value-type="float" office:value="2784">
                <text:p>2784</text:p>
              </table:table-cell>
              <table:table-cell office:value-type="float" office:value="2784">
                <text:p>2784</text:p>
              </table:table-cell>
              <table:table-cell office:value-type="float" office:value="5632">
                <text:p>5632</text:p>
              </table:table-cell>
              <table:table-cell office:value-type="float" office:value="7936">
                <text:p>7936</text:p>
              </table:table-cell>
              <table:table-cell office:value-type="float" office:value="7936">
                <text:p>79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0">
                <text:p>70</text:p>
              </table:table-cell>
              <table:table-cell office:value-type="float" office:value="157">
                <text:p>157</text:p>
              </table:table-cell>
              <table:table-cell office:value-type="float" office:value="512">
                <text:p>512</text:p>
              </table:table-cell>
              <table:table-cell office:value-type="float" office:value="992">
                <text:p>992</text:p>
              </table:table-cell>
              <table:table-cell office:value-type="float" office:value="1056">
                <text:p>1056</text:p>
              </table:table-cell>
              <table:table-cell office:value-type="float" office:value="1088">
                <text:p>1088</text:p>
              </table:table-cell>
              <table:table-cell office:value-type="float" office:value="1377">
                <text:p>1377</text:p>
              </table:table-cell>
              <table:table-cell office:value-type="float" office:value="1952">
                <text:p>1952</text:p>
              </table:table-cell>
              <table:table-cell office:value-type="float" office:value="2400">
                <text:p>2400</text:p>
              </table:table-cell>
              <table:table-cell office:value-type="float" office:value="3008">
                <text:p>3008</text:p>
              </table:table-cell>
              <table:table-cell office:value-type="float" office:value="3360">
                <text:p>3360</text:p>
              </table:table-cell>
              <table:table-cell office:value-type="float" office:value="3360">
                <text:p>3360</text:p>
              </table:table-cell>
              <table:table-cell office:value-type="float" office:value="3360">
                <text:p>3360</text:p>
              </table:table-cell>
              <table:table-cell office:value-type="float" office:value="3360">
                <text:p>3360</text:p>
              </table:table-cell>
              <table:table-cell office:value-type="float" office:value="3360">
                <text:p>3360</text:p>
              </table:table-cell>
              <table:table-cell office:value-type="float" office:value="5825">
                <text:p>5825</text:p>
              </table:table-cell>
              <table:table-cell office:value-type="float" office:value="8992">
                <text:p>8992</text:p>
              </table:table-cell>
              <table:table-cell office:value-type="float" office:value="8992">
                <text:p>89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8">
                <text:p>68</text:p>
              </table:table-cell>
              <table:table-cell office:value-type="float" office:value="194">
                <text:p>194</text:p>
              </table:table-cell>
              <table:table-cell office:value-type="float" office:value="512">
                <text:p>512</text:p>
              </table:table-cell>
              <table:table-cell office:value-type="float" office:value="992">
                <text:p>992</text:p>
              </table:table-cell>
              <table:table-cell office:value-type="float" office:value="1024">
                <text:p>1024</text:p>
              </table:table-cell>
              <table:table-cell office:value-type="float" office:value="1056">
                <text:p>1056</text:p>
              </table:table-cell>
              <table:table-cell office:value-type="float" office:value="1472">
                <text:p>1472</text:p>
              </table:table-cell>
              <table:table-cell office:value-type="float" office:value="1696">
                <text:p>1696</text:p>
              </table:table-cell>
              <table:table-cell office:value-type="float" office:value="2336">
                <text:p>2336</text:p>
              </table:table-cell>
              <table:table-cell office:value-type="float" office:value="2624">
                <text:p>2624</text:p>
              </table:table-cell>
              <table:table-cell office:value-type="float" office:value="3168">
                <text:p>3168</text:p>
              </table:table-cell>
              <table:table-cell office:value-type="float" office:value="3361">
                <text:p>3361</text:p>
              </table:table-cell>
              <table:table-cell office:value-type="float" office:value="3361">
                <text:p>3361</text:p>
              </table:table-cell>
              <table:table-cell office:value-type="float" office:value="3361">
                <text:p>3361</text:p>
              </table:table-cell>
              <table:table-cell office:value-type="float" office:value="3361">
                <text:p>3361</text:p>
              </table:table-cell>
              <table:table-cell office:value-type="float" office:value="6752">
                <text:p>6752</text:p>
              </table:table-cell>
              <table:table-cell office:value-type="float" office:value="8480">
                <text:p>8480</text:p>
              </table:table-cell>
              <table:table-cell office:value-type="float" office:value="8480">
                <text:p>84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">
                <text:p>64</text:p>
              </table:table-cell>
              <table:table-cell office:value-type="float" office:value="192">
                <text:p>192</text:p>
              </table:table-cell>
              <table:table-cell office:value-type="float" office:value="544">
                <text:p>544</text:p>
              </table:table-cell>
              <table:table-cell office:value-type="float" office:value="896">
                <text:p>896</text:p>
              </table:table-cell>
              <table:table-cell office:value-type="float" office:value="928">
                <text:p>928</text:p>
              </table:table-cell>
              <table:table-cell office:value-type="float" office:value="960">
                <text:p>960</text:p>
              </table:table-cell>
              <table:table-cell office:value-type="float" office:value="1216">
                <text:p>1216</text:p>
              </table:table-cell>
              <table:table-cell office:value-type="float" office:value="1696">
                <text:p>1696</text:p>
              </table:table-cell>
              <table:table-cell office:value-type="float" office:value="3040">
                <text:p>3040</text:p>
              </table:table-cell>
              <table:table-cell office:value-type="float" office:value="3840">
                <text:p>3840</text:p>
              </table:table-cell>
              <table:table-cell office:value-type="float" office:value="3840">
                <text:p>3840</text:p>
              </table:table-cell>
              <table:table-cell office:value-type="float" office:value="3840">
                <text:p>3840</text:p>
              </table:table-cell>
              <table:table-cell office:value-type="float" office:value="3873">
                <text:p>3873</text:p>
              </table:table-cell>
              <table:table-cell office:value-type="float" office:value="3873">
                <text:p>3873</text:p>
              </table:table-cell>
              <table:table-cell office:value-type="float" office:value="3873">
                <text:p>3873</text:p>
              </table:table-cell>
              <table:table-cell office:value-type="float" office:value="7552">
                <text:p>7552</text:p>
              </table:table-cell>
              <table:table-cell office:value-type="float" office:value="8192">
                <text:p>8192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232">
                <text:p>232</text:p>
              </table:table-cell>
              <table:table-cell office:value-type="float" office:value="513">
                <text:p>513</text:p>
              </table:table-cell>
              <table:table-cell office:value-type="float" office:value="864">
                <text:p>864</text:p>
              </table:table-cell>
              <table:table-cell office:value-type="float" office:value="896">
                <text:p>896</text:p>
              </table:table-cell>
              <table:table-cell office:value-type="float" office:value="928">
                <text:p>928</text:p>
              </table:table-cell>
              <table:table-cell office:value-type="float" office:value="1056">
                <text:p>1056</text:p>
              </table:table-cell>
              <table:table-cell office:value-type="float" office:value="1440">
                <text:p>1440</text:p>
              </table:table-cell>
              <table:table-cell office:value-type="float" office:value="2144">
                <text:p>2144</text:p>
              </table:table-cell>
              <table:table-cell office:value-type="float" office:value="2880">
                <text:p>2880</text:p>
              </table:table-cell>
              <table:table-cell office:value-type="float" office:value="2880">
                <text:p>2880</text:p>
              </table:table-cell>
              <table:table-cell office:value-type="float" office:value="2880">
                <text:p>2880</text:p>
              </table:table-cell>
              <table:table-cell office:value-type="float" office:value="3104">
                <text:p>3104</text:p>
              </table:table-cell>
              <table:table-cell office:value-type="float" office:value="3104">
                <text:p>3104</text:p>
              </table:table-cell>
              <table:table-cell office:value-type="float" office:value="3104">
                <text:p>3104</text:p>
              </table:table-cell>
              <table:table-cell office:value-type="float" office:value="5504">
                <text:p>5504</text:p>
              </table:table-cell>
              <table:table-cell office:value-type="float" office:value="7584">
                <text:p>7584</text:p>
              </table:table-cell>
              <table:table-cell office:value-type="float" office:value="7584">
                <text:p>75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">
                <text:p>66</text:p>
              </table:table-cell>
              <table:table-cell office:value-type="float" office:value="193">
                <text:p>193</text:p>
              </table:table-cell>
              <table:table-cell office:value-type="float" office:value="480">
                <text:p>480</text:p>
              </table:table-cell>
              <table:table-cell office:value-type="float" office:value="800">
                <text:p>800</text:p>
              </table:table-cell>
              <table:table-cell office:value-type="float" office:value="864">
                <text:p>864</text:p>
              </table:table-cell>
              <table:table-cell office:value-type="float" office:value="896">
                <text:p>896</text:p>
              </table:table-cell>
              <table:table-cell office:value-type="float" office:value="1056">
                <text:p>1056</text:p>
              </table:table-cell>
              <table:table-cell office:value-type="float" office:value="1600">
                <text:p>1600</text:p>
              </table:table-cell>
              <table:table-cell office:value-type="float" office:value="2048">
                <text:p>2048</text:p>
              </table:table-cell>
              <table:table-cell office:value-type="float" office:value="2464">
                <text:p>2464</text:p>
              </table:table-cell>
              <table:table-cell office:value-type="float" office:value="2752">
                <text:p>2752</text:p>
              </table:table-cell>
              <table:table-cell office:value-type="float" office:value="2912">
                <text:p>2912</text:p>
              </table:table-cell>
              <table:table-cell office:value-type="float" office:value="2912">
                <text:p>2912</text:p>
              </table:table-cell>
              <table:table-cell office:value-type="float" office:value="2912">
                <text:p>2912</text:p>
              </table:table-cell>
              <table:table-cell office:value-type="float" office:value="2912">
                <text:p>2912</text:p>
              </table:table-cell>
              <table:table-cell office:value-type="float" office:value="5664">
                <text:p>5664</text:p>
              </table:table-cell>
              <table:table-cell office:value-type="float" office:value="8384">
                <text:p>8384</text:p>
              </table:table-cell>
              <table:table-cell office:value-type="float" office:value="8384">
                <text:p>83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155">
                <text:p>155</text:p>
              </table:table-cell>
              <table:table-cell office:value-type="float" office:value="512">
                <text:p>512</text:p>
              </table:table-cell>
              <table:table-cell office:value-type="float" office:value="864">
                <text:p>864</text:p>
              </table:table-cell>
              <table:table-cell office:value-type="float" office:value="896">
                <text:p>896</text:p>
              </table:table-cell>
              <table:table-cell office:value-type="float" office:value="928">
                <text:p>928</text:p>
              </table:table-cell>
              <table:table-cell office:value-type="float" office:value="1248">
                <text:p>1248</text:p>
              </table:table-cell>
              <table:table-cell office:value-type="float" office:value="1889">
                <text:p>1889</text:p>
              </table:table-cell>
              <table:table-cell office:value-type="float" office:value="2432">
                <text:p>2432</text:p>
              </table:table-cell>
              <table:table-cell office:value-type="float" office:value="2880">
                <text:p>2880</text:p>
              </table:table-cell>
              <table:table-cell office:value-type="float" office:value="2880">
                <text:p>2880</text:p>
              </table:table-cell>
              <table:table-cell office:value-type="float" office:value="2880">
                <text:p>2880</text:p>
              </table:table-cell>
              <table:table-cell office:value-type="float" office:value="3424">
                <text:p>3424</text:p>
              </table:table-cell>
              <table:table-cell office:value-type="float" office:value="3424">
                <text:p>3424</text:p>
              </table:table-cell>
              <table:table-cell office:value-type="float" office:value="3424">
                <text:p>3424</text:p>
              </table:table-cell>
              <table:table-cell office:value-type="float" office:value="4736">
                <text:p>4736</text:p>
              </table:table-cell>
              <table:table-cell office:value-type="float" office:value="8352">
                <text:p>8352</text:p>
              </table:table-cell>
              <table:table-cell office:value-type="float" office:value="8352">
                <text:p>83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6">
                <text:p>66</text:p>
              </table:table-cell>
              <table:table-cell office:value-type="float" office:value="198">
                <text:p>198</text:p>
              </table:table-cell>
              <table:table-cell office:value-type="float" office:value="512">
                <text:p>512</text:p>
              </table:table-cell>
              <table:table-cell office:value-type="float" office:value="928">
                <text:p>928</text:p>
              </table:table-cell>
              <table:table-cell office:value-type="float" office:value="960">
                <text:p>960</text:p>
              </table:table-cell>
              <table:table-cell office:value-type="float" office:value="1057">
                <text:p>1057</text:p>
              </table:table-cell>
              <table:table-cell office:value-type="float" office:value="1376">
                <text:p>1376</text:p>
              </table:table-cell>
              <table:table-cell office:value-type="float" office:value="1632">
                <text:p>1632</text:p>
              </table:table-cell>
              <table:table-cell office:value-type="float" office:value="2240">
                <text:p>2240</text:p>
              </table:table-cell>
              <table:table-cell office:value-type="float" office:value="2945">
                <text:p>2945</text:p>
              </table:table-cell>
              <table:table-cell office:value-type="float" office:value="3232">
                <text:p>3232</text:p>
              </table:table-cell>
              <table:table-cell office:value-type="float" office:value="3232">
                <text:p>3232</text:p>
              </table:table-cell>
              <table:table-cell office:value-type="float" office:value="3296">
                <text:p>3296</text:p>
              </table:table-cell>
              <table:table-cell office:value-type="float" office:value="3296">
                <text:p>3296</text:p>
              </table:table-cell>
              <table:table-cell office:value-type="float" office:value="3296">
                <text:p>3296</text:p>
              </table:table-cell>
              <table:table-cell office:value-type="float" office:value="5440">
                <text:p>5440</text:p>
              </table:table-cell>
              <table:table-cell office:value-type="float" office:value="7936">
                <text:p>7936</text:p>
              </table:table-cell>
              <table:table-cell office:value-type="float" office:value="7936">
                <text:p>79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8">
                <text:p>68</text:p>
              </table:table-cell>
              <table:table-cell office:value-type="float" office:value="193">
                <text:p>193</text:p>
              </table:table-cell>
              <table:table-cell office:value-type="float" office:value="480">
                <text:p>480</text:p>
              </table:table-cell>
              <table:table-cell office:value-type="float" office:value="928">
                <text:p>928</text:p>
              </table:table-cell>
              <table:table-cell office:value-type="float" office:value="992">
                <text:p>992</text:p>
              </table:table-cell>
              <table:table-cell office:value-type="float" office:value="1024">
                <text:p>1024</text:p>
              </table:table-cell>
              <table:table-cell office:value-type="float" office:value="1281">
                <text:p>1281</text:p>
              </table:table-cell>
              <table:table-cell office:value-type="float" office:value="1792">
                <text:p>1792</text:p>
              </table:table-cell>
              <table:table-cell office:value-type="float" office:value="2560">
                <text:p>2560</text:p>
              </table:table-cell>
              <table:table-cell office:value-type="float" office:value="2848">
                <text:p>2848</text:p>
              </table:table-cell>
              <table:table-cell office:value-type="float" office:value="2848">
                <text:p>2848</text:p>
              </table:table-cell>
              <table:table-cell office:value-type="float" office:value="2848">
                <text:p>2848</text:p>
              </table:table-cell>
              <table:table-cell office:value-type="float" office:value="3488">
                <text:p>3488</text:p>
              </table:table-cell>
              <table:table-cell office:value-type="float" office:value="3808">
                <text:p>3808</text:p>
              </table:table-cell>
              <table:table-cell office:value-type="float" office:value="3808">
                <text:p>3808</text:p>
              </table:table-cell>
              <table:table-cell office:value-type="float" office:value="4736">
                <text:p>4736</text:p>
              </table:table-cell>
              <table:table-cell office:value-type="float" office:value="7840">
                <text:p>7840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2">
                <text:p>72</text:p>
              </table:table-cell>
              <table:table-cell office:value-type="float" office:value="256">
                <text:p>256</text:p>
              </table:table-cell>
              <table:table-cell office:value-type="float" office:value="577">
                <text:p>577</text:p>
              </table:table-cell>
              <table:table-cell office:value-type="float" office:value="1056">
                <text:p>1056</text:p>
              </table:table-cell>
              <table:table-cell office:value-type="float" office:value="1089">
                <text:p>1089</text:p>
              </table:table-cell>
              <table:table-cell office:value-type="float" office:value="1152">
                <text:p>1152</text:p>
              </table:table-cell>
              <table:table-cell office:value-type="float" office:value="1345">
                <text:p>1345</text:p>
              </table:table-cell>
              <table:table-cell office:value-type="float" office:value="1601">
                <text:p>1601</text:p>
              </table:table-cell>
              <table:table-cell office:value-type="float" office:value="1985">
                <text:p>1985</text:p>
              </table:table-cell>
              <table:table-cell office:value-type="float" office:value="3329">
                <text:p>3329</text:p>
              </table:table-cell>
              <table:table-cell office:value-type="float" office:value="3361">
                <text:p>3361</text:p>
              </table:table-cell>
              <table:table-cell office:value-type="float" office:value="3361">
                <text:p>3361</text:p>
              </table:table-cell>
              <table:table-cell office:value-type="float" office:value="3425">
                <text:p>3425</text:p>
              </table:table-cell>
              <table:table-cell office:value-type="float" office:value="3425">
                <text:p>3425</text:p>
              </table:table-cell>
              <table:table-cell office:value-type="float" office:value="3425">
                <text:p>3425</text:p>
              </table:table-cell>
              <table:table-cell office:value-type="float" office:value="4864">
                <text:p>4864</text:p>
              </table:table-cell>
              <table:table-cell office:value-type="float" office:value="8256">
                <text:p>8256</text:p>
              </table:table-cell>
              <table:table-cell office:value-type="float" office:value="8256">
                <text:p>82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8">
                <text:p>68</text:p>
              </table:table-cell>
              <table:table-cell office:value-type="float" office:value="168">
                <text:p>168</text:p>
              </table:table-cell>
              <table:table-cell office:value-type="float" office:value="480">
                <text:p>480</text:p>
              </table:table-cell>
              <table:table-cell office:value-type="float" office:value="896">
                <text:p>896</text:p>
              </table:table-cell>
              <table:table-cell office:value-type="float" office:value="928">
                <text:p>928</text:p>
              </table:table-cell>
              <table:table-cell office:value-type="float" office:value="960">
                <text:p>960</text:p>
              </table:table-cell>
              <table:table-cell office:value-type="float" office:value="1216">
                <text:p>1216</text:p>
              </table:table-cell>
              <table:table-cell office:value-type="float" office:value="1536">
                <text:p>1536</text:p>
              </table:table-cell>
              <table:table-cell office:value-type="float" office:value="2112">
                <text:p>2112</text:p>
              </table:table-cell>
              <table:table-cell office:value-type="float" office:value="2432">
                <text:p>2432</text:p>
              </table:table-cell>
              <table:table-cell office:value-type="float" office:value="2528">
                <text:p>2528</text:p>
              </table:table-cell>
              <table:table-cell office:value-type="float" office:value="2848">
                <text:p>2848</text:p>
              </table:table-cell>
              <table:table-cell office:value-type="float" office:value="3136">
                <text:p>3136</text:p>
              </table:table-cell>
              <table:table-cell office:value-type="float" office:value="3136">
                <text:p>3136</text:p>
              </table:table-cell>
              <table:table-cell office:value-type="float" office:value="3136">
                <text:p>3136</text:p>
              </table:table-cell>
              <table:table-cell office:value-type="float" office:value="4768">
                <text:p>4768</text:p>
              </table:table-cell>
              <table:table-cell office:value-type="float" office:value="7456">
                <text:p>7456</text:p>
              </table:table-cell>
              <table:table-cell office:value-type="float" office:value="7456">
                <text:p>74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8">
                <text:p>68</text:p>
              </table:table-cell>
              <table:table-cell office:value-type="float" office:value="198">
                <text:p>198</text:p>
              </table:table-cell>
              <table:table-cell office:value-type="float" office:value="480">
                <text:p>480</text:p>
              </table:table-cell>
              <table:table-cell office:value-type="float" office:value="928">
                <text:p>928</text:p>
              </table:table-cell>
              <table:table-cell office:value-type="float" office:value="960">
                <text:p>960</text:p>
              </table:table-cell>
              <table:table-cell office:value-type="float" office:value="992">
                <text:p>992</text:p>
              </table:table-cell>
              <table:table-cell office:value-type="float" office:value="1248">
                <text:p>1248</text:p>
              </table:table-cell>
              <table:table-cell office:value-type="float" office:value="1664">
                <text:p>1664</text:p>
              </table:table-cell>
              <table:table-cell office:value-type="float" office:value="2336">
                <text:p>2336</text:p>
              </table:table-cell>
              <table:table-cell office:value-type="float" office:value="2816">
                <text:p>2816</text:p>
              </table:table-cell>
              <table:table-cell office:value-type="float" office:value="2912">
                <text:p>2912</text:p>
              </table:table-cell>
              <table:table-cell office:value-type="float" office:value="2912">
                <text:p>2912</text:p>
              </table:table-cell>
              <table:table-cell office:value-type="float" office:value="3136">
                <text:p>3136</text:p>
              </table:table-cell>
              <table:table-cell office:value-type="float" office:value="3488">
                <text:p>3488</text:p>
              </table:table-cell>
              <table:table-cell office:value-type="float" office:value="3488">
                <text:p>3488</text:p>
              </table:table-cell>
              <table:table-cell office:value-type="float" office:value="4800">
                <text:p>4800</text:p>
              </table:table-cell>
              <table:table-cell office:value-type="float" office:value="7488">
                <text:p>7488</text:p>
              </table:table-cell>
              <table:table-cell office:value-type="float" office:value="7488">
                <text:p>74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">
                <text:p>68</text:p>
              </table:table-cell>
              <table:table-cell office:value-type="float" office:value="174">
                <text:p>174</text:p>
              </table:table-cell>
              <table:table-cell office:value-type="float" office:value="544">
                <text:p>544</text:p>
              </table:table-cell>
              <table:table-cell office:value-type="float" office:value="1024">
                <text:p>1024</text:p>
              </table:table-cell>
              <table:table-cell office:value-type="float" office:value="1056">
                <text:p>1056</text:p>
              </table:table-cell>
              <table:table-cell office:value-type="float" office:value="1088">
                <text:p>1088</text:p>
              </table:table-cell>
              <table:table-cell office:value-type="float" office:value="1280">
                <text:p>1280</text:p>
              </table:table-cell>
              <table:table-cell office:value-type="float" office:value="1344">
                <text:p>1344</text:p>
              </table:table-cell>
              <table:table-cell office:value-type="float" office:value="1696">
                <text:p>1696</text:p>
              </table:table-cell>
              <table:table-cell office:value-type="float" office:value="2816">
                <text:p>2816</text:p>
              </table:table-cell>
              <table:table-cell office:value-type="float" office:value="2944">
                <text:p>2944</text:p>
              </table:table-cell>
              <table:table-cell office:value-type="float" office:value="3168">
                <text:p>3168</text:p>
              </table:table-cell>
              <table:table-cell office:value-type="float" office:value="3168">
                <text:p>3168</text:p>
              </table:table-cell>
              <table:table-cell office:value-type="float" office:value="3168">
                <text:p>3168</text:p>
              </table:table-cell>
              <table:table-cell office:value-type="float" office:value="3168">
                <text:p>3168</text:p>
              </table:table-cell>
              <table:table-cell office:value-type="float" office:value="5600">
                <text:p>5600</text:p>
              </table:table-cell>
              <table:table-cell office:value-type="float" office:value="8256">
                <text:p>8256</text:p>
              </table:table-cell>
              <table:table-cell office:value-type="float" office:value="8256">
                <text:p>82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193">
                <text:p>193</text:p>
              </table:table-cell>
              <table:table-cell office:value-type="float" office:value="512">
                <text:p>512</text:p>
              </table:table-cell>
              <table:table-cell office:value-type="float" office:value="832">
                <text:p>832</text:p>
              </table:table-cell>
              <table:table-cell office:value-type="float" office:value="864">
                <text:p>864</text:p>
              </table:table-cell>
              <table:table-cell office:value-type="float" office:value="896">
                <text:p>896</text:p>
              </table:table-cell>
              <table:table-cell office:value-type="float" office:value="1248">
                <text:p>1248</text:p>
              </table:table-cell>
              <table:table-cell office:value-type="float" office:value="1888">
                <text:p>1888</text:p>
              </table:table-cell>
              <table:table-cell office:value-type="float" office:value="2400">
                <text:p>2400</text:p>
              </table:table-cell>
              <table:table-cell office:value-type="float" office:value="2976">
                <text:p>2976</text:p>
              </table:table-cell>
              <table:table-cell office:value-type="float" office:value="3104">
                <text:p>3104</text:p>
              </table:table-cell>
              <table:table-cell office:value-type="float" office:value="3104">
                <text:p>3104</text:p>
              </table:table-cell>
              <table:table-cell office:value-type="float" office:value="3264">
                <text:p>3264</text:p>
              </table:table-cell>
              <table:table-cell office:value-type="float" office:value="4192">
                <text:p>4192</text:p>
              </table:table-cell>
              <table:table-cell office:value-type="float" office:value="4192">
                <text:p>4192</text:p>
              </table:table-cell>
              <table:table-cell office:value-type="float" office:value="5408">
                <text:p>5408</text:p>
              </table:table-cell>
              <table:table-cell office:value-type="float" office:value="7840">
                <text:p>7840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">
                <text:p>68</text:p>
              </table:table-cell>
              <table:table-cell office:value-type="float" office:value="200">
                <text:p>200</text:p>
              </table:table-cell>
              <table:table-cell office:value-type="float" office:value="512">
                <text:p>512</text:p>
              </table:table-cell>
              <table:table-cell office:value-type="float" office:value="864">
                <text:p>864</text:p>
              </table:table-cell>
              <table:table-cell office:value-type="float" office:value="896">
                <text:p>896</text:p>
              </table:table-cell>
              <table:table-cell office:value-type="float" office:value="928">
                <text:p>928</text:p>
              </table:table-cell>
              <table:table-cell office:value-type="float" office:value="1184">
                <text:p>1184</text:p>
              </table:table-cell>
              <table:table-cell office:value-type="float" office:value="1952">
                <text:p>1952</text:p>
              </table:table-cell>
              <table:table-cell office:value-type="float" office:value="2464">
                <text:p>2464</text:p>
              </table:table-cell>
              <table:table-cell office:value-type="float" office:value="2944">
                <text:p>2944</text:p>
              </table:table-cell>
              <table:table-cell office:value-type="float" office:value="3072">
                <text:p>3072</text:p>
              </table:table-cell>
              <table:table-cell office:value-type="float" office:value="3840">
                <text:p>3840</text:p>
              </table:table-cell>
              <table:table-cell office:value-type="float" office:value="3840">
                <text:p>3840</text:p>
              </table:table-cell>
              <table:table-cell office:value-type="float" office:value="3872">
                <text:p>3872</text:p>
              </table:table-cell>
              <table:table-cell office:value-type="float" office:value="3872">
                <text:p>3872</text:p>
              </table:table-cell>
              <table:table-cell office:value-type="float" office:value="6528">
                <text:p>6528</text:p>
              </table:table-cell>
              <table:table-cell office:value-type="float" office:value="9088">
                <text:p>9088</text:p>
              </table:table-cell>
              <table:table-cell office:value-type="float" office:value="9088">
                <text:p>90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0">
                <text:p>70</text:p>
              </table:table-cell>
              <table:table-cell office:value-type="float" office:value="193">
                <text:p>193</text:p>
              </table:table-cell>
              <table:table-cell office:value-type="float" office:value="512">
                <text:p>512</text:p>
              </table:table-cell>
              <table:table-cell office:value-type="float" office:value="928">
                <text:p>928</text:p>
              </table:table-cell>
              <table:table-cell office:value-type="float" office:value="960">
                <text:p>960</text:p>
              </table:table-cell>
              <table:table-cell office:value-type="float" office:value="1024">
                <text:p>1024</text:p>
              </table:table-cell>
              <table:table-cell office:value-type="float" office:value="1280">
                <text:p>1280</text:p>
              </table:table-cell>
              <table:table-cell office:value-type="float" office:value="1568">
                <text:p>1568</text:p>
              </table:table-cell>
              <table:table-cell office:value-type="float" office:value="2784">
                <text:p>2784</text:p>
              </table:table-cell>
              <table:table-cell office:value-type="float" office:value="3616">
                <text:p>3616</text:p>
              </table:table-cell>
              <table:table-cell office:value-type="float" office:value="4065">
                <text:p>4065</text:p>
              </table:table-cell>
              <table:table-cell office:value-type="float" office:value="4065">
                <text:p>4065</text:p>
              </table:table-cell>
              <table:table-cell office:value-type="float" office:value="4096">
                <text:p>4096</text:p>
              </table:table-cell>
              <table:table-cell office:value-type="float" office:value="4384">
                <text:p>4384</text:p>
              </table:table-cell>
              <table:table-cell office:value-type="float" office:value="4384">
                <text:p>4384</text:p>
              </table:table-cell>
              <table:table-cell office:value-type="float" office:value="6016">
                <text:p>6016</text:p>
              </table:table-cell>
              <table:table-cell office:value-type="float" office:value="8800">
                <text:p>8800</text:p>
              </table:table-cell>
              <table:table-cell office:value-type="float" office:value="8800">
                <text:p>88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">
                <text:p>70</text:p>
              </table:table-cell>
              <table:table-cell office:value-type="float" office:value="224">
                <text:p>224</text:p>
              </table:table-cell>
              <table:table-cell office:value-type="float" office:value="480">
                <text:p>480</text:p>
              </table:table-cell>
              <table:table-cell office:value-type="float" office:value="864">
                <text:p>864</text:p>
              </table:table-cell>
              <table:table-cell office:value-type="float" office:value="897">
                <text:p>897</text:p>
              </table:table-cell>
              <table:table-cell office:value-type="float" office:value="992">
                <text:p>992</text:p>
              </table:table-cell>
              <table:table-cell office:value-type="float" office:value="1504">
                <text:p>1504</text:p>
              </table:table-cell>
              <table:table-cell office:value-type="float" office:value="1856">
                <text:p>1856</text:p>
              </table:table-cell>
              <table:table-cell office:value-type="float" office:value="2432">
                <text:p>2432</text:p>
              </table:table-cell>
              <table:table-cell office:value-type="float" office:value="2912">
                <text:p>2912</text:p>
              </table:table-cell>
              <table:table-cell office:value-type="float" office:value="2944">
                <text:p>2944</text:p>
              </table:table-cell>
              <table:table-cell office:value-type="float" office:value="2944">
                <text:p>2944</text:p>
              </table:table-cell>
              <table:table-cell office:value-type="float" office:value="3488">
                <text:p>348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5792">
                <text:p>5792</text:p>
              </table:table-cell>
              <table:table-cell office:value-type="float" office:value="8641">
                <text:p>8641</text:p>
              </table:table-cell>
              <table:table-cell office:value-type="float" office:value="8641">
                <text:p>86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0">
                <text:p>70</text:p>
              </table:table-cell>
              <table:table-cell office:value-type="float" office:value="172">
                <text:p>172</text:p>
              </table:table-cell>
              <table:table-cell office:value-type="float" office:value="640">
                <text:p>640</text:p>
              </table:table-cell>
              <table:table-cell office:value-type="float" office:value="960">
                <text:p>960</text:p>
              </table:table-cell>
              <table:table-cell office:value-type="float" office:value="992">
                <text:p>992</text:p>
              </table:table-cell>
              <table:table-cell office:value-type="float" office:value="1056">
                <text:p>1056</text:p>
              </table:table-cell>
              <table:table-cell office:value-type="float" office:value="1280">
                <text:p>1280</text:p>
              </table:table-cell>
              <table:table-cell office:value-type="float" office:value="1664">
                <text:p>1664</text:p>
              </table:table-cell>
              <table:table-cell office:value-type="float" office:value="2176">
                <text:p>2176</text:p>
              </table:table-cell>
              <table:table-cell office:value-type="float" office:value="2240">
                <text:p>2240</text:p>
              </table:table-cell>
              <table:table-cell office:value-type="float" office:value="2368">
                <text:p>2368</text:p>
              </table:table-cell>
              <table:table-cell office:value-type="float" office:value="3264">
                <text:p>3264</text:p>
              </table:table-cell>
              <table:table-cell office:value-type="float" office:value="3264">
                <text:p>3264</text:p>
              </table:table-cell>
              <table:table-cell office:value-type="float" office:value="3264">
                <text:p>3264</text:p>
              </table:table-cell>
              <table:table-cell office:value-type="float" office:value="3264">
                <text:p>3264</text:p>
              </table:table-cell>
              <table:table-cell office:value-type="float" office:value="8704">
                <text:p>8704</text:p>
              </table:table-cell>
              <table:table-cell office:value-type="float" office:value="8704">
                <text:p>8704</text:p>
              </table:table-cell>
              <table:table-cell office:value-type="float" office:value="8704">
                <text:p>87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208">
                <text:p>208</text:p>
              </table:table-cell>
              <table:table-cell office:value-type="float" office:value="480">
                <text:p>480</text:p>
              </table:table-cell>
              <table:table-cell office:value-type="float" office:value="928">
                <text:p>928</text:p>
              </table:table-cell>
              <table:table-cell office:value-type="float" office:value="960">
                <text:p>960</text:p>
              </table:table-cell>
              <table:table-cell office:value-type="float" office:value="992">
                <text:p>992</text:p>
              </table:table-cell>
              <table:table-cell office:value-type="float" office:value="1152">
                <text:p>1152</text:p>
              </table:table-cell>
              <table:table-cell office:value-type="float" office:value="1312">
                <text:p>1312</text:p>
              </table:table-cell>
              <table:table-cell office:value-type="float" office:value="2176">
                <text:p>2176</text:p>
              </table:table-cell>
              <table:table-cell office:value-type="float" office:value="2304">
                <text:p>2304</text:p>
              </table:table-cell>
              <table:table-cell office:value-type="float" office:value="2528">
                <text:p>2528</text:p>
              </table:table-cell>
              <table:table-cell office:value-type="float" office:value="2560">
                <text:p>2560</text:p>
              </table:table-cell>
              <table:table-cell office:value-type="float" office:value="3104">
                <text:p>3104</text:p>
              </table:table-cell>
              <table:table-cell office:value-type="float" office:value="3104">
                <text:p>3104</text:p>
              </table:table-cell>
              <table:table-cell office:value-type="float" office:value="3104">
                <text:p>3104</text:p>
              </table:table-cell>
              <table:table-cell office:value-type="float" office:value="5472">
                <text:p>5472</text:p>
              </table:table-cell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196">
                <text:p>196</text:p>
              </table:table-cell>
              <table:table-cell office:value-type="float" office:value="512">
                <text:p>512</text:p>
              </table:table-cell>
              <table:table-cell office:value-type="float" office:value="768">
                <text:p>768</text:p>
              </table:table-cell>
              <table:table-cell office:value-type="float" office:value="832">
                <text:p>832</text:p>
              </table:table-cell>
              <table:table-cell office:value-type="float" office:value="864">
                <text:p>864</text:p>
              </table:table-cell>
              <table:table-cell office:value-type="float" office:value="1216">
                <text:p>1216</text:p>
              </table:table-cell>
              <table:table-cell office:value-type="float" office:value="1696">
                <text:p>1696</text:p>
              </table:table-cell>
              <table:table-cell office:value-type="float" office:value="2176">
                <text:p>2176</text:p>
              </table:table-cell>
              <table:table-cell office:value-type="float" office:value="2721">
                <text:p>2721</text:p>
              </table:table-cell>
              <table:table-cell office:value-type="float" office:value="2721">
                <text:p>2721</text:p>
              </table:table-cell>
              <table:table-cell office:value-type="float" office:value="2721">
                <text:p>2721</text:p>
              </table:table-cell>
              <table:table-cell office:value-type="float" office:value="2721">
                <text:p>2721</text:p>
              </table:table-cell>
              <table:table-cell office:value-type="float" office:value="2721">
                <text:p>2721</text:p>
              </table:table-cell>
              <table:table-cell office:value-type="float" office:value="2721">
                <text:p>2721</text:p>
              </table:table-cell>
              <table:table-cell office:value-type="float" office:value="5664">
                <text:p>5664</text:p>
              </table:table-cell>
              <table:table-cell office:value-type="float" office:value="8352">
                <text:p>8352</text:p>
              </table:table-cell>
              <table:table-cell office:value-type="float" office:value="8352">
                <text:p>83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168">
                <text:p>168</text:p>
              </table:table-cell>
              <table:table-cell office:value-type="float" office:value="512">
                <text:p>512</text:p>
              </table:table-cell>
              <table:table-cell office:value-type="float" office:value="800">
                <text:p>800</text:p>
              </table:table-cell>
              <table:table-cell office:value-type="float" office:value="832">
                <text:p>832</text:p>
              </table:table-cell>
              <table:table-cell office:value-type="float" office:value="864">
                <text:p>864</text:p>
              </table:table-cell>
              <table:table-cell office:value-type="float" office:value="1184">
                <text:p>1184</text:p>
              </table:table-cell>
              <table:table-cell office:value-type="float" office:value="1504">
                <text:p>1504</text:p>
              </table:table-cell>
              <table:table-cell office:value-type="float" office:value="2016">
                <text:p>2016</text:p>
              </table:table-cell>
              <table:table-cell office:value-type="float" office:value="2720">
                <text:p>2720</text:p>
              </table:table-cell>
              <table:table-cell office:value-type="float" office:value="3008">
                <text:p>3008</text:p>
              </table:table-cell>
              <table:table-cell office:value-type="float" office:value="3040">
                <text:p>3040</text:p>
              </table:table-cell>
              <table:table-cell office:value-type="float" office:value="3040">
                <text:p>3040</text:p>
              </table:table-cell>
              <table:table-cell office:value-type="float" office:value="3040">
                <text:p>3040</text:p>
              </table:table-cell>
              <table:table-cell office:value-type="float" office:value="3040">
                <text:p>3040</text:p>
              </table:table-cell>
              <table:table-cell office:value-type="float" office:value="6464">
                <text:p>6464</text:p>
              </table:table-cell>
              <table:table-cell office:value-type="float" office:value="8608">
                <text:p>8608</text:p>
              </table:table-cell>
              <table:table-cell office:value-type="float" office:value="8608">
                <text:p>86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  <table:table-cell office:value-type="float" office:value="545">
                <text:p>545</text:p>
              </table:table-cell>
              <table:table-cell office:value-type="float" office:value="928">
                <text:p>928</text:p>
              </table:table-cell>
              <table:table-cell office:value-type="float" office:value="960">
                <text:p>960</text:p>
              </table:table-cell>
              <table:table-cell office:value-type="float" office:value="992">
                <text:p>992</text:p>
              </table:table-cell>
              <table:table-cell office:value-type="float" office:value="1312">
                <text:p>1312</text:p>
              </table:table-cell>
              <table:table-cell office:value-type="float" office:value="1664">
                <text:p>1664</text:p>
              </table:table-cell>
              <table:table-cell office:value-type="float" office:value="2432">
                <text:p>2432</text:p>
              </table:table-cell>
              <table:table-cell office:value-type="float" office:value="2944">
                <text:p>2944</text:p>
              </table:table-cell>
              <table:table-cell office:value-type="float" office:value="2976">
                <text:p>2976</text:p>
              </table:table-cell>
              <table:table-cell office:value-type="float" office:value="2976">
                <text:p>2976</text:p>
              </table:table-cell>
              <table:table-cell office:value-type="float" office:value="3680">
                <text:p>3680</text:p>
              </table:table-cell>
              <table:table-cell office:value-type="float" office:value="3744">
                <text:p>3744</text:p>
              </table:table-cell>
              <table:table-cell office:value-type="float" office:value="3744">
                <text:p>3744</text:p>
              </table:table-cell>
              <table:table-cell office:value-type="float" office:value="6016">
                <text:p>6016</text:p>
              </table:table-cell>
              <table:table-cell office:value-type="float" office:value="8224">
                <text:p>8224</text:p>
              </table:table-cell>
              <table:table-cell office:value-type="float" office:value="8224">
                <text:p>82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6">
                <text:p>66</text:p>
              </table:table-cell>
              <table:table-cell office:value-type="float" office:value="192">
                <text:p>192</text:p>
              </table:table-cell>
              <table:table-cell office:value-type="float" office:value="512">
                <text:p>512</text:p>
              </table:table-cell>
              <table:table-cell office:value-type="float" office:value="864">
                <text:p>864</text:p>
              </table:table-cell>
              <table:table-cell office:value-type="float" office:value="896">
                <text:p>896</text:p>
              </table:table-cell>
              <table:table-cell office:value-type="float" office:value="928">
                <text:p>928</text:p>
              </table:table-cell>
              <table:table-cell office:value-type="float" office:value="1056">
                <text:p>1056</text:p>
              </table:table-cell>
              <table:table-cell office:value-type="float" office:value="1408">
                <text:p>1408</text:p>
              </table:table-cell>
              <table:table-cell office:value-type="float" office:value="2528">
                <text:p>2528</text:p>
              </table:table-cell>
              <table:table-cell office:value-type="float" office:value="3520">
                <text:p>3520</text:p>
              </table:table-cell>
              <table:table-cell office:value-type="float" office:value="3520">
                <text:p>3520</text:p>
              </table:table-cell>
              <table:table-cell office:value-type="float" office:value="3520">
                <text:p>3520</text:p>
              </table:table-cell>
              <table:table-cell office:value-type="float" office:value="3648">
                <text:p>3648</text:p>
              </table:table-cell>
              <table:table-cell office:value-type="float" office:value="3648">
                <text:p>3648</text:p>
              </table:table-cell>
              <table:table-cell office:value-type="float" office:value="3648">
                <text:p>3648</text:p>
              </table:table-cell>
              <table:table-cell office:value-type="float" office:value="5120">
                <text:p>5120</text:p>
              </table:table-cell>
              <table:table-cell office:value-type="float" office:value="8480">
                <text:p>8480</text:p>
              </table:table-cell>
              <table:table-cell office:value-type="float" office:value="8480">
                <text:p>848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174">
                <text:p>174</text:p>
              </table:table-cell>
              <table:table-cell office:value-type="float" office:value="512">
                <text:p>512</text:p>
              </table:table-cell>
              <table:table-cell office:value-type="float" office:value="928">
                <text:p>928</text:p>
              </table:table-cell>
              <table:table-cell office:value-type="float" office:value="960">
                <text:p>960</text:p>
              </table:table-cell>
              <table:table-cell office:value-type="float" office:value="1024">
                <text:p>1024</text:p>
              </table:table-cell>
              <table:table-cell office:value-type="float" office:value="1280">
                <text:p>1280</text:p>
              </table:table-cell>
              <table:table-cell office:value-type="float" office:value="1888">
                <text:p>1888</text:p>
              </table:table-cell>
              <table:table-cell office:value-type="float" office:value="2368">
                <text:p>2368</text:p>
              </table:table-cell>
              <table:table-cell office:value-type="float" office:value="2752">
                <text:p>2752</text:p>
              </table:table-cell>
              <table:table-cell office:value-type="float" office:value="2976">
                <text:p>2976</text:p>
              </table:table-cell>
              <table:table-cell office:value-type="float" office:value="3456">
                <text:p>3456</text:p>
              </table:table-cell>
              <table:table-cell office:value-type="float" office:value="4224">
                <text:p>4224</text:p>
              </table:table-cell>
              <table:table-cell office:value-type="float" office:value="4224">
                <text:p>4224</text:p>
              </table:table-cell>
              <table:table-cell office:value-type="float" office:value="4224">
                <text:p>4224</text:p>
              </table:table-cell>
              <table:table-cell office:value-type="float" office:value="6784">
                <text:p>6784</text:p>
              </table:table-cell>
              <table:table-cell office:value-type="float" office:value="8512">
                <text:p>8512</text:p>
              </table:table-cell>
              <table:table-cell office:value-type="float" office:value="8512">
                <text:p>85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6">
                <text:p>66</text:p>
              </table:table-cell>
              <table:table-cell office:value-type="float" office:value="214">
                <text:p>214</text:p>
              </table:table-cell>
              <table:table-cell office:value-type="float" office:value="480">
                <text:p>480</text:p>
              </table:table-cell>
              <table:table-cell office:value-type="float" office:value="800">
                <text:p>800</text:p>
              </table:table-cell>
              <table:table-cell office:value-type="float" office:value="864">
                <text:p>864</text:p>
              </table:table-cell>
              <table:table-cell office:value-type="float" office:value="928">
                <text:p>928</text:p>
              </table:table-cell>
              <table:table-cell office:value-type="float" office:value="1184">
                <text:p>1184</text:p>
              </table:table-cell>
              <table:table-cell office:value-type="float" office:value="1440">
                <text:p>1440</text:p>
              </table:table-cell>
              <table:table-cell office:value-type="float" office:value="1792">
                <text:p>1792</text:p>
              </table:table-cell>
              <table:table-cell office:value-type="float" office:value="2880">
                <text:p>2880</text:p>
              </table:table-cell>
              <table:table-cell office:value-type="float" office:value="2944">
                <text:p>2944</text:p>
              </table:table-cell>
              <table:table-cell office:value-type="float" office:value="2944">
                <text:p>2944</text:p>
              </table:table-cell>
              <table:table-cell office:value-type="float" office:value="2944">
                <text:p>2944</text:p>
              </table:table-cell>
              <table:table-cell office:value-type="float" office:value="2944">
                <text:p>2944</text:p>
              </table:table-cell>
              <table:table-cell office:value-type="float" office:value="2944">
                <text:p>2944</text:p>
              </table:table-cell>
              <table:table-cell office:value-type="float" office:value="5664">
                <text:p>5664</text:p>
              </table:table-cell>
              <table:table-cell office:value-type="float" office:value="8480">
                <text:p>8480</text:p>
              </table:table-cell>
              <table:table-cell office:value-type="float" office:value="8480">
                <text:p>848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6">
                <text:p>66</text:p>
              </table:table-cell>
              <table:table-cell office:value-type="float" office:value="138">
                <text:p>138</text:p>
              </table:table-cell>
              <table:table-cell office:value-type="float" office:value="544">
                <text:p>544</text:p>
              </table:table-cell>
              <table:table-cell office:value-type="float" office:value="897">
                <text:p>897</text:p>
              </table:table-cell>
              <table:table-cell office:value-type="float" office:value="928">
                <text:p>928</text:p>
              </table:table-cell>
              <table:table-cell office:value-type="float" office:value="960">
                <text:p>960</text:p>
              </table:table-cell>
              <table:table-cell office:value-type="float" office:value="1216">
                <text:p>1216</text:p>
              </table:table-cell>
              <table:table-cell office:value-type="float" office:value="1408">
                <text:p>1408</text:p>
              </table:table-cell>
              <table:table-cell office:value-type="float" office:value="1696">
                <text:p>1696</text:p>
              </table:table-cell>
              <table:table-cell office:value-type="float" office:value="2592">
                <text:p>2592</text:p>
              </table:table-cell>
              <table:table-cell office:value-type="float" office:value="2880">
                <text:p>2880</text:p>
              </table:table-cell>
              <table:table-cell office:value-type="float" office:value="2880">
                <text:p>2880</text:p>
              </table:table-cell>
              <table:table-cell office:value-type="float" office:value="3264">
                <text:p>3264</text:p>
              </table:table-cell>
              <table:table-cell office:value-type="float" office:value="3520">
                <text:p>3520</text:p>
              </table:table-cell>
              <table:table-cell office:value-type="float" office:value="3520">
                <text:p>3520</text:p>
              </table:table-cell>
              <table:table-cell office:value-type="float" office:value="4704">
                <text:p>4704</text:p>
              </table:table-cell>
              <table:table-cell office:value-type="float" office:value="7136">
                <text:p>7136</text:p>
              </table:table-cell>
              <table:table-cell office:value-type="float" office:value="7136">
                <text:p>71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153">
                <text:p>153</text:p>
              </table:table-cell>
              <table:table-cell office:value-type="float" office:value="469">
                <text:p>469</text:p>
              </table:table-cell>
              <table:table-cell office:value-type="float" office:value="776">
                <text:p>776</text:p>
              </table:table-cell>
              <table:table-cell office:value-type="float" office:value="825">
                <text:p>825</text:p>
              </table:table-cell>
              <table:table-cell office:value-type="float" office:value="836">
                <text:p>836</text:p>
              </table:table-cell>
              <table:table-cell office:value-type="float" office:value="1184">
                <text:p>1184</text:p>
              </table:table-cell>
              <table:table-cell office:value-type="float" office:value="1664">
                <text:p>1664</text:p>
              </table:table-cell>
              <table:table-cell office:value-type="float" office:value="2304">
                <text:p>2304</text:p>
              </table:table-cell>
              <table:table-cell office:value-type="float" office:value="2667">
                <text:p>2667</text:p>
              </table:table-cell>
              <table:table-cell office:value-type="float" office:value="2667">
                <text:p>2667</text:p>
              </table:table-cell>
              <table:table-cell office:value-type="float" office:value="2667">
                <text:p>2667</text:p>
              </table:table-cell>
              <table:table-cell office:value-type="float" office:value="3227">
                <text:p>3227</text:p>
              </table:table-cell>
              <table:table-cell office:value-type="float" office:value="3616">
                <text:p>3616</text:p>
              </table:table-cell>
              <table:table-cell office:value-type="float" office:value="3616">
                <text:p>3616</text:p>
              </table:table-cell>
              <table:table-cell office:value-type="float" office:value="3872">
                <text:p>3872</text:p>
              </table:table-cell>
              <table:table-cell office:value-type="float" office:value="7648">
                <text:p>7648</text:p>
              </table:table-cell>
              <table:table-cell office:value-type="float" office:value="7648">
                <text:p>76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6">
                <text:p>66</text:p>
              </table:table-cell>
              <table:table-cell office:value-type="float" office:value="210">
                <text:p>210</text:p>
              </table:table-cell>
              <table:table-cell office:value-type="float" office:value="512">
                <text:p>512</text:p>
              </table:table-cell>
              <table:table-cell office:value-type="float" office:value="864">
                <text:p>864</text:p>
              </table:table-cell>
              <table:table-cell office:value-type="float" office:value="896">
                <text:p>896</text:p>
              </table:table-cell>
              <table:table-cell office:value-type="float" office:value="928">
                <text:p>928</text:p>
              </table:table-cell>
              <table:table-cell office:value-type="float" office:value="1184">
                <text:p>1184</text:p>
              </table:table-cell>
              <table:table-cell office:value-type="float" office:value="1536">
                <text:p>1536</text:p>
              </table:table-cell>
              <table:table-cell office:value-type="float" office:value="2144">
                <text:p>2144</text:p>
              </table:table-cell>
              <table:table-cell office:value-type="float" office:value="2464">
                <text:p>2464</text:p>
              </table:table-cell>
              <table:table-cell office:value-type="float" office:value="2464">
                <text:p>2464</text:p>
              </table:table-cell>
              <table:table-cell office:value-type="float" office:value="2464">
                <text:p>2464</text:p>
              </table:table-cell>
              <table:table-cell office:value-type="float" office:value="3136">
                <text:p>3136</text:p>
              </table:table-cell>
              <table:table-cell office:value-type="float" office:value="3360">
                <text:p>3360</text:p>
              </table:table-cell>
              <table:table-cell office:value-type="float" office:value="3360">
                <text:p>3360</text:p>
              </table:table-cell>
              <table:table-cell office:value-type="float" office:value="4064">
                <text:p>4064</text:p>
              </table:table-cell>
              <table:table-cell office:value-type="float" office:value="7520">
                <text:p>7520</text:p>
              </table:table-cell>
              <table:table-cell office:value-type="float" office:value="7520">
                <text:p>75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180">
                <text:p>180</text:p>
              </table:table-cell>
              <table:table-cell office:value-type="float" office:value="486">
                <text:p>486</text:p>
              </table:table-cell>
              <table:table-cell office:value-type="float" office:value="800">
                <text:p>800</text:p>
              </table:table-cell>
              <table:table-cell office:value-type="float" office:value="832">
                <text:p>832</text:p>
              </table:table-cell>
              <table:table-cell office:value-type="float" office:value="864">
                <text:p>864</text:p>
              </table:table-cell>
              <table:table-cell office:value-type="float" office:value="1056">
                <text:p>1056</text:p>
              </table:table-cell>
              <table:table-cell office:value-type="float" office:value="1408">
                <text:p>1408</text:p>
              </table:table-cell>
              <table:table-cell office:value-type="float" office:value="2048">
                <text:p>2048</text:p>
              </table:table-cell>
              <table:table-cell office:value-type="float" office:value="2464">
                <text:p>2464</text:p>
              </table:table-cell>
              <table:table-cell office:value-type="float" office:value="2464">
                <text:p>2464</text:p>
              </table:table-cell>
              <table:table-cell office:value-type="float" office:value="2464">
                <text:p>2464</text:p>
              </table:table-cell>
              <table:table-cell office:value-type="float" office:value="3360">
                <text:p>3360</text:p>
              </table:table-cell>
              <table:table-cell office:value-type="float" office:value="3424">
                <text:p>3424</text:p>
              </table:table-cell>
              <table:table-cell office:value-type="float" office:value="3424">
                <text:p>3424</text:p>
              </table:table-cell>
              <table:table-cell office:value-type="float" office:value="4768">
                <text:p>4768</text:p>
              </table:table-cell>
              <table:table-cell office:value-type="float" office:value="7776">
                <text:p>7776</text:p>
              </table:table-cell>
              <table:table-cell office:value-type="float" office:value="7776">
                <text:p>77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8">
                <text:p>68</text:p>
              </table:table-cell>
              <table:table-cell office:value-type="float" office:value="164">
                <text:p>164</text:p>
              </table:table-cell>
              <table:table-cell office:value-type="float" office:value="492">
                <text:p>492</text:p>
              </table:table-cell>
              <table:table-cell office:value-type="float" office:value="768">
                <text:p>768</text:p>
              </table:table-cell>
              <table:table-cell office:value-type="float" office:value="832">
                <text:p>832</text:p>
              </table:table-cell>
              <table:table-cell office:value-type="float" office:value="864">
                <text:p>864</text:p>
              </table:table-cell>
              <table:table-cell office:value-type="float" office:value="1152">
                <text:p>1152</text:p>
              </table:table-cell>
              <table:table-cell office:value-type="float" office:value="1568">
                <text:p>1568</text:p>
              </table:table-cell>
              <table:table-cell office:value-type="float" office:value="2176">
                <text:p>2176</text:p>
              </table:table-cell>
              <table:table-cell office:value-type="float" office:value="2496">
                <text:p>2496</text:p>
              </table:table-cell>
              <table:table-cell office:value-type="float" office:value="2496">
                <text:p>2496</text:p>
              </table:table-cell>
              <table:table-cell office:value-type="float" office:value="2496">
                <text:p>2496</text:p>
              </table:table-cell>
              <table:table-cell office:value-type="float" office:value="2784">
                <text:p>2784</text:p>
              </table:table-cell>
              <table:table-cell office:value-type="float" office:value="3072">
                <text:p>3072</text:p>
              </table:table-cell>
              <table:table-cell office:value-type="float" office:value="3072">
                <text:p>3072</text:p>
              </table:table-cell>
              <table:table-cell office:value-type="float" office:value="3520">
                <text:p>3520</text:p>
              </table:table-cell>
              <table:table-cell office:value-type="float" office:value="6208">
                <text:p>6208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0">
                <text:p>70</text:p>
              </table:table-cell>
              <table:table-cell office:value-type="float" office:value="203">
                <text:p>203</text:p>
              </table:table-cell>
              <table:table-cell office:value-type="float" office:value="512">
                <text:p>512</text:p>
              </table:table-cell>
              <table:table-cell office:value-type="float" office:value="864">
                <text:p>864</text:p>
              </table:table-cell>
              <table:table-cell office:value-type="float" office:value="928">
                <text:p>928</text:p>
              </table:table-cell>
              <table:table-cell office:value-type="float" office:value="960">
                <text:p>960</text:p>
              </table:table-cell>
              <table:table-cell office:value-type="float" office:value="1120">
                <text:p>1120</text:p>
              </table:table-cell>
              <table:table-cell office:value-type="float" office:value="1536">
                <text:p>1536</text:p>
              </table:table-cell>
              <table:table-cell office:value-type="float" office:value="2144">
                <text:p>2144</text:p>
              </table:table-cell>
              <table:table-cell office:value-type="float" office:value="2432">
                <text:p>2432</text:p>
              </table:table-cell>
              <table:table-cell office:value-type="float" office:value="2496">
                <text:p>2496</text:p>
              </table:table-cell>
              <table:table-cell office:value-type="float" office:value="2496">
                <text:p>2496</text:p>
              </table:table-cell>
              <table:table-cell office:value-type="float" office:value="2848">
                <text:p>2848</text:p>
              </table:table-cell>
              <table:table-cell office:value-type="float" office:value="2848">
                <text:p>2848</text:p>
              </table:table-cell>
              <table:table-cell office:value-type="float" office:value="2848">
                <text:p>2848</text:p>
              </table:table-cell>
              <table:table-cell office:value-type="float" office:value="7392">
                <text:p>7392</text:p>
              </table:table-cell>
              <table:table-cell office:value-type="float" office:value="8800">
                <text:p>8800</text:p>
              </table:table-cell>
              <table:table-cell office:value-type="float" office:value="8800">
                <text:p>88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8">
                <text:p>68</text:p>
              </table:table-cell>
              <table:table-cell office:value-type="float" office:value="240">
                <text:p>240</text:p>
              </table:table-cell>
              <table:table-cell office:value-type="float" office:value="512">
                <text:p>512</text:p>
              </table:table-cell>
              <table:table-cell office:value-type="float" office:value="832">
                <text:p>832</text:p>
              </table:table-cell>
              <table:table-cell office:value-type="float" office:value="864">
                <text:p>864</text:p>
              </table:table-cell>
              <table:table-cell office:value-type="float" office:value="896">
                <text:p>896</text:p>
              </table:table-cell>
              <table:table-cell office:value-type="float" office:value="1056">
                <text:p>1056</text:p>
              </table:table-cell>
              <table:table-cell office:value-type="float" office:value="1472">
                <text:p>1472</text:p>
              </table:table-cell>
              <table:table-cell office:value-type="float" office:value="1792">
                <text:p>1792</text:p>
              </table:table-cell>
              <table:table-cell office:value-type="float" office:value="2336">
                <text:p>2336</text:p>
              </table:table-cell>
              <table:table-cell office:value-type="float" office:value="2336">
                <text:p>2336</text:p>
              </table:table-cell>
              <table:table-cell office:value-type="float" office:value="2336">
                <text:p>2336</text:p>
              </table:table-cell>
              <table:table-cell office:value-type="float" office:value="2592">
                <text:p>2592</text:p>
              </table:table-cell>
              <table:table-cell office:value-type="float" office:value="3040">
                <text:p>3040</text:p>
              </table:table-cell>
              <table:table-cell office:value-type="float" office:value="3040">
                <text:p>3040</text:p>
              </table:table-cell>
              <table:table-cell office:value-type="float" office:value="4768">
                <text:p>4768</text:p>
              </table:table-cell>
              <table:table-cell office:value-type="float" office:value="7360">
                <text:p>7360</text:p>
              </table:table-cell>
              <table:table-cell office:value-type="float" office:value="7360">
                <text:p>736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8">
                <text:p>68</text:p>
              </table:table-cell>
              <table:table-cell office:value-type="float" office:value="214">
                <text:p>214</text:p>
              </table:table-cell>
              <table:table-cell office:value-type="float" office:value="480">
                <text:p>480</text:p>
              </table:table-cell>
              <table:table-cell office:value-type="float" office:value="846">
                <text:p>846</text:p>
              </table:table-cell>
              <table:table-cell office:value-type="float" office:value="932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1152">
                <text:p>1152</text:p>
              </table:table-cell>
              <table:table-cell office:value-type="float" office:value="1568">
                <text:p>1568</text:p>
              </table:table-cell>
              <table:table-cell office:value-type="float" office:value="2144">
                <text:p>2144</text:p>
              </table:table-cell>
              <table:table-cell office:value-type="float" office:value="2624">
                <text:p>2624</text:p>
              </table:table-cell>
              <table:table-cell office:value-type="float" office:value="2816">
                <text:p>2816</text:p>
              </table:table-cell>
              <table:table-cell office:value-type="float" office:value="2816">
                <text:p>2816</text:p>
              </table:table-cell>
              <table:table-cell office:value-type="float" office:value="2816">
                <text:p>2816</text:p>
              </table:table-cell>
              <table:table-cell office:value-type="float" office:value="2816">
                <text:p>2816</text:p>
              </table:table-cell>
              <table:table-cell office:value-type="float" office:value="2816">
                <text:p>2816</text:p>
              </table:table-cell>
              <table:table-cell office:value-type="float" office:value="9664">
                <text:p>9664</text:p>
              </table:table-cell>
              <table:table-cell office:value-type="float" office:value="11360">
                <text:p>11360</text:p>
              </table:table-cell>
              <table:table-cell office:value-type="float" office:value="11360">
                <text:p>1136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2">
                <text:p>72</text:p>
              </table:table-cell>
              <table:table-cell office:value-type="float" office:value="106">
                <text:p>106</text:p>
              </table:table-cell>
              <table:table-cell office:value-type="float" office:value="512">
                <text:p>512</text:p>
              </table:table-cell>
              <table:table-cell office:value-type="float" office:value="928">
                <text:p>928</text:p>
              </table:table-cell>
              <table:table-cell office:value-type="float" office:value="960">
                <text:p>960</text:p>
              </table:table-cell>
              <table:table-cell office:value-type="float" office:value="1024">
                <text:p>1024</text:p>
              </table:table-cell>
              <table:table-cell office:value-type="float" office:value="1184">
                <text:p>1184</text:p>
              </table:table-cell>
              <table:table-cell office:value-type="float" office:value="1376">
                <text:p>1376</text:p>
              </table:table-cell>
              <table:table-cell office:value-type="float" office:value="2144">
                <text:p>2144</text:p>
              </table:table-cell>
              <table:table-cell office:value-type="float" office:value="2976">
                <text:p>2976</text:p>
              </table:table-cell>
              <table:table-cell office:value-type="float" office:value="3104">
                <text:p>3104</text:p>
              </table:table-cell>
              <table:table-cell office:value-type="float" office:value="3104">
                <text:p>3104</text:p>
              </table:table-cell>
              <table:table-cell office:value-type="float" office:value="3520">
                <text:p>3520</text:p>
              </table:table-cell>
              <table:table-cell office:value-type="float" office:value="3520">
                <text:p>3520</text:p>
              </table:table-cell>
              <table:table-cell office:value-type="float" office:value="3520">
                <text:p>3520</text:p>
              </table:table-cell>
              <table:table-cell office:value-type="float" office:value="6432">
                <text:p>6432</text:p>
              </table:table-cell>
              <table:table-cell office:value-type="float" office:value="8256">
                <text:p>8256</text:p>
              </table:table-cell>
              <table:table-cell office:value-type="float" office:value="8256">
                <text:p>82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0">
                <text:p>70</text:p>
              </table:table-cell>
              <table:table-cell office:value-type="float" office:value="221">
                <text:p>221</text:p>
              </table:table-cell>
              <table:table-cell office:value-type="float" office:value="481">
                <text:p>481</text:p>
              </table:table-cell>
              <table:table-cell office:value-type="float" office:value="704">
                <text:p>704</text:p>
              </table:table-cell>
              <table:table-cell office:value-type="float" office:value="736">
                <text:p>736</text:p>
              </table:table-cell>
              <table:table-cell office:value-type="float" office:value="768">
                <text:p>768</text:p>
              </table:table-cell>
              <table:table-cell office:value-type="float" office:value="992">
                <text:p>992</text:p>
              </table:table-cell>
              <table:table-cell office:value-type="float" office:value="1152">
                <text:p>1152</text:p>
              </table:table-cell>
              <table:table-cell office:value-type="float" office:value="1792">
                <text:p>1792</text:p>
              </table:table-cell>
              <table:table-cell office:value-type="float" office:value="2272">
                <text:p>2272</text:p>
              </table:table-cell>
              <table:table-cell office:value-type="float" office:value="2432">
                <text:p>2432</text:p>
              </table:table-cell>
              <table:table-cell office:value-type="float" office:value="3232">
                <text:p>3232</text:p>
              </table:table-cell>
              <table:table-cell office:value-type="float" office:value="3232">
                <text:p>3232</text:p>
              </table:table-cell>
              <table:table-cell office:value-type="float" office:value="3232">
                <text:p>3232</text:p>
              </table:table-cell>
              <table:table-cell office:value-type="float" office:value="3232">
                <text:p>3232</text:p>
              </table:table-cell>
              <table:table-cell office:value-type="float" office:value="5280">
                <text:p>5280</text:p>
              </table:table-cell>
              <table:table-cell office:value-type="float" office:value="8672">
                <text:p>8672</text:p>
              </table:table-cell>
              <table:table-cell office:value-type="float" office:value="8672">
                <text:p>86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8">
                <text:p>68</text:p>
              </table:table-cell>
              <table:table-cell office:value-type="float" office:value="224">
                <text:p>224</text:p>
              </table:table-cell>
              <table:table-cell office:value-type="float" office:value="512">
                <text:p>512</text:p>
              </table:table-cell>
              <table:table-cell office:value-type="float" office:value="800">
                <text:p>800</text:p>
              </table:table-cell>
              <table:table-cell office:value-type="float" office:value="832">
                <text:p>832</text:p>
              </table:table-cell>
              <table:table-cell office:value-type="float" office:value="864">
                <text:p>864</text:p>
              </table:table-cell>
              <table:table-cell office:value-type="float" office:value="1120">
                <text:p>1120</text:p>
              </table:table-cell>
              <table:table-cell office:value-type="float" office:value="1344">
                <text:p>1344</text:p>
              </table:table-cell>
              <table:table-cell office:value-type="float" office:value="2112">
                <text:p>2112</text:p>
              </table:table-cell>
              <table:table-cell office:value-type="float" office:value="2560">
                <text:p>2560</text:p>
              </table:table-cell>
              <table:table-cell office:value-type="float" office:value="2784">
                <text:p>2784</text:p>
              </table:table-cell>
              <table:table-cell office:value-type="float" office:value="2880">
                <text:p>2880</text:p>
              </table:table-cell>
              <table:table-cell office:value-type="float" office:value="3488">
                <text:p>3488</text:p>
              </table:table-cell>
              <table:table-cell office:value-type="float" office:value="3776">
                <text:p>3776</text:p>
              </table:table-cell>
              <table:table-cell office:value-type="float" office:value="3776">
                <text:p>3776</text:p>
              </table:table-cell>
              <table:table-cell office:value-type="float" office:value="5632">
                <text:p>5632</text:p>
              </table:table-cell>
              <table:table-cell office:value-type="float" office:value="8160">
                <text:p>8160</text:p>
              </table:table-cell>
              <table:table-cell office:value-type="float" office:value="8160">
                <text:p>816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4">
                <text:p>44</text:p>
              </table:table-cell>
              <table:table-cell office:value-type="float" office:value="238">
                <text:p>238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056">
                <text:p>1056</text:p>
              </table:table-cell>
              <table:table-cell office:value-type="float" office:value="1088">
                <text:p>1088</text:p>
              </table:table-cell>
              <table:table-cell office:value-type="float" office:value="1376">
                <text:p>1376</text:p>
              </table:table-cell>
              <table:table-cell office:value-type="float" office:value="1856">
                <text:p>1856</text:p>
              </table:table-cell>
              <table:table-cell office:value-type="float" office:value="2720">
                <text:p>2720</text:p>
              </table:table-cell>
              <table:table-cell office:value-type="float" office:value="2848">
                <text:p>2848</text:p>
              </table:table-cell>
              <table:table-cell office:value-type="float" office:value="2848">
                <text:p>2848</text:p>
              </table:table-cell>
              <table:table-cell office:value-type="float" office:value="2848">
                <text:p>2848</text:p>
              </table:table-cell>
              <table:table-cell office:value-type="float" office:value="3200">
                <text:p>3200</text:p>
              </table:table-cell>
              <table:table-cell office:value-type="float" office:value="3584">
                <text:p>3584</text:p>
              </table:table-cell>
              <table:table-cell office:value-type="float" office:value="3584">
                <text:p>3584</text:p>
              </table:table-cell>
              <table:table-cell office:value-type="float" office:value="3968">
                <text:p>3968</text:p>
              </table:table-cell>
              <table:table-cell office:value-type="float" office:value="8064">
                <text:p>8064</text:p>
              </table:table-cell>
              <table:table-cell office:value-type="float" office:value="8064">
                <text:p>80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">
                <text:p>44</text:p>
              </table:table-cell>
              <table:table-cell office:value-type="float" office:value="157">
                <text:p>157</text:p>
              </table:table-cell>
              <table:table-cell office:value-type="float" office:value="449">
                <text:p>449</text:p>
              </table:table-cell>
              <table:table-cell office:value-type="float" office:value="800">
                <text:p>800</text:p>
              </table:table-cell>
              <table:table-cell office:value-type="float" office:value="865">
                <text:p>865</text:p>
              </table:table-cell>
              <table:table-cell office:value-type="float" office:value="896">
                <text:p>896</text:p>
              </table:table-cell>
              <table:table-cell office:value-type="float" office:value="992">
                <text:p>992</text:p>
              </table:table-cell>
              <table:table-cell office:value-type="float" office:value="1409">
                <text:p>1409</text:p>
              </table:table-cell>
              <table:table-cell office:value-type="float" office:value="2016">
                <text:p>2016</text:p>
              </table:table-cell>
              <table:table-cell office:value-type="float" office:value="2368">
                <text:p>2368</text:p>
              </table:table-cell>
              <table:table-cell office:value-type="float" office:value="2368">
                <text:p>2368</text:p>
              </table:table-cell>
              <table:table-cell office:value-type="float" office:value="2368">
                <text:p>2368</text:p>
              </table:table-cell>
              <table:table-cell office:value-type="float" office:value="2912">
                <text:p>2912</text:p>
              </table:table-cell>
              <table:table-cell office:value-type="float" office:value="3232">
                <text:p>3232</text:p>
              </table:table-cell>
              <table:table-cell office:value-type="float" office:value="3232">
                <text:p>3232</text:p>
              </table:table-cell>
              <table:table-cell office:value-type="float" office:value="3616">
                <text:p>3616</text:p>
              </table:table-cell>
              <table:table-cell office:value-type="float" office:value="7008">
                <text:p>7008</text:p>
              </table:table-cell>
              <table:table-cell office:value-type="float" office:value="7008">
                <text:p>70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148">
                <text:p>148</text:p>
              </table:table-cell>
              <table:table-cell office:value-type="float" office:value="544">
                <text:p>544</text:p>
              </table:table-cell>
              <table:table-cell office:value-type="float" office:value="1024">
                <text:p>1024</text:p>
              </table:table-cell>
              <table:table-cell office:value-type="float" office:value="1056">
                <text:p>1056</text:p>
              </table:table-cell>
              <table:table-cell office:value-type="float" office:value="1089">
                <text:p>1089</text:p>
              </table:table-cell>
              <table:table-cell office:value-type="float" office:value="1600">
                <text:p>1600</text:p>
              </table:table-cell>
              <table:table-cell office:value-type="float" office:value="1888">
                <text:p>1888</text:p>
              </table:table-cell>
              <table:table-cell office:value-type="float" office:value="2528">
                <text:p>2528</text:p>
              </table:table-cell>
              <table:table-cell office:value-type="float" office:value="2784">
                <text:p>2784</text:p>
              </table:table-cell>
              <table:table-cell office:value-type="float" office:value="2976">
                <text:p>2976</text:p>
              </table:table-cell>
              <table:table-cell office:value-type="float" office:value="2976">
                <text:p>2976</text:p>
              </table:table-cell>
              <table:table-cell office:value-type="float" office:value="3584">
                <text:p>3584</text:p>
              </table:table-cell>
              <table:table-cell office:value-type="float" office:value="3584">
                <text:p>3584</text:p>
              </table:table-cell>
              <table:table-cell office:value-type="float" office:value="3584">
                <text:p>3584</text:p>
              </table:table-cell>
              <table:table-cell office:value-type="float" office:value="4832">
                <text:p>4832</text:p>
              </table:table-cell>
              <table:table-cell office:value-type="float" office:value="7584">
                <text:p>7584</text:p>
              </table:table-cell>
              <table:table-cell office:value-type="float" office:value="7584">
                <text:p>75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2">
                <text:p>72</text:p>
              </table:table-cell>
              <table:table-cell office:value-type="float" office:value="193">
                <text:p>193</text:p>
              </table:table-cell>
              <table:table-cell office:value-type="float" office:value="481">
                <text:p>481</text:p>
              </table:table-cell>
              <table:table-cell office:value-type="float" office:value="832">
                <text:p>832</text:p>
              </table:table-cell>
              <table:table-cell office:value-type="float" office:value="864">
                <text:p>864</text:p>
              </table:table-cell>
              <table:table-cell office:value-type="float" office:value="896">
                <text:p>896</text:p>
              </table:table-cell>
              <table:table-cell office:value-type="float" office:value="1088">
                <text:p>1088</text:p>
              </table:table-cell>
              <table:table-cell office:value-type="float" office:value="1408">
                <text:p>1408</text:p>
              </table:table-cell>
              <table:table-cell office:value-type="float" office:value="1856">
                <text:p>1856</text:p>
              </table:table-cell>
              <table:table-cell office:value-type="float" office:value="1952">
                <text:p>1952</text:p>
              </table:table-cell>
              <table:table-cell office:value-type="float" office:value="2272">
                <text:p>2272</text:p>
              </table:table-cell>
              <table:table-cell office:value-type="float" office:value="2464">
                <text:p>2464</text:p>
              </table:table-cell>
              <table:table-cell office:value-type="float" office:value="2848">
                <text:p>2848</text:p>
              </table:table-cell>
              <table:table-cell office:value-type="float" office:value="2848">
                <text:p>2848</text:p>
              </table:table-cell>
              <table:table-cell office:value-type="float" office:value="2848">
                <text:p>2848</text:p>
              </table:table-cell>
              <table:table-cell office:value-type="float" office:value="6912">
                <text:p>6912</text:p>
              </table:table-cell>
              <table:table-cell office:value-type="float" office:value="8480">
                <text:p>8480</text:p>
              </table:table-cell>
              <table:table-cell office:value-type="float" office:value="8480">
                <text:p>848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6">
                <text:p>46</text:p>
              </table:table-cell>
              <table:table-cell office:value-type="float" office:value="185">
                <text:p>185</text:p>
              </table:table-cell>
              <table:table-cell office:value-type="float" office:value="512">
                <text:p>512</text:p>
              </table:table-cell>
              <table:table-cell office:value-type="float" office:value="832">
                <text:p>832</text:p>
              </table:table-cell>
              <table:table-cell office:value-type="float" office:value="864">
                <text:p>864</text:p>
              </table:table-cell>
              <table:table-cell office:value-type="float" office:value="896">
                <text:p>896</text:p>
              </table:table-cell>
              <table:table-cell office:value-type="float" office:value="1184">
                <text:p>1184</text:p>
              </table:table-cell>
              <table:table-cell office:value-type="float" office:value="1696">
                <text:p>1696</text:p>
              </table:table-cell>
              <table:table-cell office:value-type="float" office:value="2208">
                <text:p>2208</text:p>
              </table:table-cell>
              <table:table-cell office:value-type="float" office:value="2688">
                <text:p>2688</text:p>
              </table:table-cell>
              <table:table-cell office:value-type="float" office:value="2688">
                <text:p>2688</text:p>
              </table:table-cell>
              <table:table-cell office:value-type="float" office:value="2688">
                <text:p>2688</text:p>
              </table:table-cell>
              <table:table-cell office:value-type="float" office:value="2688">
                <text:p>2688</text:p>
              </table:table-cell>
              <table:table-cell office:value-type="float" office:value="2688">
                <text:p>2688</text:p>
              </table:table-cell>
              <table:table-cell office:value-type="float" office:value="2688">
                <text:p>2688</text:p>
              </table:table-cell>
              <table:table-cell office:value-type="float" office:value="5952">
                <text:p>5952</text:p>
              </table:table-cell>
              <table:table-cell office:value-type="float" office:value="8704">
                <text:p>8704</text:p>
              </table:table-cell>
              <table:table-cell office:value-type="float" office:value="8704">
                <text:p>87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0">
                <text:p>70</text:p>
              </table:table-cell>
              <table:table-cell office:value-type="float" office:value="203">
                <text:p>203</text:p>
              </table:table-cell>
              <table:table-cell office:value-type="float" office:value="480">
                <text:p>480</text:p>
              </table:table-cell>
              <table:table-cell office:value-type="float" office:value="833">
                <text:p>833</text:p>
              </table:table-cell>
              <table:table-cell office:value-type="float" office:value="864">
                <text:p>864</text:p>
              </table:table-cell>
              <table:table-cell office:value-type="float" office:value="896">
                <text:p>896</text:p>
              </table:table-cell>
              <table:table-cell office:value-type="float" office:value="1120">
                <text:p>1120</text:p>
              </table:table-cell>
              <table:table-cell office:value-type="float" office:value="1280">
                <text:p>1280</text:p>
              </table:table-cell>
              <table:table-cell office:value-type="float" office:value="1568">
                <text:p>1568</text:p>
              </table:table-cell>
              <table:table-cell office:value-type="float" office:value="1984">
                <text:p>1984</text:p>
              </table:table-cell>
              <table:table-cell office:value-type="float" office:value="2177">
                <text:p>2177</text:p>
              </table:table-cell>
              <table:table-cell office:value-type="float" office:value="2208">
                <text:p>2208</text:p>
              </table:table-cell>
              <table:table-cell office:value-type="float" office:value="3360">
                <text:p>3360</text:p>
              </table:table-cell>
              <table:table-cell office:value-type="float" office:value="4032">
                <text:p>4032</text:p>
              </table:table-cell>
              <table:table-cell office:value-type="float" office:value="4032">
                <text:p>4032</text:p>
              </table:table-cell>
              <table:table-cell office:value-type="float" office:value="5472">
                <text:p>5472</text:p>
              </table:table-cell>
              <table:table-cell office:value-type="float" office:value="7872">
                <text:p>7872</text:p>
              </table:table-cell>
              <table:table-cell office:value-type="float" office:value="7872">
                <text:p>78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8">
                <text:p>68</text:p>
              </table:table-cell>
              <table:table-cell office:value-type="float" office:value="166">
                <text:p>166</text:p>
              </table:table-cell>
              <table:table-cell office:value-type="float" office:value="486">
                <text:p>486</text:p>
              </table:table-cell>
              <table:table-cell office:value-type="float" office:value="833">
                <text:p>833</text:p>
              </table:table-cell>
              <table:table-cell office:value-type="float" office:value="896">
                <text:p>896</text:p>
              </table:table-cell>
              <table:table-cell office:value-type="float" office:value="928">
                <text:p>928</text:p>
              </table:table-cell>
              <table:table-cell office:value-type="float" office:value="1184">
                <text:p>1184</text:p>
              </table:table-cell>
              <table:table-cell office:value-type="float" office:value="1536">
                <text:p>1536</text:p>
              </table:table-cell>
              <table:table-cell office:value-type="float" office:value="1984">
                <text:p>1984</text:p>
              </table:table-cell>
              <table:table-cell office:value-type="float" office:value="2880">
                <text:p>2880</text:p>
              </table:table-cell>
              <table:table-cell office:value-type="float" office:value="3232">
                <text:p>3232</text:p>
              </table:table-cell>
              <table:table-cell office:value-type="float" office:value="3232">
                <text:p>3232</text:p>
              </table:table-cell>
              <table:table-cell office:value-type="float" office:value="3232">
                <text:p>3232</text:p>
              </table:table-cell>
              <table:table-cell office:value-type="float" office:value="4928">
                <text:p>4928</text:p>
              </table:table-cell>
              <table:table-cell office:value-type="float" office:value="4928">
                <text:p>4928</text:p>
              </table:table-cell>
              <table:table-cell office:value-type="float" office:value="5344">
                <text:p>5344</text:p>
              </table:table-cell>
              <table:table-cell office:value-type="float" office:value="7552">
                <text:p>7552</text:p>
              </table:table-cell>
              <table:table-cell office:value-type="float" office:value="7552">
                <text:p>75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8">
                <text:p>78</text:p>
              </table:table-cell>
              <table:table-cell office:value-type="float" office:value="215">
                <text:p>215</text:p>
              </table:table-cell>
              <table:table-cell office:value-type="float" office:value="488">
                <text:p>488</text:p>
              </table:table-cell>
              <table:table-cell office:value-type="float" office:value="864">
                <text:p>864</text:p>
              </table:table-cell>
              <table:table-cell office:value-type="float" office:value="896">
                <text:p>896</text:p>
              </table:table-cell>
              <table:table-cell office:value-type="float" office:value="928">
                <text:p>928</text:p>
              </table:table-cell>
              <table:table-cell office:value-type="float" office:value="1152">
                <text:p>1152</text:p>
              </table:table-cell>
              <table:table-cell office:value-type="float" office:value="1281">
                <text:p>1281</text:p>
              </table:table-cell>
              <table:table-cell office:value-type="float" office:value="2048">
                <text:p>2048</text:p>
              </table:table-cell>
              <table:table-cell office:value-type="float" office:value="2464">
                <text:p>2464</text:p>
              </table:table-cell>
              <table:table-cell office:value-type="float" office:value="2496">
                <text:p>2496</text:p>
              </table:table-cell>
              <table:table-cell office:value-type="float" office:value="2496">
                <text:p>2496</text:p>
              </table:table-cell>
              <table:table-cell office:value-type="float" office:value="2624">
                <text:p>2624</text:p>
              </table:table-cell>
              <table:table-cell office:value-type="float" office:value="2624">
                <text:p>2624</text:p>
              </table:table-cell>
              <table:table-cell office:value-type="float" office:value="2624">
                <text:p>2624</text:p>
              </table:table-cell>
              <table:table-cell office:value-type="float" office:value="5184">
                <text:p>5184</text:p>
              </table:table-cell>
              <table:table-cell office:value-type="float" office:value="7744">
                <text:p>7744</text:p>
              </table:table-cell>
              <table:table-cell office:value-type="float" office:value="7744">
                <text:p>77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2">
                <text:p>72</text:p>
              </table:table-cell>
              <table:table-cell office:value-type="float" office:value="256">
                <text:p>256</text:p>
              </table:table-cell>
              <table:table-cell office:value-type="float" office:value="576">
                <text:p>576</text:p>
              </table:table-cell>
              <table:table-cell office:value-type="float" office:value="928">
                <text:p>928</text:p>
              </table:table-cell>
              <table:table-cell office:value-type="float" office:value="960">
                <text:p>960</text:p>
              </table:table-cell>
              <table:table-cell office:value-type="float" office:value="992">
                <text:p>992</text:p>
              </table:table-cell>
              <table:table-cell office:value-type="float" office:value="1088">
                <text:p>1088</text:p>
              </table:table-cell>
              <table:table-cell office:value-type="float" office:value="1888">
                <text:p>1888</text:p>
              </table:table-cell>
              <table:table-cell office:value-type="float" office:value="2528">
                <text:p>2528</text:p>
              </table:table-cell>
              <table:table-cell office:value-type="float" office:value="2944">
                <text:p>2944</text:p>
              </table:table-cell>
              <table:table-cell office:value-type="float" office:value="3456">
                <text:p>3456</text:p>
              </table:table-cell>
              <table:table-cell office:value-type="float" office:value="3456">
                <text:p>3456</text:p>
              </table:table-cell>
              <table:table-cell office:value-type="float" office:value="3680">
                <text:p>3680</text:p>
              </table:table-cell>
              <table:table-cell office:value-type="float" office:value="3744">
                <text:p>3744</text:p>
              </table:table-cell>
              <table:table-cell office:value-type="float" office:value="3744">
                <text:p>3744</text:p>
              </table:table-cell>
              <table:table-cell office:value-type="float" office:value="5504">
                <text:p>5504</text:p>
              </table:table-cell>
              <table:table-cell office:value-type="float" office:value="8224">
                <text:p>8224</text:p>
              </table:table-cell>
              <table:table-cell office:value-type="float" office:value="8224">
                <text:p>82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2">
                <text:p>72</text:p>
              </table:table-cell>
              <table:table-cell office:value-type="float" office:value="226">
                <text:p>226</text:p>
              </table:table-cell>
              <table:table-cell office:value-type="float" office:value="545">
                <text:p>545</text:p>
              </table:table-cell>
              <table:table-cell office:value-type="float" office:value="929">
                <text:p>929</text:p>
              </table:table-cell>
              <table:table-cell office:value-type="float" office:value="960">
                <text:p>960</text:p>
              </table:table-cell>
              <table:table-cell office:value-type="float" office:value="992">
                <text:p>992</text:p>
              </table:table-cell>
              <table:table-cell office:value-type="float" office:value="1120">
                <text:p>1120</text:p>
              </table:table-cell>
              <table:table-cell office:value-type="float" office:value="1632">
                <text:p>1632</text:p>
              </table:table-cell>
              <table:table-cell office:value-type="float" office:value="2144">
                <text:p>2144</text:p>
              </table:table-cell>
              <table:table-cell office:value-type="float" office:value="2848">
                <text:p>2848</text:p>
              </table:table-cell>
              <table:table-cell office:value-type="float" office:value="3008">
                <text:p>3008</text:p>
              </table:table-cell>
              <table:table-cell office:value-type="float" office:value="3008">
                <text:p>3008</text:p>
              </table:table-cell>
              <table:table-cell office:value-type="float" office:value="3008">
                <text:p>3008</text:p>
              </table:table-cell>
              <table:table-cell office:value-type="float" office:value="3008">
                <text:p>3008</text:p>
              </table:table-cell>
              <table:table-cell office:value-type="float" office:value="3008">
                <text:p>3008</text:p>
              </table:table-cell>
              <table:table-cell office:value-type="float" office:value="6432">
                <text:p>6432</text:p>
              </table:table-cell>
              <table:table-cell office:value-type="float" office:value="8448">
                <text:p>8448</text:p>
              </table:table-cell>
              <table:table-cell office:value-type="float" office:value="8448">
                <text:p>84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8">
                <text:p>68</text:p>
              </table:table-cell>
              <table:table-cell office:value-type="float" office:value="198">
                <text:p>198</text:p>
              </table:table-cell>
              <table:table-cell office:value-type="float" office:value="544">
                <text:p>544</text:p>
              </table:table-cell>
              <table:table-cell office:value-type="float" office:value="928">
                <text:p>928</text:p>
              </table:table-cell>
              <table:table-cell office:value-type="float" office:value="992">
                <text:p>992</text:p>
              </table:table-cell>
              <table:table-cell office:value-type="float" office:value="1024">
                <text:p>1024</text:p>
              </table:table-cell>
              <table:table-cell office:value-type="float" office:value="1216">
                <text:p>1216</text:p>
              </table:table-cell>
              <table:table-cell office:value-type="float" office:value="1760">
                <text:p>1760</text:p>
              </table:table-cell>
              <table:table-cell office:value-type="float" office:value="2272">
                <text:p>2272</text:p>
              </table:table-cell>
              <table:table-cell office:value-type="float" office:value="3104">
                <text:p>3104</text:p>
              </table:table-cell>
              <table:table-cell office:value-type="float" office:value="3488">
                <text:p>3488</text:p>
              </table:table-cell>
              <table:table-cell office:value-type="float" office:value="4256">
                <text:p>4256</text:p>
              </table:table-cell>
              <table:table-cell office:value-type="float" office:value="4288">
                <text:p>4288</text:p>
              </table:table-cell>
              <table:table-cell office:value-type="float" office:value="4288">
                <text:p>4288</text:p>
              </table:table-cell>
              <table:table-cell office:value-type="float" office:value="4288">
                <text:p>4288</text:p>
              </table:table-cell>
              <table:table-cell office:value-type="float" office:value="6624">
                <text:p>6624</text:p>
              </table:table-cell>
              <table:table-cell office:value-type="float" office:value="8704">
                <text:p>8704</text:p>
              </table:table-cell>
              <table:table-cell office:value-type="float" office:value="8704">
                <text:p>87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5">
                <text:p>75</text:p>
              </table:table-cell>
              <table:table-cell office:value-type="float" office:value="161">
                <text:p>161</text:p>
              </table:table-cell>
              <table:table-cell office:value-type="float" office:value="481">
                <text:p>481</text:p>
              </table:table-cell>
              <table:table-cell office:value-type="float" office:value="928">
                <text:p>928</text:p>
              </table:table-cell>
              <table:table-cell office:value-type="float" office:value="960">
                <text:p>960</text:p>
              </table:table-cell>
              <table:table-cell office:value-type="float" office:value="993">
                <text:p>993</text:p>
              </table:table-cell>
              <table:table-cell office:value-type="float" office:value="1280">
                <text:p>1280</text:p>
              </table:table-cell>
              <table:table-cell office:value-type="float" office:value="1600">
                <text:p>1600</text:p>
              </table:table-cell>
              <table:table-cell office:value-type="float" office:value="2272">
                <text:p>2272</text:p>
              </table:table-cell>
              <table:table-cell office:value-type="float" office:value="2912">
                <text:p>2912</text:p>
              </table:table-cell>
              <table:table-cell office:value-type="float" office:value="3136">
                <text:p>3136</text:p>
              </table:table-cell>
              <table:table-cell office:value-type="float" office:value="3136">
                <text:p>3136</text:p>
              </table:table-cell>
              <table:table-cell office:value-type="float" office:value="3136">
                <text:p>3136</text:p>
              </table:table-cell>
              <table:table-cell office:value-type="float" office:value="3776">
                <text:p>3776</text:p>
              </table:table-cell>
              <table:table-cell office:value-type="float" office:value="3776">
                <text:p>3776</text:p>
              </table:table-cell>
              <table:table-cell office:value-type="float" office:value="5184">
                <text:p>5184</text:p>
              </table:table-cell>
              <table:table-cell office:value-type="float" office:value="8064">
                <text:p>8064</text:p>
              </table:table-cell>
              <table:table-cell office:value-type="float" office:value="8064">
                <text:p>80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2">
                <text:p>72</text:p>
              </table:table-cell>
              <table:table-cell office:value-type="float" office:value="181">
                <text:p>181</text:p>
              </table:table-cell>
              <table:table-cell office:value-type="float" office:value="513">
                <text:p>513</text:p>
              </table:table-cell>
              <table:table-cell office:value-type="float" office:value="832">
                <text:p>832</text:p>
              </table:table-cell>
              <table:table-cell office:value-type="float" office:value="896">
                <text:p>896</text:p>
              </table:table-cell>
              <table:table-cell office:value-type="float" office:value="928">
                <text:p>928</text:p>
              </table:table-cell>
              <table:table-cell office:value-type="float" office:value="1152">
                <text:p>1152</text:p>
              </table:table-cell>
              <table:table-cell office:value-type="float" office:value="1504">
                <text:p>1504</text:p>
              </table:table-cell>
              <table:table-cell office:value-type="float" office:value="2304">
                <text:p>2304</text:p>
              </table:table-cell>
              <table:table-cell office:value-type="float" office:value="2560">
                <text:p>2560</text:p>
              </table:table-cell>
              <table:table-cell office:value-type="float" office:value="2656">
                <text:p>2656</text:p>
              </table:table-cell>
              <table:table-cell office:value-type="float" office:value="2656">
                <text:p>2656</text:p>
              </table:table-cell>
              <table:table-cell office:value-type="float" office:value="3232">
                <text:p>3232</text:p>
              </table:table-cell>
              <table:table-cell office:value-type="float" office:value="3232">
                <text:p>3232</text:p>
              </table:table-cell>
              <table:table-cell office:value-type="float" office:value="3232">
                <text:p>3232</text:p>
              </table:table-cell>
              <table:table-cell office:value-type="float" office:value="5536">
                <text:p>5536</text:p>
              </table:table-cell>
              <table:table-cell office:value-type="float" office:value="7776">
                <text:p>7776</text:p>
              </table:table-cell>
              <table:table-cell office:value-type="float" office:value="7776">
                <text:p>77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93">
                <text:p>193</text:p>
              </table:table-cell>
              <table:table-cell office:value-type="float" office:value="481">
                <text:p>481</text:p>
              </table:table-cell>
              <table:table-cell office:value-type="float" office:value="832">
                <text:p>832</text:p>
              </table:table-cell>
              <table:table-cell office:value-type="float" office:value="864">
                <text:p>864</text:p>
              </table:table-cell>
              <table:table-cell office:value-type="float" office:value="896">
                <text:p>896</text:p>
              </table:table-cell>
              <table:table-cell office:value-type="float" office:value="1184">
                <text:p>1184</text:p>
              </table:table-cell>
              <table:table-cell office:value-type="float" office:value="1568">
                <text:p>1568</text:p>
              </table:table-cell>
              <table:table-cell office:value-type="float" office:value="1952">
                <text:p>1952</text:p>
              </table:table-cell>
              <table:table-cell office:value-type="float" office:value="2304">
                <text:p>2304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2720">
                <text:p>2720</text:p>
              </table:table-cell>
              <table:table-cell office:value-type="float" office:value="2720">
                <text:p>2720</text:p>
              </table:table-cell>
              <table:table-cell office:value-type="float" office:value="2720">
                <text:p>2720</text:p>
              </table:table-cell>
              <table:table-cell office:value-type="float" office:value="4896">
                <text:p>4896</text:p>
              </table:table-cell>
              <table:table-cell office:value-type="float" office:value="7840">
                <text:p>7840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2">
                <text:p>42</text:p>
              </table:table-cell>
              <table:table-cell office:value-type="float" office:value="100">
                <text:p>100</text:p>
              </table:table-cell>
              <table:table-cell office:value-type="float" office:value="544">
                <text:p>544</text:p>
              </table:table-cell>
              <table:table-cell office:value-type="float" office:value="864">
                <text:p>864</text:p>
              </table:table-cell>
              <table:table-cell office:value-type="float" office:value="928">
                <text:p>928</text:p>
              </table:table-cell>
              <table:table-cell office:value-type="float" office:value="992">
                <text:p>992</text:p>
              </table:table-cell>
              <table:table-cell office:value-type="float" office:value="1088">
                <text:p>1088</text:p>
              </table:table-cell>
              <table:table-cell office:value-type="float" office:value="1376">
                <text:p>1376</text:p>
              </table:table-cell>
              <table:table-cell office:value-type="float" office:value="1824">
                <text:p>1824</text:p>
              </table:table-cell>
              <table:table-cell office:value-type="float" office:value="1984">
                <text:p>1984</text:p>
              </table:table-cell>
              <table:table-cell office:value-type="float" office:value="1984">
                <text:p>1984</text:p>
              </table:table-cell>
              <table:table-cell office:value-type="float" office:value="1984">
                <text:p>1984</text:p>
              </table:table-cell>
              <table:table-cell office:value-type="float" office:value="2464">
                <text:p>2464</text:p>
              </table:table-cell>
              <table:table-cell office:value-type="float" office:value="2976">
                <text:p>2976</text:p>
              </table:table-cell>
              <table:table-cell office:value-type="float" office:value="2976">
                <text:p>2976</text:p>
              </table:table-cell>
              <table:table-cell office:value-type="float" office:value="3456">
                <text:p>3456</text:p>
              </table:table-cell>
              <table:table-cell office:value-type="float" office:value="6400">
                <text:p>6400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4">
                <text:p>44</text:p>
              </table:table-cell>
              <table:table-cell office:value-type="float" office:value="171">
                <text:p>171</text:p>
              </table:table-cell>
              <table:table-cell office:value-type="float" office:value="576">
                <text:p>576</text:p>
              </table:table-cell>
              <table:table-cell office:value-type="float" office:value="928">
                <text:p>928</text:p>
              </table:table-cell>
              <table:table-cell office:value-type="float" office:value="960">
                <text:p>960</text:p>
              </table:table-cell>
              <table:table-cell office:value-type="float" office:value="992">
                <text:p>992</text:p>
              </table:table-cell>
              <table:table-cell office:value-type="float" office:value="1249">
                <text:p>1249</text:p>
              </table:table-cell>
              <table:table-cell office:value-type="float" office:value="1504">
                <text:p>1504</text:p>
              </table:table-cell>
              <table:table-cell office:value-type="float" office:value="2112">
                <text:p>2112</text:p>
              </table:table-cell>
              <table:table-cell office:value-type="float" office:value="2432">
                <text:p>2432</text:p>
              </table:table-cell>
              <table:table-cell office:value-type="float" office:value="2560">
                <text:p>2560</text:p>
              </table:table-cell>
              <table:table-cell office:value-type="float" office:value="2560">
                <text:p>2560</text:p>
              </table:table-cell>
              <table:table-cell office:value-type="float" office:value="2944">
                <text:p>2944</text:p>
              </table:table-cell>
              <table:table-cell office:value-type="float" office:value="3136">
                <text:p>3136</text:p>
              </table:table-cell>
              <table:table-cell office:value-type="float" office:value="3136">
                <text:p>3136</text:p>
              </table:table-cell>
              <table:table-cell office:value-type="float" office:value="3872">
                <text:p>3872</text:p>
              </table:table-cell>
              <table:table-cell office:value-type="float" office:value="7424">
                <text:p>7424</text:p>
              </table:table-cell>
              <table:table-cell office:value-type="float" office:value="7424">
                <text:p>74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2">
                <text:p>72</text:p>
              </table:table-cell>
              <table:table-cell office:value-type="float" office:value="180">
                <text:p>180</text:p>
              </table:table-cell>
              <table:table-cell office:value-type="float" office:value="513">
                <text:p>513</text:p>
              </table:table-cell>
              <table:table-cell office:value-type="float" office:value="896">
                <text:p>896</text:p>
              </table:table-cell>
              <table:table-cell office:value-type="float" office:value="928">
                <text:p>928</text:p>
              </table:table-cell>
              <table:table-cell office:value-type="float" office:value="960">
                <text:p>960</text:p>
              </table:table-cell>
              <table:table-cell office:value-type="float" office:value="1312">
                <text:p>1312</text:p>
              </table:table-cell>
              <table:table-cell office:value-type="float" office:value="1632">
                <text:p>1632</text:p>
              </table:table-cell>
              <table:table-cell office:value-type="float" office:value="2240">
                <text:p>2240</text:p>
              </table:table-cell>
              <table:table-cell office:value-type="float" office:value="2592">
                <text:p>2592</text:p>
              </table:table-cell>
              <table:table-cell office:value-type="float" office:value="3072">
                <text:p>3072</text:p>
              </table:table-cell>
              <table:table-cell office:value-type="float" office:value="3072">
                <text:p>3072</text:p>
              </table:table-cell>
              <table:table-cell office:value-type="float" office:value="3488">
                <text:p>3488</text:p>
              </table:table-cell>
              <table:table-cell office:value-type="float" office:value="3488">
                <text:p>3488</text:p>
              </table:table-cell>
              <table:table-cell office:value-type="float" office:value="3488">
                <text:p>3488</text:p>
              </table:table-cell>
              <table:table-cell office:value-type="float" office:value="5664">
                <text:p>5664</text:p>
              </table:table-cell>
              <table:table-cell office:value-type="float" office:value="8864">
                <text:p>8864</text:p>
              </table:table-cell>
              <table:table-cell office:value-type="float" office:value="8864">
                <text:p>88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51.314cm" svg:height="17.542cm" xlink:href=".." xlink:type="simple" loext:data-pilot-source="DataPilot3" chart:class="chart:line" chart:style-name="ch1">
        <chart:legend chart:legend-position="end" svg:x="42.766cm" svg:y="3.339cm" style:legend-expansion="high" chart:style-name="ch2"/>
        <chart:plot-area chart:style-name="ch3" table:cell-range-address="PivotChart" chart:data-source-has-labels="column" svg:x="1.026cm" svg:y="0.35cm" svg:width="40.714cm" svg:height="15.942cm">
          <chart:coordinate-region svg:x="3.129cm" svg:y="0.549cm" svg:width="38.424cm" svg:height="15.096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line">
            <chart:data-point chart:repeated="100"/>
          </chart:series>
          <chart:series chart:style-name="ch7" chart:values-cell-range-address="PT@data 1" chart:label-cell-address="PT@label 1" chart:class="chart:line">
            <chart:data-point chart:repeated="100"/>
          </chart:series>
          <chart:series chart:style-name="ch8" chart:values-cell-range-address="PT@data 2" chart:label-cell-address="PT@label 2" chart:class="chart:line">
            <chart:data-point chart:repeated="100"/>
          </chart:series>
          <chart:series chart:style-name="ch9" chart:values-cell-range-address="PT@data 3" chart:label-cell-address="PT@label 3" chart:class="chart:line">
            <chart:data-point chart:repeated="100"/>
          </chart:series>
          <chart:series chart:style-name="ch10" chart:values-cell-range-address="PT@data 4" chart:label-cell-address="PT@label 4" chart:class="chart:line">
            <chart:data-point chart:repeated="100"/>
          </chart:series>
          <chart:series chart:style-name="ch11" chart:values-cell-range-address="PT@data 5" chart:label-cell-address="PT@label 5" chart:class="chart:line">
            <chart:data-point chart:repeated="100"/>
          </chart:series>
          <chart:series chart:style-name="ch12" chart:values-cell-range-address="PT@data 6" chart:label-cell-address="PT@label 6" chart:class="chart:line">
            <chart:data-point chart:repeated="100"/>
          </chart:series>
          <chart:series chart:style-name="ch13" chart:values-cell-range-address="PT@data 7" chart:label-cell-address="PT@label 7" chart:class="chart:line">
            <chart:data-point chart:repeated="100"/>
          </chart:series>
          <chart:series chart:style-name="ch14" chart:values-cell-range-address="PT@data 8" chart:label-cell-address="PT@label 8" chart:class="chart:line">
            <chart:data-point chart:repeated="100"/>
          </chart:series>
          <chart:series chart:style-name="ch15" chart:values-cell-range-address="PT@data 9" chart:label-cell-address="PT@label 9" chart:class="chart:line">
            <chart:data-point chart:repeated="100"/>
          </chart:series>
          <chart:series chart:style-name="ch16" chart:values-cell-range-address="PT@data 10" chart:label-cell-address="PT@label 10" chart:class="chart:line">
            <chart:data-point chart:repeated="100"/>
          </chart:series>
          <chart:series chart:style-name="ch17" chart:values-cell-range-address="PT@data 11" chart:label-cell-address="PT@label 11" chart:class="chart:line">
            <chart:data-point chart:repeated="100"/>
          </chart:series>
          <chart:series chart:style-name="ch18" chart:values-cell-range-address="PT@data 12" chart:label-cell-address="PT@label 12" chart:class="chart:line">
            <chart:data-point chart:repeated="100"/>
          </chart:series>
          <chart:series chart:style-name="ch19" chart:values-cell-range-address="PT@data 13" chart:label-cell-address="PT@label 13" chart:class="chart:line">
            <chart:data-point chart:repeated="100"/>
          </chart:series>
          <chart:series chart:style-name="ch20" chart:values-cell-range-address="PT@data 14" chart:label-cell-address="PT@label 14" chart:class="chart:line">
            <chart:data-point chart:repeated="100"/>
          </chart:series>
          <chart:series chart:style-name="ch9" chart:values-cell-range-address="PT@data 15" chart:label-cell-address="PT@label 15" chart:class="chart:line">
            <chart:data-point chart:repeated="100"/>
          </chart:series>
          <chart:series chart:style-name="ch10" chart:values-cell-range-address="PT@data 16" chart:label-cell-address="PT@label 16" chart:class="chart:line">
            <chart:data-point chart:repeated="100"/>
          </chart:series>
          <chart:series chart:style-name="ch11" chart:values-cell-range-address="PT@data 17" chart:label-cell-address="PT@label 17" chart:class="chart:line">
            <chart:data-point chart:repeated="10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1_原太古代</text:p>
                <draw:g>
                  <svg:desc>PT@label 0</svg:desc>
                </draw:g>
              </table:table-cell>
              <table:table-cell office:value-type="string">
                <text:p>02_古太古代</text:p>
                <draw:g>
                  <svg:desc>PT@label 1</svg:desc>
                </draw:g>
              </table:table-cell>
              <table:table-cell office:value-type="string">
                <text:p>03_中太古代</text:p>
                <draw:g>
                  <svg:desc>PT@label 2</svg:desc>
                </draw:g>
              </table:table-cell>
              <table:table-cell office:value-type="string">
                <text:p>04_新太古代</text:p>
                <draw:g>
                  <svg:desc>PT@label 3</svg:desc>
                </draw:g>
              </table:table-cell>
              <table:table-cell office:value-type="string">
                <text:p>05_古原生代</text:p>
                <draw:g>
                  <svg:desc>PT@label 4</svg:desc>
                </draw:g>
              </table:table-cell>
              <table:table-cell office:value-type="string">
                <text:p>06_中原生代</text:p>
                <draw:g>
                  <svg:desc>PT@label 5</svg:desc>
                </draw:g>
              </table:table-cell>
              <table:table-cell office:value-type="string">
                <text:p>07_新原生代</text:p>
                <draw:g>
                  <svg:desc>PT@label 6</svg:desc>
                </draw:g>
              </table:table-cell>
              <table:table-cell office:value-type="string">
                <text:p>08_エディアカラ紀</text:p>
                <draw:g>
                  <svg:desc>PT@label 7</svg:desc>
                </draw:g>
              </table:table-cell>
              <table:table-cell office:value-type="string">
                <text:p>09_カンブリア紀</text:p>
                <draw:g>
                  <svg:desc>PT@label 8</svg:desc>
                </draw:g>
              </table:table-cell>
              <table:table-cell office:value-type="string">
                <text:p>10_オルドビス紀</text:p>
                <draw:g>
                  <svg:desc>PT@label 9</svg:desc>
                </draw:g>
              </table:table-cell>
              <table:table-cell office:value-type="string">
                <text:p>11_シルル紀</text:p>
                <draw:g>
                  <svg:desc>PT@label 10</svg:desc>
                </draw:g>
              </table:table-cell>
              <table:table-cell office:value-type="string">
                <text:p>12_デボン紀</text:p>
                <draw:g>
                  <svg:desc>PT@label 11</svg:desc>
                </draw:g>
              </table:table-cell>
              <table:table-cell office:value-type="string">
                <text:p>13_石炭紀</text:p>
                <draw:g>
                  <svg:desc>PT@label 12</svg:desc>
                </draw:g>
              </table:table-cell>
              <table:table-cell office:value-type="string">
                <text:p>14_ペルム紀</text:p>
                <draw:g>
                  <svg:desc>PT@label 13</svg:desc>
                </draw:g>
              </table:table-cell>
              <table:table-cell office:value-type="string">
                <text:p>15_中生代</text:p>
                <draw:g>
                  <svg:desc>PT@label 14</svg:desc>
                </draw:g>
              </table:table-cell>
              <table:table-cell office:value-type="string">
                <text:p>16_新生代</text:p>
                <draw:g>
                  <svg:desc>PT@label 15</svg:desc>
                </draw:g>
              </table:table-cell>
              <table:table-cell office:value-type="string">
                <text:p>17_完新世</text:p>
                <draw:g>
                  <svg:desc>PT@label 16</svg:desc>
                </draw:g>
              </table:table-cell>
              <table:table-cell office:value-type="string">
                <text:p>18_終末代</text:p>
                <draw:g>
                  <svg:desc>PT@label 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PT@categories</svg:desc>
                </draw:g>
              </table:table-cell>
              <table:table-cell office:value-type="float" office:value="512000000">
                <text:p>512000000</text:p>
                <draw:g>
                  <svg:desc>PT@data 0</svg:desc>
                </draw:g>
              </table:table-cell>
              <table:table-cell office:value-type="float" office:value="896000000">
                <text:p>896000000</text:p>
                <draw:g>
                  <svg:desc>PT@data 1</svg:desc>
                </draw:g>
              </table:table-cell>
              <table:table-cell office:value-type="float" office:value="1940000000">
                <text:p>1940000000</text:p>
                <draw:g>
                  <svg:desc>PT@data 2</svg:desc>
                </draw:g>
              </table:table-cell>
              <table:table-cell office:value-type="float" office:value="2996000000">
                <text:p>2996000000</text:p>
                <draw:g>
                  <svg:desc>PT@data 3</svg:desc>
                </draw:g>
              </table:table-cell>
              <table:table-cell office:value-type="float" office:value="3086000000">
                <text:p>3086000000</text:p>
                <draw:g>
                  <svg:desc>PT@data 4</svg:desc>
                </draw:g>
              </table:table-cell>
              <table:table-cell office:value-type="float" office:value="3214000000">
                <text:p>3214000000</text:p>
                <draw:g>
                  <svg:desc>PT@data 5</svg:desc>
                </draw:g>
              </table:table-cell>
              <table:table-cell office:value-type="float" office:value="3534000000">
                <text:p>3534000000</text:p>
                <draw:g>
                  <svg:desc>PT@data 6</svg:desc>
                </draw:g>
              </table:table-cell>
              <table:table-cell office:value-type="float" office:value="4399600000">
                <text:p>4399600000</text:p>
                <draw:g>
                  <svg:desc>PT@data 7</svg:desc>
                </draw:g>
              </table:table-cell>
              <table:table-cell office:value-type="float" office:value="4441200000">
                <text:p>4441200000</text:p>
                <draw:g>
                  <svg:desc>PT@data 8</svg:desc>
                </draw:g>
              </table:table-cell>
              <table:table-cell office:value-type="float" office:value="4511600000">
                <text:p>4511600000</text:p>
                <draw:g>
                  <svg:desc>PT@data 9</svg:desc>
                </draw:g>
              </table:table-cell>
              <table:table-cell office:value-type="float" office:value="4511600000">
                <text:p>4511600000</text:p>
                <draw:g>
                  <svg:desc>PT@data 10</svg:desc>
                </draw:g>
              </table:table-cell>
              <table:table-cell office:value-type="float" office:value="4511600000">
                <text:p>4511600000</text:p>
                <draw:g>
                  <svg:desc>PT@data 11</svg:desc>
                </draw:g>
              </table:table-cell>
              <table:table-cell office:value-type="float" office:value="4518000000">
                <text:p>4518000000</text:p>
                <draw:g>
                  <svg:desc>PT@data 12</svg:desc>
                </draw:g>
              </table:table-cell>
              <table:table-cell office:value-type="float" office:value="4518000000">
                <text:p>4518000000</text:p>
                <draw:g>
                  <svg:desc>PT@data 13</svg:desc>
                </draw:g>
              </table:table-cell>
              <table:table-cell office:value-type="float" office:value="4518000000">
                <text:p>4518000000</text:p>
                <draw:g>
                  <svg:desc>PT@data 14</svg:desc>
                </draw:g>
              </table:table-cell>
              <table:table-cell office:value-type="float" office:value="4824080000">
                <text:p>4824080000</text:p>
                <draw:g>
                  <svg:desc>PT@data 15</svg:desc>
                </draw:g>
              </table:table-cell>
              <table:table-cell office:value-type="float" office:value="4872080000">
                <text:p>4872080000</text:p>
                <draw:g>
                  <svg:desc>PT@data 16</svg:desc>
                </draw:g>
              </table:table-cell>
              <table:table-cell office:value-type="float" office:value="4872080000">
                <text:p>4872080000</text:p>
                <draw:g>
                  <svg:desc>PT@data 17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506000000">
                <text:p>506000000</text:p>
              </table:table-cell>
              <table:table-cell office:value-type="float" office:value="740000000">
                <text:p>740000000</text:p>
              </table:table-cell>
              <table:table-cell office:value-type="float" office:value="1844000000">
                <text:p>1844000000</text:p>
              </table:table-cell>
              <table:table-cell office:value-type="float" office:value="2996000000">
                <text:p>2996000000</text:p>
              </table:table-cell>
              <table:table-cell office:value-type="float" office:value="3091000000">
                <text:p>3091000000</text:p>
              </table:table-cell>
              <table:table-cell office:value-type="float" office:value="3219000000">
                <text:p>3219000000</text:p>
              </table:table-cell>
              <table:table-cell office:value-type="float" office:value="3411000000">
                <text:p>3411000000</text:p>
              </table:table-cell>
              <table:table-cell office:value-type="float" office:value="4144800000">
                <text:p>4144800000</text:p>
              </table:table-cell>
              <table:table-cell office:value-type="float" office:value="4208800000">
                <text:p>4208800000</text:p>
              </table:table-cell>
              <table:table-cell office:value-type="float" office:value="4276000000">
                <text:p>4276000000</text:p>
              </table:table-cell>
              <table:table-cell office:value-type="float" office:value="4276000000">
                <text:p>4276000000</text:p>
              </table:table-cell>
              <table:table-cell office:value-type="float" office:value="4276000000">
                <text:p>4276000000</text:p>
              </table:table-cell>
              <table:table-cell office:value-type="float" office:value="4343200000">
                <text:p>4343200000</text:p>
              </table:table-cell>
              <table:table-cell office:value-type="float" office:value="4346400000">
                <text:p>4346400000</text:p>
              </table:table-cell>
              <table:table-cell office:value-type="float" office:value="4346400000">
                <text:p>4346400000</text:p>
              </table:table-cell>
              <table:table-cell office:value-type="float" office:value="4709200000">
                <text:p>4709200000</text:p>
              </table:table-cell>
              <table:table-cell office:value-type="float" office:value="4728720160">
                <text:p>4728720160</text:p>
              </table:table-cell>
              <table:table-cell office:value-type="float" office:value="4728720160">
                <text:p>472872016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0000000">
                <text:p>540000000</text:p>
              </table:table-cell>
              <table:table-cell office:value-type="float" office:value="960000000">
                <text:p>960000000</text:p>
              </table:table-cell>
              <table:table-cell office:value-type="float" office:value="1968000000">
                <text:p>1968000000</text:p>
              </table:table-cell>
              <table:table-cell office:value-type="float" office:value="3024000000">
                <text:p>3024000000</text:p>
              </table:table-cell>
              <table:table-cell office:value-type="float" office:value="3206000000">
                <text:p>3206000000</text:p>
              </table:table-cell>
              <table:table-cell office:value-type="float" office:value="3270000000">
                <text:p>3270000000</text:p>
              </table:table-cell>
              <table:table-cell office:value-type="float" office:value="3526000000">
                <text:p>3526000000</text:p>
              </table:table-cell>
              <table:table-cell office:value-type="float" office:value="4773700000">
                <text:p>4773700000</text:p>
              </table:table-cell>
              <table:table-cell office:value-type="float" office:value="4847300000">
                <text:p>4847300000</text:p>
              </table:table-cell>
              <table:table-cell office:value-type="float" office:value="4856900000">
                <text:p>4856900000</text:p>
              </table:table-cell>
              <table:table-cell office:value-type="float" office:value="4876100000">
                <text:p>4876100000</text:p>
              </table:table-cell>
              <table:table-cell office:value-type="float" office:value="4876100000">
                <text:p>4876100000</text:p>
              </table:table-cell>
              <table:table-cell office:value-type="float" office:value="4904900000">
                <text:p>4904900000</text:p>
              </table:table-cell>
              <table:table-cell office:value-type="float" office:value="4904900000">
                <text:p>4904900000</text:p>
              </table:table-cell>
              <table:table-cell office:value-type="float" office:value="4904900000">
                <text:p>4904900000</text:p>
              </table:table-cell>
              <table:table-cell office:value-type="float" office:value="5088500000">
                <text:p>5088500000</text:p>
              </table:table-cell>
              <table:table-cell office:value-type="float" office:value="5162740000">
                <text:p>5162740000</text:p>
              </table:table-cell>
              <table:table-cell office:value-type="float" office:value="5162740000">
                <text:p>516274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9000000">
                <text:p>519000000</text:p>
              </table:table-cell>
              <table:table-cell office:value-type="float" office:value="999000000">
                <text:p>999000000</text:p>
              </table:table-cell>
              <table:table-cell office:value-type="float" office:value="1851000000">
                <text:p>1851000000</text:p>
              </table:table-cell>
              <table:table-cell office:value-type="float" office:value="3579000000">
                <text:p>3579000000</text:p>
              </table:table-cell>
              <table:table-cell office:value-type="float" office:value="3664000000">
                <text:p>3664000000</text:p>
              </table:table-cell>
              <table:table-cell office:value-type="float" office:value="3856000000">
                <text:p>3856000000</text:p>
              </table:table-cell>
              <table:table-cell office:value-type="float" office:value="4368000000">
                <text:p>4368000000</text:p>
              </table:table-cell>
              <table:table-cell office:value-type="float" office:value="4928800000">
                <text:p>4928800000</text:p>
              </table:table-cell>
              <table:table-cell office:value-type="float" office:value="4989600000">
                <text:p>4989600000</text:p>
              </table:table-cell>
              <table:table-cell office:value-type="float" office:value="5053600000">
                <text:p>5053600000</text:p>
              </table:table-cell>
              <table:table-cell office:value-type="float" office:value="5069600000">
                <text:p>5069600000</text:p>
              </table:table-cell>
              <table:table-cell office:value-type="float" office:value="5108000000">
                <text:p>5108000000</text:p>
              </table:table-cell>
              <table:table-cell office:value-type="float" office:value="5108000000">
                <text:p>5108000000</text:p>
              </table:table-cell>
              <table:table-cell office:value-type="float" office:value="5108000000">
                <text:p>5108000000</text:p>
              </table:table-cell>
              <table:table-cell office:value-type="float" office:value="5108000000">
                <text:p>5108000000</text:p>
              </table:table-cell>
              <table:table-cell office:value-type="float" office:value="5423120000">
                <text:p>5423120000</text:p>
              </table:table-cell>
              <table:table-cell office:value-type="float" office:value="5469880300">
                <text:p>5469880300</text:p>
              </table:table-cell>
              <table:table-cell office:value-type="float" office:value="5469880300">
                <text:p>54698803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0000000">
                <text:p>510000000</text:p>
              </table:table-cell>
              <table:table-cell office:value-type="float" office:value="1020000000">
                <text:p>1020000000</text:p>
              </table:table-cell>
              <table:table-cell office:value-type="float" office:value="1851000000">
                <text:p>1851000000</text:p>
              </table:table-cell>
              <table:table-cell office:value-type="float" office:value="3003000000">
                <text:p>3003000000</text:p>
              </table:table-cell>
              <table:table-cell office:value-type="float" office:value="3091000000">
                <text:p>3091000000</text:p>
              </table:table-cell>
              <table:table-cell office:value-type="float" office:value="3155000000">
                <text:p>3155000000</text:p>
              </table:table-cell>
              <table:table-cell office:value-type="float" office:value="3347000000">
                <text:p>3347000000</text:p>
              </table:table-cell>
              <table:table-cell office:value-type="float" office:value="4022500000">
                <text:p>4022500000</text:p>
              </table:table-cell>
              <table:table-cell office:value-type="float" office:value="4089700000">
                <text:p>4089700000</text:p>
              </table:table-cell>
              <table:table-cell office:value-type="float" office:value="4134600000">
                <text:p>4134600000</text:p>
              </table:table-cell>
              <table:table-cell office:value-type="float" office:value="4156900000">
                <text:p>4156900000</text:p>
              </table:table-cell>
              <table:table-cell office:value-type="float" office:value="4163300000">
                <text:p>4163300000</text:p>
              </table:table-cell>
              <table:table-cell office:value-type="float" office:value="4224100000">
                <text:p>4224100000</text:p>
              </table:table-cell>
              <table:table-cell office:value-type="float" office:value="4224100000">
                <text:p>4224100000</text:p>
              </table:table-cell>
              <table:table-cell office:value-type="float" office:value="4224100000">
                <text:p>4224100000</text:p>
              </table:table-cell>
              <table:table-cell office:value-type="float" office:value="4358180000">
                <text:p>4358180000</text:p>
              </table:table-cell>
              <table:table-cell office:value-type="float" office:value="4416680190">
                <text:p>4416680190</text:p>
              </table:table-cell>
              <table:table-cell office:value-type="float" office:value="4416680190">
                <text:p>44166801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0000000">
                <text:p>540000000</text:p>
              </table:table-cell>
              <table:table-cell office:value-type="float" office:value="936000000">
                <text:p>936000000</text:p>
              </table:table-cell>
              <table:table-cell office:value-type="float" office:value="1872000000">
                <text:p>1872000000</text:p>
              </table:table-cell>
              <table:table-cell office:value-type="float" office:value="3315000000">
                <text:p>3315000000</text:p>
              </table:table-cell>
              <table:table-cell office:value-type="float" office:value="3401000000">
                <text:p>3401000000</text:p>
              </table:table-cell>
              <table:table-cell office:value-type="float" office:value="3529000000">
                <text:p>3529000000</text:p>
              </table:table-cell>
              <table:table-cell office:value-type="float" office:value="4105000000">
                <text:p>4105000000</text:p>
              </table:table-cell>
              <table:table-cell office:value-type="float" office:value="4599900000">
                <text:p>4599900000</text:p>
              </table:table-cell>
              <table:table-cell office:value-type="float" office:value="4657500000">
                <text:p>4657500000</text:p>
              </table:table-cell>
              <table:table-cell office:value-type="float" office:value="4673500000">
                <text:p>4673500000</text:p>
              </table:table-cell>
              <table:table-cell office:value-type="float" office:value="4699100000">
                <text:p>4699100000</text:p>
              </table:table-cell>
              <table:table-cell office:value-type="float" office:value="4711900000">
                <text:p>4711900000</text:p>
              </table:table-cell>
              <table:table-cell office:value-type="float" office:value="4775900000">
                <text:p>4775900000</text:p>
              </table:table-cell>
              <table:table-cell office:value-type="float" office:value="4788700000">
                <text:p>4788700000</text:p>
              </table:table-cell>
              <table:table-cell office:value-type="float" office:value="4788700000">
                <text:p>4788700000</text:p>
              </table:table-cell>
              <table:table-cell office:value-type="float" office:value="4924220000">
                <text:p>4924220000</text:p>
              </table:table-cell>
              <table:table-cell office:value-type="float" office:value="4976640030">
                <text:p>4976640030</text:p>
              </table:table-cell>
              <table:table-cell office:value-type="float" office:value="4976640030">
                <text:p>49766400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0000000">
                <text:p>540000000</text:p>
              </table:table-cell>
              <table:table-cell office:value-type="float" office:value="726000000">
                <text:p>726000000</text:p>
              </table:table-cell>
              <table:table-cell office:value-type="float" office:value="1968000000">
                <text:p>1968000000</text:p>
              </table:table-cell>
              <table:table-cell office:value-type="float" office:value="3024000000">
                <text:p>3024000000</text:p>
              </table:table-cell>
              <table:table-cell office:value-type="float" office:value="3192000000">
                <text:p>3192000000</text:p>
              </table:table-cell>
              <table:table-cell office:value-type="float" office:value="3256000000">
                <text:p>3256000000</text:p>
              </table:table-cell>
              <table:table-cell office:value-type="float" office:value="4024000000">
                <text:p>4024000000</text:p>
              </table:table-cell>
              <table:table-cell office:value-type="float" office:value="4398500000">
                <text:p>4398500000</text:p>
              </table:table-cell>
              <table:table-cell office:value-type="float" office:value="4452900000">
                <text:p>4452900000</text:p>
              </table:table-cell>
              <table:table-cell office:value-type="float" office:value="4574500000">
                <text:p>4574500000</text:p>
              </table:table-cell>
              <table:table-cell office:value-type="float" office:value="4641700000">
                <text:p>4641700000</text:p>
              </table:table-cell>
              <table:table-cell office:value-type="float" office:value="4641700000">
                <text:p>4641700000</text:p>
              </table:table-cell>
              <table:table-cell office:value-type="float" office:value="4641700000">
                <text:p>4641700000</text:p>
              </table:table-cell>
              <table:table-cell office:value-type="float" office:value="4641700000">
                <text:p>4641700000</text:p>
              </table:table-cell>
              <table:table-cell office:value-type="float" office:value="4641700000">
                <text:p>4641700000</text:p>
              </table:table-cell>
              <table:table-cell office:value-type="float" office:value="4940180000">
                <text:p>4940180000</text:p>
              </table:table-cell>
              <table:table-cell office:value-type="float" office:value="4981020060">
                <text:p>4981020060</text:p>
              </table:table-cell>
              <table:table-cell office:value-type="float" office:value="4981020060">
                <text:p>49810200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4000000">
                <text:p>504000000</text:p>
              </table:table-cell>
              <table:table-cell office:value-type="float" office:value="1062000000">
                <text:p>1062000000</text:p>
              </table:table-cell>
              <table:table-cell office:value-type="float" office:value="1830000000">
                <text:p>1830000000</text:p>
              </table:table-cell>
              <table:table-cell office:value-type="float" office:value="3270000000">
                <text:p>3270000000</text:p>
              </table:table-cell>
              <table:table-cell office:value-type="float" office:value="3353000000">
                <text:p>3353000000</text:p>
              </table:table-cell>
              <table:table-cell office:value-type="float" office:value="3545000000">
                <text:p>3545000000</text:p>
              </table:table-cell>
              <table:table-cell office:value-type="float" office:value="4313000000">
                <text:p>4313000000</text:p>
              </table:table-cell>
              <table:table-cell office:value-type="float" office:value="4973300000">
                <text:p>4973300000</text:p>
              </table:table-cell>
              <table:table-cell office:value-type="float" office:value="5034100000">
                <text:p>5034100000</text:p>
              </table:table-cell>
              <table:table-cell office:value-type="float" office:value="5072500000">
                <text:p>5072500000</text:p>
              </table:table-cell>
              <table:table-cell office:value-type="float" office:value="5085300000">
                <text:p>5085300000</text:p>
              </table:table-cell>
              <table:table-cell office:value-type="float" office:value="5139700000">
                <text:p>5139700000</text:p>
              </table:table-cell>
              <table:table-cell office:value-type="float" office:value="5139700000">
                <text:p>5139700000</text:p>
              </table:table-cell>
              <table:table-cell office:value-type="float" office:value="5139700000">
                <text:p>5139700000</text:p>
              </table:table-cell>
              <table:table-cell office:value-type="float" office:value="5139700000">
                <text:p>5139700000</text:p>
              </table:table-cell>
              <table:table-cell office:value-type="float" office:value="5509860000">
                <text:p>5509860000</text:p>
              </table:table-cell>
              <table:table-cell office:value-type="float" office:value="5538780260">
                <text:p>5538780260</text:p>
              </table:table-cell>
              <table:table-cell office:value-type="float" office:value="5538780260">
                <text:p>55387802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6000000">
                <text:p>546000000</text:p>
              </table:table-cell>
              <table:table-cell office:value-type="float" office:value="753000000">
                <text:p>753000000</text:p>
              </table:table-cell>
              <table:table-cell office:value-type="float" office:value="1872000000">
                <text:p>1872000000</text:p>
              </table:table-cell>
              <table:table-cell office:value-type="float" office:value="2928000000">
                <text:p>2928000000</text:p>
              </table:table-cell>
              <table:table-cell office:value-type="float" office:value="3013000000">
                <text:p>3013000000</text:p>
              </table:table-cell>
              <table:table-cell office:value-type="float" office:value="3079000000">
                <text:p>3079000000</text:p>
              </table:table-cell>
              <table:table-cell office:value-type="float" office:value="3653000000">
                <text:p>3653000000</text:p>
              </table:table-cell>
              <table:table-cell office:value-type="float" office:value="4099100000">
                <text:p>4099100000</text:p>
              </table:table-cell>
              <table:table-cell office:value-type="float" office:value="4140700000">
                <text:p>4140700000</text:p>
              </table:table-cell>
              <table:table-cell office:value-type="float" office:value="4204700000">
                <text:p>4204700000</text:p>
              </table:table-cell>
              <table:table-cell office:value-type="float" office:value="4223900000">
                <text:p>4223900000</text:p>
              </table:table-cell>
              <table:table-cell office:value-type="float" office:value="4223900000">
                <text:p>4223900000</text:p>
              </table:table-cell>
              <table:table-cell office:value-type="float" office:value="4259100000">
                <text:p>4259100000</text:p>
              </table:table-cell>
              <table:table-cell office:value-type="float" office:value="4259100000">
                <text:p>4259100000</text:p>
              </table:table-cell>
              <table:table-cell office:value-type="float" office:value="4259100000">
                <text:p>4259100000</text:p>
              </table:table-cell>
              <table:table-cell office:value-type="float" office:value="4548620000">
                <text:p>4548620000</text:p>
              </table:table-cell>
              <table:table-cell office:value-type="float" office:value="4598260140">
                <text:p>4598260140</text:p>
              </table:table-cell>
              <table:table-cell office:value-type="float" office:value="4598260140">
                <text:p>45982601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8000000">
                <text:p>538000000</text:p>
              </table:table-cell>
              <table:table-cell office:value-type="float" office:value="904000000">
                <text:p>904000000</text:p>
              </table:table-cell>
              <table:table-cell office:value-type="float" office:value="1954000000">
                <text:p>1954000000</text:p>
              </table:table-cell>
              <table:table-cell office:value-type="float" office:value="3682000000">
                <text:p>3682000000</text:p>
              </table:table-cell>
              <table:table-cell office:value-type="float" office:value="3858000000">
                <text:p>3858000000</text:p>
              </table:table-cell>
              <table:table-cell office:value-type="float" office:value="4050000000">
                <text:p>4050000000</text:p>
              </table:table-cell>
              <table:table-cell office:value-type="float" office:value="4690000000">
                <text:p>4690000000</text:p>
              </table:table-cell>
              <table:table-cell office:value-type="float" office:value="5314800000">
                <text:p>5314800000</text:p>
              </table:table-cell>
              <table:table-cell office:value-type="float" office:value="5420400000">
                <text:p>5420400000</text:p>
              </table:table-cell>
              <table:table-cell office:value-type="float" office:value="5436400000">
                <text:p>5436400000</text:p>
              </table:table-cell>
              <table:table-cell office:value-type="float" office:value="5439600000">
                <text:p>5439600000</text:p>
              </table:table-cell>
              <table:table-cell office:value-type="float" office:value="5439600000">
                <text:p>5439600000</text:p>
              </table:table-cell>
              <table:table-cell office:value-type="float" office:value="5506800000">
                <text:p>5506800000</text:p>
              </table:table-cell>
              <table:table-cell office:value-type="float" office:value="5596400000">
                <text:p>5596400000</text:p>
              </table:table-cell>
              <table:table-cell office:value-type="float" office:value="5596400000">
                <text:p>5596400000</text:p>
              </table:table-cell>
              <table:table-cell office:value-type="float" office:value="5686880000">
                <text:p>5686880000</text:p>
              </table:table-cell>
              <table:table-cell office:value-type="float" office:value="5745600080">
                <text:p>5745600080</text:p>
              </table:table-cell>
              <table:table-cell office:value-type="float" office:value="5745600080">
                <text:p>57456000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9000000">
                <text:p>519000000</text:p>
              </table:table-cell>
              <table:table-cell office:value-type="float" office:value="819000000">
                <text:p>819000000</text:p>
              </table:table-cell>
              <table:table-cell office:value-type="float" office:value="1755000000">
                <text:p>1755000000</text:p>
              </table:table-cell>
              <table:table-cell office:value-type="float" office:value="2811000000">
                <text:p>2811000000</text:p>
              </table:table-cell>
              <table:table-cell office:value-type="float" office:value="2882000000">
                <text:p>2882000000</text:p>
              </table:table-cell>
              <table:table-cell office:value-type="float" office:value="2946000000">
                <text:p>2946000000</text:p>
              </table:table-cell>
              <table:table-cell office:value-type="float" office:value="3266000000">
                <text:p>3266000000</text:p>
              </table:table-cell>
              <table:table-cell office:value-type="float" office:value="4178500000">
                <text:p>4178500000</text:p>
              </table:table-cell>
              <table:table-cell office:value-type="float" office:value="4223300000">
                <text:p>4223300000</text:p>
              </table:table-cell>
              <table:table-cell office:value-type="float" office:value="4236100000">
                <text:p>4236100000</text:p>
              </table:table-cell>
              <table:table-cell office:value-type="float" office:value="4271300000">
                <text:p>4271300000</text:p>
              </table:table-cell>
              <table:table-cell office:value-type="float" office:value="4306500000">
                <text:p>4306500000</text:p>
              </table:table-cell>
              <table:table-cell office:value-type="float" office:value="4306500000">
                <text:p>4306500000</text:p>
              </table:table-cell>
              <table:table-cell office:value-type="float" office:value="4306500000">
                <text:p>4306500000</text:p>
              </table:table-cell>
              <table:table-cell office:value-type="float" office:value="4306500000">
                <text:p>4306500000</text:p>
              </table:table-cell>
              <table:table-cell office:value-type="float" office:value="4517380000">
                <text:p>4517380000</text:p>
              </table:table-cell>
              <table:table-cell office:value-type="float" office:value="4585380240">
                <text:p>4585380240</text:p>
              </table:table-cell>
              <table:table-cell office:value-type="float" office:value="4585380240">
                <text:p>45853802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6000000">
                <text:p>506000000</text:p>
              </table:table-cell>
              <table:table-cell office:value-type="float" office:value="917000000">
                <text:p>917000000</text:p>
              </table:table-cell>
              <table:table-cell office:value-type="float" office:value="1748000000">
                <text:p>1748000000</text:p>
              </table:table-cell>
              <table:table-cell office:value-type="float" office:value="2708000000">
                <text:p>2708000000</text:p>
              </table:table-cell>
              <table:table-cell office:value-type="float" office:value="2793000000">
                <text:p>2793000000</text:p>
              </table:table-cell>
              <table:table-cell office:value-type="float" office:value="2857000000">
                <text:p>2857000000</text:p>
              </table:table-cell>
              <table:table-cell office:value-type="float" office:value="3177000000">
                <text:p>3177000000</text:p>
              </table:table-cell>
              <table:table-cell office:value-type="float" office:value="4014200000">
                <text:p>4014200000</text:p>
              </table:table-cell>
              <table:table-cell office:value-type="float" office:value="4058900000">
                <text:p>4058900000</text:p>
              </table:table-cell>
              <table:table-cell office:value-type="float" office:value="4090900000">
                <text:p>4090900000</text:p>
              </table:table-cell>
              <table:table-cell office:value-type="float" office:value="4106900000">
                <text:p>4106900000</text:p>
              </table:table-cell>
              <table:table-cell office:value-type="float" office:value="4106900000">
                <text:p>4106900000</text:p>
              </table:table-cell>
              <table:table-cell office:value-type="float" office:value="4132500000">
                <text:p>4132500000</text:p>
              </table:table-cell>
              <table:table-cell office:value-type="float" office:value="4132500000">
                <text:p>4132500000</text:p>
              </table:table-cell>
              <table:table-cell office:value-type="float" office:value="4132500000">
                <text:p>4132500000</text:p>
              </table:table-cell>
              <table:table-cell office:value-type="float" office:value="4354580000">
                <text:p>4354580000</text:p>
              </table:table-cell>
              <table:table-cell office:value-type="float" office:value="4417380280">
                <text:p>4417380280</text:p>
              </table:table-cell>
              <table:table-cell office:value-type="float" office:value="4417380280">
                <text:p>44173802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1000000">
                <text:p>511000000</text:p>
              </table:table-cell>
              <table:table-cell office:value-type="float" office:value="1006000000">
                <text:p>1006000000</text:p>
              </table:table-cell>
              <table:table-cell office:value-type="float" office:value="1933000000">
                <text:p>1933000000</text:p>
              </table:table-cell>
              <table:table-cell office:value-type="float" office:value="3088000000">
                <text:p>3088000000</text:p>
              </table:table-cell>
              <table:table-cell office:value-type="float" office:value="3178000000">
                <text:p>3178000000</text:p>
              </table:table-cell>
              <table:table-cell office:value-type="float" office:value="3242000000">
                <text:p>3242000000</text:p>
              </table:table-cell>
              <table:table-cell office:value-type="float" office:value="3434000000">
                <text:p>3434000000</text:p>
              </table:table-cell>
              <table:table-cell office:value-type="float" office:value="4390200000">
                <text:p>4390200000</text:p>
              </table:table-cell>
              <table:table-cell office:value-type="float" office:value="4438200000">
                <text:p>4438200000</text:p>
              </table:table-cell>
              <table:table-cell office:value-type="float" office:value="4601400000">
                <text:p>4601400000</text:p>
              </table:table-cell>
              <table:table-cell office:value-type="float" office:value="4607800000">
                <text:p>4607800000</text:p>
              </table:table-cell>
              <table:table-cell office:value-type="float" office:value="4636600000">
                <text:p>4636600000</text:p>
              </table:table-cell>
              <table:table-cell office:value-type="float" office:value="4636600000">
                <text:p>4636600000</text:p>
              </table:table-cell>
              <table:table-cell office:value-type="float" office:value="4636600000">
                <text:p>4636600000</text:p>
              </table:table-cell>
              <table:table-cell office:value-type="float" office:value="4636600000">
                <text:p>4636600000</text:p>
              </table:table-cell>
              <table:table-cell office:value-type="float" office:value="4897320000">
                <text:p>4897320000</text:p>
              </table:table-cell>
              <table:table-cell office:value-type="float" office:value="4953900190">
                <text:p>4953900190</text:p>
              </table:table-cell>
              <table:table-cell office:value-type="float" office:value="4953900190">
                <text:p>49539001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3000000">
                <text:p>533000000</text:p>
              </table:table-cell>
              <table:table-cell office:value-type="float" office:value="1109000000">
                <text:p>1109000000</text:p>
              </table:table-cell>
              <table:table-cell office:value-type="float" office:value="2057000000">
                <text:p>2057000000</text:p>
              </table:table-cell>
              <table:table-cell office:value-type="float" office:value="3209000000">
                <text:p>3209000000</text:p>
              </table:table-cell>
              <table:table-cell office:value-type="float" office:value="3377000000">
                <text:p>3377000000</text:p>
              </table:table-cell>
              <table:table-cell office:value-type="float" office:value="3441000000">
                <text:p>3441000000</text:p>
              </table:table-cell>
              <table:table-cell office:value-type="float" office:value="3633000000">
                <text:p>3633000000</text:p>
              </table:table-cell>
              <table:table-cell office:value-type="float" office:value="4479600000">
                <text:p>4479600000</text:p>
              </table:table-cell>
              <table:table-cell office:value-type="float" office:value="4534000000">
                <text:p>4534000000</text:p>
              </table:table-cell>
              <table:table-cell office:value-type="float" office:value="4578800000">
                <text:p>4578800000</text:p>
              </table:table-cell>
              <table:table-cell office:value-type="float" office:value="4578800000">
                <text:p>4578800000</text:p>
              </table:table-cell>
              <table:table-cell office:value-type="float" office:value="4578800000">
                <text:p>4578800000</text:p>
              </table:table-cell>
              <table:table-cell office:value-type="float" office:value="4633200000">
                <text:p>4633200000</text:p>
              </table:table-cell>
              <table:table-cell office:value-type="float" office:value="4633200000">
                <text:p>4633200000</text:p>
              </table:table-cell>
              <table:table-cell office:value-type="float" office:value="4633200000">
                <text:p>4633200000</text:p>
              </table:table-cell>
              <table:table-cell office:value-type="float" office:value="4889140000">
                <text:p>4889140000</text:p>
              </table:table-cell>
              <table:table-cell office:value-type="float" office:value="4940180080">
                <text:p>4940180080</text:p>
              </table:table-cell>
              <table:table-cell office:value-type="float" office:value="4940180080">
                <text:p>49401800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2000000">
                <text:p>532000000</text:p>
              </table:table-cell>
              <table:table-cell office:value-type="float" office:value="997000000">
                <text:p>997000000</text:p>
              </table:table-cell>
              <table:table-cell office:value-type="float" office:value="1861000000">
                <text:p>1861000000</text:p>
              </table:table-cell>
              <table:table-cell office:value-type="float" office:value="3010000000">
                <text:p>3010000000</text:p>
              </table:table-cell>
              <table:table-cell office:value-type="float" office:value="3099000000">
                <text:p>3099000000</text:p>
              </table:table-cell>
              <table:table-cell office:value-type="float" office:value="3227000000">
                <text:p>3227000000</text:p>
              </table:table-cell>
              <table:table-cell office:value-type="float" office:value="3675000000">
                <text:p>3675000000</text:p>
              </table:table-cell>
              <table:table-cell office:value-type="float" office:value="4490000000">
                <text:p>4490000000</text:p>
              </table:table-cell>
              <table:table-cell office:value-type="float" office:value="4624300000">
                <text:p>4624300000</text:p>
              </table:table-cell>
              <table:table-cell office:value-type="float" office:value="4656300000">
                <text:p>4656300000</text:p>
              </table:table-cell>
              <table:table-cell office:value-type="float" office:value="4665900000">
                <text:p>4665900000</text:p>
              </table:table-cell>
              <table:table-cell office:value-type="float" office:value="4729900000">
                <text:p>4729900000</text:p>
              </table:table-cell>
              <table:table-cell office:value-type="float" office:value="4729900000">
                <text:p>4729900000</text:p>
              </table:table-cell>
              <table:table-cell office:value-type="float" office:value="4729900000">
                <text:p>4729900000</text:p>
              </table:table-cell>
              <table:table-cell office:value-type="float" office:value="4729900000">
                <text:p>4729900000</text:p>
              </table:table-cell>
              <table:table-cell office:value-type="float" office:value="4964380000">
                <text:p>4964380000</text:p>
              </table:table-cell>
              <table:table-cell office:value-type="float" office:value="5011720010">
                <text:p>5011720010</text:p>
              </table:table-cell>
              <table:table-cell office:value-type="float" office:value="5011720010">
                <text:p>50117200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5000000">
                <text:p>545000000</text:p>
              </table:table-cell>
              <table:table-cell office:value-type="float" office:value="1025000000">
                <text:p>1025000000</text:p>
              </table:table-cell>
              <table:table-cell office:value-type="float" office:value="1865000000">
                <text:p>1865000000</text:p>
              </table:table-cell>
              <table:table-cell office:value-type="float" office:value="2729000000">
                <text:p>2729000000</text:p>
              </table:table-cell>
              <table:table-cell office:value-type="float" office:value="2822000000">
                <text:p>2822000000</text:p>
              </table:table-cell>
              <table:table-cell office:value-type="float" office:value="2886000000">
                <text:p>2886000000</text:p>
              </table:table-cell>
              <table:table-cell office:value-type="float" office:value="3270000000">
                <text:p>3270000000</text:p>
              </table:table-cell>
              <table:table-cell office:value-type="float" office:value="3892900000">
                <text:p>3892900000</text:p>
              </table:table-cell>
              <table:table-cell office:value-type="float" office:value="3950500000">
                <text:p>3950500000</text:p>
              </table:table-cell>
              <table:table-cell office:value-type="float" office:value="3988900000">
                <text:p>3988900000</text:p>
              </table:table-cell>
              <table:table-cell office:value-type="float" office:value="4033700000">
                <text:p>4033700000</text:p>
              </table:table-cell>
              <table:table-cell office:value-type="float" office:value="4033700000">
                <text:p>4033700000</text:p>
              </table:table-cell>
              <table:table-cell office:value-type="float" office:value="4043300000">
                <text:p>4043300000</text:p>
              </table:table-cell>
              <table:table-cell office:value-type="float" office:value="4043300000">
                <text:p>4043300000</text:p>
              </table:table-cell>
              <table:table-cell office:value-type="float" office:value="4043300000">
                <text:p>4043300000</text:p>
              </table:table-cell>
              <table:table-cell office:value-type="float" office:value="4254100000">
                <text:p>4254100000</text:p>
              </table:table-cell>
              <table:table-cell office:value-type="float" office:value="4304960170">
                <text:p>4304960170</text:p>
              </table:table-cell>
              <table:table-cell office:value-type="float" office:value="4304960170">
                <text:p>43049601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8000000">
                <text:p>498000000</text:p>
              </table:table-cell>
              <table:table-cell office:value-type="float" office:value="894000000">
                <text:p>894000000</text:p>
              </table:table-cell>
              <table:table-cell office:value-type="float" office:value="1830000000">
                <text:p>1830000000</text:p>
              </table:table-cell>
              <table:table-cell office:value-type="float" office:value="2982000000">
                <text:p>2982000000</text:p>
              </table:table-cell>
              <table:table-cell office:value-type="float" office:value="3144000000">
                <text:p>3144000000</text:p>
              </table:table-cell>
              <table:table-cell office:value-type="float" office:value="3208000000">
                <text:p>3208000000</text:p>
              </table:table-cell>
              <table:table-cell office:value-type="float" office:value="3658000000">
                <text:p>3658000000</text:p>
              </table:table-cell>
              <table:table-cell office:value-type="float" office:value="3876000000">
                <text:p>3876000000</text:p>
              </table:table-cell>
              <table:table-cell office:value-type="float" office:value="3911100000">
                <text:p>3911100000</text:p>
              </table:table-cell>
              <table:table-cell office:value-type="float" office:value="3997500000">
                <text:p>3997500000</text:p>
              </table:table-cell>
              <table:table-cell office:value-type="float" office:value="4003900000">
                <text:p>4003900000</text:p>
              </table:table-cell>
              <table:table-cell office:value-type="float" office:value="4003900000">
                <text:p>4003900000</text:p>
              </table:table-cell>
              <table:table-cell office:value-type="float" office:value="4026300000">
                <text:p>4026300000</text:p>
              </table:table-cell>
              <table:table-cell office:value-type="float" office:value="4080800000">
                <text:p>4080800000</text:p>
              </table:table-cell>
              <table:table-cell office:value-type="float" office:value="4080800000">
                <text:p>4080800000</text:p>
              </table:table-cell>
              <table:table-cell office:value-type="float" office:value="4376700000">
                <text:p>4376700000</text:p>
              </table:table-cell>
              <table:table-cell office:value-type="float" office:value="4403420080">
                <text:p>4403420080</text:p>
              </table:table-cell>
              <table:table-cell office:value-type="float" office:value="4403420080">
                <text:p>44034200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1000000">
                <text:p>561000000</text:p>
              </table:table-cell>
              <table:table-cell office:value-type="float" office:value="969000000">
                <text:p>969000000</text:p>
              </table:table-cell>
              <table:table-cell office:value-type="float" office:value="1893000000">
                <text:p>1893000000</text:p>
              </table:table-cell>
              <table:table-cell office:value-type="float" office:value="3141000000">
                <text:p>3141000000</text:p>
              </table:table-cell>
              <table:table-cell office:value-type="float" office:value="3225000000">
                <text:p>3225000000</text:p>
              </table:table-cell>
              <table:table-cell office:value-type="float" office:value="3287000000">
                <text:p>3287000000</text:p>
              </table:table-cell>
              <table:table-cell office:value-type="float" office:value="3991000000">
                <text:p>3991000000</text:p>
              </table:table-cell>
              <table:table-cell office:value-type="float" office:value="4724800000">
                <text:p>4724800000</text:p>
              </table:table-cell>
              <table:table-cell office:value-type="float" office:value="4788800000">
                <text:p>4788800000</text:p>
              </table:table-cell>
              <table:table-cell office:value-type="float" office:value="4878400000">
                <text:p>4878400000</text:p>
              </table:table-cell>
              <table:table-cell office:value-type="float" office:value="4910400000">
                <text:p>4910400000</text:p>
              </table:table-cell>
              <table:table-cell office:value-type="float" office:value="4916800000">
                <text:p>4916800000</text:p>
              </table:table-cell>
              <table:table-cell office:value-type="float" office:value="4916800000">
                <text:p>4916800000</text:p>
              </table:table-cell>
              <table:table-cell office:value-type="float" office:value="5144000000">
                <text:p>5144000000</text:p>
              </table:table-cell>
              <table:table-cell office:value-type="float" office:value="5144000000">
                <text:p>5144000000</text:p>
              </table:table-cell>
              <table:table-cell office:value-type="float" office:value="5411840000">
                <text:p>5411840000</text:p>
              </table:table-cell>
              <table:table-cell office:value-type="float" office:value="5464780090">
                <text:p>5464780090</text:p>
              </table:table-cell>
              <table:table-cell office:value-type="float" office:value="5464780090">
                <text:p>54647800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6000000">
                <text:p>506000000</text:p>
              </table:table-cell>
              <table:table-cell office:value-type="float" office:value="980000000">
                <text:p>980000000</text:p>
              </table:table-cell>
              <table:table-cell office:value-type="float" office:value="1844000000">
                <text:p>1844000000</text:p>
              </table:table-cell>
              <table:table-cell office:value-type="float" office:value="2900000000">
                <text:p>2900000000</text:p>
              </table:table-cell>
              <table:table-cell office:value-type="float" office:value="2980000000">
                <text:p>2980000000</text:p>
              </table:table-cell>
              <table:table-cell office:value-type="float" office:value="3108000000">
                <text:p>3108000000</text:p>
              </table:table-cell>
              <table:table-cell office:value-type="float" office:value="3620000000">
                <text:p>3620000000</text:p>
              </table:table-cell>
              <table:table-cell office:value-type="float" office:value="4041400000">
                <text:p>4041400000</text:p>
              </table:table-cell>
              <table:table-cell office:value-type="float" office:value="4086200000">
                <text:p>4086200000</text:p>
              </table:table-cell>
              <table:table-cell office:value-type="float" office:value="4179100000">
                <text:p>4179100000</text:p>
              </table:table-cell>
              <table:table-cell office:value-type="float" office:value="4179100000">
                <text:p>4179100000</text:p>
              </table:table-cell>
              <table:table-cell office:value-type="float" office:value="4179100000">
                <text:p>4179100000</text:p>
              </table:table-cell>
              <table:table-cell office:value-type="float" office:value="4179100000">
                <text:p>4179100000</text:p>
              </table:table-cell>
              <table:table-cell office:value-type="float" office:value="4179100000">
                <text:p>4179100000</text:p>
              </table:table-cell>
              <table:table-cell office:value-type="float" office:value="4179100000">
                <text:p>4179100000</text:p>
              </table:table-cell>
              <table:table-cell office:value-type="float" office:value="4491400000">
                <text:p>4491400000</text:p>
              </table:table-cell>
              <table:table-cell office:value-type="float" office:value="4532520250">
                <text:p>4532520250</text:p>
              </table:table-cell>
              <table:table-cell office:value-type="float" office:value="4532520250">
                <text:p>45325202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1000000">
                <text:p>541000000</text:p>
              </table:table-cell>
              <table:table-cell office:value-type="float" office:value="1114000000">
                <text:p>1114000000</text:p>
              </table:table-cell>
              <table:table-cell office:value-type="float" office:value="1879000000">
                <text:p>1879000000</text:p>
              </table:table-cell>
              <table:table-cell office:value-type="float" office:value="3031000000">
                <text:p>3031000000</text:p>
              </table:table-cell>
              <table:table-cell office:value-type="float" office:value="3211000000">
                <text:p>3211000000</text:p>
              </table:table-cell>
              <table:table-cell office:value-type="float" office:value="3275000000">
                <text:p>3275000000</text:p>
              </table:table-cell>
              <table:table-cell office:value-type="float" office:value="4171000000">
                <text:p>4171000000</text:p>
              </table:table-cell>
              <table:table-cell office:value-type="float" office:value="5507400000">
                <text:p>5507400000</text:p>
              </table:table-cell>
              <table:table-cell office:value-type="float" office:value="5574600000">
                <text:p>5574600000</text:p>
              </table:table-cell>
              <table:table-cell office:value-type="float" office:value="5606600000">
                <text:p>5606600000</text:p>
              </table:table-cell>
              <table:table-cell office:value-type="float" office:value="5606600000">
                <text:p>5606600000</text:p>
              </table:table-cell>
              <table:table-cell office:value-type="float" office:value="5606600000">
                <text:p>5606600000</text:p>
              </table:table-cell>
              <table:table-cell office:value-type="float" office:value="5677000000">
                <text:p>5677000000</text:p>
              </table:table-cell>
              <table:table-cell office:value-type="float" office:value="5699400000">
                <text:p>5699400000</text:p>
              </table:table-cell>
              <table:table-cell office:value-type="float" office:value="5699400000">
                <text:p>5699400000</text:p>
              </table:table-cell>
              <table:table-cell office:value-type="float" office:value="5865720000">
                <text:p>5865720000</text:p>
              </table:table-cell>
              <table:table-cell office:value-type="float" office:value="5923840060">
                <text:p>5923840060</text:p>
              </table:table-cell>
              <table:table-cell office:value-type="float" office:value="5923840060">
                <text:p>59238400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0000000">
                <text:p>540000000</text:p>
              </table:table-cell>
              <table:table-cell office:value-type="float" office:value="882000000">
                <text:p>882000000</text:p>
              </table:table-cell>
              <table:table-cell office:value-type="float" office:value="1872000000">
                <text:p>1872000000</text:p>
              </table:table-cell>
              <table:table-cell office:value-type="float" office:value="2640000000">
                <text:p>2640000000</text:p>
              </table:table-cell>
              <table:table-cell office:value-type="float" office:value="2727000000">
                <text:p>2727000000</text:p>
              </table:table-cell>
              <table:table-cell office:value-type="float" office:value="2793000000">
                <text:p>2793000000</text:p>
              </table:table-cell>
              <table:table-cell office:value-type="float" office:value="3559000000">
                <text:p>3559000000</text:p>
              </table:table-cell>
              <table:table-cell office:value-type="float" office:value="4253500000">
                <text:p>4253500000</text:p>
              </table:table-cell>
              <table:table-cell office:value-type="float" office:value="4416700000">
                <text:p>4416700000</text:p>
              </table:table-cell>
              <table:table-cell office:value-type="float" office:value="4435900000">
                <text:p>4435900000</text:p>
              </table:table-cell>
              <table:table-cell office:value-type="float" office:value="4439100000">
                <text:p>4439100000</text:p>
              </table:table-cell>
              <table:table-cell office:value-type="float" office:value="4439100000">
                <text:p>4439100000</text:p>
              </table:table-cell>
              <table:table-cell office:value-type="float" office:value="4461500000">
                <text:p>4461500000</text:p>
              </table:table-cell>
              <table:table-cell office:value-type="float" office:value="4477500000">
                <text:p>4477500000</text:p>
              </table:table-cell>
              <table:table-cell office:value-type="float" office:value="4477500000">
                <text:p>4477500000</text:p>
              </table:table-cell>
              <table:table-cell office:value-type="float" office:value="4611260000">
                <text:p>4611260000</text:p>
              </table:table-cell>
              <table:table-cell office:value-type="float" office:value="4680440290">
                <text:p>4680440290</text:p>
              </table:table-cell>
              <table:table-cell office:value-type="float" office:value="4680440290">
                <text:p>46804402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2000000">
                <text:p>532000000</text:p>
              </table:table-cell>
              <table:table-cell office:value-type="float" office:value="964000000">
                <text:p>964000000</text:p>
              </table:table-cell>
              <table:table-cell office:value-type="float" office:value="1954000000">
                <text:p>1954000000</text:p>
              </table:table-cell>
              <table:table-cell office:value-type="float" office:value="2914000000">
                <text:p>2914000000</text:p>
              </table:table-cell>
              <table:table-cell office:value-type="float" office:value="3075000000">
                <text:p>3075000000</text:p>
              </table:table-cell>
              <table:table-cell office:value-type="float" office:value="3139000000">
                <text:p>3139000000</text:p>
              </table:table-cell>
              <table:table-cell office:value-type="float" office:value="3459000000">
                <text:p>3459000000</text:p>
              </table:table-cell>
              <table:table-cell office:value-type="float" office:value="4275900000">
                <text:p>4275900000</text:p>
              </table:table-cell>
              <table:table-cell office:value-type="float" office:value="4336600000">
                <text:p>4336600000</text:p>
              </table:table-cell>
              <table:table-cell office:value-type="float" office:value="4371800000">
                <text:p>4371800000</text:p>
              </table:table-cell>
              <table:table-cell office:value-type="float" office:value="4384600000">
                <text:p>4384600000</text:p>
              </table:table-cell>
              <table:table-cell office:value-type="float" office:value="4387800000">
                <text:p>4387800000</text:p>
              </table:table-cell>
              <table:table-cell office:value-type="float" office:value="4397400000">
                <text:p>4397400000</text:p>
              </table:table-cell>
              <table:table-cell office:value-type="float" office:value="4429400000">
                <text:p>4429400000</text:p>
              </table:table-cell>
              <table:table-cell office:value-type="float" office:value="4429400000">
                <text:p>4429400000</text:p>
              </table:table-cell>
              <table:table-cell office:value-type="float" office:value="4595800000">
                <text:p>4595800000</text:p>
              </table:table-cell>
              <table:table-cell office:value-type="float" office:value="4654700310">
                <text:p>4654700310</text:p>
              </table:table-cell>
              <table:table-cell office:value-type="float" office:value="4654700310">
                <text:p>46547003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0000000">
                <text:p>520000000</text:p>
              </table:table-cell>
              <table:table-cell office:value-type="float" office:value="1063000000">
                <text:p>1063000000</text:p>
              </table:table-cell>
              <table:table-cell office:value-type="float" office:value="1858000000">
                <text:p>1858000000</text:p>
              </table:table-cell>
              <table:table-cell office:value-type="float" office:value="2626000000">
                <text:p>2626000000</text:p>
              </table:table-cell>
              <table:table-cell office:value-type="float" office:value="2704000000">
                <text:p>2704000000</text:p>
              </table:table-cell>
              <table:table-cell office:value-type="float" office:value="2768000000">
                <text:p>2768000000</text:p>
              </table:table-cell>
              <table:table-cell office:value-type="float" office:value="3664000000">
                <text:p>3664000000</text:p>
              </table:table-cell>
              <table:table-cell office:value-type="float" office:value="4341400000">
                <text:p>4341400000</text:p>
              </table:table-cell>
              <table:table-cell office:value-type="float" office:value="4408600000">
                <text:p>4408600000</text:p>
              </table:table-cell>
              <table:table-cell office:value-type="float" office:value="4450200000">
                <text:p>4450200000</text:p>
              </table:table-cell>
              <table:table-cell office:value-type="float" office:value="4450200000">
                <text:p>4450200000</text:p>
              </table:table-cell>
              <table:table-cell office:value-type="float" office:value="4450200000">
                <text:p>4450200000</text:p>
              </table:table-cell>
              <table:table-cell office:value-type="float" office:value="4504600000">
                <text:p>4504600000</text:p>
              </table:table-cell>
              <table:table-cell office:value-type="float" office:value="4527000000">
                <text:p>4527000000</text:p>
              </table:table-cell>
              <table:table-cell office:value-type="float" office:value="4527000000">
                <text:p>4527000000</text:p>
              </table:table-cell>
              <table:table-cell office:value-type="float" office:value="4708280000">
                <text:p>4708280000</text:p>
              </table:table-cell>
              <table:table-cell office:value-type="float" office:value="4762840250">
                <text:p>4762840250</text:p>
              </table:table-cell>
              <table:table-cell office:value-type="float" office:value="4762840250">
                <text:p>47628402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6000000">
                <text:p>486000000</text:p>
              </table:table-cell>
              <table:table-cell office:value-type="float" office:value="792000000">
                <text:p>792000000</text:p>
              </table:table-cell>
              <table:table-cell office:value-type="float" office:value="1734000000">
                <text:p>1734000000</text:p>
              </table:table-cell>
              <table:table-cell office:value-type="float" office:value="2598000000">
                <text:p>2598000000</text:p>
              </table:table-cell>
              <table:table-cell office:value-type="float" office:value="2697000000">
                <text:p>2697000000</text:p>
              </table:table-cell>
              <table:table-cell office:value-type="float" office:value="2825000000">
                <text:p>2825000000</text:p>
              </table:table-cell>
              <table:table-cell office:value-type="float" office:value="3335000000">
                <text:p>3335000000</text:p>
              </table:table-cell>
              <table:table-cell office:value-type="float" office:value="4121400000">
                <text:p>4121400000</text:p>
              </table:table-cell>
              <table:table-cell office:value-type="float" office:value="4182200000">
                <text:p>4182200000</text:p>
              </table:table-cell>
              <table:table-cell office:value-type="float" office:value="4294200000">
                <text:p>4294200000</text:p>
              </table:table-cell>
              <table:table-cell office:value-type="float" office:value="4307000000">
                <text:p>4307000000</text:p>
              </table:table-cell>
              <table:table-cell office:value-type="float" office:value="4307000000">
                <text:p>4307000000</text:p>
              </table:table-cell>
              <table:table-cell office:value-type="float" office:value="4307000000">
                <text:p>4307000000</text:p>
              </table:table-cell>
              <table:table-cell office:value-type="float" office:value="4307000000">
                <text:p>4307000000</text:p>
              </table:table-cell>
              <table:table-cell office:value-type="float" office:value="4307000000">
                <text:p>4307000000</text:p>
              </table:table-cell>
              <table:table-cell office:value-type="float" office:value="4709240000">
                <text:p>4709240000</text:p>
              </table:table-cell>
              <table:table-cell office:value-type="float" office:value="4725100070">
                <text:p>4725100070</text:p>
              </table:table-cell>
              <table:table-cell office:value-type="float" office:value="4725100070">
                <text:p>47251000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9000000">
                <text:p>499000000</text:p>
              </table:table-cell>
              <table:table-cell office:value-type="float" office:value="862000000">
                <text:p>862000000</text:p>
              </table:table-cell>
              <table:table-cell office:value-type="float" office:value="1741000000">
                <text:p>1741000000</text:p>
              </table:table-cell>
              <table:table-cell office:value-type="float" office:value="2701000000">
                <text:p>2701000000</text:p>
              </table:table-cell>
              <table:table-cell office:value-type="float" office:value="2790000000">
                <text:p>2790000000</text:p>
              </table:table-cell>
              <table:table-cell office:value-type="float" office:value="2854000000">
                <text:p>2854000000</text:p>
              </table:table-cell>
              <table:table-cell office:value-type="float" office:value="3238000000">
                <text:p>3238000000</text:p>
              </table:table-cell>
              <table:table-cell office:value-type="float" office:value="3917400000">
                <text:p>3917400000</text:p>
              </table:table-cell>
              <table:table-cell office:value-type="float" office:value="3987700000">
                <text:p>3987700000</text:p>
              </table:table-cell>
              <table:table-cell office:value-type="float" office:value="4019700000">
                <text:p>4019700000</text:p>
              </table:table-cell>
              <table:table-cell office:value-type="float" office:value="4023000000">
                <text:p>4023000000</text:p>
              </table:table-cell>
              <table:table-cell office:value-type="float" office:value="4023000000">
                <text:p>4023000000</text:p>
              </table:table-cell>
              <table:table-cell office:value-type="float" office:value="4064500000">
                <text:p>4064500000</text:p>
              </table:table-cell>
              <table:table-cell office:value-type="float" office:value="4106100000">
                <text:p>4106100000</text:p>
              </table:table-cell>
              <table:table-cell office:value-type="float" office:value="4106100000">
                <text:p>4106100000</text:p>
              </table:table-cell>
              <table:table-cell office:value-type="float" office:value="4253300000">
                <text:p>4253300000</text:p>
              </table:table-cell>
              <table:table-cell office:value-type="float" office:value="4297360050">
                <text:p>4297360050</text:p>
              </table:table-cell>
              <table:table-cell office:value-type="float" office:value="4297360050">
                <text:p>42973600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2000000">
                <text:p>512000000</text:p>
              </table:table-cell>
              <table:table-cell office:value-type="float" office:value="806000000">
                <text:p>806000000</text:p>
              </table:table-cell>
              <table:table-cell office:value-type="float" office:value="1940000000">
                <text:p>1940000000</text:p>
              </table:table-cell>
              <table:table-cell office:value-type="float" office:value="2804000000">
                <text:p>2804000000</text:p>
              </table:table-cell>
              <table:table-cell office:value-type="float" office:value="2884000000">
                <text:p>2884000000</text:p>
              </table:table-cell>
              <table:table-cell office:value-type="float" office:value="2948000000">
                <text:p>2948000000</text:p>
              </table:table-cell>
              <table:table-cell office:value-type="float" office:value="3396000000">
                <text:p>3396000000</text:p>
              </table:table-cell>
              <table:table-cell office:value-type="float" office:value="6053700000">
                <text:p>6053700000</text:p>
              </table:table-cell>
              <table:table-cell office:value-type="float" office:value="6114400000">
                <text:p>6114400000</text:p>
              </table:table-cell>
              <table:table-cell office:value-type="float" office:value="6168800000">
                <text:p>6168800000</text:p>
              </table:table-cell>
              <table:table-cell office:value-type="float" office:value="6168800000">
                <text:p>6168800000</text:p>
              </table:table-cell>
              <table:table-cell office:value-type="float" office:value="6168800000">
                <text:p>6168800000</text:p>
              </table:table-cell>
              <table:table-cell office:value-type="float" office:value="6168800000">
                <text:p>6168800000</text:p>
              </table:table-cell>
              <table:table-cell office:value-type="float" office:value="6168800000">
                <text:p>6168800000</text:p>
              </table:table-cell>
              <table:table-cell office:value-type="float" office:value="6168800000">
                <text:p>6168800000</text:p>
              </table:table-cell>
              <table:table-cell office:value-type="float" office:value="6632320000">
                <text:p>6632320000</text:p>
              </table:table-cell>
              <table:table-cell office:value-type="float" office:value="6647960180">
                <text:p>6647960180</text:p>
              </table:table-cell>
              <table:table-cell office:value-type="float" office:value="6647960180">
                <text:p>66479601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3000000">
                <text:p>513000000</text:p>
              </table:table-cell>
              <table:table-cell office:value-type="float" office:value="849000000">
                <text:p>849000000</text:p>
              </table:table-cell>
              <table:table-cell office:value-type="float" office:value="1755000000">
                <text:p>1755000000</text:p>
              </table:table-cell>
              <table:table-cell office:value-type="float" office:value="2811000000">
                <text:p>2811000000</text:p>
              </table:table-cell>
              <table:table-cell office:value-type="float" office:value="2979000000">
                <text:p>2979000000</text:p>
              </table:table-cell>
              <table:table-cell office:value-type="float" office:value="3041000000">
                <text:p>3041000000</text:p>
              </table:table-cell>
              <table:table-cell office:value-type="float" office:value="3233000000">
                <text:p>3233000000</text:p>
              </table:table-cell>
              <table:table-cell office:value-type="float" office:value="4558000000">
                <text:p>4558000000</text:p>
              </table:table-cell>
              <table:table-cell office:value-type="float" office:value="4631600000">
                <text:p>4631600000</text:p>
              </table:table-cell>
              <table:table-cell office:value-type="float" office:value="4686000000">
                <text:p>4686000000</text:p>
              </table:table-cell>
              <table:table-cell office:value-type="float" office:value="4705200000">
                <text:p>4705200000</text:p>
              </table:table-cell>
              <table:table-cell office:value-type="float" office:value="4714800000">
                <text:p>4714800000</text:p>
              </table:table-cell>
              <table:table-cell office:value-type="float" office:value="4753200000">
                <text:p>4753200000</text:p>
              </table:table-cell>
              <table:table-cell office:value-type="float" office:value="4753200000">
                <text:p>4753200000</text:p>
              </table:table-cell>
              <table:table-cell office:value-type="float" office:value="4753200000">
                <text:p>4753200000</text:p>
              </table:table-cell>
              <table:table-cell office:value-type="float" office:value="4950640000">
                <text:p>4950640000</text:p>
              </table:table-cell>
              <table:table-cell office:value-type="float" office:value="5004040180">
                <text:p>5004040180</text:p>
              </table:table-cell>
              <table:table-cell office:value-type="float" office:value="5004040180">
                <text:p>50040401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9000000">
                <text:p>519000000</text:p>
              </table:table-cell>
              <table:table-cell office:value-type="float" office:value="915000000">
                <text:p>915000000</text:p>
              </table:table-cell>
              <table:table-cell office:value-type="float" office:value="1851000000">
                <text:p>1851000000</text:p>
              </table:table-cell>
              <table:table-cell office:value-type="float" office:value="2811000000">
                <text:p>2811000000</text:p>
              </table:table-cell>
              <table:table-cell office:value-type="float" office:value="2898000000">
                <text:p>2898000000</text:p>
              </table:table-cell>
              <table:table-cell office:value-type="float" office:value="2962000000">
                <text:p>2962000000</text:p>
              </table:table-cell>
              <table:table-cell office:value-type="float" office:value="3602000000">
                <text:p>3602000000</text:p>
              </table:table-cell>
              <table:table-cell office:value-type="float" office:value="4104500000">
                <text:p>4104500000</text:p>
              </table:table-cell>
              <table:table-cell office:value-type="float" office:value="4174900000">
                <text:p>4174900000</text:p>
              </table:table-cell>
              <table:table-cell office:value-type="float" office:value="4213300000">
                <text:p>4213300000</text:p>
              </table:table-cell>
              <table:table-cell office:value-type="float" office:value="4213300000">
                <text:p>4213300000</text:p>
              </table:table-cell>
              <table:table-cell office:value-type="float" office:value="4213300000">
                <text:p>4213300000</text:p>
              </table:table-cell>
              <table:table-cell office:value-type="float" office:value="4270900000">
                <text:p>4270900000</text:p>
              </table:table-cell>
              <table:table-cell office:value-type="float" office:value="4274100000">
                <text:p>4274100000</text:p>
              </table:table-cell>
              <table:table-cell office:value-type="float" office:value="4274100000">
                <text:p>4274100000</text:p>
              </table:table-cell>
              <table:table-cell office:value-type="float" office:value="4373060000">
                <text:p>4373060000</text:p>
              </table:table-cell>
              <table:table-cell office:value-type="float" office:value="4432860180">
                <text:p>4432860180</text:p>
              </table:table-cell>
              <table:table-cell office:value-type="float" office:value="4432860180">
                <text:p>44328601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6000000">
                <text:p>506000000</text:p>
              </table:table-cell>
              <table:table-cell office:value-type="float" office:value="890000000">
                <text:p>890000000</text:p>
              </table:table-cell>
              <table:table-cell office:value-type="float" office:value="1844000000">
                <text:p>1844000000</text:p>
              </table:table-cell>
              <table:table-cell office:value-type="float" office:value="2996000000">
                <text:p>2996000000</text:p>
              </table:table-cell>
              <table:table-cell office:value-type="float" office:value="3159000000">
                <text:p>3159000000</text:p>
              </table:table-cell>
              <table:table-cell office:value-type="float" office:value="3223000000">
                <text:p>3223000000</text:p>
              </table:table-cell>
              <table:table-cell office:value-type="float" office:value="4311000000">
                <text:p>4311000000</text:p>
              </table:table-cell>
              <table:table-cell office:value-type="float" office:value="5133500000">
                <text:p>5133500000</text:p>
              </table:table-cell>
              <table:table-cell office:value-type="float" office:value="5213500000">
                <text:p>5213500000</text:p>
              </table:table-cell>
              <table:table-cell office:value-type="float" office:value="5223100000">
                <text:p>5223100000</text:p>
              </table:table-cell>
              <table:table-cell office:value-type="float" office:value="5239100000">
                <text:p>5239100000</text:p>
              </table:table-cell>
              <table:table-cell office:value-type="float" office:value="5251900000">
                <text:p>5251900000</text:p>
              </table:table-cell>
              <table:table-cell office:value-type="float" office:value="5335100000">
                <text:p>5335100000</text:p>
              </table:table-cell>
              <table:table-cell office:value-type="float" office:value="5335100000">
                <text:p>5335100000</text:p>
              </table:table-cell>
              <table:table-cell office:value-type="float" office:value="5335100000">
                <text:p>5335100000</text:p>
              </table:table-cell>
              <table:table-cell office:value-type="float" office:value="5424060000">
                <text:p>5424060000</text:p>
              </table:table-cell>
              <table:table-cell office:value-type="float" office:value="5477640090">
                <text:p>5477640090</text:p>
              </table:table-cell>
              <table:table-cell office:value-type="float" office:value="5477640090">
                <text:p>547764009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12000000">
                <text:p>512000000</text:p>
              </table:table-cell>
              <table:table-cell office:value-type="float" office:value="734000000">
                <text:p>734000000</text:p>
              </table:table-cell>
              <table:table-cell office:value-type="float" office:value="1751000000">
                <text:p>1751000000</text:p>
              </table:table-cell>
              <table:table-cell office:value-type="float" office:value="3188000000">
                <text:p>3188000000</text:p>
              </table:table-cell>
              <table:table-cell office:value-type="float" office:value="3255000000">
                <text:p>3255000000</text:p>
              </table:table-cell>
              <table:table-cell office:value-type="float" office:value="3319000000">
                <text:p>3319000000</text:p>
              </table:table-cell>
              <table:table-cell office:value-type="float" office:value="4087000000">
                <text:p>4087000000</text:p>
              </table:table-cell>
              <table:table-cell office:value-type="float" office:value="4820800000">
                <text:p>4820800000</text:p>
              </table:table-cell>
              <table:table-cell office:value-type="float" office:value="4888000000">
                <text:p>4888000000</text:p>
              </table:table-cell>
              <table:table-cell office:value-type="float" office:value="4894400000">
                <text:p>4894400000</text:p>
              </table:table-cell>
              <table:table-cell office:value-type="float" office:value="4900800000">
                <text:p>4900800000</text:p>
              </table:table-cell>
              <table:table-cell office:value-type="float" office:value="4900800000">
                <text:p>4900800000</text:p>
              </table:table-cell>
              <table:table-cell office:value-type="float" office:value="4990400000">
                <text:p>4990400000</text:p>
              </table:table-cell>
              <table:table-cell office:value-type="float" office:value="5006400000">
                <text:p>5006400000</text:p>
              </table:table-cell>
              <table:table-cell office:value-type="float" office:value="5006400000">
                <text:p>5006400000</text:p>
              </table:table-cell>
              <table:table-cell office:value-type="float" office:value="5436400000">
                <text:p>5436400000</text:p>
              </table:table-cell>
              <table:table-cell office:value-type="float" office:value="5481820010">
                <text:p>5481820010</text:p>
              </table:table-cell>
              <table:table-cell office:value-type="float" office:value="5481820010">
                <text:p>54818200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13000000">
                <text:p>513000000</text:p>
              </table:table-cell>
              <table:table-cell office:value-type="float" office:value="915000000">
                <text:p>915000000</text:p>
              </table:table-cell>
              <table:table-cell office:value-type="float" office:value="1755000000">
                <text:p>1755000000</text:p>
              </table:table-cell>
              <table:table-cell office:value-type="float" office:value="3003000000">
                <text:p>3003000000</text:p>
              </table:table-cell>
              <table:table-cell office:value-type="float" office:value="3082000000">
                <text:p>3082000000</text:p>
              </table:table-cell>
              <table:table-cell office:value-type="float" office:value="3210000000">
                <text:p>3210000000</text:p>
              </table:table-cell>
              <table:table-cell office:value-type="float" office:value="3786000000">
                <text:p>3786000000</text:p>
              </table:table-cell>
              <table:table-cell office:value-type="float" office:value="4032500000">
                <text:p>4032500000</text:p>
              </table:table-cell>
              <table:table-cell office:value-type="float" office:value="4125300000">
                <text:p>4125300000</text:p>
              </table:table-cell>
              <table:table-cell office:value-type="float" office:value="4150900000">
                <text:p>4150900000</text:p>
              </table:table-cell>
              <table:table-cell office:value-type="float" office:value="4189300000">
                <text:p>4189300000</text:p>
              </table:table-cell>
              <table:table-cell office:value-type="float" office:value="4237300000">
                <text:p>4237300000</text:p>
              </table:table-cell>
              <table:table-cell office:value-type="float" office:value="4237300000">
                <text:p>4237300000</text:p>
              </table:table-cell>
              <table:table-cell office:value-type="float" office:value="4384500000">
                <text:p>4384500000</text:p>
              </table:table-cell>
              <table:table-cell office:value-type="float" office:value="4384500000">
                <text:p>4384500000</text:p>
              </table:table-cell>
              <table:table-cell office:value-type="float" office:value="4460980000">
                <text:p>4460980000</text:p>
              </table:table-cell>
              <table:table-cell office:value-type="float" office:value="4522600230">
                <text:p>4522600230</text:p>
              </table:table-cell>
              <table:table-cell office:value-type="float" office:value="4522600230">
                <text:p>45226002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3000000">
                <text:p>533000000</text:p>
              </table:table-cell>
              <table:table-cell office:value-type="float" office:value="1184000000">
                <text:p>1184000000</text:p>
              </table:table-cell>
              <table:table-cell office:value-type="float" office:value="1961000000">
                <text:p>1961000000</text:p>
              </table:table-cell>
              <table:table-cell office:value-type="float" office:value="2921000000">
                <text:p>2921000000</text:p>
              </table:table-cell>
              <table:table-cell office:value-type="float" office:value="3013000000">
                <text:p>3013000000</text:p>
              </table:table-cell>
              <table:table-cell office:value-type="float" office:value="3077000000">
                <text:p>3077000000</text:p>
              </table:table-cell>
              <table:table-cell office:value-type="float" office:value="3397000000">
                <text:p>3397000000</text:p>
              </table:table-cell>
              <table:table-cell office:value-type="float" office:value="4364100000">
                <text:p>4364100000</text:p>
              </table:table-cell>
              <table:table-cell office:value-type="float" office:value="4444000000">
                <text:p>4444000000</text:p>
              </table:table-cell>
              <table:table-cell office:value-type="float" office:value="4508000000">
                <text:p>4508000000</text:p>
              </table:table-cell>
              <table:table-cell office:value-type="float" office:value="4508000000">
                <text:p>4508000000</text:p>
              </table:table-cell>
              <table:table-cell office:value-type="float" office:value="4508000000">
                <text:p>4508000000</text:p>
              </table:table-cell>
              <table:table-cell office:value-type="float" office:value="4540000000">
                <text:p>4540000000</text:p>
              </table:table-cell>
              <table:table-cell office:value-type="float" office:value="4540000000">
                <text:p>4540000000</text:p>
              </table:table-cell>
              <table:table-cell office:value-type="float" office:value="4540000000">
                <text:p>4540000000</text:p>
              </table:table-cell>
              <table:table-cell office:value-type="float" office:value="4790960000">
                <text:p>4790960000</text:p>
              </table:table-cell>
              <table:table-cell office:value-type="float" office:value="4846740270">
                <text:p>4846740270</text:p>
              </table:table-cell>
              <table:table-cell office:value-type="float" office:value="4846740270">
                <text:p>48467402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2000000">
                <text:p>512000000</text:p>
              </table:table-cell>
              <table:table-cell office:value-type="float" office:value="902000000">
                <text:p>902000000</text:p>
              </table:table-cell>
              <table:table-cell office:value-type="float" office:value="1844000000">
                <text:p>1844000000</text:p>
              </table:table-cell>
              <table:table-cell office:value-type="float" office:value="2804000000">
                <text:p>2804000000</text:p>
              </table:table-cell>
              <table:table-cell office:value-type="float" office:value="2889000000">
                <text:p>2889000000</text:p>
              </table:table-cell>
              <table:table-cell office:value-type="float" office:value="2953000000">
                <text:p>2953000000</text:p>
              </table:table-cell>
              <table:table-cell office:value-type="float" office:value="3529000000">
                <text:p>3529000000</text:p>
              </table:table-cell>
              <table:table-cell office:value-type="float" office:value="4099300000">
                <text:p>4099300000</text:p>
              </table:table-cell>
              <table:table-cell office:value-type="float" office:value="4153700000">
                <text:p>4153700000</text:p>
              </table:table-cell>
              <table:table-cell office:value-type="float" office:value="4214500000">
                <text:p>4214500000</text:p>
              </table:table-cell>
              <table:table-cell office:value-type="float" office:value="4224100000">
                <text:p>4224100000</text:p>
              </table:table-cell>
              <table:table-cell office:value-type="float" office:value="4230600000">
                <text:p>4230600000</text:p>
              </table:table-cell>
              <table:table-cell office:value-type="float" office:value="4240100000">
                <text:p>4240100000</text:p>
              </table:table-cell>
              <table:table-cell office:value-type="float" office:value="4275300000">
                <text:p>4275300000</text:p>
              </table:table-cell>
              <table:table-cell office:value-type="float" office:value="4275300000">
                <text:p>4275300000</text:p>
              </table:table-cell>
              <table:table-cell office:value-type="float" office:value="4443700000">
                <text:p>4443700000</text:p>
              </table:table-cell>
              <table:table-cell office:value-type="float" office:value="4490820120">
                <text:p>4490820120</text:p>
              </table:table-cell>
              <table:table-cell office:value-type="float" office:value="4490820120">
                <text:p>44908201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6000000">
                <text:p>506000000</text:p>
              </table:table-cell>
              <table:table-cell office:value-type="float" office:value="821000000">
                <text:p>821000000</text:p>
              </table:table-cell>
              <table:table-cell office:value-type="float" office:value="1847000000">
                <text:p>1847000000</text:p>
              </table:table-cell>
              <table:table-cell office:value-type="float" office:value="2999000000">
                <text:p>2999000000</text:p>
              </table:table-cell>
              <table:table-cell office:value-type="float" office:value="3077000000">
                <text:p>3077000000</text:p>
              </table:table-cell>
              <table:table-cell office:value-type="float" office:value="3205000000">
                <text:p>3205000000</text:p>
              </table:table-cell>
              <table:table-cell office:value-type="float" office:value="3781000000">
                <text:p>3781000000</text:p>
              </table:table-cell>
              <table:table-cell office:value-type="float" office:value="5301800000">
                <text:p>5301800000</text:p>
              </table:table-cell>
              <table:table-cell office:value-type="float" office:value="5349800000">
                <text:p>5349800000</text:p>
              </table:table-cell>
              <table:table-cell office:value-type="float" office:value="5381800000">
                <text:p>5381800000</text:p>
              </table:table-cell>
              <table:table-cell office:value-type="float" office:value="5433000000">
                <text:p>5433000000</text:p>
              </table:table-cell>
              <table:table-cell office:value-type="float" office:value="5442600000">
                <text:p>5442600000</text:p>
              </table:table-cell>
              <table:table-cell office:value-type="float" office:value="5487400000">
                <text:p>5487400000</text:p>
              </table:table-cell>
              <table:table-cell office:value-type="float" office:value="5487400000">
                <text:p>5487400000</text:p>
              </table:table-cell>
              <table:table-cell office:value-type="float" office:value="5487400000">
                <text:p>5487400000</text:p>
              </table:table-cell>
              <table:table-cell office:value-type="float" office:value="5703880000">
                <text:p>5703880000</text:p>
              </table:table-cell>
              <table:table-cell office:value-type="float" office:value="5746600080">
                <text:p>5746600080</text:p>
              </table:table-cell>
              <table:table-cell office:value-type="float" office:value="5746600080">
                <text:p>57466000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6000000">
                <text:p>506000000</text:p>
              </table:table-cell>
              <table:table-cell office:value-type="float" office:value="896000000">
                <text:p>896000000</text:p>
              </table:table-cell>
              <table:table-cell office:value-type="float" office:value="1844000000">
                <text:p>1844000000</text:p>
              </table:table-cell>
              <table:table-cell office:value-type="float" office:value="2900000000">
                <text:p>2900000000</text:p>
              </table:table-cell>
              <table:table-cell office:value-type="float" office:value="3065000000">
                <text:p>3065000000</text:p>
              </table:table-cell>
              <table:table-cell office:value-type="float" office:value="3129000000">
                <text:p>3129000000</text:p>
              </table:table-cell>
              <table:table-cell office:value-type="float" office:value="3641000000">
                <text:p>3641000000</text:p>
              </table:table-cell>
              <table:table-cell office:value-type="float" office:value="4196100000">
                <text:p>4196100000</text:p>
              </table:table-cell>
              <table:table-cell office:value-type="float" office:value="4263300000">
                <text:p>4263300000</text:p>
              </table:table-cell>
              <table:table-cell office:value-type="float" office:value="4282500000">
                <text:p>4282500000</text:p>
              </table:table-cell>
              <table:table-cell office:value-type="float" office:value="4295300000">
                <text:p>4295300000</text:p>
              </table:table-cell>
              <table:table-cell office:value-type="float" office:value="4356100000">
                <text:p>4356100000</text:p>
              </table:table-cell>
              <table:table-cell office:value-type="float" office:value="4362500000">
                <text:p>4362500000</text:p>
              </table:table-cell>
              <table:table-cell office:value-type="float" office:value="4362500000">
                <text:p>4362500000</text:p>
              </table:table-cell>
              <table:table-cell office:value-type="float" office:value="4362500000">
                <text:p>4362500000</text:p>
              </table:table-cell>
              <table:table-cell office:value-type="float" office:value="4559460000">
                <text:p>4559460000</text:p>
              </table:table-cell>
              <table:table-cell office:value-type="float" office:value="4618380300">
                <text:p>4618380300</text:p>
              </table:table-cell>
              <table:table-cell office:value-type="float" office:value="4618380300">
                <text:p>46183803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40000000">
                <text:p>540000000</text:p>
              </table:table-cell>
              <table:table-cell office:value-type="float" office:value="915000000">
                <text:p>915000000</text:p>
              </table:table-cell>
              <table:table-cell office:value-type="float" office:value="1872000000">
                <text:p>1872000000</text:p>
              </table:table-cell>
              <table:table-cell office:value-type="float" office:value="2739000000">
                <text:p>2739000000</text:p>
              </table:table-cell>
              <table:table-cell office:value-type="float" office:value="2830000000">
                <text:p>2830000000</text:p>
              </table:table-cell>
              <table:table-cell office:value-type="float" office:value="2894000000">
                <text:p>2894000000</text:p>
              </table:table-cell>
              <table:table-cell office:value-type="float" office:value="3214000000">
                <text:p>3214000000</text:p>
              </table:table-cell>
              <table:table-cell office:value-type="float" office:value="4337500000">
                <text:p>4337500000</text:p>
              </table:table-cell>
              <table:table-cell office:value-type="float" office:value="4388700000">
                <text:p>4388700000</text:p>
              </table:table-cell>
              <table:table-cell office:value-type="float" office:value="4446300000">
                <text:p>4446300000</text:p>
              </table:table-cell>
              <table:table-cell office:value-type="float" office:value="4468700000">
                <text:p>4468700000</text:p>
              </table:table-cell>
              <table:table-cell office:value-type="float" office:value="4468700000">
                <text:p>4468700000</text:p>
              </table:table-cell>
              <table:table-cell office:value-type="float" office:value="4468700000">
                <text:p>4468700000</text:p>
              </table:table-cell>
              <table:table-cell office:value-type="float" office:value="4468700000">
                <text:p>4468700000</text:p>
              </table:table-cell>
              <table:table-cell office:value-type="float" office:value="4468700000">
                <text:p>4468700000</text:p>
              </table:table-cell>
              <table:table-cell office:value-type="float" office:value="4983100080">
                <text:p>4983100080</text:p>
              </table:table-cell>
              <table:table-cell office:value-type="float" office:value="4983100080">
                <text:p>4983100080</text:p>
              </table:table-cell>
              <table:table-cell office:value-type="float" office:value="4983100080">
                <text:p>49831000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24000000">
                <text:p>524000000</text:p>
              </table:table-cell>
              <table:table-cell office:value-type="float" office:value="980000000">
                <text:p>980000000</text:p>
              </table:table-cell>
              <table:table-cell office:value-type="float" office:value="1844000000">
                <text:p>1844000000</text:p>
              </table:table-cell>
              <table:table-cell office:value-type="float" office:value="2900000000">
                <text:p>2900000000</text:p>
              </table:table-cell>
              <table:table-cell office:value-type="float" office:value="2978000000">
                <text:p>2978000000</text:p>
              </table:table-cell>
              <table:table-cell office:value-type="float" office:value="3042000000">
                <text:p>3042000000</text:p>
              </table:table-cell>
              <table:table-cell office:value-type="float" office:value="3234000000">
                <text:p>3234000000</text:p>
              </table:table-cell>
              <table:table-cell office:value-type="float" office:value="4144600000">
                <text:p>4144600000</text:p>
              </table:table-cell>
              <table:table-cell office:value-type="float" office:value="4167000000">
                <text:p>4167000000</text:p>
              </table:table-cell>
              <table:table-cell office:value-type="float" office:value="4215000000">
                <text:p>4215000000</text:p>
              </table:table-cell>
              <table:table-cell office:value-type="float" office:value="4243800000">
                <text:p>4243800000</text:p>
              </table:table-cell>
              <table:table-cell office:value-type="float" office:value="4263000000">
                <text:p>4263000000</text:p>
              </table:table-cell>
              <table:table-cell office:value-type="float" office:value="4304600000">
                <text:p>4304600000</text:p>
              </table:table-cell>
              <table:table-cell office:value-type="float" office:value="4304600000">
                <text:p>4304600000</text:p>
              </table:table-cell>
              <table:table-cell office:value-type="float" office:value="4304600000">
                <text:p>4304600000</text:p>
              </table:table-cell>
              <table:table-cell office:value-type="float" office:value="4469000000">
                <text:p>4469000000</text:p>
              </table:table-cell>
              <table:table-cell office:value-type="float" office:value="4530400020">
                <text:p>4530400020</text:p>
              </table:table-cell>
              <table:table-cell office:value-type="float" office:value="4530400020">
                <text:p>45304000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47000000">
                <text:p>547000000</text:p>
              </table:table-cell>
              <table:table-cell office:value-type="float" office:value="952000000">
                <text:p>952000000</text:p>
              </table:table-cell>
              <table:table-cell office:value-type="float" office:value="1879000000">
                <text:p>1879000000</text:p>
              </table:table-cell>
              <table:table-cell office:value-type="float" office:value="2938000000">
                <text:p>2938000000</text:p>
              </table:table-cell>
              <table:table-cell office:value-type="float" office:value="3019000000">
                <text:p>3019000000</text:p>
              </table:table-cell>
              <table:table-cell office:value-type="float" office:value="3081000000">
                <text:p>3081000000</text:p>
              </table:table-cell>
              <table:table-cell office:value-type="float" office:value="3467000000">
                <text:p>3467000000</text:p>
              </table:table-cell>
              <table:table-cell office:value-type="float" office:value="4332500000">
                <text:p>4332500000</text:p>
              </table:table-cell>
              <table:table-cell office:value-type="float" office:value="4409300000">
                <text:p>4409300000</text:p>
              </table:table-cell>
              <table:table-cell office:value-type="float" office:value="4482900000">
                <text:p>4482900000</text:p>
              </table:table-cell>
              <table:table-cell office:value-type="float" office:value="4486100000">
                <text:p>4486100000</text:p>
              </table:table-cell>
              <table:table-cell office:value-type="float" office:value="4486100000">
                <text:p>4486100000</text:p>
              </table:table-cell>
              <table:table-cell office:value-type="float" office:value="4492500000">
                <text:p>4492500000</text:p>
              </table:table-cell>
              <table:table-cell office:value-type="float" office:value="4492500000">
                <text:p>4492500000</text:p>
              </table:table-cell>
              <table:table-cell office:value-type="float" office:value="4492500000">
                <text:p>4492500000</text:p>
              </table:table-cell>
              <table:table-cell office:value-type="float" office:value="4917220000">
                <text:p>4917220000</text:p>
              </table:table-cell>
              <table:table-cell office:value-type="float" office:value="4971400110">
                <text:p>4971400110</text:p>
              </table:table-cell>
              <table:table-cell office:value-type="float" office:value="4971400110">
                <text:p>49714001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19000000">
                <text:p>519000000</text:p>
              </table:table-cell>
              <table:table-cell office:value-type="float" office:value="705000000">
                <text:p>705000000</text:p>
              </table:table-cell>
              <table:table-cell office:value-type="float" office:value="1851000000">
                <text:p>1851000000</text:p>
              </table:table-cell>
              <table:table-cell office:value-type="float" office:value="2619000000">
                <text:p>2619000000</text:p>
              </table:table-cell>
              <table:table-cell office:value-type="float" office:value="2791000000">
                <text:p>2791000000</text:p>
              </table:table-cell>
              <table:table-cell office:value-type="float" office:value="2855000000">
                <text:p>2855000000</text:p>
              </table:table-cell>
              <table:table-cell office:value-type="float" office:value="3367000000">
                <text:p>3367000000</text:p>
              </table:table-cell>
              <table:table-cell office:value-type="float" office:value="4910000000">
                <text:p>4910000000</text:p>
              </table:table-cell>
              <table:table-cell office:value-type="float" office:value="4945200000">
                <text:p>4945200000</text:p>
              </table:table-cell>
              <table:table-cell office:value-type="float" office:value="4967600000">
                <text:p>4967600000</text:p>
              </table:table-cell>
              <table:table-cell office:value-type="float" office:value="4996400000">
                <text:p>4996400000</text:p>
              </table:table-cell>
              <table:table-cell office:value-type="float" office:value="5002800000">
                <text:p>5002800000</text:p>
              </table:table-cell>
              <table:table-cell office:value-type="float" office:value="5009200000">
                <text:p>5009200000</text:p>
              </table:table-cell>
              <table:table-cell office:value-type="float" office:value="5009200000">
                <text:p>5009200000</text:p>
              </table:table-cell>
              <table:table-cell office:value-type="float" office:value="5009200000">
                <text:p>5009200000</text:p>
              </table:table-cell>
              <table:table-cell office:value-type="float" office:value="5230880000">
                <text:p>5230880000</text:p>
              </table:table-cell>
              <table:table-cell office:value-type="float" office:value="5273020050">
                <text:p>5273020050</text:p>
              </table:table-cell>
              <table:table-cell office:value-type="float" office:value="5273020050">
                <text:p>52730200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6000000">
                <text:p>526000000</text:p>
              </table:table-cell>
              <table:table-cell office:value-type="float" office:value="910000000">
                <text:p>910000000</text:p>
              </table:table-cell>
              <table:table-cell office:value-type="float" office:value="2050000000">
                <text:p>2050000000</text:p>
              </table:table-cell>
              <table:table-cell office:value-type="float" office:value="3106000000">
                <text:p>3106000000</text:p>
              </table:table-cell>
              <table:table-cell office:value-type="float" office:value="3267000000">
                <text:p>3267000000</text:p>
              </table:table-cell>
              <table:table-cell office:value-type="float" office:value="3331000000">
                <text:p>3331000000</text:p>
              </table:table-cell>
              <table:table-cell office:value-type="float" office:value="4035000000">
                <text:p>4035000000</text:p>
              </table:table-cell>
              <table:table-cell office:value-type="float" office:value="4778300000">
                <text:p>4778300000</text:p>
              </table:table-cell>
              <table:table-cell office:value-type="float" office:value="4839100000">
                <text:p>4839100000</text:p>
              </table:table-cell>
              <table:table-cell office:value-type="float" office:value="4887100000">
                <text:p>4887100000</text:p>
              </table:table-cell>
              <table:table-cell office:value-type="float" office:value="4922300000">
                <text:p>4922300000</text:p>
              </table:table-cell>
              <table:table-cell office:value-type="float" office:value="4938300000">
                <text:p>4938300000</text:p>
              </table:table-cell>
              <table:table-cell office:value-type="float" office:value="4938300000">
                <text:p>4938300000</text:p>
              </table:table-cell>
              <table:table-cell office:value-type="float" office:value="4938300000">
                <text:p>4938300000</text:p>
              </table:table-cell>
              <table:table-cell office:value-type="float" office:value="4938300000">
                <text:p>4938300000</text:p>
              </table:table-cell>
              <table:table-cell office:value-type="float" office:value="5132060000">
                <text:p>5132060000</text:p>
              </table:table-cell>
              <table:table-cell office:value-type="float" office:value="5179180120">
                <text:p>5179180120</text:p>
              </table:table-cell>
              <table:table-cell office:value-type="float" office:value="5179180120">
                <text:p>51791801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2000000">
                <text:p>492000000</text:p>
              </table:table-cell>
              <table:table-cell office:value-type="float" office:value="600000000">
                <text:p>600000000</text:p>
              </table:table-cell>
              <table:table-cell office:value-type="float" office:value="1833000000">
                <text:p>1833000000</text:p>
              </table:table-cell>
              <table:table-cell office:value-type="float" office:value="2886000000">
                <text:p>2886000000</text:p>
              </table:table-cell>
              <table:table-cell office:value-type="float" office:value="2979000000">
                <text:p>2979000000</text:p>
              </table:table-cell>
              <table:table-cell office:value-type="float" office:value="3043000000">
                <text:p>3043000000</text:p>
              </table:table-cell>
              <table:table-cell office:value-type="float" office:value="3555000000">
                <text:p>3555000000</text:p>
              </table:table-cell>
              <table:table-cell office:value-type="float" office:value="4123400000">
                <text:p>4123400000</text:p>
              </table:table-cell>
              <table:table-cell office:value-type="float" office:value="4181000000">
                <text:p>4181000000</text:p>
              </table:table-cell>
              <table:table-cell office:value-type="float" office:value="4222600000">
                <text:p>4222600000</text:p>
              </table:table-cell>
              <table:table-cell office:value-type="float" office:value="4251400000">
                <text:p>4251400000</text:p>
              </table:table-cell>
              <table:table-cell office:value-type="float" office:value="4280200000">
                <text:p>4280200000</text:p>
              </table:table-cell>
              <table:table-cell office:value-type="float" office:value="4280200000">
                <text:p>4280200000</text:p>
              </table:table-cell>
              <table:table-cell office:value-type="float" office:value="4280200000">
                <text:p>4280200000</text:p>
              </table:table-cell>
              <table:table-cell office:value-type="float" office:value="4280200000">
                <text:p>4280200000</text:p>
              </table:table-cell>
              <table:table-cell office:value-type="float" office:value="4762400100">
                <text:p>4762400100</text:p>
              </table:table-cell>
              <table:table-cell office:value-type="float" office:value="4762400100">
                <text:p>4762400100</text:p>
              </table:table-cell>
              <table:table-cell office:value-type="float" office:value="4762400100">
                <text:p>4762400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8000000">
                <text:p>498000000</text:p>
              </table:table-cell>
              <table:table-cell office:value-type="float" office:value="669000000">
                <text:p>669000000</text:p>
              </table:table-cell>
              <table:table-cell office:value-type="float" office:value="1734000000">
                <text:p>1734000000</text:p>
              </table:table-cell>
              <table:table-cell office:value-type="float" office:value="3174000000">
                <text:p>3174000000</text:p>
              </table:table-cell>
              <table:table-cell office:value-type="float" office:value="3256000000">
                <text:p>3256000000</text:p>
              </table:table-cell>
              <table:table-cell office:value-type="float" office:value="3320000000">
                <text:p>3320000000</text:p>
              </table:table-cell>
              <table:table-cell office:value-type="float" office:value="3768000000">
                <text:p>3768000000</text:p>
              </table:table-cell>
              <table:table-cell office:value-type="float" office:value="4193200000">
                <text:p>4193200000</text:p>
              </table:table-cell>
              <table:table-cell office:value-type="float" office:value="4266800000">
                <text:p>4266800000</text:p>
              </table:table-cell>
              <table:table-cell office:value-type="float" office:value="4302100000">
                <text:p>4302100000</text:p>
              </table:table-cell>
              <table:table-cell office:value-type="float" office:value="4346800000">
                <text:p>4346800000</text:p>
              </table:table-cell>
              <table:table-cell office:value-type="float" office:value="4346800000">
                <text:p>4346800000</text:p>
              </table:table-cell>
              <table:table-cell office:value-type="float" office:value="4346800000">
                <text:p>4346800000</text:p>
              </table:table-cell>
              <table:table-cell office:value-type="float" office:value="4346800000">
                <text:p>4346800000</text:p>
              </table:table-cell>
              <table:table-cell office:value-type="float" office:value="4346800000">
                <text:p>4346800000</text:p>
              </table:table-cell>
              <table:table-cell office:value-type="float" office:value="4906100070">
                <text:p>4906100070</text:p>
              </table:table-cell>
              <table:table-cell office:value-type="float" office:value="4906100070">
                <text:p>4906100070</text:p>
              </table:table-cell>
              <table:table-cell office:value-type="float" office:value="4906100070">
                <text:p>490610007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27000000">
                <text:p>527000000</text:p>
              </table:table-cell>
              <table:table-cell office:value-type="float" office:value="1097000000">
                <text:p>1097000000</text:p>
              </table:table-cell>
              <table:table-cell office:value-type="float" office:value="1868000000">
                <text:p>1868000000</text:p>
              </table:table-cell>
              <table:table-cell office:value-type="float" office:value="2921000000">
                <text:p>2921000000</text:p>
              </table:table-cell>
              <table:table-cell office:value-type="float" office:value="3088000000">
                <text:p>3088000000</text:p>
              </table:table-cell>
              <table:table-cell office:value-type="float" office:value="3150000000">
                <text:p>3150000000</text:p>
              </table:table-cell>
              <table:table-cell office:value-type="float" office:value="3598000000">
                <text:p>3598000000</text:p>
              </table:table-cell>
              <table:table-cell office:value-type="float" office:value="4578300000">
                <text:p>4578300000</text:p>
              </table:table-cell>
              <table:table-cell office:value-type="float" office:value="4635900000">
                <text:p>4635900000</text:p>
              </table:table-cell>
              <table:table-cell office:value-type="float" office:value="4715900000">
                <text:p>4715900000</text:p>
              </table:table-cell>
              <table:table-cell office:value-type="float" office:value="4715900000">
                <text:p>4715900000</text:p>
              </table:table-cell>
              <table:table-cell office:value-type="float" office:value="4715900000">
                <text:p>4715900000</text:p>
              </table:table-cell>
              <table:table-cell office:value-type="float" office:value="4731900000">
                <text:p>4731900000</text:p>
              </table:table-cell>
              <table:table-cell office:value-type="float" office:value="4997500000">
                <text:p>4997500000</text:p>
              </table:table-cell>
              <table:table-cell office:value-type="float" office:value="4997500000">
                <text:p>4997500000</text:p>
              </table:table-cell>
              <table:table-cell office:value-type="float" office:value="5121740000">
                <text:p>5121740000</text:p>
              </table:table-cell>
              <table:table-cell office:value-type="float" office:value="5176820300">
                <text:p>5176820300</text:p>
              </table:table-cell>
              <table:table-cell office:value-type="float" office:value="5176820300">
                <text:p>51768203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7000000">
                <text:p>527000000</text:p>
              </table:table-cell>
              <table:table-cell office:value-type="float" office:value="923000000">
                <text:p>923000000</text:p>
              </table:table-cell>
              <table:table-cell office:value-type="float" office:value="1865000000">
                <text:p>1865000000</text:p>
              </table:table-cell>
              <table:table-cell office:value-type="float" office:value="2921000000">
                <text:p>2921000000</text:p>
              </table:table-cell>
              <table:table-cell office:value-type="float" office:value="3083000000">
                <text:p>3083000000</text:p>
              </table:table-cell>
              <table:table-cell office:value-type="float" office:value="3147000000">
                <text:p>3147000000</text:p>
              </table:table-cell>
              <table:table-cell office:value-type="float" office:value="3723000000">
                <text:p>3723000000</text:p>
              </table:table-cell>
              <table:table-cell office:value-type="float" office:value="4432100000">
                <text:p>4432100000</text:p>
              </table:table-cell>
              <table:table-cell office:value-type="float" office:value="4480100000">
                <text:p>4480100000</text:p>
              </table:table-cell>
              <table:table-cell office:value-type="float" office:value="4515300000">
                <text:p>4515300000</text:p>
              </table:table-cell>
              <table:table-cell office:value-type="float" office:value="4515300000">
                <text:p>4515300000</text:p>
              </table:table-cell>
              <table:table-cell office:value-type="float" office:value="4515300000">
                <text:p>4515300000</text:p>
              </table:table-cell>
              <table:table-cell office:value-type="float" office:value="4547300000">
                <text:p>4547300000</text:p>
              </table:table-cell>
              <table:table-cell office:value-type="float" office:value="4588900000">
                <text:p>4588900000</text:p>
              </table:table-cell>
              <table:table-cell office:value-type="float" office:value="4588900000">
                <text:p>4588900000</text:p>
              </table:table-cell>
              <table:table-cell office:value-type="float" office:value="4700660000">
                <text:p>4700660000</text:p>
              </table:table-cell>
              <table:table-cell office:value-type="float" office:value="4746820280">
                <text:p>4746820280</text:p>
              </table:table-cell>
              <table:table-cell office:value-type="float" office:value="4746820280">
                <text:p>47468202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2000000">
                <text:p>512000000</text:p>
              </table:table-cell>
              <table:table-cell office:value-type="float" office:value="953000000">
                <text:p>953000000</text:p>
              </table:table-cell>
              <table:table-cell office:value-type="float" office:value="1847000000">
                <text:p>1847000000</text:p>
              </table:table-cell>
              <table:table-cell office:value-type="float" office:value="3092000000">
                <text:p>3092000000</text:p>
              </table:table-cell>
              <table:table-cell office:value-type="float" office:value="3187000000">
                <text:p>3187000000</text:p>
              </table:table-cell>
              <table:table-cell office:value-type="float" office:value="3251000000">
                <text:p>3251000000</text:p>
              </table:table-cell>
              <table:table-cell office:value-type="float" office:value="3699000000">
                <text:p>3699000000</text:p>
              </table:table-cell>
              <table:table-cell office:value-type="float" office:value="4721100000">
                <text:p>4721100000</text:p>
              </table:table-cell>
              <table:table-cell office:value-type="float" office:value="4788300000">
                <text:p>4788300000</text:p>
              </table:table-cell>
              <table:table-cell office:value-type="float" office:value="4813900000">
                <text:p>4813900000</text:p>
              </table:table-cell>
              <table:table-cell office:value-type="float" office:value="4813900000">
                <text:p>4813900000</text:p>
              </table:table-cell>
              <table:table-cell office:value-type="float" office:value="4813900000">
                <text:p>4813900000</text:p>
              </table:table-cell>
              <table:table-cell office:value-type="float" office:value="4887500000">
                <text:p>4887500000</text:p>
              </table:table-cell>
              <table:table-cell office:value-type="float" office:value="4897100000">
                <text:p>4897100000</text:p>
              </table:table-cell>
              <table:table-cell office:value-type="float" office:value="4897100000">
                <text:p>4897100000</text:p>
              </table:table-cell>
              <table:table-cell office:value-type="float" office:value="5035740000">
                <text:p>5035740000</text:p>
              </table:table-cell>
              <table:table-cell office:value-type="float" office:value="5102400270">
                <text:p>5102400270</text:p>
              </table:table-cell>
              <table:table-cell office:value-type="float" office:value="5102400270">
                <text:p>510240027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6000000">
                <text:p>546000000</text:p>
              </table:table-cell>
              <table:table-cell office:value-type="float" office:value="807000000">
                <text:p>807000000</text:p>
              </table:table-cell>
              <table:table-cell office:value-type="float" office:value="1968000000">
                <text:p>1968000000</text:p>
              </table:table-cell>
              <table:table-cell office:value-type="float" office:value="3120000000">
                <text:p>3120000000</text:p>
              </table:table-cell>
              <table:table-cell office:value-type="float" office:value="3197000000">
                <text:p>3197000000</text:p>
              </table:table-cell>
              <table:table-cell office:value-type="float" office:value="3261000000">
                <text:p>3261000000</text:p>
              </table:table-cell>
              <table:table-cell office:value-type="float" office:value="3837000000">
                <text:p>3837000000</text:p>
              </table:table-cell>
              <table:table-cell office:value-type="float" office:value="4363600000">
                <text:p>4363600000</text:p>
              </table:table-cell>
              <table:table-cell office:value-type="float" office:value="4421200000">
                <text:p>4421200000</text:p>
              </table:table-cell>
              <table:table-cell office:value-type="float" office:value="4475600000">
                <text:p>4475600000</text:p>
              </table:table-cell>
              <table:table-cell office:value-type="float" office:value="4504400000">
                <text:p>4504400000</text:p>
              </table:table-cell>
              <table:table-cell office:value-type="float" office:value="4517200000">
                <text:p>4517200000</text:p>
              </table:table-cell>
              <table:table-cell office:value-type="float" office:value="4517200000">
                <text:p>4517200000</text:p>
              </table:table-cell>
              <table:table-cell office:value-type="float" office:value="4517200000">
                <text:p>4517200000</text:p>
              </table:table-cell>
              <table:table-cell office:value-type="float" office:value="4517200000">
                <text:p>4517200000</text:p>
              </table:table-cell>
              <table:table-cell office:value-type="float" office:value="5003440000">
                <text:p>5003440000</text:p>
              </table:table-cell>
              <table:table-cell office:value-type="float" office:value="5003620230">
                <text:p>5003620230</text:p>
              </table:table-cell>
              <table:table-cell office:value-type="float" office:value="5003620230">
                <text:p>50036202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5000000">
                <text:p>505000000</text:p>
              </table:table-cell>
              <table:table-cell office:value-type="float" office:value="943000000">
                <text:p>943000000</text:p>
              </table:table-cell>
              <table:table-cell office:value-type="float" office:value="1801000000">
                <text:p>1801000000</text:p>
              </table:table-cell>
              <table:table-cell office:value-type="float" office:value="2701000000">
                <text:p>2701000000</text:p>
              </table:table-cell>
              <table:table-cell office:value-type="float" office:value="2778000000">
                <text:p>2778000000</text:p>
              </table:table-cell>
              <table:table-cell office:value-type="float" office:value="2842000000">
                <text:p>2842000000</text:p>
              </table:table-cell>
              <table:table-cell office:value-type="float" office:value="3226000000">
                <text:p>3226000000</text:p>
              </table:table-cell>
              <table:table-cell office:value-type="float" office:value="3967400000">
                <text:p>3967400000</text:p>
              </table:table-cell>
              <table:table-cell office:value-type="float" office:value="4018600000">
                <text:p>4018600000</text:p>
              </table:table-cell>
              <table:table-cell office:value-type="float" office:value="4063400000">
                <text:p>4063400000</text:p>
              </table:table-cell>
              <table:table-cell office:value-type="float" office:value="4085800000">
                <text:p>4085800000</text:p>
              </table:table-cell>
              <table:table-cell office:value-type="float" office:value="4085800000">
                <text:p>4085800000</text:p>
              </table:table-cell>
              <table:table-cell office:value-type="float" office:value="4137000000">
                <text:p>4137000000</text:p>
              </table:table-cell>
              <table:table-cell office:value-type="float" office:value="4140200000">
                <text:p>4140200000</text:p>
              </table:table-cell>
              <table:table-cell office:value-type="float" office:value="4140200000">
                <text:p>4140200000</text:p>
              </table:table-cell>
              <table:table-cell office:value-type="float" office:value="4312680000">
                <text:p>4312680000</text:p>
              </table:table-cell>
              <table:table-cell office:value-type="float" office:value="4374720020">
                <text:p>4374720020</text:p>
              </table:table-cell>
              <table:table-cell office:value-type="float" office:value="4374720020">
                <text:p>437472002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9000000">
                <text:p>499000000</text:p>
              </table:table-cell>
              <table:table-cell office:value-type="float" office:value="910000000">
                <text:p>910000000</text:p>
              </table:table-cell>
              <table:table-cell office:value-type="float" office:value="1741000000">
                <text:p>1741000000</text:p>
              </table:table-cell>
              <table:table-cell office:value-type="float" office:value="2797000000">
                <text:p>2797000000</text:p>
              </table:table-cell>
              <table:table-cell office:value-type="float" office:value="2889000000">
                <text:p>2889000000</text:p>
              </table:table-cell>
              <table:table-cell office:value-type="float" office:value="3017000000">
                <text:p>3017000000</text:p>
              </table:table-cell>
              <table:table-cell office:value-type="float" office:value="3401000000">
                <text:p>3401000000</text:p>
              </table:table-cell>
              <table:table-cell office:value-type="float" office:value="3758400000">
                <text:p>3758400000</text:p>
              </table:table-cell>
              <table:table-cell office:value-type="float" office:value="3841600000">
                <text:p>3841600000</text:p>
              </table:table-cell>
              <table:table-cell office:value-type="float" office:value="3892800000">
                <text:p>3892800000</text:p>
              </table:table-cell>
              <table:table-cell office:value-type="float" office:value="3905600000">
                <text:p>3905600000</text:p>
              </table:table-cell>
              <table:table-cell office:value-type="float" office:value="3905600000">
                <text:p>3905600000</text:p>
              </table:table-cell>
              <table:table-cell office:value-type="float" office:value="3905600000">
                <text:p>3905600000</text:p>
              </table:table-cell>
              <table:table-cell office:value-type="float" office:value="3905600000">
                <text:p>3905600000</text:p>
              </table:table-cell>
              <table:table-cell office:value-type="float" office:value="3905600000">
                <text:p>3905600000</text:p>
              </table:table-cell>
              <table:table-cell office:value-type="float" office:value="4190400000">
                <text:p>4190400000</text:p>
              </table:table-cell>
              <table:table-cell office:value-type="float" office:value="4236020230">
                <text:p>4236020230</text:p>
              </table:table-cell>
              <table:table-cell office:value-type="float" office:value="4236020230">
                <text:p>423602023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4000000">
                <text:p>504000000</text:p>
              </table:table-cell>
              <table:table-cell office:value-type="float" office:value="765000000">
                <text:p>765000000</text:p>
              </table:table-cell>
              <table:table-cell office:value-type="float" office:value="1830000000">
                <text:p>1830000000</text:p>
              </table:table-cell>
              <table:table-cell office:value-type="float" office:value="3270000000">
                <text:p>3270000000</text:p>
              </table:table-cell>
              <table:table-cell office:value-type="float" office:value="3449000000">
                <text:p>3449000000</text:p>
              </table:table-cell>
              <table:table-cell office:value-type="float" office:value="3513000000">
                <text:p>3513000000</text:p>
              </table:table-cell>
              <table:table-cell office:value-type="float" office:value="4091000000">
                <text:p>4091000000</text:p>
              </table:table-cell>
              <table:table-cell office:value-type="float" office:value="5187800000">
                <text:p>5187800000</text:p>
              </table:table-cell>
              <table:table-cell office:value-type="float" office:value="5232600000">
                <text:p>5232600000</text:p>
              </table:table-cell>
              <table:table-cell office:value-type="float" office:value="5293400000">
                <text:p>5293400000</text:p>
              </table:table-cell>
              <table:table-cell office:value-type="float" office:value="5328600000">
                <text:p>5328600000</text:p>
              </table:table-cell>
              <table:table-cell office:value-type="float" office:value="5328600000">
                <text:p>5328600000</text:p>
              </table:table-cell>
              <table:table-cell office:value-type="float" office:value="5328600000">
                <text:p>5328600000</text:p>
              </table:table-cell>
              <table:table-cell office:value-type="float" office:value="5328600000">
                <text:p>5328600000</text:p>
              </table:table-cell>
              <table:table-cell office:value-type="float" office:value="5328600000">
                <text:p>5328600000</text:p>
              </table:table-cell>
              <table:table-cell office:value-type="float" office:value="5573420000">
                <text:p>5573420000</text:p>
              </table:table-cell>
              <table:table-cell office:value-type="float" office:value="5636680040">
                <text:p>5636680040</text:p>
              </table:table-cell>
              <table:table-cell office:value-type="float" office:value="5636680040">
                <text:p>563668004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5000000">
                <text:p>505000000</text:p>
              </table:table-cell>
              <table:table-cell office:value-type="float" office:value="883000000">
                <text:p>883000000</text:p>
              </table:table-cell>
              <table:table-cell office:value-type="float" office:value="1837000000">
                <text:p>1837000000</text:p>
              </table:table-cell>
              <table:table-cell office:value-type="float" office:value="3277000000">
                <text:p>3277000000</text:p>
              </table:table-cell>
              <table:table-cell office:value-type="float" office:value="3353000000">
                <text:p>3353000000</text:p>
              </table:table-cell>
              <table:table-cell office:value-type="float" office:value="3417000000">
                <text:p>3417000000</text:p>
              </table:table-cell>
              <table:table-cell office:value-type="float" office:value="4249000000">
                <text:p>4249000000</text:p>
              </table:table-cell>
              <table:table-cell office:value-type="float" office:value="4676100000">
                <text:p>4676100000</text:p>
              </table:table-cell>
              <table:table-cell office:value-type="float" office:value="4740100000">
                <text:p>4740100000</text:p>
              </table:table-cell>
              <table:table-cell office:value-type="float" office:value="4768900000">
                <text:p>4768900000</text:p>
              </table:table-cell>
              <table:table-cell office:value-type="float" office:value="4823300000">
                <text:p>4823300000</text:p>
              </table:table-cell>
              <table:table-cell office:value-type="float" office:value="4842600000">
                <text:p>4842600000</text:p>
              </table:table-cell>
              <table:table-cell office:value-type="float" office:value="4842600000">
                <text:p>4842600000</text:p>
              </table:table-cell>
              <table:table-cell office:value-type="float" office:value="4842600000">
                <text:p>4842600000</text:p>
              </table:table-cell>
              <table:table-cell office:value-type="float" office:value="4842600000">
                <text:p>4842600000</text:p>
              </table:table-cell>
              <table:table-cell office:value-type="float" office:value="5180660000">
                <text:p>5180660000</text:p>
              </table:table-cell>
              <table:table-cell office:value-type="float" office:value="5215220000">
                <text:p>5215220000</text:p>
              </table:table-cell>
              <table:table-cell office:value-type="float" office:value="5215220000">
                <text:p>5215220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8000000">
                <text:p>528000000</text:p>
              </table:table-cell>
              <table:table-cell office:value-type="float" office:value="912000000">
                <text:p>912000000</text:p>
              </table:table-cell>
              <table:table-cell office:value-type="float" office:value="1968000000">
                <text:p>1968000000</text:p>
              </table:table-cell>
              <table:table-cell office:value-type="float" office:value="3024000000">
                <text:p>3024000000</text:p>
              </table:table-cell>
              <table:table-cell office:value-type="float" office:value="3114000000">
                <text:p>3114000000</text:p>
              </table:table-cell>
              <table:table-cell office:value-type="float" office:value="3178000000">
                <text:p>3178000000</text:p>
              </table:table-cell>
              <table:table-cell office:value-type="float" office:value="3690000000">
                <text:p>3690000000</text:p>
              </table:table-cell>
              <table:table-cell office:value-type="float" office:value="4593000000">
                <text:p>4593000000</text:p>
              </table:table-cell>
              <table:table-cell office:value-type="float" office:value="4727400000">
                <text:p>4727400000</text:p>
              </table:table-cell>
              <table:table-cell office:value-type="float" office:value="4807400000">
                <text:p>4807400000</text:p>
              </table:table-cell>
              <table:table-cell office:value-type="float" office:value="4807400000">
                <text:p>4807400000</text:p>
              </table:table-cell>
              <table:table-cell office:value-type="float" office:value="4807400000">
                <text:p>4807400000</text:p>
              </table:table-cell>
              <table:table-cell office:value-type="float" office:value="4810700000">
                <text:p>4810700000</text:p>
              </table:table-cell>
              <table:table-cell office:value-type="float" office:value="4810700000">
                <text:p>4810700000</text:p>
              </table:table-cell>
              <table:table-cell office:value-type="float" office:value="4810700000">
                <text:p>4810700000</text:p>
              </table:table-cell>
              <table:table-cell office:value-type="float" office:value="5176120000">
                <text:p>5176120000</text:p>
              </table:table-cell>
              <table:table-cell office:value-type="float" office:value="5188660130">
                <text:p>5188660130</text:p>
              </table:table-cell>
              <table:table-cell office:value-type="float" office:value="5188660130">
                <text:p>518866013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3000000">
                <text:p>513000000</text:p>
              </table:table-cell>
              <table:table-cell office:value-type="float" office:value="1011000000">
                <text:p>1011000000</text:p>
              </table:table-cell>
              <table:table-cell office:value-type="float" office:value="1854000000">
                <text:p>1854000000</text:p>
              </table:table-cell>
              <table:table-cell office:value-type="float" office:value="2907000000">
                <text:p>2907000000</text:p>
              </table:table-cell>
              <table:table-cell office:value-type="float" office:value="2987000000">
                <text:p>2987000000</text:p>
              </table:table-cell>
              <table:table-cell office:value-type="float" office:value="3051000000">
                <text:p>3051000000</text:p>
              </table:table-cell>
              <table:table-cell office:value-type="float" office:value="3307000000">
                <text:p>3307000000</text:p>
              </table:table-cell>
              <table:table-cell office:value-type="float" office:value="4037000000">
                <text:p>4037000000</text:p>
              </table:table-cell>
              <table:table-cell office:value-type="float" office:value="4107400000">
                <text:p>4107400000</text:p>
              </table:table-cell>
              <table:table-cell office:value-type="float" office:value="4181000000">
                <text:p>4181000000</text:p>
              </table:table-cell>
              <table:table-cell office:value-type="float" office:value="4181000000">
                <text:p>4181000000</text:p>
              </table:table-cell>
              <table:table-cell office:value-type="float" office:value="4181000000">
                <text:p>4181000000</text:p>
              </table:table-cell>
              <table:table-cell office:value-type="float" office:value="4203400000">
                <text:p>4203400000</text:p>
              </table:table-cell>
              <table:table-cell office:value-type="float" office:value="4203400000">
                <text:p>4203400000</text:p>
              </table:table-cell>
              <table:table-cell office:value-type="float" office:value="4203400000">
                <text:p>4203400000</text:p>
              </table:table-cell>
              <table:table-cell office:value-type="float" office:value="4442680000">
                <text:p>4442680000</text:p>
              </table:table-cell>
              <table:table-cell office:value-type="float" office:value="4483760260">
                <text:p>4483760260</text:p>
              </table:table-cell>
              <table:table-cell office:value-type="float" office:value="4483760260">
                <text:p>448376026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4000000">
                <text:p>534000000</text:p>
              </table:table-cell>
              <table:table-cell office:value-type="float" office:value="915000000">
                <text:p>915000000</text:p>
              </table:table-cell>
              <table:table-cell office:value-type="float" office:value="1776000000">
                <text:p>1776000000</text:p>
              </table:table-cell>
              <table:table-cell office:value-type="float" office:value="2736000000">
                <text:p>2736000000</text:p>
              </table:table-cell>
              <table:table-cell office:value-type="float" office:value="2900000000">
                <text:p>2900000000</text:p>
              </table:table-cell>
              <table:table-cell office:value-type="float" office:value="2964000000">
                <text:p>2964000000</text:p>
              </table:table-cell>
              <table:table-cell office:value-type="float" office:value="3284000000">
                <text:p>3284000000</text:p>
              </table:table-cell>
              <table:table-cell office:value-type="float" office:value="4322600000">
                <text:p>4322600000</text:p>
              </table:table-cell>
              <table:table-cell office:value-type="float" office:value="4367400000">
                <text:p>4367400000</text:p>
              </table:table-cell>
              <table:table-cell office:value-type="float" office:value="4409000000">
                <text:p>4409000000</text:p>
              </table:table-cell>
              <table:table-cell office:value-type="float" office:value="4437800000">
                <text:p>4437800000</text:p>
              </table:table-cell>
              <table:table-cell office:value-type="float" office:value="4453800000">
                <text:p>4453800000</text:p>
              </table:table-cell>
              <table:table-cell office:value-type="float" office:value="4453800000">
                <text:p>4453800000</text:p>
              </table:table-cell>
              <table:table-cell office:value-type="float" office:value="4453800000">
                <text:p>4453800000</text:p>
              </table:table-cell>
              <table:table-cell office:value-type="float" office:value="4453800000">
                <text:p>4453800000</text:p>
              </table:table-cell>
              <table:table-cell office:value-type="float" office:value="4727960000">
                <text:p>4727960000</text:p>
              </table:table-cell>
              <table:table-cell office:value-type="float" office:value="4781740310">
                <text:p>4781740310</text:p>
              </table:table-cell>
              <table:table-cell office:value-type="float" office:value="4781740310">
                <text:p>47817403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85000000">
                <text:p>485000000</text:p>
              </table:table-cell>
              <table:table-cell office:value-type="float" office:value="752000000">
                <text:p>752000000</text:p>
              </table:table-cell>
              <table:table-cell office:value-type="float" office:value="1823000000">
                <text:p>1823000000</text:p>
              </table:table-cell>
              <table:table-cell office:value-type="float" office:value="2879000000">
                <text:p>2879000000</text:p>
              </table:table-cell>
              <table:table-cell office:value-type="float" office:value="2969000000">
                <text:p>2969000000</text:p>
              </table:table-cell>
              <table:table-cell office:value-type="float" office:value="3033000000">
                <text:p>3033000000</text:p>
              </table:table-cell>
              <table:table-cell office:value-type="float" office:value="3673000000">
                <text:p>3673000000</text:p>
              </table:table-cell>
              <table:table-cell office:value-type="float" office:value="4928400000">
                <text:p>4928400000</text:p>
              </table:table-cell>
              <table:table-cell office:value-type="float" office:value="4982700000">
                <text:p>4982700000</text:p>
              </table:table-cell>
              <table:table-cell office:value-type="float" office:value="5027500000">
                <text:p>5027500000</text:p>
              </table:table-cell>
              <table:table-cell office:value-type="float" office:value="5027500000">
                <text:p>5027500000</text:p>
              </table:table-cell>
              <table:table-cell office:value-type="float" office:value="5027500000">
                <text:p>5027500000</text:p>
              </table:table-cell>
              <table:table-cell office:value-type="float" office:value="5081900000">
                <text:p>5081900000</text:p>
              </table:table-cell>
              <table:table-cell office:value-type="float" office:value="5081900000">
                <text:p>5081900000</text:p>
              </table:table-cell>
              <table:table-cell office:value-type="float" office:value="5081900000">
                <text:p>5081900000</text:p>
              </table:table-cell>
              <table:table-cell office:value-type="float" office:value="5212540000">
                <text:p>5212540000</text:p>
              </table:table-cell>
              <table:table-cell office:value-type="float" office:value="5284700080">
                <text:p>5284700080</text:p>
              </table:table-cell>
              <table:table-cell office:value-type="float" office:value="5284700080">
                <text:p>52847000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8000000">
                <text:p>548000000</text:p>
              </table:table-cell>
              <table:table-cell office:value-type="float" office:value="944000000">
                <text:p>944000000</text:p>
              </table:table-cell>
              <table:table-cell office:value-type="float" office:value="1886000000">
                <text:p>1886000000</text:p>
              </table:table-cell>
              <table:table-cell office:value-type="float" office:value="3134000000">
                <text:p>3134000000</text:p>
              </table:table-cell>
              <table:table-cell office:value-type="float" office:value="3206000000">
                <text:p>3206000000</text:p>
              </table:table-cell>
              <table:table-cell office:value-type="float" office:value="3400000000">
                <text:p>3400000000</text:p>
              </table:table-cell>
              <table:table-cell office:value-type="float" office:value="4038000000">
                <text:p>4038000000</text:p>
              </table:table-cell>
              <table:table-cell office:value-type="float" office:value="4491100000">
                <text:p>4491100000</text:p>
              </table:table-cell>
              <table:table-cell office:value-type="float" office:value="4551900000">
                <text:p>4551900000</text:p>
              </table:table-cell>
              <table:table-cell office:value-type="float" office:value="4622400000">
                <text:p>4622400000</text:p>
              </table:table-cell>
              <table:table-cell office:value-type="float" office:value="4651100000">
                <text:p>4651100000</text:p>
              </table:table-cell>
              <table:table-cell office:value-type="float" office:value="4651100000">
                <text:p>4651100000</text:p>
              </table:table-cell>
              <table:table-cell office:value-type="float" office:value="4657500000">
                <text:p>4657500000</text:p>
              </table:table-cell>
              <table:table-cell office:value-type="float" office:value="4657500000">
                <text:p>4657500000</text:p>
              </table:table-cell>
              <table:table-cell office:value-type="float" office:value="4657500000">
                <text:p>4657500000</text:p>
              </table:table-cell>
              <table:table-cell office:value-type="float" office:value="4871660000">
                <text:p>4871660000</text:p>
              </table:table-cell>
              <table:table-cell office:value-type="float" office:value="4921300140">
                <text:p>4921300140</text:p>
              </table:table-cell>
              <table:table-cell office:value-type="float" office:value="4921300140">
                <text:p>49213001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26000000">
                <text:p>526000000</text:p>
              </table:table-cell>
              <table:table-cell office:value-type="float" office:value="901000000">
                <text:p>901000000</text:p>
              </table:table-cell>
              <table:table-cell office:value-type="float" office:value="1762000000">
                <text:p>1762000000</text:p>
              </table:table-cell>
              <table:table-cell office:value-type="float" office:value="3106000000">
                <text:p>3106000000</text:p>
              </table:table-cell>
              <table:table-cell office:value-type="float" office:value="3269000000">
                <text:p>3269000000</text:p>
              </table:table-cell>
              <table:table-cell office:value-type="float" office:value="3333000000">
                <text:p>3333000000</text:p>
              </table:table-cell>
              <table:table-cell office:value-type="float" office:value="3847000000">
                <text:p>3847000000</text:p>
              </table:table-cell>
              <table:table-cell office:value-type="float" office:value="4846200000">
                <text:p>4846200000</text:p>
              </table:table-cell>
              <table:table-cell office:value-type="float" office:value="4923000000">
                <text:p>4923000000</text:p>
              </table:table-cell>
              <table:table-cell office:value-type="float" office:value="4951800000">
                <text:p>4951800000</text:p>
              </table:table-cell>
              <table:table-cell office:value-type="float" office:value="4951800000">
                <text:p>4951800000</text:p>
              </table:table-cell>
              <table:table-cell office:value-type="float" office:value="4951800000">
                <text:p>4951800000</text:p>
              </table:table-cell>
              <table:table-cell office:value-type="float" office:value="5015800000">
                <text:p>5015800000</text:p>
              </table:table-cell>
              <table:table-cell office:value-type="float" office:value="5047800000">
                <text:p>5047800000</text:p>
              </table:table-cell>
              <table:table-cell office:value-type="float" office:value="5047800000">
                <text:p>5047800000</text:p>
              </table:table-cell>
              <table:table-cell office:value-type="float" office:value="5139960000">
                <text:p>5139960000</text:p>
              </table:table-cell>
              <table:table-cell office:value-type="float" office:value="5201720160">
                <text:p>5201720160</text:p>
              </table:table-cell>
              <table:table-cell office:value-type="float" office:value="5201720160">
                <text:p>520172016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24000000">
                <text:p>524000000</text:p>
              </table:table-cell>
              <table:table-cell office:value-type="float" office:value="1076000000">
                <text:p>1076000000</text:p>
              </table:table-cell>
              <table:table-cell office:value-type="float" office:value="2039000000">
                <text:p>2039000000</text:p>
              </table:table-cell>
              <table:table-cell office:value-type="float" office:value="3476000000">
                <text:p>3476000000</text:p>
              </table:table-cell>
              <table:table-cell office:value-type="float" office:value="3561000000">
                <text:p>3561000000</text:p>
              </table:table-cell>
              <table:table-cell office:value-type="float" office:value="3687000000">
                <text:p>3687000000</text:p>
              </table:table-cell>
              <table:table-cell office:value-type="float" office:value="4073000000">
                <text:p>4073000000</text:p>
              </table:table-cell>
              <table:table-cell office:value-type="float" office:value="4569800000">
                <text:p>4569800000</text:p>
              </table:table-cell>
              <table:table-cell office:value-type="float" office:value="4608200000">
                <text:p>4608200000</text:p>
              </table:table-cell>
              <table:table-cell office:value-type="float" office:value="4742600000">
                <text:p>4742600000</text:p>
              </table:table-cell>
              <table:table-cell office:value-type="float" office:value="4745800000">
                <text:p>4745800000</text:p>
              </table:table-cell>
              <table:table-cell office:value-type="float" office:value="4745800000">
                <text:p>4745800000</text:p>
              </table:table-cell>
              <table:table-cell office:value-type="float" office:value="4752200000">
                <text:p>4752200000</text:p>
              </table:table-cell>
              <table:table-cell office:value-type="float" office:value="4752200000">
                <text:p>4752200000</text:p>
              </table:table-cell>
              <table:table-cell office:value-type="float" office:value="4752200000">
                <text:p>4752200000</text:p>
              </table:table-cell>
              <table:table-cell office:value-type="float" office:value="4895220000">
                <text:p>4895220000</text:p>
              </table:table-cell>
              <table:table-cell office:value-type="float" office:value="4962680190">
                <text:p>4962680190</text:p>
              </table:table-cell>
              <table:table-cell office:value-type="float" office:value="4962680190">
                <text:p>496268019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05000000">
                <text:p>505000000</text:p>
              </table:table-cell>
              <table:table-cell office:value-type="float" office:value="805000000">
                <text:p>805000000</text:p>
              </table:table-cell>
              <table:table-cell office:value-type="float" office:value="1741000000">
                <text:p>1741000000</text:p>
              </table:table-cell>
              <table:table-cell office:value-type="float" office:value="2989000000">
                <text:p>2989000000</text:p>
              </table:table-cell>
              <table:table-cell office:value-type="float" office:value="3082000000">
                <text:p>3082000000</text:p>
              </table:table-cell>
              <table:table-cell office:value-type="float" office:value="3146000000">
                <text:p>3146000000</text:p>
              </table:table-cell>
              <table:table-cell office:value-type="float" office:value="3658000000">
                <text:p>3658000000</text:p>
              </table:table-cell>
              <table:table-cell office:value-type="float" office:value="4252400000">
                <text:p>4252400000</text:p>
              </table:table-cell>
              <table:table-cell office:value-type="float" office:value="4310000000">
                <text:p>4310000000</text:p>
              </table:table-cell>
              <table:table-cell office:value-type="float" office:value="4342000000">
                <text:p>4342000000</text:p>
              </table:table-cell>
              <table:table-cell office:value-type="float" office:value="4351600000">
                <text:p>4351600000</text:p>
              </table:table-cell>
              <table:table-cell office:value-type="float" office:value="4383600000">
                <text:p>4383600000</text:p>
              </table:table-cell>
              <table:table-cell office:value-type="float" office:value="4412400000">
                <text:p>4412400000</text:p>
              </table:table-cell>
              <table:table-cell office:value-type="float" office:value="4412400000">
                <text:p>4412400000</text:p>
              </table:table-cell>
              <table:table-cell office:value-type="float" office:value="4412400000">
                <text:p>4412400000</text:p>
              </table:table-cell>
              <table:table-cell office:value-type="float" office:value="4573760000">
                <text:p>4573760000</text:p>
              </table:table-cell>
              <table:table-cell office:value-type="float" office:value="4627240140">
                <text:p>4627240140</text:p>
              </table:table-cell>
              <table:table-cell office:value-type="float" office:value="4627240140">
                <text:p>46272401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33000000">
                <text:p>533000000</text:p>
              </table:table-cell>
              <table:table-cell office:value-type="float" office:value="923000000">
                <text:p>923000000</text:p>
              </table:table-cell>
              <table:table-cell office:value-type="float" office:value="1769000000">
                <text:p>1769000000</text:p>
              </table:table-cell>
              <table:table-cell office:value-type="float" office:value="3113000000">
                <text:p>3113000000</text:p>
              </table:table-cell>
              <table:table-cell office:value-type="float" office:value="3209000000">
                <text:p>3209000000</text:p>
              </table:table-cell>
              <table:table-cell office:value-type="float" office:value="3273000000">
                <text:p>3273000000</text:p>
              </table:table-cell>
              <table:table-cell office:value-type="float" office:value="3785000000">
                <text:p>3785000000</text:p>
              </table:table-cell>
              <table:table-cell office:value-type="float" office:value="4579000000">
                <text:p>4579000000</text:p>
              </table:table-cell>
              <table:table-cell office:value-type="float" office:value="4646200000">
                <text:p>4646200000</text:p>
              </table:table-cell>
              <table:table-cell office:value-type="float" office:value="4694200000">
                <text:p>4694200000</text:p>
              </table:table-cell>
              <table:table-cell office:value-type="float" office:value="4703800000">
                <text:p>4703800000</text:p>
              </table:table-cell>
              <table:table-cell office:value-type="float" office:value="4703800000">
                <text:p>4703800000</text:p>
              </table:table-cell>
              <table:table-cell office:value-type="float" office:value="4726200000">
                <text:p>4726200000</text:p>
              </table:table-cell>
              <table:table-cell office:value-type="float" office:value="4761400000">
                <text:p>4761400000</text:p>
              </table:table-cell>
              <table:table-cell office:value-type="float" office:value="4761400000">
                <text:p>4761400000</text:p>
              </table:table-cell>
              <table:table-cell office:value-type="float" office:value="4892120000">
                <text:p>4892120000</text:p>
              </table:table-cell>
              <table:table-cell office:value-type="float" office:value="4945760060">
                <text:p>4945760060</text:p>
              </table:table-cell>
              <table:table-cell office:value-type="float" office:value="4945760060">
                <text:p>49457600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33000000">
                <text:p>533000000</text:p>
              </table:table-cell>
              <table:table-cell office:value-type="float" office:value="851000000">
                <text:p>851000000</text:p>
              </table:table-cell>
              <table:table-cell office:value-type="float" office:value="1961000000">
                <text:p>1961000000</text:p>
              </table:table-cell>
              <table:table-cell office:value-type="float" office:value="3401000000">
                <text:p>3401000000</text:p>
              </table:table-cell>
              <table:table-cell office:value-type="float" office:value="3495000000">
                <text:p>3495000000</text:p>
              </table:table-cell>
              <table:table-cell office:value-type="float" office:value="3559000000">
                <text:p>3559000000</text:p>
              </table:table-cell>
              <table:table-cell office:value-type="float" office:value="3943000000">
                <text:p>3943000000</text:p>
              </table:table-cell>
              <table:table-cell office:value-type="float" office:value="4052000000">
                <text:p>4052000000</text:p>
              </table:table-cell>
              <table:table-cell office:value-type="float" office:value="4087200000">
                <text:p>4087200000</text:p>
              </table:table-cell>
              <table:table-cell office:value-type="float" office:value="4199200000">
                <text:p>4199200000</text:p>
              </table:table-cell>
              <table:table-cell office:value-type="float" office:value="4212000000">
                <text:p>4212000000</text:p>
              </table:table-cell>
              <table:table-cell office:value-type="float" office:value="4234400000">
                <text:p>4234400000</text:p>
              </table:table-cell>
              <table:table-cell office:value-type="float" office:value="4234400000">
                <text:p>4234400000</text:p>
              </table:table-cell>
              <table:table-cell office:value-type="float" office:value="4234400000">
                <text:p>4234400000</text:p>
              </table:table-cell>
              <table:table-cell office:value-type="float" office:value="4234400000">
                <text:p>4234400000</text:p>
              </table:table-cell>
              <table:table-cell office:value-type="float" office:value="4475440000">
                <text:p>4475440000</text:p>
              </table:table-cell>
              <table:table-cell office:value-type="float" office:value="4528080240">
                <text:p>4528080240</text:p>
              </table:table-cell>
              <table:table-cell office:value-type="float" office:value="4528080240">
                <text:p>452808024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74000000">
                <text:p>574000000</text:p>
              </table:table-cell>
              <table:table-cell office:value-type="float" office:value="943000000">
                <text:p>943000000</text:p>
              </table:table-cell>
              <table:table-cell office:value-type="float" office:value="1900000000">
                <text:p>1900000000</text:p>
              </table:table-cell>
              <table:table-cell office:value-type="float" office:value="2860000000">
                <text:p>2860000000</text:p>
              </table:table-cell>
              <table:table-cell office:value-type="float" office:value="2946000000">
                <text:p>2946000000</text:p>
              </table:table-cell>
              <table:table-cell office:value-type="float" office:value="3010000000">
                <text:p>3010000000</text:p>
              </table:table-cell>
              <table:table-cell office:value-type="float" office:value="3714000000">
                <text:p>3714000000</text:p>
              </table:table-cell>
              <table:table-cell office:value-type="float" office:value="4973100000">
                <text:p>4973100000</text:p>
              </table:table-cell>
              <table:table-cell office:value-type="float" office:value="5024300000">
                <text:p>5024300000</text:p>
              </table:table-cell>
              <table:table-cell office:value-type="float" office:value="5081900000">
                <text:p>5081900000</text:p>
              </table:table-cell>
              <table:table-cell office:value-type="float" office:value="5094700000">
                <text:p>5094700000</text:p>
              </table:table-cell>
              <table:table-cell office:value-type="float" office:value="5094700000">
                <text:p>5094700000</text:p>
              </table:table-cell>
              <table:table-cell office:value-type="float" office:value="5110700000">
                <text:p>5110700000</text:p>
              </table:table-cell>
              <table:table-cell office:value-type="float" office:value="5203500000">
                <text:p>5203500000</text:p>
              </table:table-cell>
              <table:table-cell office:value-type="float" office:value="5203500000">
                <text:p>5203500000</text:p>
              </table:table-cell>
              <table:table-cell office:value-type="float" office:value="5322860000">
                <text:p>5322860000</text:p>
              </table:table-cell>
              <table:table-cell office:value-type="float" office:value="5370880310">
                <text:p>5370880310</text:p>
              </table:table-cell>
              <table:table-cell office:value-type="float" office:value="5370880310">
                <text:p>537088031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40000000">
                <text:p>540000000</text:p>
              </table:table-cell>
              <table:table-cell office:value-type="float" office:value="936000000">
                <text:p>936000000</text:p>
              </table:table-cell>
              <table:table-cell office:value-type="float" office:value="1872000000">
                <text:p>1872000000</text:p>
              </table:table-cell>
              <table:table-cell office:value-type="float" office:value="2928000000">
                <text:p>2928000000</text:p>
              </table:table-cell>
              <table:table-cell office:value-type="float" office:value="3007000000">
                <text:p>3007000000</text:p>
              </table:table-cell>
              <table:table-cell office:value-type="float" office:value="3071000000">
                <text:p>3071000000</text:p>
              </table:table-cell>
              <table:table-cell office:value-type="float" office:value="3583000000">
                <text:p>3583000000</text:p>
              </table:table-cell>
              <table:table-cell office:value-type="float" office:value="5081000000">
                <text:p>5081000000</text:p>
              </table:table-cell>
              <table:table-cell office:value-type="float" office:value="5132200000">
                <text:p>5132200000</text:p>
              </table:table-cell>
              <table:table-cell office:value-type="float" office:value="5180200000">
                <text:p>5180200000</text:p>
              </table:table-cell>
              <table:table-cell office:value-type="float" office:value="5193000000">
                <text:p>5193000000</text:p>
              </table:table-cell>
              <table:table-cell office:value-type="float" office:value="5269800000">
                <text:p>5269800000</text:p>
              </table:table-cell>
              <table:table-cell office:value-type="float" office:value="5269800000">
                <text:p>5269800000</text:p>
              </table:table-cell>
              <table:table-cell office:value-type="float" office:value="5273000000">
                <text:p>5273000000</text:p>
              </table:table-cell>
              <table:table-cell office:value-type="float" office:value="5273000000">
                <text:p>5273000000</text:p>
              </table:table-cell>
              <table:table-cell office:value-type="float" office:value="5537800000">
                <text:p>5537800000</text:p>
              </table:table-cell>
              <table:table-cell office:value-type="float" office:value="5588720140">
                <text:p>5588720140</text:p>
              </table:table-cell>
              <table:table-cell office:value-type="float" office:value="5588720140">
                <text:p>558872014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18000000">
                <text:p>518000000</text:p>
              </table:table-cell>
              <table:table-cell office:value-type="float" office:value="887000000">
                <text:p>887000000</text:p>
              </table:table-cell>
              <table:table-cell office:value-type="float" office:value="1844000000">
                <text:p>1844000000</text:p>
              </table:table-cell>
              <table:table-cell office:value-type="float" office:value="3092000000">
                <text:p>3092000000</text:p>
              </table:table-cell>
              <table:table-cell office:value-type="float" office:value="3181000000">
                <text:p>3181000000</text:p>
              </table:table-cell>
              <table:table-cell office:value-type="float" office:value="3309000000">
                <text:p>3309000000</text:p>
              </table:table-cell>
              <table:table-cell office:value-type="float" office:value="3821000000">
                <text:p>3821000000</text:p>
              </table:table-cell>
              <table:table-cell office:value-type="float" office:value="4341900000">
                <text:p>4341900000</text:p>
              </table:table-cell>
              <table:table-cell office:value-type="float" office:value="4463500000">
                <text:p>4463500000</text:p>
              </table:table-cell>
              <table:table-cell office:value-type="float" office:value="4546700000">
                <text:p>4546700000</text:p>
              </table:table-cell>
              <table:table-cell office:value-type="float" office:value="4591600000">
                <text:p>4591600000</text:p>
              </table:table-cell>
              <table:table-cell office:value-type="float" office:value="4591600000">
                <text:p>4591600000</text:p>
              </table:table-cell>
              <table:table-cell office:value-type="float" office:value="4594700000">
                <text:p>4594700000</text:p>
              </table:table-cell>
              <table:table-cell office:value-type="float" office:value="4623500000">
                <text:p>4623500000</text:p>
              </table:table-cell>
              <table:table-cell office:value-type="float" office:value="4623500000">
                <text:p>4623500000</text:p>
              </table:table-cell>
              <table:table-cell office:value-type="float" office:value="4786300000">
                <text:p>4786300000</text:p>
              </table:table-cell>
              <table:table-cell office:value-type="float" office:value="4841680150">
                <text:p>4841680150</text:p>
              </table:table-cell>
              <table:table-cell office:value-type="float" office:value="4841680150">
                <text:p>484168015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18000000">
                <text:p>518000000</text:p>
              </table:table-cell>
              <table:table-cell office:value-type="float" office:value="980000000">
                <text:p>980000000</text:p>
              </table:table-cell>
              <table:table-cell office:value-type="float" office:value="1748000000">
                <text:p>1748000000</text:p>
              </table:table-cell>
              <table:table-cell office:value-type="float" office:value="2900000000">
                <text:p>2900000000</text:p>
              </table:table-cell>
              <table:table-cell office:value-type="float" office:value="2974000000">
                <text:p>2974000000</text:p>
              </table:table-cell>
              <table:table-cell office:value-type="float" office:value="3164000000">
                <text:p>3164000000</text:p>
              </table:table-cell>
              <table:table-cell office:value-type="float" office:value="4188000000">
                <text:p>4188000000</text:p>
              </table:table-cell>
              <table:table-cell office:value-type="float" office:value="4876800000">
                <text:p>4876800000</text:p>
              </table:table-cell>
              <table:table-cell office:value-type="float" office:value="4934400000">
                <text:p>4934400000</text:p>
              </table:table-cell>
              <table:table-cell office:value-type="float" office:value="4982400000">
                <text:p>4982400000</text:p>
              </table:table-cell>
              <table:table-cell office:value-type="float" office:value="4985600000">
                <text:p>4985600000</text:p>
              </table:table-cell>
              <table:table-cell office:value-type="float" office:value="4985600000">
                <text:p>4985600000</text:p>
              </table:table-cell>
              <table:table-cell office:value-type="float" office:value="5040000000">
                <text:p>5040000000</text:p>
              </table:table-cell>
              <table:table-cell office:value-type="float" office:value="5091200000">
                <text:p>5091200000</text:p>
              </table:table-cell>
              <table:table-cell office:value-type="float" office:value="5091200000">
                <text:p>5091200000</text:p>
              </table:table-cell>
              <table:table-cell office:value-type="float" office:value="5268400000">
                <text:p>5268400000</text:p>
              </table:table-cell>
              <table:table-cell office:value-type="float" office:value="5325220080">
                <text:p>5325220080</text:p>
              </table:table-cell>
              <table:table-cell office:value-type="float" office:value="5325220080">
                <text:p>532522008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25000000">
                <text:p>525000000</text:p>
              </table:table-cell>
              <table:table-cell office:value-type="float" office:value="831000000">
                <text:p>831000000</text:p>
              </table:table-cell>
              <table:table-cell office:value-type="float" office:value="2235000000">
                <text:p>2235000000</text:p>
              </table:table-cell>
              <table:table-cell office:value-type="float" office:value="3195000000">
                <text:p>3195000000</text:p>
              </table:table-cell>
              <table:table-cell office:value-type="float" office:value="3277000000">
                <text:p>3277000000</text:p>
              </table:table-cell>
              <table:table-cell office:value-type="float" office:value="3405000000">
                <text:p>3405000000</text:p>
              </table:table-cell>
              <table:table-cell office:value-type="float" office:value="3853000000">
                <text:p>3853000000</text:p>
              </table:table-cell>
              <table:table-cell office:value-type="float" office:value="4607700000">
                <text:p>4607700000</text:p>
              </table:table-cell>
              <table:table-cell office:value-type="float" office:value="4658900000">
                <text:p>4658900000</text:p>
              </table:table-cell>
              <table:table-cell office:value-type="float" office:value="4665300000">
                <text:p>4665300000</text:p>
              </table:table-cell>
              <table:table-cell office:value-type="float" office:value="4678100000">
                <text:p>4678100000</text:p>
              </table:table-cell>
              <table:table-cell office:value-type="float" office:value="4767700000">
                <text:p>4767700000</text:p>
              </table:table-cell>
              <table:table-cell office:value-type="float" office:value="4767700000">
                <text:p>4767700000</text:p>
              </table:table-cell>
              <table:table-cell office:value-type="float" office:value="4767700000">
                <text:p>4767700000</text:p>
              </table:table-cell>
              <table:table-cell office:value-type="float" office:value="4767700000">
                <text:p>4767700000</text:p>
              </table:table-cell>
              <table:table-cell office:value-type="float" office:value="5310000170">
                <text:p>5310000170</text:p>
              </table:table-cell>
              <table:table-cell office:value-type="float" office:value="5310000170">
                <text:p>5310000170</text:p>
              </table:table-cell>
              <table:table-cell office:value-type="float" office:value="5310000170">
                <text:p>531000017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53000000">
                <text:p>553000000</text:p>
              </table:table-cell>
              <table:table-cell office:value-type="float" office:value="967000000">
                <text:p>967000000</text:p>
              </table:table-cell>
              <table:table-cell office:value-type="float" office:value="1783000000">
                <text:p>1783000000</text:p>
              </table:table-cell>
              <table:table-cell office:value-type="float" office:value="3127000000">
                <text:p>3127000000</text:p>
              </table:table-cell>
              <table:table-cell office:value-type="float" office:value="3218000000">
                <text:p>3218000000</text:p>
              </table:table-cell>
              <table:table-cell office:value-type="float" office:value="3282000000">
                <text:p>3282000000</text:p>
              </table:table-cell>
              <table:table-cell office:value-type="float" office:value="3602000000">
                <text:p>3602000000</text:p>
              </table:table-cell>
              <table:table-cell office:value-type="float" office:value="3874500000">
                <text:p>3874500000</text:p>
              </table:table-cell>
              <table:table-cell office:value-type="float" office:value="3960900000">
                <text:p>3960900000</text:p>
              </table:table-cell>
              <table:table-cell office:value-type="float" office:value="3973700000">
                <text:p>3973700000</text:p>
              </table:table-cell>
              <table:table-cell office:value-type="float" office:value="3996100000">
                <text:p>3996100000</text:p>
              </table:table-cell>
              <table:table-cell office:value-type="float" office:value="3999300000">
                <text:p>3999300000</text:p>
              </table:table-cell>
              <table:table-cell office:value-type="float" office:value="4053700000">
                <text:p>4053700000</text:p>
              </table:table-cell>
              <table:table-cell office:value-type="float" office:value="4053700000">
                <text:p>4053700000</text:p>
              </table:table-cell>
              <table:table-cell office:value-type="float" office:value="4053700000">
                <text:p>4053700000</text:p>
              </table:table-cell>
              <table:table-cell office:value-type="float" office:value="4288340000">
                <text:p>4288340000</text:p>
              </table:table-cell>
              <table:table-cell office:value-type="float" office:value="4338500200">
                <text:p>4338500200</text:p>
              </table:table-cell>
              <table:table-cell office:value-type="float" office:value="4338500200">
                <text:p>43385002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6000000">
                <text:p>526000000</text:p>
              </table:table-cell>
              <table:table-cell office:value-type="float" office:value="910000000">
                <text:p>910000000</text:p>
              </table:table-cell>
              <table:table-cell office:value-type="float" office:value="1858000000">
                <text:p>1858000000</text:p>
              </table:table-cell>
              <table:table-cell office:value-type="float" office:value="2626000000">
                <text:p>2626000000</text:p>
              </table:table-cell>
              <table:table-cell office:value-type="float" office:value="2788000000">
                <text:p>2788000000</text:p>
              </table:table-cell>
              <table:table-cell office:value-type="float" office:value="2852000000">
                <text:p>2852000000</text:p>
              </table:table-cell>
              <table:table-cell office:value-type="float" office:value="3556000000">
                <text:p>3556000000</text:p>
              </table:table-cell>
              <table:table-cell office:value-type="float" office:value="4459000000">
                <text:p>4459000000</text:p>
              </table:table-cell>
              <table:table-cell office:value-type="float" office:value="4507000000">
                <text:p>4507000000</text:p>
              </table:table-cell>
              <table:table-cell office:value-type="float" office:value="4561500000">
                <text:p>4561500000</text:p>
              </table:table-cell>
              <table:table-cell office:value-type="float" office:value="4561500000">
                <text:p>4561500000</text:p>
              </table:table-cell>
              <table:table-cell office:value-type="float" office:value="4561500000">
                <text:p>4561500000</text:p>
              </table:table-cell>
              <table:table-cell office:value-type="float" office:value="4561500000">
                <text:p>4561500000</text:p>
              </table:table-cell>
              <table:table-cell office:value-type="float" office:value="4561500000">
                <text:p>4561500000</text:p>
              </table:table-cell>
              <table:table-cell office:value-type="float" office:value="4561500000">
                <text:p>4561500000</text:p>
              </table:table-cell>
              <table:table-cell office:value-type="float" office:value="4854280000">
                <text:p>4854280000</text:p>
              </table:table-cell>
              <table:table-cell office:value-type="float" office:value="4907840100">
                <text:p>4907840100</text:p>
              </table:table-cell>
              <table:table-cell office:value-type="float" office:value="4907840100">
                <text:p>49078401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19000000">
                <text:p>519000000</text:p>
              </table:table-cell>
              <table:table-cell office:value-type="float" office:value="819000000">
                <text:p>819000000</text:p>
              </table:table-cell>
              <table:table-cell office:value-type="float" office:value="1851000000">
                <text:p>1851000000</text:p>
              </table:table-cell>
              <table:table-cell office:value-type="float" office:value="2715000000">
                <text:p>2715000000</text:p>
              </table:table-cell>
              <table:table-cell office:value-type="float" office:value="2794000000">
                <text:p>2794000000</text:p>
              </table:table-cell>
              <table:table-cell office:value-type="float" office:value="2858000000">
                <text:p>2858000000</text:p>
              </table:table-cell>
              <table:table-cell office:value-type="float" office:value="3498000000">
                <text:p>3498000000</text:p>
              </table:table-cell>
              <table:table-cell office:value-type="float" office:value="4126600000">
                <text:p>4126600000</text:p>
              </table:table-cell>
              <table:table-cell office:value-type="float" office:value="4177800000">
                <text:p>4177800000</text:p>
              </table:table-cell>
              <table:table-cell office:value-type="float" office:value="4248200000">
                <text:p>4248200000</text:p>
              </table:table-cell>
              <table:table-cell office:value-type="float" office:value="4277000000">
                <text:p>4277000000</text:p>
              </table:table-cell>
              <table:table-cell office:value-type="float" office:value="4280200000">
                <text:p>4280200000</text:p>
              </table:table-cell>
              <table:table-cell office:value-type="float" office:value="4280200000">
                <text:p>4280200000</text:p>
              </table:table-cell>
              <table:table-cell office:value-type="float" office:value="4280200000">
                <text:p>4280200000</text:p>
              </table:table-cell>
              <table:table-cell office:value-type="float" office:value="4280200000">
                <text:p>4280200000</text:p>
              </table:table-cell>
              <table:table-cell office:value-type="float" office:value="4621480000">
                <text:p>4621480000</text:p>
              </table:table-cell>
              <table:table-cell office:value-type="float" office:value="4664080140">
                <text:p>4664080140</text:p>
              </table:table-cell>
              <table:table-cell office:value-type="float" office:value="4664080140">
                <text:p>466408014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18000000">
                <text:p>518000000</text:p>
              </table:table-cell>
              <table:table-cell office:value-type="float" office:value="1028000000">
                <text:p>1028000000</text:p>
              </table:table-cell>
              <table:table-cell office:value-type="float" office:value="1943000000">
                <text:p>1943000000</text:p>
              </table:table-cell>
              <table:table-cell office:value-type="float" office:value="3092000000">
                <text:p>3092000000</text:p>
              </table:table-cell>
              <table:table-cell office:value-type="float" office:value="3176000000">
                <text:p>3176000000</text:p>
              </table:table-cell>
              <table:table-cell office:value-type="float" office:value="3240000000">
                <text:p>3240000000</text:p>
              </table:table-cell>
              <table:table-cell office:value-type="float" office:value="3880000000">
                <text:p>3880000000</text:p>
              </table:table-cell>
              <table:table-cell office:value-type="float" office:value="4549800000">
                <text:p>4549800000</text:p>
              </table:table-cell>
              <table:table-cell office:value-type="float" office:value="4626600000">
                <text:p>4626600000</text:p>
              </table:table-cell>
              <table:table-cell office:value-type="float" office:value="4677800000">
                <text:p>4677800000</text:p>
              </table:table-cell>
              <table:table-cell office:value-type="float" office:value="4681000000">
                <text:p>4681000000</text:p>
              </table:table-cell>
              <table:table-cell office:value-type="float" office:value="4681000000">
                <text:p>4681000000</text:p>
              </table:table-cell>
              <table:table-cell office:value-type="float" office:value="4751400000">
                <text:p>4751400000</text:p>
              </table:table-cell>
              <table:table-cell office:value-type="float" office:value="4757800000">
                <text:p>4757800000</text:p>
              </table:table-cell>
              <table:table-cell office:value-type="float" office:value="4757800000">
                <text:p>4757800000</text:p>
              </table:table-cell>
              <table:table-cell office:value-type="float" office:value="4983000000">
                <text:p>4983000000</text:p>
              </table:table-cell>
              <table:table-cell office:value-type="float" office:value="5027080040">
                <text:p>5027080040</text:p>
              </table:table-cell>
              <table:table-cell office:value-type="float" office:value="5027080040">
                <text:p>50270800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20000000">
                <text:p>520000000</text:p>
              </table:table-cell>
              <table:table-cell office:value-type="float" office:value="898000000">
                <text:p>898000000</text:p>
              </table:table-cell>
              <table:table-cell office:value-type="float" office:value="1858000000">
                <text:p>1858000000</text:p>
              </table:table-cell>
              <table:table-cell office:value-type="float" office:value="2914000000">
                <text:p>2914000000</text:p>
              </table:table-cell>
              <table:table-cell office:value-type="float" office:value="3004000000">
                <text:p>3004000000</text:p>
              </table:table-cell>
              <table:table-cell office:value-type="float" office:value="3068000000">
                <text:p>3068000000</text:p>
              </table:table-cell>
              <table:table-cell office:value-type="float" office:value="3324000000">
                <text:p>3324000000</text:p>
              </table:table-cell>
              <table:table-cell office:value-type="float" office:value="3978600000">
                <text:p>3978600000</text:p>
              </table:table-cell>
              <table:table-cell office:value-type="float" office:value="4090600000">
                <text:p>4090600000</text:p>
              </table:table-cell>
              <table:table-cell office:value-type="float" office:value="4189800000">
                <text:p>4189800000</text:p>
              </table:table-cell>
              <table:table-cell office:value-type="float" office:value="4189800000">
                <text:p>4189800000</text:p>
              </table:table-cell>
              <table:table-cell office:value-type="float" office:value="4189800000">
                <text:p>4189800000</text:p>
              </table:table-cell>
              <table:table-cell office:value-type="float" office:value="4202600000">
                <text:p>4202600000</text:p>
              </table:table-cell>
              <table:table-cell office:value-type="float" office:value="4202600000">
                <text:p>4202600000</text:p>
              </table:table-cell>
              <table:table-cell office:value-type="float" office:value="4202600000">
                <text:p>4202600000</text:p>
              </table:table-cell>
              <table:table-cell office:value-type="float" office:value="4348520000">
                <text:p>4348520000</text:p>
              </table:table-cell>
              <table:table-cell office:value-type="float" office:value="4415240240">
                <text:p>4415240240</text:p>
              </table:table-cell>
              <table:table-cell office:value-type="float" office:value="4415240240">
                <text:p>44152402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20000000">
                <text:p>520000000</text:p>
              </table:table-cell>
              <table:table-cell office:value-type="float" office:value="844000000">
                <text:p>844000000</text:p>
              </table:table-cell>
              <table:table-cell office:value-type="float" office:value="1858000000">
                <text:p>1858000000</text:p>
              </table:table-cell>
              <table:table-cell office:value-type="float" office:value="3106000000">
                <text:p>3106000000</text:p>
              </table:table-cell>
              <table:table-cell office:value-type="float" office:value="3197000000">
                <text:p>3197000000</text:p>
              </table:table-cell>
              <table:table-cell office:value-type="float" office:value="3325000000">
                <text:p>3325000000</text:p>
              </table:table-cell>
              <table:table-cell office:value-type="float" office:value="3837000000">
                <text:p>3837000000</text:p>
              </table:table-cell>
              <table:table-cell office:value-type="float" office:value="5009300000">
                <text:p>5009300000</text:p>
              </table:table-cell>
              <table:table-cell office:value-type="float" office:value="5057300000">
                <text:p>5057300000</text:p>
              </table:table-cell>
              <table:table-cell office:value-type="float" office:value="5095700000">
                <text:p>5095700000</text:p>
              </table:table-cell>
              <table:table-cell office:value-type="float" office:value="5118100000">
                <text:p>5118100000</text:p>
              </table:table-cell>
              <table:table-cell office:value-type="float" office:value="5166100000">
                <text:p>5166100000</text:p>
              </table:table-cell>
              <table:table-cell office:value-type="float" office:value="5242900000">
                <text:p>5242900000</text:p>
              </table:table-cell>
              <table:table-cell office:value-type="float" office:value="5242900000">
                <text:p>5242900000</text:p>
              </table:table-cell>
              <table:table-cell office:value-type="float" office:value="5242900000">
                <text:p>5242900000</text:p>
              </table:table-cell>
              <table:table-cell office:value-type="float" office:value="5496500000">
                <text:p>5496500000</text:p>
              </table:table-cell>
              <table:table-cell office:value-type="float" office:value="5530980040">
                <text:p>5530980040</text:p>
              </table:table-cell>
              <table:table-cell office:value-type="float" office:value="5530980040">
                <text:p>55309800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2000000">
                <text:p>492000000</text:p>
              </table:table-cell>
              <table:table-cell office:value-type="float" office:value="936000000">
                <text:p>936000000</text:p>
              </table:table-cell>
              <table:table-cell office:value-type="float" office:value="1734000000">
                <text:p>1734000000</text:p>
              </table:table-cell>
              <table:table-cell office:value-type="float" office:value="2694000000">
                <text:p>2694000000</text:p>
              </table:table-cell>
              <table:table-cell office:value-type="float" office:value="2859000000">
                <text:p>2859000000</text:p>
              </table:table-cell>
              <table:table-cell office:value-type="float" office:value="2987000000">
                <text:p>2987000000</text:p>
              </table:table-cell>
              <table:table-cell office:value-type="float" office:value="3499000000">
                <text:p>3499000000</text:p>
              </table:table-cell>
              <table:table-cell office:value-type="float" office:value="3967300000">
                <text:p>3967300000</text:p>
              </table:table-cell>
              <table:table-cell office:value-type="float" office:value="4002500000">
                <text:p>4002500000</text:p>
              </table:table-cell>
              <table:table-cell office:value-type="float" office:value="4111300000">
                <text:p>4111300000</text:p>
              </table:table-cell>
              <table:table-cell office:value-type="float" office:value="4117700000">
                <text:p>4117700000</text:p>
              </table:table-cell>
              <table:table-cell office:value-type="float" office:value="4117700000">
                <text:p>4117700000</text:p>
              </table:table-cell>
              <table:table-cell office:value-type="float" office:value="4117700000">
                <text:p>4117700000</text:p>
              </table:table-cell>
              <table:table-cell office:value-type="float" office:value="4117700000">
                <text:p>4117700000</text:p>
              </table:table-cell>
              <table:table-cell office:value-type="float" office:value="4117700000">
                <text:p>4117700000</text:p>
              </table:table-cell>
              <table:table-cell office:value-type="float" office:value="4387780000">
                <text:p>4387780000</text:p>
              </table:table-cell>
              <table:table-cell office:value-type="float" office:value="4443960070">
                <text:p>4443960070</text:p>
              </table:table-cell>
              <table:table-cell office:value-type="float" office:value="4443960070">
                <text:p>444396007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6000000">
                <text:p>506000000</text:p>
              </table:table-cell>
              <table:table-cell office:value-type="float" office:value="722000000">
                <text:p>722000000</text:p>
              </table:table-cell>
              <table:table-cell office:value-type="float" office:value="1940000000">
                <text:p>1940000000</text:p>
              </table:table-cell>
              <table:table-cell office:value-type="float" office:value="2999000000">
                <text:p>2999000000</text:p>
              </table:table-cell>
              <table:table-cell office:value-type="float" office:value="3079000000">
                <text:p>3079000000</text:p>
              </table:table-cell>
              <table:table-cell office:value-type="float" office:value="3143000000">
                <text:p>3143000000</text:p>
              </table:table-cell>
              <table:table-cell office:value-type="float" office:value="3655000000">
                <text:p>3655000000</text:p>
              </table:table-cell>
              <table:table-cell office:value-type="float" office:value="4008600000">
                <text:p>4008600000</text:p>
              </table:table-cell>
              <table:table-cell office:value-type="float" office:value="4037400000">
                <text:p>4037400000</text:p>
              </table:table-cell>
              <table:table-cell office:value-type="float" office:value="4127000000">
                <text:p>4127000000</text:p>
              </table:table-cell>
              <table:table-cell office:value-type="float" office:value="4155800000">
                <text:p>4155800000</text:p>
              </table:table-cell>
              <table:table-cell office:value-type="float" office:value="4155800000">
                <text:p>4155800000</text:p>
              </table:table-cell>
              <table:table-cell office:value-type="float" office:value="4194200000">
                <text:p>4194200000</text:p>
              </table:table-cell>
              <table:table-cell office:value-type="float" office:value="4219800000">
                <text:p>4219800000</text:p>
              </table:table-cell>
              <table:table-cell office:value-type="float" office:value="4219800000">
                <text:p>4219800000</text:p>
              </table:table-cell>
              <table:table-cell office:value-type="float" office:value="4336440000">
                <text:p>4336440000</text:p>
              </table:table-cell>
              <table:table-cell office:value-type="float" office:value="4384620230">
                <text:p>4384620230</text:p>
              </table:table-cell>
              <table:table-cell office:value-type="float" office:value="4384620230">
                <text:p>438462023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53000000">
                <text:p>553000000</text:p>
              </table:table-cell>
              <table:table-cell office:value-type="float" office:value="802000000">
                <text:p>802000000</text:p>
              </table:table-cell>
              <table:table-cell office:value-type="float" office:value="1750000000">
                <text:p>1750000000</text:p>
              </table:table-cell>
              <table:table-cell office:value-type="float" office:value="2671000000">
                <text:p>2671000000</text:p>
              </table:table-cell>
              <table:table-cell office:value-type="float" office:value="2796000000">
                <text:p>2796000000</text:p>
              </table:table-cell>
              <table:table-cell office:value-type="float" office:value="2818000000">
                <text:p>2818000000</text:p>
              </table:table-cell>
              <table:table-cell office:value-type="float" office:value="3514000000">
                <text:p>3514000000</text:p>
              </table:table-cell>
              <table:table-cell office:value-type="float" office:value="4420800000">
                <text:p>4420800000</text:p>
              </table:table-cell>
              <table:table-cell office:value-type="float" office:value="4484800000">
                <text:p>4484800000</text:p>
              </table:table-cell>
              <table:table-cell office:value-type="float" office:value="4521100000">
                <text:p>4521100000</text:p>
              </table:table-cell>
              <table:table-cell office:value-type="float" office:value="4521100000">
                <text:p>4521100000</text:p>
              </table:table-cell>
              <table:table-cell office:value-type="float" office:value="4521100000">
                <text:p>4521100000</text:p>
              </table:table-cell>
              <table:table-cell office:value-type="float" office:value="4577100000">
                <text:p>4577100000</text:p>
              </table:table-cell>
              <table:table-cell office:value-type="float" office:value="4616000000">
                <text:p>4616000000</text:p>
              </table:table-cell>
              <table:table-cell office:value-type="float" office:value="4616000000">
                <text:p>4616000000</text:p>
              </table:table-cell>
              <table:table-cell office:value-type="float" office:value="4640160000">
                <text:p>4640160000</text:p>
              </table:table-cell>
              <table:table-cell office:value-type="float" office:value="4715500090">
                <text:p>4715500090</text:p>
              </table:table-cell>
              <table:table-cell office:value-type="float" office:value="4715500090">
                <text:p>471550009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48000000">
                <text:p>548000000</text:p>
              </table:table-cell>
              <table:table-cell office:value-type="float" office:value="980000000">
                <text:p>980000000</text:p>
              </table:table-cell>
              <table:table-cell office:value-type="float" office:value="1886000000">
                <text:p>1886000000</text:p>
              </table:table-cell>
              <table:table-cell office:value-type="float" office:value="2942000000">
                <text:p>2942000000</text:p>
              </table:table-cell>
              <table:table-cell office:value-type="float" office:value="3027000000">
                <text:p>3027000000</text:p>
              </table:table-cell>
              <table:table-cell office:value-type="float" office:value="3091000000">
                <text:p>3091000000</text:p>
              </table:table-cell>
              <table:table-cell office:value-type="float" office:value="3603000000">
                <text:p>3603000000</text:p>
              </table:table-cell>
              <table:table-cell office:value-type="float" office:value="4259500000">
                <text:p>4259500000</text:p>
              </table:table-cell>
              <table:table-cell office:value-type="float" office:value="4320300000">
                <text:p>4320300000</text:p>
              </table:table-cell>
              <table:table-cell office:value-type="float" office:value="4352300000">
                <text:p>4352300000</text:p>
              </table:table-cell>
              <table:table-cell office:value-type="float" office:value="4352300000">
                <text:p>4352300000</text:p>
              </table:table-cell>
              <table:table-cell office:value-type="float" office:value="4352300000">
                <text:p>4352300000</text:p>
              </table:table-cell>
              <table:table-cell office:value-type="float" office:value="4419500000">
                <text:p>4419500000</text:p>
              </table:table-cell>
              <table:table-cell office:value-type="float" office:value="4441900000">
                <text:p>4441900000</text:p>
              </table:table-cell>
              <table:table-cell office:value-type="float" office:value="4441900000">
                <text:p>4441900000</text:p>
              </table:table-cell>
              <table:table-cell office:value-type="float" office:value="4511340000">
                <text:p>4511340000</text:p>
              </table:table-cell>
              <table:table-cell office:value-type="float" office:value="4579940260">
                <text:p>4579940260</text:p>
              </table:table-cell>
              <table:table-cell office:value-type="float" office:value="4579940260">
                <text:p>457994026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39000000">
                <text:p>539000000</text:p>
              </table:table-cell>
              <table:table-cell office:value-type="float" office:value="869000000">
                <text:p>869000000</text:p>
              </table:table-cell>
              <table:table-cell office:value-type="float" office:value="1787000000">
                <text:p>1787000000</text:p>
              </table:table-cell>
              <table:table-cell office:value-type="float" office:value="2729000000">
                <text:p>2729000000</text:p>
              </table:table-cell>
              <table:table-cell office:value-type="float" office:value="2807000000">
                <text:p>2807000000</text:p>
              </table:table-cell>
              <table:table-cell office:value-type="float" office:value="2871000000">
                <text:p>2871000000</text:p>
              </table:table-cell>
              <table:table-cell office:value-type="float" office:value="3255000000">
                <text:p>3255000000</text:p>
              </table:table-cell>
              <table:table-cell office:value-type="float" office:value="3913400000">
                <text:p>3913400000</text:p>
              </table:table-cell>
              <table:table-cell office:value-type="float" office:value="3977400000">
                <text:p>3977400000</text:p>
              </table:table-cell>
              <table:table-cell office:value-type="float" office:value="4019000000">
                <text:p>4019000000</text:p>
              </table:table-cell>
              <table:table-cell office:value-type="float" office:value="4019000000">
                <text:p>4019000000</text:p>
              </table:table-cell>
              <table:table-cell office:value-type="float" office:value="4019000000">
                <text:p>4019000000</text:p>
              </table:table-cell>
              <table:table-cell office:value-type="float" office:value="4108600000">
                <text:p>4108600000</text:p>
              </table:table-cell>
              <table:table-cell office:value-type="float" office:value="4115000000">
                <text:p>4115000000</text:p>
              </table:table-cell>
              <table:table-cell office:value-type="float" office:value="4115000000">
                <text:p>4115000000</text:p>
              </table:table-cell>
              <table:table-cell office:value-type="float" office:value="4247080000">
                <text:p>4247080000</text:p>
              </table:table-cell>
              <table:table-cell office:value-type="float" office:value="4307040100">
                <text:p>4307040100</text:p>
              </table:table-cell>
              <table:table-cell office:value-type="float" office:value="4307040100">
                <text:p>43070401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19000000">
                <text:p>519000000</text:p>
              </table:table-cell>
              <table:table-cell office:value-type="float" office:value="807000000">
                <text:p>807000000</text:p>
              </table:table-cell>
              <table:table-cell office:value-type="float" office:value="1791000000">
                <text:p>1791000000</text:p>
              </table:table-cell>
              <table:table-cell office:value-type="float" office:value="2619000000">
                <text:p>2619000000</text:p>
              </table:table-cell>
              <table:table-cell office:value-type="float" office:value="2783000000">
                <text:p>2783000000</text:p>
              </table:table-cell>
              <table:table-cell office:value-type="float" office:value="2847000000">
                <text:p>2847000000</text:p>
              </table:table-cell>
              <table:table-cell office:value-type="float" office:value="3423000000">
                <text:p>3423000000</text:p>
              </table:table-cell>
              <table:table-cell office:value-type="float" office:value="4224600000">
                <text:p>4224600000</text:p>
              </table:table-cell>
              <table:table-cell office:value-type="float" office:value="4285400000">
                <text:p>4285400000</text:p>
              </table:table-cell>
              <table:table-cell office:value-type="float" office:value="4317400000">
                <text:p>4317400000</text:p>
              </table:table-cell>
              <table:table-cell office:value-type="float" office:value="4317400000">
                <text:p>4317400000</text:p>
              </table:table-cell>
              <table:table-cell office:value-type="float" office:value="4317400000">
                <text:p>4317400000</text:p>
              </table:table-cell>
              <table:table-cell office:value-type="float" office:value="4346200000">
                <text:p>4346200000</text:p>
              </table:table-cell>
              <table:table-cell office:value-type="float" office:value="4375000000">
                <text:p>4375000000</text:p>
              </table:table-cell>
              <table:table-cell office:value-type="float" office:value="4375000000">
                <text:p>4375000000</text:p>
              </table:table-cell>
              <table:table-cell office:value-type="float" office:value="4417560000">
                <text:p>4417560000</text:p>
              </table:table-cell>
              <table:table-cell office:value-type="float" office:value="4470980170">
                <text:p>4470980170</text:p>
              </table:table-cell>
              <table:table-cell office:value-type="float" office:value="4470980170">
                <text:p>447098017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81000000">
                <text:p>581000000</text:p>
              </table:table-cell>
              <table:table-cell office:value-type="float" office:value="980000000">
                <text:p>980000000</text:p>
              </table:table-cell>
              <table:table-cell office:value-type="float" office:value="1907000000">
                <text:p>1907000000</text:p>
              </table:table-cell>
              <table:table-cell office:value-type="float" office:value="2963000000">
                <text:p>2963000000</text:p>
              </table:table-cell>
              <table:table-cell office:value-type="float" office:value="3127000000">
                <text:p>3127000000</text:p>
              </table:table-cell>
              <table:table-cell office:value-type="float" office:value="3191000000">
                <text:p>3191000000</text:p>
              </table:table-cell>
              <table:table-cell office:value-type="float" office:value="3511000000">
                <text:p>3511000000</text:p>
              </table:table-cell>
              <table:table-cell office:value-type="float" office:value="4339200000">
                <text:p>4339200000</text:p>
              </table:table-cell>
              <table:table-cell office:value-type="float" office:value="4400000000">
                <text:p>4400000000</text:p>
              </table:table-cell>
              <table:table-cell office:value-type="float" office:value="4428800000">
                <text:p>4428800000</text:p>
              </table:table-cell>
              <table:table-cell office:value-type="float" office:value="4435200000">
                <text:p>4435200000</text:p>
              </table:table-cell>
              <table:table-cell office:value-type="float" office:value="4435200000">
                <text:p>4435200000</text:p>
              </table:table-cell>
              <table:table-cell office:value-type="float" office:value="4470400000">
                <text:p>4470400000</text:p>
              </table:table-cell>
              <table:table-cell office:value-type="float" office:value="4470400000">
                <text:p>4470400000</text:p>
              </table:table-cell>
              <table:table-cell office:value-type="float" office:value="4470400000">
                <text:p>4470400000</text:p>
              </table:table-cell>
              <table:table-cell office:value-type="float" office:value="4923600000">
                <text:p>4923600000</text:p>
              </table:table-cell>
              <table:table-cell office:value-type="float" office:value="4951200280">
                <text:p>4951200280</text:p>
              </table:table-cell>
              <table:table-cell office:value-type="float" office:value="4951200280">
                <text:p>495120028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12000000">
                <text:p>512000000</text:p>
              </table:table-cell>
              <table:table-cell office:value-type="float" office:value="1028000000">
                <text:p>1028000000</text:p>
              </table:table-cell>
              <table:table-cell office:value-type="float" office:value="1844000000">
                <text:p>1844000000</text:p>
              </table:table-cell>
              <table:table-cell office:value-type="float" office:value="2804000000">
                <text:p>2804000000</text:p>
              </table:table-cell>
              <table:table-cell office:value-type="float" office:value="2892000000">
                <text:p>2892000000</text:p>
              </table:table-cell>
              <table:table-cell office:value-type="float" office:value="2956000000">
                <text:p>2956000000</text:p>
              </table:table-cell>
              <table:table-cell office:value-type="float" office:value="3276000000">
                <text:p>3276000000</text:p>
              </table:table-cell>
              <table:table-cell office:value-type="float" office:value="4056700000">
                <text:p>4056700000</text:p>
              </table:table-cell>
              <table:table-cell office:value-type="float" office:value="4088700000">
                <text:p>4088700000</text:p>
              </table:table-cell>
              <table:table-cell office:value-type="float" office:value="4143100000">
                <text:p>4143100000</text:p>
              </table:table-cell>
              <table:table-cell office:value-type="float" office:value="4143100000">
                <text:p>4143100000</text:p>
              </table:table-cell>
              <table:table-cell office:value-type="float" office:value="4143100000">
                <text:p>4143100000</text:p>
              </table:table-cell>
              <table:table-cell office:value-type="float" office:value="4168700000">
                <text:p>4168700000</text:p>
              </table:table-cell>
              <table:table-cell office:value-type="float" office:value="4213500000">
                <text:p>4213500000</text:p>
              </table:table-cell>
              <table:table-cell office:value-type="float" office:value="4213500000">
                <text:p>4213500000</text:p>
              </table:table-cell>
              <table:table-cell office:value-type="float" office:value="4384460000">
                <text:p>4384460000</text:p>
              </table:table-cell>
              <table:table-cell office:value-type="float" office:value="4436120090">
                <text:p>4436120090</text:p>
              </table:table-cell>
              <table:table-cell office:value-type="float" office:value="4436120090">
                <text:p>443612009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19000000">
                <text:p>519000000</text:p>
              </table:table-cell>
              <table:table-cell office:value-type="float" office:value="957000000">
                <text:p>957000000</text:p>
              </table:table-cell>
              <table:table-cell office:value-type="float" office:value="1755000000">
                <text:p>1755000000</text:p>
              </table:table-cell>
              <table:table-cell office:value-type="float" office:value="2853000000">
                <text:p>2853000000</text:p>
              </table:table-cell>
              <table:table-cell office:value-type="float" office:value="3071000000">
                <text:p>3071000000</text:p>
              </table:table-cell>
              <table:table-cell office:value-type="float" office:value="3071000000">
                <text:p>3071000000</text:p>
              </table:table-cell>
              <table:table-cell office:value-type="float" office:value="3511000000">
                <text:p>3511000000</text:p>
              </table:table-cell>
              <table:table-cell office:value-type="float" office:value="4308800000">
                <text:p>4308800000</text:p>
              </table:table-cell>
              <table:table-cell office:value-type="float" office:value="4366400000">
                <text:p>4366400000</text:p>
              </table:table-cell>
              <table:table-cell office:value-type="float" office:value="4414400000">
                <text:p>4414400000</text:p>
              </table:table-cell>
              <table:table-cell office:value-type="float" office:value="4433600000">
                <text:p>4433600000</text:p>
              </table:table-cell>
              <table:table-cell office:value-type="float" office:value="4433600000">
                <text:p>4433600000</text:p>
              </table:table-cell>
              <table:table-cell office:value-type="float" office:value="4433600000">
                <text:p>4433600000</text:p>
              </table:table-cell>
              <table:table-cell office:value-type="float" office:value="4433600000">
                <text:p>4433600000</text:p>
              </table:table-cell>
              <table:table-cell office:value-type="float" office:value="4433600000">
                <text:p>4433600000</text:p>
              </table:table-cell>
              <table:table-cell office:value-type="float" office:value="5115920000">
                <text:p>5115920000</text:p>
              </table:table-cell>
              <table:table-cell office:value-type="float" office:value="5149280280">
                <text:p>5149280280</text:p>
              </table:table-cell>
              <table:table-cell office:value-type="float" office:value="5149280280">
                <text:p>514928028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52000000">
                <text:p>552000000</text:p>
              </table:table-cell>
              <table:table-cell office:value-type="float" office:value="654000000">
                <text:p>654000000</text:p>
              </table:table-cell>
              <table:table-cell office:value-type="float" office:value="1872000000">
                <text:p>1872000000</text:p>
              </table:table-cell>
              <table:table-cell office:value-type="float" office:value="3120000000">
                <text:p>3120000000</text:p>
              </table:table-cell>
              <table:table-cell office:value-type="float" office:value="3216000000">
                <text:p>3216000000</text:p>
              </table:table-cell>
              <table:table-cell office:value-type="float" office:value="3344000000">
                <text:p>3344000000</text:p>
              </table:table-cell>
              <table:table-cell office:value-type="float" office:value="3664000000">
                <text:p>3664000000</text:p>
              </table:table-cell>
              <table:table-cell office:value-type="float" office:value="4023300000">
                <text:p>4023300000</text:p>
              </table:table-cell>
              <table:table-cell office:value-type="float" office:value="4100100000">
                <text:p>4100100000</text:p>
              </table:table-cell>
              <table:table-cell office:value-type="float" office:value="4183300000">
                <text:p>4183300000</text:p>
              </table:table-cell>
              <table:table-cell office:value-type="float" office:value="4196100000">
                <text:p>4196100000</text:p>
              </table:table-cell>
              <table:table-cell office:value-type="float" office:value="4196100000">
                <text:p>4196100000</text:p>
              </table:table-cell>
              <table:table-cell office:value-type="float" office:value="4237700000">
                <text:p>4237700000</text:p>
              </table:table-cell>
              <table:table-cell office:value-type="float" office:value="4237700000">
                <text:p>4237700000</text:p>
              </table:table-cell>
              <table:table-cell office:value-type="float" office:value="4237700000">
                <text:p>4237700000</text:p>
              </table:table-cell>
              <table:table-cell office:value-type="float" office:value="4526740000">
                <text:p>4526740000</text:p>
              </table:table-cell>
              <table:table-cell office:value-type="float" office:value="4563180020">
                <text:p>4563180020</text:p>
              </table:table-cell>
              <table:table-cell office:value-type="float" office:value="4563180020">
                <text:p>456318002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60000000">
                <text:p>560000000</text:p>
              </table:table-cell>
              <table:table-cell office:value-type="float" office:value="1013000000">
                <text:p>1013000000</text:p>
              </table:table-cell>
              <table:table-cell office:value-type="float" office:value="1793000000">
                <text:p>1793000000</text:p>
              </table:table-cell>
              <table:table-cell office:value-type="float" office:value="2462000000">
                <text:p>2462000000</text:p>
              </table:table-cell>
              <table:table-cell office:value-type="float" office:value="2546000000">
                <text:p>2546000000</text:p>
              </table:table-cell>
              <table:table-cell office:value-type="float" office:value="2610000000">
                <text:p>2610000000</text:p>
              </table:table-cell>
              <table:table-cell office:value-type="float" office:value="3058000000">
                <text:p>3058000000</text:p>
              </table:table-cell>
              <table:table-cell office:value-type="float" office:value="3349500000">
                <text:p>3349500000</text:p>
              </table:table-cell>
              <table:table-cell office:value-type="float" office:value="3413500000">
                <text:p>3413500000</text:p>
              </table:table-cell>
              <table:table-cell office:value-type="float" office:value="3461500000">
                <text:p>3461500000</text:p>
              </table:table-cell>
              <table:table-cell office:value-type="float" office:value="3477500000">
                <text:p>3477500000</text:p>
              </table:table-cell>
              <table:table-cell office:value-type="float" office:value="3557500000">
                <text:p>3557500000</text:p>
              </table:table-cell>
              <table:table-cell office:value-type="float" office:value="3557500000">
                <text:p>3557500000</text:p>
              </table:table-cell>
              <table:table-cell office:value-type="float" office:value="3557500000">
                <text:p>3557500000</text:p>
              </table:table-cell>
              <table:table-cell office:value-type="float" office:value="3557500000">
                <text:p>3557500000</text:p>
              </table:table-cell>
              <table:table-cell office:value-type="float" office:value="3761980000">
                <text:p>3761980000</text:p>
              </table:table-cell>
              <table:table-cell office:value-type="float" office:value="3829300260">
                <text:p>3829300260</text:p>
              </table:table-cell>
              <table:table-cell office:value-type="float" office:value="3829300260">
                <text:p>382930026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12000000">
                <text:p>512000000</text:p>
              </table:table-cell>
              <table:table-cell office:value-type="float" office:value="980000000">
                <text:p>980000000</text:p>
              </table:table-cell>
              <table:table-cell office:value-type="float" office:value="1844000000">
                <text:p>1844000000</text:p>
              </table:table-cell>
              <table:table-cell office:value-type="float" office:value="2708000000">
                <text:p>2708000000</text:p>
              </table:table-cell>
              <table:table-cell office:value-type="float" office:value="2792000000">
                <text:p>2792000000</text:p>
              </table:table-cell>
              <table:table-cell office:value-type="float" office:value="2856000000">
                <text:p>2856000000</text:p>
              </table:table-cell>
              <table:table-cell office:value-type="float" office:value="3368000000">
                <text:p>3368000000</text:p>
              </table:table-cell>
              <table:table-cell office:value-type="float" office:value="3772300000">
                <text:p>3772300000</text:p>
              </table:table-cell>
              <table:table-cell office:value-type="float" office:value="3849100000">
                <text:p>3849100000</text:p>
              </table:table-cell>
              <table:table-cell office:value-type="float" office:value="3893900000">
                <text:p>3893900000</text:p>
              </table:table-cell>
              <table:table-cell office:value-type="float" office:value="3916300000">
                <text:p>3916300000</text:p>
              </table:table-cell>
              <table:table-cell office:value-type="float" office:value="3925900000">
                <text:p>3925900000</text:p>
              </table:table-cell>
              <table:table-cell office:value-type="float" office:value="3986700000">
                <text:p>3986700000</text:p>
              </table:table-cell>
              <table:table-cell office:value-type="float" office:value="4015500000">
                <text:p>4015500000</text:p>
              </table:table-cell>
              <table:table-cell office:value-type="float" office:value="4015500000">
                <text:p>4015500000</text:p>
              </table:table-cell>
              <table:table-cell office:value-type="float" office:value="4200780000">
                <text:p>4200780000</text:p>
              </table:table-cell>
              <table:table-cell office:value-type="float" office:value="4251020160">
                <text:p>4251020160</text:p>
              </table:table-cell>
              <table:table-cell office:value-type="float" office:value="4251020160">
                <text:p>425102016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6000000">
                <text:p>426000000</text:p>
              </table:table-cell>
              <table:table-cell office:value-type="float" office:value="1008000000">
                <text:p>1008000000</text:p>
              </table:table-cell>
              <table:table-cell office:value-type="float" office:value="1830000000">
                <text:p>1830000000</text:p>
              </table:table-cell>
              <table:table-cell office:value-type="float" office:value="3366000000">
                <text:p>3366000000</text:p>
              </table:table-cell>
              <table:table-cell office:value-type="float" office:value="3445000000">
                <text:p>3445000000</text:p>
              </table:table-cell>
              <table:table-cell office:value-type="float" office:value="3509000000">
                <text:p>3509000000</text:p>
              </table:table-cell>
              <table:table-cell office:value-type="float" office:value="4085000000">
                <text:p>4085000000</text:p>
              </table:table-cell>
              <table:table-cell office:value-type="float" office:value="5016500000">
                <text:p>5016500000</text:p>
              </table:table-cell>
              <table:table-cell office:value-type="float" office:value="5102900000">
                <text:p>5102900000</text:p>
              </table:table-cell>
              <table:table-cell office:value-type="float" office:value="5115700000">
                <text:p>5115700000</text:p>
              </table:table-cell>
              <table:table-cell office:value-type="float" office:value="5115700000">
                <text:p>5115700000</text:p>
              </table:table-cell>
              <table:table-cell office:value-type="float" office:value="5115700000">
                <text:p>5115700000</text:p>
              </table:table-cell>
              <table:table-cell office:value-type="float" office:value="5150900000">
                <text:p>5150900000</text:p>
              </table:table-cell>
              <table:table-cell office:value-type="float" office:value="5189300000">
                <text:p>5189300000</text:p>
              </table:table-cell>
              <table:table-cell office:value-type="float" office:value="5189300000">
                <text:p>5189300000</text:p>
              </table:table-cell>
              <table:table-cell office:value-type="float" office:value="5227300000">
                <text:p>5227300000</text:p>
              </table:table-cell>
              <table:table-cell office:value-type="float" office:value="5309020100">
                <text:p>5309020100</text:p>
              </table:table-cell>
              <table:table-cell office:value-type="float" office:value="5309020100">
                <text:p>53090201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0000000">
                <text:p>440000000</text:p>
              </table:table-cell>
              <table:table-cell office:value-type="float" office:value="779000000">
                <text:p>779000000</text:p>
              </table:table-cell>
              <table:table-cell office:value-type="float" office:value="1655000000">
                <text:p>1655000000</text:p>
              </table:table-cell>
              <table:table-cell office:value-type="float" office:value="2708000000">
                <text:p>2708000000</text:p>
              </table:table-cell>
              <table:table-cell office:value-type="float" office:value="2888000000">
                <text:p>2888000000</text:p>
              </table:table-cell>
              <table:table-cell office:value-type="float" office:value="2950000000">
                <text:p>2950000000</text:p>
              </table:table-cell>
              <table:table-cell office:value-type="float" office:value="3142000000">
                <text:p>3142000000</text:p>
              </table:table-cell>
              <table:table-cell office:value-type="float" office:value="3941800000">
                <text:p>3941800000</text:p>
              </table:table-cell>
              <table:table-cell office:value-type="float" office:value="4002500000">
                <text:p>4002500000</text:p>
              </table:table-cell>
              <table:table-cell office:value-type="float" office:value="4037700000">
                <text:p>4037700000</text:p>
              </table:table-cell>
              <table:table-cell office:value-type="float" office:value="4037700000">
                <text:p>4037700000</text:p>
              </table:table-cell>
              <table:table-cell office:value-type="float" office:value="4037700000">
                <text:p>4037700000</text:p>
              </table:table-cell>
              <table:table-cell office:value-type="float" office:value="4092100000">
                <text:p>4092100000</text:p>
              </table:table-cell>
              <table:table-cell office:value-type="float" office:value="4124100000">
                <text:p>4124100000</text:p>
              </table:table-cell>
              <table:table-cell office:value-type="float" office:value="4124100000">
                <text:p>4124100000</text:p>
              </table:table-cell>
              <table:table-cell office:value-type="float" office:value="4160660000">
                <text:p>4160660000</text:p>
              </table:table-cell>
              <table:table-cell office:value-type="float" office:value="4228140180">
                <text:p>4228140180</text:p>
              </table:table-cell>
              <table:table-cell office:value-type="float" office:value="4228140180">
                <text:p>422814018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12000000">
                <text:p>512000000</text:p>
              </table:table-cell>
              <table:table-cell office:value-type="float" office:value="752000000">
                <text:p>752000000</text:p>
              </table:table-cell>
              <table:table-cell office:value-type="float" office:value="1940000000">
                <text:p>1940000000</text:p>
              </table:table-cell>
              <table:table-cell office:value-type="float" office:value="3380000000">
                <text:p>3380000000</text:p>
              </table:table-cell>
              <table:table-cell office:value-type="float" office:value="3457000000">
                <text:p>3457000000</text:p>
              </table:table-cell>
              <table:table-cell office:value-type="float" office:value="3523000000">
                <text:p>3523000000</text:p>
              </table:table-cell>
              <table:table-cell office:value-type="float" office:value="4545000000">
                <text:p>4545000000</text:p>
              </table:table-cell>
              <table:table-cell office:value-type="float" office:value="5119100000">
                <text:p>5119100000</text:p>
              </table:table-cell>
              <table:table-cell office:value-type="float" office:value="5183100000">
                <text:p>5183100000</text:p>
              </table:table-cell>
              <table:table-cell office:value-type="float" office:value="5208700000">
                <text:p>5208700000</text:p>
              </table:table-cell>
              <table:table-cell office:value-type="float" office:value="5227900000">
                <text:p>5227900000</text:p>
              </table:table-cell>
              <table:table-cell office:value-type="float" office:value="5227900000">
                <text:p>5227900000</text:p>
              </table:table-cell>
              <table:table-cell office:value-type="float" office:value="5288700000">
                <text:p>5288700000</text:p>
              </table:table-cell>
              <table:table-cell office:value-type="float" office:value="5288700000">
                <text:p>5288700000</text:p>
              </table:table-cell>
              <table:table-cell office:value-type="float" office:value="5288700000">
                <text:p>5288700000</text:p>
              </table:table-cell>
              <table:table-cell office:value-type="float" office:value="5412060000">
                <text:p>5412060000</text:p>
              </table:table-cell>
              <table:table-cell office:value-type="float" office:value="5466980060">
                <text:p>5466980060</text:p>
              </table:table-cell>
              <table:table-cell office:value-type="float" office:value="5466980060">
                <text:p>546698006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59000000">
                <text:p>559000000</text:p>
              </table:table-cell>
              <table:table-cell office:value-type="float" office:value="922000000">
                <text:p>922000000</text:p>
              </table:table-cell>
              <table:table-cell office:value-type="float" office:value="1786000000">
                <text:p>1786000000</text:p>
              </table:table-cell>
              <table:table-cell office:value-type="float" office:value="2839000000">
                <text:p>2839000000</text:p>
              </table:table-cell>
              <table:table-cell office:value-type="float" office:value="2923000000">
                <text:p>2923000000</text:p>
              </table:table-cell>
              <table:table-cell office:value-type="float" office:value="2987000000">
                <text:p>2987000000</text:p>
              </table:table-cell>
              <table:table-cell office:value-type="float" office:value="3371000000">
                <text:p>3371000000</text:p>
              </table:table-cell>
              <table:table-cell office:value-type="float" office:value="3954000000">
                <text:p>3954000000</text:p>
              </table:table-cell>
              <table:table-cell office:value-type="float" office:value="3998800000">
                <text:p>3998800000</text:p>
              </table:table-cell>
              <table:table-cell office:value-type="float" office:value="4008400000">
                <text:p>4008400000</text:p>
              </table:table-cell>
              <table:table-cell office:value-type="float" office:value="4040400000">
                <text:p>4040400000</text:p>
              </table:table-cell>
              <table:table-cell office:value-type="float" office:value="4059600000">
                <text:p>4059600000</text:p>
              </table:table-cell>
              <table:table-cell office:value-type="float" office:value="4098000000">
                <text:p>4098000000</text:p>
              </table:table-cell>
              <table:table-cell office:value-type="float" office:value="4098000000">
                <text:p>4098000000</text:p>
              </table:table-cell>
              <table:table-cell office:value-type="float" office:value="4098000000">
                <text:p>4098000000</text:p>
              </table:table-cell>
              <table:table-cell office:value-type="float" office:value="4504160000">
                <text:p>4504160000</text:p>
              </table:table-cell>
              <table:table-cell office:value-type="float" office:value="4535180170">
                <text:p>4535180170</text:p>
              </table:table-cell>
              <table:table-cell office:value-type="float" office:value="4535180170">
                <text:p>453518017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9000000">
                <text:p>439000000</text:p>
              </table:table-cell>
              <table:table-cell office:value-type="float" office:value="856000000">
                <text:p>856000000</text:p>
              </table:table-cell>
              <table:table-cell office:value-type="float" office:value="1837000000">
                <text:p>1837000000</text:p>
              </table:table-cell>
              <table:table-cell office:value-type="float" office:value="2797000000">
                <text:p>2797000000</text:p>
              </table:table-cell>
              <table:table-cell office:value-type="float" office:value="2889000000">
                <text:p>2889000000</text:p>
              </table:table-cell>
              <table:table-cell office:value-type="float" office:value="2953000000">
                <text:p>2953000000</text:p>
              </table:table-cell>
              <table:table-cell office:value-type="float" office:value="3529000000">
                <text:p>3529000000</text:p>
              </table:table-cell>
              <table:table-cell office:value-type="float" office:value="4505500000">
                <text:p>4505500000</text:p>
              </table:table-cell>
              <table:table-cell office:value-type="float" office:value="4556700000">
                <text:p>4556700000</text:p>
              </table:table-cell>
              <table:table-cell office:value-type="float" office:value="4604700000">
                <text:p>4604700000</text:p>
              </table:table-cell>
              <table:table-cell office:value-type="float" office:value="4604700000">
                <text:p>4604700000</text:p>
              </table:table-cell>
              <table:table-cell office:value-type="float" office:value="4604700000">
                <text:p>4604700000</text:p>
              </table:table-cell>
              <table:table-cell office:value-type="float" office:value="4604700000">
                <text:p>4604700000</text:p>
              </table:table-cell>
              <table:table-cell office:value-type="float" office:value="4604700000">
                <text:p>4604700000</text:p>
              </table:table-cell>
              <table:table-cell office:value-type="float" office:value="4604700000">
                <text:p>4604700000</text:p>
              </table:table-cell>
              <table:table-cell office:value-type="float" office:value="4929980000">
                <text:p>4929980000</text:p>
              </table:table-cell>
              <table:table-cell office:value-type="float" office:value="4984720150">
                <text:p>4984720150</text:p>
              </table:table-cell>
              <table:table-cell office:value-type="float" office:value="4984720150">
                <text:p>498472015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25000000">
                <text:p>525000000</text:p>
              </table:table-cell>
              <table:table-cell office:value-type="float" office:value="924000000">
                <text:p>924000000</text:p>
              </table:table-cell>
              <table:table-cell office:value-type="float" office:value="1755000000">
                <text:p>1755000000</text:p>
              </table:table-cell>
              <table:table-cell office:value-type="float" office:value="2814000000">
                <text:p>2814000000</text:p>
              </table:table-cell>
              <table:table-cell office:value-type="float" office:value="2901000000">
                <text:p>2901000000</text:p>
              </table:table-cell>
              <table:table-cell office:value-type="float" office:value="2965000000">
                <text:p>2965000000</text:p>
              </table:table-cell>
              <table:table-cell office:value-type="float" office:value="3413000000">
                <text:p>3413000000</text:p>
              </table:table-cell>
              <table:table-cell office:value-type="float" office:value="3679800000">
                <text:p>3679800000</text:p>
              </table:table-cell>
              <table:table-cell office:value-type="float" office:value="3708600000">
                <text:p>3708600000</text:p>
              </table:table-cell>
              <table:table-cell office:value-type="float" office:value="3750200000">
                <text:p>3750200000</text:p>
              </table:table-cell>
              <table:table-cell office:value-type="float" office:value="3769500000">
                <text:p>3769500000</text:p>
              </table:table-cell>
              <table:table-cell office:value-type="float" office:value="3772600000">
                <text:p>3772600000</text:p>
              </table:table-cell>
              <table:table-cell office:value-type="float" office:value="3887800000">
                <text:p>3887800000</text:p>
              </table:table-cell>
              <table:table-cell office:value-type="float" office:value="3955000000">
                <text:p>3955000000</text:p>
              </table:table-cell>
              <table:table-cell office:value-type="float" office:value="3955000000">
                <text:p>3955000000</text:p>
              </table:table-cell>
              <table:table-cell office:value-type="float" office:value="4098040000">
                <text:p>4098040000</text:p>
              </table:table-cell>
              <table:table-cell office:value-type="float" office:value="4145420310">
                <text:p>4145420310</text:p>
              </table:table-cell>
              <table:table-cell office:value-type="float" office:value="4145420310">
                <text:p>414542031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5000000">
                <text:p>505000000</text:p>
              </table:table-cell>
              <table:table-cell office:value-type="float" office:value="799000000">
                <text:p>799000000</text:p>
              </table:table-cell>
              <table:table-cell office:value-type="float" office:value="1759000000">
                <text:p>1759000000</text:p>
              </table:table-cell>
              <table:table-cell office:value-type="float" office:value="2800000000">
                <text:p>2800000000</text:p>
              </table:table-cell>
              <table:table-cell office:value-type="float" office:value="2961000000">
                <text:p>2961000000</text:p>
              </table:table-cell>
              <table:table-cell office:value-type="float" office:value="3025000000">
                <text:p>3025000000</text:p>
              </table:table-cell>
              <table:table-cell office:value-type="float" office:value="3537000000">
                <text:p>3537000000</text:p>
              </table:table-cell>
              <table:table-cell office:value-type="float" office:value="4204900000">
                <text:p>4204900000</text:p>
              </table:table-cell>
              <table:table-cell office:value-type="float" office:value="4249700000">
                <text:p>4249700000</text:p>
              </table:table-cell>
              <table:table-cell office:value-type="float" office:value="4339300000">
                <text:p>4339300000</text:p>
              </table:table-cell>
              <table:table-cell office:value-type="float" office:value="4374500000">
                <text:p>4374500000</text:p>
              </table:table-cell>
              <table:table-cell office:value-type="float" office:value="4374500000">
                <text:p>4374500000</text:p>
              </table:table-cell>
              <table:table-cell office:value-type="float" office:value="4374500000">
                <text:p>4374500000</text:p>
              </table:table-cell>
              <table:table-cell office:value-type="float" office:value="4544100000">
                <text:p>4544100000</text:p>
              </table:table-cell>
              <table:table-cell office:value-type="float" office:value="4544100000">
                <text:p>4544100000</text:p>
              </table:table-cell>
              <table:table-cell office:value-type="float" office:value="4585700000">
                <text:p>4585700000</text:p>
              </table:table-cell>
              <table:table-cell office:value-type="float" office:value="4629560150">
                <text:p>4629560150</text:p>
              </table:table-cell>
              <table:table-cell office:value-type="float" office:value="4629560150">
                <text:p>46295601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49000000">
                <text:p>549000000</text:p>
              </table:table-cell>
              <table:table-cell office:value-type="float" office:value="960000000">
                <text:p>960000000</text:p>
              </table:table-cell>
              <table:table-cell office:value-type="float" office:value="1779000000">
                <text:p>1779000000</text:p>
              </table:table-cell>
              <table:table-cell office:value-type="float" office:value="2907000000">
                <text:p>2907000000</text:p>
              </table:table-cell>
              <table:table-cell office:value-type="float" office:value="2989000000">
                <text:p>2989000000</text:p>
              </table:table-cell>
              <table:table-cell office:value-type="float" office:value="3053000000">
                <text:p>3053000000</text:p>
              </table:table-cell>
              <table:table-cell office:value-type="float" office:value="3501000000">
                <text:p>3501000000</text:p>
              </table:table-cell>
              <table:table-cell office:value-type="float" office:value="3734300000">
                <text:p>3734300000</text:p>
              </table:table-cell>
              <table:table-cell office:value-type="float" office:value="3811000000">
                <text:p>3811000000</text:p>
              </table:table-cell>
              <table:table-cell office:value-type="float" office:value="3852600000">
                <text:p>3852600000</text:p>
              </table:table-cell>
              <table:table-cell office:value-type="float" office:value="3855800000">
                <text:p>3855800000</text:p>
              </table:table-cell>
              <table:table-cell office:value-type="float" office:value="3855800000">
                <text:p>3855800000</text:p>
              </table:table-cell>
              <table:table-cell office:value-type="float" office:value="3868600000">
                <text:p>3868600000</text:p>
              </table:table-cell>
              <table:table-cell office:value-type="float" office:value="3868600000">
                <text:p>3868600000</text:p>
              </table:table-cell>
              <table:table-cell office:value-type="float" office:value="3868600000">
                <text:p>3868600000</text:p>
              </table:table-cell>
              <table:table-cell office:value-type="float" office:value="4124280000">
                <text:p>4124280000</text:p>
              </table:table-cell>
              <table:table-cell office:value-type="float" office:value="4175100190">
                <text:p>4175100190</text:p>
              </table:table-cell>
              <table:table-cell office:value-type="float" office:value="4175100190">
                <text:p>417510019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80000000">
                <text:p>580000000</text:p>
              </table:table-cell>
              <table:table-cell office:value-type="float" office:value="1132000000">
                <text:p>1132000000</text:p>
              </table:table-cell>
              <table:table-cell office:value-type="float" office:value="2092000000">
                <text:p>2092000000</text:p>
              </table:table-cell>
              <table:table-cell office:value-type="float" office:value="3148000000">
                <text:p>3148000000</text:p>
              </table:table-cell>
              <table:table-cell office:value-type="float" office:value="3235000000">
                <text:p>3235000000</text:p>
              </table:table-cell>
              <table:table-cell office:value-type="float" office:value="3299000000">
                <text:p>3299000000</text:p>
              </table:table-cell>
              <table:table-cell office:value-type="float" office:value="3491000000">
                <text:p>3491000000</text:p>
              </table:table-cell>
              <table:table-cell office:value-type="float" office:value="5077700000">
                <text:p>5077700000</text:p>
              </table:table-cell>
              <table:table-cell office:value-type="float" office:value="5141700000">
                <text:p>5141700000</text:p>
              </table:table-cell>
              <table:table-cell office:value-type="float" office:value="5183300000">
                <text:p>5183300000</text:p>
              </table:table-cell>
              <table:table-cell office:value-type="float" office:value="5234500000">
                <text:p>5234500000</text:p>
              </table:table-cell>
              <table:table-cell office:value-type="float" office:value="5234500000">
                <text:p>5234500000</text:p>
              </table:table-cell>
              <table:table-cell office:value-type="float" office:value="5256900000">
                <text:p>5256900000</text:p>
              </table:table-cell>
              <table:table-cell office:value-type="float" office:value="5263300000">
                <text:p>5263300000</text:p>
              </table:table-cell>
              <table:table-cell office:value-type="float" office:value="5263300000">
                <text:p>5263300000</text:p>
              </table:table-cell>
              <table:table-cell office:value-type="float" office:value="5437860000">
                <text:p>5437860000</text:p>
              </table:table-cell>
              <table:table-cell office:value-type="float" office:value="5492020120">
                <text:p>5492020120</text:p>
              </table:table-cell>
              <table:table-cell office:value-type="float" office:value="5492020120">
                <text:p>549202012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31000000">
                <text:p>531000000</text:p>
              </table:table-cell>
              <table:table-cell office:value-type="float" office:value="993000000">
                <text:p>993000000</text:p>
              </table:table-cell>
              <table:table-cell office:value-type="float" office:value="1950000000">
                <text:p>1950000000</text:p>
              </table:table-cell>
              <table:table-cell office:value-type="float" office:value="3102000000">
                <text:p>3102000000</text:p>
              </table:table-cell>
              <table:table-cell office:value-type="float" office:value="3174000000">
                <text:p>3174000000</text:p>
              </table:table-cell>
              <table:table-cell office:value-type="float" office:value="3238000000">
                <text:p>3238000000</text:p>
              </table:table-cell>
              <table:table-cell office:value-type="float" office:value="3494000000">
                <text:p>3494000000</text:p>
              </table:table-cell>
              <table:table-cell office:value-type="float" office:value="4464800000">
                <text:p>4464800000</text:p>
              </table:table-cell>
              <table:table-cell office:value-type="float" office:value="4516000000">
                <text:p>4516000000</text:p>
              </table:table-cell>
              <table:table-cell office:value-type="float" office:value="4586400000">
                <text:p>4586400000</text:p>
              </table:table-cell>
              <table:table-cell office:value-type="float" office:value="4602400000">
                <text:p>4602400000</text:p>
              </table:table-cell>
              <table:table-cell office:value-type="float" office:value="4602400000">
                <text:p>4602400000</text:p>
              </table:table-cell>
              <table:table-cell office:value-type="float" office:value="4602400000">
                <text:p>4602400000</text:p>
              </table:table-cell>
              <table:table-cell office:value-type="float" office:value="4602400000">
                <text:p>4602400000</text:p>
              </table:table-cell>
              <table:table-cell office:value-type="float" office:value="4602400000">
                <text:p>4602400000</text:p>
              </table:table-cell>
              <table:table-cell office:value-type="float" office:value="4943200000">
                <text:p>4943200000</text:p>
              </table:table-cell>
              <table:table-cell office:value-type="float" office:value="4983420050">
                <text:p>4983420050</text:p>
              </table:table-cell>
              <table:table-cell office:value-type="float" office:value="4983420050">
                <text:p>498342005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12000000">
                <text:p>512000000</text:p>
              </table:table-cell>
              <table:table-cell office:value-type="float" office:value="902000000">
                <text:p>902000000</text:p>
              </table:table-cell>
              <table:table-cell office:value-type="float" office:value="1940000000">
                <text:p>1940000000</text:p>
              </table:table-cell>
              <table:table-cell office:value-type="float" office:value="3092000000">
                <text:p>3092000000</text:p>
              </table:table-cell>
              <table:table-cell office:value-type="float" office:value="3260000000">
                <text:p>3260000000</text:p>
              </table:table-cell>
              <table:table-cell office:value-type="float" office:value="3324000000">
                <text:p>3324000000</text:p>
              </table:table-cell>
              <table:table-cell office:value-type="float" office:value="3708000000">
                <text:p>3708000000</text:p>
              </table:table-cell>
              <table:table-cell office:value-type="float" office:value="4761800000">
                <text:p>4761800000</text:p>
              </table:table-cell>
              <table:table-cell office:value-type="float" office:value="4813000000">
                <text:p>4813000000</text:p>
              </table:table-cell>
              <table:table-cell office:value-type="float" office:value="4896200000">
                <text:p>4896200000</text:p>
              </table:table-cell>
              <table:table-cell office:value-type="float" office:value="4934600000">
                <text:p>4934600000</text:p>
              </table:table-cell>
              <table:table-cell office:value-type="float" office:value="5011400000">
                <text:p>5011400000</text:p>
              </table:table-cell>
              <table:table-cell office:value-type="float" office:value="5014600000">
                <text:p>5014600000</text:p>
              </table:table-cell>
              <table:table-cell office:value-type="float" office:value="5014600000">
                <text:p>5014600000</text:p>
              </table:table-cell>
              <table:table-cell office:value-type="float" office:value="5014600000">
                <text:p>5014600000</text:p>
              </table:table-cell>
              <table:table-cell office:value-type="float" office:value="5246920000">
                <text:p>5246920000</text:p>
              </table:table-cell>
              <table:table-cell office:value-type="float" office:value="5288440040">
                <text:p>5288440040</text:p>
              </table:table-cell>
              <table:table-cell office:value-type="float" office:value="5288440040">
                <text:p>528844004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33000000">
                <text:p>533000000</text:p>
              </table:table-cell>
              <table:table-cell office:value-type="float" office:value="791000000">
                <text:p>791000000</text:p>
              </table:table-cell>
              <table:table-cell office:value-type="float" office:value="1751000000">
                <text:p>1751000000</text:p>
              </table:table-cell>
              <table:table-cell office:value-type="float" office:value="3092000000">
                <text:p>3092000000</text:p>
              </table:table-cell>
              <table:table-cell office:value-type="float" office:value="3181000000">
                <text:p>3181000000</text:p>
              </table:table-cell>
              <table:table-cell office:value-type="float" office:value="3247000000">
                <text:p>3247000000</text:p>
              </table:table-cell>
              <table:table-cell office:value-type="float" office:value="3821000000">
                <text:p>3821000000</text:p>
              </table:table-cell>
              <table:table-cell office:value-type="float" office:value="4438200000">
                <text:p>4438200000</text:p>
              </table:table-cell>
              <table:table-cell office:value-type="float" office:value="4505400000">
                <text:p>4505400000</text:p>
              </table:table-cell>
              <table:table-cell office:value-type="float" office:value="4569400000">
                <text:p>4569400000</text:p>
              </table:table-cell>
              <table:table-cell office:value-type="float" office:value="4591800000">
                <text:p>4591800000</text:p>
              </table:table-cell>
              <table:table-cell office:value-type="float" office:value="4591800000">
                <text:p>4591800000</text:p>
              </table:table-cell>
              <table:table-cell office:value-type="float" office:value="4591800000">
                <text:p>4591800000</text:p>
              </table:table-cell>
              <table:table-cell office:value-type="float" office:value="4655800000">
                <text:p>4655800000</text:p>
              </table:table-cell>
              <table:table-cell office:value-type="float" office:value="4655800000">
                <text:p>4655800000</text:p>
              </table:table-cell>
              <table:table-cell office:value-type="float" office:value="4795800000">
                <text:p>4795800000</text:p>
              </table:table-cell>
              <table:table-cell office:value-type="float" office:value="4853220090">
                <text:p>4853220090</text:p>
              </table:table-cell>
              <table:table-cell office:value-type="float" office:value="4853220090">
                <text:p>485322009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59000000">
                <text:p>559000000</text:p>
              </table:table-cell>
              <table:table-cell office:value-type="float" office:value="886000000">
                <text:p>886000000</text:p>
              </table:table-cell>
              <table:table-cell office:value-type="float" office:value="1882000000">
                <text:p>1882000000</text:p>
              </table:table-cell>
              <table:table-cell office:value-type="float" office:value="2839000000">
                <text:p>2839000000</text:p>
              </table:table-cell>
              <table:table-cell office:value-type="float" office:value="3003000000">
                <text:p>3003000000</text:p>
              </table:table-cell>
              <table:table-cell office:value-type="float" office:value="3067000000">
                <text:p>3067000000</text:p>
              </table:table-cell>
              <table:table-cell office:value-type="float" office:value="3515000000">
                <text:p>3515000000</text:p>
              </table:table-cell>
              <table:table-cell office:value-type="float" office:value="4171500000">
                <text:p>4171500000</text:p>
              </table:table-cell>
              <table:table-cell office:value-type="float" office:value="4251500000">
                <text:p>4251500000</text:p>
              </table:table-cell>
              <table:table-cell office:value-type="float" office:value="4277100000">
                <text:p>4277100000</text:p>
              </table:table-cell>
              <table:table-cell office:value-type="float" office:value="4286700000">
                <text:p>4286700000</text:p>
              </table:table-cell>
              <table:table-cell office:value-type="float" office:value="4286700000">
                <text:p>4286700000</text:p>
              </table:table-cell>
              <table:table-cell office:value-type="float" office:value="4344300000">
                <text:p>4344300000</text:p>
              </table:table-cell>
              <table:table-cell office:value-type="float" office:value="4344300000">
                <text:p>4344300000</text:p>
              </table:table-cell>
              <table:table-cell office:value-type="float" office:value="4344300000">
                <text:p>4344300000</text:p>
              </table:table-cell>
              <table:table-cell office:value-type="float" office:value="4573740000">
                <text:p>4573740000</text:p>
              </table:table-cell>
              <table:table-cell office:value-type="float" office:value="4618320110">
                <text:p>4618320110</text:p>
              </table:table-cell>
              <table:table-cell office:value-type="float" office:value="4618320110">
                <text:p>461832011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03000000">
                <text:p>603000000</text:p>
              </table:table-cell>
              <table:table-cell office:value-type="float" office:value="894000000">
                <text:p>894000000</text:p>
              </table:table-cell>
              <table:table-cell office:value-type="float" office:value="1758000000">
                <text:p>1758000000</text:p>
              </table:table-cell>
              <table:table-cell office:value-type="float" office:value="2811000000">
                <text:p>2811000000</text:p>
              </table:table-cell>
              <table:table-cell office:value-type="float" office:value="2902000000">
                <text:p>2902000000</text:p>
              </table:table-cell>
              <table:table-cell office:value-type="float" office:value="2966000000">
                <text:p>2966000000</text:p>
              </table:table-cell>
              <table:table-cell office:value-type="float" office:value="3542000000">
                <text:p>3542000000</text:p>
              </table:table-cell>
              <table:table-cell office:value-type="float" office:value="4296700000">
                <text:p>4296700000</text:p>
              </table:table-cell>
              <table:table-cell office:value-type="float" office:value="4335100000">
                <text:p>4335100000</text:p>
              </table:table-cell>
              <table:table-cell office:value-type="float" office:value="4370300000">
                <text:p>4370300000</text:p>
              </table:table-cell>
              <table:table-cell office:value-type="float" office:value="4379900000">
                <text:p>4379900000</text:p>
              </table:table-cell>
              <table:table-cell office:value-type="float" office:value="4379900000">
                <text:p>4379900000</text:p>
              </table:table-cell>
              <table:table-cell office:value-type="float" office:value="4411900000">
                <text:p>4411900000</text:p>
              </table:table-cell>
              <table:table-cell office:value-type="float" office:value="4411900000">
                <text:p>4411900000</text:p>
              </table:table-cell>
              <table:table-cell office:value-type="float" office:value="4411900000">
                <text:p>4411900000</text:p>
              </table:table-cell>
              <table:table-cell office:value-type="float" office:value="4628060000">
                <text:p>4628060000</text:p>
              </table:table-cell>
              <table:table-cell office:value-type="float" office:value="4686620160">
                <text:p>4686620160</text:p>
              </table:table-cell>
              <table:table-cell office:value-type="float" office:value="4686620160">
                <text:p>468662016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20000000">
                <text:p>420000000</text:p>
              </table:table-cell>
              <table:table-cell office:value-type="float" office:value="594000000">
                <text:p>594000000</text:p>
              </table:table-cell>
              <table:table-cell office:value-type="float" office:value="1926000000">
                <text:p>1926000000</text:p>
              </table:table-cell>
              <table:table-cell office:value-type="float" office:value="2886000000">
                <text:p>2886000000</text:p>
              </table:table-cell>
              <table:table-cell office:value-type="float" office:value="3077000000">
                <text:p>3077000000</text:p>
              </table:table-cell>
              <table:table-cell office:value-type="float" office:value="3205000000">
                <text:p>3205000000</text:p>
              </table:table-cell>
              <table:table-cell office:value-type="float" office:value="3397000000">
                <text:p>3397000000</text:p>
              </table:table-cell>
              <table:table-cell office:value-type="float" office:value="3965400000">
                <text:p>3965400000</text:p>
              </table:table-cell>
              <table:table-cell office:value-type="float" office:value="4010200000">
                <text:p>4010200000</text:p>
              </table:table-cell>
              <table:table-cell office:value-type="float" office:value="4026200000">
                <text:p>4026200000</text:p>
              </table:table-cell>
              <table:table-cell office:value-type="float" office:value="4026200000">
                <text:p>4026200000</text:p>
              </table:table-cell>
              <table:table-cell office:value-type="float" office:value="4026200000">
                <text:p>4026200000</text:p>
              </table:table-cell>
              <table:table-cell office:value-type="float" office:value="4074200000">
                <text:p>4074200000</text:p>
              </table:table-cell>
              <table:table-cell office:value-type="float" office:value="4125400000">
                <text:p>4125400000</text:p>
              </table:table-cell>
              <table:table-cell office:value-type="float" office:value="4125400000">
                <text:p>4125400000</text:p>
              </table:table-cell>
              <table:table-cell office:value-type="float" office:value="4172920000">
                <text:p>4172920000</text:p>
              </table:table-cell>
              <table:table-cell office:value-type="float" office:value="4231340230">
                <text:p>4231340230</text:p>
              </table:table-cell>
              <table:table-cell office:value-type="float" office:value="4231340230">
                <text:p>423134023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19000000">
                <text:p>419000000</text:p>
              </table:table-cell>
              <table:table-cell office:value-type="float" office:value="800000000">
                <text:p>800000000</text:p>
              </table:table-cell>
              <table:table-cell office:value-type="float" office:value="2015000000">
                <text:p>2015000000</text:p>
              </table:table-cell>
              <table:table-cell office:value-type="float" office:value="3071000000">
                <text:p>3071000000</text:p>
              </table:table-cell>
              <table:table-cell office:value-type="float" office:value="3149000000">
                <text:p>3149000000</text:p>
              </table:table-cell>
              <table:table-cell office:value-type="float" office:value="3213000000">
                <text:p>3213000000</text:p>
              </table:table-cell>
              <table:table-cell office:value-type="float" office:value="3727000000">
                <text:p>3727000000</text:p>
              </table:table-cell>
              <table:table-cell office:value-type="float" office:value="4218000000">
                <text:p>4218000000</text:p>
              </table:table-cell>
              <table:table-cell office:value-type="float" office:value="4278800000">
                <text:p>4278800000</text:p>
              </table:table-cell>
              <table:table-cell office:value-type="float" office:value="4310800000">
                <text:p>4310800000</text:p>
              </table:table-cell>
              <table:table-cell office:value-type="float" office:value="4323600000">
                <text:p>4323600000</text:p>
              </table:table-cell>
              <table:table-cell office:value-type="float" office:value="4323600000">
                <text:p>4323600000</text:p>
              </table:table-cell>
              <table:table-cell office:value-type="float" office:value="4362000000">
                <text:p>4362000000</text:p>
              </table:table-cell>
              <table:table-cell office:value-type="float" office:value="4381200000">
                <text:p>4381200000</text:p>
              </table:table-cell>
              <table:table-cell office:value-type="float" office:value="4381200000">
                <text:p>4381200000</text:p>
              </table:table-cell>
              <table:table-cell office:value-type="float" office:value="4454080000">
                <text:p>4454080000</text:p>
              </table:table-cell>
              <table:table-cell office:value-type="float" office:value="4524520300">
                <text:p>4524520300</text:p>
              </table:table-cell>
              <table:table-cell office:value-type="float" office:value="4524520300">
                <text:p>45245203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31000000">
                <text:p>531000000</text:p>
              </table:table-cell>
              <table:table-cell office:value-type="float" office:value="855000000">
                <text:p>855000000</text:p>
              </table:table-cell>
              <table:table-cell office:value-type="float" office:value="1854000000">
                <text:p>1854000000</text:p>
              </table:table-cell>
              <table:table-cell office:value-type="float" office:value="3003000000">
                <text:p>3003000000</text:p>
              </table:table-cell>
              <table:table-cell office:value-type="float" office:value="3090000000">
                <text:p>3090000000</text:p>
              </table:table-cell>
              <table:table-cell office:value-type="float" office:value="3154000000">
                <text:p>3154000000</text:p>
              </table:table-cell>
              <table:table-cell office:value-type="float" office:value="3858000000">
                <text:p>3858000000</text:p>
              </table:table-cell>
              <table:table-cell office:value-type="float" office:value="4444800000">
                <text:p>4444800000</text:p>
              </table:table-cell>
              <table:table-cell office:value-type="float" office:value="4505600000">
                <text:p>4505600000</text:p>
              </table:table-cell>
              <table:table-cell office:value-type="float" office:value="4540800000">
                <text:p>4540800000</text:p>
              </table:table-cell>
              <table:table-cell office:value-type="float" office:value="4588800000">
                <text:p>4588800000</text:p>
              </table:table-cell>
              <table:table-cell office:value-type="float" office:value="4588800000">
                <text:p>4588800000</text:p>
              </table:table-cell>
              <table:table-cell office:value-type="float" office:value="4630400000">
                <text:p>4630400000</text:p>
              </table:table-cell>
              <table:table-cell office:value-type="float" office:value="4630400000">
                <text:p>4630400000</text:p>
              </table:table-cell>
              <table:table-cell office:value-type="float" office:value="4630400000">
                <text:p>4630400000</text:p>
              </table:table-cell>
              <table:table-cell office:value-type="float" office:value="4845600000">
                <text:p>4845600000</text:p>
              </table:table-cell>
              <table:table-cell office:value-type="float" office:value="4908980310">
                <text:p>4908980310</text:p>
              </table:table-cell>
              <table:table-cell office:value-type="float" office:value="4908980310">
                <text:p>49089803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